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7.37pt" svg:height="259.74pt" svg:x="63042.63pt" svg:y="105.42pt">
            <loext:p draw:notify-on-update-of-ranges="Sheet1.A7:Sheet1.ALL7 Sheet1.A8:Sheet1.AL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0" table:default-cell-style-name="Default"/>
        <table:table-row table:style-name="ro1">
          <table:table-cell office:value-type="float" office:value="0.047023" calcext:value-type="float">
            <text:p>0.047023</text:p>
          </table:table-cell>
          <table:table-cell office:value-type="float" office:value="0.096617" calcext:value-type="float">
            <text:p>0.096617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195944" calcext:value-type="float">
            <text:p>0.195944</text:p>
          </table:table-cell>
          <table:table-cell office:value-type="float" office:value="0.254364" calcext:value-type="float">
            <text:p>0.254364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377861" calcext:value-type="float">
            <text:p>0.377861</text:p>
          </table:table-cell>
          <table:table-cell office:value-type="float" office:value="0.417491" calcext:value-type="float">
            <text:p>0.417491</text:p>
          </table:table-cell>
          <table:table-cell office:value-type="float" office:value="0.457911" calcext:value-type="float">
            <text:p>0.457911</text:p>
          </table:table-cell>
          <table:table-cell office:value-type="float" office:value="0.522292" calcext:value-type="float">
            <text:p>0.522292</text:p>
          </table:table-cell>
          <table:table-cell office:value-type="float" office:value="0.564509" calcext:value-type="float">
            <text:p>0.564509</text:p>
          </table:table-cell>
          <table:table-cell office:value-type="float" office:value="0.629573" calcext:value-type="float">
            <text:p>0.629573</text:p>
          </table:table-cell>
          <table:table-cell office:value-type="float" office:value="0.686909" calcext:value-type="float">
            <text:p>0.686909</text:p>
          </table:table-cell>
          <table:table-cell office:value-type="float" office:value="0.759181" calcext:value-type="float">
            <text:p>0.759181</text:p>
          </table:table-cell>
          <table:table-cell office:value-type="float" office:value="0.822165" calcext:value-type="float">
            <text:p>0.822165</text:p>
          </table:table-cell>
          <table:table-cell office:value-type="float" office:value="0.889869" calcext:value-type="float">
            <text:p>0.889869</text:p>
          </table:table-cell>
          <table:table-cell office:value-type="float" office:value="0.934523" calcext:value-type="float">
            <text:p>0.934523</text:p>
          </table:table-cell>
          <table:table-cell office:value-type="float" office:value="1.00922" calcext:value-type="float">
            <text:p>1.00922</text:p>
          </table:table-cell>
          <table:table-cell office:value-type="float" office:value="1.076039" calcext:value-type="float">
            <text:p>1.076039</text:p>
          </table:table-cell>
          <table:table-cell office:value-type="float" office:value="1.108728" calcext:value-type="float">
            <text:p>1.108728</text:p>
          </table:table-cell>
          <table:table-cell office:value-type="float" office:value="1.175324" calcext:value-type="float">
            <text:p>1.175324</text:p>
          </table:table-cell>
          <table:table-cell office:value-type="float" office:value="1.240722" calcext:value-type="float">
            <text:p>1.240722</text:p>
          </table:table-cell>
          <table:table-cell office:value-type="float" office:value="1.269125" calcext:value-type="float">
            <text:p>1.269125</text:p>
          </table:table-cell>
          <table:table-cell office:value-type="float" office:value="1.35287" calcext:value-type="float">
            <text:p>1.35287</text:p>
          </table:table-cell>
          <table:table-cell office:value-type="float" office:value="1.437759" calcext:value-type="float">
            <text:p>1.437759</text:p>
          </table:table-cell>
          <table:table-cell office:value-type="float" office:value="1.52091" calcext:value-type="float">
            <text:p>1.52091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1.603038" calcext:value-type="float">
            <text:p>1.603038</text:p>
          </table:table-cell>
          <table:table-cell office:value-type="float" office:value="1.667245" calcext:value-type="float">
            <text:p>1.667245</text:p>
          </table:table-cell>
          <table:table-cell office:value-type="float" office:value="1.730864" calcext:value-type="float">
            <text:p>1.730864</text:p>
          </table:table-cell>
          <table:table-cell office:value-type="float" office:value="1.777308" calcext:value-type="float">
            <text:p>1.777308</text:p>
          </table:table-cell>
          <table:table-cell office:value-type="float" office:value="1.875303" calcext:value-type="float">
            <text:p>1.875303</text:p>
          </table:table-cell>
          <table:table-cell office:value-type="float" office:value="1.889206" calcext:value-type="float">
            <text:p>1.889206</text:p>
          </table:table-cell>
          <table:table-cell office:value-type="float" office:value="2.024086" calcext:value-type="float">
            <text:p>2.024086</text:p>
          </table:table-cell>
          <table:table-cell office:value-type="float" office:value="2.096195" calcext:value-type="float">
            <text:p>2.096195</text:p>
          </table:table-cell>
          <table:table-cell office:value-type="float" office:value="2.164867" calcext:value-type="float">
            <text:p>2.164867</text:p>
          </table:table-cell>
          <table:table-cell office:value-type="float" office:value="2.164564" calcext:value-type="float">
            <text:p>2.164564</text:p>
          </table:table-cell>
          <table:table-cell office:value-type="float" office:value="2.263538" calcext:value-type="float">
            <text:p>2.263538</text:p>
          </table:table-cell>
          <table:table-cell office:value-type="float" office:value="2.295969" calcext:value-type="float">
            <text:p>2.295969</text:p>
          </table:table-cell>
          <table:table-cell office:value-type="float" office:value="2.379383" calcext:value-type="float">
            <text:p>2.379383</text:p>
          </table:table-cell>
          <table:table-cell office:value-type="float" office:value="2.423636" calcext:value-type="float">
            <text:p>2.423636</text:p>
          </table:table-cell>
          <table:table-cell office:value-type="float" office:value="2.478305" calcext:value-type="float">
            <text:p>2.478305</text:p>
          </table:table-cell>
          <table:table-cell office:value-type="float" office:value="2.559136" calcext:value-type="float">
            <text:p>2.559136</text:p>
          </table:table-cell>
          <table:table-cell office:value-type="float" office:value="2.616743" calcext:value-type="float">
            <text:p>2.616743</text:p>
          </table:table-cell>
          <table:table-cell office:value-type="float" office:value="2.657338" calcext:value-type="float">
            <text:p>2.657338</text:p>
          </table:table-cell>
          <table:table-cell office:value-type="float" office:value="2.730008" calcext:value-type="float">
            <text:p>2.730008</text:p>
          </table:table-cell>
          <table:table-cell office:value-type="float" office:value="2.808244" calcext:value-type="float">
            <text:p>2.808244</text:p>
          </table:table-cell>
          <table:table-cell office:value-type="float" office:value="2.848502" calcext:value-type="float">
            <text:p>2.848502</text:p>
          </table:table-cell>
          <table:table-cell office:value-type="float" office:value="2.968753" calcext:value-type="float">
            <text:p>2.968753</text:p>
          </table:table-cell>
          <table:table-cell office:value-type="float" office:value="3.043593" calcext:value-type="float">
            <text:p>3.043593</text:p>
          </table:table-cell>
          <table:table-cell office:value-type="float" office:value="3.121508" calcext:value-type="float">
            <text:p>3.121508</text:p>
          </table:table-cell>
          <table:table-cell office:value-type="float" office:value="3.142557" calcext:value-type="float">
            <text:p>3.142557</text:p>
          </table:table-cell>
          <table:table-cell office:value-type="float" office:value="3.276376" calcext:value-type="float">
            <text:p>3.276376</text:p>
          </table:table-cell>
          <table:table-cell office:value-type="float" office:value="3.269881" calcext:value-type="float">
            <text:p>3.269881</text:p>
          </table:table-cell>
          <table:table-cell office:value-type="float" office:value="3.290887" calcext:value-type="float">
            <text:p>3.290887</text:p>
          </table:table-cell>
          <table:table-cell office:value-type="float" office:value="3.399385" calcext:value-type="float">
            <text:p>3.399385</text:p>
          </table:table-cell>
          <table:table-cell office:value-type="float" office:value="3.429337" calcext:value-type="float">
            <text:p>3.429337</text:p>
          </table:table-cell>
          <table:table-cell office:value-type="float" office:value="3.449327" calcext:value-type="float">
            <text:p>3.449327</text:p>
          </table:table-cell>
          <table:table-cell office:value-type="float" office:value="3.603221" calcext:value-type="float">
            <text:p>3.603221</text:p>
          </table:table-cell>
          <table:table-cell office:value-type="float" office:value="3.590384" calcext:value-type="float">
            <text:p>3.590384</text:p>
          </table:table-cell>
          <table:table-cell office:value-type="float" office:value="3.644114" calcext:value-type="float">
            <text:p>3.644114</text:p>
          </table:table-cell>
          <table:table-cell office:value-type="float" office:value="3.775288" calcext:value-type="float">
            <text:p>3.775288</text:p>
          </table:table-cell>
          <table:table-cell office:value-type="float" office:value="3.772933" calcext:value-type="float">
            <text:p>3.772933</text:p>
          </table:table-cell>
          <table:table-cell office:value-type="float" office:value="3.861165" calcext:value-type="float">
            <text:p>3.861165</text:p>
          </table:table-cell>
          <table:table-cell office:value-type="float" office:value="3.905109" calcext:value-type="float">
            <text:p>3.905109</text:p>
          </table:table-cell>
          <table:table-cell office:value-type="float" office:value="3.999606" calcext:value-type="float">
            <text:p>3.999606</text:p>
          </table:table-cell>
          <table:table-cell office:value-type="float" office:value="4.110383" calcext:value-type="float">
            <text:p>4.110383</text:p>
          </table:table-cell>
          <table:table-cell office:value-type="float" office:value="4.115217" calcext:value-type="float">
            <text:p>4.115217</text:p>
          </table:table-cell>
          <table:table-cell office:value-type="float" office:value="4.191685" calcext:value-type="float">
            <text:p>4.191685</text:p>
          </table:table-cell>
          <table:table-cell office:value-type="float" office:value="4.196421" calcext:value-type="float">
            <text:p>4.196421</text:p>
          </table:table-cell>
          <table:table-cell office:value-type="float" office:value="4.344403" calcext:value-type="float">
            <text:p>4.344403</text:p>
          </table:table-cell>
          <table:table-cell office:value-type="float" office:value="4.348633" calcext:value-type="float">
            <text:p>4.348633</text:p>
          </table:table-cell>
          <table:table-cell office:value-type="float" office:value="4.493439" calcext:value-type="float">
            <text:p>4.493439</text:p>
          </table:table-cell>
          <table:table-cell office:value-type="float" office:value="4.512858" calcext:value-type="float">
            <text:p>4.512858</text:p>
          </table:table-cell>
          <table:table-cell office:value-type="float" office:value="4.558778" calcext:value-type="float">
            <text:p>4.558778</text:p>
          </table:table-cell>
          <table:table-cell office:value-type="float" office:value="4.568043" calcext:value-type="float">
            <text:p>4.568043</text:p>
          </table:table-cell>
          <table:table-cell office:value-type="float" office:value="4.719469" calcext:value-type="float">
            <text:p>4.719469</text:p>
          </table:table-cell>
          <table:table-cell office:value-type="float" office:value="4.720747" calcext:value-type="float">
            <text:p>4.720747</text:p>
          </table:table-cell>
          <table:table-cell office:value-type="float" office:value="4.840155" calcext:value-type="float">
            <text:p>4.840155</text:p>
          </table:table-cell>
          <table:table-cell office:value-type="float" office:value="4.997969" calcext:value-type="float">
            <text:p>4.997969</text:p>
          </table:table-cell>
          <table:table-cell office:value-type="float" office:value="4.890628" calcext:value-type="float">
            <text:p>4.890628</text:p>
          </table:table-cell>
          <table:table-cell office:value-type="float" office:value="5.016934" calcext:value-type="float">
            <text:p>5.016934</text:p>
          </table:table-cell>
          <table:table-cell office:value-type="float" office:value="5.074234" calcext:value-type="float">
            <text:p>5.074234</text:p>
          </table:table-cell>
          <table:table-cell office:value-type="float" office:value="5.134924" calcext:value-type="float">
            <text:p>5.134924</text:p>
          </table:table-cell>
          <table:table-cell office:value-type="float" office:value="5.186797" calcext:value-type="float">
            <text:p>5.186797</text:p>
          </table:table-cell>
          <table:table-cell office:value-type="float" office:value="5.296118" calcext:value-type="float">
            <text:p>5.296118</text:p>
          </table:table-cell>
          <table:table-cell office:value-type="float" office:value="5.381184" calcext:value-type="float">
            <text:p>5.381184</text:p>
          </table:table-cell>
          <table:table-cell office:value-type="float" office:value="5.458848" calcext:value-type="float">
            <text:p>5.458848</text:p>
          </table:table-cell>
          <table:table-cell office:value-type="float" office:value="5.458563" calcext:value-type="float">
            <text:p>5.458563</text:p>
          </table:table-cell>
          <table:table-cell office:value-type="float" office:value="5.631308" calcext:value-type="float">
            <text:p>5.631308</text:p>
          </table:table-cell>
          <table:table-cell office:value-type="float" office:value="5.625742" calcext:value-type="float">
            <text:p>5.625742</text:p>
          </table:table-cell>
          <table:table-cell office:value-type="float" office:value="5.580952" calcext:value-type="float">
            <text:p>5.580952</text:p>
          </table:table-cell>
          <table:table-cell office:value-type="float" office:value="5.788155" calcext:value-type="float">
            <text:p>5.788155</text:p>
          </table:table-cell>
          <table:table-cell office:value-type="float" office:value="5.734167" calcext:value-type="float">
            <text:p>5.734167</text:p>
          </table:table-cell>
          <table:table-cell office:value-type="float" office:value="5.73172" calcext:value-type="float">
            <text:p>5.73172</text:p>
          </table:table-cell>
          <table:table-cell office:value-type="float" office:value="5.876131" calcext:value-type="float">
            <text:p>5.876131</text:p>
          </table:table-cell>
          <table:table-cell office:value-type="float" office:value="6.318833" calcext:value-type="float">
            <text:p>6.318833</text:p>
          </table:table-cell>
          <table:table-cell office:value-type="float" office:value="5.938516" calcext:value-type="float">
            <text:p>5.938516</text:p>
          </table:table-cell>
          <table:table-cell office:value-type="float" office:value="6.162429" calcext:value-type="float">
            <text:p>6.162429</text:p>
          </table:table-cell>
          <table:table-cell office:value-type="float" office:value="6.109714" calcext:value-type="float">
            <text:p>6.109714</text:p>
          </table:table-cell>
          <table:table-cell office:value-type="float" office:value="6.249739" calcext:value-type="float">
            <text:p>6.249739</text:p>
          </table:table-cell>
          <table:table-cell office:value-type="float" office:value="6.38461" calcext:value-type="float">
            <text:p>6.38461</text:p>
          </table:table-cell>
          <table:table-cell office:value-type="float" office:value="6.453655" calcext:value-type="float">
            <text:p>6.453655</text:p>
          </table:table-cell>
          <table:table-cell office:value-type="float" office:value="6.4001" calcext:value-type="float">
            <text:p>6.4001</text:p>
          </table:table-cell>
          <table:table-cell office:value-type="float" office:value="6.612775" calcext:value-type="float">
            <text:p>6.612775</text:p>
          </table:table-cell>
          <table:table-cell office:value-type="float" office:value="6.900096" calcext:value-type="float">
            <text:p>6.900096</text:p>
          </table:table-cell>
          <table:table-cell office:value-type="float" office:value="6.693267" calcext:value-type="float">
            <text:p>6.693267</text:p>
          </table:table-cell>
          <table:table-cell office:value-type="float" office:value="6.673065" calcext:value-type="float">
            <text:p>6.673065</text:p>
          </table:table-cell>
          <table:table-cell office:value-type="float" office:value="6.708677" calcext:value-type="float">
            <text:p>6.708677</text:p>
          </table:table-cell>
          <table:table-cell office:value-type="float" office:value="6.798363" calcext:value-type="float">
            <text:p>6.798363</text:p>
          </table:table-cell>
          <table:table-cell office:value-type="float" office:value="6.889787" calcext:value-type="float">
            <text:p>6.889787</text:p>
          </table:table-cell>
          <table:table-cell office:value-type="float" office:value="6.949668" calcext:value-type="float">
            <text:p>6.949668</text:p>
          </table:table-cell>
          <table:table-cell office:value-type="float" office:value="6.960273" calcext:value-type="float">
            <text:p>6.960273</text:p>
          </table:table-cell>
          <table:table-cell office:value-type="float" office:value="7.004142" calcext:value-type="float">
            <text:p>7.004142</text:p>
          </table:table-cell>
          <table:table-cell office:value-type="float" office:value="7.1677" calcext:value-type="float">
            <text:p>7.1677</text:p>
          </table:table-cell>
          <table:table-cell office:value-type="float" office:value="7.288719" calcext:value-type="float">
            <text:p>7.288719</text:p>
          </table:table-cell>
          <table:table-cell office:value-type="float" office:value="7.208407" calcext:value-type="float">
            <text:p>7.208407</text:p>
          </table:table-cell>
          <table:table-cell office:value-type="float" office:value="7.210887" calcext:value-type="float">
            <text:p>7.210887</text:p>
          </table:table-cell>
          <table:table-cell office:value-type="float" office:value="7.431015" calcext:value-type="float">
            <text:p>7.431015</text:p>
          </table:table-cell>
          <table:table-cell office:value-type="float" office:value="7.563316" calcext:value-type="float">
            <text:p>7.563316</text:p>
          </table:table-cell>
          <table:table-cell office:value-type="float" office:value="7.522604" calcext:value-type="float">
            <text:p>7.522604</text:p>
          </table:table-cell>
          <table:table-cell office:value-type="float" office:value="7.676718" calcext:value-type="float">
            <text:p>7.676718</text:p>
          </table:table-cell>
          <table:table-cell office:value-type="float" office:value="7.680302" calcext:value-type="float">
            <text:p>7.680302</text:p>
          </table:table-cell>
          <table:table-cell office:value-type="float" office:value="7.66268" calcext:value-type="float">
            <text:p>7.66268</text:p>
          </table:table-cell>
          <table:table-cell office:value-type="float" office:value="7.882763" calcext:value-type="float">
            <text:p>7.882763</text:p>
          </table:table-cell>
          <table:table-cell office:value-type="float" office:value="7.962657" calcext:value-type="float">
            <text:p>7.962657</text:p>
          </table:table-cell>
          <table:table-cell office:value-type="float" office:value="7.927965" calcext:value-type="float">
            <text:p>7.927965</text:p>
          </table:table-cell>
          <table:table-cell office:value-type="float" office:value="8.067748" calcext:value-type="float">
            <text:p>8.067748</text:p>
          </table:table-cell>
          <table:table-cell office:value-type="float" office:value="8.373961" calcext:value-type="float">
            <text:p>8.373961</text:p>
          </table:table-cell>
          <table:table-cell office:value-type="float" office:value="8.15029" calcext:value-type="float">
            <text:p>8.15029</text:p>
          </table:table-cell>
          <table:table-cell office:value-type="float" office:value="8.202536" calcext:value-type="float">
            <text:p>8.202536</text:p>
          </table:table-cell>
          <table:table-cell office:value-type="float" office:value="8.276968" calcext:value-type="float">
            <text:p>8.276968</text:p>
          </table:table-cell>
          <table:table-cell office:value-type="float" office:value="8.476938" calcext:value-type="float">
            <text:p>8.476938</text:p>
          </table:table-cell>
          <table:table-cell office:value-type="float" office:value="8.3408" calcext:value-type="float">
            <text:p>8.3408</text:p>
          </table:table-cell>
          <table:table-cell office:value-type="float" office:value="8.464096" calcext:value-type="float">
            <text:p>8.464096</text:p>
          </table:table-cell>
          <table:table-cell office:value-type="float" office:value="8.659868" calcext:value-type="float">
            <text:p>8.659868</text:p>
          </table:table-cell>
          <table:table-cell office:value-type="float" office:value="8.644699" calcext:value-type="float">
            <text:p>8.644699</text:p>
          </table:table-cell>
          <table:table-cell office:value-type="float" office:value="8.872917" calcext:value-type="float">
            <text:p>8.872917</text:p>
          </table:table-cell>
          <table:table-cell office:value-type="float" office:value="8.832204" calcext:value-type="float">
            <text:p>8.832204</text:p>
          </table:table-cell>
          <table:table-cell office:value-type="float" office:value="8.852405" calcext:value-type="float">
            <text:p>8.852405</text:p>
          </table:table-cell>
          <table:table-cell office:value-type="float" office:value="8.851513" calcext:value-type="float">
            <text:p>8.851513</text:p>
          </table:table-cell>
          <table:table-cell office:value-type="float" office:value="9.356558" calcext:value-type="float">
            <text:p>9.356558</text:p>
          </table:table-cell>
          <table:table-cell office:value-type="float" office:value="9.126645" calcext:value-type="float">
            <text:p>9.126645</text:p>
          </table:table-cell>
          <table:table-cell office:value-type="float" office:value="9.257583" calcext:value-type="float">
            <text:p>9.257583</text:p>
          </table:table-cell>
          <table:table-cell office:value-type="float" office:value="9.270728" calcext:value-type="float">
            <text:p>9.270728</text:p>
          </table:table-cell>
          <table:table-cell office:value-type="float" office:value="9.218914" calcext:value-type="float">
            <text:p>9.218914</text:p>
          </table:table-cell>
          <table:table-cell office:value-type="float" office:value="9.207553" calcext:value-type="float">
            <text:p>9.207553</text:p>
          </table:table-cell>
          <table:table-cell office:value-type="float" office:value="9.347504" calcext:value-type="float">
            <text:p>9.347504</text:p>
          </table:table-cell>
          <table:table-cell office:value-type="float" office:value="9.432791" calcext:value-type="float">
            <text:p>9.432791</text:p>
          </table:table-cell>
          <table:table-cell office:value-type="float" office:value="9.454266" calcext:value-type="float">
            <text:p>9.454266</text:p>
          </table:table-cell>
          <table:table-cell office:value-type="float" office:value="9.437886" calcext:value-type="float">
            <text:p>9.437886</text:p>
          </table:table-cell>
          <table:table-cell office:value-type="float" office:value="9.63581" calcext:value-type="float">
            <text:p>9.63581</text:p>
          </table:table-cell>
          <table:table-cell office:value-type="float" office:value="9.855267" calcext:value-type="float">
            <text:p>9.855267</text:p>
          </table:table-cell>
          <table:table-cell office:value-type="float" office:value="9.979524" calcext:value-type="float">
            <text:p>9.979524</text:p>
          </table:table-cell>
          <table:table-cell office:value-type="float" office:value="9.871076" calcext:value-type="float">
            <text:p>9.871076</text:p>
          </table:table-cell>
          <table:table-cell office:value-type="float" office:value="9.937585" calcext:value-type="float">
            <text:p>9.937585</text:p>
          </table:table-cell>
          <table:table-cell office:value-type="float" office:value="9.924737" calcext:value-type="float">
            <text:p>9.924737</text:p>
          </table:table-cell>
          <table:table-cell office:value-type="float" office:value="9.960713" calcext:value-type="float">
            <text:p>9.960713</text:p>
          </table:table-cell>
          <table:table-cell office:value-type="float" office:value="10.24721" calcext:value-type="float">
            <text:p>10.24721</text:p>
          </table:table-cell>
          <table:table-cell office:value-type="float" office:value="10.078112" calcext:value-type="float">
            <text:p>10.078112</text:p>
          </table:table-cell>
          <table:table-cell office:value-type="float" office:value="10.323449" calcext:value-type="float">
            <text:p>10.323449</text:p>
          </table:table-cell>
          <table:table-cell office:value-type="float" office:value="10.276063" calcext:value-type="float">
            <text:p>10.276063</text:p>
          </table:table-cell>
          <table:table-cell office:value-type="float" office:value="10.26856" calcext:value-type="float">
            <text:p>10.26856</text:p>
          </table:table-cell>
          <table:table-cell office:value-type="float" office:value="10.285781" calcext:value-type="float">
            <text:p>10.285781</text:p>
          </table:table-cell>
          <table:table-cell office:value-type="float" office:value="10.462696" calcext:value-type="float">
            <text:p>10.462696</text:p>
          </table:table-cell>
          <table:table-cell office:value-type="float" office:value="10.575206" calcext:value-type="float">
            <text:p>10.575206</text:p>
          </table:table-cell>
          <table:table-cell office:value-type="float" office:value="10.73485" calcext:value-type="float">
            <text:p>10.73485</text:p>
          </table:table-cell>
          <table:table-cell office:value-type="float" office:value="10.509474" calcext:value-type="float">
            <text:p>10.509474</text:p>
          </table:table-cell>
          <table:table-cell office:value-type="float" office:value="10.765742" calcext:value-type="float">
            <text:p>10.765742</text:p>
          </table:table-cell>
          <table:table-cell office:value-type="float" office:value="10.816972" calcext:value-type="float">
            <text:p>10.816972</text:p>
          </table:table-cell>
          <table:table-cell office:value-type="float" office:value="11.048607" calcext:value-type="float">
            <text:p>11.048607</text:p>
          </table:table-cell>
          <table:table-cell office:value-type="float" office:value="11.032649" calcext:value-type="float">
            <text:p>11.032649</text:p>
          </table:table-cell>
          <table:table-cell office:value-type="float" office:value="11.055505" calcext:value-type="float">
            <text:p>11.055505</text:p>
          </table:table-cell>
          <table:table-cell office:value-type="float" office:value="11.106214" calcext:value-type="float">
            <text:p>11.106214</text:p>
          </table:table-cell>
          <table:table-cell office:value-type="float" office:value="11.305832" calcext:value-type="float">
            <text:p>11.305832</text:p>
          </table:table-cell>
          <table:table-cell office:value-type="float" office:value="11.436553" calcext:value-type="float">
            <text:p>11.436553</text:p>
          </table:table-cell>
          <table:table-cell office:value-type="float" office:value="11.329817" calcext:value-type="float">
            <text:p>11.329817</text:p>
          </table:table-cell>
          <table:table-cell office:value-type="float" office:value="11.413535" calcext:value-type="float">
            <text:p>11.413535</text:p>
          </table:table-cell>
          <table:table-cell office:value-type="float" office:value="11.617367" calcext:value-type="float">
            <text:p>11.617367</text:p>
          </table:table-cell>
          <table:table-cell office:value-type="float" office:value="11.649779" calcext:value-type="float">
            <text:p>11.649779</text:p>
          </table:table-cell>
          <table:table-cell office:value-type="float" office:value="11.597971" calcext:value-type="float">
            <text:p>11.597971</text:p>
          </table:table-cell>
          <table:table-cell office:value-type="float" office:value="11.550924" calcext:value-type="float">
            <text:p>11.550924</text:p>
          </table:table-cell>
          <table:table-cell office:value-type="float" office:value="11.82073" calcext:value-type="float">
            <text:p>11.82073</text:p>
          </table:table-cell>
          <table:table-cell office:value-type="float" office:value="11.811831" calcext:value-type="float">
            <text:p>11.811831</text:p>
          </table:table-cell>
          <table:table-cell office:value-type="float" office:value="11.860982" calcext:value-type="float">
            <text:p>11.860982</text:p>
          </table:table-cell>
          <table:table-cell office:value-type="float" office:value="12.006767" calcext:value-type="float">
            <text:p>12.006767</text:p>
          </table:table-cell>
          <table:table-cell office:value-type="float" office:value="12.11702" calcext:value-type="float">
            <text:p>12.11702</text:p>
          </table:table-cell>
          <table:table-cell office:value-type="float" office:value="11.88302" calcext:value-type="float">
            <text:p>11.88302</text:p>
          </table:table-cell>
          <table:table-cell office:value-type="float" office:value="11.975171" calcext:value-type="float">
            <text:p>11.975171</text:p>
          </table:table-cell>
          <table:table-cell office:value-type="float" office:value="11.891507" calcext:value-type="float">
            <text:p>11.891507</text:p>
          </table:table-cell>
          <table:table-cell office:value-type="float" office:value="11.956466" calcext:value-type="float">
            <text:p>11.956466</text:p>
          </table:table-cell>
          <table:table-cell office:value-type="float" office:value="12.480504" calcext:value-type="float">
            <text:p>12.480504</text:p>
          </table:table-cell>
          <table:table-cell office:value-type="float" office:value="12.279396" calcext:value-type="float">
            <text:p>12.279396</text:p>
          </table:table-cell>
          <table:table-cell office:value-type="float" office:value="12.245635" calcext:value-type="float">
            <text:p>12.245635</text:p>
          </table:table-cell>
          <table:table-cell office:value-type="float" office:value="12.632192" calcext:value-type="float">
            <text:p>12.632192</text:p>
          </table:table-cell>
          <table:table-cell office:value-type="float" office:value="12.656849" calcext:value-type="float">
            <text:p>12.656849</text:p>
          </table:table-cell>
          <table:table-cell office:value-type="float" office:value="12.907327" calcext:value-type="float">
            <text:p>12.907327</text:p>
          </table:table-cell>
          <table:table-cell office:value-type="float" office:value="12.650238" calcext:value-type="float">
            <text:p>12.650238</text:p>
          </table:table-cell>
          <table:table-cell office:value-type="float" office:value="12.980077" calcext:value-type="float">
            <text:p>12.980077</text:p>
          </table:table-cell>
          <table:table-cell office:value-type="float" office:value="12.770529" calcext:value-type="float">
            <text:p>12.770529</text:p>
          </table:table-cell>
          <table:table-cell office:value-type="float" office:value="12.932724" calcext:value-type="float">
            <text:p>12.932724</text:p>
          </table:table-cell>
          <table:table-cell office:value-type="float" office:value="12.452207" calcext:value-type="float">
            <text:p>12.452207</text:p>
          </table:table-cell>
          <table:table-cell office:value-type="float" office:value="12.88532" calcext:value-type="float">
            <text:p>12.88532</text:p>
          </table:table-cell>
          <table:table-cell office:value-type="float" office:value="13.265652" calcext:value-type="float">
            <text:p>13.265652</text:p>
          </table:table-cell>
          <table:table-cell office:value-type="float" office:value="13.748732" calcext:value-type="float">
            <text:p>13.748732</text:p>
          </table:table-cell>
          <table:table-cell office:value-type="float" office:value="13.090651" calcext:value-type="float">
            <text:p>13.090651</text:p>
          </table:table-cell>
          <table:table-cell office:value-type="float" office:value="13.322429" calcext:value-type="float">
            <text:p>13.322429</text:p>
          </table:table-cell>
          <table:table-cell office:value-type="float" office:value="13.320971" calcext:value-type="float">
            <text:p>13.320971</text:p>
          </table:table-cell>
          <table:table-cell office:value-type="float" office:value="13.574516" calcext:value-type="float">
            <text:p>13.574516</text:p>
          </table:table-cell>
          <table:table-cell office:value-type="float" office:value="13.303988" calcext:value-type="float">
            <text:p>13.303988</text:p>
          </table:table-cell>
          <table:table-cell office:value-type="float" office:value="13.547482" calcext:value-type="float">
            <text:p>13.547482</text:p>
          </table:table-cell>
          <table:table-cell office:value-type="float" office:value="13.544576" calcext:value-type="float">
            <text:p>13.544576</text:p>
          </table:table-cell>
          <table:table-cell office:value-type="float" office:value="13.66655" calcext:value-type="float">
            <text:p>13.66655</text:p>
          </table:table-cell>
          <table:table-cell office:value-type="float" office:value="14.487642" calcext:value-type="float">
            <text:p>14.487642</text:p>
          </table:table-cell>
          <table:table-cell office:value-type="float" office:value="14.107326" calcext:value-type="float">
            <text:p>14.107326</text:p>
          </table:table-cell>
          <table:table-cell office:value-type="float" office:value="14.199089" calcext:value-type="float">
            <text:p>14.199089</text:p>
          </table:table-cell>
          <table:table-cell office:value-type="float" office:value="14.099359" calcext:value-type="float">
            <text:p>14.099359</text:p>
          </table:table-cell>
          <table:table-cell office:value-type="float" office:value="14.032134" calcext:value-type="float">
            <text:p>14.032134</text:p>
          </table:table-cell>
          <table:table-cell office:value-type="float" office:value="13.127883" calcext:value-type="float">
            <text:p>13.127883</text:p>
          </table:table-cell>
          <table:table-cell office:value-type="float" office:value="14.652119" calcext:value-type="float">
            <text:p>14.652119</text:p>
          </table:table-cell>
          <table:table-cell office:value-type="float" office:value="13.645974" calcext:value-type="float">
            <text:p>13.645974</text:p>
          </table:table-cell>
          <table:table-cell office:value-type="float" office:value="14.538104" calcext:value-type="float">
            <text:p>14.538104</text:p>
          </table:table-cell>
          <table:table-cell office:value-type="float" office:value="14.196795" calcext:value-type="float">
            <text:p>14.196795</text:p>
          </table:table-cell>
          <table:table-cell office:value-type="float" office:value="14.713327" calcext:value-type="float">
            <text:p>14.713327</text:p>
          </table:table-cell>
          <table:table-cell office:value-type="float" office:value="14.553005" calcext:value-type="float">
            <text:p>14.553005</text:p>
          </table:table-cell>
          <table:table-cell office:value-type="float" office:value="14.378951" calcext:value-type="float">
            <text:p>14.378951</text:p>
          </table:table-cell>
          <table:table-cell office:value-type="float" office:value="14.668445" calcext:value-type="float">
            <text:p>14.668445</text:p>
          </table:table-cell>
          <table:table-cell office:value-type="float" office:value="14.727277" calcext:value-type="float">
            <text:p>14.727277</text:p>
          </table:table-cell>
          <table:table-cell office:value-type="float" office:value="14.298423" calcext:value-type="float">
            <text:p>14.298423</text:p>
          </table:table-cell>
          <table:table-cell office:value-type="float" office:value="15.075899" calcext:value-type="float">
            <text:p>15.075899</text:p>
          </table:table-cell>
          <table:table-cell office:value-type="float" office:value="15.148253" calcext:value-type="float">
            <text:p>15.148253</text:p>
          </table:table-cell>
          <table:table-cell office:value-type="float" office:value="15.255313" calcext:value-type="float">
            <text:p>15.255313</text:p>
          </table:table-cell>
          <table:table-cell office:value-type="float" office:value="15.166233" calcext:value-type="float">
            <text:p>15.166233</text:p>
          </table:table-cell>
          <table:table-cell office:value-type="float" office:value="15.172475" calcext:value-type="float">
            <text:p>15.172475</text:p>
          </table:table-cell>
          <table:table-cell office:value-type="float" office:value="15.375771" calcext:value-type="float">
            <text:p>15.375771</text:p>
          </table:table-cell>
          <table:table-cell office:value-type="float" office:value="15.325608" calcext:value-type="float">
            <text:p>15.325608</text:p>
          </table:table-cell>
          <table:table-cell office:value-type="float" office:value="15.601328" calcext:value-type="float">
            <text:p>15.601328</text:p>
          </table:table-cell>
          <table:table-cell office:value-type="float" office:value="15.269283" calcext:value-type="float">
            <text:p>15.269283</text:p>
          </table:table-cell>
          <table:table-cell office:value-type="float" office:value="15.676084" calcext:value-type="float">
            <text:p>15.676084</text:p>
          </table:table-cell>
          <table:table-cell office:value-type="float" office:value="15.013881" calcext:value-type="float">
            <text:p>15.013881</text:p>
          </table:table-cell>
          <table:table-cell office:value-type="float" office:value="15.578881" calcext:value-type="float">
            <text:p>15.578881</text:p>
          </table:table-cell>
          <table:table-cell office:value-type="float" office:value="15.657053" calcext:value-type="float">
            <text:p>15.657053</text:p>
          </table:table-cell>
          <table:table-cell office:value-type="float" office:value="15.699243" calcext:value-type="float">
            <text:p>15.699243</text:p>
          </table:table-cell>
          <table:table-cell office:value-type="float" office:value="15.878597" calcext:value-type="float">
            <text:p>15.878597</text:p>
          </table:table-cell>
          <table:table-cell office:value-type="float" office:value="16.241598" calcext:value-type="float">
            <text:p>16.241598</text:p>
          </table:table-cell>
          <table:table-cell office:value-type="float" office:value="15.755123" calcext:value-type="float">
            <text:p>15.755123</text:p>
          </table:table-cell>
          <table:table-cell office:value-type="float" office:value="15.850233" calcext:value-type="float">
            <text:p>15.850233</text:p>
          </table:table-cell>
          <table:table-cell office:value-type="float" office:value="15.52383" calcext:value-type="float">
            <text:p>15.52383</text:p>
          </table:table-cell>
          <table:table-cell office:value-type="float" office:value="16.157127" calcext:value-type="float">
            <text:p>16.157127</text:p>
          </table:table-cell>
          <table:table-cell office:value-type="float" office:value="16.493382" calcext:value-type="float">
            <text:p>16.493382</text:p>
          </table:table-cell>
          <table:table-cell office:value-type="float" office:value="16.120726" calcext:value-type="float">
            <text:p>16.120726</text:p>
          </table:table-cell>
          <table:table-cell office:value-type="float" office:value="16.716824" calcext:value-type="float">
            <text:p>16.716824</text:p>
          </table:table-cell>
          <table:table-cell office:value-type="float" office:value="16.563305" calcext:value-type="float">
            <text:p>16.563305</text:p>
          </table:table-cell>
          <table:table-cell office:value-type="float" office:value="16.327305" calcext:value-type="float">
            <text:p>16.327305</text:p>
          </table:table-cell>
          <table:table-cell office:value-type="float" office:value="16.401917" calcext:value-type="float">
            <text:p>16.401917</text:p>
          </table:table-cell>
          <table:table-cell office:value-type="float" office:value="16.647331" calcext:value-type="float">
            <text:p>16.647331</text:p>
          </table:table-cell>
          <table:table-cell office:value-type="float" office:value="16.794333" calcext:value-type="float">
            <text:p>16.794333</text:p>
          </table:table-cell>
          <table:table-cell office:value-type="float" office:value="16.732059" calcext:value-type="float">
            <text:p>16.732059</text:p>
          </table:table-cell>
          <table:table-cell office:value-type="float" office:value="17.889597" calcext:value-type="float">
            <text:p>17.889597</text:p>
          </table:table-cell>
          <table:table-cell office:value-type="float" office:value="16.936205" calcext:value-type="float">
            <text:p>16.936205</text:p>
          </table:table-cell>
          <table:table-cell office:value-type="float" office:value="16.381327" calcext:value-type="float">
            <text:p>16.381327</text:p>
          </table:table-cell>
          <table:table-cell office:value-type="float" office:value="17.117273" calcext:value-type="float">
            <text:p>17.117273</text:p>
          </table:table-cell>
          <table:table-cell office:value-type="float" office:value="16.915943" calcext:value-type="float">
            <text:p>16.915943</text:p>
          </table:table-cell>
          <table:table-cell office:value-type="float" office:value="17.550035" calcext:value-type="float">
            <text:p>17.550035</text:p>
          </table:table-cell>
          <table:table-cell office:value-type="float" office:value="17.279421" calcext:value-type="float">
            <text:p>17.279421</text:p>
          </table:table-cell>
          <table:table-cell office:value-type="float" office:value="17.349688" calcext:value-type="float">
            <text:p>17.349688</text:p>
          </table:table-cell>
          <table:table-cell office:value-type="float" office:value="17.709267" calcext:value-type="float">
            <text:p>17.709267</text:p>
          </table:table-cell>
          <table:table-cell office:value-type="float" office:value="17.723024" calcext:value-type="float">
            <text:p>17.723024</text:p>
          </table:table-cell>
          <table:table-cell office:value-type="float" office:value="17.667528" calcext:value-type="float">
            <text:p>17.667528</text:p>
          </table:table-cell>
          <table:table-cell office:value-type="float" office:value="17.544352" calcext:value-type="float">
            <text:p>17.544352</text:p>
          </table:table-cell>
          <table:table-cell office:value-type="float" office:value="17.916237" calcext:value-type="float">
            <text:p>17.916237</text:p>
          </table:table-cell>
          <table:table-cell office:value-type="float" office:value="17.423697" calcext:value-type="float">
            <text:p>17.423697</text:p>
          </table:table-cell>
          <table:table-cell office:value-type="float" office:value="17.968559" calcext:value-type="float">
            <text:p>17.968559</text:p>
          </table:table-cell>
          <table:table-cell office:value-type="float" office:value="17.131268" calcext:value-type="float">
            <text:p>17.131268</text:p>
          </table:table-cell>
          <table:table-cell office:value-type="float" office:value="18.315002" calcext:value-type="float">
            <text:p>18.315002</text:p>
          </table:table-cell>
          <table:table-cell office:value-type="float" office:value="18.333712" calcext:value-type="float">
            <text:p>18.333712</text:p>
          </table:table-cell>
          <table:table-cell office:value-type="float" office:value="18.144558" calcext:value-type="float">
            <text:p>18.144558</text:p>
          </table:table-cell>
          <table:table-cell office:value-type="float" office:value="18.150711" calcext:value-type="float">
            <text:p>18.150711</text:p>
          </table:table-cell>
          <table:table-cell office:value-type="float" office:value="18.801891" calcext:value-type="float">
            <text:p>18.801891</text:p>
          </table:table-cell>
          <table:table-cell office:value-type="float" office:value="18.867653" calcext:value-type="float">
            <text:p>18.867653</text:p>
          </table:table-cell>
          <table:table-cell office:value-type="float" office:value="18.478874" calcext:value-type="float">
            <text:p>18.478874</text:p>
          </table:table-cell>
          <table:table-cell office:value-type="float" office:value="18.022699" calcext:value-type="float">
            <text:p>18.022699</text:p>
          </table:table-cell>
          <table:table-cell office:value-type="float" office:value="18.127272" calcext:value-type="float">
            <text:p>18.127272</text:p>
          </table:table-cell>
          <table:table-cell office:value-type="float" office:value="18.619064" calcext:value-type="float">
            <text:p>18.619064</text:p>
          </table:table-cell>
          <table:table-cell office:value-type="float" office:value="18.74827" calcext:value-type="float">
            <text:p>18.74827</text:p>
          </table:table-cell>
          <table:table-cell office:value-type="float" office:value="19.086428" calcext:value-type="float">
            <text:p>19.086428</text:p>
          </table:table-cell>
          <table:table-cell office:value-type="float" office:value="19.239187" calcext:value-type="float">
            <text:p>19.239187</text:p>
          </table:table-cell>
          <table:table-cell office:value-type="float" office:value="19.465075" calcext:value-type="float">
            <text:p>19.465075</text:p>
          </table:table-cell>
          <table:table-cell office:value-type="float" office:value="18.072563" calcext:value-type="float">
            <text:p>18.072563</text:p>
          </table:table-cell>
          <table:table-cell office:value-type="float" office:value="19.358076" calcext:value-type="float">
            <text:p>19.358076</text:p>
          </table:table-cell>
          <table:table-cell office:value-type="float" office:value="19.3349" calcext:value-type="float">
            <text:p>19.3349</text:p>
          </table:table-cell>
          <table:table-cell office:value-type="float" office:value="19.354691" calcext:value-type="float">
            <text:p>19.354691</text:p>
          </table:table-cell>
          <table:table-cell office:value-type="float" office:value="19.176231" calcext:value-type="float">
            <text:p>19.176231</text:p>
          </table:table-cell>
          <table:table-cell office:value-type="float" office:value="19.450308" calcext:value-type="float">
            <text:p>19.450308</text:p>
          </table:table-cell>
          <table:table-cell office:value-type="float" office:value="19.337692" calcext:value-type="float">
            <text:p>19.337692</text:p>
          </table:table-cell>
          <table:table-cell office:value-type="float" office:value="19.851316" calcext:value-type="float">
            <text:p>19.851316</text:p>
          </table:table-cell>
          <table:table-cell office:value-type="float" office:value="19.897661" calcext:value-type="float">
            <text:p>19.897661</text:p>
          </table:table-cell>
          <table:table-cell office:value-type="float" office:value="19.622978" calcext:value-type="float">
            <text:p>19.622978</text:p>
          </table:table-cell>
          <table:table-cell office:value-type="float" office:value="18.641031" calcext:value-type="float">
            <text:p>18.641031</text:p>
          </table:table-cell>
          <table:table-cell office:value-type="float" office:value="18.95903" calcext:value-type="float">
            <text:p>18.95903</text:p>
          </table:table-cell>
          <table:table-cell office:value-type="float" office:value="20.450151" calcext:value-type="float">
            <text:p>20.450151</text:p>
          </table:table-cell>
          <table:table-cell office:value-type="float" office:value="20.216024" calcext:value-type="float">
            <text:p>20.216024</text:p>
          </table:table-cell>
          <table:table-cell office:value-type="float" office:value="20.292814" calcext:value-type="float">
            <text:p>20.292814</text:p>
          </table:table-cell>
          <table:table-cell office:value-type="float" office:value="19.790327" calcext:value-type="float">
            <text:p>19.790327</text:p>
          </table:table-cell>
          <table:table-cell office:value-type="float" office:value="20.498625" calcext:value-type="float">
            <text:p>20.498625</text:p>
          </table:table-cell>
          <table:table-cell office:value-type="float" office:value="20.350401" calcext:value-type="float">
            <text:p>20.350401</text:p>
          </table:table-cell>
          <table:table-cell office:value-type="float" office:value="20.564932" calcext:value-type="float">
            <text:p>20.564932</text:p>
          </table:table-cell>
          <table:table-cell office:value-type="float" office:value="20.64452" calcext:value-type="float">
            <text:p>20.64452</text:p>
          </table:table-cell>
          <table:table-cell office:value-type="float" office:value="20.435663" calcext:value-type="float">
            <text:p>20.435663</text:p>
          </table:table-cell>
          <table:table-cell office:value-type="float" office:value="20.673712" calcext:value-type="float">
            <text:p>20.673712</text:p>
          </table:table-cell>
          <table:table-cell office:value-type="float" office:value="20.351377" calcext:value-type="float">
            <text:p>20.351377</text:p>
          </table:table-cell>
          <table:table-cell office:value-type="float" office:value="20.458344" calcext:value-type="float">
            <text:p>20.458344</text:p>
          </table:table-cell>
          <table:table-cell office:value-type="float" office:value="21.419552" calcext:value-type="float">
            <text:p>21.419552</text:p>
          </table:table-cell>
          <table:table-cell office:value-type="float" office:value="20.819399" calcext:value-type="float">
            <text:p>20.819399</text:p>
          </table:table-cell>
          <table:table-cell office:value-type="float" office:value="21.156183" calcext:value-type="float">
            <text:p>21.156183</text:p>
          </table:table-cell>
          <table:table-cell office:value-type="float" office:value="20.818834" calcext:value-type="float">
            <text:p>20.818834</text:p>
          </table:table-cell>
          <table:table-cell office:value-type="float" office:value="21.141075" calcext:value-type="float">
            <text:p>21.141075</text:p>
          </table:table-cell>
          <table:table-cell office:value-type="float" office:value="21.037832" calcext:value-type="float">
            <text:p>21.037832</text:p>
          </table:table-cell>
          <table:table-cell office:value-type="float" office:value="20.823416" calcext:value-type="float">
            <text:p>20.823416</text:p>
          </table:table-cell>
          <table:table-cell office:value-type="float" office:value="21.498463" calcext:value-type="float">
            <text:p>21.498463</text:p>
          </table:table-cell>
          <table:table-cell office:value-type="float" office:value="21.535648" calcext:value-type="float">
            <text:p>21.535648</text:p>
          </table:table-cell>
          <table:table-cell office:value-type="float" office:value="20.159996" calcext:value-type="float">
            <text:p>20.159996</text:p>
          </table:table-cell>
          <table:table-cell office:value-type="float" office:value="21.354355" calcext:value-type="float">
            <text:p>21.354355</text:p>
          </table:table-cell>
          <table:table-cell office:value-type="float" office:value="21.462132" calcext:value-type="float">
            <text:p>21.462132</text:p>
          </table:table-cell>
          <table:table-cell office:value-type="float" office:value="21.338917" calcext:value-type="float">
            <text:p>21.338917</text:p>
          </table:table-cell>
          <table:table-cell office:value-type="float" office:value="21.661169" calcext:value-type="float">
            <text:p>21.661169</text:p>
          </table:table-cell>
          <table:table-cell office:value-type="float" office:value="22.098143" calcext:value-type="float">
            <text:p>22.098143</text:p>
          </table:table-cell>
          <table:table-cell office:value-type="float" office:value="22.315096" calcext:value-type="float">
            <text:p>22.315096</text:p>
          </table:table-cell>
          <table:table-cell office:value-type="float" office:value="20.363876" calcext:value-type="float">
            <text:p>20.363876</text:p>
          </table:table-cell>
          <table:table-cell office:value-type="float" office:value="22.009712" calcext:value-type="float">
            <text:p>22.009712</text:p>
          </table:table-cell>
          <table:table-cell office:value-type="float" office:value="21.76174" calcext:value-type="float">
            <text:p>21.76174</text:p>
          </table:table-cell>
          <table:table-cell office:value-type="float" office:value="22.364628" calcext:value-type="float">
            <text:p>22.364628</text:p>
          </table:table-cell>
          <table:table-cell office:value-type="float" office:value="21.863716" calcext:value-type="float">
            <text:p>21.863716</text:p>
          </table:table-cell>
          <table:table-cell office:value-type="float" office:value="22.392595" calcext:value-type="float">
            <text:p>22.392595</text:p>
          </table:table-cell>
          <table:table-cell office:value-type="float" office:value="21.541212" calcext:value-type="float">
            <text:p>21.541212</text:p>
          </table:table-cell>
          <table:table-cell office:value-type="float" office:value="21.101061" calcext:value-type="float">
            <text:p>21.101061</text:p>
          </table:table-cell>
          <table:table-cell office:value-type="float" office:value="20.910332" calcext:value-type="float">
            <text:p>20.910332</text:p>
          </table:table-cell>
          <table:table-cell office:value-type="float" office:value="22.026844" calcext:value-type="float">
            <text:p>22.026844</text:p>
          </table:table-cell>
          <table:table-cell office:value-type="float" office:value="22.771057" calcext:value-type="float">
            <text:p>22.771057</text:p>
          </table:table-cell>
          <table:table-cell office:value-type="float" office:value="21.960951" calcext:value-type="float">
            <text:p>21.960951</text:p>
          </table:table-cell>
          <table:table-cell office:value-type="float" office:value="22.08202" calcext:value-type="float">
            <text:p>22.08202</text:p>
          </table:table-cell>
          <table:table-cell office:value-type="float" office:value="22.714413" calcext:value-type="float">
            <text:p>22.714413</text:p>
          </table:table-cell>
          <table:table-cell office:value-type="float" office:value="22.772261" calcext:value-type="float">
            <text:p>22.772261</text:p>
          </table:table-cell>
          <table:table-cell office:value-type="float" office:value="22.564224" calcext:value-type="float">
            <text:p>22.564224</text:p>
          </table:table-cell>
          <table:table-cell office:value-type="float" office:value="23.061033" calcext:value-type="float">
            <text:p>23.061033</text:p>
          </table:table-cell>
          <table:table-cell office:value-type="float" office:value="23.54557" calcext:value-type="float">
            <text:p>23.54557</text:p>
          </table:table-cell>
          <table:table-cell office:value-type="float" office:value="22.523661" calcext:value-type="float">
            <text:p>22.523661</text:p>
          </table:table-cell>
          <table:table-cell office:value-type="float" office:value="22.946472" calcext:value-type="float">
            <text:p>22.946472</text:p>
          </table:table-cell>
          <table:table-cell office:value-type="float" office:value="23.15974" calcext:value-type="float">
            <text:p>23.15974</text:p>
          </table:table-cell>
          <table:table-cell office:value-type="float" office:value="23.499641" calcext:value-type="float">
            <text:p>23.499641</text:p>
          </table:table-cell>
          <table:table-cell office:value-type="float" office:value="23.209253" calcext:value-type="float">
            <text:p>23.209253</text:p>
          </table:table-cell>
          <table:table-cell office:value-type="float" office:value="23.268496" calcext:value-type="float">
            <text:p>23.268496</text:p>
          </table:table-cell>
          <table:table-cell office:value-type="float" office:value="23.714001" calcext:value-type="float">
            <text:p>23.714001</text:p>
          </table:table-cell>
          <table:table-cell office:value-type="float" office:value="21.771126" calcext:value-type="float">
            <text:p>21.771126</text:p>
          </table:table-cell>
          <table:table-cell office:value-type="float" office:value="23.57942" calcext:value-type="float">
            <text:p>23.57942</text:p>
          </table:table-cell>
          <table:table-cell office:value-type="float" office:value="23.807592" calcext:value-type="float">
            <text:p>23.807592</text:p>
          </table:table-cell>
          <table:table-cell office:value-type="float" office:value="23.875708" calcext:value-type="float">
            <text:p>23.875708</text:p>
          </table:table-cell>
          <table:table-cell office:value-type="float" office:value="23.925285" calcext:value-type="float">
            <text:p>23.925285</text:p>
          </table:table-cell>
          <table:table-cell office:value-type="float" office:value="23.973064" calcext:value-type="float">
            <text:p>23.973064</text:p>
          </table:table-cell>
          <table:table-cell office:value-type="float" office:value="24.275057" calcext:value-type="float">
            <text:p>24.275057</text:p>
          </table:table-cell>
          <table:table-cell office:value-type="float" office:value="23.732372" calcext:value-type="float">
            <text:p>23.732372</text:p>
          </table:table-cell>
          <table:table-cell office:value-type="float" office:value="24.634399" calcext:value-type="float">
            <text:p>24.634399</text:p>
          </table:table-cell>
          <table:table-cell office:value-type="float" office:value="24.266674" calcext:value-type="float">
            <text:p>24.266674</text:p>
          </table:table-cell>
          <table:table-cell office:value-type="float" office:value="24.307184" calcext:value-type="float">
            <text:p>24.307184</text:p>
          </table:table-cell>
          <table:table-cell office:value-type="float" office:value="24.558756" calcext:value-type="float">
            <text:p>24.558756</text:p>
          </table:table-cell>
          <table:table-cell office:value-type="float" office:value="24.376335" calcext:value-type="float">
            <text:p>24.376335</text:p>
          </table:table-cell>
          <table:table-cell office:value-type="float" office:value="23.885887" calcext:value-type="float">
            <text:p>23.885887</text:p>
          </table:table-cell>
          <table:table-cell office:value-type="float" office:value="24.617489" calcext:value-type="float">
            <text:p>24.617489</text:p>
          </table:table-cell>
          <table:table-cell office:value-type="float" office:value="24.97872" calcext:value-type="float">
            <text:p>24.97872</text:p>
          </table:table-cell>
          <table:table-cell office:value-type="float" office:value="24.679436" calcext:value-type="float">
            <text:p>24.679436</text:p>
          </table:table-cell>
          <table:table-cell office:value-type="float" office:value="24.799576" calcext:value-type="float">
            <text:p>24.799576</text:p>
          </table:table-cell>
          <table:table-cell office:value-type="float" office:value="25.188324" calcext:value-type="float">
            <text:p>25.188324</text:p>
          </table:table-cell>
          <table:table-cell office:value-type="float" office:value="25.177591" calcext:value-type="float">
            <text:p>25.177591</text:p>
          </table:table-cell>
          <table:table-cell office:value-type="float" office:value="24.577347" calcext:value-type="float">
            <text:p>24.577347</text:p>
          </table:table-cell>
          <table:table-cell office:value-type="float" office:value="24.960175" calcext:value-type="float">
            <text:p>24.960175</text:p>
          </table:table-cell>
          <table:table-cell office:value-type="float" office:value="25.503298" calcext:value-type="float">
            <text:p>25.503298</text:p>
          </table:table-cell>
          <table:table-cell office:value-type="float" office:value="25.217943" calcext:value-type="float">
            <text:p>25.217943</text:p>
          </table:table-cell>
          <table:table-cell office:value-type="float" office:value="24.763281" calcext:value-type="float">
            <text:p>24.763281</text:p>
          </table:table-cell>
          <table:table-cell office:value-type="float" office:value="25.300348" calcext:value-type="float">
            <text:p>25.300348</text:p>
          </table:table-cell>
          <table:table-cell office:value-type="float" office:value="25.854473" calcext:value-type="float">
            <text:p>25.854473</text:p>
          </table:table-cell>
          <table:table-cell office:value-type="float" office:value="25.307699" calcext:value-type="float">
            <text:p>25.307699</text:p>
          </table:table-cell>
          <table:table-cell office:value-type="float" office:value="25.819237" calcext:value-type="float">
            <text:p>25.819237</text:p>
          </table:table-cell>
          <table:table-cell office:value-type="float" office:value="25.890182" calcext:value-type="float">
            <text:p>25.890182</text:p>
          </table:table-cell>
          <table:table-cell office:value-type="float" office:value="24.831644" calcext:value-type="float">
            <text:p>24.831644</text:p>
          </table:table-cell>
          <table:table-cell office:value-type="float" office:value="24.934908" calcext:value-type="float">
            <text:p>24.934908</text:p>
          </table:table-cell>
          <table:table-cell office:value-type="float" office:value="24.488972" calcext:value-type="float">
            <text:p>24.488972</text:p>
          </table:table-cell>
          <table:table-cell office:value-type="float" office:value="25.951729" calcext:value-type="float">
            <text:p>25.951729</text:p>
          </table:table-cell>
          <table:table-cell office:value-type="float" office:value="24.496006" calcext:value-type="float">
            <text:p>24.496006</text:p>
          </table:table-cell>
          <table:table-cell office:value-type="float" office:value="24.84222" calcext:value-type="float">
            <text:p>24.84222</text:p>
          </table:table-cell>
          <table:table-cell office:value-type="float" office:value="25.531296" calcext:value-type="float">
            <text:p>25.531296</text:p>
          </table:table-cell>
          <table:table-cell office:value-type="float" office:value="25.108276" calcext:value-type="float">
            <text:p>25.108276</text:p>
          </table:table-cell>
          <table:table-cell office:value-type="float" office:value="25.596832" calcext:value-type="float">
            <text:p>25.596832</text:p>
          </table:table-cell>
          <table:table-cell office:value-type="float" office:value="26.150324" calcext:value-type="float">
            <text:p>26.150324</text:p>
          </table:table-cell>
          <table:table-cell office:value-type="float" office:value="25.358797" calcext:value-type="float">
            <text:p>25.358797</text:p>
          </table:table-cell>
          <table:table-cell office:value-type="float" office:value="26.698202" calcext:value-type="float">
            <text:p>26.698202</text:p>
          </table:table-cell>
          <table:table-cell office:value-type="float" office:value="26.365164" calcext:value-type="float">
            <text:p>26.365164</text:p>
          </table:table-cell>
          <table:table-cell office:value-type="float" office:value="25.161173" calcext:value-type="float">
            <text:p>25.161173</text:p>
          </table:table-cell>
          <table:table-cell office:value-type="float" office:value="25.510427" calcext:value-type="float">
            <text:p>25.510427</text:p>
          </table:table-cell>
          <table:table-cell office:value-type="float" office:value="25.933187" calcext:value-type="float">
            <text:p>25.933187</text:p>
          </table:table-cell>
          <table:table-cell office:value-type="float" office:value="25.343924" calcext:value-type="float">
            <text:p>25.343924</text:p>
          </table:table-cell>
          <table:table-cell office:value-type="float" office:value="26.409948" calcext:value-type="float">
            <text:p>26.409948</text:p>
          </table:table-cell>
          <table:table-cell office:value-type="float" office:value="25.303452" calcext:value-type="float">
            <text:p>25.303452</text:p>
          </table:table-cell>
          <table:table-cell office:value-type="float" office:value="25.643856" calcext:value-type="float">
            <text:p>25.643856</text:p>
          </table:table-cell>
          <table:table-cell office:value-type="float" office:value="26.511677" calcext:value-type="float">
            <text:p>26.511677</text:p>
          </table:table-cell>
          <table:table-cell office:value-type="float" office:value="27.074684" calcext:value-type="float">
            <text:p>27.074684</text:p>
          </table:table-cell>
          <table:table-cell office:value-type="float" office:value="26.603777" calcext:value-type="float">
            <text:p>26.603777</text:p>
          </table:table-cell>
          <table:table-cell office:value-type="float" office:value="27.089216" calcext:value-type="float">
            <text:p>27.089216</text:p>
          </table:table-cell>
          <table:table-cell office:value-type="float" office:value="26.855528" calcext:value-type="float">
            <text:p>26.855528</text:p>
          </table:table-cell>
          <table:table-cell office:value-type="float" office:value="27.03466" calcext:value-type="float">
            <text:p>27.03466</text:p>
          </table:table-cell>
          <table:table-cell office:value-type="float" office:value="27.20204" calcext:value-type="float">
            <text:p>27.20204</text:p>
          </table:table-cell>
          <table:table-cell office:value-type="float" office:value="26.34008" calcext:value-type="float">
            <text:p>26.34008</text:p>
          </table:table-cell>
          <table:table-cell office:value-type="float" office:value="26.175604" calcext:value-type="float">
            <text:p>26.175604</text:p>
          </table:table-cell>
          <table:table-cell office:value-type="float" office:value="25.699797" calcext:value-type="float">
            <text:p>25.699797</text:p>
          </table:table-cell>
          <table:table-cell office:value-type="float" office:value="25.806028" calcext:value-type="float">
            <text:p>25.806028</text:p>
          </table:table-cell>
          <table:table-cell office:value-type="float" office:value="27.105881" calcext:value-type="float">
            <text:p>27.105881</text:p>
          </table:table-cell>
          <table:table-cell office:value-type="float" office:value="26.911823" calcext:value-type="float">
            <text:p>26.911823</text:p>
          </table:table-cell>
          <table:table-cell office:value-type="float" office:value="27.878336" calcext:value-type="float">
            <text:p>27.878336</text:p>
          </table:table-cell>
          <table:table-cell office:value-type="float" office:value="28.51577" calcext:value-type="float">
            <text:p>28.51577</text:p>
          </table:table-cell>
          <table:table-cell office:value-type="float" office:value="26.441257" calcext:value-type="float">
            <text:p>26.441257</text:p>
          </table:table-cell>
          <table:table-cell office:value-type="float" office:value="26.363981" calcext:value-type="float">
            <text:p>26.363981</text:p>
          </table:table-cell>
          <table:table-cell office:value-type="float" office:value="27.773899" calcext:value-type="float">
            <text:p>27.773899</text:p>
          </table:table-cell>
          <table:table-cell office:value-type="float" office:value="27.47134" calcext:value-type="float">
            <text:p>27.47134</text:p>
          </table:table-cell>
          <table:table-cell office:value-type="float" office:value="28.376324" calcext:value-type="float">
            <text:p>28.376324</text:p>
          </table:table-cell>
          <table:table-cell office:value-type="float" office:value="28.580849" calcext:value-type="float">
            <text:p>28.580849</text:p>
          </table:table-cell>
          <table:table-cell office:value-type="float" office:value="28.44994" calcext:value-type="float">
            <text:p>28.44994</text:p>
          </table:table-cell>
          <table:table-cell office:value-type="float" office:value="27.379601" calcext:value-type="float">
            <text:p>27.379601</text:p>
          </table:table-cell>
          <table:table-cell office:value-type="float" office:value="27.336695" calcext:value-type="float">
            <text:p>27.336695</text:p>
          </table:table-cell>
          <table:table-cell office:value-type="float" office:value="28.370123" calcext:value-type="float">
            <text:p>28.370123</text:p>
          </table:table-cell>
          <table:table-cell office:value-type="float" office:value="29.576832" calcext:value-type="float">
            <text:p>29.576832</text:p>
          </table:table-cell>
          <table:table-cell office:value-type="float" office:value="27.446352" calcext:value-type="float">
            <text:p>27.446352</text:p>
          </table:table-cell>
          <table:table-cell office:value-type="float" office:value="28.079115" calcext:value-type="float">
            <text:p>28.079115</text:p>
          </table:table-cell>
          <table:table-cell office:value-type="float" office:value="28.201361" calcext:value-type="float">
            <text:p>28.201361</text:p>
          </table:table-cell>
          <table:table-cell office:value-type="float" office:value="27.63574" calcext:value-type="float">
            <text:p>27.63574</text:p>
          </table:table-cell>
          <table:table-cell office:value-type="float" office:value="29.154943" calcext:value-type="float">
            <text:p>29.154943</text:p>
          </table:table-cell>
          <table:table-cell office:value-type="float" office:value="28.020994" calcext:value-type="float">
            <text:p>28.020994</text:p>
          </table:table-cell>
          <table:table-cell office:value-type="float" office:value="28.662649" calcext:value-type="float">
            <text:p>28.662649</text:p>
          </table:table-cell>
          <table:table-cell office:value-type="float" office:value="28.917135" calcext:value-type="float">
            <text:p>28.917135</text:p>
          </table:table-cell>
          <table:table-cell office:value-type="float" office:value="29.352648" calcext:value-type="float">
            <text:p>29.352648</text:p>
          </table:table-cell>
          <table:table-cell office:value-type="float" office:value="29.846731" calcext:value-type="float">
            <text:p>29.846731</text:p>
          </table:table-cell>
          <table:table-cell office:value-type="float" office:value="28.332144" calcext:value-type="float">
            <text:p>28.332144</text:p>
          </table:table-cell>
          <table:table-cell office:value-type="float" office:value="27.967108" calcext:value-type="float">
            <text:p>27.967108</text:p>
          </table:table-cell>
          <table:table-cell office:value-type="float" office:value="28.360847" calcext:value-type="float">
            <text:p>28.360847</text:p>
          </table:table-cell>
          <table:table-cell office:value-type="float" office:value="27.95994" calcext:value-type="float">
            <text:p>27.95994</text:p>
          </table:table-cell>
          <table:table-cell office:value-type="float" office:value="28.985138" calcext:value-type="float">
            <text:p>28.985138</text:p>
          </table:table-cell>
          <table:table-cell office:value-type="float" office:value="28.040588" calcext:value-type="float">
            <text:p>28.040588</text:p>
          </table:table-cell>
          <table:table-cell office:value-type="float" office:value="28.037571" calcext:value-type="float">
            <text:p>28.037571</text:p>
          </table:table-cell>
          <table:table-cell office:value-type="float" office:value="30.356829" calcext:value-type="float">
            <text:p>30.356829</text:p>
          </table:table-cell>
          <table:table-cell office:value-type="float" office:value="29.312582" calcext:value-type="float">
            <text:p>29.312582</text:p>
          </table:table-cell>
          <table:table-cell office:value-type="float" office:value="29.525936" calcext:value-type="float">
            <text:p>29.525936</text:p>
          </table:table-cell>
          <table:table-cell office:value-type="float" office:value="30.412024" calcext:value-type="float">
            <text:p>30.412024</text:p>
          </table:table-cell>
          <table:table-cell office:value-type="float" office:value="29.0818" calcext:value-type="float">
            <text:p>29.0818</text:p>
          </table:table-cell>
          <table:table-cell office:value-type="float" office:value="28.941381" calcext:value-type="float">
            <text:p>28.941381</text:p>
          </table:table-cell>
          <table:table-cell office:value-type="float" office:value="28.421648" calcext:value-type="float">
            <text:p>28.421648</text:p>
          </table:table-cell>
          <table:table-cell office:value-type="float" office:value="30.830788" calcext:value-type="float">
            <text:p>30.830788</text:p>
          </table:table-cell>
          <table:table-cell office:value-type="float" office:value="29.403786" calcext:value-type="float">
            <text:p>29.403786</text:p>
          </table:table-cell>
          <table:table-cell office:value-type="float" office:value="30.443914" calcext:value-type="float">
            <text:p>30.443914</text:p>
          </table:table-cell>
          <table:table-cell office:value-type="float" office:value="31.266768" calcext:value-type="float">
            <text:p>31.266768</text:p>
          </table:table-cell>
          <table:table-cell office:value-type="float" office:value="31.058838" calcext:value-type="float">
            <text:p>31.058838</text:p>
          </table:table-cell>
          <table:table-cell office:value-type="float" office:value="28.75346" calcext:value-type="float">
            <text:p>28.75346</text:p>
          </table:table-cell>
          <table:table-cell office:value-type="float" office:value="29.740236" calcext:value-type="float">
            <text:p>29.740236</text:p>
          </table:table-cell>
          <table:table-cell office:value-type="float" office:value="29.351831" calcext:value-type="float">
            <text:p>29.351831</text:p>
          </table:table-cell>
          <table:table-cell office:value-type="float" office:value="29.850868" calcext:value-type="float">
            <text:p>29.850868</text:p>
          </table:table-cell>
          <table:table-cell office:value-type="float" office:value="30.171705" calcext:value-type="float">
            <text:p>30.171705</text:p>
          </table:table-cell>
          <table:table-cell office:value-type="float" office:value="28.916431" calcext:value-type="float">
            <text:p>28.916431</text:p>
          </table:table-cell>
          <table:table-cell office:value-type="float" office:value="30.701784" calcext:value-type="float">
            <text:p>30.701784</text:p>
          </table:table-cell>
          <table:table-cell office:value-type="float" office:value="31.714457" calcext:value-type="float">
            <text:p>31.714457</text:p>
          </table:table-cell>
          <table:table-cell office:value-type="float" office:value="31.613403" calcext:value-type="float">
            <text:p>31.613403</text:p>
          </table:table-cell>
          <table:table-cell office:value-type="float" office:value="30.810228" calcext:value-type="float">
            <text:p>30.810228</text:p>
          </table:table-cell>
          <table:table-cell office:value-type="float" office:value="32.531487" calcext:value-type="float">
            <text:p>32.531487</text:p>
          </table:table-cell>
          <table:table-cell office:value-type="float" office:value="30.471714" calcext:value-type="float">
            <text:p>30.471714</text:p>
          </table:table-cell>
          <table:table-cell office:value-type="float" office:value="29.903772" calcext:value-type="float">
            <text:p>29.903772</text:p>
          </table:table-cell>
          <table:table-cell office:value-type="float" office:value="31.116442" calcext:value-type="float">
            <text:p>31.116442</text:p>
          </table:table-cell>
          <table:table-cell office:value-type="float" office:value="29.746927" calcext:value-type="float">
            <text:p>29.746927</text:p>
          </table:table-cell>
          <table:table-cell office:value-type="float" office:value="29.914" calcext:value-type="float">
            <text:p>29.914</text:p>
          </table:table-cell>
          <table:table-cell office:value-type="float" office:value="30.230942" calcext:value-type="float">
            <text:p>30.230942</text:p>
          </table:table-cell>
          <table:table-cell office:value-type="float" office:value="30.191704" calcext:value-type="float">
            <text:p>30.191704</text:p>
          </table:table-cell>
          <table:table-cell office:value-type="float" office:value="30.331656" calcext:value-type="float">
            <text:p>30.331656</text:p>
          </table:table-cell>
          <table:table-cell office:value-type="float" office:value="30.876513" calcext:value-type="float">
            <text:p>30.876513</text:p>
          </table:table-cell>
          <table:table-cell office:value-type="float" office:value="30.449289" calcext:value-type="float">
            <text:p>30.449289</text:p>
          </table:table-cell>
          <table:table-cell office:value-type="float" office:value="30.628632" calcext:value-type="float">
            <text:p>30.628632</text:p>
          </table:table-cell>
          <table:table-cell office:value-type="float" office:value="30.424414" calcext:value-type="float">
            <text:p>30.424414</text:p>
          </table:table-cell>
          <table:table-cell office:value-type="float" office:value="33.431717" calcext:value-type="float">
            <text:p>33.431717</text:p>
          </table:table-cell>
          <table:table-cell office:value-type="float" office:value="31.319271" calcext:value-type="float">
            <text:p>31.319271</text:p>
          </table:table-cell>
          <table:table-cell office:value-type="float" office:value="33.299469" calcext:value-type="float">
            <text:p>33.299469</text:p>
          </table:table-cell>
          <table:table-cell office:value-type="float" office:value="33.33897" calcext:value-type="float">
            <text:p>33.33897</text:p>
          </table:table-cell>
          <table:table-cell office:value-type="float" office:value="31.419044" calcext:value-type="float">
            <text:p>31.419044</text:p>
          </table:table-cell>
          <table:table-cell office:value-type="float" office:value="30.67968" calcext:value-type="float">
            <text:p>30.67968</text:p>
          </table:table-cell>
          <table:table-cell office:value-type="float" office:value="30.776608" calcext:value-type="float">
            <text:p>30.776608</text:p>
          </table:table-cell>
          <table:table-cell office:value-type="float" office:value="31.280884" calcext:value-type="float">
            <text:p>31.280884</text:p>
          </table:table-cell>
          <table:table-cell office:value-type="float" office:value="31.602552" calcext:value-type="float">
            <text:p>31.602552</text:p>
          </table:table-cell>
          <table:table-cell office:value-type="float" office:value="32.627327" calcext:value-type="float">
            <text:p>32.627327</text:p>
          </table:table-cell>
          <table:table-cell office:value-type="float" office:value="31.934298" calcext:value-type="float">
            <text:p>31.934298</text:p>
          </table:table-cell>
          <table:table-cell office:value-type="float" office:value="31.158264" calcext:value-type="float">
            <text:p>31.158264</text:p>
          </table:table-cell>
          <table:table-cell office:value-type="float" office:value="31.540567" calcext:value-type="float">
            <text:p>31.540567</text:p>
          </table:table-cell>
          <table:table-cell office:value-type="float" office:value="31.604624" calcext:value-type="float">
            <text:p>31.604624</text:p>
          </table:table-cell>
          <table:table-cell office:value-type="float" office:value="31.70986" calcext:value-type="float">
            <text:p>31.70986</text:p>
          </table:table-cell>
          <table:table-cell office:value-type="float" office:value="33.721725" calcext:value-type="float">
            <text:p>33.721725</text:p>
          </table:table-cell>
          <table:table-cell office:value-type="float" office:value="33.791744" calcext:value-type="float">
            <text:p>33.791744</text:p>
          </table:table-cell>
          <table:table-cell office:value-type="float" office:value="33.199379" calcext:value-type="float">
            <text:p>33.199379</text:p>
          </table:table-cell>
          <table:table-cell office:value-type="float" office:value="33.249863" calcext:value-type="float">
            <text:p>33.249863</text:p>
          </table:table-cell>
          <table:table-cell office:value-type="float" office:value="34.781052" calcext:value-type="float">
            <text:p>34.781052</text:p>
          </table:table-cell>
          <table:table-cell office:value-type="float" office:value="34.489891" calcext:value-type="float">
            <text:p>34.489891</text:p>
          </table:table-cell>
          <table:table-cell office:value-type="float" office:value="34.431622" calcext:value-type="float">
            <text:p>34.431622</text:p>
          </table:table-cell>
          <table:table-cell office:value-type="float" office:value="32.802872" calcext:value-type="float">
            <text:p>32.802872</text:p>
          </table:table-cell>
          <table:table-cell office:value-type="float" office:value="34.910812" calcext:value-type="float">
            <text:p>34.910812</text:p>
          </table:table-cell>
          <table:table-cell office:value-type="float" office:value="32.05555" calcext:value-type="float">
            <text:p>32.05555</text:p>
          </table:table-cell>
          <table:table-cell office:value-type="float" office:value="33.458691" calcext:value-type="float">
            <text:p>33.458691</text:p>
          </table:table-cell>
          <table:table-cell office:value-type="float" office:value="34.577824" calcext:value-type="float">
            <text:p>34.577824</text:p>
          </table:table-cell>
          <table:table-cell office:value-type="float" office:value="35.036736" calcext:value-type="float">
            <text:p>35.036736</text:p>
          </table:table-cell>
          <table:table-cell office:value-type="float" office:value="34.174706" calcext:value-type="float">
            <text:p>34.174706</text:p>
          </table:table-cell>
          <table:table-cell office:value-type="float" office:value="34.323463" calcext:value-type="float">
            <text:p>34.323463</text:p>
          </table:table-cell>
          <table:table-cell office:value-type="float" office:value="35.000999" calcext:value-type="float">
            <text:p>35.000999</text:p>
          </table:table-cell>
          <table:table-cell office:value-type="float" office:value="32.505318" calcext:value-type="float">
            <text:p>32.505318</text:p>
          </table:table-cell>
          <table:table-cell office:value-type="float" office:value="32.271416" calcext:value-type="float">
            <text:p>32.271416</text:p>
          </table:table-cell>
          <table:table-cell office:value-type="float" office:value="33.890537" calcext:value-type="float">
            <text:p>33.890537</text:p>
          </table:table-cell>
          <table:table-cell office:value-type="float" office:value="34.633553" calcext:value-type="float">
            <text:p>34.633553</text:p>
          </table:table-cell>
          <table:table-cell office:value-type="float" office:value="36.82518" calcext:value-type="float">
            <text:p>36.82518</text:p>
          </table:table-cell>
          <table:table-cell office:value-type="float" office:value="35.689972" calcext:value-type="float">
            <text:p>35.689972</text:p>
          </table:table-cell>
          <table:table-cell office:value-type="float" office:value="35.945759" calcext:value-type="float">
            <text:p>35.945759</text:p>
          </table:table-cell>
          <table:table-cell office:value-type="float" office:value="35.759415" calcext:value-type="float">
            <text:p>35.759415</text:p>
          </table:table-cell>
          <table:table-cell office:value-type="float" office:value="33.247936" calcext:value-type="float">
            <text:p>33.247936</text:p>
          </table:table-cell>
          <table:table-cell office:value-type="float" office:value="35.722301" calcext:value-type="float">
            <text:p>35.722301</text:p>
          </table:table-cell>
          <table:table-cell office:value-type="float" office:value="33.363739" calcext:value-type="float">
            <text:p>33.363739</text:p>
          </table:table-cell>
          <table:table-cell office:value-type="float" office:value="35.922424" calcext:value-type="float">
            <text:p>35.922424</text:p>
          </table:table-cell>
          <table:table-cell office:value-type="float" office:value="36.602921" calcext:value-type="float">
            <text:p>36.602921</text:p>
          </table:table-cell>
          <table:table-cell office:value-type="float" office:value="35.028084" calcext:value-type="float">
            <text:p>35.028084</text:p>
          </table:table-cell>
          <table:table-cell office:value-type="float" office:value="37.155903" calcext:value-type="float">
            <text:p>37.155903</text:p>
          </table:table-cell>
          <table:table-cell office:value-type="float" office:value="33.869797" calcext:value-type="float">
            <text:p>33.869797</text:p>
          </table:table-cell>
          <table:table-cell office:value-type="float" office:value="35.493195" calcext:value-type="float">
            <text:p>35.493195</text:p>
          </table:table-cell>
          <table:table-cell office:value-type="float" office:value="36.107121" calcext:value-type="float">
            <text:p>36.107121</text:p>
          </table:table-cell>
          <table:table-cell office:value-type="float" office:value="33.965481" calcext:value-type="float">
            <text:p>33.965481</text:p>
          </table:table-cell>
          <table:table-cell office:value-type="float" office:value="35.369389" calcext:value-type="float">
            <text:p>35.369389</text:p>
          </table:table-cell>
          <table:table-cell office:value-type="float" office:value="36.758747" calcext:value-type="float">
            <text:p>36.758747</text:p>
          </table:table-cell>
          <table:table-cell office:value-type="float" office:value="36.856541" calcext:value-type="float">
            <text:p>36.856541</text:p>
          </table:table-cell>
          <table:table-cell office:value-type="float" office:value="36.673233" calcext:value-type="float">
            <text:p>36.673233</text:p>
          </table:table-cell>
          <table:table-cell office:value-type="float" office:value="36.387569" calcext:value-type="float">
            <text:p>36.387569</text:p>
          </table:table-cell>
          <table:table-cell office:value-type="float" office:value="36.573238" calcext:value-type="float">
            <text:p>36.573238</text:p>
          </table:table-cell>
          <table:table-cell office:value-type="float" office:value="36.977844" calcext:value-type="float">
            <text:p>36.977844</text:p>
          </table:table-cell>
          <table:table-cell office:value-type="float" office:value="37.577168" calcext:value-type="float">
            <text:p>37.577168</text:p>
          </table:table-cell>
          <table:table-cell office:value-type="float" office:value="36.487019" calcext:value-type="float">
            <text:p>36.487019</text:p>
          </table:table-cell>
          <table:table-cell office:value-type="float" office:value="38.405849" calcext:value-type="float">
            <text:p>38.405849</text:p>
          </table:table-cell>
          <table:table-cell office:value-type="float" office:value="35.254471" calcext:value-type="float">
            <text:p>35.254471</text:p>
          </table:table-cell>
          <table:table-cell office:value-type="float" office:value="35.110401" calcext:value-type="float">
            <text:p>35.110401</text:p>
          </table:table-cell>
          <table:table-cell office:value-type="float" office:value="37.099651" calcext:value-type="float">
            <text:p>37.099651</text:p>
          </table:table-cell>
          <table:table-cell office:value-type="float" office:value="37.02977" calcext:value-type="float">
            <text:p>37.02977</text:p>
          </table:table-cell>
          <table:table-cell office:value-type="float" office:value="37.32576" calcext:value-type="float">
            <text:p>37.32576</text:p>
          </table:table-cell>
          <table:table-cell office:value-type="float" office:value="34.5616" calcext:value-type="float">
            <text:p>34.5616</text:p>
          </table:table-cell>
          <table:table-cell office:value-type="float" office:value="35.283146" calcext:value-type="float">
            <text:p>35.283146</text:p>
          </table:table-cell>
          <table:table-cell office:value-type="float" office:value="35.283398" calcext:value-type="float">
            <text:p>35.283398</text:p>
          </table:table-cell>
          <table:table-cell office:value-type="float" office:value="36.186672" calcext:value-type="float">
            <text:p>36.186672</text:p>
          </table:table-cell>
          <table:table-cell office:value-type="float" office:value="37.200993" calcext:value-type="float">
            <text:p>37.200993</text:p>
          </table:table-cell>
          <table:table-cell office:value-type="float" office:value="36.10524" calcext:value-type="float">
            <text:p>36.10524</text:p>
          </table:table-cell>
          <table:table-cell office:value-type="float" office:value="38.174458" calcext:value-type="float">
            <text:p>38.174458</text:p>
          </table:table-cell>
          <table:table-cell office:value-type="float" office:value="37.816227" calcext:value-type="float">
            <text:p>37.816227</text:p>
          </table:table-cell>
          <table:table-cell office:value-type="float" office:value="37.651459" calcext:value-type="float">
            <text:p>37.651459</text:p>
          </table:table-cell>
          <table:table-cell office:value-type="float" office:value="37.171448" calcext:value-type="float">
            <text:p>37.171448</text:p>
          </table:table-cell>
          <table:table-cell office:value-type="float" office:value="36.703041" calcext:value-type="float">
            <text:p>36.703041</text:p>
          </table:table-cell>
          <table:table-cell office:value-type="float" office:value="36.202644" calcext:value-type="float">
            <text:p>36.202644</text:p>
          </table:table-cell>
          <table:table-cell office:value-type="float" office:value="36.26572" calcext:value-type="float">
            <text:p>36.26572</text:p>
          </table:table-cell>
          <table:table-cell office:value-type="float" office:value="36.196739" calcext:value-type="float">
            <text:p>36.196739</text:p>
          </table:table-cell>
          <table:table-cell office:value-type="float" office:value="39.601551" calcext:value-type="float">
            <text:p>39.601551</text:p>
          </table:table-cell>
          <table:table-cell office:value-type="float" office:value="37.215557" calcext:value-type="float">
            <text:p>37.215557</text:p>
          </table:table-cell>
          <table:table-cell office:value-type="float" office:value="38.90028" calcext:value-type="float">
            <text:p>38.90028</text:p>
          </table:table-cell>
          <table:table-cell office:value-type="float" office:value="38.968521" calcext:value-type="float">
            <text:p>38.968521</text:p>
          </table:table-cell>
          <table:table-cell office:value-type="float" office:value="36.812355" calcext:value-type="float">
            <text:p>36.812355</text:p>
          </table:table-cell>
          <table:table-cell office:value-type="float" office:value="38.891846" calcext:value-type="float">
            <text:p>38.891846</text:p>
          </table:table-cell>
          <table:table-cell office:value-type="float" office:value="38.614262" calcext:value-type="float">
            <text:p>38.614262</text:p>
          </table:table-cell>
          <table:table-cell office:value-type="float" office:value="36.655941" calcext:value-type="float">
            <text:p>36.655941</text:p>
          </table:table-cell>
          <table:table-cell office:value-type="float" office:value="36.957249" calcext:value-type="float">
            <text:p>36.957249</text:p>
          </table:table-cell>
          <table:table-cell office:value-type="float" office:value="37.714703" calcext:value-type="float">
            <text:p>37.714703</text:p>
          </table:table-cell>
          <table:table-cell office:value-type="float" office:value="37.850185" calcext:value-type="float">
            <text:p>37.850185</text:p>
          </table:table-cell>
          <table:table-cell office:value-type="float" office:value="39.694241" calcext:value-type="float">
            <text:p>39.694241</text:p>
          </table:table-cell>
          <table:table-cell office:value-type="float" office:value="39.439686" calcext:value-type="float">
            <text:p>39.439686</text:p>
          </table:table-cell>
          <table:table-cell office:value-type="float" office:value="38.595394" calcext:value-type="float">
            <text:p>38.595394</text:p>
          </table:table-cell>
          <table:table-cell office:value-type="float" office:value="39.739895" calcext:value-type="float">
            <text:p>39.739895</text:p>
          </table:table-cell>
          <table:table-cell office:value-type="float" office:value="37.117851" calcext:value-type="float">
            <text:p>37.117851</text:p>
          </table:table-cell>
          <table:table-cell office:value-type="float" office:value="39.005497" calcext:value-type="float">
            <text:p>39.005497</text:p>
          </table:table-cell>
          <table:table-cell office:value-type="float" office:value="39.224422" calcext:value-type="float">
            <text:p>39.224422</text:p>
          </table:table-cell>
          <table:table-cell office:value-type="float" office:value="39.149368" calcext:value-type="float">
            <text:p>39.149368</text:p>
          </table:table-cell>
          <table:table-cell office:value-type="float" office:value="39.282455" calcext:value-type="float">
            <text:p>39.282455</text:p>
          </table:table-cell>
          <table:table-cell office:value-type="float" office:value="40.313301" calcext:value-type="float">
            <text:p>40.313301</text:p>
          </table:table-cell>
          <table:table-cell office:value-type="float" office:value="41.544189" calcext:value-type="float">
            <text:p>41.544189</text:p>
          </table:table-cell>
          <table:table-cell office:value-type="float" office:value="40.413151" calcext:value-type="float">
            <text:p>40.413151</text:p>
          </table:table-cell>
          <table:table-cell office:value-type="float" office:value="40.239426" calcext:value-type="float">
            <text:p>40.239426</text:p>
          </table:table-cell>
          <table:table-cell office:value-type="float" office:value="40.038563" calcext:value-type="float">
            <text:p>40.038563</text:p>
          </table:table-cell>
          <table:table-cell office:value-type="float" office:value="41.273441" calcext:value-type="float">
            <text:p>41.273441</text:p>
          </table:table-cell>
          <table:table-cell office:value-type="float" office:value="40.38065" calcext:value-type="float">
            <text:p>40.38065</text:p>
          </table:table-cell>
          <table:table-cell office:value-type="float" office:value="38.596165" calcext:value-type="float">
            <text:p>38.596165</text:p>
          </table:table-cell>
          <table:table-cell office:value-type="float" office:value="39.51836" calcext:value-type="float">
            <text:p>39.51836</text:p>
          </table:table-cell>
          <table:table-cell office:value-type="float" office:value="38.172264" calcext:value-type="float">
            <text:p>38.172264</text:p>
          </table:table-cell>
          <table:table-cell office:value-type="float" office:value="40.027878" calcext:value-type="float">
            <text:p>40.027878</text:p>
          </table:table-cell>
          <table:table-cell office:value-type="float" office:value="40.391392" calcext:value-type="float">
            <text:p>40.391392</text:p>
          </table:table-cell>
          <table:table-cell office:value-type="float" office:value="41.051655" calcext:value-type="float">
            <text:p>41.051655</text:p>
          </table:table-cell>
          <table:table-cell office:value-type="float" office:value="41.06432" calcext:value-type="float">
            <text:p>41.06432</text:p>
          </table:table-cell>
          <table:table-cell office:value-type="float" office:value="40.165703" calcext:value-type="float">
            <text:p>40.165703</text:p>
          </table:table-cell>
          <table:table-cell office:value-type="float" office:value="40.561993" calcext:value-type="float">
            <text:p>40.561993</text:p>
          </table:table-cell>
          <table:table-cell office:value-type="float" office:value="38.208038" calcext:value-type="float">
            <text:p>38.208038</text:p>
          </table:table-cell>
          <table:table-cell office:value-type="float" office:value="40.173492" calcext:value-type="float">
            <text:p>40.173492</text:p>
          </table:table-cell>
          <table:table-cell office:value-type="float" office:value="40.373734" calcext:value-type="float">
            <text:p>40.373734</text:p>
          </table:table-cell>
          <table:table-cell office:value-type="float" office:value="38.675678" calcext:value-type="float">
            <text:p>38.675678</text:p>
          </table:table-cell>
          <table:table-cell office:value-type="float" office:value="38.523937" calcext:value-type="float">
            <text:p>38.523937</text:p>
          </table:table-cell>
          <table:table-cell office:value-type="float" office:value="39.716717" calcext:value-type="float">
            <text:p>39.716717</text:p>
          </table:table-cell>
          <table:table-cell office:value-type="float" office:value="40.489815" calcext:value-type="float">
            <text:p>40.489815</text:p>
          </table:table-cell>
          <table:table-cell office:value-type="float" office:value="40.346947" calcext:value-type="float">
            <text:p>40.346947</text:p>
          </table:table-cell>
          <table:table-cell office:value-type="float" office:value="42.069534" calcext:value-type="float">
            <text:p>42.069534</text:p>
          </table:table-cell>
          <table:table-cell office:value-type="float" office:value="41.145977" calcext:value-type="float">
            <text:p>41.145977</text:p>
          </table:table-cell>
          <table:table-cell office:value-type="float" office:value="39.15464" calcext:value-type="float">
            <text:p>39.15464</text:p>
          </table:table-cell>
          <table:table-cell office:value-type="float" office:value="41.701183" calcext:value-type="float">
            <text:p>41.701183</text:p>
          </table:table-cell>
          <table:table-cell office:value-type="float" office:value="39.737953" calcext:value-type="float">
            <text:p>39.737953</text:p>
          </table:table-cell>
          <table:table-cell office:value-type="float" office:value="40.493431" calcext:value-type="float">
            <text:p>40.493431</text:p>
          </table:table-cell>
          <table:table-cell office:value-type="float" office:value="41.262543" calcext:value-type="float">
            <text:p>41.262543</text:p>
          </table:table-cell>
          <table:table-cell office:value-type="float" office:value="42.598171" calcext:value-type="float">
            <text:p>42.598171</text:p>
          </table:table-cell>
          <table:table-cell office:value-type="float" office:value="42.576775" calcext:value-type="float">
            <text:p>42.576775</text:p>
          </table:table-cell>
          <table:table-cell office:value-type="float" office:value="42.227211" calcext:value-type="float">
            <text:p>42.227211</text:p>
          </table:table-cell>
          <table:table-cell office:value-type="float" office:value="41.181286" calcext:value-type="float">
            <text:p>41.181286</text:p>
          </table:table-cell>
          <table:table-cell office:value-type="float" office:value="42.291828" calcext:value-type="float">
            <text:p>42.291828</text:p>
          </table:table-cell>
          <table:table-cell office:value-type="float" office:value="42.554779" calcext:value-type="float">
            <text:p>42.554779</text:p>
          </table:table-cell>
          <table:table-cell office:value-type="float" office:value="41.359989" calcext:value-type="float">
            <text:p>41.359989</text:p>
          </table:table-cell>
          <table:table-cell office:value-type="float" office:value="40.963608" calcext:value-type="float">
            <text:p>40.963608</text:p>
          </table:table-cell>
          <table:table-cell office:value-type="float" office:value="42.093773" calcext:value-type="float">
            <text:p>42.093773</text:p>
          </table:table-cell>
          <table:table-cell office:value-type="float" office:value="43.020821" calcext:value-type="float">
            <text:p>43.020821</text:p>
          </table:table-cell>
          <table:table-cell office:value-type="float" office:value="43.268463" calcext:value-type="float">
            <text:p>43.268463</text:p>
          </table:table-cell>
          <table:table-cell office:value-type="float" office:value="43.209747" calcext:value-type="float">
            <text:p>43.209747</text:p>
          </table:table-cell>
          <table:table-cell office:value-type="float" office:value="41.535969" calcext:value-type="float">
            <text:p>41.535969</text:p>
          </table:table-cell>
          <table:table-cell office:value-type="float" office:value="41.831898" calcext:value-type="float">
            <text:p>41.831898</text:p>
          </table:table-cell>
          <table:table-cell office:value-type="float" office:value="42.708969" calcext:value-type="float">
            <text:p>42.708969</text:p>
          </table:table-cell>
          <table:table-cell office:value-type="float" office:value="43.806046" calcext:value-type="float">
            <text:p>43.806046</text:p>
          </table:table-cell>
          <table:table-cell office:value-type="float" office:value="45.200134" calcext:value-type="float">
            <text:p>45.200134</text:p>
          </table:table-cell>
          <table:table-cell office:value-type="float" office:value="42.408775" calcext:value-type="float">
            <text:p>42.408775</text:p>
          </table:table-cell>
          <table:table-cell office:value-type="float" office:value="43.317505" calcext:value-type="float">
            <text:p>43.317505</text:p>
          </table:table-cell>
          <table:table-cell office:value-type="float" office:value="43.71236" calcext:value-type="float">
            <text:p>43.71236</text:p>
          </table:table-cell>
          <table:table-cell office:value-type="float" office:value="41.77454" calcext:value-type="float">
            <text:p>41.77454</text:p>
          </table:table-cell>
          <table:table-cell office:value-type="float" office:value="43.931904" calcext:value-type="float">
            <text:p>43.931904</text:p>
          </table:table-cell>
          <table:table-cell office:value-type="float" office:value="44.24168" calcext:value-type="float">
            <text:p>44.24168</text:p>
          </table:table-cell>
          <table:table-cell office:value-type="float" office:value="42.964249" calcext:value-type="float">
            <text:p>42.964249</text:p>
          </table:table-cell>
          <table:table-cell office:value-type="float" office:value="43.187016" calcext:value-type="float">
            <text:p>43.187016</text:p>
          </table:table-cell>
          <table:table-cell office:value-type="float" office:value="42.106705" calcext:value-type="float">
            <text:p>42.106705</text:p>
          </table:table-cell>
          <table:table-cell office:value-type="float" office:value="42.963985" calcext:value-type="float">
            <text:p>42.963985</text:p>
          </table:table-cell>
          <table:table-cell office:value-type="float" office:value="42.60265" calcext:value-type="float">
            <text:p>42.60265</text:p>
          </table:table-cell>
          <table:table-cell office:value-type="float" office:value="43.747864" calcext:value-type="float">
            <text:p>43.747864</text:p>
          </table:table-cell>
          <table:table-cell office:value-type="float" office:value="44.682487" calcext:value-type="float">
            <text:p>44.682487</text:p>
          </table:table-cell>
          <table:table-cell office:value-type="float" office:value="44.795849" calcext:value-type="float">
            <text:p>44.795849</text:p>
          </table:table-cell>
          <table:table-cell office:value-type="float" office:value="42.633614" calcext:value-type="float">
            <text:p>42.633614</text:p>
          </table:table-cell>
          <table:table-cell office:value-type="float" office:value="44.481071" calcext:value-type="float">
            <text:p>44.481071</text:p>
          </table:table-cell>
          <table:table-cell office:value-type="float" office:value="45.803143" calcext:value-type="float">
            <text:p>45.803143</text:p>
          </table:table-cell>
          <table:table-cell office:value-type="float" office:value="44.049278" calcext:value-type="float">
            <text:p>44.049278</text:p>
          </table:table-cell>
          <table:table-cell office:value-type="float" office:value="44.04007" calcext:value-type="float">
            <text:p>44.04007</text:p>
          </table:table-cell>
          <table:table-cell office:value-type="float" office:value="43.778522" calcext:value-type="float">
            <text:p>43.778522</text:p>
          </table:table-cell>
          <table:table-cell office:value-type="float" office:value="43.795391" calcext:value-type="float">
            <text:p>43.795391</text:p>
          </table:table-cell>
          <table:table-cell office:value-type="float" office:value="45.798386" calcext:value-type="float">
            <text:p>45.798386</text:p>
          </table:table-cell>
          <table:table-cell office:value-type="float" office:value="43.932838" calcext:value-type="float">
            <text:p>43.932838</text:p>
          </table:table-cell>
          <table:table-cell office:value-type="float" office:value="42.22578" calcext:value-type="float">
            <text:p>42.22578</text:p>
          </table:table-cell>
          <table:table-cell office:value-type="float" office:value="44.988907" calcext:value-type="float">
            <text:p>44.988907</text:p>
          </table:table-cell>
          <table:table-cell office:value-type="float" office:value="42.194569" calcext:value-type="float">
            <text:p>42.194569</text:p>
          </table:table-cell>
          <table:table-cell office:value-type="float" office:value="42.459324" calcext:value-type="float">
            <text:p>42.459324</text:p>
          </table:table-cell>
          <table:table-cell office:value-type="float" office:value="42.205086" calcext:value-type="float">
            <text:p>42.205086</text:p>
          </table:table-cell>
          <table:table-cell office:value-type="float" office:value="42.093079" calcext:value-type="float">
            <text:p>42.093079</text:p>
          </table:table-cell>
          <table:table-cell office:value-type="float" office:value="44.876266" calcext:value-type="float">
            <text:p>44.876266</text:p>
          </table:table-cell>
          <table:table-cell office:value-type="float" office:value="45.185925" calcext:value-type="float">
            <text:p>45.185925</text:p>
          </table:table-cell>
          <table:table-cell office:value-type="float" office:value="42.752487" calcext:value-type="float">
            <text:p>42.752487</text:p>
          </table:table-cell>
          <table:table-cell office:value-type="float" office:value="42.611824" calcext:value-type="float">
            <text:p>42.611824</text:p>
          </table:table-cell>
          <table:table-cell office:value-type="float" office:value="43.159374" calcext:value-type="float">
            <text:p>43.159374</text:p>
          </table:table-cell>
          <table:table-cell office:value-type="float" office:value="45.617085" calcext:value-type="float">
            <text:p>45.617085</text:p>
          </table:table-cell>
          <table:table-cell office:value-type="float" office:value="43.828056" calcext:value-type="float">
            <text:p>43.828056</text:p>
          </table:table-cell>
          <table:table-cell office:value-type="float" office:value="43.919601" calcext:value-type="float">
            <text:p>43.919601</text:p>
          </table:table-cell>
          <table:table-cell office:value-type="float" office:value="43.505009" calcext:value-type="float">
            <text:p>43.505009</text:p>
          </table:table-cell>
          <table:table-cell office:value-type="float" office:value="44.186272" calcext:value-type="float">
            <text:p>44.186272</text:p>
          </table:table-cell>
          <table:table-cell office:value-type="float" office:value="44.975574" calcext:value-type="float">
            <text:p>44.975574</text:p>
          </table:table-cell>
          <table:table-cell office:value-type="float" office:value="43.513268" calcext:value-type="float">
            <text:p>43.513268</text:p>
          </table:table-cell>
          <table:table-cell office:value-type="float" office:value="46.026276" calcext:value-type="float">
            <text:p>46.026276</text:p>
          </table:table-cell>
          <table:table-cell office:value-type="float" office:value="44.639282" calcext:value-type="float">
            <text:p>44.639282</text:p>
          </table:table-cell>
          <table:table-cell office:value-type="float" office:value="43.890865" calcext:value-type="float">
            <text:p>43.890865</text:p>
          </table:table-cell>
          <table:table-cell office:value-type="float" office:value="46.363976" calcext:value-type="float">
            <text:p>46.363976</text:p>
          </table:table-cell>
          <table:table-cell office:value-type="float" office:value="45.848305" calcext:value-type="float">
            <text:p>45.848305</text:p>
          </table:table-cell>
          <table:table-cell office:value-type="float" office:value="46.238449" calcext:value-type="float">
            <text:p>46.238449</text:p>
          </table:table-cell>
          <table:table-cell office:value-type="float" office:value="45.711056" calcext:value-type="float">
            <text:p>45.711056</text:p>
          </table:table-cell>
          <table:table-cell office:value-type="float" office:value="45.936852" calcext:value-type="float">
            <text:p>45.936852</text:p>
          </table:table-cell>
          <table:table-cell office:value-type="float" office:value="44.99078" calcext:value-type="float">
            <text:p>44.99078</text:p>
          </table:table-cell>
          <table:table-cell office:value-type="float" office:value="45.775452" calcext:value-type="float">
            <text:p>45.775452</text:p>
          </table:table-cell>
          <table:table-cell office:value-type="float" office:value="46.067738" calcext:value-type="float">
            <text:p>46.067738</text:p>
          </table:table-cell>
          <table:table-cell office:value-type="float" office:value="47.401375" calcext:value-type="float">
            <text:p>47.401375</text:p>
          </table:table-cell>
          <table:table-cell office:value-type="float" office:value="45.359241" calcext:value-type="float">
            <text:p>45.359241</text:p>
          </table:table-cell>
          <table:table-cell office:value-type="float" office:value="48.303089" calcext:value-type="float">
            <text:p>48.303089</text:p>
          </table:table-cell>
          <table:table-cell office:value-type="float" office:value="46.87719" calcext:value-type="float">
            <text:p>46.87719</text:p>
          </table:table-cell>
          <table:table-cell office:value-type="float" office:value="46.761456" calcext:value-type="float">
            <text:p>46.761456</text:p>
          </table:table-cell>
          <table:table-cell office:value-type="float" office:value="46.450497" calcext:value-type="float">
            <text:p>46.450497</text:p>
          </table:table-cell>
          <table:table-cell office:value-type="float" office:value="47.693378" calcext:value-type="float">
            <text:p>47.693378</text:p>
          </table:table-cell>
          <table:table-cell office:value-type="float" office:value="46.469147" calcext:value-type="float">
            <text:p>46.469147</text:p>
          </table:table-cell>
          <table:table-cell office:value-type="float" office:value="45.462292" calcext:value-type="float">
            <text:p>45.462292</text:p>
          </table:table-cell>
          <table:table-cell office:value-type="float" office:value="46.815784" calcext:value-type="float">
            <text:p>46.815784</text:p>
          </table:table-cell>
          <table:table-cell office:value-type="float" office:value="46.855671" calcext:value-type="float">
            <text:p>46.855671</text:p>
          </table:table-cell>
          <table:table-cell office:value-type="float" office:value="46.706177" calcext:value-type="float">
            <text:p>46.706177</text:p>
          </table:table-cell>
          <table:table-cell office:value-type="float" office:value="48.853344" calcext:value-type="float">
            <text:p>48.853344</text:p>
          </table:table-cell>
          <table:table-cell office:value-type="float" office:value="46.865185" calcext:value-type="float">
            <text:p>46.865185</text:p>
          </table:table-cell>
          <table:table-cell office:value-type="float" office:value="47.182594" calcext:value-type="float">
            <text:p>47.182594</text:p>
          </table:table-cell>
          <table:table-cell office:value-type="float" office:value="48.526367" calcext:value-type="float">
            <text:p>48.526367</text:p>
          </table:table-cell>
          <table:table-cell office:value-type="float" office:value="48.482857" calcext:value-type="float">
            <text:p>48.482857</text:p>
          </table:table-cell>
          <table:table-cell office:value-type="float" office:value="45.0382" calcext:value-type="float">
            <text:p>45.0382</text:p>
          </table:table-cell>
          <table:table-cell office:value-type="float" office:value="47.383801" calcext:value-type="float">
            <text:p>47.383801</text:p>
          </table:table-cell>
          <table:table-cell office:value-type="float" office:value="46.417629" calcext:value-type="float">
            <text:p>46.417629</text:p>
          </table:table-cell>
          <table:table-cell office:value-type="float" office:value="46.714085" calcext:value-type="float">
            <text:p>46.714085</text:p>
          </table:table-cell>
          <table:table-cell office:value-type="float" office:value="45.115383" calcext:value-type="float">
            <text:p>45.115383</text:p>
          </table:table-cell>
          <table:table-cell office:value-type="float" office:value="47.234722" calcext:value-type="float">
            <text:p>47.234722</text:p>
          </table:table-cell>
          <table:table-cell office:value-type="float" office:value="47.246899" calcext:value-type="float">
            <text:p>47.246899</text:p>
          </table:table-cell>
          <table:table-cell office:value-type="float" office:value="46.710823" calcext:value-type="float">
            <text:p>46.710823</text:p>
          </table:table-cell>
          <table:table-cell office:value-type="float" office:value="47.925648" calcext:value-type="float">
            <text:p>47.925648</text:p>
          </table:table-cell>
          <table:table-cell office:value-type="float" office:value="48.143581" calcext:value-type="float">
            <text:p>48.143581</text:p>
          </table:table-cell>
          <table:table-cell office:value-type="float" office:value="48.525974" calcext:value-type="float">
            <text:p>48.525974</text:p>
          </table:table-cell>
          <table:table-cell office:value-type="float" office:value="50.129047" calcext:value-type="float">
            <text:p>50.129047</text:p>
          </table:table-cell>
          <table:table-cell office:value-type="float" office:value="49.850143" calcext:value-type="float">
            <text:p>49.850143</text:p>
          </table:table-cell>
          <table:table-cell office:value-type="float" office:value="49.202808" calcext:value-type="float">
            <text:p>49.202808</text:p>
          </table:table-cell>
          <table:table-cell office:value-type="float" office:value="50.837135" calcext:value-type="float">
            <text:p>50.837135</text:p>
          </table:table-cell>
          <table:table-cell office:value-type="float" office:value="48.03957" calcext:value-type="float">
            <text:p>48.03957</text:p>
          </table:table-cell>
          <table:table-cell office:value-type="float" office:value="48.790791" calcext:value-type="float">
            <text:p>48.790791</text:p>
          </table:table-cell>
          <table:table-cell office:value-type="float" office:value="46.248104" calcext:value-type="float">
            <text:p>46.248104</text:p>
          </table:table-cell>
          <table:table-cell office:value-type="float" office:value="49.541958" calcext:value-type="float">
            <text:p>49.541958</text:p>
          </table:table-cell>
          <table:table-cell office:value-type="float" office:value="47.44083" calcext:value-type="float">
            <text:p>47.44083</text:p>
          </table:table-cell>
          <table:table-cell office:value-type="float" office:value="49.881256" calcext:value-type="float">
            <text:p>49.881256</text:p>
          </table:table-cell>
          <table:table-cell office:value-type="float" office:value="50.807911" calcext:value-type="float">
            <text:p>50.807911</text:p>
          </table:table-cell>
          <table:table-cell office:value-type="float" office:value="47.998783" calcext:value-type="float">
            <text:p>47.998783</text:p>
          </table:table-cell>
          <table:table-cell office:value-type="float" office:value="49.468872" calcext:value-type="float">
            <text:p>49.468872</text:p>
          </table:table-cell>
          <table:table-cell office:value-type="float" office:value="48.78207" calcext:value-type="float">
            <text:p>48.78207</text:p>
          </table:table-cell>
          <table:table-cell office:value-type="float" office:value="50.035156" calcext:value-type="float">
            <text:p>50.035156</text:p>
          </table:table-cell>
          <table:table-cell office:value-type="float" office:value="48.545143" calcext:value-type="float">
            <text:p>48.545143</text:p>
          </table:table-cell>
          <table:table-cell office:value-type="float" office:value="48.929951" calcext:value-type="float">
            <text:p>48.929951</text:p>
          </table:table-cell>
          <table:table-cell office:value-type="float" office:value="47.446278" calcext:value-type="float">
            <text:p>47.446278</text:p>
          </table:table-cell>
          <table:table-cell office:value-type="float" office:value="47.530704" calcext:value-type="float">
            <text:p>47.530704</text:p>
          </table:table-cell>
          <table:table-cell office:value-type="float" office:value="48.5135" calcext:value-type="float">
            <text:p>48.5135</text:p>
          </table:table-cell>
          <table:table-cell office:value-type="float" office:value="48.983978" calcext:value-type="float">
            <text:p>48.983978</text:p>
          </table:table-cell>
          <table:table-cell office:value-type="float" office:value="50.690414" calcext:value-type="float">
            <text:p>50.690414</text:p>
          </table:table-cell>
          <table:table-cell office:value-type="float" office:value="49.542816" calcext:value-type="float">
            <text:p>49.542816</text:p>
          </table:table-cell>
          <table:table-cell office:value-type="float" office:value="48.462402" calcext:value-type="float">
            <text:p>48.462402</text:p>
          </table:table-cell>
          <table:table-cell office:value-type="float" office:value="50.405376" calcext:value-type="float">
            <text:p>50.405376</text:p>
          </table:table-cell>
          <table:table-cell office:value-type="float" office:value="50.861103" calcext:value-type="float">
            <text:p>50.861103</text:p>
          </table:table-cell>
          <table:table-cell office:value-type="float" office:value="51.925571" calcext:value-type="float">
            <text:p>51.925571</text:p>
          </table:table-cell>
          <table:table-cell office:value-type="float" office:value="48.340397" calcext:value-type="float">
            <text:p>48.340397</text:p>
          </table:table-cell>
          <table:table-cell office:value-type="float" office:value="49.843063" calcext:value-type="float">
            <text:p>49.843063</text:p>
          </table:table-cell>
          <table:table-cell office:value-type="float" office:value="49.057476" calcext:value-type="float">
            <text:p>49.057476</text:p>
          </table:table-cell>
          <table:table-cell office:value-type="float" office:value="49.242031" calcext:value-type="float">
            <text:p>49.242031</text:p>
          </table:table-cell>
          <table:table-cell office:value-type="float" office:value="51.302666" calcext:value-type="float">
            <text:p>51.302666</text:p>
          </table:table-cell>
          <table:table-cell office:value-type="float" office:value="51.146" calcext:value-type="float">
            <text:p>51.146</text:p>
          </table:table-cell>
          <table:table-cell office:value-type="float" office:value="49.386597" calcext:value-type="float">
            <text:p>49.386597</text:p>
          </table:table-cell>
          <table:table-cell office:value-type="float" office:value="51.929588" calcext:value-type="float">
            <text:p>51.929588</text:p>
          </table:table-cell>
          <table:table-cell office:value-type="float" office:value="50.800865" calcext:value-type="float">
            <text:p>50.800865</text:p>
          </table:table-cell>
          <table:table-cell office:value-type="float" office:value="50.570137" calcext:value-type="float">
            <text:p>50.570137</text:p>
          </table:table-cell>
          <table:table-cell office:value-type="float" office:value="49.780727" calcext:value-type="float">
            <text:p>49.780727</text:p>
          </table:table-cell>
          <table:table-cell office:value-type="float" office:value="51.813698" calcext:value-type="float">
            <text:p>51.813698</text:p>
          </table:table-cell>
          <table:table-cell office:value-type="float" office:value="50.54966" calcext:value-type="float">
            <text:p>50.54966</text:p>
          </table:table-cell>
          <table:table-cell office:value-type="float" office:value="49.033119" calcext:value-type="float">
            <text:p>49.033119</text:p>
          </table:table-cell>
          <table:table-cell office:value-type="float" office:value="49.935043" calcext:value-type="float">
            <text:p>49.935043</text:p>
          </table:table-cell>
          <table:table-cell office:value-type="float" office:value="53.254318" calcext:value-type="float">
            <text:p>53.254318</text:p>
          </table:table-cell>
          <table:table-cell office:value-type="float" office:value="49.567719" calcext:value-type="float">
            <text:p>49.567719</text:p>
          </table:table-cell>
          <table:table-cell office:value-type="float" office:value="53.266949" calcext:value-type="float">
            <text:p>53.266949</text:p>
          </table:table-cell>
          <table:table-cell office:value-type="float" office:value="50.305904" calcext:value-type="float">
            <text:p>50.305904</text:p>
          </table:table-cell>
          <table:table-cell office:value-type="float" office:value="51.283661" calcext:value-type="float">
            <text:p>51.283661</text:p>
          </table:table-cell>
          <table:table-cell office:value-type="float" office:value="50.80349" calcext:value-type="float">
            <text:p>50.80349</text:p>
          </table:table-cell>
          <table:table-cell office:value-type="float" office:value="50.969639" calcext:value-type="float">
            <text:p>50.969639</text:p>
          </table:table-cell>
          <table:table-cell office:value-type="float" office:value="51.133648" calcext:value-type="float">
            <text:p>51.133648</text:p>
          </table:table-cell>
          <table:table-cell office:value-type="float" office:value="51.511921" calcext:value-type="float">
            <text:p>51.511921</text:p>
          </table:table-cell>
          <table:table-cell office:value-type="float" office:value="52.392269" calcext:value-type="float">
            <text:p>52.392269</text:p>
          </table:table-cell>
          <table:table-cell office:value-type="float" office:value="51.241577" calcext:value-type="float">
            <text:p>51.241577</text:p>
          </table:table-cell>
          <table:table-cell office:value-type="float" office:value="52.863049" calcext:value-type="float">
            <text:p>52.863049</text:p>
          </table:table-cell>
          <table:table-cell office:value-type="float" office:value="49.087433" calcext:value-type="float">
            <text:p>49.087433</text:p>
          </table:table-cell>
          <table:table-cell office:value-type="float" office:value="49.964294" calcext:value-type="float">
            <text:p>49.964294</text:p>
          </table:table-cell>
          <table:table-cell office:value-type="float" office:value="50.283611" calcext:value-type="float">
            <text:p>50.283611</text:p>
          </table:table-cell>
          <table:table-cell office:value-type="float" office:value="51.757675" calcext:value-type="float">
            <text:p>51.757675</text:p>
          </table:table-cell>
          <table:table-cell office:value-type="float" office:value="50.4254" calcext:value-type="float">
            <text:p>50.4254</text:p>
          </table:table-cell>
          <table:table-cell office:value-type="float" office:value="49.723625" calcext:value-type="float">
            <text:p>49.723625</text:p>
          </table:table-cell>
          <table:table-cell office:value-type="float" office:value="50.501968" calcext:value-type="float">
            <text:p>50.501968</text:p>
          </table:table-cell>
          <table:table-cell office:value-type="float" office:value="50.541256" calcext:value-type="float">
            <text:p>50.541256</text:p>
          </table:table-cell>
          <table:table-cell office:value-type="float" office:value="52.822041" calcext:value-type="float">
            <text:p>52.822041</text:p>
          </table:table-cell>
          <table:table-cell office:value-type="float" office:value="50.321663" calcext:value-type="float">
            <text:p>50.321663</text:p>
          </table:table-cell>
          <table:table-cell office:value-type="float" office:value="53.029072" calcext:value-type="float">
            <text:p>53.029072</text:p>
          </table:table-cell>
          <table:table-cell office:value-type="float" office:value="52.347527" calcext:value-type="float">
            <text:p>52.347527</text:p>
          </table:table-cell>
          <table:table-cell office:value-type="float" office:value="50.907516" calcext:value-type="float">
            <text:p>50.907516</text:p>
          </table:table-cell>
          <table:table-cell office:value-type="float" office:value="51.747974" calcext:value-type="float">
            <text:p>51.747974</text:p>
          </table:table-cell>
          <table:table-cell office:value-type="float" office:value="53.635036" calcext:value-type="float">
            <text:p>53.635036</text:p>
          </table:table-cell>
          <table:table-cell office:value-type="float" office:value="50.814465" calcext:value-type="float">
            <text:p>50.814465</text:p>
          </table:table-cell>
          <table:table-cell office:value-type="float" office:value="51.653214" calcext:value-type="float">
            <text:p>51.653214</text:p>
          </table:table-cell>
          <table:table-cell office:value-type="float" office:value="53.003078" calcext:value-type="float">
            <text:p>53.003078</text:p>
          </table:table-cell>
          <table:table-cell office:value-type="float" office:value="50.99173" calcext:value-type="float">
            <text:p>50.99173</text:p>
          </table:table-cell>
          <table:table-cell office:value-type="float" office:value="52.485897" calcext:value-type="float">
            <text:p>52.485897</text:p>
          </table:table-cell>
          <table:table-cell office:value-type="float" office:value="51.159081" calcext:value-type="float">
            <text:p>51.159081</text:p>
          </table:table-cell>
          <table:table-cell office:value-type="float" office:value="53.110489" calcext:value-type="float">
            <text:p>53.110489</text:p>
          </table:table-cell>
          <table:table-cell office:value-type="float" office:value="53.747787" calcext:value-type="float">
            <text:p>53.747787</text:p>
          </table:table-cell>
          <table:table-cell office:value-type="float" office:value="52.360828" calcext:value-type="float">
            <text:p>52.360828</text:p>
          </table:table-cell>
          <table:table-cell office:value-type="float" office:value="51.578934" calcext:value-type="float">
            <text:p>51.578934</text:p>
          </table:table-cell>
          <table:table-cell office:value-type="float" office:value="52.41148" calcext:value-type="float">
            <text:p>52.41148</text:p>
          </table:table-cell>
          <table:table-cell office:value-type="float" office:value="53.658588" calcext:value-type="float">
            <text:p>53.658588</text:p>
          </table:table-cell>
          <table:table-cell office:value-type="float" office:value="53.824474" calcext:value-type="float">
            <text:p>53.824474</text:p>
          </table:table-cell>
          <table:table-cell office:value-type="float" office:value="53.516041" calcext:value-type="float">
            <text:p>53.516041</text:p>
          </table:table-cell>
          <table:table-cell office:value-type="float" office:value="56.872921" calcext:value-type="float">
            <text:p>56.872921</text:p>
          </table:table-cell>
          <table:table-cell office:value-type="float" office:value="52.275581" calcext:value-type="float">
            <text:p>52.275581</text:p>
          </table:table-cell>
          <table:table-cell office:value-type="float" office:value="52.860329" calcext:value-type="float">
            <text:p>52.860329</text:p>
          </table:table-cell>
          <table:table-cell office:value-type="float" office:value="55.109215" calcext:value-type="float">
            <text:p>55.109215</text:p>
          </table:table-cell>
          <table:table-cell office:value-type="float" office:value="53.583561" calcext:value-type="float">
            <text:p>53.583561</text:p>
          </table:table-cell>
          <table:table-cell office:value-type="float" office:value="53.410198" calcext:value-type="float">
            <text:p>53.410198</text:p>
          </table:table-cell>
          <table:table-cell office:value-type="float" office:value="53.586742" calcext:value-type="float">
            <text:p>53.586742</text:p>
          </table:table-cell>
          <table:table-cell office:value-type="float" office:value="52.69873" calcext:value-type="float">
            <text:p>52.69873</text:p>
          </table:table-cell>
          <table:table-cell office:value-type="float" office:value="53.188015" calcext:value-type="float">
            <text:p>53.188015</text:p>
          </table:table-cell>
          <table:table-cell office:value-type="float" office:value="54.006413" calcext:value-type="float">
            <text:p>54.006413</text:p>
          </table:table-cell>
          <table:table-cell office:value-type="float" office:value="53.088482" calcext:value-type="float">
            <text:p>53.088482</text:p>
          </table:table-cell>
          <table:table-cell office:value-type="float" office:value="53.872784" calcext:value-type="float">
            <text:p>53.872784</text:p>
          </table:table-cell>
          <table:table-cell office:value-type="float" office:value="55.149845" calcext:value-type="float">
            <text:p>55.149845</text:p>
          </table:table-cell>
          <table:table-cell office:value-type="float" office:value="54.309612" calcext:value-type="float">
            <text:p>54.309612</text:p>
          </table:table-cell>
          <table:table-cell office:value-type="float" office:value="55.236656" calcext:value-type="float">
            <text:p>55.236656</text:p>
          </table:table-cell>
          <table:table-cell office:value-type="float" office:value="54.535656" calcext:value-type="float">
            <text:p>54.535656</text:p>
          </table:table-cell>
          <table:table-cell office:value-type="float" office:value="53.828003" calcext:value-type="float">
            <text:p>53.828003</text:p>
          </table:table-cell>
          <table:table-cell office:value-type="float" office:value="54.450512" calcext:value-type="float">
            <text:p>54.450512</text:p>
          </table:table-cell>
          <table:table-cell office:value-type="float" office:value="55.053165" calcext:value-type="float">
            <text:p>55.053165</text:p>
          </table:table-cell>
          <table:table-cell office:value-type="float" office:value="53.631554" calcext:value-type="float">
            <text:p>53.631554</text:p>
          </table:table-cell>
          <table:table-cell office:value-type="float" office:value="54.847008" calcext:value-type="float">
            <text:p>54.847008</text:p>
          </table:table-cell>
          <table:table-cell office:value-type="float" office:value="54.667" calcext:value-type="float">
            <text:p>54.667</text:p>
          </table:table-cell>
          <table:table-cell office:value-type="float" office:value="53.464054" calcext:value-type="float">
            <text:p>53.464054</text:p>
          </table:table-cell>
          <table:table-cell office:value-type="float" office:value="55.702953" calcext:value-type="float">
            <text:p>55.702953</text:p>
          </table:table-cell>
          <table:table-cell office:value-type="float" office:value="54.651447" calcext:value-type="float">
            <text:p>54.651447</text:p>
          </table:table-cell>
          <table:table-cell office:value-type="float" office:value="55.27216" calcext:value-type="float">
            <text:p>55.27216</text:p>
          </table:table-cell>
          <table:table-cell office:value-type="float" office:value="54.138721" calcext:value-type="float">
            <text:p>54.138721</text:p>
          </table:table-cell>
          <table:table-cell office:value-type="float" office:value="55.998638" calcext:value-type="float">
            <text:p>55.998638</text:p>
          </table:table-cell>
          <table:table-cell office:value-type="float" office:value="54.298573" calcext:value-type="float">
            <text:p>54.298573</text:p>
          </table:table-cell>
          <table:table-cell office:value-type="float" office:value="56.65041" calcext:value-type="float">
            <text:p>56.65041</text:p>
          </table:table-cell>
          <table:table-cell office:value-type="float" office:value="57.313873" calcext:value-type="float">
            <text:p>57.313873</text:p>
          </table:table-cell>
          <table:table-cell office:value-type="float" office:value="55.243404" calcext:value-type="float">
            <text:p>55.243404</text:p>
          </table:table-cell>
          <table:table-cell office:value-type="float" office:value="57.189255" calcext:value-type="float">
            <text:p>57.189255</text:p>
          </table:table-cell>
          <table:table-cell office:value-type="float" office:value="55.698833" calcext:value-type="float">
            <text:p>55.698833</text:p>
          </table:table-cell>
          <table:table-cell office:value-type="float" office:value="54.986588" calcext:value-type="float">
            <text:p>54.986588</text:p>
          </table:table-cell>
          <table:table-cell office:value-type="float" office:value="54.306057" calcext:value-type="float">
            <text:p>54.306057</text:p>
          </table:table-cell>
          <table:table-cell office:value-type="float" office:value="56.157993" calcext:value-type="float">
            <text:p>56.157993</text:p>
          </table:table-cell>
          <table:table-cell office:value-type="float" office:value="56.040741" calcext:value-type="float">
            <text:p>56.040741</text:p>
          </table:table-cell>
          <table:table-cell office:value-type="float" office:value="57.031616" calcext:value-type="float">
            <text:p>57.031616</text:p>
          </table:table-cell>
          <table:table-cell office:value-type="float" office:value="56.374165" calcext:value-type="float">
            <text:p>56.374165</text:p>
          </table:table-cell>
          <table:table-cell office:value-type="float" office:value="57.823006" calcext:value-type="float">
            <text:p>57.823006</text:p>
          </table:table-cell>
          <table:table-cell office:value-type="float" office:value="55.746201" calcext:value-type="float">
            <text:p>55.746201</text:p>
          </table:table-cell>
          <table:table-cell office:value-type="float" office:value="55.198433" calcext:value-type="float">
            <text:p>55.198433</text:p>
          </table:table-cell>
          <table:table-cell office:value-type="float" office:value="56.020954" calcext:value-type="float">
            <text:p>56.020954</text:p>
          </table:table-cell>
          <table:table-cell office:value-type="float" office:value="56.726128" calcext:value-type="float">
            <text:p>56.726128</text:p>
          </table:table-cell>
          <table:table-cell office:value-type="float" office:value="57.205978" calcext:value-type="float">
            <text:p>57.205978</text:p>
          </table:table-cell>
          <table:table-cell office:value-type="float" office:value="55.686035" calcext:value-type="float">
            <text:p>55.686035</text:p>
          </table:table-cell>
          <table:table-cell office:value-type="float" office:value="57.460609" calcext:value-type="float">
            <text:p>57.460609</text:p>
          </table:table-cell>
          <table:table-cell office:value-type="float" office:value="55.86544" calcext:value-type="float">
            <text:p>55.86544</text:p>
          </table:table-cell>
          <table:table-cell office:value-type="float" office:value="56.959896" calcext:value-type="float">
            <text:p>56.959896</text:p>
          </table:table-cell>
          <table:table-cell office:value-type="float" office:value="58.019577" calcext:value-type="float">
            <text:p>58.019577</text:p>
          </table:table-cell>
          <table:table-cell office:value-type="float" office:value="57.755878" calcext:value-type="float">
            <text:p>57.755878</text:p>
          </table:table-cell>
          <table:table-cell office:value-type="float" office:value="55.818695" calcext:value-type="float">
            <text:p>55.818695</text:p>
          </table:table-cell>
          <table:table-cell office:value-type="float" office:value="56.630516" calcext:value-type="float">
            <text:p>56.630516</text:p>
          </table:table-cell>
          <table:table-cell office:value-type="float" office:value="56.952164" calcext:value-type="float">
            <text:p>56.952164</text:p>
          </table:table-cell>
          <table:table-cell office:value-type="float" office:value="57.896709" calcext:value-type="float">
            <text:p>57.896709</text:p>
          </table:table-cell>
          <table:table-cell office:value-type="float" office:value="57.595829" calcext:value-type="float">
            <text:p>57.595829</text:p>
          </table:table-cell>
          <table:table-cell office:value-type="float" office:value="57.361309" calcext:value-type="float">
            <text:p>57.361309</text:p>
          </table:table-cell>
          <table:table-cell office:value-type="float" office:value="56.039879" calcext:value-type="float">
            <text:p>56.039879</text:p>
          </table:table-cell>
          <table:table-cell office:value-type="float" office:value="57.773094" calcext:value-type="float">
            <text:p>57.773094</text:p>
          </table:table-cell>
          <table:table-cell office:value-type="float" office:value="57.092693" calcext:value-type="float">
            <text:p>57.092693</text:p>
          </table:table-cell>
          <table:table-cell office:value-type="float" office:value="57.876663" calcext:value-type="float">
            <text:p>57.876663</text:p>
          </table:table-cell>
          <table:table-cell office:value-type="float" office:value="57.520824" calcext:value-type="float">
            <text:p>57.520824</text:p>
          </table:table-cell>
          <table:table-cell office:value-type="float" office:value="57.232738" calcext:value-type="float">
            <text:p>57.232738</text:p>
          </table:table-cell>
          <table:table-cell office:value-type="float" office:value="57.621918" calcext:value-type="float">
            <text:p>57.621918</text:p>
          </table:table-cell>
          <table:table-cell office:value-type="float" office:value="57.499702" calcext:value-type="float">
            <text:p>57.499702</text:p>
          </table:table-cell>
          <table:table-cell office:value-type="float" office:value="56.683079" calcext:value-type="float">
            <text:p>56.683079</text:p>
          </table:table-cell>
          <table:table-cell office:value-type="float" office:value="60.165775" calcext:value-type="float">
            <text:p>60.165775</text:p>
          </table:table-cell>
          <table:table-cell office:value-type="float" office:value="57.250557" calcext:value-type="float">
            <text:p>57.250557</text:p>
          </table:table-cell>
          <table:table-cell office:value-type="float" office:value="58.906399" calcext:value-type="float">
            <text:p>58.906399</text:p>
          </table:table-cell>
          <table:table-cell office:value-type="float" office:value="58.590775" calcext:value-type="float">
            <text:p>58.590775</text:p>
          </table:table-cell>
          <table:table-cell office:value-type="float" office:value="58.907558" calcext:value-type="float">
            <text:p>58.907558</text:p>
          </table:table-cell>
          <table:table-cell office:value-type="float" office:value="59.109203" calcext:value-type="float">
            <text:p>59.109203</text:p>
          </table:table-cell>
          <table:table-cell office:value-type="float" office:value="57.053673" calcext:value-type="float">
            <text:p>57.053673</text:p>
          </table:table-cell>
          <table:table-cell office:value-type="float" office:value="58.265442" calcext:value-type="float">
            <text:p>58.265442</text:p>
          </table:table-cell>
          <table:table-cell office:value-type="float" office:value="58.518845" calcext:value-type="float">
            <text:p>58.518845</text:p>
          </table:table-cell>
          <table:table-cell office:value-type="float" office:value="57.857662" calcext:value-type="float">
            <text:p>57.857662</text:p>
          </table:table-cell>
          <table:table-cell office:value-type="float" office:value="58.462933" calcext:value-type="float">
            <text:p>58.462933</text:p>
          </table:table-cell>
          <table:table-cell office:value-type="float" office:value="58.776009" calcext:value-type="float">
            <text:p>58.776009</text:p>
          </table:table-cell>
          <table:table-cell office:value-type="float" office:value="58.41095" calcext:value-type="float">
            <text:p>58.41095</text:p>
          </table:table-cell>
          <table:table-cell office:value-type="float" office:value="58.822895" calcext:value-type="float">
            <text:p>58.822895</text:p>
          </table:table-cell>
          <table:table-cell office:value-type="float" office:value="59.913979" calcext:value-type="float">
            <text:p>59.913979</text:p>
          </table:table-cell>
          <table:table-cell office:value-type="float" office:value="59.208454" calcext:value-type="float">
            <text:p>59.208454</text:p>
          </table:table-cell>
          <table:table-cell office:value-type="float" office:value="58.819019" calcext:value-type="float">
            <text:p>58.819019</text:p>
          </table:table-cell>
          <table:table-cell office:value-type="float" office:value="59.058895" calcext:value-type="float">
            <text:p>59.058895</text:p>
          </table:table-cell>
          <table:table-cell office:value-type="float" office:value="58.340771" calcext:value-type="float">
            <text:p>58.340771</text:p>
          </table:table-cell>
          <table:table-cell office:value-type="float" office:value="60.516548" calcext:value-type="float">
            <text:p>60.516548</text:p>
          </table:table-cell>
          <table:table-cell office:value-type="float" office:value="59.031155" calcext:value-type="float">
            <text:p>59.031155</text:p>
          </table:table-cell>
          <table:table-cell office:value-type="float" office:value="60.617836" calcext:value-type="float">
            <text:p>60.617836</text:p>
          </table:table-cell>
          <table:table-cell office:value-type="float" office:value="61.317688" calcext:value-type="float">
            <text:p>61.317688</text:p>
          </table:table-cell>
          <table:table-cell office:value-type="float" office:value="58.656193" calcext:value-type="float">
            <text:p>58.656193</text:p>
          </table:table-cell>
          <table:table-cell office:value-type="float" office:value="60.364185" calcext:value-type="float">
            <text:p>60.364185</text:p>
          </table:table-cell>
          <table:table-cell office:value-type="float" office:value="61.416176" calcext:value-type="float">
            <text:p>61.416176</text:p>
          </table:table-cell>
          <table:table-cell office:value-type="float" office:value="61.75182" calcext:value-type="float">
            <text:p>61.75182</text:p>
          </table:table-cell>
          <table:table-cell office:value-type="float" office:value="62.89806" calcext:value-type="float">
            <text:p>62.89806</text:p>
          </table:table-cell>
          <table:table-cell office:value-type="float" office:value="61.401791" calcext:value-type="float">
            <text:p>61.401791</text:p>
          </table:table-cell>
          <table:table-cell office:value-type="float" office:value="61.258774" calcext:value-type="float">
            <text:p>61.258774</text:p>
          </table:table-cell>
          <table:table-cell office:value-type="float" office:value="64.592003" calcext:value-type="float">
            <text:p>64.592003</text:p>
          </table:table-cell>
          <table:table-cell office:value-type="float" office:value="61.998249" calcext:value-type="float">
            <text:p>61.998249</text:p>
          </table:table-cell>
          <table:table-cell office:value-type="float" office:value="61.696362" calcext:value-type="float">
            <text:p>61.696362</text:p>
          </table:table-cell>
          <table:table-cell office:value-type="float" office:value="63.855228" calcext:value-type="float">
            <text:p>63.855228</text:p>
          </table:table-cell>
          <table:table-cell office:value-type="float" office:value="60.673859" calcext:value-type="float">
            <text:p>60.673859</text:p>
          </table:table-cell>
          <table:table-cell office:value-type="float" office:value="62.104084" calcext:value-type="float">
            <text:p>62.104084</text:p>
          </table:table-cell>
          <table:table-cell office:value-type="float" office:value="62.369534" calcext:value-type="float">
            <text:p>62.369534</text:p>
          </table:table-cell>
          <table:table-cell office:value-type="float" office:value="63.006138" calcext:value-type="float">
            <text:p>63.006138</text:p>
          </table:table-cell>
          <table:table-cell office:value-type="float" office:value="61.14753" calcext:value-type="float">
            <text:p>61.14753</text:p>
          </table:table-cell>
          <table:table-cell office:value-type="float" office:value="60.961903" calcext:value-type="float">
            <text:p>60.961903</text:p>
          </table:table-cell>
          <table:table-cell office:value-type="float" office:value="61.3083" calcext:value-type="float">
            <text:p>61.3083</text:p>
          </table:table-cell>
          <table:table-cell office:value-type="float" office:value="62.678173" calcext:value-type="float">
            <text:p>62.678173</text:p>
          </table:table-cell>
          <table:table-cell office:value-type="float" office:value="62.841599" calcext:value-type="float">
            <text:p>62.841599</text:p>
          </table:table-cell>
          <table:table-cell office:value-type="float" office:value="62.529575" calcext:value-type="float">
            <text:p>62.529575</text:p>
          </table:table-cell>
          <table:table-cell office:value-type="float" office:value="61.257488" calcext:value-type="float">
            <text:p>61.257488</text:p>
          </table:table-cell>
          <table:table-cell office:value-type="float" office:value="62.898743" calcext:value-type="float">
            <text:p>62.898743</text:p>
          </table:table-cell>
          <table:table-cell office:value-type="float" office:value="61.554287" calcext:value-type="float">
            <text:p>61.554287</text:p>
          </table:table-cell>
          <table:table-cell office:value-type="float" office:value="61.347214" calcext:value-type="float">
            <text:p>61.347214</text:p>
          </table:table-cell>
          <table:table-cell office:value-type="float" office:value="66.064522" calcext:value-type="float">
            <text:p>66.064522</text:p>
          </table:table-cell>
          <table:table-cell office:value-type="float" office:value="62.789967" calcext:value-type="float">
            <text:p>62.789967</text:p>
          </table:table-cell>
          <table:table-cell office:value-type="float" office:value="63.384083" calcext:value-type="float">
            <text:p>63.384083</text:p>
          </table:table-cell>
          <table:table-cell office:value-type="float" office:value="62.707218" calcext:value-type="float">
            <text:p>62.707218</text:p>
          </table:table-cell>
          <table:table-cell office:value-type="float" office:value="62.248554" calcext:value-type="float">
            <text:p>62.248554</text:p>
          </table:table-cell>
          <table:table-cell office:value-type="float" office:value="63.580627" calcext:value-type="float">
            <text:p>63.580627</text:p>
          </table:table-cell>
          <table:table-cell office:value-type="float" office:value="62.43618" calcext:value-type="float">
            <text:p>62.43618</text:p>
          </table:table-cell>
          <table:table-cell office:value-type="float" office:value="62.307453" calcext:value-type="float">
            <text:p>62.307453</text:p>
          </table:table-cell>
          <table:table-cell office:value-type="float" office:value="63.402645" calcext:value-type="float">
            <text:p>63.402645</text:p>
          </table:table-cell>
          <table:table-cell office:value-type="float" office:value="62.417881" calcext:value-type="float">
            <text:p>62.417881</text:p>
          </table:table-cell>
          <table:table-cell office:value-type="float" office:value="64.644524" calcext:value-type="float">
            <text:p>64.644524</text:p>
          </table:table-cell>
          <table:table-cell office:value-type="float" office:value="63.986019" calcext:value-type="float">
            <text:p>63.986019</text:p>
          </table:table-cell>
          <table:table-cell office:value-type="float" office:value="62.767517" calcext:value-type="float">
            <text:p>62.767517</text:p>
          </table:table-cell>
          <table:table-cell office:value-type="float" office:value="62.534729" calcext:value-type="float">
            <text:p>62.534729</text:p>
          </table:table-cell>
          <table:table-cell office:value-type="float" office:value="62.885803" calcext:value-type="float">
            <text:p>62.885803</text:p>
          </table:table-cell>
          <table:table-cell office:value-type="float" office:value="63.849449" calcext:value-type="float">
            <text:p>63.849449</text:p>
          </table:table-cell>
          <table:table-cell office:value-type="float" office:value="63.981895" calcext:value-type="float">
            <text:p>63.981895</text:p>
          </table:table-cell>
          <table:table-cell office:value-type="float" office:value="64.784554" calcext:value-type="float">
            <text:p>64.784554</text:p>
          </table:table-cell>
          <table:table-cell office:value-type="float" office:value="65.484634" calcext:value-type="float">
            <text:p>65.484634</text:p>
          </table:table-cell>
          <table:table-cell office:value-type="float" office:value="65.05262" calcext:value-type="float">
            <text:p>65.05262</text:p>
          </table:table-cell>
          <table:table-cell office:value-type="float" office:value="65.110596" calcext:value-type="float">
            <text:p>65.110596</text:p>
          </table:table-cell>
          <table:table-cell office:value-type="float" office:value="65.432877" calcext:value-type="float">
            <text:p>65.432877</text:p>
          </table:table-cell>
          <table:table-cell office:value-type="float" office:value="65.628555" calcext:value-type="float">
            <text:p>65.628555</text:p>
          </table:table-cell>
          <table:table-cell office:value-type="float" office:value="66.533234" calcext:value-type="float">
            <text:p>66.533234</text:p>
          </table:table-cell>
          <table:table-cell office:value-type="float" office:value="65.000038" calcext:value-type="float">
            <text:p>65.000038</text:p>
          </table:table-cell>
          <table:table-cell office:value-type="float" office:value="65.387238" calcext:value-type="float">
            <text:p>65.387238</text:p>
          </table:table-cell>
          <table:table-cell office:value-type="float" office:value="64.835846" calcext:value-type="float">
            <text:p>64.835846</text:p>
          </table:table-cell>
          <table:table-cell office:value-type="float" office:value="65.114517" calcext:value-type="float">
            <text:p>65.114517</text:p>
          </table:table-cell>
          <table:table-cell office:value-type="float" office:value="66.087143" calcext:value-type="float">
            <text:p>66.087143</text:p>
          </table:table-cell>
          <table:table-cell office:value-type="float" office:value="65.4925" calcext:value-type="float">
            <text:p>65.4925</text:p>
          </table:table-cell>
          <table:table-cell office:value-type="float" office:value="65.58242" calcext:value-type="float">
            <text:p>65.58242</text:p>
          </table:table-cell>
          <table:table-cell office:value-type="float" office:value="65.61097" calcext:value-type="float">
            <text:p>65.61097</text:p>
          </table:table-cell>
          <table:table-cell office:value-type="float" office:value="66.080818" calcext:value-type="float">
            <text:p>66.080818</text:p>
          </table:table-cell>
          <table:table-cell office:value-type="float" office:value="66.409195" calcext:value-type="float">
            <text:p>66.409195</text:p>
          </table:table-cell>
          <table:table-cell office:value-type="float" office:value="66.724899" calcext:value-type="float">
            <text:p>66.724899</text:p>
          </table:table-cell>
          <table:table-cell office:value-type="float" office:value="66.731964" calcext:value-type="float">
            <text:p>66.731964</text:p>
          </table:table-cell>
          <table:table-cell office:value-type="float" office:value="67.22641" calcext:value-type="float">
            <text:p>67.22641</text:p>
          </table:table-cell>
          <table:table-cell office:value-type="float" office:value="65.751183" calcext:value-type="float">
            <text:p>65.751183</text:p>
          </table:table-cell>
          <table:table-cell office:value-type="float" office:value="67.03817" calcext:value-type="float">
            <text:p>67.03817</text:p>
          </table:table-cell>
          <table:table-cell office:value-type="float" office:value="65.704681" calcext:value-type="float">
            <text:p>65.704681</text:p>
          </table:table-cell>
          <table:table-cell office:value-type="float" office:value="66.131462" calcext:value-type="float">
            <text:p>66.131462</text:p>
          </table:table-cell>
          <table:table-cell office:value-type="float" office:value="66.984848" calcext:value-type="float">
            <text:p>66.984848</text:p>
          </table:table-cell>
          <table:table-cell office:value-type="float" office:value="66.609283" calcext:value-type="float">
            <text:p>66.609283</text:p>
          </table:table-cell>
          <table:table-cell office:value-type="float" office:value="66.829948" calcext:value-type="float">
            <text:p>66.829948</text:p>
          </table:table-cell>
          <table:table-cell office:value-type="float" office:value="66.461685" calcext:value-type="float">
            <text:p>66.461685</text:p>
          </table:table-cell>
          <table:table-cell office:value-type="float" office:value="66.941177" calcext:value-type="float">
            <text:p>66.941177</text:p>
          </table:table-cell>
          <table:table-cell office:value-type="float" office:value="67.334496" calcext:value-type="float">
            <text:p>67.334496</text:p>
          </table:table-cell>
          <table:table-cell office:value-type="float" office:value="68.820984" calcext:value-type="float">
            <text:p>68.820984</text:p>
          </table:table-cell>
          <table:table-cell office:value-type="float" office:value="66.932617" calcext:value-type="float">
            <text:p>66.932617</text:p>
          </table:table-cell>
          <table:table-cell office:value-type="float" office:value="68.616043" calcext:value-type="float">
            <text:p>68.616043</text:p>
          </table:table-cell>
          <table:table-cell office:value-type="float" office:value="68.292267" calcext:value-type="float">
            <text:p>68.292267</text:p>
          </table:table-cell>
          <table:table-cell office:value-type="float" office:value="65.522034" calcext:value-type="float">
            <text:p>65.522034</text:p>
          </table:table-cell>
          <table:table-cell office:value-type="float" office:value="68.92234" calcext:value-type="float">
            <text:p>68.92234</text:p>
          </table:table-cell>
          <table:table-cell office:value-type="float" office:value="67.845146" calcext:value-type="float">
            <text:p>67.845146</text:p>
          </table:table-cell>
          <table:table-cell office:value-type="float" office:value="68.274071" calcext:value-type="float">
            <text:p>68.274071</text:p>
          </table:table-cell>
          <table:table-cell office:value-type="float" office:value="66.78891" calcext:value-type="float">
            <text:p>66.78891</text:p>
          </table:table-cell>
          <table:table-cell office:value-type="float" office:value="68.058197" calcext:value-type="float">
            <text:p>68.058197</text:p>
          </table:table-cell>
          <table:table-cell office:value-type="float" office:value="68.642159" calcext:value-type="float">
            <text:p>68.642159</text:p>
          </table:table-cell>
          <table:table-cell office:value-type="float" office:value="67.835564" calcext:value-type="float">
            <text:p>67.835564</text:p>
          </table:table-cell>
          <table:table-cell office:value-type="float" office:value="68.545334" calcext:value-type="float">
            <text:p>68.545334</text:p>
          </table:table-cell>
          <table:table-cell office:value-type="float" office:value="66.734901" calcext:value-type="float">
            <text:p>66.734901</text:p>
          </table:table-cell>
          <table:table-cell office:value-type="float" office:value="69.255592" calcext:value-type="float">
            <text:p>69.255592</text:p>
          </table:table-cell>
          <table:table-cell office:value-type="float" office:value="67.979836" calcext:value-type="float">
            <text:p>67.979836</text:p>
          </table:table-cell>
          <table:table-cell office:value-type="float" office:value="68.641022" calcext:value-type="float">
            <text:p>68.641022</text:p>
          </table:table-cell>
          <table:table-cell office:value-type="float" office:value="69.256447" calcext:value-type="float">
            <text:p>69.256447</text:p>
          </table:table-cell>
          <table:table-cell office:value-type="float" office:value="69.12307" calcext:value-type="float">
            <text:p>69.12307</text:p>
          </table:table-cell>
          <table:table-cell office:value-type="float" office:value="69.905128" calcext:value-type="float">
            <text:p>69.905128</text:p>
          </table:table-cell>
          <table:table-cell office:value-type="float" office:value="68.648979" calcext:value-type="float">
            <text:p>68.648979</text:p>
          </table:table-cell>
          <table:table-cell office:value-type="float" office:value="68.768272" calcext:value-type="float">
            <text:p>68.768272</text:p>
          </table:table-cell>
          <table:table-cell office:value-type="float" office:value="70.00396" calcext:value-type="float">
            <text:p>70.00396</text:p>
          </table:table-cell>
          <table:table-cell office:value-type="float" office:value="67.659828" calcext:value-type="float">
            <text:p>67.659828</text:p>
          </table:table-cell>
          <table:table-cell office:value-type="float" office:value="68.340355" calcext:value-type="float">
            <text:p>68.340355</text:p>
          </table:table-cell>
          <table:table-cell office:value-type="float" office:value="68.992493" calcext:value-type="float">
            <text:p>68.992493</text:p>
          </table:table-cell>
          <table:table-cell office:value-type="float" office:value="71.591568" calcext:value-type="float">
            <text:p>71.591568</text:p>
          </table:table-cell>
          <table:table-cell office:value-type="float" office:value="71.660622" calcext:value-type="float">
            <text:p>71.660622</text:p>
          </table:table-cell>
          <table:table-cell office:value-type="float" office:value="70.931122" calcext:value-type="float">
            <text:p>70.931122</text:p>
          </table:table-cell>
          <table:table-cell office:value-type="float" office:value="68.689995" calcext:value-type="float">
            <text:p>68.689995</text:p>
          </table:table-cell>
          <table:table-cell office:value-type="float" office:value="69.478493" calcext:value-type="float">
            <text:p>69.478493</text:p>
          </table:table-cell>
          <table:table-cell office:value-type="float" office:value="71.359314" calcext:value-type="float">
            <text:p>71.359314</text:p>
          </table:table-cell>
          <table:table-cell office:value-type="float" office:value="70.902641" calcext:value-type="float">
            <text:p>70.902641</text:p>
          </table:table-cell>
          <table:table-cell office:value-type="float" office:value="69.370483" calcext:value-type="float">
            <text:p>69.370483</text:p>
          </table:table-cell>
          <table:table-cell office:value-type="float" office:value="72.198784" calcext:value-type="float">
            <text:p>72.198784</text:p>
          </table:table-cell>
          <table:table-cell office:value-type="float" office:value="69.637299" calcext:value-type="float">
            <text:p>69.637299</text:p>
          </table:table-cell>
          <table:table-cell office:value-type="float" office:value="71.108231" calcext:value-type="float">
            <text:p>71.108231</text:p>
          </table:table-cell>
          <table:table-cell office:value-type="float" office:value="71.073257" calcext:value-type="float">
            <text:p>71.073257</text:p>
          </table:table-cell>
          <table:table-cell office:value-type="float" office:value="70.873238" calcext:value-type="float">
            <text:p>70.873238</text:p>
          </table:table-cell>
          <table:table-cell office:value-type="float" office:value="70.449898" calcext:value-type="float">
            <text:p>70.449898</text:p>
          </table:table-cell>
          <table:table-cell office:value-type="float" office:value="70.64473" calcext:value-type="float">
            <text:p>70.64473</text:p>
          </table:table-cell>
          <table:table-cell office:value-type="float" office:value="67.766869" calcext:value-type="float">
            <text:p>67.766869</text:p>
          </table:table-cell>
          <table:table-cell office:value-type="float" office:value="68.674446" calcext:value-type="float">
            <text:p>68.674446</text:p>
          </table:table-cell>
          <table:table-cell office:value-type="float" office:value="67.748154" calcext:value-type="float">
            <text:p>67.748154</text:p>
          </table:table-cell>
          <table:table-cell office:value-type="float" office:value="68.167" calcext:value-type="float">
            <text:p>68.167</text:p>
          </table:table-cell>
          <table:table-cell office:value-type="float" office:value="67.519302" calcext:value-type="float">
            <text:p>67.519302</text:p>
          </table:table-cell>
          <table:table-cell office:value-type="float" office:value="68.466736" calcext:value-type="float">
            <text:p>68.466736</text:p>
          </table:table-cell>
        </table:table-row>
        <table:table-row table:style-name="ro1">
          <table:table-cell office:value-type="float" office:value="0.046895" calcext:value-type="float">
            <text:p>0.046895</text:p>
          </table:table-cell>
          <table:table-cell office:value-type="float" office:value="0.101614" calcext:value-type="float">
            <text:p>0.101614</text:p>
          </table:table-cell>
          <table:table-cell office:value-type="float" office:value="0.149224" calcext:value-type="float">
            <text:p>0.149224</text:p>
          </table:table-cell>
          <table:table-cell office:value-type="float" office:value="0.191421" calcext:value-type="float">
            <text:p>0.191421</text:p>
          </table:table-cell>
          <table:table-cell office:value-type="float" office:value="0.253348" calcext:value-type="float">
            <text:p>0.253348</text:p>
          </table:table-cell>
          <table:table-cell office:value-type="float" office:value="0.312463" calcext:value-type="float">
            <text:p>0.312463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0.504535" calcext:value-type="float">
            <text:p>0.504535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37328" calcext:value-type="float">
            <text:p>0.53732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70321" calcext:value-type="float">
            <text:p>0.70321</text:p>
          </table:table-cell>
          <table:table-cell office:value-type="float" office:value="0.857441" calcext:value-type="float">
            <text:p>0.857441</text:p>
          </table:table-cell>
          <table:table-cell office:value-type="float" office:value="0.759971" calcext:value-type="float">
            <text:p>0.759971</text:p>
          </table:table-cell>
          <table:table-cell office:value-type="float" office:value="0.825406" calcext:value-type="float">
            <text:p>0.825406</text:p>
          </table:table-cell>
          <table:table-cell office:value-type="float" office:value="0.899469" calcext:value-type="float">
            <text:p>0.899469</text:p>
          </table:table-cell>
          <table:table-cell office:value-type="float" office:value="1.007418" calcext:value-type="float">
            <text:p>1.007418</text:p>
          </table:table-cell>
          <table:table-cell office:value-type="float" office:value="1.00109" calcext:value-type="float">
            <text:p>1.00109</text:p>
          </table:table-cell>
          <table:table-cell office:value-type="float" office:value="1.200694" calcext:value-type="float">
            <text:p>1.200694</text:p>
          </table:table-cell>
          <table:table-cell office:value-type="float" office:value="1.316086" calcext:value-type="float">
            <text:p>1.316086</text:p>
          </table:table-cell>
          <table:table-cell office:value-type="float" office:value="1.256143" calcext:value-type="float">
            <text:p>1.256143</text:p>
          </table:table-cell>
          <table:table-cell office:value-type="float" office:value="1.297466" calcext:value-type="float">
            <text:p>1.297466</text:p>
          </table:table-cell>
          <table:table-cell office:value-type="float" office:value="1.383072" calcext:value-type="float">
            <text:p>1.383072</text:p>
          </table:table-cell>
          <table:table-cell office:value-type="float" office:value="1.462132" calcext:value-type="float">
            <text:p>1.462132</text:p>
          </table:table-cell>
          <table:table-cell office:value-type="float" office:value="1.549278" calcext:value-type="float">
            <text:p>1.549278</text:p>
          </table:table-cell>
          <table:table-cell office:value-type="float" office:value="1.602468" calcext:value-type="float">
            <text:p>1.602468</text:p>
          </table:table-cell>
          <table:table-cell office:value-type="float" office:value="1.733932" calcext:value-type="float">
            <text:p>1.733932</text:p>
          </table:table-cell>
          <table:table-cell office:value-type="float" office:value="1.856684" calcext:value-type="float">
            <text:p>1.856684</text:p>
          </table:table-cell>
          <table:table-cell office:value-type="float" office:value="1.840914" calcext:value-type="float">
            <text:p>1.840914</text:p>
          </table:table-cell>
          <table:table-cell office:value-type="float" office:value="1.960399" calcext:value-type="float">
            <text:p>1.960399</text:p>
          </table:table-cell>
          <table:table-cell office:value-type="float" office:value="1.850878" calcext:value-type="float">
            <text:p>1.850878</text:p>
          </table:table-cell>
          <table:table-cell office:value-type="float" office:value="1.928716" calcext:value-type="float">
            <text:p>1.928716</text:p>
          </table:table-cell>
          <table:table-cell office:value-type="float" office:value="1.938263" calcext:value-type="float">
            <text:p>1.938263</text:p>
          </table:table-cell>
          <table:table-cell office:value-type="float" office:value="2.018362" calcext:value-type="float">
            <text:p>2.018362</text:p>
          </table:table-cell>
          <table:table-cell office:value-type="float" office:value="2.21988" calcext:value-type="float">
            <text:p>2.21988</text:p>
          </table:table-cell>
          <table:table-cell office:value-type="float" office:value="2.120292" calcext:value-type="float">
            <text:p>2.120292</text:p>
          </table:table-cell>
          <table:table-cell office:value-type="float" office:value="2.1504" calcext:value-type="float">
            <text:p>2.1504</text:p>
          </table:table-cell>
          <table:table-cell office:value-type="float" office:value="2.294168" calcext:value-type="float">
            <text:p>2.294168</text:p>
          </table:table-cell>
          <table:table-cell office:value-type="float" office:value="2.454079" calcext:value-type="float">
            <text:p>2.454079</text:p>
          </table:table-cell>
          <table:table-cell office:value-type="float" office:value="2.326766" calcext:value-type="float">
            <text:p>2.326766</text:p>
          </table:table-cell>
          <table:table-cell office:value-type="float" office:value="2.453816" calcext:value-type="float">
            <text:p>2.453816</text:p>
          </table:table-cell>
          <table:table-cell office:value-type="float" office:value="2.467696" calcext:value-type="float">
            <text:p>2.467696</text:p>
          </table:table-cell>
          <table:table-cell office:value-type="float" office:value="2.471726" calcext:value-type="float">
            <text:p>2.471726</text:p>
          </table:table-cell>
          <table:table-cell office:value-type="float" office:value="2.552851" calcext:value-type="float">
            <text:p>2.552851</text:p>
          </table:table-cell>
          <table:table-cell office:value-type="float" office:value="2.774818" calcext:value-type="float">
            <text:p>2.774818</text:p>
          </table:table-cell>
          <table:table-cell office:value-type="float" office:value="2.747941" calcext:value-type="float">
            <text:p>2.747941</text:p>
          </table:table-cell>
          <table:table-cell office:value-type="float" office:value="2.762053" calcext:value-type="float">
            <text:p>2.762053</text:p>
          </table:table-cell>
          <table:table-cell office:value-type="float" office:value="2.809758" calcext:value-type="float">
            <text:p>2.809758</text:p>
          </table:table-cell>
          <table:table-cell office:value-type="float" office:value="2.927531" calcext:value-type="float">
            <text:p>2.927531</text:p>
          </table:table-cell>
          <table:table-cell office:value-type="float" office:value="2.921058" calcext:value-type="float">
            <text:p>2.921058</text:p>
          </table:table-cell>
          <table:table-cell office:value-type="float" office:value="3.078568" calcext:value-type="float">
            <text:p>3.078568</text:p>
          </table:table-cell>
          <table:table-cell office:value-type="float" office:value="3.078114" calcext:value-type="float">
            <text:p>3.078114</text:p>
          </table:table-cell>
          <table:table-cell office:value-type="float" office:value="3.151443" calcext:value-type="float">
            <text:p>3.151443</text:p>
          </table:table-cell>
          <table:table-cell office:value-type="float" office:value="3.200575" calcext:value-type="float">
            <text:p>3.200575</text:p>
          </table:table-cell>
          <table:table-cell office:value-type="float" office:value="3.338476" calcext:value-type="float">
            <text:p>3.338476</text:p>
          </table:table-cell>
          <table:table-cell office:value-type="float" office:value="3.340592" calcext:value-type="float">
            <text:p>3.340592</text:p>
          </table:table-cell>
          <table:table-cell office:value-type="float" office:value="3.387709" calcext:value-type="float">
            <text:p>3.387709</text:p>
          </table:table-cell>
          <table:table-cell office:value-type="float" office:value="3.522381" calcext:value-type="float">
            <text:p>3.522381</text:p>
          </table:table-cell>
          <table:table-cell office:value-type="float" office:value="3.565971" calcext:value-type="float">
            <text:p>3.565971</text:p>
          </table:table-cell>
          <table:table-cell office:value-type="float" office:value="3.630034" calcext:value-type="float">
            <text:p>3.630034</text:p>
          </table:table-cell>
          <table:table-cell office:value-type="float" office:value="3.594132" calcext:value-type="float">
            <text:p>3.594132</text:p>
          </table:table-cell>
          <table:table-cell office:value-type="float" office:value="3.667838" calcext:value-type="float">
            <text:p>3.667838</text:p>
          </table:table-cell>
          <table:table-cell office:value-type="float" office:value="3.815454" calcext:value-type="float">
            <text:p>3.815454</text:p>
          </table:table-cell>
          <table:table-cell office:value-type="float" office:value="3.829106" calcext:value-type="float">
            <text:p>3.829106</text:p>
          </table:table-cell>
          <table:table-cell office:value-type="float" office:value="3.859467" calcext:value-type="float">
            <text:p>3.859467</text:p>
          </table:table-cell>
          <table:table-cell office:value-type="float" office:value="3.944724" calcext:value-type="float">
            <text:p>3.944724</text:p>
          </table:table-cell>
          <table:table-cell office:value-type="float" office:value="4.051879" calcext:value-type="float">
            <text:p>4.051879</text:p>
          </table:table-cell>
          <table:table-cell office:value-type="float" office:value="4.060594" calcext:value-type="float">
            <text:p>4.060594</text:p>
          </table:table-cell>
          <table:table-cell office:value-type="float" office:value="4.24581" calcext:value-type="float">
            <text:p>4.24581</text:p>
          </table:table-cell>
          <table:table-cell office:value-type="float" office:value="4.186672" calcext:value-type="float">
            <text:p>4.186672</text:p>
          </table:table-cell>
          <table:table-cell office:value-type="float" office:value="4.285806" calcext:value-type="float">
            <text:p>4.285806</text:p>
          </table:table-cell>
          <table:table-cell office:value-type="float" office:value="4.340211" calcext:value-type="float">
            <text:p>4.340211</text:p>
          </table:table-cell>
          <table:table-cell office:value-type="float" office:value="4.486739" calcext:value-type="float">
            <text:p>4.486739</text:p>
          </table:table-cell>
          <table:table-cell office:value-type="float" office:value="4.473082" calcext:value-type="float">
            <text:p>4.473082</text:p>
          </table:table-cell>
          <table:table-cell office:value-type="float" office:value="4.532865" calcext:value-type="float">
            <text:p>4.532865</text:p>
          </table:table-cell>
          <table:table-cell office:value-type="float" office:value="4.612451" calcext:value-type="float">
            <text:p>4.612451</text:p>
          </table:table-cell>
          <table:table-cell office:value-type="float" office:value="4.624182" calcext:value-type="float">
            <text:p>4.624182</text:p>
          </table:table-cell>
          <table:table-cell office:value-type="float" office:value="4.698249" calcext:value-type="float">
            <text:p>4.698249</text:p>
          </table:table-cell>
          <table:table-cell office:value-type="float" office:value="4.798531" calcext:value-type="float">
            <text:p>4.798531</text:p>
          </table:table-cell>
          <table:table-cell office:value-type="float" office:value="4.760318" calcext:value-type="float">
            <text:p>4.760318</text:p>
          </table:table-cell>
          <table:table-cell office:value-type="float" office:value="4.911379" calcext:value-type="float">
            <text:p>4.911379</text:p>
          </table:table-cell>
          <table:table-cell office:value-type="float" office:value="4.908526" calcext:value-type="float">
            <text:p>4.908526</text:p>
          </table:table-cell>
          <table:table-cell office:value-type="float" office:value="5.01058" calcext:value-type="float">
            <text:p>5.01058</text:p>
          </table:table-cell>
          <table:table-cell office:value-type="float" office:value="5.012947" calcext:value-type="float">
            <text:p>5.012947</text:p>
          </table:table-cell>
          <table:table-cell office:value-type="float" office:value="5.12609" calcext:value-type="float">
            <text:p>5.12609</text:p>
          </table:table-cell>
          <table:table-cell office:value-type="float" office:value="5.18997" calcext:value-type="float">
            <text:p>5.18997</text:p>
          </table:table-cell>
          <table:table-cell office:value-type="float" office:value="5.310699" calcext:value-type="float">
            <text:p>5.310699</text:p>
          </table:table-cell>
          <table:table-cell office:value-type="float" office:value="5.376768" calcext:value-type="float">
            <text:p>5.376768</text:p>
          </table:table-cell>
          <table:table-cell office:value-type="float" office:value="5.404319" calcext:value-type="float">
            <text:p>5.404319</text:p>
          </table:table-cell>
          <table:table-cell office:value-type="float" office:value="5.369756" calcext:value-type="float">
            <text:p>5.369756</text:p>
          </table:table-cell>
          <table:table-cell office:value-type="float" office:value="5.549971" calcext:value-type="float">
            <text:p>5.549971</text:p>
          </table:table-cell>
          <table:table-cell office:value-type="float" office:value="5.565462" calcext:value-type="float">
            <text:p>5.565462</text:p>
          </table:table-cell>
          <table:table-cell office:value-type="float" office:value="5.666413" calcext:value-type="float">
            <text:p>5.666413</text:p>
          </table:table-cell>
          <table:table-cell office:value-type="float" office:value="5.714598" calcext:value-type="float">
            <text:p>5.714598</text:p>
          </table:table-cell>
          <table:table-cell office:value-type="float" office:value="5.875073" calcext:value-type="float">
            <text:p>5.875073</text:p>
          </table:table-cell>
          <table:table-cell office:value-type="float" office:value="5.957701" calcext:value-type="float">
            <text:p>5.957701</text:p>
          </table:table-cell>
          <table:table-cell office:value-type="float" office:value="5.884978" calcext:value-type="float">
            <text:p>5.884978</text:p>
          </table:table-cell>
          <table:table-cell office:value-type="float" office:value="5.99825" calcext:value-type="float">
            <text:p>5.99825</text:p>
          </table:table-cell>
          <table:table-cell office:value-type="float" office:value="6.006461" calcext:value-type="float">
            <text:p>6.006461</text:p>
          </table:table-cell>
          <table:table-cell office:value-type="float" office:value="6.062155" calcext:value-type="float">
            <text:p>6.062155</text:p>
          </table:table-cell>
          <table:table-cell office:value-type="float" office:value="6.151195" calcext:value-type="float">
            <text:p>6.151195</text:p>
          </table:table-cell>
          <table:table-cell office:value-type="float" office:value="6.184553" calcext:value-type="float">
            <text:p>6.184553</text:p>
          </table:table-cell>
          <table:table-cell office:value-type="float" office:value="6.299951" calcext:value-type="float">
            <text:p>6.299951</text:p>
          </table:table-cell>
          <table:table-cell office:value-type="float" office:value="6.337686" calcext:value-type="float">
            <text:p>6.337686</text:p>
          </table:table-cell>
          <table:table-cell office:value-type="float" office:value="6.467307" calcext:value-type="float">
            <text:p>6.467307</text:p>
          </table:table-cell>
          <table:table-cell office:value-type="float" office:value="6.566894" calcext:value-type="float">
            <text:p>6.566894</text:p>
          </table:table-cell>
          <table:table-cell office:value-type="float" office:value="6.519057" calcext:value-type="float">
            <text:p>6.519057</text:p>
          </table:table-cell>
          <table:table-cell office:value-type="float" office:value="6.65811" calcext:value-type="float">
            <text:p>6.65811</text:p>
          </table:table-cell>
          <table:table-cell office:value-type="float" office:value="6.75709" calcext:value-type="float">
            <text:p>6.75709</text:p>
          </table:table-cell>
          <table:table-cell office:value-type="float" office:value="6.75737" calcext:value-type="float">
            <text:p>6.75737</text:p>
          </table:table-cell>
          <table:table-cell office:value-type="float" office:value="6.734259" calcext:value-type="float">
            <text:p>6.734259</text:p>
          </table:table-cell>
          <table:table-cell office:value-type="float" office:value="6.862216" calcext:value-type="float">
            <text:p>6.862216</text:p>
          </table:table-cell>
          <table:table-cell office:value-type="float" office:value="6.959865" calcext:value-type="float">
            <text:p>6.959865</text:p>
          </table:table-cell>
          <table:table-cell office:value-type="float" office:value="7.102932" calcext:value-type="float">
            <text:p>7.102932</text:p>
          </table:table-cell>
          <table:table-cell office:value-type="float" office:value="7.369064" calcext:value-type="float">
            <text:p>7.369064</text:p>
          </table:table-cell>
          <table:table-cell office:value-type="float" office:value="7.235182" calcext:value-type="float">
            <text:p>7.235182</text:p>
          </table:table-cell>
          <table:table-cell office:value-type="float" office:value="7.195556" calcext:value-type="float">
            <text:p>7.195556</text:p>
          </table:table-cell>
          <table:table-cell office:value-type="float" office:value="7.226837" calcext:value-type="float">
            <text:p>7.226837</text:p>
          </table:table-cell>
          <table:table-cell office:value-type="float" office:value="7.337072" calcext:value-type="float">
            <text:p>7.337072</text:p>
          </table:table-cell>
          <table:table-cell office:value-type="float" office:value="7.39843" calcext:value-type="float">
            <text:p>7.39843</text:p>
          </table:table-cell>
          <table:table-cell office:value-type="float" office:value="7.523027" calcext:value-type="float">
            <text:p>7.523027</text:p>
          </table:table-cell>
          <table:table-cell office:value-type="float" office:value="7.581165" calcext:value-type="float">
            <text:p>7.581165</text:p>
          </table:table-cell>
          <table:table-cell office:value-type="float" office:value="7.463434" calcext:value-type="float">
            <text:p>7.463434</text:p>
          </table:table-cell>
          <table:table-cell office:value-type="float" office:value="7.800629" calcext:value-type="float">
            <text:p>7.800629</text:p>
          </table:table-cell>
          <table:table-cell office:value-type="float" office:value="8.020243" calcext:value-type="float">
            <text:p>8.020243</text:p>
          </table:table-cell>
          <table:table-cell office:value-type="float" office:value="7.857342" calcext:value-type="float">
            <text:p>7.857342</text:p>
          </table:table-cell>
          <table:table-cell office:value-type="float" office:value="7.864465" calcext:value-type="float">
            <text:p>7.864465</text:p>
          </table:table-cell>
          <table:table-cell office:value-type="float" office:value="8.000372" calcext:value-type="float">
            <text:p>8.000372</text:p>
          </table:table-cell>
          <table:table-cell office:value-type="float" office:value="7.90691" calcext:value-type="float">
            <text:p>7.90691</text:p>
          </table:table-cell>
          <table:table-cell office:value-type="float" office:value="8.199259" calcext:value-type="float">
            <text:p>8.199259</text:p>
          </table:table-cell>
          <table:table-cell office:value-type="float" office:value="8.364749" calcext:value-type="float">
            <text:p>8.364749</text:p>
          </table:table-cell>
          <table:table-cell office:value-type="float" office:value="8.301325" calcext:value-type="float">
            <text:p>8.301325</text:p>
          </table:table-cell>
          <table:table-cell office:value-type="float" office:value="8.198714" calcext:value-type="float">
            <text:p>8.198714</text:p>
          </table:table-cell>
          <table:table-cell office:value-type="float" office:value="8.302309" calcext:value-type="float">
            <text:p>8.302309</text:p>
          </table:table-cell>
          <table:table-cell office:value-type="float" office:value="8.442823" calcext:value-type="float">
            <text:p>8.442823</text:p>
          </table:table-cell>
          <table:table-cell office:value-type="float" office:value="8.402931" calcext:value-type="float">
            <text:p>8.402931</text:p>
          </table:table-cell>
          <table:table-cell office:value-type="float" office:value="8.398693" calcext:value-type="float">
            <text:p>8.398693</text:p>
          </table:table-cell>
          <table:table-cell office:value-type="float" office:value="8.597448" calcext:value-type="float">
            <text:p>8.597448</text:p>
          </table:table-cell>
          <table:table-cell office:value-type="float" office:value="8.87262" calcext:value-type="float">
            <text:p>8.87262</text:p>
          </table:table-cell>
          <table:table-cell office:value-type="float" office:value="9.103782" calcext:value-type="float">
            <text:p>9.103782</text:p>
          </table:table-cell>
          <table:table-cell office:value-type="float" office:value="8.763684" calcext:value-type="float">
            <text:p>8.763684</text:p>
          </table:table-cell>
          <table:table-cell office:value-type="float" office:value="8.80429" calcext:value-type="float">
            <text:p>8.80429</text:p>
          </table:table-cell>
          <table:table-cell office:value-type="float" office:value="8.863986" calcext:value-type="float">
            <text:p>8.863986</text:p>
          </table:table-cell>
          <table:table-cell office:value-type="float" office:value="8.820824" calcext:value-type="float">
            <text:p>8.820824</text:p>
          </table:table-cell>
          <table:table-cell office:value-type="float" office:value="9.038942" calcext:value-type="float">
            <text:p>9.038942</text:p>
          </table:table-cell>
          <table:table-cell office:value-type="float" office:value="9.133515" calcext:value-type="float">
            <text:p>9.133515</text:p>
          </table:table-cell>
          <table:table-cell office:value-type="float" office:value="9.28281" calcext:value-type="float">
            <text:p>9.28281</text:p>
          </table:table-cell>
          <table:table-cell office:value-type="float" office:value="9.210026" calcext:value-type="float">
            <text:p>9.210026</text:p>
          </table:table-cell>
          <table:table-cell office:value-type="float" office:value="9.265302" calcext:value-type="float">
            <text:p>9.265302</text:p>
          </table:table-cell>
          <table:table-cell office:value-type="float" office:value="9.453162" calcext:value-type="float">
            <text:p>9.453162</text:p>
          </table:table-cell>
          <table:table-cell office:value-type="float" office:value="9.582492" calcext:value-type="float">
            <text:p>9.582492</text:p>
          </table:table-cell>
          <table:table-cell office:value-type="float" office:value="9.54467" calcext:value-type="float">
            <text:p>9.54467</text:p>
          </table:table-cell>
          <table:table-cell office:value-type="float" office:value="9.618064" calcext:value-type="float">
            <text:p>9.618064</text:p>
          </table:table-cell>
          <table:table-cell office:value-type="float" office:value="9.721914" calcext:value-type="float">
            <text:p>9.721914</text:p>
          </table:table-cell>
          <table:table-cell office:value-type="float" office:value="9.555399" calcext:value-type="float">
            <text:p>9.555399</text:p>
          </table:table-cell>
          <table:table-cell office:value-type="float" office:value="9.661392" calcext:value-type="float">
            <text:p>9.661392</text:p>
          </table:table-cell>
          <table:table-cell office:value-type="float" office:value="9.854173" calcext:value-type="float">
            <text:p>9.854173</text:p>
          </table:table-cell>
          <table:table-cell office:value-type="float" office:value="9.864017" calcext:value-type="float">
            <text:p>9.864017</text:p>
          </table:table-cell>
          <table:table-cell office:value-type="float" office:value="9.813555" calcext:value-type="float">
            <text:p>9.813555</text:p>
          </table:table-cell>
          <table:table-cell office:value-type="float" office:value="10.283311" calcext:value-type="float">
            <text:p>10.283311</text:p>
          </table:table-cell>
          <table:table-cell office:value-type="float" office:value="10.232821" calcext:value-type="float">
            <text:p>10.232821</text:p>
          </table:table-cell>
          <table:table-cell office:value-type="float" office:value="10.142063" calcext:value-type="float">
            <text:p>10.142063</text:p>
          </table:table-cell>
          <table:table-cell office:value-type="float" office:value="10.313299" calcext:value-type="float">
            <text:p>10.313299</text:p>
          </table:table-cell>
          <table:table-cell office:value-type="float" office:value="10.343182" calcext:value-type="float">
            <text:p>10.343182</text:p>
          </table:table-cell>
          <table:table-cell office:value-type="float" office:value="10.446242" calcext:value-type="float">
            <text:p>10.446242</text:p>
          </table:table-cell>
          <table:table-cell office:value-type="float" office:value="10.836212" calcext:value-type="float">
            <text:p>10.836212</text:p>
          </table:table-cell>
          <table:table-cell office:value-type="float" office:value="10.451069" calcext:value-type="float">
            <text:p>10.451069</text:p>
          </table:table-cell>
          <table:table-cell office:value-type="float" office:value="10.618314" calcext:value-type="float">
            <text:p>10.618314</text:p>
          </table:table-cell>
          <table:table-cell office:value-type="float" office:value="10.71079" calcext:value-type="float">
            <text:p>10.71079</text:p>
          </table:table-cell>
          <table:table-cell office:value-type="float" office:value="10.650506" calcext:value-type="float">
            <text:p>10.650506</text:p>
          </table:table-cell>
          <table:table-cell office:value-type="float" office:value="10.749454" calcext:value-type="float">
            <text:p>10.749454</text:p>
          </table:table-cell>
          <table:table-cell office:value-type="float" office:value="11.023546" calcext:value-type="float">
            <text:p>11.023546</text:p>
          </table:table-cell>
          <table:table-cell office:value-type="float" office:value="11.078823" calcext:value-type="float">
            <text:p>11.078823</text:p>
          </table:table-cell>
          <table:table-cell office:value-type="float" office:value="11.296415" calcext:value-type="float">
            <text:p>11.296415</text:p>
          </table:table-cell>
          <table:table-cell office:value-type="float" office:value="11.12726" calcext:value-type="float">
            <text:p>11.12726</text:p>
          </table:table-cell>
          <table:table-cell office:value-type="float" office:value="11.142931" calcext:value-type="float">
            <text:p>11.142931</text:p>
          </table:table-cell>
          <table:table-cell office:value-type="float" office:value="11.487048" calcext:value-type="float">
            <text:p>11.487048</text:p>
          </table:table-cell>
          <table:table-cell office:value-type="float" office:value="11.518166" calcext:value-type="float">
            <text:p>11.518166</text:p>
          </table:table-cell>
          <table:table-cell office:value-type="float" office:value="11.235275" calcext:value-type="float">
            <text:p>11.235275</text:p>
          </table:table-cell>
          <table:table-cell office:value-type="float" office:value="11.549551" calcext:value-type="float">
            <text:p>11.549551</text:p>
          </table:table-cell>
          <table:table-cell office:value-type="float" office:value="11.380444" calcext:value-type="float">
            <text:p>11.380444</text:p>
          </table:table-cell>
          <table:table-cell office:value-type="float" office:value="11.876967" calcext:value-type="float">
            <text:p>11.876967</text:p>
          </table:table-cell>
          <table:table-cell office:value-type="float" office:value="11.462119" calcext:value-type="float">
            <text:p>11.462119</text:p>
          </table:table-cell>
          <table:table-cell office:value-type="float" office:value="11.770385" calcext:value-type="float">
            <text:p>11.770385</text:p>
          </table:table-cell>
          <table:table-cell office:value-type="float" office:value="11.768518" calcext:value-type="float">
            <text:p>11.768518</text:p>
          </table:table-cell>
          <table:table-cell office:value-type="float" office:value="11.816106" calcext:value-type="float">
            <text:p>11.816106</text:p>
          </table:table-cell>
          <table:table-cell office:value-type="float" office:value="11.952933" calcext:value-type="float">
            <text:p>11.952933</text:p>
          </table:table-cell>
          <table:table-cell office:value-type="float" office:value="12.040375" calcext:value-type="float">
            <text:p>12.040375</text:p>
          </table:table-cell>
          <table:table-cell office:value-type="float" office:value="12.083538" calcext:value-type="float">
            <text:p>12.083538</text:p>
          </table:table-cell>
          <table:table-cell office:value-type="float" office:value="12.115152" calcext:value-type="float">
            <text:p>12.115152</text:p>
          </table:table-cell>
          <table:table-cell office:value-type="float" office:value="12.021472" calcext:value-type="float">
            <text:p>12.021472</text:p>
          </table:table-cell>
          <table:table-cell office:value-type="float" office:value="12.209434" calcext:value-type="float">
            <text:p>12.209434</text:p>
          </table:table-cell>
          <table:table-cell office:value-type="float" office:value="11.977527" calcext:value-type="float">
            <text:p>11.977527</text:p>
          </table:table-cell>
          <table:table-cell office:value-type="float" office:value="12.335421" calcext:value-type="float">
            <text:p>12.335421</text:p>
          </table:table-cell>
          <table:table-cell office:value-type="float" office:value="12.58444" calcext:value-type="float">
            <text:p>12.58444</text:p>
          </table:table-cell>
          <table:table-cell office:value-type="float" office:value="12.514554" calcext:value-type="float">
            <text:p>12.514554</text:p>
          </table:table-cell>
          <table:table-cell office:value-type="float" office:value="12.174878" calcext:value-type="float">
            <text:p>12.174878</text:p>
          </table:table-cell>
          <table:table-cell office:value-type="float" office:value="12.618221" calcext:value-type="float">
            <text:p>12.618221</text:p>
          </table:table-cell>
          <table:table-cell office:value-type="float" office:value="12.801401" calcext:value-type="float">
            <text:p>12.801401</text:p>
          </table:table-cell>
          <table:table-cell office:value-type="float" office:value="12.796146" calcext:value-type="float">
            <text:p>12.796146</text:p>
          </table:table-cell>
          <table:table-cell office:value-type="float" office:value="12.942169" calcext:value-type="float">
            <text:p>12.942169</text:p>
          </table:table-cell>
          <table:table-cell office:value-type="float" office:value="12.750587" calcext:value-type="float">
            <text:p>12.750587</text:p>
          </table:table-cell>
          <table:table-cell office:value-type="float" office:value="13.180545" calcext:value-type="float">
            <text:p>13.180545</text:p>
          </table:table-cell>
          <table:table-cell office:value-type="float" office:value="13.094517" calcext:value-type="float">
            <text:p>13.094517</text:p>
          </table:table-cell>
          <table:table-cell office:value-type="float" office:value="12.90252" calcext:value-type="float">
            <text:p>12.90252</text:p>
          </table:table-cell>
          <table:table-cell office:value-type="float" office:value="13.338233" calcext:value-type="float">
            <text:p>13.338233</text:p>
          </table:table-cell>
          <table:table-cell office:value-type="float" office:value="13.20705" calcext:value-type="float">
            <text:p>13.20705</text:p>
          </table:table-cell>
          <table:table-cell office:value-type="float" office:value="12.946466" calcext:value-type="float">
            <text:p>12.946466</text:p>
          </table:table-cell>
          <table:table-cell office:value-type="float" office:value="13.046124" calcext:value-type="float">
            <text:p>13.046124</text:p>
          </table:table-cell>
          <table:table-cell office:value-type="float" office:value="13.373782" calcext:value-type="float">
            <text:p>13.373782</text:p>
          </table:table-cell>
          <table:table-cell office:value-type="float" office:value="13.605086" calcext:value-type="float">
            <text:p>13.605086</text:p>
          </table:table-cell>
          <table:table-cell office:value-type="float" office:value="13.394119" calcext:value-type="float">
            <text:p>13.394119</text:p>
          </table:table-cell>
          <table:table-cell office:value-type="float" office:value="13.689946" calcext:value-type="float">
            <text:p>13.689946</text:p>
          </table:table-cell>
          <table:table-cell office:value-type="float" office:value="13.401951" calcext:value-type="float">
            <text:p>13.401951</text:p>
          </table:table-cell>
          <table:table-cell office:value-type="float" office:value="13.863342" calcext:value-type="float">
            <text:p>13.863342</text:p>
          </table:table-cell>
          <table:table-cell office:value-type="float" office:value="13.688567" calcext:value-type="float">
            <text:p>13.688567</text:p>
          </table:table-cell>
          <table:table-cell office:value-type="float" office:value="13.911913" calcext:value-type="float">
            <text:p>13.911913</text:p>
          </table:table-cell>
          <table:table-cell office:value-type="float" office:value="14.500469" calcext:value-type="float">
            <text:p>14.500469</text:p>
          </table:table-cell>
          <table:table-cell office:value-type="float" office:value="14.034928" calcext:value-type="float">
            <text:p>14.034928</text:p>
          </table:table-cell>
          <table:table-cell office:value-type="float" office:value="14.157172" calcext:value-type="float">
            <text:p>14.157172</text:p>
          </table:table-cell>
          <table:table-cell office:value-type="float" office:value="14.171528" calcext:value-type="float">
            <text:p>14.171528</text:p>
          </table:table-cell>
          <table:table-cell office:value-type="float" office:value="14.235035" calcext:value-type="float">
            <text:p>14.235035</text:p>
          </table:table-cell>
          <table:table-cell office:value-type="float" office:value="14.318566" calcext:value-type="float">
            <text:p>14.318566</text:p>
          </table:table-cell>
          <table:table-cell office:value-type="float" office:value="13.97357" calcext:value-type="float">
            <text:p>13.97357</text:p>
          </table:table-cell>
          <table:table-cell office:value-type="float" office:value="14.078408" calcext:value-type="float">
            <text:p>14.078408</text:p>
          </table:table-cell>
          <table:table-cell office:value-type="float" office:value="14.40203" calcext:value-type="float">
            <text:p>14.40203</text:p>
          </table:table-cell>
          <table:table-cell office:value-type="float" office:value="14.782048" calcext:value-type="float">
            <text:p>14.782048</text:p>
          </table:table-cell>
          <table:table-cell office:value-type="float" office:value="14.681795" calcext:value-type="float">
            <text:p>14.681795</text:p>
          </table:table-cell>
          <table:table-cell office:value-type="float" office:value="14.75712" calcext:value-type="float">
            <text:p>14.75712</text:p>
          </table:table-cell>
          <table:table-cell office:value-type="float" office:value="14.893016" calcext:value-type="float">
            <text:p>14.893016</text:p>
          </table:table-cell>
          <table:table-cell office:value-type="float" office:value="14.92818" calcext:value-type="float">
            <text:p>14.92818</text:p>
          </table:table-cell>
          <table:table-cell office:value-type="float" office:value="14.875365" calcext:value-type="float">
            <text:p>14.875365</text:p>
          </table:table-cell>
          <table:table-cell office:value-type="float" office:value="14.823371" calcext:value-type="float">
            <text:p>14.823371</text:p>
          </table:table-cell>
          <table:table-cell office:value-type="float" office:value="14.496246" calcext:value-type="float">
            <text:p>14.496246</text:p>
          </table:table-cell>
          <table:table-cell office:value-type="float" office:value="14.943762" calcext:value-type="float">
            <text:p>14.943762</text:p>
          </table:table-cell>
          <table:table-cell office:value-type="float" office:value="14.712234" calcext:value-type="float">
            <text:p>14.712234</text:p>
          </table:table-cell>
          <table:table-cell office:value-type="float" office:value="15.710322" calcext:value-type="float">
            <text:p>15.710322</text:p>
          </table:table-cell>
          <table:table-cell office:value-type="float" office:value="15.712143" calcext:value-type="float">
            <text:p>15.712143</text:p>
          </table:table-cell>
          <table:table-cell office:value-type="float" office:value="15.690612" calcext:value-type="float">
            <text:p>15.690612</text:p>
          </table:table-cell>
          <table:table-cell office:value-type="float" office:value="15.793124" calcext:value-type="float">
            <text:p>15.793124</text:p>
          </table:table-cell>
          <table:table-cell office:value-type="float" office:value="15.757889" calcext:value-type="float">
            <text:p>15.757889</text:p>
          </table:table-cell>
          <table:table-cell office:value-type="float" office:value="15.487634" calcext:value-type="float">
            <text:p>15.487634</text:p>
          </table:table-cell>
          <table:table-cell office:value-type="float" office:value="15.809281" calcext:value-type="float">
            <text:p>15.809281</text:p>
          </table:table-cell>
          <table:table-cell office:value-type="float" office:value="15.870092" calcext:value-type="float">
            <text:p>15.870092</text:p>
          </table:table-cell>
          <table:table-cell office:value-type="float" office:value="15.745908" calcext:value-type="float">
            <text:p>15.745908</text:p>
          </table:table-cell>
          <table:table-cell office:value-type="float" office:value="16.005659" calcext:value-type="float">
            <text:p>16.005659</text:p>
          </table:table-cell>
          <table:table-cell office:value-type="float" office:value="15.839712" calcext:value-type="float">
            <text:p>15.839712</text:p>
          </table:table-cell>
          <table:table-cell office:value-type="float" office:value="15.352147" calcext:value-type="float">
            <text:p>15.352147</text:p>
          </table:table-cell>
          <table:table-cell office:value-type="float" office:value="16.384678" calcext:value-type="float">
            <text:p>16.384678</text:p>
          </table:table-cell>
          <table:table-cell office:value-type="float" office:value="15.705489" calcext:value-type="float">
            <text:p>15.705489</text:p>
          </table:table-cell>
          <table:table-cell office:value-type="float" office:value="16.253675" calcext:value-type="float">
            <text:p>16.253675</text:p>
          </table:table-cell>
          <table:table-cell office:value-type="float" office:value="15.466849" calcext:value-type="float">
            <text:p>15.466849</text:p>
          </table:table-cell>
          <table:table-cell office:value-type="float" office:value="15.657297" calcext:value-type="float">
            <text:p>15.657297</text:p>
          </table:table-cell>
          <table:table-cell office:value-type="float" office:value="16.46949" calcext:value-type="float">
            <text:p>16.46949</text:p>
          </table:table-cell>
          <table:table-cell office:value-type="float" office:value="16.052168" calcext:value-type="float">
            <text:p>16.052168</text:p>
          </table:table-cell>
          <table:table-cell office:value-type="float" office:value="15.918572" calcext:value-type="float">
            <text:p>15.918572</text:p>
          </table:table-cell>
          <table:table-cell office:value-type="float" office:value="15.888453" calcext:value-type="float">
            <text:p>15.888453</text:p>
          </table:table-cell>
          <table:table-cell office:value-type="float" office:value="16.888872" calcext:value-type="float">
            <text:p>16.888872</text:p>
          </table:table-cell>
          <table:table-cell office:value-type="float" office:value="16.691757" calcext:value-type="float">
            <text:p>16.691757</text:p>
          </table:table-cell>
          <table:table-cell office:value-type="float" office:value="16.928123" calcext:value-type="float">
            <text:p>16.928123</text:p>
          </table:table-cell>
          <table:table-cell office:value-type="float" office:value="16.877848" calcext:value-type="float">
            <text:p>16.877848</text:p>
          </table:table-cell>
          <table:table-cell office:value-type="float" office:value="17.053619" calcext:value-type="float">
            <text:p>17.053619</text:p>
          </table:table-cell>
          <table:table-cell office:value-type="float" office:value="17.432388" calcext:value-type="float">
            <text:p>17.432388</text:p>
          </table:table-cell>
          <table:table-cell office:value-type="float" office:value="16.91503" calcext:value-type="float">
            <text:p>16.91503</text:p>
          </table:table-cell>
          <table:table-cell office:value-type="float" office:value="17.122149" calcext:value-type="float">
            <text:p>17.122149</text:p>
          </table:table-cell>
          <table:table-cell office:value-type="float" office:value="17.337255" calcext:value-type="float">
            <text:p>17.337255</text:p>
          </table:table-cell>
          <table:table-cell office:value-type="float" office:value="17.330963" calcext:value-type="float">
            <text:p>17.330963</text:p>
          </table:table-cell>
          <table:table-cell office:value-type="float" office:value="16.59384" calcext:value-type="float">
            <text:p>16.59384</text:p>
          </table:table-cell>
          <table:table-cell office:value-type="float" office:value="17.029409" calcext:value-type="float">
            <text:p>17.029409</text:p>
          </table:table-cell>
          <table:table-cell office:value-type="float" office:value="17.599764" calcext:value-type="float">
            <text:p>17.599764</text:p>
          </table:table-cell>
          <table:table-cell office:value-type="float" office:value="17.758766" calcext:value-type="float">
            <text:p>17.758766</text:p>
          </table:table-cell>
          <table:table-cell office:value-type="float" office:value="17.688137" calcext:value-type="float">
            <text:p>17.688137</text:p>
          </table:table-cell>
          <table:table-cell office:value-type="float" office:value="17.82283" calcext:value-type="float">
            <text:p>17.82283</text:p>
          </table:table-cell>
          <table:table-cell office:value-type="float" office:value="17.742176" calcext:value-type="float">
            <text:p>17.742176</text:p>
          </table:table-cell>
          <table:table-cell office:value-type="float" office:value="17.470139" calcext:value-type="float">
            <text:p>17.470139</text:p>
          </table:table-cell>
          <table:table-cell office:value-type="float" office:value="17.089647" calcext:value-type="float">
            <text:p>17.089647</text:p>
          </table:table-cell>
          <table:table-cell office:value-type="float" office:value="16.958904" calcext:value-type="float">
            <text:p>16.958904</text:p>
          </table:table-cell>
          <table:table-cell office:value-type="float" office:value="17.637772" calcext:value-type="float">
            <text:p>17.637772</text:p>
          </table:table-cell>
          <table:table-cell office:value-type="float" office:value="17.790712" calcext:value-type="float">
            <text:p>17.790712</text:p>
          </table:table-cell>
          <table:table-cell office:value-type="float" office:value="17.639008" calcext:value-type="float">
            <text:p>17.639008</text:p>
          </table:table-cell>
          <table:table-cell office:value-type="float" office:value="18.426846" calcext:value-type="float">
            <text:p>18.426846</text:p>
          </table:table-cell>
          <table:table-cell office:value-type="float" office:value="18.994007" calcext:value-type="float">
            <text:p>18.994007</text:p>
          </table:table-cell>
          <table:table-cell office:value-type="float" office:value="18.252661" calcext:value-type="float">
            <text:p>18.252661</text:p>
          </table:table-cell>
          <table:table-cell office:value-type="float" office:value="17.878351" calcext:value-type="float">
            <text:p>17.878351</text:p>
          </table:table-cell>
          <table:table-cell office:value-type="float" office:value="17.44486" calcext:value-type="float">
            <text:p>17.44486</text:p>
          </table:table-cell>
          <table:table-cell office:value-type="float" office:value="18.372211" calcext:value-type="float">
            <text:p>18.372211</text:p>
          </table:table-cell>
          <table:table-cell office:value-type="float" office:value="17.864796" calcext:value-type="float">
            <text:p>17.864796</text:p>
          </table:table-cell>
          <table:table-cell office:value-type="float" office:value="17.939396" calcext:value-type="float">
            <text:p>17.939396</text:p>
          </table:table-cell>
          <table:table-cell office:value-type="float" office:value="18.905161" calcext:value-type="float">
            <text:p>18.905161</text:p>
          </table:table-cell>
          <table:table-cell office:value-type="float" office:value="18.150192" calcext:value-type="float">
            <text:p>18.150192</text:p>
          </table:table-cell>
          <table:table-cell office:value-type="float" office:value="18.167656" calcext:value-type="float">
            <text:p>18.167656</text:p>
          </table:table-cell>
          <table:table-cell office:value-type="float" office:value="18.434612" calcext:value-type="float">
            <text:p>18.434612</text:p>
          </table:table-cell>
          <table:table-cell office:value-type="float" office:value="18.2479" calcext:value-type="float">
            <text:p>18.2479</text:p>
          </table:table-cell>
          <table:table-cell office:value-type="float" office:value="19.101944" calcext:value-type="float">
            <text:p>19.101944</text:p>
          </table:table-cell>
          <table:table-cell office:value-type="float" office:value="18.809517" calcext:value-type="float">
            <text:p>18.809517</text:p>
          </table:table-cell>
          <table:table-cell office:value-type="float" office:value="19.579044" calcext:value-type="float">
            <text:p>19.579044</text:p>
          </table:table-cell>
          <table:table-cell office:value-type="float" office:value="19.380377" calcext:value-type="float">
            <text:p>19.380377</text:p>
          </table:table-cell>
          <table:table-cell office:value-type="float" office:value="19.226418" calcext:value-type="float">
            <text:p>19.226418</text:p>
          </table:table-cell>
          <table:table-cell office:value-type="float" office:value="19.098225" calcext:value-type="float">
            <text:p>19.098225</text:p>
          </table:table-cell>
          <table:table-cell office:value-type="float" office:value="19.013542" calcext:value-type="float">
            <text:p>19.013542</text:p>
          </table:table-cell>
          <table:table-cell office:value-type="float" office:value="19.570244" calcext:value-type="float">
            <text:p>19.570244</text:p>
          </table:table-cell>
          <table:table-cell office:value-type="float" office:value="19.2265" calcext:value-type="float">
            <text:p>19.2265</text:p>
          </table:table-cell>
          <table:table-cell office:value-type="float" office:value="18.7763" calcext:value-type="float">
            <text:p>18.7763</text:p>
          </table:table-cell>
          <table:table-cell office:value-type="float" office:value="19.317387" calcext:value-type="float">
            <text:p>19.317387</text:p>
          </table:table-cell>
          <table:table-cell office:value-type="float" office:value="20.121906" calcext:value-type="float">
            <text:p>20.121906</text:p>
          </table:table-cell>
          <table:table-cell office:value-type="float" office:value="19.19112" calcext:value-type="float">
            <text:p>19.19112</text:p>
          </table:table-cell>
          <table:table-cell office:value-type="float" office:value="19.456116" calcext:value-type="float">
            <text:p>19.456116</text:p>
          </table:table-cell>
          <table:table-cell office:value-type="float" office:value="19.124788" calcext:value-type="float">
            <text:p>19.124788</text:p>
          </table:table-cell>
          <table:table-cell office:value-type="float" office:value="19.127378" calcext:value-type="float">
            <text:p>19.127378</text:p>
          </table:table-cell>
          <table:table-cell office:value-type="float" office:value="19.71266" calcext:value-type="float">
            <text:p>19.71266</text:p>
          </table:table-cell>
          <table:table-cell office:value-type="float" office:value="20.478476" calcext:value-type="float">
            <text:p>20.478476</text:p>
          </table:table-cell>
          <table:table-cell office:value-type="float" office:value="20.378864" calcext:value-type="float">
            <text:p>20.378864</text:p>
          </table:table-cell>
          <table:table-cell office:value-type="float" office:value="19.971228" calcext:value-type="float">
            <text:p>19.971228</text:p>
          </table:table-cell>
          <table:table-cell office:value-type="float" office:value="19.637899" calcext:value-type="float">
            <text:p>19.637899</text:p>
          </table:table-cell>
          <table:table-cell office:value-type="float" office:value="20.23278" calcext:value-type="float">
            <text:p>20.23278</text:p>
          </table:table-cell>
          <table:table-cell office:value-type="float" office:value="20.035528" calcext:value-type="float">
            <text:p>20.035528</text:p>
          </table:table-cell>
          <table:table-cell office:value-type="float" office:value="20.560616" calcext:value-type="float">
            <text:p>20.560616</text:p>
          </table:table-cell>
          <table:table-cell office:value-type="float" office:value="19.987612" calcext:value-type="float">
            <text:p>19.987612</text:p>
          </table:table-cell>
          <table:table-cell office:value-type="float" office:value="19.67458" calcext:value-type="float">
            <text:p>19.67458</text:p>
          </table:table-cell>
          <table:table-cell office:value-type="float" office:value="21.029509" calcext:value-type="float">
            <text:p>21.029509</text:p>
          </table:table-cell>
          <table:table-cell office:value-type="float" office:value="20.673807" calcext:value-type="float">
            <text:p>20.673807</text:p>
          </table:table-cell>
          <table:table-cell office:value-type="float" office:value="21.552406" calcext:value-type="float">
            <text:p>21.552406</text:p>
          </table:table-cell>
          <table:table-cell office:value-type="float" office:value="20.776501" calcext:value-type="float">
            <text:p>20.776501</text:p>
          </table:table-cell>
          <table:table-cell office:value-type="float" office:value="20.361132" calcext:value-type="float">
            <text:p>20.361132</text:p>
          </table:table-cell>
          <table:table-cell office:value-type="float" office:value="21.33497" calcext:value-type="float">
            <text:p>21.33497</text:p>
          </table:table-cell>
          <table:table-cell office:value-type="float" office:value="20.414364" calcext:value-type="float">
            <text:p>20.414364</text:p>
          </table:table-cell>
          <table:table-cell office:value-type="float" office:value="20.713684" calcext:value-type="float">
            <text:p>20.713684</text:p>
          </table:table-cell>
          <table:table-cell office:value-type="float" office:value="20.565298" calcext:value-type="float">
            <text:p>20.565298</text:p>
          </table:table-cell>
          <table:table-cell office:value-type="float" office:value="20.253519" calcext:value-type="float">
            <text:p>20.253519</text:p>
          </table:table-cell>
          <table:table-cell office:value-type="float" office:value="20.645132" calcext:value-type="float">
            <text:p>20.645132</text:p>
          </table:table-cell>
          <table:table-cell office:value-type="float" office:value="20.594484" calcext:value-type="float">
            <text:p>20.594484</text:p>
          </table:table-cell>
          <table:table-cell office:value-type="float" office:value="21.340912" calcext:value-type="float">
            <text:p>21.340912</text:p>
          </table:table-cell>
          <table:table-cell office:value-type="float" office:value="21.002346" calcext:value-type="float">
            <text:p>21.002346</text:p>
          </table:table-cell>
          <table:table-cell office:value-type="float" office:value="21.765181" calcext:value-type="float">
            <text:p>21.765181</text:p>
          </table:table-cell>
          <table:table-cell office:value-type="float" office:value="21.611395" calcext:value-type="float">
            <text:p>21.611395</text:p>
          </table:table-cell>
          <table:table-cell office:value-type="float" office:value="21.822947" calcext:value-type="float">
            <text:p>21.822947</text:p>
          </table:table-cell>
          <table:table-cell office:value-type="float" office:value="21.619385" calcext:value-type="float">
            <text:p>21.619385</text:p>
          </table:table-cell>
          <table:table-cell office:value-type="float" office:value="20.897797" calcext:value-type="float">
            <text:p>20.897797</text:p>
          </table:table-cell>
          <table:table-cell office:value-type="float" office:value="21.312431" calcext:value-type="float">
            <text:p>21.312431</text:p>
          </table:table-cell>
          <table:table-cell office:value-type="float" office:value="21.499292" calcext:value-type="float">
            <text:p>21.499292</text:p>
          </table:table-cell>
          <table:table-cell office:value-type="float" office:value="21.54714" calcext:value-type="float">
            <text:p>21.54714</text:p>
          </table:table-cell>
          <table:table-cell office:value-type="float" office:value="21.541965" calcext:value-type="float">
            <text:p>21.541965</text:p>
          </table:table-cell>
          <table:table-cell office:value-type="float" office:value="21.637957" calcext:value-type="float">
            <text:p>21.637957</text:p>
          </table:table-cell>
          <table:table-cell office:value-type="float" office:value="21.701553" calcext:value-type="float">
            <text:p>21.701553</text:p>
          </table:table-cell>
          <table:table-cell office:value-type="float" office:value="22.688828" calcext:value-type="float">
            <text:p>22.688828</text:p>
          </table:table-cell>
          <table:table-cell office:value-type="float" office:value="22.156397" calcext:value-type="float">
            <text:p>22.156397</text:p>
          </table:table-cell>
          <table:table-cell office:value-type="float" office:value="21.546944" calcext:value-type="float">
            <text:p>21.546944</text:p>
          </table:table-cell>
          <table:table-cell office:value-type="float" office:value="22.128742" calcext:value-type="float">
            <text:p>22.128742</text:p>
          </table:table-cell>
          <table:table-cell office:value-type="float" office:value="22.068228" calcext:value-type="float">
            <text:p>22.068228</text:p>
          </table:table-cell>
          <table:table-cell office:value-type="float" office:value="21.658497" calcext:value-type="float">
            <text:p>21.658497</text:p>
          </table:table-cell>
          <table:table-cell office:value-type="float" office:value="22.678629" calcext:value-type="float">
            <text:p>22.678629</text:p>
          </table:table-cell>
          <table:table-cell office:value-type="float" office:value="22.305777" calcext:value-type="float">
            <text:p>22.305777</text:p>
          </table:table-cell>
          <table:table-cell office:value-type="float" office:value="22.394604" calcext:value-type="float">
            <text:p>22.394604</text:p>
          </table:table-cell>
          <table:table-cell office:value-type="float" office:value="22.468182" calcext:value-type="float">
            <text:p>22.468182</text:p>
          </table:table-cell>
          <table:table-cell office:value-type="float" office:value="22.527918" calcext:value-type="float">
            <text:p>22.527918</text:p>
          </table:table-cell>
          <table:table-cell office:value-type="float" office:value="22.740889" calcext:value-type="float">
            <text:p>22.740889</text:p>
          </table:table-cell>
          <table:table-cell office:value-type="float" office:value="23.018616" calcext:value-type="float">
            <text:p>23.018616</text:p>
          </table:table-cell>
          <table:table-cell office:value-type="float" office:value="22.014095" calcext:value-type="float">
            <text:p>22.014095</text:p>
          </table:table-cell>
          <table:table-cell office:value-type="float" office:value="22.774956" calcext:value-type="float">
            <text:p>22.774956</text:p>
          </table:table-cell>
          <table:table-cell office:value-type="float" office:value="22.622269" calcext:value-type="float">
            <text:p>22.622269</text:p>
          </table:table-cell>
          <table:table-cell office:value-type="float" office:value="22.543243" calcext:value-type="float">
            <text:p>22.543243</text:p>
          </table:table-cell>
          <table:table-cell office:value-type="float" office:value="22.404173" calcext:value-type="float">
            <text:p>22.404173</text:p>
          </table:table-cell>
          <table:table-cell office:value-type="float" office:value="22.830845" calcext:value-type="float">
            <text:p>22.830845</text:p>
          </table:table-cell>
          <table:table-cell office:value-type="float" office:value="22.483128" calcext:value-type="float">
            <text:p>22.483128</text:p>
          </table:table-cell>
          <table:table-cell office:value-type="float" office:value="23.623075" calcext:value-type="float">
            <text:p>23.623075</text:p>
          </table:table-cell>
          <table:table-cell office:value-type="float" office:value="22.941889" calcext:value-type="float">
            <text:p>22.941889</text:p>
          </table:table-cell>
          <table:table-cell office:value-type="float" office:value="23.219822" calcext:value-type="float">
            <text:p>23.219822</text:p>
          </table:table-cell>
          <table:table-cell office:value-type="float" office:value="23.608952" calcext:value-type="float">
            <text:p>23.608952</text:p>
          </table:table-cell>
          <table:table-cell office:value-type="float" office:value="24.180017" calcext:value-type="float">
            <text:p>24.180017</text:p>
          </table:table-cell>
          <table:table-cell office:value-type="float" office:value="23.564384" calcext:value-type="float">
            <text:p>23.564384</text:p>
          </table:table-cell>
          <table:table-cell office:value-type="float" office:value="23.675575" calcext:value-type="float">
            <text:p>23.675575</text:p>
          </table:table-cell>
          <table:table-cell office:value-type="float" office:value="23.232147" calcext:value-type="float">
            <text:p>23.232147</text:p>
          </table:table-cell>
          <table:table-cell office:value-type="float" office:value="24.421114" calcext:value-type="float">
            <text:p>24.421114</text:p>
          </table:table-cell>
          <table:table-cell office:value-type="float" office:value="23.646484" calcext:value-type="float">
            <text:p>23.646484</text:p>
          </table:table-cell>
          <table:table-cell office:value-type="float" office:value="23.839344" calcext:value-type="float">
            <text:p>23.839344</text:p>
          </table:table-cell>
          <table:table-cell office:value-type="float" office:value="23.7456" calcext:value-type="float">
            <text:p>23.7456</text:p>
          </table:table-cell>
          <table:table-cell office:value-type="float" office:value="24.246706" calcext:value-type="float">
            <text:p>24.246706</text:p>
          </table:table-cell>
          <table:table-cell office:value-type="float" office:value="23.816359" calcext:value-type="float">
            <text:p>23.816359</text:p>
          </table:table-cell>
          <table:table-cell office:value-type="float" office:value="24.586523" calcext:value-type="float">
            <text:p>24.586523</text:p>
          </table:table-cell>
          <table:table-cell office:value-type="float" office:value="24.201496" calcext:value-type="float">
            <text:p>24.201496</text:p>
          </table:table-cell>
          <table:table-cell office:value-type="float" office:value="23.958992" calcext:value-type="float">
            <text:p>23.958992</text:p>
          </table:table-cell>
          <table:table-cell office:value-type="float" office:value="24.236912" calcext:value-type="float">
            <text:p>24.236912</text:p>
          </table:table-cell>
          <table:table-cell office:value-type="float" office:value="24.280449" calcext:value-type="float">
            <text:p>24.280449</text:p>
          </table:table-cell>
          <table:table-cell office:value-type="float" office:value="24.577881" calcext:value-type="float">
            <text:p>24.577881</text:p>
          </table:table-cell>
          <table:table-cell office:value-type="float" office:value="23.907013" calcext:value-type="float">
            <text:p>23.907013</text:p>
          </table:table-cell>
          <table:table-cell office:value-type="float" office:value="24.81974" calcext:value-type="float">
            <text:p>24.81974</text:p>
          </table:table-cell>
          <table:table-cell office:value-type="float" office:value="24.38858" calcext:value-type="float">
            <text:p>24.38858</text:p>
          </table:table-cell>
          <table:table-cell office:value-type="float" office:value="26.139286" calcext:value-type="float">
            <text:p>26.139286</text:p>
          </table:table-cell>
          <table:table-cell office:value-type="float" office:value="25.812252" calcext:value-type="float">
            <text:p>25.812252</text:p>
          </table:table-cell>
          <table:table-cell office:value-type="float" office:value="25.554644" calcext:value-type="float">
            <text:p>25.554644</text:p>
          </table:table-cell>
          <table:table-cell office:value-type="float" office:value="24.571981" calcext:value-type="float">
            <text:p>24.571981</text:p>
          </table:table-cell>
          <table:table-cell office:value-type="float" office:value="24.6089" calcext:value-type="float">
            <text:p>24.6089</text:p>
          </table:table-cell>
          <table:table-cell office:value-type="float" office:value="24.859472" calcext:value-type="float">
            <text:p>24.859472</text:p>
          </table:table-cell>
          <table:table-cell office:value-type="float" office:value="25.630667" calcext:value-type="float">
            <text:p>25.630667</text:p>
          </table:table-cell>
          <table:table-cell office:value-type="float" office:value="25.025269" calcext:value-type="float">
            <text:p>25.025269</text:p>
          </table:table-cell>
          <table:table-cell office:value-type="float" office:value="24.741217" calcext:value-type="float">
            <text:p>24.741217</text:p>
          </table:table-cell>
          <table:table-cell office:value-type="float" office:value="24.949636" calcext:value-type="float">
            <text:p>24.949636</text:p>
          </table:table-cell>
          <table:table-cell office:value-type="float" office:value="24.916782" calcext:value-type="float">
            <text:p>24.916782</text:p>
          </table:table-cell>
          <table:table-cell office:value-type="float" office:value="25.475325" calcext:value-type="float">
            <text:p>25.475325</text:p>
          </table:table-cell>
          <table:table-cell office:value-type="float" office:value="25.647972" calcext:value-type="float">
            <text:p>25.647972</text:p>
          </table:table-cell>
          <table:table-cell office:value-type="float" office:value="25.228559" calcext:value-type="float">
            <text:p>25.228559</text:p>
          </table:table-cell>
          <table:table-cell office:value-type="float" office:value="25.801384" calcext:value-type="float">
            <text:p>25.801384</text:p>
          </table:table-cell>
          <table:table-cell office:value-type="float" office:value="25.76182" calcext:value-type="float">
            <text:p>25.76182</text:p>
          </table:table-cell>
          <table:table-cell office:value-type="float" office:value="25.688084" calcext:value-type="float">
            <text:p>25.688084</text:p>
          </table:table-cell>
          <table:table-cell office:value-type="float" office:value="25.153692" calcext:value-type="float">
            <text:p>25.153692</text:p>
          </table:table-cell>
          <table:table-cell office:value-type="float" office:value="25.731796" calcext:value-type="float">
            <text:p>25.731796</text:p>
          </table:table-cell>
          <table:table-cell office:value-type="float" office:value="25.636932" calcext:value-type="float">
            <text:p>25.636932</text:p>
          </table:table-cell>
          <table:table-cell office:value-type="float" office:value="26.246368" calcext:value-type="float">
            <text:p>26.246368</text:p>
          </table:table-cell>
          <table:table-cell office:value-type="float" office:value="26.216764" calcext:value-type="float">
            <text:p>26.216764</text:p>
          </table:table-cell>
          <table:table-cell office:value-type="float" office:value="25.78854" calcext:value-type="float">
            <text:p>25.78854</text:p>
          </table:table-cell>
          <table:table-cell office:value-type="float" office:value="26.02128" calcext:value-type="float">
            <text:p>26.02128</text:p>
          </table:table-cell>
          <table:table-cell office:value-type="float" office:value="25.726625" calcext:value-type="float">
            <text:p>25.726625</text:p>
          </table:table-cell>
          <table:table-cell office:value-type="float" office:value="25.808559" calcext:value-type="float">
            <text:p>25.808559</text:p>
          </table:table-cell>
          <table:table-cell office:value-type="float" office:value="26.384785" calcext:value-type="float">
            <text:p>26.384785</text:p>
          </table:table-cell>
          <table:table-cell office:value-type="float" office:value="27.126455" calcext:value-type="float">
            <text:p>27.126455</text:p>
          </table:table-cell>
          <table:table-cell office:value-type="float" office:value="26.583527" calcext:value-type="float">
            <text:p>26.583527</text:p>
          </table:table-cell>
          <table:table-cell office:value-type="float" office:value="27.626331" calcext:value-type="float">
            <text:p>27.626331</text:p>
          </table:table-cell>
          <table:table-cell office:value-type="float" office:value="26.323238" calcext:value-type="float">
            <text:p>26.323238</text:p>
          </table:table-cell>
          <table:table-cell office:value-type="float" office:value="27.355762" calcext:value-type="float">
            <text:p>27.355762</text:p>
          </table:table-cell>
          <table:table-cell office:value-type="float" office:value="27.335281" calcext:value-type="float">
            <text:p>27.335281</text:p>
          </table:table-cell>
          <table:table-cell office:value-type="float" office:value="26.380089" calcext:value-type="float">
            <text:p>26.380089</text:p>
          </table:table-cell>
          <table:table-cell office:value-type="float" office:value="27.045227" calcext:value-type="float">
            <text:p>27.045227</text:p>
          </table:table-cell>
          <table:table-cell office:value-type="float" office:value="26.348576" calcext:value-type="float">
            <text:p>26.348576</text:p>
          </table:table-cell>
          <table:table-cell office:value-type="float" office:value="27.146193" calcext:value-type="float">
            <text:p>27.146193</text:p>
          </table:table-cell>
          <table:table-cell office:value-type="float" office:value="26.363304" calcext:value-type="float">
            <text:p>26.363304</text:p>
          </table:table-cell>
          <table:table-cell office:value-type="float" office:value="26.958736" calcext:value-type="float">
            <text:p>26.958736</text:p>
          </table:table-cell>
          <table:table-cell office:value-type="float" office:value="27.339125" calcext:value-type="float">
            <text:p>27.339125</text:p>
          </table:table-cell>
          <table:table-cell office:value-type="float" office:value="27.335196" calcext:value-type="float">
            <text:p>27.335196</text:p>
          </table:table-cell>
          <table:table-cell office:value-type="float" office:value="26.632063" calcext:value-type="float">
            <text:p>26.632063</text:p>
          </table:table-cell>
          <table:table-cell office:value-type="float" office:value="28.38916" calcext:value-type="float">
            <text:p>28.38916</text:p>
          </table:table-cell>
          <table:table-cell office:value-type="float" office:value="28.007572" calcext:value-type="float">
            <text:p>28.007572</text:p>
          </table:table-cell>
          <table:table-cell office:value-type="float" office:value="27.928148" calcext:value-type="float">
            <text:p>27.928148</text:p>
          </table:table-cell>
          <table:table-cell office:value-type="float" office:value="27.715832" calcext:value-type="float">
            <text:p>27.715832</text:p>
          </table:table-cell>
          <table:table-cell office:value-type="float" office:value="27.691263" calcext:value-type="float">
            <text:p>27.691263</text:p>
          </table:table-cell>
          <table:table-cell office:value-type="float" office:value="27.887663" calcext:value-type="float">
            <text:p>27.887663</text:p>
          </table:table-cell>
          <table:table-cell office:value-type="float" office:value="28.127991" calcext:value-type="float">
            <text:p>28.127991</text:p>
          </table:table-cell>
          <table:table-cell office:value-type="float" office:value="28.982565" calcext:value-type="float">
            <text:p>28.982565</text:p>
          </table:table-cell>
          <table:table-cell office:value-type="float" office:value="28.870199" calcext:value-type="float">
            <text:p>28.870199</text:p>
          </table:table-cell>
          <table:table-cell office:value-type="float" office:value="28.00766" calcext:value-type="float">
            <text:p>28.00766</text:p>
          </table:table-cell>
          <table:table-cell office:value-type="float" office:value="27.793497" calcext:value-type="float">
            <text:p>27.793497</text:p>
          </table:table-cell>
          <table:table-cell office:value-type="float" office:value="28.507036" calcext:value-type="float">
            <text:p>28.507036</text:p>
          </table:table-cell>
          <table:table-cell office:value-type="float" office:value="28.170164" calcext:value-type="float">
            <text:p>28.170164</text:p>
          </table:table-cell>
          <table:table-cell office:value-type="float" office:value="28.169773" calcext:value-type="float">
            <text:p>28.169773</text:p>
          </table:table-cell>
          <table:table-cell office:value-type="float" office:value="27.876541" calcext:value-type="float">
            <text:p>27.876541</text:p>
          </table:table-cell>
          <table:table-cell office:value-type="float" office:value="28.717487" calcext:value-type="float">
            <text:p>28.717487</text:p>
          </table:table-cell>
          <table:table-cell office:value-type="float" office:value="27.978685" calcext:value-type="float">
            <text:p>27.978685</text:p>
          </table:table-cell>
          <table:table-cell office:value-type="float" office:value="28.554716" calcext:value-type="float">
            <text:p>28.554716</text:p>
          </table:table-cell>
          <table:table-cell office:value-type="float" office:value="28.156601" calcext:value-type="float">
            <text:p>28.156601</text:p>
          </table:table-cell>
          <table:table-cell office:value-type="float" office:value="29.4965" calcext:value-type="float">
            <text:p>29.4965</text:p>
          </table:table-cell>
          <table:table-cell office:value-type="float" office:value="28.735687" calcext:value-type="float">
            <text:p>28.735687</text:p>
          </table:table-cell>
          <table:table-cell office:value-type="float" office:value="28.410069" calcext:value-type="float">
            <text:p>28.410069</text:p>
          </table:table-cell>
          <table:table-cell office:value-type="float" office:value="29.184376" calcext:value-type="float">
            <text:p>29.184376</text:p>
          </table:table-cell>
          <table:table-cell office:value-type="float" office:value="29.42288" calcext:value-type="float">
            <text:p>29.42288</text:p>
          </table:table-cell>
          <table:table-cell office:value-type="float" office:value="28.615065" calcext:value-type="float">
            <text:p>28.615065</text:p>
          </table:table-cell>
          <table:table-cell office:value-type="float" office:value="28.803566" calcext:value-type="float">
            <text:p>28.803566</text:p>
          </table:table-cell>
          <table:table-cell office:value-type="float" office:value="28.825712" calcext:value-type="float">
            <text:p>28.825712</text:p>
          </table:table-cell>
          <table:table-cell office:value-type="float" office:value="29.414761" calcext:value-type="float">
            <text:p>29.414761</text:p>
          </table:table-cell>
          <table:table-cell office:value-type="float" office:value="29.12487" calcext:value-type="float">
            <text:p>29.12487</text:p>
          </table:table-cell>
          <table:table-cell office:value-type="float" office:value="30.739628" calcext:value-type="float">
            <text:p>30.739628</text:p>
          </table:table-cell>
          <table:table-cell office:value-type="float" office:value="29.275473" calcext:value-type="float">
            <text:p>29.275473</text:p>
          </table:table-cell>
          <table:table-cell office:value-type="float" office:value="29.941204" calcext:value-type="float">
            <text:p>29.941204</text:p>
          </table:table-cell>
          <table:table-cell office:value-type="float" office:value="29.66526" calcext:value-type="float">
            <text:p>29.66526</text:p>
          </table:table-cell>
          <table:table-cell office:value-type="float" office:value="29.877819" calcext:value-type="float">
            <text:p>29.877819</text:p>
          </table:table-cell>
          <table:table-cell office:value-type="float" office:value="30.2138" calcext:value-type="float">
            <text:p>30.2138</text:p>
          </table:table-cell>
          <table:table-cell office:value-type="float" office:value="29.350052" calcext:value-type="float">
            <text:p>29.350052</text:p>
          </table:table-cell>
          <table:table-cell office:value-type="float" office:value="30.141964" calcext:value-type="float">
            <text:p>30.141964</text:p>
          </table:table-cell>
          <table:table-cell office:value-type="float" office:value="30.038136" calcext:value-type="float">
            <text:p>30.038136</text:p>
          </table:table-cell>
          <table:table-cell office:value-type="float" office:value="29.511065" calcext:value-type="float">
            <text:p>29.511065</text:p>
          </table:table-cell>
          <table:table-cell office:value-type="float" office:value="29.537128" calcext:value-type="float">
            <text:p>29.537128</text:p>
          </table:table-cell>
          <table:table-cell office:value-type="float" office:value="29.964617" calcext:value-type="float">
            <text:p>29.964617</text:p>
          </table:table-cell>
          <table:table-cell office:value-type="float" office:value="30.098635" calcext:value-type="float">
            <text:p>30.098635</text:p>
          </table:table-cell>
          <table:table-cell office:value-type="float" office:value="30.577824" calcext:value-type="float">
            <text:p>30.577824</text:p>
          </table:table-cell>
          <table:table-cell office:value-type="float" office:value="30.711931" calcext:value-type="float">
            <text:p>30.711931</text:p>
          </table:table-cell>
          <table:table-cell office:value-type="float" office:value="30.014076" calcext:value-type="float">
            <text:p>30.014076</text:p>
          </table:table-cell>
          <table:table-cell office:value-type="float" office:value="30.014606" calcext:value-type="float">
            <text:p>30.014606</text:p>
          </table:table-cell>
          <table:table-cell office:value-type="float" office:value="29.926268" calcext:value-type="float">
            <text:p>29.926268</text:p>
          </table:table-cell>
          <table:table-cell office:value-type="float" office:value="30.838223" calcext:value-type="float">
            <text:p>30.838223</text:p>
          </table:table-cell>
          <table:table-cell office:value-type="float" office:value="31.387217" calcext:value-type="float">
            <text:p>31.387217</text:p>
          </table:table-cell>
          <table:table-cell office:value-type="float" office:value="30.551275" calcext:value-type="float">
            <text:p>30.551275</text:p>
          </table:table-cell>
          <table:table-cell office:value-type="float" office:value="30.66824" calcext:value-type="float">
            <text:p>30.66824</text:p>
          </table:table-cell>
          <table:table-cell office:value-type="float" office:value="30.402533" calcext:value-type="float">
            <text:p>30.402533</text:p>
          </table:table-cell>
          <table:table-cell office:value-type="float" office:value="30.692579" calcext:value-type="float">
            <text:p>30.692579</text:p>
          </table:table-cell>
          <table:table-cell office:value-type="float" office:value="30.71122" calcext:value-type="float">
            <text:p>30.71122</text:p>
          </table:table-cell>
          <table:table-cell office:value-type="float" office:value="31.105059" calcext:value-type="float">
            <text:p>31.105059</text:p>
          </table:table-cell>
          <table:table-cell office:value-type="float" office:value="31.164232" calcext:value-type="float">
            <text:p>31.164232</text:p>
          </table:table-cell>
          <table:table-cell office:value-type="float" office:value="30.695805" calcext:value-type="float">
            <text:p>30.695805</text:p>
          </table:table-cell>
          <table:table-cell office:value-type="float" office:value="31.06794" calcext:value-type="float">
            <text:p>31.06794</text:p>
          </table:table-cell>
          <table:table-cell office:value-type="float" office:value="31.128408" calcext:value-type="float">
            <text:p>31.128408</text:p>
          </table:table-cell>
          <table:table-cell office:value-type="float" office:value="31.860373" calcext:value-type="float">
            <text:p>31.860373</text:p>
          </table:table-cell>
          <table:table-cell office:value-type="float" office:value="33.352993" calcext:value-type="float">
            <text:p>33.352993</text:p>
          </table:table-cell>
          <table:table-cell office:value-type="float" office:value="33.300152" calcext:value-type="float">
            <text:p>33.300152</text:p>
          </table:table-cell>
          <table:table-cell office:value-type="float" office:value="31.1714" calcext:value-type="float">
            <text:p>31.1714</text:p>
          </table:table-cell>
          <table:table-cell office:value-type="float" office:value="31.274481" calcext:value-type="float">
            <text:p>31.274481</text:p>
          </table:table-cell>
          <table:table-cell office:value-type="float" office:value="31.463015" calcext:value-type="float">
            <text:p>31.463015</text:p>
          </table:table-cell>
          <table:table-cell office:value-type="float" office:value="32.064873" calcext:value-type="float">
            <text:p>32.064873</text:p>
          </table:table-cell>
          <table:table-cell office:value-type="float" office:value="31.458376" calcext:value-type="float">
            <text:p>31.458376</text:p>
          </table:table-cell>
          <table:table-cell office:value-type="float" office:value="31.648048" calcext:value-type="float">
            <text:p>31.648048</text:p>
          </table:table-cell>
          <table:table-cell office:value-type="float" office:value="31.880268" calcext:value-type="float">
            <text:p>31.880268</text:p>
          </table:table-cell>
          <table:table-cell office:value-type="float" office:value="33.485622" calcext:value-type="float">
            <text:p>33.485622</text:p>
          </table:table-cell>
          <table:table-cell office:value-type="float" office:value="31.845076" calcext:value-type="float">
            <text:p>31.845076</text:p>
          </table:table-cell>
          <table:table-cell office:value-type="float" office:value="33.171768" calcext:value-type="float">
            <text:p>33.171768</text:p>
          </table:table-cell>
          <table:table-cell office:value-type="float" office:value="32.711529" calcext:value-type="float">
            <text:p>32.711529</text:p>
          </table:table-cell>
          <table:table-cell office:value-type="float" office:value="31.97156" calcext:value-type="float">
            <text:p>31.97156</text:p>
          </table:table-cell>
          <table:table-cell office:value-type="float" office:value="33.250374" calcext:value-type="float">
            <text:p>33.250374</text:p>
          </table:table-cell>
          <table:table-cell office:value-type="float" office:value="31.914021" calcext:value-type="float">
            <text:p>31.914021</text:p>
          </table:table-cell>
          <table:table-cell office:value-type="float" office:value="32.365562" calcext:value-type="float">
            <text:p>32.365562</text:p>
          </table:table-cell>
          <table:table-cell office:value-type="float" office:value="32.742943" calcext:value-type="float">
            <text:p>32.742943</text:p>
          </table:table-cell>
          <table:table-cell office:value-type="float" office:value="33.839489" calcext:value-type="float">
            <text:p>33.839489</text:p>
          </table:table-cell>
          <table:table-cell office:value-type="float" office:value="33.436962" calcext:value-type="float">
            <text:p>33.436962</text:p>
          </table:table-cell>
          <table:table-cell office:value-type="float" office:value="34.480591" calcext:value-type="float">
            <text:p>34.480591</text:p>
          </table:table-cell>
          <table:table-cell office:value-type="float" office:value="33.857849" calcext:value-type="float">
            <text:p>33.857849</text:p>
          </table:table-cell>
          <table:table-cell office:value-type="float" office:value="33.041958" calcext:value-type="float">
            <text:p>33.041958</text:p>
          </table:table-cell>
          <table:table-cell office:value-type="float" office:value="32.9529" calcext:value-type="float">
            <text:p>32.9529</text:p>
          </table:table-cell>
          <table:table-cell office:value-type="float" office:value="33.55278" calcext:value-type="float">
            <text:p>33.55278</text:p>
          </table:table-cell>
          <table:table-cell office:value-type="float" office:value="33.097878" calcext:value-type="float">
            <text:p>33.097878</text:p>
          </table:table-cell>
          <table:table-cell office:value-type="float" office:value="35.138412" calcext:value-type="float">
            <text:p>35.138412</text:p>
          </table:table-cell>
          <table:table-cell office:value-type="float" office:value="34.208168" calcext:value-type="float">
            <text:p>34.208168</text:p>
          </table:table-cell>
          <table:table-cell office:value-type="float" office:value="34.412872" calcext:value-type="float">
            <text:p>34.412872</text:p>
          </table:table-cell>
          <table:table-cell office:value-type="float" office:value="32.910954" calcext:value-type="float">
            <text:p>32.910954</text:p>
          </table:table-cell>
          <table:table-cell office:value-type="float" office:value="34.309517" calcext:value-type="float">
            <text:p>34.309517</text:p>
          </table:table-cell>
          <table:table-cell office:value-type="float" office:value="33.298077" calcext:value-type="float">
            <text:p>33.298077</text:p>
          </table:table-cell>
          <table:table-cell office:value-type="float" office:value="33.53056" calcext:value-type="float">
            <text:p>33.53056</text:p>
          </table:table-cell>
          <table:table-cell office:value-type="float" office:value="33.581093" calcext:value-type="float">
            <text:p>33.581093</text:p>
          </table:table-cell>
          <table:table-cell office:value-type="float" office:value="33.653831" calcext:value-type="float">
            <text:p>33.653831</text:p>
          </table:table-cell>
          <table:table-cell office:value-type="float" office:value="33.803043" calcext:value-type="float">
            <text:p>33.803043</text:p>
          </table:table-cell>
          <table:table-cell office:value-type="float" office:value="34.950073" calcext:value-type="float">
            <text:p>34.950073</text:p>
          </table:table-cell>
          <table:table-cell office:value-type="float" office:value="33.389984" calcext:value-type="float">
            <text:p>33.389984</text:p>
          </table:table-cell>
          <table:table-cell office:value-type="float" office:value="33.739609" calcext:value-type="float">
            <text:p>33.739609</text:p>
          </table:table-cell>
          <table:table-cell office:value-type="float" office:value="33.965717" calcext:value-type="float">
            <text:p>33.965717</text:p>
          </table:table-cell>
          <table:table-cell office:value-type="float" office:value="35.007168" calcext:value-type="float">
            <text:p>35.007168</text:p>
          </table:table-cell>
          <table:table-cell office:value-type="float" office:value="33.711819" calcext:value-type="float">
            <text:p>33.711819</text:p>
          </table:table-cell>
          <table:table-cell office:value-type="float" office:value="34.250694" calcext:value-type="float">
            <text:p>34.250694</text:p>
          </table:table-cell>
          <table:table-cell office:value-type="float" office:value="34.397659" calcext:value-type="float">
            <text:p>34.397659</text:p>
          </table:table-cell>
          <table:table-cell office:value-type="float" office:value="35.620358" calcext:value-type="float">
            <text:p>35.620358</text:p>
          </table:table-cell>
          <table:table-cell office:value-type="float" office:value="34.549183" calcext:value-type="float">
            <text:p>34.549183</text:p>
          </table:table-cell>
          <table:table-cell office:value-type="float" office:value="35.296322" calcext:value-type="float">
            <text:p>35.296322</text:p>
          </table:table-cell>
          <table:table-cell office:value-type="float" office:value="34.353333" calcext:value-type="float">
            <text:p>34.353333</text:p>
          </table:table-cell>
          <table:table-cell office:value-type="float" office:value="36.390152" calcext:value-type="float">
            <text:p>36.390152</text:p>
          </table:table-cell>
          <table:table-cell office:value-type="float" office:value="34.54446" calcext:value-type="float">
            <text:p>34.54446</text:p>
          </table:table-cell>
          <table:table-cell office:value-type="float" office:value="36.131214" calcext:value-type="float">
            <text:p>36.131214</text:p>
          </table:table-cell>
          <table:table-cell office:value-type="float" office:value="35.802914" calcext:value-type="float">
            <text:p>35.802914</text:p>
          </table:table-cell>
          <table:table-cell office:value-type="float" office:value="34.932617" calcext:value-type="float">
            <text:p>34.932617</text:p>
          </table:table-cell>
          <table:table-cell office:value-type="float" office:value="34.991432" calcext:value-type="float">
            <text:p>34.991432</text:p>
          </table:table-cell>
          <table:table-cell office:value-type="float" office:value="35.716984" calcext:value-type="float">
            <text:p>35.716984</text:p>
          </table:table-cell>
          <table:table-cell office:value-type="float" office:value="35.182461" calcext:value-type="float">
            <text:p>35.182461</text:p>
          </table:table-cell>
          <table:table-cell office:value-type="float" office:value="35.471409" calcext:value-type="float">
            <text:p>35.471409</text:p>
          </table:table-cell>
          <table:table-cell office:value-type="float" office:value="35.760674" calcext:value-type="float">
            <text:p>35.760674</text:p>
          </table:table-cell>
          <table:table-cell office:value-type="float" office:value="37.060932" calcext:value-type="float">
            <text:p>37.060932</text:p>
          </table:table-cell>
          <table:table-cell office:value-type="float" office:value="36.988739" calcext:value-type="float">
            <text:p>36.988739</text:p>
          </table:table-cell>
          <table:table-cell office:value-type="float" office:value="35.591843" calcext:value-type="float">
            <text:p>35.591843</text:p>
          </table:table-cell>
          <table:table-cell office:value-type="float" office:value="35.871063" calcext:value-type="float">
            <text:p>35.871063</text:p>
          </table:table-cell>
          <table:table-cell office:value-type="float" office:value="36.643566" calcext:value-type="float">
            <text:p>36.643566</text:p>
          </table:table-cell>
          <table:table-cell office:value-type="float" office:value="35.89537" calcext:value-type="float">
            <text:p>35.89537</text:p>
          </table:table-cell>
          <table:table-cell office:value-type="float" office:value="36.723793" calcext:value-type="float">
            <text:p>36.723793</text:p>
          </table:table-cell>
          <table:table-cell office:value-type="float" office:value="36.437374" calcext:value-type="float">
            <text:p>36.437374</text:p>
          </table:table-cell>
          <table:table-cell office:value-type="float" office:value="35.703533" calcext:value-type="float">
            <text:p>35.703533</text:p>
          </table:table-cell>
          <table:table-cell office:value-type="float" office:value="35.991165" calcext:value-type="float">
            <text:p>35.991165</text:p>
          </table:table-cell>
          <table:table-cell office:value-type="float" office:value="36.334953" calcext:value-type="float">
            <text:p>36.334953</text:p>
          </table:table-cell>
          <table:table-cell office:value-type="float" office:value="36.898697" calcext:value-type="float">
            <text:p>36.898697</text:p>
          </table:table-cell>
          <table:table-cell office:value-type="float" office:value="37.71804" calcext:value-type="float">
            <text:p>37.71804</text:p>
          </table:table-cell>
          <table:table-cell office:value-type="float" office:value="36.110325" calcext:value-type="float">
            <text:p>36.110325</text:p>
          </table:table-cell>
          <table:table-cell office:value-type="float" office:value="35.936646" calcext:value-type="float">
            <text:p>35.936646</text:p>
          </table:table-cell>
          <table:table-cell office:value-type="float" office:value="36.449467" calcext:value-type="float">
            <text:p>36.449467</text:p>
          </table:table-cell>
          <table:table-cell office:value-type="float" office:value="38.227001" calcext:value-type="float">
            <text:p>38.227001</text:p>
          </table:table-cell>
          <table:table-cell office:value-type="float" office:value="38.367085" calcext:value-type="float">
            <text:p>38.367085</text:p>
          </table:table-cell>
          <table:table-cell office:value-type="float" office:value="37.748894" calcext:value-type="float">
            <text:p>37.748894</text:p>
          </table:table-cell>
          <table:table-cell office:value-type="float" office:value="37.299591" calcext:value-type="float">
            <text:p>37.299591</text:p>
          </table:table-cell>
          <table:table-cell office:value-type="float" office:value="39.916512" calcext:value-type="float">
            <text:p>39.916512</text:p>
          </table:table-cell>
          <table:table-cell office:value-type="float" office:value="37.508587" calcext:value-type="float">
            <text:p>37.508587</text:p>
          </table:table-cell>
          <table:table-cell office:value-type="float" office:value="37.141457" calcext:value-type="float">
            <text:p>37.141457</text:p>
          </table:table-cell>
          <table:table-cell office:value-type="float" office:value="37.560585" calcext:value-type="float">
            <text:p>37.560585</text:p>
          </table:table-cell>
          <table:table-cell office:value-type="float" office:value="38.759644" calcext:value-type="float">
            <text:p>38.759644</text:p>
          </table:table-cell>
          <table:table-cell office:value-type="float" office:value="36.920174" calcext:value-type="float">
            <text:p>36.920174</text:p>
          </table:table-cell>
          <table:table-cell office:value-type="float" office:value="37.848846" calcext:value-type="float">
            <text:p>37.848846</text:p>
          </table:table-cell>
          <table:table-cell office:value-type="float" office:value="37.861259" calcext:value-type="float">
            <text:p>37.861259</text:p>
          </table:table-cell>
          <table:table-cell office:value-type="float" office:value="37.920017" calcext:value-type="float">
            <text:p>37.920017</text:p>
          </table:table-cell>
          <table:table-cell office:value-type="float" office:value="37.344532" calcext:value-type="float">
            <text:p>37.344532</text:p>
          </table:table-cell>
          <table:table-cell office:value-type="float" office:value="37.419128" calcext:value-type="float">
            <text:p>37.419128</text:p>
          </table:table-cell>
          <table:table-cell office:value-type="float" office:value="38.333599" calcext:value-type="float">
            <text:p>38.333599</text:p>
          </table:table-cell>
          <table:table-cell office:value-type="float" office:value="36.915199" calcext:value-type="float">
            <text:p>36.915199</text:p>
          </table:table-cell>
          <table:table-cell office:value-type="float" office:value="38.15609" calcext:value-type="float">
            <text:p>38.15609</text:p>
          </table:table-cell>
          <table:table-cell office:value-type="float" office:value="37.913593" calcext:value-type="float">
            <text:p>37.913593</text:p>
          </table:table-cell>
          <table:table-cell office:value-type="float" office:value="37.890442" calcext:value-type="float">
            <text:p>37.890442</text:p>
          </table:table-cell>
          <table:table-cell office:value-type="float" office:value="40.217663" calcext:value-type="float">
            <text:p>40.217663</text:p>
          </table:table-cell>
          <table:table-cell office:value-type="float" office:value="39.839985" calcext:value-type="float">
            <text:p>39.839985</text:p>
          </table:table-cell>
          <table:table-cell office:value-type="float" office:value="38.968197" calcext:value-type="float">
            <text:p>38.968197</text:p>
          </table:table-cell>
          <table:table-cell office:value-type="float" office:value="38.469612" calcext:value-type="float">
            <text:p>38.469612</text:p>
          </table:table-cell>
          <table:table-cell office:value-type="float" office:value="38.100609" calcext:value-type="float">
            <text:p>38.100609</text:p>
          </table:table-cell>
          <table:table-cell office:value-type="float" office:value="38.615047" calcext:value-type="float">
            <text:p>38.615047</text:p>
          </table:table-cell>
          <table:table-cell office:value-type="float" office:value="38.293404" calcext:value-type="float">
            <text:p>38.293404</text:p>
          </table:table-cell>
          <table:table-cell office:value-type="float" office:value="38.694607" calcext:value-type="float">
            <text:p>38.694607</text:p>
          </table:table-cell>
          <table:table-cell office:value-type="float" office:value="40.429127" calcext:value-type="float">
            <text:p>40.429127</text:p>
          </table:table-cell>
          <table:table-cell office:value-type="float" office:value="38.659458" calcext:value-type="float">
            <text:p>38.659458</text:p>
          </table:table-cell>
          <table:table-cell office:value-type="float" office:value="40.246017" calcext:value-type="float">
            <text:p>40.246017</text:p>
          </table:table-cell>
          <table:table-cell office:value-type="float" office:value="38.878094" calcext:value-type="float">
            <text:p>38.878094</text:p>
          </table:table-cell>
          <table:table-cell office:value-type="float" office:value="38.514847" calcext:value-type="float">
            <text:p>38.514847</text:p>
          </table:table-cell>
          <table:table-cell office:value-type="float" office:value="40.37709" calcext:value-type="float">
            <text:p>40.37709</text:p>
          </table:table-cell>
          <table:table-cell office:value-type="float" office:value="39.004425" calcext:value-type="float">
            <text:p>39.004425</text:p>
          </table:table-cell>
          <table:table-cell office:value-type="float" office:value="38.540936" calcext:value-type="float">
            <text:p>38.540936</text:p>
          </table:table-cell>
          <table:table-cell office:value-type="float" office:value="39.219433" calcext:value-type="float">
            <text:p>39.219433</text:p>
          </table:table-cell>
          <table:table-cell office:value-type="float" office:value="38.950363" calcext:value-type="float">
            <text:p>38.950363</text:p>
          </table:table-cell>
          <table:table-cell office:value-type="float" office:value="39.849255" calcext:value-type="float">
            <text:p>39.849255</text:p>
          </table:table-cell>
          <table:table-cell office:value-type="float" office:value="39.768059" calcext:value-type="float">
            <text:p>39.768059</text:p>
          </table:table-cell>
          <table:table-cell office:value-type="float" office:value="39.697166" calcext:value-type="float">
            <text:p>39.697166</text:p>
          </table:table-cell>
          <table:table-cell office:value-type="float" office:value="39.014267" calcext:value-type="float">
            <text:p>39.014267</text:p>
          </table:table-cell>
          <table:table-cell office:value-type="float" office:value="41.186443" calcext:value-type="float">
            <text:p>41.186443</text:p>
          </table:table-cell>
          <table:table-cell office:value-type="float" office:value="40.220333" calcext:value-type="float">
            <text:p>40.220333</text:p>
          </table:table-cell>
          <table:table-cell office:value-type="float" office:value="39.260136" calcext:value-type="float">
            <text:p>39.260136</text:p>
          </table:table-cell>
          <table:table-cell office:value-type="float" office:value="40.007263" calcext:value-type="float">
            <text:p>40.007263</text:p>
          </table:table-cell>
          <table:table-cell office:value-type="float" office:value="39.707088" calcext:value-type="float">
            <text:p>39.707088</text:p>
          </table:table-cell>
          <table:table-cell office:value-type="float" office:value="39.505154" calcext:value-type="float">
            <text:p>39.505154</text:p>
          </table:table-cell>
          <table:table-cell office:value-type="float" office:value="39.708961" calcext:value-type="float">
            <text:p>39.708961</text:p>
          </table:table-cell>
          <table:table-cell office:value-type="float" office:value="41.142094" calcext:value-type="float">
            <text:p>41.142094</text:p>
          </table:table-cell>
          <table:table-cell office:value-type="float" office:value="40.230648" calcext:value-type="float">
            <text:p>40.230648</text:p>
          </table:table-cell>
          <table:table-cell office:value-type="float" office:value="39.879921" calcext:value-type="float">
            <text:p>39.879921</text:p>
          </table:table-cell>
          <table:table-cell office:value-type="float" office:value="39.821091" calcext:value-type="float">
            <text:p>39.821091</text:p>
          </table:table-cell>
          <table:table-cell office:value-type="float" office:value="40.170063" calcext:value-type="float">
            <text:p>40.170063</text:p>
          </table:table-cell>
          <table:table-cell office:value-type="float" office:value="41.042961" calcext:value-type="float">
            <text:p>41.042961</text:p>
          </table:table-cell>
          <table:table-cell office:value-type="float" office:value="40.828213" calcext:value-type="float">
            <text:p>40.828213</text:p>
          </table:table-cell>
          <table:table-cell office:value-type="float" office:value="41.39135" calcext:value-type="float">
            <text:p>41.39135</text:p>
          </table:table-cell>
          <table:table-cell office:value-type="float" office:value="41.551224" calcext:value-type="float">
            <text:p>41.551224</text:p>
          </table:table-cell>
          <table:table-cell office:value-type="float" office:value="40.394218" calcext:value-type="float">
            <text:p>40.394218</text:p>
          </table:table-cell>
          <table:table-cell office:value-type="float" office:value="42.43084" calcext:value-type="float">
            <text:p>42.43084</text:p>
          </table:table-cell>
          <table:table-cell office:value-type="float" office:value="40.351128" calcext:value-type="float">
            <text:p>40.351128</text:p>
          </table:table-cell>
          <table:table-cell office:value-type="float" office:value="41.47794" calcext:value-type="float">
            <text:p>41.47794</text:p>
          </table:table-cell>
          <table:table-cell office:value-type="float" office:value="40.861687" calcext:value-type="float">
            <text:p>40.861687</text:p>
          </table:table-cell>
          <table:table-cell office:value-type="float" office:value="42.220329" calcext:value-type="float">
            <text:p>42.220329</text:p>
          </table:table-cell>
          <table:table-cell office:value-type="float" office:value="40.969975" calcext:value-type="float">
            <text:p>40.969975</text:p>
          </table:table-cell>
          <table:table-cell office:value-type="float" office:value="41.938751" calcext:value-type="float">
            <text:p>41.938751</text:p>
          </table:table-cell>
          <table:table-cell office:value-type="float" office:value="41.266136" calcext:value-type="float">
            <text:p>41.266136</text:p>
          </table:table-cell>
          <table:table-cell office:value-type="float" office:value="41.446991" calcext:value-type="float">
            <text:p>41.446991</text:p>
          </table:table-cell>
          <table:table-cell office:value-type="float" office:value="42.13586" calcext:value-type="float">
            <text:p>42.13586</text:p>
          </table:table-cell>
          <table:table-cell office:value-type="float" office:value="41.118404" calcext:value-type="float">
            <text:p>41.118404</text:p>
          </table:table-cell>
          <table:table-cell office:value-type="float" office:value="41.639927" calcext:value-type="float">
            <text:p>41.639927</text:p>
          </table:table-cell>
          <table:table-cell office:value-type="float" office:value="42.111244" calcext:value-type="float">
            <text:p>42.111244</text:p>
          </table:table-cell>
          <table:table-cell office:value-type="float" office:value="43.170326" calcext:value-type="float">
            <text:p>43.170326</text:p>
          </table:table-cell>
          <table:table-cell office:value-type="float" office:value="43.976406" calcext:value-type="float">
            <text:p>43.976406</text:p>
          </table:table-cell>
          <table:table-cell office:value-type="float" office:value="43.226933" calcext:value-type="float">
            <text:p>43.226933</text:p>
          </table:table-cell>
          <table:table-cell office:value-type="float" office:value="41.521358" calcext:value-type="float">
            <text:p>41.521358</text:p>
          </table:table-cell>
          <table:table-cell office:value-type="float" office:value="41.806992" calcext:value-type="float">
            <text:p>41.806992</text:p>
          </table:table-cell>
          <table:table-cell office:value-type="float" office:value="41.590431" calcext:value-type="float">
            <text:p>41.590431</text:p>
          </table:table-cell>
          <table:table-cell office:value-type="float" office:value="41.98901" calcext:value-type="float">
            <text:p>41.98901</text:p>
          </table:table-cell>
          <table:table-cell office:value-type="float" office:value="42.386356" calcext:value-type="float">
            <text:p>42.386356</text:p>
          </table:table-cell>
          <table:table-cell office:value-type="float" office:value="43.074638" calcext:value-type="float">
            <text:p>43.074638</text:p>
          </table:table-cell>
          <table:table-cell office:value-type="float" office:value="42.700809" calcext:value-type="float">
            <text:p>42.700809</text:p>
          </table:table-cell>
          <table:table-cell office:value-type="float" office:value="43.476395" calcext:value-type="float">
            <text:p>43.476395</text:p>
          </table:table-cell>
          <table:table-cell office:value-type="float" office:value="42.685452" calcext:value-type="float">
            <text:p>42.685452</text:p>
          </table:table-cell>
          <table:table-cell office:value-type="float" office:value="43.306793" calcext:value-type="float">
            <text:p>43.306793</text:p>
          </table:table-cell>
          <table:table-cell office:value-type="float" office:value="41.926575" calcext:value-type="float">
            <text:p>41.926575</text:p>
          </table:table-cell>
          <table:table-cell office:value-type="float" office:value="44.115459" calcext:value-type="float">
            <text:p>44.115459</text:p>
          </table:table-cell>
          <table:table-cell office:value-type="float" office:value="42.734276" calcext:value-type="float">
            <text:p>42.734276</text:p>
          </table:table-cell>
          <table:table-cell office:value-type="float" office:value="42.365471" calcext:value-type="float">
            <text:p>42.365471</text:p>
          </table:table-cell>
          <table:table-cell office:value-type="float" office:value="41.533081" calcext:value-type="float">
            <text:p>41.533081</text:p>
          </table:table-cell>
          <table:table-cell office:value-type="float" office:value="41.912857" calcext:value-type="float">
            <text:p>41.912857</text:p>
          </table:table-cell>
          <table:table-cell office:value-type="float" office:value="43.143951" calcext:value-type="float">
            <text:p>43.143951</text:p>
          </table:table-cell>
          <table:table-cell office:value-type="float" office:value="43.124249" calcext:value-type="float">
            <text:p>43.124249</text:p>
          </table:table-cell>
          <table:table-cell office:value-type="float" office:value="43.103657" calcext:value-type="float">
            <text:p>43.103657</text:p>
          </table:table-cell>
          <table:table-cell office:value-type="float" office:value="43.271919" calcext:value-type="float">
            <text:p>43.271919</text:p>
          </table:table-cell>
          <table:table-cell office:value-type="float" office:value="43.792496" calcext:value-type="float">
            <text:p>43.792496</text:p>
          </table:table-cell>
          <table:table-cell office:value-type="float" office:value="43.952816" calcext:value-type="float">
            <text:p>43.952816</text:p>
          </table:table-cell>
          <table:table-cell office:value-type="float" office:value="42.838356" calcext:value-type="float">
            <text:p>42.838356</text:p>
          </table:table-cell>
          <table:table-cell office:value-type="float" office:value="44.163216" calcext:value-type="float">
            <text:p>44.163216</text:p>
          </table:table-cell>
          <table:table-cell office:value-type="float" office:value="45.013664" calcext:value-type="float">
            <text:p>45.013664</text:p>
          </table:table-cell>
          <table:table-cell office:value-type="float" office:value="43.945969" calcext:value-type="float">
            <text:p>43.945969</text:p>
          </table:table-cell>
          <table:table-cell office:value-type="float" office:value="45.36972" calcext:value-type="float">
            <text:p>45.36972</text:p>
          </table:table-cell>
          <table:table-cell office:value-type="float" office:value="44.519531" calcext:value-type="float">
            <text:p>44.519531</text:p>
          </table:table-cell>
          <table:table-cell office:value-type="float" office:value="42.970711" calcext:value-type="float">
            <text:p>42.970711</text:p>
          </table:table-cell>
          <table:table-cell office:value-type="float" office:value="45.483467" calcext:value-type="float">
            <text:p>45.483467</text:p>
          </table:table-cell>
          <table:table-cell office:value-type="float" office:value="44.128239" calcext:value-type="float">
            <text:p>44.128239</text:p>
          </table:table-cell>
          <table:table-cell office:value-type="float" office:value="45.876659" calcext:value-type="float">
            <text:p>45.876659</text:p>
          </table:table-cell>
          <table:table-cell office:value-type="float" office:value="43.608833" calcext:value-type="float">
            <text:p>43.608833</text:p>
          </table:table-cell>
          <table:table-cell office:value-type="float" office:value="46.636478" calcext:value-type="float">
            <text:p>46.636478</text:p>
          </table:table-cell>
          <table:table-cell office:value-type="float" office:value="45.427319" calcext:value-type="float">
            <text:p>45.427319</text:p>
          </table:table-cell>
          <table:table-cell office:value-type="float" office:value="45.193783" calcext:value-type="float">
            <text:p>45.193783</text:p>
          </table:table-cell>
          <table:table-cell office:value-type="float" office:value="44.146149" calcext:value-type="float">
            <text:p>44.146149</text:p>
          </table:table-cell>
          <table:table-cell office:value-type="float" office:value="43.601044" calcext:value-type="float">
            <text:p>43.601044</text:p>
          </table:table-cell>
          <table:table-cell office:value-type="float" office:value="47.501637" calcext:value-type="float">
            <text:p>47.501637</text:p>
          </table:table-cell>
          <table:table-cell office:value-type="float" office:value="44.168617" calcext:value-type="float">
            <text:p>44.168617</text:p>
          </table:table-cell>
          <table:table-cell office:value-type="float" office:value="46.675072" calcext:value-type="float">
            <text:p>46.675072</text:p>
          </table:table-cell>
          <table:table-cell office:value-type="float" office:value="45.241413" calcext:value-type="float">
            <text:p>45.241413</text:p>
          </table:table-cell>
          <table:table-cell office:value-type="float" office:value="45.56868" calcext:value-type="float">
            <text:p>45.56868</text:p>
          </table:table-cell>
          <table:table-cell office:value-type="float" office:value="44.803135" calcext:value-type="float">
            <text:p>44.803135</text:p>
          </table:table-cell>
          <table:table-cell office:value-type="float" office:value="45.089649" calcext:value-type="float">
            <text:p>45.089649</text:p>
          </table:table-cell>
          <table:table-cell office:value-type="float" office:value="45.339806" calcext:value-type="float">
            <text:p>45.339806</text:p>
          </table:table-cell>
          <table:table-cell office:value-type="float" office:value="45.070721" calcext:value-type="float">
            <text:p>45.070721</text:p>
          </table:table-cell>
          <table:table-cell office:value-type="float" office:value="46.349697" calcext:value-type="float">
            <text:p>46.349697</text:p>
          </table:table-cell>
          <table:table-cell office:value-type="float" office:value="46.002998" calcext:value-type="float">
            <text:p>46.002998</text:p>
          </table:table-cell>
          <table:table-cell office:value-type="float" office:value="46.435001" calcext:value-type="float">
            <text:p>46.435001</text:p>
          </table:table-cell>
          <table:table-cell office:value-type="float" office:value="46.938633" calcext:value-type="float">
            <text:p>46.938633</text:p>
          </table:table-cell>
          <table:table-cell office:value-type="float" office:value="45.446915" calcext:value-type="float">
            <text:p>45.446915</text:p>
          </table:table-cell>
          <table:table-cell office:value-type="float" office:value="48.34214" calcext:value-type="float">
            <text:p>48.34214</text:p>
          </table:table-cell>
          <table:table-cell office:value-type="float" office:value="46.339745" calcext:value-type="float">
            <text:p>46.339745</text:p>
          </table:table-cell>
          <table:table-cell office:value-type="float" office:value="46.443661" calcext:value-type="float">
            <text:p>46.443661</text:p>
          </table:table-cell>
          <table:table-cell office:value-type="float" office:value="45.236992" calcext:value-type="float">
            <text:p>45.236992</text:p>
          </table:table-cell>
          <table:table-cell office:value-type="float" office:value="45.49855" calcext:value-type="float">
            <text:p>45.49855</text:p>
          </table:table-cell>
          <table:table-cell office:value-type="float" office:value="46.900375" calcext:value-type="float">
            <text:p>46.900375</text:p>
          </table:table-cell>
          <table:table-cell office:value-type="float" office:value="47.06514" calcext:value-type="float">
            <text:p>47.06514</text:p>
          </table:table-cell>
          <table:table-cell office:value-type="float" office:value="46.86824" calcext:value-type="float">
            <text:p>46.86824</text:p>
          </table:table-cell>
          <table:table-cell office:value-type="float" office:value="45.730072" calcext:value-type="float">
            <text:p>45.730072</text:p>
          </table:table-cell>
          <table:table-cell office:value-type="float" office:value="48.929642" calcext:value-type="float">
            <text:p>48.929642</text:p>
          </table:table-cell>
          <table:table-cell office:value-type="float" office:value="47.977146" calcext:value-type="float">
            <text:p>47.977146</text:p>
          </table:table-cell>
          <table:table-cell office:value-type="float" office:value="47.400585" calcext:value-type="float">
            <text:p>47.400585</text:p>
          </table:table-cell>
          <table:table-cell office:value-type="float" office:value="47.108673" calcext:value-type="float">
            <text:p>47.108673</text:p>
          </table:table-cell>
          <table:table-cell office:value-type="float" office:value="47.765095" calcext:value-type="float">
            <text:p>47.765095</text:p>
          </table:table-cell>
          <table:table-cell office:value-type="float" office:value="47.222115" calcext:value-type="float">
            <text:p>47.222115</text:p>
          </table:table-cell>
          <table:table-cell office:value-type="float" office:value="47.146469" calcext:value-type="float">
            <text:p>47.146469</text:p>
          </table:table-cell>
          <table:table-cell office:value-type="float" office:value="46.372513" calcext:value-type="float">
            <text:p>46.372513</text:p>
          </table:table-cell>
          <table:table-cell office:value-type="float" office:value="47.611713" calcext:value-type="float">
            <text:p>47.611713</text:p>
          </table:table-cell>
          <table:table-cell office:value-type="float" office:value="46.92672" calcext:value-type="float">
            <text:p>46.92672</text:p>
          </table:table-cell>
          <table:table-cell office:value-type="float" office:value="46.615391" calcext:value-type="float">
            <text:p>46.615391</text:p>
          </table:table-cell>
          <table:table-cell office:value-type="float" office:value="45.850239" calcext:value-type="float">
            <text:p>45.850239</text:p>
          </table:table-cell>
          <table:table-cell office:value-type="float" office:value="45.901127" calcext:value-type="float">
            <text:p>45.901127</text:p>
          </table:table-cell>
          <table:table-cell office:value-type="float" office:value="46.72514" calcext:value-type="float">
            <text:p>46.72514</text:p>
          </table:table-cell>
          <table:table-cell office:value-type="float" office:value="46.00845" calcext:value-type="float">
            <text:p>46.00845</text:p>
          </table:table-cell>
          <table:table-cell office:value-type="float" office:value="46.82198" calcext:value-type="float">
            <text:p>46.82198</text:p>
          </table:table-cell>
          <table:table-cell office:value-type="float" office:value="47.963837" calcext:value-type="float">
            <text:p>47.963837</text:p>
          </table:table-cell>
          <table:table-cell office:value-type="float" office:value="47.424358" calcext:value-type="float">
            <text:p>47.424358</text:p>
          </table:table-cell>
          <table:table-cell office:value-type="float" office:value="47.086983" calcext:value-type="float">
            <text:p>47.086983</text:p>
          </table:table-cell>
          <table:table-cell office:value-type="float" office:value="46.390648" calcext:value-type="float">
            <text:p>46.390648</text:p>
          </table:table-cell>
          <table:table-cell office:value-type="float" office:value="46.998215" calcext:value-type="float">
            <text:p>46.998215</text:p>
          </table:table-cell>
          <table:table-cell office:value-type="float" office:value="48.55991" calcext:value-type="float">
            <text:p>48.55991</text:p>
          </table:table-cell>
          <table:table-cell office:value-type="float" office:value="47.174404" calcext:value-type="float">
            <text:p>47.174404</text:p>
          </table:table-cell>
          <table:table-cell office:value-type="float" office:value="47.45808" calcext:value-type="float">
            <text:p>47.45808</text:p>
          </table:table-cell>
          <table:table-cell office:value-type="float" office:value="47.409172" calcext:value-type="float">
            <text:p>47.409172</text:p>
          </table:table-cell>
          <table:table-cell office:value-type="float" office:value="48.358959" calcext:value-type="float">
            <text:p>48.358959</text:p>
          </table:table-cell>
          <table:table-cell office:value-type="float" office:value="47.472134" calcext:value-type="float">
            <text:p>47.472134</text:p>
          </table:table-cell>
          <table:table-cell office:value-type="float" office:value="47.803555" calcext:value-type="float">
            <text:p>47.803555</text:p>
          </table:table-cell>
          <table:table-cell office:value-type="float" office:value="48.215668" calcext:value-type="float">
            <text:p>48.215668</text:p>
          </table:table-cell>
          <table:table-cell office:value-type="float" office:value="47.79388" calcext:value-type="float">
            <text:p>47.79388</text:p>
          </table:table-cell>
          <table:table-cell office:value-type="float" office:value="47.374352" calcext:value-type="float">
            <text:p>47.374352</text:p>
          </table:table-cell>
          <table:table-cell office:value-type="float" office:value="47.829517" calcext:value-type="float">
            <text:p>47.829517</text:p>
          </table:table-cell>
          <table:table-cell office:value-type="float" office:value="50.764065" calcext:value-type="float">
            <text:p>50.764065</text:p>
          </table:table-cell>
          <table:table-cell office:value-type="float" office:value="51.363419" calcext:value-type="float">
            <text:p>51.363419</text:p>
          </table:table-cell>
          <table:table-cell office:value-type="float" office:value="49.51609" calcext:value-type="float">
            <text:p>49.51609</text:p>
          </table:table-cell>
          <table:table-cell office:value-type="float" office:value="48.435738" calcext:value-type="float">
            <text:p>48.435738</text:p>
          </table:table-cell>
          <table:table-cell office:value-type="float" office:value="48.563202" calcext:value-type="float">
            <text:p>48.563202</text:p>
          </table:table-cell>
          <table:table-cell office:value-type="float" office:value="48.017197" calcext:value-type="float">
            <text:p>48.017197</text:p>
          </table:table-cell>
          <table:table-cell office:value-type="float" office:value="48.4478" calcext:value-type="float">
            <text:p>48.4478</text:p>
          </table:table-cell>
          <table:table-cell office:value-type="float" office:value="48.577579" calcext:value-type="float">
            <text:p>48.577579</text:p>
          </table:table-cell>
          <table:table-cell office:value-type="float" office:value="48.16431" calcext:value-type="float">
            <text:p>48.16431</text:p>
          </table:table-cell>
          <table:table-cell office:value-type="float" office:value="49.980385" calcext:value-type="float">
            <text:p>49.980385</text:p>
          </table:table-cell>
          <table:table-cell office:value-type="float" office:value="49.526711" calcext:value-type="float">
            <text:p>49.526711</text:p>
          </table:table-cell>
          <table:table-cell office:value-type="float" office:value="50.896519" calcext:value-type="float">
            <text:p>50.896519</text:p>
          </table:table-cell>
          <table:table-cell office:value-type="float" office:value="50.199718" calcext:value-type="float">
            <text:p>50.199718</text:p>
          </table:table-cell>
          <table:table-cell office:value-type="float" office:value="48.762932" calcext:value-type="float">
            <text:p>48.762932</text:p>
          </table:table-cell>
          <table:table-cell office:value-type="float" office:value="50.605934" calcext:value-type="float">
            <text:p>50.605934</text:p>
          </table:table-cell>
          <table:table-cell office:value-type="float" office:value="49.575588" calcext:value-type="float">
            <text:p>49.575588</text:p>
          </table:table-cell>
          <table:table-cell office:value-type="float" office:value="49.104527" calcext:value-type="float">
            <text:p>49.104527</text:p>
          </table:table-cell>
          <table:table-cell office:value-type="float" office:value="48.324604" calcext:value-type="float">
            <text:p>48.324604</text:p>
          </table:table-cell>
          <table:table-cell office:value-type="float" office:value="49.079391" calcext:value-type="float">
            <text:p>49.079391</text:p>
          </table:table-cell>
          <table:table-cell office:value-type="float" office:value="49.434216" calcext:value-type="float">
            <text:p>49.434216</text:p>
          </table:table-cell>
          <table:table-cell office:value-type="float" office:value="49.04771" calcext:value-type="float">
            <text:p>49.04771</text:p>
          </table:table-cell>
          <table:table-cell office:value-type="float" office:value="50.138756" calcext:value-type="float">
            <text:p>50.138756</text:p>
          </table:table-cell>
          <table:table-cell office:value-type="float" office:value="51.287121" calcext:value-type="float">
            <text:p>51.287121</text:p>
          </table:table-cell>
          <table:table-cell office:value-type="float" office:value="50.274132" calcext:value-type="float">
            <text:p>50.274132</text:p>
          </table:table-cell>
          <table:table-cell office:value-type="float" office:value="50.192055" calcext:value-type="float">
            <text:p>50.192055</text:p>
          </table:table-cell>
          <table:table-cell office:value-type="float" office:value="50.093361" calcext:value-type="float">
            <text:p>50.093361</text:p>
          </table:table-cell>
          <table:table-cell office:value-type="float" office:value="52.076714" calcext:value-type="float">
            <text:p>52.076714</text:p>
          </table:table-cell>
          <table:table-cell office:value-type="float" office:value="51.197792" calcext:value-type="float">
            <text:p>51.197792</text:p>
          </table:table-cell>
          <table:table-cell office:value-type="float" office:value="51.459118" calcext:value-type="float">
            <text:p>51.459118</text:p>
          </table:table-cell>
          <table:table-cell office:value-type="float" office:value="54.002575" calcext:value-type="float">
            <text:p>54.002575</text:p>
          </table:table-cell>
          <table:table-cell office:value-type="float" office:value="50.2327" calcext:value-type="float">
            <text:p>50.2327</text:p>
          </table:table-cell>
          <table:table-cell office:value-type="float" office:value="52.623848" calcext:value-type="float">
            <text:p>52.623848</text:p>
          </table:table-cell>
          <table:table-cell office:value-type="float" office:value="51.170773" calcext:value-type="float">
            <text:p>51.170773</text:p>
          </table:table-cell>
          <table:table-cell office:value-type="float" office:value="50.869366" calcext:value-type="float">
            <text:p>50.869366</text:p>
          </table:table-cell>
          <table:table-cell office:value-type="float" office:value="49.597919" calcext:value-type="float">
            <text:p>49.597919</text:p>
          </table:table-cell>
          <table:table-cell office:value-type="float" office:value="52.426792" calcext:value-type="float">
            <text:p>52.426792</text:p>
          </table:table-cell>
          <table:table-cell office:value-type="float" office:value="52.229065" calcext:value-type="float">
            <text:p>52.229065</text:p>
          </table:table-cell>
          <table:table-cell office:value-type="float" office:value="51.760155" calcext:value-type="float">
            <text:p>51.760155</text:p>
          </table:table-cell>
          <table:table-cell office:value-type="float" office:value="50.977032" calcext:value-type="float">
            <text:p>50.977032</text:p>
          </table:table-cell>
          <table:table-cell office:value-type="float" office:value="50.019829" calcext:value-type="float">
            <text:p>50.019829</text:p>
          </table:table-cell>
          <table:table-cell office:value-type="float" office:value="51.595543" calcext:value-type="float">
            <text:p>51.595543</text:p>
          </table:table-cell>
          <table:table-cell office:value-type="float" office:value="53.400585" calcext:value-type="float">
            <text:p>53.400585</text:p>
          </table:table-cell>
          <table:table-cell office:value-type="float" office:value="50.825363" calcext:value-type="float">
            <text:p>50.825363</text:p>
          </table:table-cell>
          <table:table-cell office:value-type="float" office:value="51.142864" calcext:value-type="float">
            <text:p>51.142864</text:p>
          </table:table-cell>
          <table:table-cell office:value-type="float" office:value="52.445831" calcext:value-type="float">
            <text:p>52.445831</text:p>
          </table:table-cell>
          <table:table-cell office:value-type="float" office:value="52.182823" calcext:value-type="float">
            <text:p>52.182823</text:p>
          </table:table-cell>
          <table:table-cell office:value-type="float" office:value="51.984791" calcext:value-type="float">
            <text:p>51.984791</text:p>
          </table:table-cell>
          <table:table-cell office:value-type="float" office:value="50.715153" calcext:value-type="float">
            <text:p>50.715153</text:p>
          </table:table-cell>
          <table:table-cell office:value-type="float" office:value="51.081959" calcext:value-type="float">
            <text:p>51.081959</text:p>
          </table:table-cell>
          <table:table-cell office:value-type="float" office:value="51.576271" calcext:value-type="float">
            <text:p>51.576271</text:p>
          </table:table-cell>
          <table:table-cell office:value-type="float" office:value="51.972023" calcext:value-type="float">
            <text:p>51.972023</text:p>
          </table:table-cell>
          <table:table-cell office:value-type="float" office:value="55.637737" calcext:value-type="float">
            <text:p>55.637737</text:p>
          </table:table-cell>
          <table:table-cell office:value-type="float" office:value="52.859489" calcext:value-type="float">
            <text:p>52.859489</text:p>
          </table:table-cell>
          <table:table-cell office:value-type="float" office:value="53.315388" calcext:value-type="float">
            <text:p>53.315388</text:p>
          </table:table-cell>
          <table:table-cell office:value-type="float" office:value="53.714745" calcext:value-type="float">
            <text:p>53.714745</text:p>
          </table:table-cell>
          <table:table-cell office:value-type="float" office:value="52.94664" calcext:value-type="float">
            <text:p>52.94664</text:p>
          </table:table-cell>
          <table:table-cell office:value-type="float" office:value="54.966766" calcext:value-type="float">
            <text:p>54.966766</text:p>
          </table:table-cell>
          <table:table-cell office:value-type="float" office:value="52.314697" calcext:value-type="float">
            <text:p>52.314697</text:p>
          </table:table-cell>
          <table:table-cell office:value-type="float" office:value="55.680317" calcext:value-type="float">
            <text:p>55.680317</text:p>
          </table:table-cell>
          <table:table-cell office:value-type="float" office:value="53.399319" calcext:value-type="float">
            <text:p>53.399319</text:p>
          </table:table-cell>
          <table:table-cell office:value-type="float" office:value="53.194199" calcext:value-type="float">
            <text:p>53.194199</text:p>
          </table:table-cell>
          <table:table-cell office:value-type="float" office:value="55.665302" calcext:value-type="float">
            <text:p>55.665302</text:p>
          </table:table-cell>
          <table:table-cell office:value-type="float" office:value="53.380447" calcext:value-type="float">
            <text:p>53.380447</text:p>
          </table:table-cell>
          <table:table-cell office:value-type="float" office:value="52.397758" calcext:value-type="float">
            <text:p>52.397758</text:p>
          </table:table-cell>
          <table:table-cell office:value-type="float" office:value="52.25592" calcext:value-type="float">
            <text:p>52.25592</text:p>
          </table:table-cell>
          <table:table-cell office:value-type="float" office:value="52.15892" calcext:value-type="float">
            <text:p>52.15892</text:p>
          </table:table-cell>
          <table:table-cell office:value-type="float" office:value="54.531174" calcext:value-type="float">
            <text:p>54.531174</text:p>
          </table:table-cell>
          <table:table-cell office:value-type="float" office:value="53.589809" calcext:value-type="float">
            <text:p>53.589809</text:p>
          </table:table-cell>
          <table:table-cell office:value-type="float" office:value="54.42263" calcext:value-type="float">
            <text:p>54.42263</text:p>
          </table:table-cell>
          <table:table-cell office:value-type="float" office:value="52.374344" calcext:value-type="float">
            <text:p>52.374344</text:p>
          </table:table-cell>
          <table:table-cell office:value-type="float" office:value="52.418541" calcext:value-type="float">
            <text:p>52.418541</text:p>
          </table:table-cell>
          <table:table-cell office:value-type="float" office:value="55.651093" calcext:value-type="float">
            <text:p>55.651093</text:p>
          </table:table-cell>
          <table:table-cell office:value-type="float" office:value="56.588024" calcext:value-type="float">
            <text:p>56.588024</text:p>
          </table:table-cell>
          <table:table-cell office:value-type="float" office:value="53.046638" calcext:value-type="float">
            <text:p>53.046638</text:p>
          </table:table-cell>
          <table:table-cell office:value-type="float" office:value="52.3652" calcext:value-type="float">
            <text:p>52.3652</text:p>
          </table:table-cell>
          <table:table-cell office:value-type="float" office:value="54.219402" calcext:value-type="float">
            <text:p>54.219402</text:p>
          </table:table-cell>
          <table:table-cell office:value-type="float" office:value="55.853977" calcext:value-type="float">
            <text:p>55.853977</text:p>
          </table:table-cell>
          <table:table-cell office:value-type="float" office:value="54.400688" calcext:value-type="float">
            <text:p>54.400688</text:p>
          </table:table-cell>
          <table:table-cell office:value-type="float" office:value="54.077202" calcext:value-type="float">
            <text:p>54.077202</text:p>
          </table:table-cell>
          <table:table-cell office:value-type="float" office:value="54.387463" calcext:value-type="float">
            <text:p>54.387463</text:p>
          </table:table-cell>
          <table:table-cell office:value-type="float" office:value="55.2066" calcext:value-type="float">
            <text:p>55.2066</text:p>
          </table:table-cell>
          <table:table-cell office:value-type="float" office:value="54.279503" calcext:value-type="float">
            <text:p>54.279503</text:p>
          </table:table-cell>
          <table:table-cell office:value-type="float" office:value="53.594906" calcext:value-type="float">
            <text:p>53.594906</text:p>
          </table:table-cell>
          <table:table-cell office:value-type="float" office:value="56.341125" calcext:value-type="float">
            <text:p>56.341125</text:p>
          </table:table-cell>
          <table:table-cell office:value-type="float" office:value="56.051571" calcext:value-type="float">
            <text:p>56.051571</text:p>
          </table:table-cell>
          <table:table-cell office:value-type="float" office:value="55.63628" calcext:value-type="float">
            <text:p>55.63628</text:p>
          </table:table-cell>
          <table:table-cell office:value-type="float" office:value="56.325897" calcext:value-type="float">
            <text:p>56.325897</text:p>
          </table:table-cell>
          <table:table-cell office:value-type="float" office:value="55.295025" calcext:value-type="float">
            <text:p>55.295025</text:p>
          </table:table-cell>
          <table:table-cell office:value-type="float" office:value="57.079929" calcext:value-type="float">
            <text:p>57.079929</text:p>
          </table:table-cell>
          <table:table-cell office:value-type="float" office:value="56.033104" calcext:value-type="float">
            <text:p>56.033104</text:p>
          </table:table-cell>
          <table:table-cell office:value-type="float" office:value="57.593704" calcext:value-type="float">
            <text:p>57.593704</text:p>
          </table:table-cell>
          <table:table-cell office:value-type="float" office:value="54.316967" calcext:value-type="float">
            <text:p>54.316967</text:p>
          </table:table-cell>
          <table:table-cell office:value-type="float" office:value="55.659821" calcext:value-type="float">
            <text:p>55.659821</text:p>
          </table:table-cell>
          <table:table-cell office:value-type="float" office:value="53.531151" calcext:value-type="float">
            <text:p>53.531151</text:p>
          </table:table-cell>
          <table:table-cell office:value-type="float" office:value="54.852215" calcext:value-type="float">
            <text:p>54.852215</text:p>
          </table:table-cell>
          <table:table-cell office:value-type="float" office:value="55.588585" calcext:value-type="float">
            <text:p>55.588585</text:p>
          </table:table-cell>
          <table:table-cell office:value-type="float" office:value="54.343616" calcext:value-type="float">
            <text:p>54.343616</text:p>
          </table:table-cell>
          <table:table-cell office:value-type="float" office:value="55.994389" calcext:value-type="float">
            <text:p>55.994389</text:p>
          </table:table-cell>
          <table:table-cell office:value-type="float" office:value="55.733711" calcext:value-type="float">
            <text:p>55.733711</text:p>
          </table:table-cell>
          <table:table-cell office:value-type="float" office:value="54.261848" calcext:value-type="float">
            <text:p>54.261848</text:p>
          </table:table-cell>
          <table:table-cell office:value-type="float" office:value="56.863525" calcext:value-type="float">
            <text:p>56.863525</text:p>
          </table:table-cell>
          <table:table-cell office:value-type="float" office:value="57.205807" calcext:value-type="float">
            <text:p>57.205807</text:p>
          </table:table-cell>
          <table:table-cell office:value-type="float" office:value="56.967064" calcext:value-type="float">
            <text:p>56.967064</text:p>
          </table:table-cell>
          <table:table-cell office:value-type="float" office:value="55.061508" calcext:value-type="float">
            <text:p>55.061508</text:p>
          </table:table-cell>
          <table:table-cell office:value-type="float" office:value="55.508171" calcext:value-type="float">
            <text:p>55.508171</text:p>
          </table:table-cell>
          <table:table-cell office:value-type="float" office:value="57.394009" calcext:value-type="float">
            <text:p>57.394009</text:p>
          </table:table-cell>
          <table:table-cell office:value-type="float" office:value="56.666691" calcext:value-type="float">
            <text:p>56.666691</text:p>
          </table:table-cell>
          <table:table-cell office:value-type="float" office:value="56.434692" calcext:value-type="float">
            <text:p>56.434692</text:p>
          </table:table-cell>
          <table:table-cell office:value-type="float" office:value="57.60746" calcext:value-type="float">
            <text:p>57.60746</text:p>
          </table:table-cell>
          <table:table-cell office:value-type="float" office:value="56.46796" calcext:value-type="float">
            <text:p>56.46796</text:p>
          </table:table-cell>
          <table:table-cell office:value-type="float" office:value="55.907776" calcext:value-type="float">
            <text:p>55.907776</text:p>
          </table:table-cell>
          <table:table-cell office:value-type="float" office:value="57.654854" calcext:value-type="float">
            <text:p>57.654854</text:p>
          </table:table-cell>
          <table:table-cell office:value-type="float" office:value="56.268894" calcext:value-type="float">
            <text:p>56.268894</text:p>
          </table:table-cell>
          <table:table-cell office:value-type="float" office:value="57.847713" calcext:value-type="float">
            <text:p>57.847713</text:p>
          </table:table-cell>
          <table:table-cell office:value-type="float" office:value="58.60051" calcext:value-type="float">
            <text:p>58.60051</text:p>
          </table:table-cell>
          <table:table-cell office:value-type="float" office:value="58.004375" calcext:value-type="float">
            <text:p>58.004375</text:p>
          </table:table-cell>
          <table:table-cell office:value-type="float" office:value="55.902096" calcext:value-type="float">
            <text:p>55.902096</text:p>
          </table:table-cell>
          <table:table-cell office:value-type="float" office:value="57.903618" calcext:value-type="float">
            <text:p>57.903618</text:p>
          </table:table-cell>
          <table:table-cell office:value-type="float" office:value="58.117695" calcext:value-type="float">
            <text:p>58.117695</text:p>
          </table:table-cell>
          <table:table-cell office:value-type="float" office:value="58.443413" calcext:value-type="float">
            <text:p>58.443413</text:p>
          </table:table-cell>
          <table:table-cell office:value-type="float" office:value="57.683323" calcext:value-type="float">
            <text:p>57.683323</text:p>
          </table:table-cell>
          <table:table-cell office:value-type="float" office:value="58.509682" calcext:value-type="float">
            <text:p>58.509682</text:p>
          </table:table-cell>
          <table:table-cell office:value-type="float" office:value="58.107155" calcext:value-type="float">
            <text:p>58.107155</text:p>
          </table:table-cell>
          <table:table-cell office:value-type="float" office:value="56.46336" calcext:value-type="float">
            <text:p>56.46336</text:p>
          </table:table-cell>
          <table:table-cell office:value-type="float" office:value="57.492729" calcext:value-type="float">
            <text:p>57.492729</text:p>
          </table:table-cell>
          <table:table-cell office:value-type="float" office:value="58.836132" calcext:value-type="float">
            <text:p>58.836132</text:p>
          </table:table-cell>
          <table:table-cell office:value-type="float" office:value="57.524891" calcext:value-type="float">
            <text:p>57.524891</text:p>
          </table:table-cell>
          <table:table-cell office:value-type="float" office:value="57.175907" calcext:value-type="float">
            <text:p>57.175907</text:p>
          </table:table-cell>
          <table:table-cell office:value-type="float" office:value="60.298512" calcext:value-type="float">
            <text:p>60.298512</text:p>
          </table:table-cell>
          <table:table-cell office:value-type="float" office:value="58.895699" calcext:value-type="float">
            <text:p>58.895699</text:p>
          </table:table-cell>
          <table:table-cell office:value-type="float" office:value="57.63612" calcext:value-type="float">
            <text:p>57.63612</text:p>
          </table:table-cell>
          <table:table-cell office:value-type="float" office:value="57.935936" calcext:value-type="float">
            <text:p>57.935936</text:p>
          </table:table-cell>
          <table:table-cell office:value-type="float" office:value="59.118889" calcext:value-type="float">
            <text:p>59.118889</text:p>
          </table:table-cell>
          <table:table-cell office:value-type="float" office:value="58.130688" calcext:value-type="float">
            <text:p>58.130688</text:p>
          </table:table-cell>
          <table:table-cell office:value-type="float" office:value="57.434196" calcext:value-type="float">
            <text:p>57.434196</text:p>
          </table:table-cell>
          <table:table-cell office:value-type="float" office:value="58.073826" calcext:value-type="float">
            <text:p>58.073826</text:p>
          </table:table-cell>
          <table:table-cell office:value-type="float" office:value="58.271973" calcext:value-type="float">
            <text:p>58.271973</text:p>
          </table:table-cell>
          <table:table-cell office:value-type="float" office:value="59.650429" calcext:value-type="float">
            <text:p>59.650429</text:p>
          </table:table-cell>
          <table:table-cell office:value-type="float" office:value="57.184937" calcext:value-type="float">
            <text:p>57.184937</text:p>
          </table:table-cell>
          <table:table-cell office:value-type="float" office:value="57.319607" calcext:value-type="float">
            <text:p>57.319607</text:p>
          </table:table-cell>
          <table:table-cell office:value-type="float" office:value="58.097466" calcext:value-type="float">
            <text:p>58.097466</text:p>
          </table:table-cell>
          <table:table-cell office:value-type="float" office:value="57.958118" calcext:value-type="float">
            <text:p>57.958118</text:p>
          </table:table-cell>
          <table:table-cell office:value-type="float" office:value="59.084145" calcext:value-type="float">
            <text:p>59.084145</text:p>
          </table:table-cell>
          <table:table-cell office:value-type="float" office:value="58.578976" calcext:value-type="float">
            <text:p>58.578976</text:p>
          </table:table-cell>
          <table:table-cell office:value-type="float" office:value="58.873791" calcext:value-type="float">
            <text:p>58.873791</text:p>
          </table:table-cell>
          <table:table-cell office:value-type="float" office:value="57.733082" calcext:value-type="float">
            <text:p>57.733082</text:p>
          </table:table-cell>
          <table:table-cell office:value-type="float" office:value="60.749088" calcext:value-type="float">
            <text:p>60.749088</text:p>
          </table:table-cell>
          <table:table-cell office:value-type="float" office:value="59.044479" calcext:value-type="float">
            <text:p>59.044479</text:p>
          </table:table-cell>
          <table:table-cell office:value-type="float" office:value="57.876823" calcext:value-type="float">
            <text:p>57.876823</text:p>
          </table:table-cell>
          <table:table-cell office:value-type="float" office:value="58.22554" calcext:value-type="float">
            <text:p>58.22554</text:p>
          </table:table-cell>
          <table:table-cell office:value-type="float" office:value="58.750721" calcext:value-type="float">
            <text:p>58.750721</text:p>
          </table:table-cell>
          <table:table-cell office:value-type="float" office:value="59.59565" calcext:value-type="float">
            <text:p>59.59565</text:p>
          </table:table-cell>
          <table:table-cell office:value-type="float" office:value="57.438477" calcext:value-type="float">
            <text:p>57.438477</text:p>
          </table:table-cell>
          <table:table-cell office:value-type="float" office:value="59.770714" calcext:value-type="float">
            <text:p>59.770714</text:p>
          </table:table-cell>
          <table:table-cell office:value-type="float" office:value="57.983307" calcext:value-type="float">
            <text:p>57.983307</text:p>
          </table:table-cell>
          <table:table-cell office:value-type="float" office:value="59.759476" calcext:value-type="float">
            <text:p>59.759476</text:p>
          </table:table-cell>
          <table:table-cell office:value-type="float" office:value="59.974209" calcext:value-type="float">
            <text:p>59.974209</text:p>
          </table:table-cell>
          <table:table-cell office:value-type="float" office:value="60.894352" calcext:value-type="float">
            <text:p>60.894352</text:p>
          </table:table-cell>
          <table:table-cell office:value-type="float" office:value="59.547386" calcext:value-type="float">
            <text:p>59.547386</text:p>
          </table:table-cell>
          <table:table-cell office:value-type="float" office:value="59.267414" calcext:value-type="float">
            <text:p>59.267414</text:p>
          </table:table-cell>
          <table:table-cell office:value-type="float" office:value="60.843887" calcext:value-type="float">
            <text:p>60.843887</text:p>
          </table:table-cell>
          <table:table-cell office:value-type="float" office:value="60.185448" calcext:value-type="float">
            <text:p>60.185448</text:p>
          </table:table-cell>
          <table:table-cell office:value-type="float" office:value="60.398632" calcext:value-type="float">
            <text:p>60.398632</text:p>
          </table:table-cell>
          <table:table-cell office:value-type="float" office:value="60.946625" calcext:value-type="float">
            <text:p>60.946625</text:p>
          </table:table-cell>
          <table:table-cell office:value-type="float" office:value="59.276333" calcext:value-type="float">
            <text:p>59.276333</text:p>
          </table:table-cell>
          <table:table-cell office:value-type="float" office:value="58.952171" calcext:value-type="float">
            <text:p>58.952171</text:p>
          </table:table-cell>
          <table:table-cell office:value-type="float" office:value="59.038425" calcext:value-type="float">
            <text:p>59.038425</text:p>
          </table:table-cell>
          <table:table-cell office:value-type="float" office:value="59.470333" calcext:value-type="float">
            <text:p>59.470333</text:p>
          </table:table-cell>
          <table:table-cell office:value-type="float" office:value="59.159386" calcext:value-type="float">
            <text:p>59.159386</text:p>
          </table:table-cell>
          <table:table-cell office:value-type="float" office:value="60.298607" calcext:value-type="float">
            <text:p>60.298607</text:p>
          </table:table-cell>
          <table:table-cell office:value-type="float" office:value="59.546852" calcext:value-type="float">
            <text:p>59.546852</text:p>
          </table:table-cell>
          <table:table-cell office:value-type="float" office:value="59.786346" calcext:value-type="float">
            <text:p>59.786346</text:p>
          </table:table-cell>
          <table:table-cell office:value-type="float" office:value="59.55426" calcext:value-type="float">
            <text:p>59.55426</text:p>
          </table:table-cell>
          <table:table-cell office:value-type="float" office:value="61.881168" calcext:value-type="float">
            <text:p>61.881168</text:p>
          </table:table-cell>
          <table:table-cell office:value-type="float" office:value="59.71006" calcext:value-type="float">
            <text:p>59.71006</text:p>
          </table:table-cell>
          <table:table-cell office:value-type="float" office:value="59.880486" calcext:value-type="float">
            <text:p>59.880486</text:p>
          </table:table-cell>
          <table:table-cell office:value-type="float" office:value="60.696053" calcext:value-type="float">
            <text:p>60.696053</text:p>
          </table:table-cell>
          <table:table-cell office:value-type="float" office:value="60.153915" calcext:value-type="float">
            <text:p>60.153915</text:p>
          </table:table-cell>
          <table:table-cell office:value-type="float" office:value="58.910435" calcext:value-type="float">
            <text:p>58.910435</text:p>
          </table:table-cell>
          <table:table-cell office:value-type="float" office:value="60.539692" calcext:value-type="float">
            <text:p>60.539692</text:p>
          </table:table-cell>
          <table:table-cell office:value-type="float" office:value="60.388714" calcext:value-type="float">
            <text:p>60.388714</text:p>
          </table:table-cell>
          <table:table-cell office:value-type="float" office:value="61.011662" calcext:value-type="float">
            <text:p>61.011662</text:p>
          </table:table-cell>
          <table:table-cell office:value-type="float" office:value="61.387829" calcext:value-type="float">
            <text:p>61.387829</text:p>
          </table:table-cell>
          <table:table-cell office:value-type="float" office:value="60.738457" calcext:value-type="float">
            <text:p>60.738457</text:p>
          </table:table-cell>
          <table:table-cell office:value-type="float" office:value="60.085583" calcext:value-type="float">
            <text:p>60.085583</text:p>
          </table:table-cell>
          <table:table-cell office:value-type="float" office:value="61.458767" calcext:value-type="float">
            <text:p>61.458767</text:p>
          </table:table-cell>
          <table:table-cell office:value-type="float" office:value="62.276489" calcext:value-type="float">
            <text:p>62.276489</text:p>
          </table:table-cell>
          <table:table-cell office:value-type="float" office:value="61.46833" calcext:value-type="float">
            <text:p>61.46833</text:p>
          </table:table-cell>
          <table:table-cell office:value-type="float" office:value="62.845078" calcext:value-type="float">
            <text:p>62.845078</text:p>
          </table:table-cell>
          <table:table-cell office:value-type="float" office:value="62.377457" calcext:value-type="float">
            <text:p>62.377457</text:p>
          </table:table-cell>
          <table:table-cell office:value-type="float" office:value="61.905201" calcext:value-type="float">
            <text:p>61.905201</text:p>
          </table:table-cell>
          <table:table-cell office:value-type="float" office:value="60.470856" calcext:value-type="float">
            <text:p>60.470856</text:p>
          </table:table-cell>
          <table:table-cell office:value-type="float" office:value="61.501911" calcext:value-type="float">
            <text:p>61.501911</text:p>
          </table:table-cell>
          <table:table-cell office:value-type="float" office:value="61.468269" calcext:value-type="float">
            <text:p>61.468269</text:p>
          </table:table-cell>
          <table:table-cell office:value-type="float" office:value="63.700745" calcext:value-type="float">
            <text:p>63.700745</text:p>
          </table:table-cell>
          <table:table-cell office:value-type="float" office:value="61.334263" calcext:value-type="float">
            <text:p>61.334263</text:p>
          </table:table-cell>
          <table:table-cell office:value-type="float" office:value="63.607586" calcext:value-type="float">
            <text:p>63.607586</text:p>
          </table:table-cell>
          <table:table-cell office:value-type="float" office:value="61.991318" calcext:value-type="float">
            <text:p>61.991318</text:p>
          </table:table-cell>
          <table:table-cell office:value-type="float" office:value="62.3638" calcext:value-type="float">
            <text:p>62.3638</text:p>
          </table:table-cell>
          <table:table-cell office:value-type="float" office:value="61.148304" calcext:value-type="float">
            <text:p>61.148304</text:p>
          </table:table-cell>
          <table:table-cell office:value-type="float" office:value="66.032677" calcext:value-type="float">
            <text:p>66.032677</text:p>
          </table:table-cell>
          <table:table-cell office:value-type="float" office:value="62.728802" calcext:value-type="float">
            <text:p>62.728802</text:p>
          </table:table-cell>
          <table:table-cell office:value-type="float" office:value="62.646221" calcext:value-type="float">
            <text:p>62.646221</text:p>
          </table:table-cell>
          <table:table-cell office:value-type="float" office:value="62.099602" calcext:value-type="float">
            <text:p>62.099602</text:p>
          </table:table-cell>
          <table:table-cell office:value-type="float" office:value="62.222584" calcext:value-type="float">
            <text:p>62.222584</text:p>
          </table:table-cell>
          <table:table-cell office:value-type="float" office:value="62.382526" calcext:value-type="float">
            <text:p>62.382526</text:p>
          </table:table-cell>
          <table:table-cell office:value-type="float" office:value="63.661259" calcext:value-type="float">
            <text:p>63.661259</text:p>
          </table:table-cell>
          <table:table-cell office:value-type="float" office:value="64.783768" calcext:value-type="float">
            <text:p>64.783768</text:p>
          </table:table-cell>
          <table:table-cell office:value-type="float" office:value="63.291897" calcext:value-type="float">
            <text:p>63.291897</text:p>
          </table:table-cell>
          <table:table-cell office:value-type="float" office:value="64.13427" calcext:value-type="float">
            <text:p>64.13427</text:p>
          </table:table-cell>
          <table:table-cell office:value-type="float" office:value="62.387463" calcext:value-type="float">
            <text:p>62.387463</text:p>
          </table:table-cell>
          <table:table-cell office:value-type="float" office:value="65.622375" calcext:value-type="float">
            <text:p>65.622375</text:p>
          </table:table-cell>
          <table:table-cell office:value-type="float" office:value="64.383919" calcext:value-type="float">
            <text:p>64.383919</text:p>
          </table:table-cell>
          <table:table-cell office:value-type="float" office:value="63.716045" calcext:value-type="float">
            <text:p>63.716045</text:p>
          </table:table-cell>
          <table:table-cell office:value-type="float" office:value="65.38456" calcext:value-type="float">
            <text:p>65.38456</text:p>
          </table:table-cell>
          <table:table-cell office:value-type="float" office:value="62.932415" calcext:value-type="float">
            <text:p>62.932415</text:p>
          </table:table-cell>
          <table:table-cell office:value-type="float" office:value="62.842865" calcext:value-type="float">
            <text:p>62.842865</text:p>
          </table:table-cell>
          <table:table-cell office:value-type="float" office:value="63.121319" calcext:value-type="float">
            <text:p>63.121319</text:p>
          </table:table-cell>
          <table:table-cell office:value-type="float" office:value="63.833565" calcext:value-type="float">
            <text:p>63.833565</text:p>
          </table:table-cell>
          <table:table-cell office:value-type="float" office:value="63.67577" calcext:value-type="float">
            <text:p>63.67577</text:p>
          </table:table-cell>
          <table:table-cell office:value-type="float" office:value="63.73291" calcext:value-type="float">
            <text:p>63.73291</text:p>
          </table:table-cell>
          <table:table-cell office:value-type="float" office:value="64.005951" calcext:value-type="float">
            <text:p>64.005951</text:p>
          </table:table-cell>
          <table:table-cell office:value-type="float" office:value="64.710663" calcext:value-type="float">
            <text:p>64.710663</text:p>
          </table:table-cell>
          <table:table-cell office:value-type="float" office:value="62.670341" calcext:value-type="float">
            <text:p>62.670341</text:p>
          </table:table-cell>
          <table:table-cell office:value-type="float" office:value="65.663597" calcext:value-type="float">
            <text:p>65.663597</text:p>
          </table:table-cell>
          <table:table-cell office:value-type="float" office:value="64.064934" calcext:value-type="float">
            <text:p>64.064934</text:p>
          </table:table-cell>
          <table:table-cell office:value-type="float" office:value="64.563454" calcext:value-type="float">
            <text:p>64.563454</text:p>
          </table:table-cell>
          <table:table-cell office:value-type="float" office:value="63.890137" calcext:value-type="float">
            <text:p>63.890137</text:p>
          </table:table-cell>
          <table:table-cell office:value-type="float" office:value="65.488831" calcext:value-type="float">
            <text:p>65.488831</text:p>
          </table:table-cell>
          <table:table-cell office:value-type="float" office:value="63.156601" calcext:value-type="float">
            <text:p>63.156601</text:p>
          </table:table-cell>
          <table:table-cell office:value-type="float" office:value="63.787258" calcext:value-type="float">
            <text:p>63.787258</text:p>
          </table:table-cell>
          <table:table-cell office:value-type="float" office:value="66.040787" calcext:value-type="float">
            <text:p>66.040787</text:p>
          </table:table-cell>
          <table:table-cell office:value-type="float" office:value="64.334122" calcext:value-type="float">
            <text:p>64.334122</text:p>
          </table:table-cell>
          <table:table-cell office:value-type="float" office:value="63.265175" calcext:value-type="float">
            <text:p>63.265175</text:p>
          </table:table-cell>
          <table:table-cell office:value-type="float" office:value="63.360718" calcext:value-type="float">
            <text:p>63.360718</text:p>
          </table:table-cell>
          <table:table-cell office:value-type="float" office:value="64.83358" calcext:value-type="float">
            <text:p>64.83358</text:p>
          </table:table-cell>
          <table:table-cell office:value-type="float" office:value="65.254646" calcext:value-type="float">
            <text:p>65.254646</text:p>
          </table:table-cell>
          <table:table-cell office:value-type="float" office:value="65.408646" calcext:value-type="float">
            <text:p>65.408646</text:p>
          </table:table-cell>
          <table:table-cell office:value-type="float" office:value="65.675354" calcext:value-type="float">
            <text:p>65.675354</text:p>
          </table:table-cell>
          <table:table-cell office:value-type="float" office:value="64.043594" calcext:value-type="float">
            <text:p>64.043594</text:p>
          </table:table-cell>
          <table:table-cell office:value-type="float" office:value="65.669418" calcext:value-type="float">
            <text:p>65.669418</text:p>
          </table:table-cell>
          <table:table-cell office:value-type="float" office:value="65.52401" calcext:value-type="float">
            <text:p>65.52401</text:p>
          </table:table-cell>
          <table:table-cell office:value-type="float" office:value="66.18116" calcext:value-type="float">
            <text:p>66.18116</text:p>
          </table:table-cell>
          <table:table-cell office:value-type="float" office:value="64.757317" calcext:value-type="float">
            <text:p>64.757317</text:p>
          </table:table-cell>
          <table:table-cell office:value-type="float" office:value="64.239876" calcext:value-type="float">
            <text:p>64.239876</text:p>
          </table:table-cell>
          <table:table-cell office:value-type="float" office:value="63.962616" calcext:value-type="float">
            <text:p>63.962616</text:p>
          </table:table-cell>
          <table:table-cell office:value-type="float" office:value="64.373711" calcext:value-type="float">
            <text:p>64.373711</text:p>
          </table:table-cell>
          <table:table-cell office:value-type="float" office:value="65.838303" calcext:value-type="float">
            <text:p>65.838303</text:p>
          </table:table-cell>
          <table:table-cell office:value-type="float" office:value="66.104294" calcext:value-type="float">
            <text:p>66.104294</text:p>
          </table:table-cell>
          <table:table-cell office:value-type="float" office:value="67.201851" calcext:value-type="float">
            <text:p>67.201851</text:p>
          </table:table-cell>
          <table:table-cell office:value-type="float" office:value="66.031845" calcext:value-type="float">
            <text:p>66.031845</text:p>
          </table:table-cell>
          <table:table-cell office:value-type="float" office:value="64.843002" calcext:value-type="float">
            <text:p>64.843002</text:p>
          </table:table-cell>
          <table:table-cell office:value-type="float" office:value="67.069145" calcext:value-type="float">
            <text:p>67.069145</text:p>
          </table:table-cell>
          <table:table-cell office:value-type="float" office:value="65.837318" calcext:value-type="float">
            <text:p>65.837318</text:p>
          </table:table-cell>
          <table:table-cell office:value-type="float" office:value="64.955559" calcext:value-type="float">
            <text:p>64.955559</text:p>
          </table:table-cell>
          <table:table-cell office:value-type="float" office:value="68.114738" calcext:value-type="float">
            <text:p>68.114738</text:p>
          </table:table-cell>
          <table:table-cell office:value-type="float" office:value="66.538467" calcext:value-type="float">
            <text:p>66.538467</text:p>
          </table:table-cell>
          <table:table-cell office:value-type="float" office:value="67.734993" calcext:value-type="float">
            <text:p>67.734993</text:p>
          </table:table-cell>
          <table:table-cell office:value-type="float" office:value="65.846283" calcext:value-type="float">
            <text:p>65.846283</text:p>
          </table:table-cell>
          <table:table-cell office:value-type="float" office:value="68.252205" calcext:value-type="float">
            <text:p>68.252205</text:p>
          </table:table-cell>
          <table:table-cell office:value-type="float" office:value="67.386253" calcext:value-type="float">
            <text:p>67.386253</text:p>
          </table:table-cell>
          <table:table-cell office:value-type="float" office:value="65.733772" calcext:value-type="float">
            <text:p>65.733772</text:p>
          </table:table-cell>
          <table:table-cell office:value-type="float" office:value="66.004158" calcext:value-type="float">
            <text:p>66.004158</text:p>
          </table:table-cell>
          <table:table-cell office:value-type="float" office:value="68.072716" calcext:value-type="float">
            <text:p>68.072716</text:p>
          </table:table-cell>
          <table:table-cell office:value-type="float" office:value="66.317711" calcext:value-type="float">
            <text:p>66.317711</text:p>
          </table:table-cell>
          <table:table-cell office:value-type="float" office:value="67.84745" calcext:value-type="float">
            <text:p>67.84745</text:p>
          </table:table-cell>
          <table:table-cell office:value-type="float" office:value="69.296051" calcext:value-type="float">
            <text:p>69.296051</text:p>
          </table:table-cell>
          <table:table-cell office:value-type="float" office:value="67.200325" calcext:value-type="float">
            <text:p>67.200325</text:p>
          </table:table-cell>
          <table:table-cell office:value-type="float" office:value="68.422157" calcext:value-type="float">
            <text:p>68.422157</text:p>
          </table:table-cell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0.046954" calcext:value-type="float">
            <text:p>0.046954</text:p>
          </table:table-cell>
          <table:table-cell office:value-type="float" office:value="0.096798" calcext:value-type="float">
            <text:p>0.096798</text:p>
          </table:table-cell>
          <table:table-cell office:value-type="float" office:value="0.142503" calcext:value-type="float">
            <text:p>0.142503</text:p>
          </table:table-cell>
          <table:table-cell office:value-type="float" office:value="0.200182" calcext:value-type="float">
            <text:p>0.200182</text:p>
          </table:table-cell>
          <table:table-cell office:value-type="float" office:value="0.264376" calcext:value-type="float">
            <text:p>0.264376</text:p>
          </table:table-cell>
          <table:table-cell office:value-type="float" office:value="0.295557" calcext:value-type="float">
            <text:p>0.295557</text:p>
          </table:table-cell>
          <table:table-cell office:value-type="float" office:value="0.37102" calcext:value-type="float">
            <text:p>0.37102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462384" calcext:value-type="float">
            <text:p>0.462384</text:p>
          </table:table-cell>
          <table:table-cell office:value-type="float" office:value="0.518923" calcext:value-type="float">
            <text:p>0.518923</text:p>
          </table:table-cell>
          <table:table-cell office:value-type="float" office:value="0.623741" calcext:value-type="float">
            <text:p>0.623741</text:p>
          </table:table-cell>
          <table:table-cell office:value-type="float" office:value="0.633144" calcext:value-type="float">
            <text:p>0.633144</text:p>
          </table:table-cell>
          <table:table-cell office:value-type="float" office:value="0.73218" calcext:value-type="float">
            <text:p>0.73218</text:p>
          </table:table-cell>
          <table:table-cell office:value-type="float" office:value="0.766382" calcext:value-type="float">
            <text:p>0.766382</text:p>
          </table:table-cell>
          <table:table-cell office:value-type="float" office:value="0.905762" calcext:value-type="float">
            <text:p>0.905762</text:p>
          </table:table-cell>
          <table:table-cell office:value-type="float" office:value="0.895974" calcext:value-type="float">
            <text:p>0.895974</text:p>
          </table:table-cell>
          <table:table-cell office:value-type="float" office:value="0.970992" calcext:value-type="float">
            <text:p>0.970992</text:p>
          </table:table-cell>
          <table:table-cell office:value-type="float" office:value="1.042594" calcext:value-type="float">
            <text:p>1.042594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1.172131" calcext:value-type="float">
            <text:p>1.172131</text:p>
          </table:table-cell>
          <table:table-cell office:value-type="float" office:value="1.254904" calcext:value-type="float">
            <text:p>1.254904</text:p>
          </table:table-cell>
          <table:table-cell office:value-type="float" office:value="1.345105" calcext:value-type="float">
            <text:p>1.345105</text:p>
          </table:table-cell>
          <table:table-cell office:value-type="float" office:value="1.341157" calcext:value-type="float">
            <text:p>1.341157</text:p>
          </table:table-cell>
          <table:table-cell office:value-type="float" office:value="1.398973" calcext:value-type="float">
            <text:p>1.398973</text:p>
          </table:table-cell>
          <table:table-cell office:value-type="float" office:value="1.467706" calcext:value-type="float">
            <text:p>1.467706</text:p>
          </table:table-cell>
          <table:table-cell office:value-type="float" office:value="1.565787" calcext:value-type="float">
            <text:p>1.565787</text:p>
          </table:table-cell>
          <table:table-cell office:value-type="float" office:value="1.629746" calcext:value-type="float">
            <text:p>1.629746</text:p>
          </table:table-cell>
          <table:table-cell office:value-type="float" office:value="1.743353" calcext:value-type="float">
            <text:p>1.743353</text:p>
          </table:table-cell>
          <table:table-cell office:value-type="float" office:value="1.766363" calcext:value-type="float">
            <text:p>1.766363</text:p>
          </table:table-cell>
          <table:table-cell office:value-type="float" office:value="1.809881" calcext:value-type="float">
            <text:p>1.809881</text:p>
          </table:table-cell>
          <table:table-cell office:value-type="float" office:value="1.83655" calcext:value-type="float">
            <text:p>1.83655</text:p>
          </table:table-cell>
          <table:table-cell office:value-type="float" office:value="1.929175" calcext:value-type="float">
            <text:p>1.929175</text:p>
          </table:table-cell>
          <table:table-cell office:value-type="float" office:value="1.950154" calcext:value-type="float">
            <text:p>1.950154</text:p>
          </table:table-cell>
          <table:table-cell office:value-type="float" office:value="2.07848" calcext:value-type="float">
            <text:p>2.07848</text:p>
          </table:table-cell>
          <table:table-cell office:value-type="float" office:value="2.155639" calcext:value-type="float">
            <text:p>2.155639</text:p>
          </table:table-cell>
          <table:table-cell office:value-type="float" office:value="2.157966" calcext:value-type="float">
            <text:p>2.157966</text:p>
          </table:table-cell>
          <table:table-cell office:value-type="float" office:value="2.267344" calcext:value-type="float">
            <text:p>2.267344</text:p>
          </table:table-cell>
          <table:table-cell office:value-type="float" office:value="2.252045" calcext:value-type="float">
            <text:p>2.252045</text:p>
          </table:table-cell>
          <table:table-cell office:value-type="float" office:value="2.402787" calcext:value-type="float">
            <text:p>2.402787</text:p>
          </table:table-cell>
          <table:table-cell office:value-type="float" office:value="2.476376" calcext:value-type="float">
            <text:p>2.476376</text:p>
          </table:table-cell>
          <table:table-cell office:value-type="float" office:value="2.472203" calcext:value-type="float">
            <text:p>2.472203</text:p>
          </table:table-cell>
          <table:table-cell office:value-type="float" office:value="2.52859" calcext:value-type="float">
            <text:p>2.52859</text:p>
          </table:table-cell>
          <table:table-cell office:value-type="float" office:value="2.635066" calcext:value-type="float">
            <text:p>2.635066</text:p>
          </table:table-cell>
          <table:table-cell office:value-type="float" office:value="2.669479" calcext:value-type="float">
            <text:p>2.669479</text:p>
          </table:table-cell>
          <table:table-cell office:value-type="float" office:value="2.71408" calcext:value-type="float">
            <text:p>2.71408</text:p>
          </table:table-cell>
          <table:table-cell office:value-type="float" office:value="2.818669" calcext:value-type="float">
            <text:p>2.818669</text:p>
          </table:table-cell>
          <table:table-cell office:value-type="float" office:value="2.94417" calcext:value-type="float">
            <text:p>2.94417</text:p>
          </table:table-cell>
          <table:table-cell office:value-type="float" office:value="2.982224" calcext:value-type="float">
            <text:p>2.982224</text:p>
          </table:table-cell>
          <table:table-cell office:value-type="float" office:value="2.932388" calcext:value-type="float">
            <text:p>2.932388</text:p>
          </table:table-cell>
          <table:table-cell office:value-type="float" office:value="3.090979" calcext:value-type="float">
            <text:p>3.090979</text:p>
          </table:table-cell>
          <table:table-cell office:value-type="float" office:value="3.098679" calcext:value-type="float">
            <text:p>3.098679</text:p>
          </table:table-cell>
          <table:table-cell office:value-type="float" office:value="3.233865" calcext:value-type="float">
            <text:p>3.233865</text:p>
          </table:table-cell>
          <table:table-cell office:value-type="float" office:value="4.150783" calcext:value-type="float">
            <text:p>4.150783</text:p>
          </table:table-cell>
          <table:table-cell office:value-type="float" office:value="3.647256" calcext:value-type="float">
            <text:p>3.647256</text:p>
          </table:table-cell>
          <table:table-cell office:value-type="float" office:value="3.579967" calcext:value-type="float">
            <text:p>3.579967</text:p>
          </table:table-cell>
          <table:table-cell office:value-type="float" office:value="3.678191" calcext:value-type="float">
            <text:p>3.678191</text:p>
          </table:table-cell>
          <table:table-cell office:value-type="float" office:value="3.629081" calcext:value-type="float">
            <text:p>3.629081</text:p>
          </table:table-cell>
          <table:table-cell office:value-type="float" office:value="3.742639" calcext:value-type="float">
            <text:p>3.742639</text:p>
          </table:table-cell>
          <table:table-cell office:value-type="float" office:value="3.725998" calcext:value-type="float">
            <text:p>3.725998</text:p>
          </table:table-cell>
          <table:table-cell office:value-type="float" office:value="3.848999" calcext:value-type="float">
            <text:p>3.848999</text:p>
          </table:table-cell>
          <table:table-cell office:value-type="float" office:value="3.952115" calcext:value-type="float">
            <text:p>3.952115</text:p>
          </table:table-cell>
          <table:table-cell office:value-type="float" office:value="3.953817" calcext:value-type="float">
            <text:p>3.953817</text:p>
          </table:table-cell>
          <table:table-cell office:value-type="float" office:value="4.037942" calcext:value-type="float">
            <text:p>4.037942</text:p>
          </table:table-cell>
          <table:table-cell office:value-type="float" office:value="4.108358" calcext:value-type="float">
            <text:p>4.108358</text:p>
          </table:table-cell>
          <table:table-cell office:value-type="float" office:value="4.101809" calcext:value-type="float">
            <text:p>4.101809</text:p>
          </table:table-cell>
          <table:table-cell office:value-type="float" office:value="4.2552" calcext:value-type="float">
            <text:p>4.2552</text:p>
          </table:table-cell>
          <table:table-cell office:value-type="float" office:value="4.347546" calcext:value-type="float">
            <text:p>4.347546</text:p>
          </table:table-cell>
          <table:table-cell office:value-type="float" office:value="4.410206" calcext:value-type="float">
            <text:p>4.410206</text:p>
          </table:table-cell>
          <table:table-cell office:value-type="float" office:value="4.379979" calcext:value-type="float">
            <text:p>4.379979</text:p>
          </table:table-cell>
          <table:table-cell office:value-type="float" office:value="4.480983" calcext:value-type="float">
            <text:p>4.480983</text:p>
          </table:table-cell>
          <table:table-cell office:value-type="float" office:value="4.557356" calcext:value-type="float">
            <text:p>4.557356</text:p>
          </table:table-cell>
          <table:table-cell office:value-type="float" office:value="4.619768" calcext:value-type="float">
            <text:p>4.619768</text:p>
          </table:table-cell>
          <table:table-cell office:value-type="float" office:value="4.653572" calcext:value-type="float">
            <text:p>4.653572</text:p>
          </table:table-cell>
          <table:table-cell office:value-type="float" office:value="4.664397" calcext:value-type="float">
            <text:p>4.664397</text:p>
          </table:table-cell>
          <table:table-cell office:value-type="float" office:value="4.746078" calcext:value-type="float">
            <text:p>4.746078</text:p>
          </table:table-cell>
          <table:table-cell office:value-type="float" office:value="4.846454" calcext:value-type="float">
            <text:p>4.846454</text:p>
          </table:table-cell>
          <table:table-cell office:value-type="float" office:value="4.998677" calcext:value-type="float">
            <text:p>4.998677</text:p>
          </table:table-cell>
          <table:table-cell office:value-type="float" office:value="5.052319" calcext:value-type="float">
            <text:p>5.052319</text:p>
          </table:table-cell>
          <table:table-cell office:value-type="float" office:value="5.106125" calcext:value-type="float">
            <text:p>5.106125</text:p>
          </table:table-cell>
          <table:table-cell office:value-type="float" office:value="5.092787" calcext:value-type="float">
            <text:p>5.092787</text:p>
          </table:table-cell>
          <table:table-cell office:value-type="float" office:value="5.130666" calcext:value-type="float">
            <text:p>5.130666</text:p>
          </table:table-cell>
          <table:table-cell office:value-type="float" office:value="5.392265" calcext:value-type="float">
            <text:p>5.392265</text:p>
          </table:table-cell>
          <table:table-cell office:value-type="float" office:value="5.241604" calcext:value-type="float">
            <text:p>5.241604</text:p>
          </table:table-cell>
          <table:table-cell office:value-type="float" office:value="5.362707" calcext:value-type="float">
            <text:p>5.362707</text:p>
          </table:table-cell>
          <table:table-cell office:value-type="float" office:value="5.54333" calcext:value-type="float">
            <text:p>5.54333</text:p>
          </table:table-cell>
          <table:table-cell office:value-type="float" office:value="5.538312" calcext:value-type="float">
            <text:p>5.538312</text:p>
          </table:table-cell>
          <table:table-cell office:value-type="float" office:value="5.746247" calcext:value-type="float">
            <text:p>5.746247</text:p>
          </table:table-cell>
          <table:table-cell office:value-type="float" office:value="5.695242" calcext:value-type="float">
            <text:p>5.695242</text:p>
          </table:table-cell>
          <table:table-cell office:value-type="float" office:value="5.646784" calcext:value-type="float">
            <text:p>5.646784</text:p>
          </table:table-cell>
          <table:table-cell office:value-type="float" office:value="5.854422" calcext:value-type="float">
            <text:p>5.854422</text:p>
          </table:table-cell>
          <table:table-cell office:value-type="float" office:value="5.828499" calcext:value-type="float">
            <text:p>5.828499</text:p>
          </table:table-cell>
          <table:table-cell office:value-type="float" office:value="5.973079" calcext:value-type="float">
            <text:p>5.973079</text:p>
          </table:table-cell>
          <table:table-cell office:value-type="float" office:value="6.025022" calcext:value-type="float">
            <text:p>6.025022</text:p>
          </table:table-cell>
          <table:table-cell office:value-type="float" office:value="6.057794" calcext:value-type="float">
            <text:p>6.057794</text:p>
          </table:table-cell>
          <table:table-cell office:value-type="float" office:value="6.083987" calcext:value-type="float">
            <text:p>6.083987</text:p>
          </table:table-cell>
          <table:table-cell office:value-type="float" office:value="6.247781" calcext:value-type="float">
            <text:p>6.247781</text:p>
          </table:table-cell>
          <table:table-cell office:value-type="float" office:value="6.287096" calcext:value-type="float">
            <text:p>6.287096</text:p>
          </table:table-cell>
          <table:table-cell office:value-type="float" office:value="6.360392" calcext:value-type="float">
            <text:p>6.360392</text:p>
          </table:table-cell>
          <table:table-cell office:value-type="float" office:value="6.345507" calcext:value-type="float">
            <text:p>6.345507</text:p>
          </table:table-cell>
          <table:table-cell office:value-type="float" office:value="6.360943" calcext:value-type="float">
            <text:p>6.360943</text:p>
          </table:table-cell>
          <table:table-cell office:value-type="float" office:value="6.603154" calcext:value-type="float">
            <text:p>6.603154</text:p>
          </table:table-cell>
          <table:table-cell office:value-type="float" office:value="6.574659" calcext:value-type="float">
            <text:p>6.574659</text:p>
          </table:table-cell>
          <table:table-cell office:value-type="float" office:value="6.671648" calcext:value-type="float">
            <text:p>6.671648</text:p>
          </table:table-cell>
          <table:table-cell office:value-type="float" office:value="6.816532" calcext:value-type="float">
            <text:p>6.816532</text:p>
          </table:table-cell>
          <table:table-cell office:value-type="float" office:value="6.853605" calcext:value-type="float">
            <text:p>6.853605</text:p>
          </table:table-cell>
          <table:table-cell office:value-type="float" office:value="6.956494" calcext:value-type="float">
            <text:p>6.956494</text:p>
          </table:table-cell>
          <table:table-cell office:value-type="float" office:value="7.048112" calcext:value-type="float">
            <text:p>7.048112</text:p>
          </table:table-cell>
          <table:table-cell office:value-type="float" office:value="7.115664" calcext:value-type="float">
            <text:p>7.115664</text:p>
          </table:table-cell>
          <table:table-cell office:value-type="float" office:value="6.975963" calcext:value-type="float">
            <text:p>6.975963</text:p>
          </table:table-cell>
          <table:table-cell office:value-type="float" office:value="7.174871" calcext:value-type="float">
            <text:p>7.174871</text:p>
          </table:table-cell>
          <table:table-cell office:value-type="float" office:value="7.276072" calcext:value-type="float">
            <text:p>7.276072</text:p>
          </table:table-cell>
          <table:table-cell office:value-type="float" office:value="7.235932" calcext:value-type="float">
            <text:p>7.235932</text:p>
          </table:table-cell>
          <table:table-cell office:value-type="float" office:value="7.470143" calcext:value-type="float">
            <text:p>7.470143</text:p>
          </table:table-cell>
          <table:table-cell office:value-type="float" office:value="7.36314" calcext:value-type="float">
            <text:p>7.36314</text:p>
          </table:table-cell>
          <table:table-cell office:value-type="float" office:value="7.325084" calcext:value-type="float">
            <text:p>7.325084</text:p>
          </table:table-cell>
          <table:table-cell office:value-type="float" office:value="7.687904" calcext:value-type="float">
            <text:p>7.687904</text:p>
          </table:table-cell>
          <table:table-cell office:value-type="float" office:value="7.463383" calcext:value-type="float">
            <text:p>7.463383</text:p>
          </table:table-cell>
          <table:table-cell office:value-type="float" office:value="7.63377" calcext:value-type="float">
            <text:p>7.63377</text:p>
          </table:table-cell>
          <table:table-cell office:value-type="float" office:value="7.827766" calcext:value-type="float">
            <text:p>7.827766</text:p>
          </table:table-cell>
          <table:table-cell office:value-type="float" office:value="7.643841" calcext:value-type="float">
            <text:p>7.643841</text:p>
          </table:table-cell>
          <table:table-cell office:value-type="float" office:value="7.818423" calcext:value-type="float">
            <text:p>7.818423</text:p>
          </table:table-cell>
          <table:table-cell office:value-type="float" office:value="7.755468" calcext:value-type="float">
            <text:p>7.755468</text:p>
          </table:table-cell>
          <table:table-cell office:value-type="float" office:value="8.049639" calcext:value-type="float">
            <text:p>8.049639</text:p>
          </table:table-cell>
          <table:table-cell office:value-type="float" office:value="8.133944" calcext:value-type="float">
            <text:p>8.133944</text:p>
          </table:table-cell>
          <table:table-cell office:value-type="float" office:value="7.927144" calcext:value-type="float">
            <text:p>7.927144</text:p>
          </table:table-cell>
          <table:table-cell office:value-type="float" office:value="8.225408" calcext:value-type="float">
            <text:p>8.225408</text:p>
          </table:table-cell>
          <table:table-cell office:value-type="float" office:value="8.216493" calcext:value-type="float">
            <text:p>8.216493</text:p>
          </table:table-cell>
          <table:table-cell office:value-type="float" office:value="8.423481" calcext:value-type="float">
            <text:p>8.423481</text:p>
          </table:table-cell>
          <table:table-cell office:value-type="float" office:value="8.255205" calcext:value-type="float">
            <text:p>8.255205</text:p>
          </table:table-cell>
          <table:table-cell office:value-type="float" office:value="8.425071" calcext:value-type="float">
            <text:p>8.425071</text:p>
          </table:table-cell>
          <table:table-cell office:value-type="float" office:value="8.511046" calcext:value-type="float">
            <text:p>8.511046</text:p>
          </table:table-cell>
          <table:table-cell office:value-type="float" office:value="8.59592" calcext:value-type="float">
            <text:p>8.59592</text:p>
          </table:table-cell>
          <table:table-cell office:value-type="float" office:value="8.647436" calcext:value-type="float">
            <text:p>8.647436</text:p>
          </table:table-cell>
          <table:table-cell office:value-type="float" office:value="8.707928" calcext:value-type="float">
            <text:p>8.707928</text:p>
          </table:table-cell>
          <table:table-cell office:value-type="float" office:value="8.862977" calcext:value-type="float">
            <text:p>8.862977</text:p>
          </table:table-cell>
          <table:table-cell office:value-type="float" office:value="8.870354" calcext:value-type="float">
            <text:p>8.870354</text:p>
          </table:table-cell>
          <table:table-cell office:value-type="float" office:value="8.753161" calcext:value-type="float">
            <text:p>8.753161</text:p>
          </table:table-cell>
          <table:table-cell office:value-type="float" office:value="8.830572" calcext:value-type="float">
            <text:p>8.830572</text:p>
          </table:table-cell>
          <table:table-cell office:value-type="float" office:value="9.298086" calcext:value-type="float">
            <text:p>9.298086</text:p>
          </table:table-cell>
          <table:table-cell office:value-type="float" office:value="9.028275" calcext:value-type="float">
            <text:p>9.028275</text:p>
          </table:table-cell>
          <table:table-cell office:value-type="float" office:value="9.256684" calcext:value-type="float">
            <text:p>9.256684</text:p>
          </table:table-cell>
          <table:table-cell office:value-type="float" office:value="9.276659" calcext:value-type="float">
            <text:p>9.276659</text:p>
          </table:table-cell>
          <table:table-cell office:value-type="float" office:value="9.345827" calcext:value-type="float">
            <text:p>9.345827</text:p>
          </table:table-cell>
          <table:table-cell office:value-type="float" office:value="9.524428" calcext:value-type="float">
            <text:p>9.524428</text:p>
          </table:table-cell>
          <table:table-cell office:value-type="float" office:value="9.352933" calcext:value-type="float">
            <text:p>9.352933</text:p>
          </table:table-cell>
          <table:table-cell office:value-type="float" office:value="9.361251" calcext:value-type="float">
            <text:p>9.361251</text:p>
          </table:table-cell>
          <table:table-cell office:value-type="float" office:value="9.615369" calcext:value-type="float">
            <text:p>9.615369</text:p>
          </table:table-cell>
          <table:table-cell office:value-type="float" office:value="9.73059" calcext:value-type="float">
            <text:p>9.73059</text:p>
          </table:table-cell>
          <table:table-cell office:value-type="float" office:value="9.77298" calcext:value-type="float">
            <text:p>9.77298</text:p>
          </table:table-cell>
          <table:table-cell office:value-type="float" office:value="9.624833" calcext:value-type="float">
            <text:p>9.624833</text:p>
          </table:table-cell>
          <table:table-cell office:value-type="float" office:value="10.009268" calcext:value-type="float">
            <text:p>10.009268</text:p>
          </table:table-cell>
          <table:table-cell office:value-type="float" office:value="9.916444" calcext:value-type="float">
            <text:p>9.916444</text:p>
          </table:table-cell>
          <table:table-cell office:value-type="float" office:value="9.882895" calcext:value-type="float">
            <text:p>9.882895</text:p>
          </table:table-cell>
          <table:table-cell office:value-type="float" office:value="9.962047" calcext:value-type="float">
            <text:p>9.962047</text:p>
          </table:table-cell>
          <table:table-cell office:value-type="float" office:value="9.98225" calcext:value-type="float">
            <text:p>9.98225</text:p>
          </table:table-cell>
          <table:table-cell office:value-type="float" office:value="10.128467" calcext:value-type="float">
            <text:p>10.128467</text:p>
          </table:table-cell>
          <table:table-cell office:value-type="float" office:value="10.093248" calcext:value-type="float">
            <text:p>10.093248</text:p>
          </table:table-cell>
          <table:table-cell office:value-type="float" office:value="10.298448" calcext:value-type="float">
            <text:p>10.298448</text:p>
          </table:table-cell>
          <table:table-cell office:value-type="float" office:value="10.276897" calcext:value-type="float">
            <text:p>10.276897</text:p>
          </table:table-cell>
          <table:table-cell office:value-type="float" office:value="10.504102" calcext:value-type="float">
            <text:p>10.504102</text:p>
          </table:table-cell>
          <table:table-cell office:value-type="float" office:value="10.496469" calcext:value-type="float">
            <text:p>10.496469</text:p>
          </table:table-cell>
          <table:table-cell office:value-type="float" office:value="10.758045" calcext:value-type="float">
            <text:p>10.758045</text:p>
          </table:table-cell>
          <table:table-cell office:value-type="float" office:value="10.601267" calcext:value-type="float">
            <text:p>10.601267</text:p>
          </table:table-cell>
          <table:table-cell office:value-type="float" office:value="10.611854" calcext:value-type="float">
            <text:p>10.611854</text:p>
          </table:table-cell>
          <table:table-cell office:value-type="float" office:value="10.746506" calcext:value-type="float">
            <text:p>10.746506</text:p>
          </table:table-cell>
          <table:table-cell office:value-type="float" office:value="10.894586" calcext:value-type="float">
            <text:p>10.894586</text:p>
          </table:table-cell>
          <table:table-cell office:value-type="float" office:value="11.017241" calcext:value-type="float">
            <text:p>11.017241</text:p>
          </table:table-cell>
          <table:table-cell office:value-type="float" office:value="11.219862" calcext:value-type="float">
            <text:p>11.219862</text:p>
          </table:table-cell>
          <table:table-cell office:value-type="float" office:value="11.098292" calcext:value-type="float">
            <text:p>11.098292</text:p>
          </table:table-cell>
          <table:table-cell office:value-type="float" office:value="11.040351" calcext:value-type="float">
            <text:p>11.040351</text:p>
          </table:table-cell>
          <table:table-cell office:value-type="float" office:value="11.283697" calcext:value-type="float">
            <text:p>11.283697</text:p>
          </table:table-cell>
          <table:table-cell office:value-type="float" office:value="11.109137" calcext:value-type="float">
            <text:p>11.109137</text:p>
          </table:table-cell>
          <table:table-cell office:value-type="float" office:value="11.402446" calcext:value-type="float">
            <text:p>11.402446</text:p>
          </table:table-cell>
          <table:table-cell office:value-type="float" office:value="11.152553" calcext:value-type="float">
            <text:p>11.152553</text:p>
          </table:table-cell>
          <table:table-cell office:value-type="float" office:value="11.308727" calcext:value-type="float">
            <text:p>11.308727</text:p>
          </table:table-cell>
          <table:table-cell office:value-type="float" office:value="11.333271" calcext:value-type="float">
            <text:p>11.333271</text:p>
          </table:table-cell>
          <table:table-cell office:value-type="float" office:value="11.627648" calcext:value-type="float">
            <text:p>11.627648</text:p>
          </table:table-cell>
          <table:table-cell office:value-type="float" office:value="11.711895" calcext:value-type="float">
            <text:p>11.711895</text:p>
          </table:table-cell>
          <table:table-cell office:value-type="float" office:value="11.890241" calcext:value-type="float">
            <text:p>11.890241</text:p>
          </table:table-cell>
          <table:table-cell office:value-type="float" office:value="11.667038" calcext:value-type="float">
            <text:p>11.667038</text:p>
          </table:table-cell>
          <table:table-cell office:value-type="float" office:value="12.109752" calcext:value-type="float">
            <text:p>12.109752</text:p>
          </table:table-cell>
          <table:table-cell office:value-type="float" office:value="12.000079" calcext:value-type="float">
            <text:p>12.000079</text:p>
          </table:table-cell>
          <table:table-cell office:value-type="float" office:value="11.896836" calcext:value-type="float">
            <text:p>11.896836</text:p>
          </table:table-cell>
          <table:table-cell office:value-type="float" office:value="12.395358" calcext:value-type="float">
            <text:p>12.395358</text:p>
          </table:table-cell>
          <table:table-cell office:value-type="float" office:value="11.973793" calcext:value-type="float">
            <text:p>11.973793</text:p>
          </table:table-cell>
          <table:table-cell office:value-type="float" office:value="12.5519" calcext:value-type="float">
            <text:p>12.5519</text:p>
          </table:table-cell>
          <table:table-cell office:value-type="float" office:value="12.545893" calcext:value-type="float">
            <text:p>12.545893</text:p>
          </table:table-cell>
          <table:table-cell office:value-type="float" office:value="12.554264" calcext:value-type="float">
            <text:p>12.554264</text:p>
          </table:table-cell>
          <table:table-cell office:value-type="float" office:value="12.277883" calcext:value-type="float">
            <text:p>12.277883</text:p>
          </table:table-cell>
          <table:table-cell office:value-type="float" office:value="12.691129" calcext:value-type="float">
            <text:p>12.691129</text:p>
          </table:table-cell>
          <table:table-cell office:value-type="float" office:value="12.613169" calcext:value-type="float">
            <text:p>12.613169</text:p>
          </table:table-cell>
          <table:table-cell office:value-type="float" office:value="12.593434" calcext:value-type="float">
            <text:p>12.593434</text:p>
          </table:table-cell>
          <table:table-cell office:value-type="float" office:value="12.901732" calcext:value-type="float">
            <text:p>12.901732</text:p>
          </table:table-cell>
          <table:table-cell office:value-type="float" office:value="12.869907" calcext:value-type="float">
            <text:p>12.869907</text:p>
          </table:table-cell>
          <table:table-cell office:value-type="float" office:value="12.907242" calcext:value-type="float">
            <text:p>12.907242</text:p>
          </table:table-cell>
          <table:table-cell office:value-type="float" office:value="12.352109" calcext:value-type="float">
            <text:p>12.352109</text:p>
          </table:table-cell>
          <table:table-cell office:value-type="float" office:value="12.943857" calcext:value-type="float">
            <text:p>12.943857</text:p>
          </table:table-cell>
          <table:table-cell office:value-type="float" office:value="13.23701" calcext:value-type="float">
            <text:p>13.23701</text:p>
          </table:table-cell>
          <table:table-cell office:value-type="float" office:value="13.067198" calcext:value-type="float">
            <text:p>13.067198</text:p>
          </table:table-cell>
          <table:table-cell office:value-type="float" office:value="13.152946" calcext:value-type="float">
            <text:p>13.152946</text:p>
          </table:table-cell>
          <table:table-cell office:value-type="float" office:value="13.444879" calcext:value-type="float">
            <text:p>13.444879</text:p>
          </table:table-cell>
          <table:table-cell office:value-type="float" office:value="13.658461" calcext:value-type="float">
            <text:p>13.658461</text:p>
          </table:table-cell>
          <table:table-cell office:value-type="float" office:value="13.234694" calcext:value-type="float">
            <text:p>13.234694</text:p>
          </table:table-cell>
          <table:table-cell office:value-type="float" office:value="13.531537" calcext:value-type="float">
            <text:p>13.531537</text:p>
          </table:table-cell>
          <table:table-cell office:value-type="float" office:value="13.316428" calcext:value-type="float">
            <text:p>13.316428</text:p>
          </table:table-cell>
          <table:table-cell office:value-type="float" office:value="14.101883" calcext:value-type="float">
            <text:p>14.101883</text:p>
          </table:table-cell>
          <table:table-cell office:value-type="float" office:value="13.953742" calcext:value-type="float">
            <text:p>13.953742</text:p>
          </table:table-cell>
          <table:table-cell office:value-type="float" office:value="13.652714" calcext:value-type="float">
            <text:p>13.652714</text:p>
          </table:table-cell>
          <table:table-cell office:value-type="float" office:value="13.805791" calcext:value-type="float">
            <text:p>13.805791</text:p>
          </table:table-cell>
          <table:table-cell office:value-type="float" office:value="13.612602" calcext:value-type="float">
            <text:p>13.612602</text:p>
          </table:table-cell>
          <table:table-cell office:value-type="float" office:value="14.943812" calcext:value-type="float">
            <text:p>14.943812</text:p>
          </table:table-cell>
          <table:table-cell office:value-type="float" office:value="14.157443" calcext:value-type="float">
            <text:p>14.157443</text:p>
          </table:table-cell>
          <table:table-cell office:value-type="float" office:value="14.005654" calcext:value-type="float">
            <text:p>14.005654</text:p>
          </table:table-cell>
          <table:table-cell office:value-type="float" office:value="13.905145" calcext:value-type="float">
            <text:p>13.905145</text:p>
          </table:table-cell>
          <table:table-cell office:value-type="float" office:value="14.226292" calcext:value-type="float">
            <text:p>14.226292</text:p>
          </table:table-cell>
          <table:table-cell office:value-type="float" office:value="13.488379" calcext:value-type="float">
            <text:p>13.488379</text:p>
          </table:table-cell>
          <table:table-cell office:value-type="float" office:value="14.167511" calcext:value-type="float">
            <text:p>14.167511</text:p>
          </table:table-cell>
          <table:table-cell office:value-type="float" office:value="14.465875" calcext:value-type="float">
            <text:p>14.465875</text:p>
          </table:table-cell>
          <table:table-cell office:value-type="float" office:value="14.667848" calcext:value-type="float">
            <text:p>14.667848</text:p>
          </table:table-cell>
          <table:table-cell office:value-type="float" office:value="14.528647" calcext:value-type="float">
            <text:p>14.528647</text:p>
          </table:table-cell>
          <table:table-cell office:value-type="float" office:value="14.489842" calcext:value-type="float">
            <text:p>14.489842</text:p>
          </table:table-cell>
          <table:table-cell office:value-type="float" office:value="15.040175" calcext:value-type="float">
            <text:p>15.040175</text:p>
          </table:table-cell>
          <table:table-cell office:value-type="float" office:value="14.752219" calcext:value-type="float">
            <text:p>14.752219</text:p>
          </table:table-cell>
          <table:table-cell office:value-type="float" office:value="15.138619" calcext:value-type="float">
            <text:p>15.138619</text:p>
          </table:table-cell>
          <table:table-cell office:value-type="float" office:value="14.837926" calcext:value-type="float">
            <text:p>14.837926</text:p>
          </table:table-cell>
          <table:table-cell office:value-type="float" office:value="15.149252" calcext:value-type="float">
            <text:p>15.149252</text:p>
          </table:table-cell>
          <table:table-cell office:value-type="float" office:value="15.300412" calcext:value-type="float">
            <text:p>15.300412</text:p>
          </table:table-cell>
          <table:table-cell office:value-type="float" office:value="15.364636" calcext:value-type="float">
            <text:p>15.364636</text:p>
          </table:table-cell>
          <table:table-cell office:value-type="float" office:value="15.483141" calcext:value-type="float">
            <text:p>15.483141</text:p>
          </table:table-cell>
          <table:table-cell office:value-type="float" office:value="15.190752" calcext:value-type="float">
            <text:p>15.190752</text:p>
          </table:table-cell>
          <table:table-cell office:value-type="float" office:value="15.426581" calcext:value-type="float">
            <text:p>15.426581</text:p>
          </table:table-cell>
          <table:table-cell office:value-type="float" office:value="15.298945" calcext:value-type="float">
            <text:p>15.298945</text:p>
          </table:table-cell>
          <table:table-cell office:value-type="float" office:value="15.119563" calcext:value-type="float">
            <text:p>15.119563</text:p>
          </table:table-cell>
          <table:table-cell office:value-type="float" office:value="15.584004" calcext:value-type="float">
            <text:p>15.584004</text:p>
          </table:table-cell>
          <table:table-cell office:value-type="float" office:value="15.55634" calcext:value-type="float">
            <text:p>15.55634</text:p>
          </table:table-cell>
          <table:table-cell office:value-type="float" office:value="15.858466" calcext:value-type="float">
            <text:p>15.858466</text:p>
          </table:table-cell>
          <table:table-cell office:value-type="float" office:value="16.063656" calcext:value-type="float">
            <text:p>16.063656</text:p>
          </table:table-cell>
          <table:table-cell office:value-type="float" office:value="15.872788" calcext:value-type="float">
            <text:p>15.872788</text:p>
          </table:table-cell>
          <table:table-cell office:value-type="float" office:value="15.785651" calcext:value-type="float">
            <text:p>15.785651</text:p>
          </table:table-cell>
          <table:table-cell office:value-type="float" office:value="16.012079" calcext:value-type="float">
            <text:p>16.012079</text:p>
          </table:table-cell>
          <table:table-cell office:value-type="float" office:value="16.317696" calcext:value-type="float">
            <text:p>16.317696</text:p>
          </table:table-cell>
          <table:table-cell office:value-type="float" office:value="16.326916" calcext:value-type="float">
            <text:p>16.326916</text:p>
          </table:table-cell>
          <table:table-cell office:value-type="float" office:value="16.527781" calcext:value-type="float">
            <text:p>16.527781</text:p>
          </table:table-cell>
          <table:table-cell office:value-type="float" office:value="16.224894" calcext:value-type="float">
            <text:p>16.224894</text:p>
          </table:table-cell>
          <table:table-cell office:value-type="float" office:value="16.547987" calcext:value-type="float">
            <text:p>16.547987</text:p>
          </table:table-cell>
          <table:table-cell office:value-type="float" office:value="16.447941" calcext:value-type="float">
            <text:p>16.447941</text:p>
          </table:table-cell>
          <table:table-cell office:value-type="float" office:value="15.817423" calcext:value-type="float">
            <text:p>15.817423</text:p>
          </table:table-cell>
          <table:table-cell office:value-type="float" office:value="16.592136" calcext:value-type="float">
            <text:p>16.592136</text:p>
          </table:table-cell>
          <table:table-cell office:value-type="float" office:value="16.52457" calcext:value-type="float">
            <text:p>16.52457</text:p>
          </table:table-cell>
          <table:table-cell office:value-type="float" office:value="16.874716" calcext:value-type="float">
            <text:p>16.874716</text:p>
          </table:table-cell>
          <table:table-cell office:value-type="float" office:value="16.565229" calcext:value-type="float">
            <text:p>16.565229</text:p>
          </table:table-cell>
          <table:table-cell office:value-type="float" office:value="16.823704" calcext:value-type="float">
            <text:p>16.823704</text:p>
          </table:table-cell>
          <table:table-cell office:value-type="float" office:value="16.72043" calcext:value-type="float">
            <text:p>16.72043</text:p>
          </table:table-cell>
          <table:table-cell office:value-type="float" office:value="17.185038" calcext:value-type="float">
            <text:p>17.185038</text:p>
          </table:table-cell>
          <table:table-cell office:value-type="float" office:value="16.740902" calcext:value-type="float">
            <text:p>16.740902</text:p>
          </table:table-cell>
          <table:table-cell office:value-type="float" office:value="17.485178" calcext:value-type="float">
            <text:p>17.485178</text:p>
          </table:table-cell>
          <table:table-cell office:value-type="float" office:value="17.503618" calcext:value-type="float">
            <text:p>17.503618</text:p>
          </table:table-cell>
          <table:table-cell office:value-type="float" office:value="16.917004" calcext:value-type="float">
            <text:p>16.917004</text:p>
          </table:table-cell>
          <table:table-cell office:value-type="float" office:value="17.969532" calcext:value-type="float">
            <text:p>17.969532</text:p>
          </table:table-cell>
          <table:table-cell office:value-type="float" office:value="18.178514" calcext:value-type="float">
            <text:p>18.178514</text:p>
          </table:table-cell>
          <table:table-cell office:value-type="float" office:value="17.596151" calcext:value-type="float">
            <text:p>17.596151</text:p>
          </table:table-cell>
          <table:table-cell office:value-type="float" office:value="17.420488" calcext:value-type="float">
            <text:p>17.420488</text:p>
          </table:table-cell>
          <table:table-cell office:value-type="float" office:value="17.067036" calcext:value-type="float">
            <text:p>17.067036</text:p>
          </table:table-cell>
          <table:table-cell office:value-type="float" office:value="17.940771" calcext:value-type="float">
            <text:p>17.940771</text:p>
          </table:table-cell>
          <table:table-cell office:value-type="float" office:value="17.12532" calcext:value-type="float">
            <text:p>17.12532</text:p>
          </table:table-cell>
          <table:table-cell office:value-type="float" office:value="17.764435" calcext:value-type="float">
            <text:p>17.764435</text:p>
          </table:table-cell>
          <table:table-cell office:value-type="float" office:value="17.20664" calcext:value-type="float">
            <text:p>17.20664</text:p>
          </table:table-cell>
          <table:table-cell office:value-type="float" office:value="18.124931" calcext:value-type="float">
            <text:p>18.124931</text:p>
          </table:table-cell>
          <table:table-cell office:value-type="float" office:value="18.027147" calcext:value-type="float">
            <text:p>18.027147</text:p>
          </table:table-cell>
          <table:table-cell office:value-type="float" office:value="17.892004" calcext:value-type="float">
            <text:p>17.892004</text:p>
          </table:table-cell>
          <table:table-cell office:value-type="float" office:value="17.92034" calcext:value-type="float">
            <text:p>17.92034</text:p>
          </table:table-cell>
          <table:table-cell office:value-type="float" office:value="18.429497" calcext:value-type="float">
            <text:p>18.429497</text:p>
          </table:table-cell>
          <table:table-cell office:value-type="float" office:value="17.588045" calcext:value-type="float">
            <text:p>17.588045</text:p>
          </table:table-cell>
          <table:table-cell office:value-type="float" office:value="18.468439" calcext:value-type="float">
            <text:p>18.468439</text:p>
          </table:table-cell>
          <table:table-cell office:value-type="float" office:value="17.18528" calcext:value-type="float">
            <text:p>17.18528</text:p>
          </table:table-cell>
          <table:table-cell office:value-type="float" office:value="18.06172" calcext:value-type="float">
            <text:p>18.06172</text:p>
          </table:table-cell>
          <table:table-cell office:value-type="float" office:value="18.086847" calcext:value-type="float">
            <text:p>18.086847</text:p>
          </table:table-cell>
          <table:table-cell office:value-type="float" office:value="17.969893" calcext:value-type="float">
            <text:p>17.969893</text:p>
          </table:table-cell>
          <table:table-cell office:value-type="float" office:value="17.693672" calcext:value-type="float">
            <text:p>17.693672</text:p>
          </table:table-cell>
          <table:table-cell office:value-type="float" office:value="17.894247" calcext:value-type="float">
            <text:p>17.894247</text:p>
          </table:table-cell>
          <table:table-cell office:value-type="float" office:value="18.57856" calcext:value-type="float">
            <text:p>18.57856</text:p>
          </table:table-cell>
          <table:table-cell office:value-type="float" office:value="18.735567" calcext:value-type="float">
            <text:p>18.735567</text:p>
          </table:table-cell>
          <table:table-cell office:value-type="float" office:value="18.118679" calcext:value-type="float">
            <text:p>18.118679</text:p>
          </table:table-cell>
          <table:table-cell office:value-type="float" office:value="18.431864" calcext:value-type="float">
            <text:p>18.431864</text:p>
          </table:table-cell>
          <table:table-cell office:value-type="float" office:value="18.565765" calcext:value-type="float">
            <text:p>18.565765</text:p>
          </table:table-cell>
          <table:table-cell office:value-type="float" office:value="19.432068" calcext:value-type="float">
            <text:p>19.432068</text:p>
          </table:table-cell>
          <table:table-cell office:value-type="float" office:value="18.616673" calcext:value-type="float">
            <text:p>18.616673</text:p>
          </table:table-cell>
          <table:table-cell office:value-type="float" office:value="19.087303" calcext:value-type="float">
            <text:p>19.087303</text:p>
          </table:table-cell>
          <table:table-cell office:value-type="float" office:value="19.050611" calcext:value-type="float">
            <text:p>19.050611</text:p>
          </table:table-cell>
          <table:table-cell office:value-type="float" office:value="19.169312" calcext:value-type="float">
            <text:p>19.169312</text:p>
          </table:table-cell>
          <table:table-cell office:value-type="float" office:value="20.065012" calcext:value-type="float">
            <text:p>20.065012</text:p>
          </table:table-cell>
          <table:table-cell office:value-type="float" office:value="19.237701" calcext:value-type="float">
            <text:p>19.237701</text:p>
          </table:table-cell>
          <table:table-cell office:value-type="float" office:value="19.766483" calcext:value-type="float">
            <text:p>19.766483</text:p>
          </table:table-cell>
          <table:table-cell office:value-type="float" office:value="19.568924" calcext:value-type="float">
            <text:p>19.568924</text:p>
          </table:table-cell>
          <table:table-cell office:value-type="float" office:value="19.812733" calcext:value-type="float">
            <text:p>19.812733</text:p>
          </table:table-cell>
          <table:table-cell office:value-type="float" office:value="19.82354" calcext:value-type="float">
            <text:p>19.82354</text:p>
          </table:table-cell>
          <table:table-cell office:value-type="float" office:value="19.674" calcext:value-type="float">
            <text:p>19.674</text:p>
          </table:table-cell>
          <table:table-cell office:value-type="float" office:value="20.120712" calcext:value-type="float">
            <text:p>20.120712</text:p>
          </table:table-cell>
          <table:table-cell office:value-type="float" office:value="20.18059" calcext:value-type="float">
            <text:p>20.18059</text:p>
          </table:table-cell>
          <table:table-cell office:value-type="float" office:value="18.940306" calcext:value-type="float">
            <text:p>18.940306</text:p>
          </table:table-cell>
          <table:table-cell office:value-type="float" office:value="20.065804" calcext:value-type="float">
            <text:p>20.065804</text:p>
          </table:table-cell>
          <table:table-cell office:value-type="float" office:value="19.681484" calcext:value-type="float">
            <text:p>19.681484</text:p>
          </table:table-cell>
          <table:table-cell office:value-type="float" office:value="19.20318" calcext:value-type="float">
            <text:p>19.20318</text:p>
          </table:table-cell>
          <table:table-cell office:value-type="float" office:value="19.691153" calcext:value-type="float">
            <text:p>19.691153</text:p>
          </table:table-cell>
          <table:table-cell office:value-type="float" office:value="20.661596" calcext:value-type="float">
            <text:p>20.661596</text:p>
          </table:table-cell>
          <table:table-cell office:value-type="float" office:value="20.791355" calcext:value-type="float">
            <text:p>20.791355</text:p>
          </table:table-cell>
          <table:table-cell office:value-type="float" office:value="19.737968" calcext:value-type="float">
            <text:p>19.737968</text:p>
          </table:table-cell>
          <table:table-cell office:value-type="float" office:value="20.958132" calcext:value-type="float">
            <text:p>20.958132</text:p>
          </table:table-cell>
          <table:table-cell office:value-type="float" office:value="21.015909" calcext:value-type="float">
            <text:p>21.015909</text:p>
          </table:table-cell>
          <table:table-cell office:value-type="float" office:value="20.010981" calcext:value-type="float">
            <text:p>20.010981</text:p>
          </table:table-cell>
          <table:table-cell office:value-type="float" office:value="21.295496" calcext:value-type="float">
            <text:p>21.295496</text:p>
          </table:table-cell>
          <table:table-cell office:value-type="float" office:value="20.120173" calcext:value-type="float">
            <text:p>20.120173</text:p>
          </table:table-cell>
          <table:table-cell office:value-type="float" office:value="20.699776" calcext:value-type="float">
            <text:p>20.699776</text:p>
          </table:table-cell>
          <table:table-cell office:value-type="float" office:value="20.776115" calcext:value-type="float">
            <text:p>20.776115</text:p>
          </table:table-cell>
          <table:table-cell office:value-type="float" office:value="20.325453" calcext:value-type="float">
            <text:p>20.325453</text:p>
          </table:table-cell>
          <table:table-cell office:value-type="float" office:value="20.114172" calcext:value-type="float">
            <text:p>20.114172</text:p>
          </table:table-cell>
          <table:table-cell office:value-type="float" office:value="20.302404" calcext:value-type="float">
            <text:p>20.302404</text:p>
          </table:table-cell>
          <table:table-cell office:value-type="float" office:value="20.473532" calcext:value-type="float">
            <text:p>20.473532</text:p>
          </table:table-cell>
          <table:table-cell office:value-type="float" office:value="20.540213" calcext:value-type="float">
            <text:p>20.540213</text:p>
          </table:table-cell>
          <table:table-cell office:value-type="float" office:value="20.874165" calcext:value-type="float">
            <text:p>20.874165</text:p>
          </table:table-cell>
          <table:table-cell office:value-type="float" office:value="21.691135" calcext:value-type="float">
            <text:p>21.691135</text:p>
          </table:table-cell>
          <table:table-cell office:value-type="float" office:value="20.945929" calcext:value-type="float">
            <text:p>20.945929</text:p>
          </table:table-cell>
          <table:table-cell office:value-type="float" office:value="20.685532" calcext:value-type="float">
            <text:p>20.685532</text:p>
          </table:table-cell>
          <table:table-cell office:value-type="float" office:value="21.52355" calcext:value-type="float">
            <text:p>21.52355</text:p>
          </table:table-cell>
          <table:table-cell office:value-type="float" office:value="21.971664" calcext:value-type="float">
            <text:p>21.971664</text:p>
          </table:table-cell>
          <table:table-cell office:value-type="float" office:value="21.211725" calcext:value-type="float">
            <text:p>21.211725</text:p>
          </table:table-cell>
          <table:table-cell office:value-type="float" office:value="21.516806" calcext:value-type="float">
            <text:p>21.516806</text:p>
          </table:table-cell>
          <table:table-cell office:value-type="float" office:value="21.149235" calcext:value-type="float">
            <text:p>21.149235</text:p>
          </table:table-cell>
          <table:table-cell office:value-type="float" office:value="20.941273" calcext:value-type="float">
            <text:p>20.941273</text:p>
          </table:table-cell>
          <table:table-cell office:value-type="float" office:value="22.371971" calcext:value-type="float">
            <text:p>22.371971</text:p>
          </table:table-cell>
          <table:table-cell office:value-type="float" office:value="21.175306" calcext:value-type="float">
            <text:p>21.175306</text:p>
          </table:table-cell>
          <table:table-cell office:value-type="float" office:value="21.128132" calcext:value-type="float">
            <text:p>21.128132</text:p>
          </table:table-cell>
          <table:table-cell office:value-type="float" office:value="21.818684" calcext:value-type="float">
            <text:p>21.818684</text:p>
          </table:table-cell>
          <table:table-cell office:value-type="float" office:value="22.996792" calcext:value-type="float">
            <text:p>22.996792</text:p>
          </table:table-cell>
          <table:table-cell office:value-type="float" office:value="21.762243" calcext:value-type="float">
            <text:p>21.762243</text:p>
          </table:table-cell>
          <table:table-cell office:value-type="float" office:value="23.034391" calcext:value-type="float">
            <text:p>23.034391</text:p>
          </table:table-cell>
          <table:table-cell office:value-type="float" office:value="22.045446" calcext:value-type="float">
            <text:p>22.045446</text:p>
          </table:table-cell>
          <table:table-cell office:value-type="float" office:value="23.107073" calcext:value-type="float">
            <text:p>23.107073</text:p>
          </table:table-cell>
          <table:table-cell office:value-type="float" office:value="22.376329" calcext:value-type="float">
            <text:p>22.376329</text:p>
          </table:table-cell>
          <table:table-cell office:value-type="float" office:value="22.313875" calcext:value-type="float">
            <text:p>22.313875</text:p>
          </table:table-cell>
          <table:table-cell office:value-type="float" office:value="22.996561" calcext:value-type="float">
            <text:p>22.996561</text:p>
          </table:table-cell>
          <table:table-cell office:value-type="float" office:value="23.543629" calcext:value-type="float">
            <text:p>23.543629</text:p>
          </table:table-cell>
          <table:table-cell office:value-type="float" office:value="22.773731" calcext:value-type="float">
            <text:p>22.773731</text:p>
          </table:table-cell>
          <table:table-cell office:value-type="float" office:value="23.129272" calcext:value-type="float">
            <text:p>23.129272</text:p>
          </table:table-cell>
          <table:table-cell office:value-type="float" office:value="23.49362" calcext:value-type="float">
            <text:p>23.49362</text:p>
          </table:table-cell>
          <table:table-cell office:value-type="float" office:value="23.239449" calcext:value-type="float">
            <text:p>23.239449</text:p>
          </table:table-cell>
          <table:table-cell office:value-type="float" office:value="24.231663" calcext:value-type="float">
            <text:p>24.231663</text:p>
          </table:table-cell>
          <table:table-cell office:value-type="float" office:value="22.930485" calcext:value-type="float">
            <text:p>22.930485</text:p>
          </table:table-cell>
          <table:table-cell office:value-type="float" office:value="22.62286" calcext:value-type="float">
            <text:p>22.62286</text:p>
          </table:table-cell>
          <table:table-cell office:value-type="float" office:value="22.827852" calcext:value-type="float">
            <text:p>22.827852</text:p>
          </table:table-cell>
          <table:table-cell office:value-type="float" office:value="22.379612" calcext:value-type="float">
            <text:p>22.379612</text:p>
          </table:table-cell>
          <table:table-cell office:value-type="float" office:value="23.792097" calcext:value-type="float">
            <text:p>23.792097</text:p>
          </table:table-cell>
          <table:table-cell office:value-type="float" office:value="22.53989" calcext:value-type="float">
            <text:p>22.53989</text:p>
          </table:table-cell>
          <table:table-cell office:value-type="float" office:value="23.443724" calcext:value-type="float">
            <text:p>23.443724</text:p>
          </table:table-cell>
          <table:table-cell office:value-type="float" office:value="23.33289" calcext:value-type="float">
            <text:p>23.33289</text:p>
          </table:table-cell>
          <table:table-cell office:value-type="float" office:value="23.062792" calcext:value-type="float">
            <text:p>23.062792</text:p>
          </table:table-cell>
          <table:table-cell office:value-type="float" office:value="23.252596" calcext:value-type="float">
            <text:p>23.252596</text:p>
          </table:table-cell>
          <table:table-cell office:value-type="float" office:value="22.513248" calcext:value-type="float">
            <text:p>22.513248</text:p>
          </table:table-cell>
          <table:table-cell office:value-type="float" office:value="24.162584" calcext:value-type="float">
            <text:p>24.162584</text:p>
          </table:table-cell>
          <table:table-cell office:value-type="float" office:value="22.92819" calcext:value-type="float">
            <text:p>22.92819</text:p>
          </table:table-cell>
          <table:table-cell office:value-type="float" office:value="24.252007" calcext:value-type="float">
            <text:p>24.252007</text:p>
          </table:table-cell>
          <table:table-cell office:value-type="float" office:value="23.543116" calcext:value-type="float">
            <text:p>23.543116</text:p>
          </table:table-cell>
          <table:table-cell office:value-type="float" office:value="23.303804" calcext:value-type="float">
            <text:p>23.303804</text:p>
          </table:table-cell>
          <table:table-cell office:value-type="float" office:value="24.29648" calcext:value-type="float">
            <text:p>24.29648</text:p>
          </table:table-cell>
          <table:table-cell office:value-type="float" office:value="23.621239" calcext:value-type="float">
            <text:p>23.621239</text:p>
          </table:table-cell>
          <table:table-cell office:value-type="float" office:value="23.750219" calcext:value-type="float">
            <text:p>23.750219</text:p>
          </table:table-cell>
          <table:table-cell office:value-type="float" office:value="23.649296" calcext:value-type="float">
            <text:p>23.649296</text:p>
          </table:table-cell>
          <table:table-cell office:value-type="float" office:value="24.994333" calcext:value-type="float">
            <text:p>24.994333</text:p>
          </table:table-cell>
          <table:table-cell office:value-type="float" office:value="23.843781" calcext:value-type="float">
            <text:p>23.843781</text:p>
          </table:table-cell>
          <table:table-cell office:value-type="float" office:value="25.126467" calcext:value-type="float">
            <text:p>25.126467</text:p>
          </table:table-cell>
          <table:table-cell office:value-type="float" office:value="24.867666" calcext:value-type="float">
            <text:p>24.867666</text:p>
          </table:table-cell>
          <table:table-cell office:value-type="float" office:value="24.874628" calcext:value-type="float">
            <text:p>24.874628</text:p>
          </table:table-cell>
          <table:table-cell office:value-type="float" office:value="24.988359" calcext:value-type="float">
            <text:p>24.988359</text:p>
          </table:table-cell>
          <table:table-cell office:value-type="float" office:value="24.357279" calcext:value-type="float">
            <text:p>24.357279</text:p>
          </table:table-cell>
          <table:table-cell office:value-type="float" office:value="24.331076" calcext:value-type="float">
            <text:p>24.331076</text:p>
          </table:table-cell>
          <table:table-cell office:value-type="float" office:value="26.095373" calcext:value-type="float">
            <text:p>26.095373</text:p>
          </table:table-cell>
          <table:table-cell office:value-type="float" office:value="25.761068" calcext:value-type="float">
            <text:p>25.761068</text:p>
          </table:table-cell>
          <table:table-cell office:value-type="float" office:value="25.062948" calcext:value-type="float">
            <text:p>25.062948</text:p>
          </table:table-cell>
          <table:table-cell office:value-type="float" office:value="25.958811" calcext:value-type="float">
            <text:p>25.958811</text:p>
          </table:table-cell>
          <table:table-cell office:value-type="float" office:value="24.952446" calcext:value-type="float">
            <text:p>24.952446</text:p>
          </table:table-cell>
          <table:table-cell office:value-type="float" office:value="24.878059" calcext:value-type="float">
            <text:p>24.878059</text:p>
          </table:table-cell>
          <table:table-cell office:value-type="float" office:value="25.362324" calcext:value-type="float">
            <text:p>25.362324</text:p>
          </table:table-cell>
          <table:table-cell office:value-type="float" office:value="24.856426" calcext:value-type="float">
            <text:p>24.856426</text:p>
          </table:table-cell>
          <table:table-cell office:value-type="float" office:value="26.220455" calcext:value-type="float">
            <text:p>26.220455</text:p>
          </table:table-cell>
          <table:table-cell office:value-type="float" office:value="25.975864" calcext:value-type="float">
            <text:p>25.975864</text:p>
          </table:table-cell>
          <table:table-cell office:value-type="float" office:value="25.273003" calcext:value-type="float">
            <text:p>25.273003</text:p>
          </table:table-cell>
          <table:table-cell office:value-type="float" office:value="24.830851" calcext:value-type="float">
            <text:p>24.830851</text:p>
          </table:table-cell>
          <table:table-cell office:value-type="float" office:value="25.006449" calcext:value-type="float">
            <text:p>25.006449</text:p>
          </table:table-cell>
          <table:table-cell office:value-type="float" office:value="25.218788" calcext:value-type="float">
            <text:p>25.218788</text:p>
          </table:table-cell>
          <table:table-cell office:value-type="float" office:value="25.538795" calcext:value-type="float">
            <text:p>25.538795</text:p>
          </table:table-cell>
          <table:table-cell office:value-type="float" office:value="25.048971" calcext:value-type="float">
            <text:p>25.048971</text:p>
          </table:table-cell>
          <table:table-cell office:value-type="float" office:value="25.01474" calcext:value-type="float">
            <text:p>25.01474</text:p>
          </table:table-cell>
          <table:table-cell office:value-type="float" office:value="25.904367" calcext:value-type="float">
            <text:p>25.904367</text:p>
          </table:table-cell>
          <table:table-cell office:value-type="float" office:value="25.792356" calcext:value-type="float">
            <text:p>25.792356</text:p>
          </table:table-cell>
          <table:table-cell office:value-type="float" office:value="25.215136" calcext:value-type="float">
            <text:p>25.215136</text:p>
          </table:table-cell>
          <table:table-cell office:value-type="float" office:value="25.583664" calcext:value-type="float">
            <text:p>25.583664</text:p>
          </table:table-cell>
          <table:table-cell office:value-type="float" office:value="26.525122" calcext:value-type="float">
            <text:p>26.525122</text:p>
          </table:table-cell>
          <table:table-cell office:value-type="float" office:value="27.066973" calcext:value-type="float">
            <text:p>27.066973</text:p>
          </table:table-cell>
          <table:table-cell office:value-type="float" office:value="25.412308" calcext:value-type="float">
            <text:p>25.412308</text:p>
          </table:table-cell>
          <table:table-cell office:value-type="float" office:value="26.404873" calcext:value-type="float">
            <text:p>26.404873</text:p>
          </table:table-cell>
          <table:table-cell office:value-type="float" office:value="26.442608" calcext:value-type="float">
            <text:p>26.442608</text:p>
          </table:table-cell>
          <table:table-cell office:value-type="float" office:value="25.833933" calcext:value-type="float">
            <text:p>25.833933</text:p>
          </table:table-cell>
          <table:table-cell office:value-type="float" office:value="26.602686" calcext:value-type="float">
            <text:p>26.602686</text:p>
          </table:table-cell>
          <table:table-cell office:value-type="float" office:value="26.844135" calcext:value-type="float">
            <text:p>26.844135</text:p>
          </table:table-cell>
          <table:table-cell office:value-type="float" office:value="25.941624" calcext:value-type="float">
            <text:p>25.941624</text:p>
          </table:table-cell>
          <table:table-cell office:value-type="float" office:value="26.664728" calcext:value-type="float">
            <text:p>26.664728</text:p>
          </table:table-cell>
          <table:table-cell office:value-type="float" office:value="26.086588" calcext:value-type="float">
            <text:p>26.086588</text:p>
          </table:table-cell>
          <table:table-cell office:value-type="float" office:value="26.488564" calcext:value-type="float">
            <text:p>26.488564</text:p>
          </table:table-cell>
          <table:table-cell office:value-type="float" office:value="27.035908" calcext:value-type="float">
            <text:p>27.035908</text:p>
          </table:table-cell>
          <table:table-cell office:value-type="float" office:value="26.338976" calcext:value-type="float">
            <text:p>26.338976</text:p>
          </table:table-cell>
          <table:table-cell office:value-type="float" office:value="26.001659" calcext:value-type="float">
            <text:p>26.001659</text:p>
          </table:table-cell>
          <table:table-cell office:value-type="float" office:value="26.632227" calcext:value-type="float">
            <text:p>26.632227</text:p>
          </table:table-cell>
          <table:table-cell office:value-type="float" office:value="26.657003" calcext:value-type="float">
            <text:p>26.657003</text:p>
          </table:table-cell>
          <table:table-cell office:value-type="float" office:value="27.970819" calcext:value-type="float">
            <text:p>27.970819</text:p>
          </table:table-cell>
          <table:table-cell office:value-type="float" office:value="27.670835" calcext:value-type="float">
            <text:p>27.670835</text:p>
          </table:table-cell>
          <table:table-cell office:value-type="float" office:value="28.067583" calcext:value-type="float">
            <text:p>28.067583</text:p>
          </table:table-cell>
          <table:table-cell office:value-type="float" office:value="28.363852" calcext:value-type="float">
            <text:p>28.363852</text:p>
          </table:table-cell>
          <table:table-cell office:value-type="float" office:value="28.110453" calcext:value-type="float">
            <text:p>28.110453</text:p>
          </table:table-cell>
          <table:table-cell office:value-type="float" office:value="30.491421" calcext:value-type="float">
            <text:p>30.491421</text:p>
          </table:table-cell>
          <table:table-cell office:value-type="float" office:value="27.323183" calcext:value-type="float">
            <text:p>27.323183</text:p>
          </table:table-cell>
          <table:table-cell office:value-type="float" office:value="27.127527" calcext:value-type="float">
            <text:p>27.127527</text:p>
          </table:table-cell>
          <table:table-cell office:value-type="float" office:value="28.143114" calcext:value-type="float">
            <text:p>28.143114</text:p>
          </table:table-cell>
          <table:table-cell office:value-type="float" office:value="26.949688" calcext:value-type="float">
            <text:p>26.949688</text:p>
          </table:table-cell>
          <table:table-cell office:value-type="float" office:value="27.226976" calcext:value-type="float">
            <text:p>27.226976</text:p>
          </table:table-cell>
          <table:table-cell office:value-type="float" office:value="28.105896" calcext:value-type="float">
            <text:p>28.105896</text:p>
          </table:table-cell>
          <table:table-cell office:value-type="float" office:value="27.788685" calcext:value-type="float">
            <text:p>27.788685</text:p>
          </table:table-cell>
          <table:table-cell office:value-type="float" office:value="29.649326" calcext:value-type="float">
            <text:p>29.649326</text:p>
          </table:table-cell>
          <table:table-cell office:value-type="float" office:value="28.705172" calcext:value-type="float">
            <text:p>28.705172</text:p>
          </table:table-cell>
          <table:table-cell office:value-type="float" office:value="27.488102" calcext:value-type="float">
            <text:p>27.488102</text:p>
          </table:table-cell>
          <table:table-cell office:value-type="float" office:value="27.36418" calcext:value-type="float">
            <text:p>27.36418</text:p>
          </table:table-cell>
          <table:table-cell office:value-type="float" office:value="28.786097" calcext:value-type="float">
            <text:p>28.786097</text:p>
          </table:table-cell>
          <table:table-cell office:value-type="float" office:value="27.689369" calcext:value-type="float">
            <text:p>27.689369</text:p>
          </table:table-cell>
          <table:table-cell office:value-type="float" office:value="28.098219" calcext:value-type="float">
            <text:p>28.098219</text:p>
          </table:table-cell>
          <table:table-cell office:value-type="float" office:value="27.779947" calcext:value-type="float">
            <text:p>27.779947</text:p>
          </table:table-cell>
          <table:table-cell office:value-type="float" office:value="28.344158" calcext:value-type="float">
            <text:p>28.344158</text:p>
          </table:table-cell>
          <table:table-cell office:value-type="float" office:value="28.313269" calcext:value-type="float">
            <text:p>28.313269</text:p>
          </table:table-cell>
          <table:table-cell office:value-type="float" office:value="28.038361" calcext:value-type="float">
            <text:p>28.038361</text:p>
          </table:table-cell>
          <table:table-cell office:value-type="float" office:value="28.418987" calcext:value-type="float">
            <text:p>28.418987</text:p>
          </table:table-cell>
          <table:table-cell office:value-type="float" office:value="27.876688" calcext:value-type="float">
            <text:p>27.876688</text:p>
          </table:table-cell>
          <table:table-cell office:value-type="float" office:value="29.057421" calcext:value-type="float">
            <text:p>29.057421</text:p>
          </table:table-cell>
          <table:table-cell office:value-type="float" office:value="28.588432" calcext:value-type="float">
            <text:p>28.588432</text:p>
          </table:table-cell>
          <table:table-cell office:value-type="float" office:value="29.036495" calcext:value-type="float">
            <text:p>29.036495</text:p>
          </table:table-cell>
          <table:table-cell office:value-type="float" office:value="28.792751" calcext:value-type="float">
            <text:p>28.792751</text:p>
          </table:table-cell>
          <table:table-cell office:value-type="float" office:value="28.501106" calcext:value-type="float">
            <text:p>28.501106</text:p>
          </table:table-cell>
          <table:table-cell office:value-type="float" office:value="30.00906" calcext:value-type="float">
            <text:p>30.00906</text:p>
          </table:table-cell>
          <table:table-cell office:value-type="float" office:value="30.329185" calcext:value-type="float">
            <text:p>30.329185</text:p>
          </table:table-cell>
          <table:table-cell office:value-type="float" office:value="29.700123" calcext:value-type="float">
            <text:p>29.700123</text:p>
          </table:table-cell>
          <table:table-cell office:value-type="float" office:value="28.752556" calcext:value-type="float">
            <text:p>28.752556</text:p>
          </table:table-cell>
          <table:table-cell office:value-type="float" office:value="29.058123" calcext:value-type="float">
            <text:p>29.058123</text:p>
          </table:table-cell>
          <table:table-cell office:value-type="float" office:value="29.589022" calcext:value-type="float">
            <text:p>29.589022</text:p>
          </table:table-cell>
          <table:table-cell office:value-type="float" office:value="29.588268" calcext:value-type="float">
            <text:p>29.588268</text:p>
          </table:table-cell>
          <table:table-cell office:value-type="float" office:value="29.943262" calcext:value-type="float">
            <text:p>29.943262</text:p>
          </table:table-cell>
          <table:table-cell office:value-type="float" office:value="30.660034" calcext:value-type="float">
            <text:p>30.660034</text:p>
          </table:table-cell>
          <table:table-cell office:value-type="float" office:value="29.101999" calcext:value-type="float">
            <text:p>29.101999</text:p>
          </table:table-cell>
          <table:table-cell office:value-type="float" office:value="29.550571" calcext:value-type="float">
            <text:p>29.550571</text:p>
          </table:table-cell>
          <table:table-cell office:value-type="float" office:value="29.401169" calcext:value-type="float">
            <text:p>29.401169</text:p>
          </table:table-cell>
          <table:table-cell office:value-type="float" office:value="30.97481" calcext:value-type="float">
            <text:p>30.97481</text:p>
          </table:table-cell>
          <table:table-cell office:value-type="float" office:value="29.698591" calcext:value-type="float">
            <text:p>29.698591</text:p>
          </table:table-cell>
          <table:table-cell office:value-type="float" office:value="29.756584" calcext:value-type="float">
            <text:p>29.756584</text:p>
          </table:table-cell>
          <table:table-cell office:value-type="float" office:value="30.771292" calcext:value-type="float">
            <text:p>30.771292</text:p>
          </table:table-cell>
          <table:table-cell office:value-type="float" office:value="29.792479" calcext:value-type="float">
            <text:p>29.792479</text:p>
          </table:table-cell>
          <table:table-cell office:value-type="float" office:value="31.780636" calcext:value-type="float">
            <text:p>31.780636</text:p>
          </table:table-cell>
          <table:table-cell office:value-type="float" office:value="31.915312" calcext:value-type="float">
            <text:p>31.915312</text:p>
          </table:table-cell>
          <table:table-cell office:value-type="float" office:value="31.663988" calcext:value-type="float">
            <text:p>31.663988</text:p>
          </table:table-cell>
          <table:table-cell office:value-type="float" office:value="29.879969" calcext:value-type="float">
            <text:p>29.879969</text:p>
          </table:table-cell>
          <table:table-cell office:value-type="float" office:value="31.422485" calcext:value-type="float">
            <text:p>31.422485</text:p>
          </table:table-cell>
          <table:table-cell office:value-type="float" office:value="30.752247" calcext:value-type="float">
            <text:p>30.752247</text:p>
          </table:table-cell>
          <table:table-cell office:value-type="float" office:value="31.354855" calcext:value-type="float">
            <text:p>31.354855</text:p>
          </table:table-cell>
          <table:table-cell office:value-type="float" office:value="32.143311" calcext:value-type="float">
            <text:p>32.143311</text:p>
          </table:table-cell>
          <table:table-cell office:value-type="float" office:value="31.537607" calcext:value-type="float">
            <text:p>31.537607</text:p>
          </table:table-cell>
          <table:table-cell office:value-type="float" office:value="30.531132" calcext:value-type="float">
            <text:p>30.531132</text:p>
          </table:table-cell>
          <table:table-cell office:value-type="float" office:value="31.239279" calcext:value-type="float">
            <text:p>31.239279</text:p>
          </table:table-cell>
          <table:table-cell office:value-type="float" office:value="31.499496" calcext:value-type="float">
            <text:p>31.499496</text:p>
          </table:table-cell>
          <table:table-cell office:value-type="float" office:value="31.076736" calcext:value-type="float">
            <text:p>31.076736</text:p>
          </table:table-cell>
          <table:table-cell office:value-type="float" office:value="31.690428" calcext:value-type="float">
            <text:p>31.690428</text:p>
          </table:table-cell>
          <table:table-cell office:value-type="float" office:value="32.11956" calcext:value-type="float">
            <text:p>32.11956</text:p>
          </table:table-cell>
          <table:table-cell office:value-type="float" office:value="31.490231" calcext:value-type="float">
            <text:p>31.490231</text:p>
          </table:table-cell>
          <table:table-cell office:value-type="float" office:value="31.371281" calcext:value-type="float">
            <text:p>31.371281</text:p>
          </table:table-cell>
          <table:table-cell office:value-type="float" office:value="33.911472" calcext:value-type="float">
            <text:p>33.911472</text:p>
          </table:table-cell>
          <table:table-cell office:value-type="float" office:value="33.155048" calcext:value-type="float">
            <text:p>33.155048</text:p>
          </table:table-cell>
          <table:table-cell office:value-type="float" office:value="33.953056" calcext:value-type="float">
            <text:p>33.953056</text:p>
          </table:table-cell>
          <table:table-cell office:value-type="float" office:value="32.726398" calcext:value-type="float">
            <text:p>32.726398</text:p>
          </table:table-cell>
          <table:table-cell office:value-type="float" office:value="32.989113" calcext:value-type="float">
            <text:p>32.989113</text:p>
          </table:table-cell>
          <table:table-cell office:value-type="float" office:value="31.790768" calcext:value-type="float">
            <text:p>31.790768</text:p>
          </table:table-cell>
          <table:table-cell office:value-type="float" office:value="31.615591" calcext:value-type="float">
            <text:p>31.615591</text:p>
          </table:table-cell>
          <table:table-cell office:value-type="float" office:value="31.969561" calcext:value-type="float">
            <text:p>31.969561</text:p>
          </table:table-cell>
          <table:table-cell office:value-type="float" office:value="33.696312" calcext:value-type="float">
            <text:p>33.696312</text:p>
          </table:table-cell>
          <table:table-cell office:value-type="float" office:value="31.973911" calcext:value-type="float">
            <text:p>31.973911</text:p>
          </table:table-cell>
          <table:table-cell office:value-type="float" office:value="32.173092" calcext:value-type="float">
            <text:p>32.173092</text:p>
          </table:table-cell>
          <table:table-cell office:value-type="float" office:value="33.457253" calcext:value-type="float">
            <text:p>33.457253</text:p>
          </table:table-cell>
          <table:table-cell office:value-type="float" office:value="33.59251" calcext:value-type="float">
            <text:p>33.59251</text:p>
          </table:table-cell>
          <table:table-cell office:value-type="float" office:value="32.509937" calcext:value-type="float">
            <text:p>32.509937</text:p>
          </table:table-cell>
          <table:table-cell office:value-type="float" office:value="32.205441" calcext:value-type="float">
            <text:p>32.205441</text:p>
          </table:table-cell>
          <table:table-cell office:value-type="float" office:value="32.223076" calcext:value-type="float">
            <text:p>32.223076</text:p>
          </table:table-cell>
          <table:table-cell office:value-type="float" office:value="32.835033" calcext:value-type="float">
            <text:p>32.835033</text:p>
          </table:table-cell>
          <table:table-cell office:value-type="float" office:value="32.614323" calcext:value-type="float">
            <text:p>32.614323</text:p>
          </table:table-cell>
          <table:table-cell office:value-type="float" office:value="34.51783" calcext:value-type="float">
            <text:p>34.51783</text:p>
          </table:table-cell>
          <table:table-cell office:value-type="float" office:value="35.781616" calcext:value-type="float">
            <text:p>35.781616</text:p>
          </table:table-cell>
          <table:table-cell office:value-type="float" office:value="34.078632" calcext:value-type="float">
            <text:p>34.078632</text:p>
          </table:table-cell>
          <table:table-cell office:value-type="float" office:value="33.322758" calcext:value-type="float">
            <text:p>33.322758</text:p>
          </table:table-cell>
          <table:table-cell office:value-type="float" office:value="33.933044" calcext:value-type="float">
            <text:p>33.933044</text:p>
          </table:table-cell>
          <table:table-cell office:value-type="float" office:value="33.115238" calcext:value-type="float">
            <text:p>33.115238</text:p>
          </table:table-cell>
          <table:table-cell office:value-type="float" office:value="32.75132" calcext:value-type="float">
            <text:p>32.75132</text:p>
          </table:table-cell>
          <table:table-cell office:value-type="float" office:value="33.652397" calcext:value-type="float">
            <text:p>33.652397</text:p>
          </table:table-cell>
          <table:table-cell office:value-type="float" office:value="33.484291" calcext:value-type="float">
            <text:p>33.484291</text:p>
          </table:table-cell>
          <table:table-cell office:value-type="float" office:value="33.43111" calcext:value-type="float">
            <text:p>33.43111</text:p>
          </table:table-cell>
          <table:table-cell office:value-type="float" office:value="32.922096" calcext:value-type="float">
            <text:p>32.922096</text:p>
          </table:table-cell>
          <table:table-cell office:value-type="float" office:value="33.732754" calcext:value-type="float">
            <text:p>33.732754</text:p>
          </table:table-cell>
          <table:table-cell office:value-type="float" office:value="33.817425" calcext:value-type="float">
            <text:p>33.817425</text:p>
          </table:table-cell>
          <table:table-cell office:value-type="float" office:value="35.642132" calcext:value-type="float">
            <text:p>35.642132</text:p>
          </table:table-cell>
          <table:table-cell office:value-type="float" office:value="33.127743" calcext:value-type="float">
            <text:p>33.127743</text:p>
          </table:table-cell>
          <table:table-cell office:value-type="float" office:value="34.574715" calcext:value-type="float">
            <text:p>34.574715</text:p>
          </table:table-cell>
          <table:table-cell office:value-type="float" office:value="36.013752" calcext:value-type="float">
            <text:p>36.013752</text:p>
          </table:table-cell>
          <table:table-cell office:value-type="float" office:value="33.925159" calcext:value-type="float">
            <text:p>33.925159</text:p>
          </table:table-cell>
          <table:table-cell office:value-type="float" office:value="33.575382" calcext:value-type="float">
            <text:p>33.575382</text:p>
          </table:table-cell>
          <table:table-cell office:value-type="float" office:value="33.857971" calcext:value-type="float">
            <text:p>33.857971</text:p>
          </table:table-cell>
          <table:table-cell office:value-type="float" office:value="33.866734" calcext:value-type="float">
            <text:p>33.866734</text:p>
          </table:table-cell>
          <table:table-cell office:value-type="float" office:value="35.498367" calcext:value-type="float">
            <text:p>35.498367</text:p>
          </table:table-cell>
          <table:table-cell office:value-type="float" office:value="36.371227" calcext:value-type="float">
            <text:p>36.371227</text:p>
          </table:table-cell>
          <table:table-cell office:value-type="float" office:value="34.700745" calcext:value-type="float">
            <text:p>34.700745</text:p>
          </table:table-cell>
          <table:table-cell office:value-type="float" office:value="34.201351" calcext:value-type="float">
            <text:p>34.201351</text:p>
          </table:table-cell>
          <table:table-cell office:value-type="float" office:value="33.917725" calcext:value-type="float">
            <text:p>33.917725</text:p>
          </table:table-cell>
          <table:table-cell office:value-type="float" office:value="34.092617" calcext:value-type="float">
            <text:p>34.092617</text:p>
          </table:table-cell>
          <table:table-cell office:value-type="float" office:value="34.212593" calcext:value-type="float">
            <text:p>34.212593</text:p>
          </table:table-cell>
          <table:table-cell office:value-type="float" office:value="34.55201" calcext:value-type="float">
            <text:p>34.55201</text:p>
          </table:table-cell>
          <table:table-cell office:value-type="float" office:value="34.597256" calcext:value-type="float">
            <text:p>34.597256</text:p>
          </table:table-cell>
          <table:table-cell office:value-type="float" office:value="35.793449" calcext:value-type="float">
            <text:p>35.793449</text:p>
          </table:table-cell>
          <table:table-cell office:value-type="float" office:value="37.034515" calcext:value-type="float">
            <text:p>37.034515</text:p>
          </table:table-cell>
          <table:table-cell office:value-type="float" office:value="35.884487" calcext:value-type="float">
            <text:p>35.884487</text:p>
          </table:table-cell>
          <table:table-cell office:value-type="float" office:value="34.951393" calcext:value-type="float">
            <text:p>34.951393</text:p>
          </table:table-cell>
          <table:table-cell office:value-type="float" office:value="35.90554" calcext:value-type="float">
            <text:p>35.90554</text:p>
          </table:table-cell>
          <table:table-cell office:value-type="float" office:value="36.209118" calcext:value-type="float">
            <text:p>36.209118</text:p>
          </table:table-cell>
          <table:table-cell office:value-type="float" office:value="36.511852" calcext:value-type="float">
            <text:p>36.511852</text:p>
          </table:table-cell>
          <table:table-cell office:value-type="float" office:value="36.161366" calcext:value-type="float">
            <text:p>36.161366</text:p>
          </table:table-cell>
          <table:table-cell office:value-type="float" office:value="36.953247" calcext:value-type="float">
            <text:p>36.953247</text:p>
          </table:table-cell>
          <table:table-cell office:value-type="float" office:value="34.979641" calcext:value-type="float">
            <text:p>34.979641</text:p>
          </table:table-cell>
          <table:table-cell office:value-type="float" office:value="36.30864" calcext:value-type="float">
            <text:p>36.30864</text:p>
          </table:table-cell>
          <table:table-cell office:value-type="float" office:value="35.762905" calcext:value-type="float">
            <text:p>35.762905</text:p>
          </table:table-cell>
          <table:table-cell office:value-type="float" office:value="35.270069" calcext:value-type="float">
            <text:p>35.270069</text:p>
          </table:table-cell>
          <table:table-cell office:value-type="float" office:value="35.193325" calcext:value-type="float">
            <text:p>35.193325</text:p>
          </table:table-cell>
          <table:table-cell office:value-type="float" office:value="36.159729" calcext:value-type="float">
            <text:p>36.159729</text:p>
          </table:table-cell>
          <table:table-cell office:value-type="float" office:value="36.1366" calcext:value-type="float">
            <text:p>36.1366</text:p>
          </table:table-cell>
          <table:table-cell office:value-type="float" office:value="36.358315" calcext:value-type="float">
            <text:p>36.358315</text:p>
          </table:table-cell>
          <table:table-cell office:value-type="float" office:value="36.248688" calcext:value-type="float">
            <text:p>36.248688</text:p>
          </table:table-cell>
          <table:table-cell office:value-type="float" office:value="35.796539" calcext:value-type="float">
            <text:p>35.796539</text:p>
          </table:table-cell>
          <table:table-cell office:value-type="float" office:value="35.828178" calcext:value-type="float">
            <text:p>35.828178</text:p>
          </table:table-cell>
          <table:table-cell office:value-type="float" office:value="37.610744" calcext:value-type="float">
            <text:p>37.610744</text:p>
          </table:table-cell>
          <table:table-cell office:value-type="float" office:value="36.93409" calcext:value-type="float">
            <text:p>36.93409</text:p>
          </table:table-cell>
          <table:table-cell office:value-type="float" office:value="36.696537" calcext:value-type="float">
            <text:p>36.696537</text:p>
          </table:table-cell>
          <table:table-cell office:value-type="float" office:value="36.285664" calcext:value-type="float">
            <text:p>36.285664</text:p>
          </table:table-cell>
          <table:table-cell office:value-type="float" office:value="35.870499" calcext:value-type="float">
            <text:p>35.870499</text:p>
          </table:table-cell>
          <table:table-cell office:value-type="float" office:value="37.219563" calcext:value-type="float">
            <text:p>37.219563</text:p>
          </table:table-cell>
          <table:table-cell office:value-type="float" office:value="36.863186" calcext:value-type="float">
            <text:p>36.863186</text:p>
          </table:table-cell>
          <table:table-cell office:value-type="float" office:value="37.748569" calcext:value-type="float">
            <text:p>37.748569</text:p>
          </table:table-cell>
          <table:table-cell office:value-type="float" office:value="38.786282" calcext:value-type="float">
            <text:p>38.786282</text:p>
          </table:table-cell>
          <table:table-cell office:value-type="float" office:value="37.761784" calcext:value-type="float">
            <text:p>37.761784</text:p>
          </table:table-cell>
          <table:table-cell office:value-type="float" office:value="39.2104" calcext:value-type="float">
            <text:p>39.2104</text:p>
          </table:table-cell>
          <table:table-cell office:value-type="float" office:value="38.550583" calcext:value-type="float">
            <text:p>38.550583</text:p>
          </table:table-cell>
          <table:table-cell office:value-type="float" office:value="38.944977" calcext:value-type="float">
            <text:p>38.944977</text:p>
          </table:table-cell>
          <table:table-cell office:value-type="float" office:value="36.600166" calcext:value-type="float">
            <text:p>36.600166</text:p>
          </table:table-cell>
          <table:table-cell office:value-type="float" office:value="38.131577" calcext:value-type="float">
            <text:p>38.131577</text:p>
          </table:table-cell>
          <table:table-cell office:value-type="float" office:value="37.686508" calcext:value-type="float">
            <text:p>37.686508</text:p>
          </table:table-cell>
          <table:table-cell office:value-type="float" office:value="38.330841" calcext:value-type="float">
            <text:p>38.330841</text:p>
          </table:table-cell>
          <table:table-cell office:value-type="float" office:value="38.460098" calcext:value-type="float">
            <text:p>38.460098</text:p>
          </table:table-cell>
          <table:table-cell office:value-type="float" office:value="37.41127" calcext:value-type="float">
            <text:p>37.41127</text:p>
          </table:table-cell>
          <table:table-cell office:value-type="float" office:value="38.372776" calcext:value-type="float">
            <text:p>38.372776</text:p>
          </table:table-cell>
          <table:table-cell office:value-type="float" office:value="39.704632" calcext:value-type="float">
            <text:p>39.704632</text:p>
          </table:table-cell>
          <table:table-cell office:value-type="float" office:value="40.118256" calcext:value-type="float">
            <text:p>40.118256</text:p>
          </table:table-cell>
          <table:table-cell office:value-type="float" office:value="39.710056" calcext:value-type="float">
            <text:p>39.710056</text:p>
          </table:table-cell>
          <table:table-cell office:value-type="float" office:value="38.19632" calcext:value-type="float">
            <text:p>38.19632</text:p>
          </table:table-cell>
          <table:table-cell office:value-type="float" office:value="39.42342" calcext:value-type="float">
            <text:p>39.42342</text:p>
          </table:table-cell>
          <table:table-cell office:value-type="float" office:value="37.898087" calcext:value-type="float">
            <text:p>37.898087</text:p>
          </table:table-cell>
          <table:table-cell office:value-type="float" office:value="38.34074" calcext:value-type="float">
            <text:p>38.34074</text:p>
          </table:table-cell>
          <table:table-cell office:value-type="float" office:value="39.124352" calcext:value-type="float">
            <text:p>39.124352</text:p>
          </table:table-cell>
          <table:table-cell office:value-type="float" office:value="38.267609" calcext:value-type="float">
            <text:p>38.267609</text:p>
          </table:table-cell>
          <table:table-cell office:value-type="float" office:value="38.25518" calcext:value-type="float">
            <text:p>38.25518</text:p>
          </table:table-cell>
          <table:table-cell office:value-type="float" office:value="39.06749" calcext:value-type="float">
            <text:p>39.06749</text:p>
          </table:table-cell>
          <table:table-cell office:value-type="float" office:value="38.092201" calcext:value-type="float">
            <text:p>38.092201</text:p>
          </table:table-cell>
          <table:table-cell office:value-type="float" office:value="39.244305" calcext:value-type="float">
            <text:p>39.244305</text:p>
          </table:table-cell>
          <table:table-cell office:value-type="float" office:value="38.797451" calcext:value-type="float">
            <text:p>38.797451</text:p>
          </table:table-cell>
          <table:table-cell office:value-type="float" office:value="40.262951" calcext:value-type="float">
            <text:p>40.262951</text:p>
          </table:table-cell>
          <table:table-cell office:value-type="float" office:value="39.579769" calcext:value-type="float">
            <text:p>39.579769</text:p>
          </table:table-cell>
          <table:table-cell office:value-type="float" office:value="38.973831" calcext:value-type="float">
            <text:p>38.973831</text:p>
          </table:table-cell>
          <table:table-cell office:value-type="float" office:value="40.5256" calcext:value-type="float">
            <text:p>40.5256</text:p>
          </table:table-cell>
          <table:table-cell office:value-type="float" office:value="39.154682" calcext:value-type="float">
            <text:p>39.154682</text:p>
          </table:table-cell>
          <table:table-cell office:value-type="float" office:value="40.085045" calcext:value-type="float">
            <text:p>40.085045</text:p>
          </table:table-cell>
          <table:table-cell office:value-type="float" office:value="42.457787" calcext:value-type="float">
            <text:p>42.457787</text:p>
          </table:table-cell>
          <table:table-cell office:value-type="float" office:value="41.750565" calcext:value-type="float">
            <text:p>41.750565</text:p>
          </table:table-cell>
          <table:table-cell office:value-type="float" office:value="39.382244" calcext:value-type="float">
            <text:p>39.382244</text:p>
          </table:table-cell>
          <table:table-cell office:value-type="float" office:value="40.193642" calcext:value-type="float">
            <text:p>40.193642</text:p>
          </table:table-cell>
          <table:table-cell office:value-type="float" office:value="39.835499" calcext:value-type="float">
            <text:p>39.835499</text:p>
          </table:table-cell>
          <table:table-cell office:value-type="float" office:value="40.681847" calcext:value-type="float">
            <text:p>40.681847</text:p>
          </table:table-cell>
          <table:table-cell office:value-type="float" office:value="41.904461" calcext:value-type="float">
            <text:p>41.904461</text:p>
          </table:table-cell>
          <table:table-cell office:value-type="float" office:value="41.36388" calcext:value-type="float">
            <text:p>41.36388</text:p>
          </table:table-cell>
          <table:table-cell office:value-type="float" office:value="41.332775" calcext:value-type="float">
            <text:p>41.332775</text:p>
          </table:table-cell>
          <table:table-cell office:value-type="float" office:value="39.343624" calcext:value-type="float">
            <text:p>39.343624</text:p>
          </table:table-cell>
          <table:table-cell office:value-type="float" office:value="40.062943" calcext:value-type="float">
            <text:p>40.062943</text:p>
          </table:table-cell>
          <table:table-cell office:value-type="float" office:value="39.937271" calcext:value-type="float">
            <text:p>39.937271</text:p>
          </table:table-cell>
          <table:table-cell office:value-type="float" office:value="39.529152" calcext:value-type="float">
            <text:p>39.529152</text:p>
          </table:table-cell>
          <table:table-cell office:value-type="float" office:value="40.737751" calcext:value-type="float">
            <text:p>40.737751</text:p>
          </table:table-cell>
          <table:table-cell office:value-type="float" office:value="42.182186" calcext:value-type="float">
            <text:p>42.182186</text:p>
          </table:table-cell>
          <table:table-cell office:value-type="float" office:value="40.493145" calcext:value-type="float">
            <text:p>40.493145</text:p>
          </table:table-cell>
          <table:table-cell office:value-type="float" office:value="41.48061" calcext:value-type="float">
            <text:p>41.48061</text:p>
          </table:table-cell>
          <table:table-cell office:value-type="float" office:value="39.378719" calcext:value-type="float">
            <text:p>39.378719</text:p>
          </table:table-cell>
          <table:table-cell office:value-type="float" office:value="40.784073" calcext:value-type="float">
            <text:p>40.784073</text:p>
          </table:table-cell>
          <table:table-cell office:value-type="float" office:value="41.855122" calcext:value-type="float">
            <text:p>41.855122</text:p>
          </table:table-cell>
          <table:table-cell office:value-type="float" office:value="41.50544" calcext:value-type="float">
            <text:p>41.50544</text:p>
          </table:table-cell>
          <table:table-cell office:value-type="float" office:value="41.256214" calcext:value-type="float">
            <text:p>41.256214</text:p>
          </table:table-cell>
          <table:table-cell office:value-type="float" office:value="40.816181" calcext:value-type="float">
            <text:p>40.816181</text:p>
          </table:table-cell>
          <table:table-cell office:value-type="float" office:value="40.618786" calcext:value-type="float">
            <text:p>40.618786</text:p>
          </table:table-cell>
          <table:table-cell office:value-type="float" office:value="40.63541" calcext:value-type="float">
            <text:p>40.63541</text:p>
          </table:table-cell>
          <table:table-cell office:value-type="float" office:value="40.800045" calcext:value-type="float">
            <text:p>40.800045</text:p>
          </table:table-cell>
          <table:table-cell office:value-type="float" office:value="40.963718" calcext:value-type="float">
            <text:p>40.963718</text:p>
          </table:table-cell>
          <table:table-cell office:value-type="float" office:value="41.889545" calcext:value-type="float">
            <text:p>41.889545</text:p>
          </table:table-cell>
          <table:table-cell office:value-type="float" office:value="40.699665" calcext:value-type="float">
            <text:p>40.699665</text:p>
          </table:table-cell>
          <table:table-cell office:value-type="float" office:value="41.254951" calcext:value-type="float">
            <text:p>41.254951</text:p>
          </table:table-cell>
          <table:table-cell office:value-type="float" office:value="40.820526" calcext:value-type="float">
            <text:p>40.820526</text:p>
          </table:table-cell>
          <table:table-cell office:value-type="float" office:value="42.040119" calcext:value-type="float">
            <text:p>42.040119</text:p>
          </table:table-cell>
          <table:table-cell office:value-type="float" office:value="41.18317" calcext:value-type="float">
            <text:p>41.18317</text:p>
          </table:table-cell>
          <table:table-cell office:value-type="float" office:value="42.162327" calcext:value-type="float">
            <text:p>42.162327</text:p>
          </table:table-cell>
          <table:table-cell office:value-type="float" office:value="41.514263" calcext:value-type="float">
            <text:p>41.514263</text:p>
          </table:table-cell>
          <table:table-cell office:value-type="float" office:value="41.653889" calcext:value-type="float">
            <text:p>41.653889</text:p>
          </table:table-cell>
          <table:table-cell office:value-type="float" office:value="41.339264" calcext:value-type="float">
            <text:p>41.339264</text:p>
          </table:table-cell>
          <table:table-cell office:value-type="float" office:value="42.029179" calcext:value-type="float">
            <text:p>42.029179</text:p>
          </table:table-cell>
          <table:table-cell office:value-type="float" office:value="42.737232" calcext:value-type="float">
            <text:p>42.737232</text:p>
          </table:table-cell>
          <table:table-cell office:value-type="float" office:value="43.971943" calcext:value-type="float">
            <text:p>43.971943</text:p>
          </table:table-cell>
          <table:table-cell office:value-type="float" office:value="42.225235" calcext:value-type="float">
            <text:p>42.225235</text:p>
          </table:table-cell>
          <table:table-cell office:value-type="float" office:value="41.692463" calcext:value-type="float">
            <text:p>41.692463</text:p>
          </table:table-cell>
          <table:table-cell office:value-type="float" office:value="42.71537" calcext:value-type="float">
            <text:p>42.71537</text:p>
          </table:table-cell>
          <table:table-cell office:value-type="float" office:value="44.177879" calcext:value-type="float">
            <text:p>44.177879</text:p>
          </table:table-cell>
          <table:table-cell office:value-type="float" office:value="42.920708" calcext:value-type="float">
            <text:p>42.920708</text:p>
          </table:table-cell>
          <table:table-cell office:value-type="float" office:value="41.282776" calcext:value-type="float">
            <text:p>41.282776</text:p>
          </table:table-cell>
          <table:table-cell office:value-type="float" office:value="42.061047" calcext:value-type="float">
            <text:p>42.061047</text:p>
          </table:table-cell>
          <table:table-cell office:value-type="float" office:value="41.67886" calcext:value-type="float">
            <text:p>41.67886</text:p>
          </table:table-cell>
          <table:table-cell office:value-type="float" office:value="42.705112" calcext:value-type="float">
            <text:p>42.705112</text:p>
          </table:table-cell>
          <table:table-cell office:value-type="float" office:value="44.670639" calcext:value-type="float">
            <text:p>44.670639</text:p>
          </table:table-cell>
          <table:table-cell office:value-type="float" office:value="41.919907" calcext:value-type="float">
            <text:p>41.919907</text:p>
          </table:table-cell>
          <table:table-cell office:value-type="float" office:value="41.848011" calcext:value-type="float">
            <text:p>41.848011</text:p>
          </table:table-cell>
          <table:table-cell office:value-type="float" office:value="44.500431" calcext:value-type="float">
            <text:p>44.500431</text:p>
          </table:table-cell>
          <table:table-cell office:value-type="float" office:value="42.625359" calcext:value-type="float">
            <text:p>42.625359</text:p>
          </table:table-cell>
          <table:table-cell office:value-type="float" office:value="43.209053" calcext:value-type="float">
            <text:p>43.209053</text:p>
          </table:table-cell>
          <table:table-cell office:value-type="float" office:value="41.794449" calcext:value-type="float">
            <text:p>41.794449</text:p>
          </table:table-cell>
          <table:table-cell office:value-type="float" office:value="44.016697" calcext:value-type="float">
            <text:p>44.016697</text:p>
          </table:table-cell>
          <table:table-cell office:value-type="float" office:value="42.748695" calcext:value-type="float">
            <text:p>42.748695</text:p>
          </table:table-cell>
          <table:table-cell office:value-type="float" office:value="43.86953" calcext:value-type="float">
            <text:p>43.86953</text:p>
          </table:table-cell>
          <table:table-cell office:value-type="float" office:value="44.549732" calcext:value-type="float">
            <text:p>44.549732</text:p>
          </table:table-cell>
          <table:table-cell office:value-type="float" office:value="42.517433" calcext:value-type="float">
            <text:p>42.517433</text:p>
          </table:table-cell>
          <table:table-cell office:value-type="float" office:value="45.623959" calcext:value-type="float">
            <text:p>45.623959</text:p>
          </table:table-cell>
          <table:table-cell office:value-type="float" office:value="44.235008" calcext:value-type="float">
            <text:p>44.235008</text:p>
          </table:table-cell>
          <table:table-cell office:value-type="float" office:value="43.120506" calcext:value-type="float">
            <text:p>43.120506</text:p>
          </table:table-cell>
          <table:table-cell office:value-type="float" office:value="46.403965" calcext:value-type="float">
            <text:p>46.403965</text:p>
          </table:table-cell>
          <table:table-cell office:value-type="float" office:value="44.447247" calcext:value-type="float">
            <text:p>44.447247</text:p>
          </table:table-cell>
          <table:table-cell office:value-type="float" office:value="43.966591" calcext:value-type="float">
            <text:p>43.966591</text:p>
          </table:table-cell>
          <table:table-cell office:value-type="float" office:value="43.478745" calcext:value-type="float">
            <text:p>43.478745</text:p>
          </table:table-cell>
          <table:table-cell office:value-type="float" office:value="44.417557" calcext:value-type="float">
            <text:p>44.417557</text:p>
          </table:table-cell>
          <table:table-cell office:value-type="float" office:value="46.332817" calcext:value-type="float">
            <text:p>46.332817</text:p>
          </table:table-cell>
          <table:table-cell office:value-type="float" office:value="44.324554" calcext:value-type="float">
            <text:p>44.324554</text:p>
          </table:table-cell>
          <table:table-cell office:value-type="float" office:value="43.588207" calcext:value-type="float">
            <text:p>43.588207</text:p>
          </table:table-cell>
          <table:table-cell office:value-type="float" office:value="44.372227" calcext:value-type="float">
            <text:p>44.372227</text:p>
          </table:table-cell>
          <table:table-cell office:value-type="float" office:value="44.201218" calcext:value-type="float">
            <text:p>44.201218</text:p>
          </table:table-cell>
          <table:table-cell office:value-type="float" office:value="44.601864" calcext:value-type="float">
            <text:p>44.601864</text:p>
          </table:table-cell>
          <table:table-cell office:value-type="float" office:value="44.521915" calcext:value-type="float">
            <text:p>44.521915</text:p>
          </table:table-cell>
          <table:table-cell office:value-type="float" office:value="44.279171" calcext:value-type="float">
            <text:p>44.279171</text:p>
          </table:table-cell>
          <table:table-cell office:value-type="float" office:value="44.978519" calcext:value-type="float">
            <text:p>44.978519</text:p>
          </table:table-cell>
          <table:table-cell office:value-type="float" office:value="44.474918" calcext:value-type="float">
            <text:p>44.474918</text:p>
          </table:table-cell>
          <table:table-cell office:value-type="float" office:value="43.359322" calcext:value-type="float">
            <text:p>43.359322</text:p>
          </table:table-cell>
          <table:table-cell office:value-type="float" office:value="44.278706" calcext:value-type="float">
            <text:p>44.278706</text:p>
          </table:table-cell>
          <table:table-cell office:value-type="float" office:value="43.842014" calcext:value-type="float">
            <text:p>43.842014</text:p>
          </table:table-cell>
          <table:table-cell office:value-type="float" office:value="44.306801" calcext:value-type="float">
            <text:p>44.306801</text:p>
          </table:table-cell>
          <table:table-cell office:value-type="float" office:value="43.839043" calcext:value-type="float">
            <text:p>43.839043</text:p>
          </table:table-cell>
          <table:table-cell office:value-type="float" office:value="44.109528" calcext:value-type="float">
            <text:p>44.109528</text:p>
          </table:table-cell>
          <table:table-cell office:value-type="float" office:value="44.174103" calcext:value-type="float">
            <text:p>44.174103</text:p>
          </table:table-cell>
          <table:table-cell office:value-type="float" office:value="45.348625" calcext:value-type="float">
            <text:p>45.348625</text:p>
          </table:table-cell>
          <table:table-cell office:value-type="float" office:value="45.152809" calcext:value-type="float">
            <text:p>45.152809</text:p>
          </table:table-cell>
          <table:table-cell office:value-type="float" office:value="45.013779" calcext:value-type="float">
            <text:p>45.013779</text:p>
          </table:table-cell>
          <table:table-cell office:value-type="float" office:value="45.991543" calcext:value-type="float">
            <text:p>45.991543</text:p>
          </table:table-cell>
          <table:table-cell office:value-type="float" office:value="44.890644" calcext:value-type="float">
            <text:p>44.890644</text:p>
          </table:table-cell>
          <table:table-cell office:value-type="float" office:value="44.696129" calcext:value-type="float">
            <text:p>44.696129</text:p>
          </table:table-cell>
          <table:table-cell office:value-type="float" office:value="45.717617" calcext:value-type="float">
            <text:p>45.717617</text:p>
          </table:table-cell>
          <table:table-cell office:value-type="float" office:value="45.293381" calcext:value-type="float">
            <text:p>45.293381</text:p>
          </table:table-cell>
          <table:table-cell office:value-type="float" office:value="44.311321" calcext:value-type="float">
            <text:p>44.311321</text:p>
          </table:table-cell>
          <table:table-cell office:value-type="float" office:value="45.243679" calcext:value-type="float">
            <text:p>45.243679</text:p>
          </table:table-cell>
          <table:table-cell office:value-type="float" office:value="45.262623" calcext:value-type="float">
            <text:p>45.262623</text:p>
          </table:table-cell>
          <table:table-cell office:value-type="float" office:value="46.156563" calcext:value-type="float">
            <text:p>46.156563</text:p>
          </table:table-cell>
          <table:table-cell office:value-type="float" office:value="45.09988" calcext:value-type="float">
            <text:p>45.09988</text:p>
          </table:table-cell>
          <table:table-cell office:value-type="float" office:value="46.917225" calcext:value-type="float">
            <text:p>46.917225</text:p>
          </table:table-cell>
          <table:table-cell office:value-type="float" office:value="46.829384" calcext:value-type="float">
            <text:p>46.829384</text:p>
          </table:table-cell>
          <table:table-cell office:value-type="float" office:value="46.145454" calcext:value-type="float">
            <text:p>46.145454</text:p>
          </table:table-cell>
          <table:table-cell office:value-type="float" office:value="47.910553" calcext:value-type="float">
            <text:p>47.910553</text:p>
          </table:table-cell>
          <table:table-cell office:value-type="float" office:value="45.458946" calcext:value-type="float">
            <text:p>45.458946</text:p>
          </table:table-cell>
          <table:table-cell office:value-type="float" office:value="45.554913" calcext:value-type="float">
            <text:p>45.554913</text:p>
          </table:table-cell>
          <table:table-cell office:value-type="float" office:value="47.152271" calcext:value-type="float">
            <text:p>47.152271</text:p>
          </table:table-cell>
          <table:table-cell office:value-type="float" office:value="45.842499" calcext:value-type="float">
            <text:p>45.842499</text:p>
          </table:table-cell>
          <table:table-cell office:value-type="float" office:value="45.95784" calcext:value-type="float">
            <text:p>45.95784</text:p>
          </table:table-cell>
          <table:table-cell office:value-type="float" office:value="47.303993" calcext:value-type="float">
            <text:p>47.303993</text:p>
          </table:table-cell>
          <table:table-cell office:value-type="float" office:value="45.305405" calcext:value-type="float">
            <text:p>45.305405</text:p>
          </table:table-cell>
          <table:table-cell office:value-type="float" office:value="47.338177" calcext:value-type="float">
            <text:p>47.338177</text:p>
          </table:table-cell>
          <table:table-cell office:value-type="float" office:value="47.107334" calcext:value-type="float">
            <text:p>47.107334</text:p>
          </table:table-cell>
          <table:table-cell office:value-type="float" office:value="47.739563" calcext:value-type="float">
            <text:p>47.739563</text:p>
          </table:table-cell>
          <table:table-cell office:value-type="float" office:value="48.09832" calcext:value-type="float">
            <text:p>48.09832</text:p>
          </table:table-cell>
          <table:table-cell office:value-type="float" office:value="48.632153" calcext:value-type="float">
            <text:p>48.632153</text:p>
          </table:table-cell>
          <table:table-cell office:value-type="float" office:value="47.391563" calcext:value-type="float">
            <text:p>47.391563</text:p>
          </table:table-cell>
          <table:table-cell office:value-type="float" office:value="48.483479" calcext:value-type="float">
            <text:p>48.483479</text:p>
          </table:table-cell>
          <table:table-cell office:value-type="float" office:value="50.958241" calcext:value-type="float">
            <text:p>50.958241</text:p>
          </table:table-cell>
          <table:table-cell office:value-type="float" office:value="47.791363" calcext:value-type="float">
            <text:p>47.791363</text:p>
          </table:table-cell>
          <table:table-cell office:value-type="float" office:value="47.429016" calcext:value-type="float">
            <text:p>47.429016</text:p>
          </table:table-cell>
          <table:table-cell office:value-type="float" office:value="49.621933" calcext:value-type="float">
            <text:p>49.621933</text:p>
          </table:table-cell>
          <table:table-cell office:value-type="float" office:value="48.927357" calcext:value-type="float">
            <text:p>48.927357</text:p>
          </table:table-cell>
          <table:table-cell office:value-type="float" office:value="47.962788" calcext:value-type="float">
            <text:p>47.962788</text:p>
          </table:table-cell>
          <table:table-cell office:value-type="float" office:value="47.956722" calcext:value-type="float">
            <text:p>47.956722</text:p>
          </table:table-cell>
          <table:table-cell office:value-type="float" office:value="48.410336" calcext:value-type="float">
            <text:p>48.410336</text:p>
          </table:table-cell>
          <table:table-cell office:value-type="float" office:value="49.760769" calcext:value-type="float">
            <text:p>49.760769</text:p>
          </table:table-cell>
          <table:table-cell office:value-type="float" office:value="50.671047" calcext:value-type="float">
            <text:p>50.671047</text:p>
          </table:table-cell>
          <table:table-cell office:value-type="float" office:value="48.962669" calcext:value-type="float">
            <text:p>48.962669</text:p>
          </table:table-cell>
          <table:table-cell office:value-type="float" office:value="49.736107" calcext:value-type="float">
            <text:p>49.736107</text:p>
          </table:table-cell>
          <table:table-cell office:value-type="float" office:value="49.389397" calcext:value-type="float">
            <text:p>49.389397</text:p>
          </table:table-cell>
          <table:table-cell office:value-type="float" office:value="49.045277" calcext:value-type="float">
            <text:p>49.045277</text:p>
          </table:table-cell>
          <table:table-cell office:value-type="float" office:value="48.283897" calcext:value-type="float">
            <text:p>48.283897</text:p>
          </table:table-cell>
          <table:table-cell office:value-type="float" office:value="48.628048" calcext:value-type="float">
            <text:p>48.628048</text:p>
          </table:table-cell>
          <table:table-cell office:value-type="float" office:value="48.466007" calcext:value-type="float">
            <text:p>48.466007</text:p>
          </table:table-cell>
          <table:table-cell office:value-type="float" office:value="49.510609" calcext:value-type="float">
            <text:p>49.510609</text:p>
          </table:table-cell>
          <table:table-cell office:value-type="float" office:value="48.836407" calcext:value-type="float">
            <text:p>48.836407</text:p>
          </table:table-cell>
          <table:table-cell office:value-type="float" office:value="49.772476" calcext:value-type="float">
            <text:p>49.772476</text:p>
          </table:table-cell>
          <table:table-cell office:value-type="float" office:value="49.844109" calcext:value-type="float">
            <text:p>49.844109</text:p>
          </table:table-cell>
          <table:table-cell office:value-type="float" office:value="50.3055" calcext:value-type="float">
            <text:p>50.3055</text:p>
          </table:table-cell>
          <table:table-cell office:value-type="float" office:value="50.679016" calcext:value-type="float">
            <text:p>50.679016</text:p>
          </table:table-cell>
          <table:table-cell office:value-type="float" office:value="50.157757" calcext:value-type="float">
            <text:p>50.157757</text:p>
          </table:table-cell>
          <table:table-cell office:value-type="float" office:value="50.141762" calcext:value-type="float">
            <text:p>50.141762</text:p>
          </table:table-cell>
          <table:table-cell office:value-type="float" office:value="51.72076" calcext:value-type="float">
            <text:p>51.72076</text:p>
          </table:table-cell>
          <table:table-cell office:value-type="float" office:value="51.754238" calcext:value-type="float">
            <text:p>51.754238</text:p>
          </table:table-cell>
          <table:table-cell office:value-type="float" office:value="51.827515" calcext:value-type="float">
            <text:p>51.827515</text:p>
          </table:table-cell>
          <table:table-cell office:value-type="float" office:value="51.62838" calcext:value-type="float">
            <text:p>51.62838</text:p>
          </table:table-cell>
          <table:table-cell office:value-type="float" office:value="52.228844" calcext:value-type="float">
            <text:p>52.228844</text:p>
          </table:table-cell>
          <table:table-cell office:value-type="float" office:value="49.655891" calcext:value-type="float">
            <text:p>49.655891</text:p>
          </table:table-cell>
          <table:table-cell office:value-type="float" office:value="53.043839" calcext:value-type="float">
            <text:p>53.043839</text:p>
          </table:table-cell>
          <table:table-cell office:value-type="float" office:value="52.255104" calcext:value-type="float">
            <text:p>52.255104</text:p>
          </table:table-cell>
          <table:table-cell office:value-type="float" office:value="51.102669" calcext:value-type="float">
            <text:p>51.102669</text:p>
          </table:table-cell>
          <table:table-cell office:value-type="float" office:value="50.471046" calcext:value-type="float">
            <text:p>50.471046</text:p>
          </table:table-cell>
          <table:table-cell office:value-type="float" office:value="51.854561" calcext:value-type="float">
            <text:p>51.854561</text:p>
          </table:table-cell>
          <table:table-cell office:value-type="float" office:value="51.552635" calcext:value-type="float">
            <text:p>51.552635</text:p>
          </table:table-cell>
          <table:table-cell office:value-type="float" office:value="51.961815" calcext:value-type="float">
            <text:p>51.961815</text:p>
          </table:table-cell>
          <table:table-cell office:value-type="float" office:value="51.865425" calcext:value-type="float">
            <text:p>51.865425</text:p>
          </table:table-cell>
          <table:table-cell office:value-type="float" office:value="52.7477" calcext:value-type="float">
            <text:p>52.7477</text:p>
          </table:table-cell>
          <table:table-cell office:value-type="float" office:value="51.093941" calcext:value-type="float">
            <text:p>51.093941</text:p>
          </table:table-cell>
          <table:table-cell office:value-type="float" office:value="52.423969" calcext:value-type="float">
            <text:p>52.423969</text:p>
          </table:table-cell>
          <table:table-cell office:value-type="float" office:value="50.540932" calcext:value-type="float">
            <text:p>50.540932</text:p>
          </table:table-cell>
          <table:table-cell office:value-type="float" office:value="52.486671" calcext:value-type="float">
            <text:p>52.486671</text:p>
          </table:table-cell>
          <table:table-cell office:value-type="float" office:value="51.251945" calcext:value-type="float">
            <text:p>51.251945</text:p>
          </table:table-cell>
          <table:table-cell office:value-type="float" office:value="51.870205" calcext:value-type="float">
            <text:p>51.870205</text:p>
          </table:table-cell>
          <table:table-cell office:value-type="float" office:value="51.495148" calcext:value-type="float">
            <text:p>51.495148</text:p>
          </table:table-cell>
          <table:table-cell office:value-type="float" office:value="52.689613" calcext:value-type="float">
            <text:p>52.689613</text:p>
          </table:table-cell>
          <table:table-cell office:value-type="float" office:value="50.880959" calcext:value-type="float">
            <text:p>50.880959</text:p>
          </table:table-cell>
          <table:table-cell office:value-type="float" office:value="53.049156" calcext:value-type="float">
            <text:p>53.049156</text:p>
          </table:table-cell>
          <table:table-cell office:value-type="float" office:value="52.396145" calcext:value-type="float">
            <text:p>52.396145</text:p>
          </table:table-cell>
          <table:table-cell office:value-type="float" office:value="52.433952" calcext:value-type="float">
            <text:p>52.433952</text:p>
          </table:table-cell>
          <table:table-cell office:value-type="float" office:value="53.724442" calcext:value-type="float">
            <text:p>53.724442</text:p>
          </table:table-cell>
          <table:table-cell office:value-type="float" office:value="53.233929" calcext:value-type="float">
            <text:p>53.233929</text:p>
          </table:table-cell>
          <table:table-cell office:value-type="float" office:value="51.863499" calcext:value-type="float">
            <text:p>51.863499</text:p>
          </table:table-cell>
          <table:table-cell office:value-type="float" office:value="51.485043" calcext:value-type="float">
            <text:p>51.485043</text:p>
          </table:table-cell>
          <table:table-cell office:value-type="float" office:value="51.005295" calcext:value-type="float">
            <text:p>51.005295</text:p>
          </table:table-cell>
          <table:table-cell office:value-type="float" office:value="52.768917" calcext:value-type="float">
            <text:p>52.768917</text:p>
          </table:table-cell>
          <table:table-cell office:value-type="float" office:value="51.001701" calcext:value-type="float">
            <text:p>51.001701</text:p>
          </table:table-cell>
          <table:table-cell office:value-type="float" office:value="53.607201" calcext:value-type="float">
            <text:p>53.607201</text:p>
          </table:table-cell>
          <table:table-cell office:value-type="float" office:value="52.706039" calcext:value-type="float">
            <text:p>52.706039</text:p>
          </table:table-cell>
          <table:table-cell office:value-type="float" office:value="52.698689" calcext:value-type="float">
            <text:p>52.698689</text:p>
          </table:table-cell>
          <table:table-cell office:value-type="float" office:value="51.875378" calcext:value-type="float">
            <text:p>51.875378</text:p>
          </table:table-cell>
          <table:table-cell office:value-type="float" office:value="52.980904" calcext:value-type="float">
            <text:p>52.980904</text:p>
          </table:table-cell>
          <table:table-cell office:value-type="float" office:value="51.177124" calcext:value-type="float">
            <text:p>51.177124</text:p>
          </table:table-cell>
          <table:table-cell office:value-type="float" office:value="51.961239" calcext:value-type="float">
            <text:p>51.961239</text:p>
          </table:table-cell>
          <table:table-cell office:value-type="float" office:value="53.631489" calcext:value-type="float">
            <text:p>53.631489</text:p>
          </table:table-cell>
          <table:table-cell office:value-type="float" office:value="51.971764" calcext:value-type="float">
            <text:p>51.971764</text:p>
          </table:table-cell>
          <table:table-cell office:value-type="float" office:value="51.925671" calcext:value-type="float">
            <text:p>51.925671</text:p>
          </table:table-cell>
          <table:table-cell office:value-type="float" office:value="52.095047" calcext:value-type="float">
            <text:p>52.095047</text:p>
          </table:table-cell>
          <table:table-cell office:value-type="float" office:value="52.326286" calcext:value-type="float">
            <text:p>52.326286</text:p>
          </table:table-cell>
          <table:table-cell office:value-type="float" office:value="52.066891" calcext:value-type="float">
            <text:p>52.066891</text:p>
          </table:table-cell>
          <table:table-cell office:value-type="float" office:value="52.150208" calcext:value-type="float">
            <text:p>52.150208</text:p>
          </table:table-cell>
          <table:table-cell office:value-type="float" office:value="52.835178" calcext:value-type="float">
            <text:p>52.835178</text:p>
          </table:table-cell>
          <table:table-cell office:value-type="float" office:value="51.865246" calcext:value-type="float">
            <text:p>51.865246</text:p>
          </table:table-cell>
          <table:table-cell office:value-type="float" office:value="51.381077" calcext:value-type="float">
            <text:p>51.381077</text:p>
          </table:table-cell>
          <table:table-cell office:value-type="float" office:value="52.826363" calcext:value-type="float">
            <text:p>52.826363</text:p>
          </table:table-cell>
          <table:table-cell office:value-type="float" office:value="52.370277" calcext:value-type="float">
            <text:p>52.370277</text:p>
          </table:table-cell>
          <table:table-cell office:value-type="float" office:value="52.994476" calcext:value-type="float">
            <text:p>52.994476</text:p>
          </table:table-cell>
          <table:table-cell office:value-type="float" office:value="55.42844" calcext:value-type="float">
            <text:p>55.42844</text:p>
          </table:table-cell>
          <table:table-cell office:value-type="float" office:value="53.297428" calcext:value-type="float">
            <text:p>53.297428</text:p>
          </table:table-cell>
          <table:table-cell office:value-type="float" office:value="54.405807" calcext:value-type="float">
            <text:p>54.405807</text:p>
          </table:table-cell>
          <table:table-cell office:value-type="float" office:value="53.731472" calcext:value-type="float">
            <text:p>53.731472</text:p>
          </table:table-cell>
          <table:table-cell office:value-type="float" office:value="53.264397" calcext:value-type="float">
            <text:p>53.264397</text:p>
          </table:table-cell>
          <table:table-cell office:value-type="float" office:value="54.732525" calcext:value-type="float">
            <text:p>54.732525</text:p>
          </table:table-cell>
          <table:table-cell office:value-type="float" office:value="55.173046" calcext:value-type="float">
            <text:p>55.173046</text:p>
          </table:table-cell>
          <table:table-cell office:value-type="float" office:value="57.113449" calcext:value-type="float">
            <text:p>57.113449</text:p>
          </table:table-cell>
          <table:table-cell office:value-type="float" office:value="53.943466" calcext:value-type="float">
            <text:p>53.943466</text:p>
          </table:table-cell>
          <table:table-cell office:value-type="float" office:value="54.761864" calcext:value-type="float">
            <text:p>54.761864</text:p>
          </table:table-cell>
          <table:table-cell office:value-type="float" office:value="53.732193" calcext:value-type="float">
            <text:p>53.732193</text:p>
          </table:table-cell>
          <table:table-cell office:value-type="float" office:value="53.952183" calcext:value-type="float">
            <text:p>53.952183</text:p>
          </table:table-cell>
          <table:table-cell office:value-type="float" office:value="55.083958" calcext:value-type="float">
            <text:p>55.083958</text:p>
          </table:table-cell>
          <table:table-cell office:value-type="float" office:value="54.57457" calcext:value-type="float">
            <text:p>54.57457</text:p>
          </table:table-cell>
          <table:table-cell office:value-type="float" office:value="53.361168" calcext:value-type="float">
            <text:p>53.361168</text:p>
          </table:table-cell>
          <table:table-cell office:value-type="float" office:value="53.643463" calcext:value-type="float">
            <text:p>53.643463</text:p>
          </table:table-cell>
          <table:table-cell office:value-type="float" office:value="58.502445" calcext:value-type="float">
            <text:p>58.502445</text:p>
          </table:table-cell>
          <table:table-cell office:value-type="float" office:value="54.835873" calcext:value-type="float">
            <text:p>54.835873</text:p>
          </table:table-cell>
          <table:table-cell office:value-type="float" office:value="54.535278" calcext:value-type="float">
            <text:p>54.535278</text:p>
          </table:table-cell>
          <table:table-cell office:value-type="float" office:value="54.505459" calcext:value-type="float">
            <text:p>54.505459</text:p>
          </table:table-cell>
          <table:table-cell office:value-type="float" office:value="55.40155" calcext:value-type="float">
            <text:p>55.40155</text:p>
          </table:table-cell>
          <table:table-cell office:value-type="float" office:value="54.503506" calcext:value-type="float">
            <text:p>54.503506</text:p>
          </table:table-cell>
          <table:table-cell office:value-type="float" office:value="53.968555" calcext:value-type="float">
            <text:p>53.968555</text:p>
          </table:table-cell>
          <table:table-cell office:value-type="float" office:value="56.74538" calcext:value-type="float">
            <text:p>56.74538</text:p>
          </table:table-cell>
          <table:table-cell office:value-type="float" office:value="55.676403" calcext:value-type="float">
            <text:p>55.676403</text:p>
          </table:table-cell>
          <table:table-cell office:value-type="float" office:value="54.282864" calcext:value-type="float">
            <text:p>54.282864</text:p>
          </table:table-cell>
          <table:table-cell office:value-type="float" office:value="56.370384" calcext:value-type="float">
            <text:p>56.370384</text:p>
          </table:table-cell>
          <table:table-cell office:value-type="float" office:value="54.745041" calcext:value-type="float">
            <text:p>54.745041</text:p>
          </table:table-cell>
          <table:table-cell office:value-type="float" office:value="55.491455" calcext:value-type="float">
            <text:p>55.491455</text:p>
          </table:table-cell>
          <table:table-cell office:value-type="float" office:value="54.294651" calcext:value-type="float">
            <text:p>54.294651</text:p>
          </table:table-cell>
          <table:table-cell office:value-type="float" office:value="56.072117" calcext:value-type="float">
            <text:p>56.072117</text:p>
          </table:table-cell>
          <table:table-cell office:value-type="float" office:value="55.541912" calcext:value-type="float">
            <text:p>55.541912</text:p>
          </table:table-cell>
          <table:table-cell office:value-type="float" office:value="57.403309" calcext:value-type="float">
            <text:p>57.403309</text:p>
          </table:table-cell>
          <table:table-cell office:value-type="float" office:value="55.225029" calcext:value-type="float">
            <text:p>55.225029</text:p>
          </table:table-cell>
          <table:table-cell office:value-type="float" office:value="57.783176" calcext:value-type="float">
            <text:p>57.783176</text:p>
          </table:table-cell>
          <table:table-cell office:value-type="float" office:value="55.740688" calcext:value-type="float">
            <text:p>55.740688</text:p>
          </table:table-cell>
          <table:table-cell office:value-type="float" office:value="56.509689" calcext:value-type="float">
            <text:p>56.509689</text:p>
          </table:table-cell>
          <table:table-cell office:value-type="float" office:value="55.341991" calcext:value-type="float">
            <text:p>55.341991</text:p>
          </table:table-cell>
          <table:table-cell office:value-type="float" office:value="55.89307" calcext:value-type="float">
            <text:p>55.89307</text:p>
          </table:table-cell>
          <table:table-cell office:value-type="float" office:value="56.99165" calcext:value-type="float">
            <text:p>56.99165</text:p>
          </table:table-cell>
          <table:table-cell office:value-type="float" office:value="58.74411" calcext:value-type="float">
            <text:p>58.74411</text:p>
          </table:table-cell>
          <table:table-cell office:value-type="float" office:value="56.299797" calcext:value-type="float">
            <text:p>56.299797</text:p>
          </table:table-cell>
          <table:table-cell office:value-type="float" office:value="56.188503" calcext:value-type="float">
            <text:p>56.188503</text:p>
          </table:table-cell>
          <table:table-cell office:value-type="float" office:value="56.917538" calcext:value-type="float">
            <text:p>56.917538</text:p>
          </table:table-cell>
          <table:table-cell office:value-type="float" office:value="57.778828" calcext:value-type="float">
            <text:p>57.778828</text:p>
          </table:table-cell>
          <table:table-cell office:value-type="float" office:value="57.781158" calcext:value-type="float">
            <text:p>57.781158</text:p>
          </table:table-cell>
          <table:table-cell office:value-type="float" office:value="56.685085" calcext:value-type="float">
            <text:p>56.685085</text:p>
          </table:table-cell>
          <table:table-cell office:value-type="float" office:value="58.481133" calcext:value-type="float">
            <text:p>58.481133</text:p>
          </table:table-cell>
          <table:table-cell office:value-type="float" office:value="57.949291" calcext:value-type="float">
            <text:p>57.949291</text:p>
          </table:table-cell>
          <table:table-cell office:value-type="float" office:value="57.297878" calcext:value-type="float">
            <text:p>57.297878</text:p>
          </table:table-cell>
          <table:table-cell office:value-type="float" office:value="62.016232" calcext:value-type="float">
            <text:p>62.016232</text:p>
          </table:table-cell>
          <table:table-cell office:value-type="float" office:value="58.269821" calcext:value-type="float">
            <text:p>58.269821</text:p>
          </table:table-cell>
          <table:table-cell office:value-type="float" office:value="59.416565" calcext:value-type="float">
            <text:p>59.416565</text:p>
          </table:table-cell>
          <table:table-cell office:value-type="float" office:value="58.549809" calcext:value-type="float">
            <text:p>58.549809</text:p>
          </table:table-cell>
          <table:table-cell office:value-type="float" office:value="60.222191" calcext:value-type="float">
            <text:p>60.222191</text:p>
          </table:table-cell>
          <table:table-cell office:value-type="float" office:value="59.451084" calcext:value-type="float">
            <text:p>59.451084</text:p>
          </table:table-cell>
          <table:table-cell office:value-type="float" office:value="59.967747" calcext:value-type="float">
            <text:p>59.967747</text:p>
          </table:table-cell>
          <table:table-cell office:value-type="float" office:value="58.780926" calcext:value-type="float">
            <text:p>58.780926</text:p>
          </table:table-cell>
          <table:table-cell office:value-type="float" office:value="60.277256" calcext:value-type="float">
            <text:p>60.277256</text:p>
          </table:table-cell>
          <table:table-cell office:value-type="float" office:value="58.33765" calcext:value-type="float">
            <text:p>58.33765</text:p>
          </table:table-cell>
          <table:table-cell office:value-type="float" office:value="58.475822" calcext:value-type="float">
            <text:p>58.475822</text:p>
          </table:table-cell>
          <table:table-cell office:value-type="float" office:value="59.454727" calcext:value-type="float">
            <text:p>59.454727</text:p>
          </table:table-cell>
          <table:table-cell office:value-type="float" office:value="57.740028" calcext:value-type="float">
            <text:p>57.740028</text:p>
          </table:table-cell>
          <table:table-cell office:value-type="float" office:value="59.885574" calcext:value-type="float">
            <text:p>59.885574</text:p>
          </table:table-cell>
          <table:table-cell office:value-type="float" office:value="58.219284" calcext:value-type="float">
            <text:p>58.219284</text:p>
          </table:table-cell>
          <table:table-cell office:value-type="float" office:value="60.591675" calcext:value-type="float">
            <text:p>60.591675</text:p>
          </table:table-cell>
          <table:table-cell office:value-type="float" office:value="59.243073" calcext:value-type="float">
            <text:p>59.243073</text:p>
          </table:table-cell>
          <table:table-cell office:value-type="float" office:value="59.596603" calcext:value-type="float">
            <text:p>59.596603</text:p>
          </table:table-cell>
          <table:table-cell office:value-type="float" office:value="58.889763" calcext:value-type="float">
            <text:p>58.889763</text:p>
          </table:table-cell>
          <table:table-cell office:value-type="float" office:value="58.960281" calcext:value-type="float">
            <text:p>58.960281</text:p>
          </table:table-cell>
          <table:table-cell office:value-type="float" office:value="59.9459" calcext:value-type="float">
            <text:p>59.9459</text:p>
          </table:table-cell>
          <table:table-cell office:value-type="float" office:value="58.041206" calcext:value-type="float">
            <text:p>58.041206</text:p>
          </table:table-cell>
          <table:table-cell office:value-type="float" office:value="58.332977" calcext:value-type="float">
            <text:p>58.332977</text:p>
          </table:table-cell>
          <table:table-cell office:value-type="float" office:value="60.524708" calcext:value-type="float">
            <text:p>60.524708</text:p>
          </table:table-cell>
          <table:table-cell office:value-type="float" office:value="59.064114" calcext:value-type="float">
            <text:p>59.064114</text:p>
          </table:table-cell>
          <table:table-cell office:value-type="float" office:value="61.375931" calcext:value-type="float">
            <text:p>61.375931</text:p>
          </table:table-cell>
          <table:table-cell office:value-type="float" office:value="62.512733" calcext:value-type="float">
            <text:p>62.512733</text:p>
          </table:table-cell>
          <table:table-cell office:value-type="float" office:value="62.154217" calcext:value-type="float">
            <text:p>62.154217</text:p>
          </table:table-cell>
          <table:table-cell office:value-type="float" office:value="59.620209" calcext:value-type="float">
            <text:p>59.620209</text:p>
          </table:table-cell>
          <table:table-cell office:value-type="float" office:value="61.556534" calcext:value-type="float">
            <text:p>61.556534</text:p>
          </table:table-cell>
          <table:table-cell office:value-type="float" office:value="59.017197" calcext:value-type="float">
            <text:p>59.017197</text:p>
          </table:table-cell>
          <table:table-cell office:value-type="float" office:value="59.509918" calcext:value-type="float">
            <text:p>59.509918</text:p>
          </table:table-cell>
          <table:table-cell office:value-type="float" office:value="62.543922" calcext:value-type="float">
            <text:p>62.543922</text:p>
          </table:table-cell>
          <table:table-cell office:value-type="float" office:value="61.121357" calcext:value-type="float">
            <text:p>61.121357</text:p>
          </table:table-cell>
          <table:table-cell office:value-type="float" office:value="61.23793" calcext:value-type="float">
            <text:p>61.23793</text:p>
          </table:table-cell>
          <table:table-cell office:value-type="float" office:value="62.056313" calcext:value-type="float">
            <text:p>62.056313</text:p>
          </table:table-cell>
          <table:table-cell office:value-type="float" office:value="63.184071" calcext:value-type="float">
            <text:p>63.184071</text:p>
          </table:table-cell>
          <table:table-cell office:value-type="float" office:value="60.006378" calcext:value-type="float">
            <text:p>60.006378</text:p>
          </table:table-cell>
          <table:table-cell office:value-type="float" office:value="63.977112" calcext:value-type="float">
            <text:p>63.977112</text:p>
          </table:table-cell>
          <table:table-cell office:value-type="float" office:value="61.57592" calcext:value-type="float">
            <text:p>61.57592</text:p>
          </table:table-cell>
          <table:table-cell office:value-type="float" office:value="62.194729" calcext:value-type="float">
            <text:p>62.194729</text:p>
          </table:table-cell>
          <table:table-cell office:value-type="float" office:value="62.401745" calcext:value-type="float">
            <text:p>62.401745</text:p>
          </table:table-cell>
          <table:table-cell office:value-type="float" office:value="61.586109" calcext:value-type="float">
            <text:p>61.586109</text:p>
          </table:table-cell>
          <table:table-cell office:value-type="float" office:value="60.706806" calcext:value-type="float">
            <text:p>60.706806</text:p>
          </table:table-cell>
          <table:table-cell office:value-type="float" office:value="60.626858" calcext:value-type="float">
            <text:p>60.626858</text:p>
          </table:table-cell>
          <table:table-cell office:value-type="float" office:value="62.549847" calcext:value-type="float">
            <text:p>62.549847</text:p>
          </table:table-cell>
          <table:table-cell office:value-type="float" office:value="61.130569" calcext:value-type="float">
            <text:p>61.130569</text:p>
          </table:table-cell>
          <table:table-cell office:value-type="float" office:value="60.142975" calcext:value-type="float">
            <text:p>60.142975</text:p>
          </table:table-cell>
          <table:table-cell office:value-type="float" office:value="61.154945" calcext:value-type="float">
            <text:p>61.154945</text:p>
          </table:table-cell>
          <table:table-cell office:value-type="float" office:value="65.027267" calcext:value-type="float">
            <text:p>65.027267</text:p>
          </table:table-cell>
          <table:table-cell office:value-type="float" office:value="62.43129" calcext:value-type="float">
            <text:p>62.43129</text:p>
          </table:table-cell>
          <table:table-cell office:value-type="float" office:value="61.019871" calcext:value-type="float">
            <text:p>61.019871</text:p>
          </table:table-cell>
          <table:table-cell office:value-type="float" office:value="62.644253" calcext:value-type="float">
            <text:p>62.644253</text:p>
          </table:table-cell>
          <table:table-cell office:value-type="float" office:value="62.576778" calcext:value-type="float">
            <text:p>62.576778</text:p>
          </table:table-cell>
          <table:table-cell office:value-type="float" office:value="62.275455" calcext:value-type="float">
            <text:p>62.275455</text:p>
          </table:table-cell>
          <table:table-cell office:value-type="float" office:value="65.049286" calcext:value-type="float">
            <text:p>65.049286</text:p>
          </table:table-cell>
          <table:table-cell office:value-type="float" office:value="63.686569" calcext:value-type="float">
            <text:p>63.686569</text:p>
          </table:table-cell>
          <table:table-cell office:value-type="float" office:value="63.855431" calcext:value-type="float">
            <text:p>63.855431</text:p>
          </table:table-cell>
          <table:table-cell office:value-type="float" office:value="61.653503" calcext:value-type="float">
            <text:p>61.653503</text:p>
          </table:table-cell>
          <table:table-cell office:value-type="float" office:value="64.203857" calcext:value-type="float">
            <text:p>64.203857</text:p>
          </table:table-cell>
          <table:table-cell office:value-type="float" office:value="63.50827" calcext:value-type="float">
            <text:p>63.50827</text:p>
          </table:table-cell>
          <table:table-cell office:value-type="float" office:value="63.368839" calcext:value-type="float">
            <text:p>63.368839</text:p>
          </table:table-cell>
          <table:table-cell office:value-type="float" office:value="65.142555" calcext:value-type="float">
            <text:p>65.142555</text:p>
          </table:table-cell>
          <table:table-cell office:value-type="float" office:value="61.8876" calcext:value-type="float">
            <text:p>61.8876</text:p>
          </table:table-cell>
          <table:table-cell office:value-type="float" office:value="61.077747" calcext:value-type="float">
            <text:p>61.077747</text:p>
          </table:table-cell>
          <table:table-cell office:value-type="float" office:value="64.950829" calcext:value-type="float">
            <text:p>64.950829</text:p>
          </table:table-cell>
          <table:table-cell office:value-type="float" office:value="62.543098" calcext:value-type="float">
            <text:p>62.543098</text:p>
          </table:table-cell>
          <table:table-cell office:value-type="float" office:value="65.031036" calcext:value-type="float">
            <text:p>65.031036</text:p>
          </table:table-cell>
          <table:table-cell office:value-type="float" office:value="62.652416" calcext:value-type="float">
            <text:p>62.652416</text:p>
          </table:table-cell>
          <table:table-cell office:value-type="float" office:value="67.025749" calcext:value-type="float">
            <text:p>67.025749</text:p>
          </table:table-cell>
          <table:table-cell office:value-type="float" office:value="61.793579" calcext:value-type="float">
            <text:p>61.793579</text:p>
          </table:table-cell>
          <table:table-cell office:value-type="float" office:value="64.466248" calcext:value-type="float">
            <text:p>64.466248</text:p>
          </table:table-cell>
          <table:table-cell office:value-type="float" office:value="64.569931" calcext:value-type="float">
            <text:p>64.569931</text:p>
          </table:table-cell>
          <table:table-cell office:value-type="float" office:value="63.718708" calcext:value-type="float">
            <text:p>63.718708</text:p>
          </table:table-cell>
          <table:table-cell office:value-type="float" office:value="61.961239" calcext:value-type="float">
            <text:p>61.961239</text:p>
          </table:table-cell>
          <table:table-cell office:value-type="float" office:value="65.60601" calcext:value-type="float">
            <text:p>65.60601</text:p>
          </table:table-cell>
          <table:table-cell office:value-type="float" office:value="65.518158" calcext:value-type="float">
            <text:p>65.518158</text:p>
          </table:table-cell>
          <table:table-cell office:value-type="float" office:value="64.189743" calcext:value-type="float">
            <text:p>64.189743</text:p>
          </table:table-cell>
          <table:table-cell office:value-type="float" office:value="64.405861" calcext:value-type="float">
            <text:p>64.405861</text:p>
          </table:table-cell>
          <table:table-cell office:value-type="float" office:value="63.903469" calcext:value-type="float">
            <text:p>63.903469</text:p>
          </table:table-cell>
          <table:table-cell office:value-type="float" office:value="65.853333" calcext:value-type="float">
            <text:p>65.853333</text:p>
          </table:table-cell>
          <table:table-cell office:value-type="float" office:value="63.701492" calcext:value-type="float">
            <text:p>63.701492</text:p>
          </table:table-cell>
          <table:table-cell office:value-type="float" office:value="64.428131" calcext:value-type="float">
            <text:p>64.428131</text:p>
          </table:table-cell>
          <table:table-cell office:value-type="float" office:value="63.354061" calcext:value-type="float">
            <text:p>63.354061</text:p>
          </table:table-cell>
          <table:table-cell office:value-type="float" office:value="64.998383" calcext:value-type="float">
            <text:p>64.998383</text:p>
          </table:table-cell>
          <table:table-cell office:value-type="float" office:value="63.165249" calcext:value-type="float">
            <text:p>63.165249</text:p>
          </table:table-cell>
          <table:table-cell office:value-type="float" office:value="64.291954" calcext:value-type="float">
            <text:p>64.291954</text:p>
          </table:table-cell>
          <table:table-cell office:value-type="float" office:value="64.503754" calcext:value-type="float">
            <text:p>64.503754</text:p>
          </table:table-cell>
          <table:table-cell office:value-type="float" office:value="65.948486" calcext:value-type="float">
            <text:p>65.948486</text:p>
          </table:table-cell>
          <table:table-cell office:value-type="float" office:value="64.381546" calcext:value-type="float">
            <text:p>64.381546</text:p>
          </table:table-cell>
          <table:table-cell office:value-type="float" office:value="65.81218" calcext:value-type="float">
            <text:p>65.81218</text:p>
          </table:table-cell>
          <table:table-cell office:value-type="float" office:value="67.24424" calcext:value-type="float">
            <text:p>67.24424</text:p>
          </table:table-cell>
          <table:table-cell office:value-type="float" office:value="64.471046" calcext:value-type="float">
            <text:p>64.471046</text:p>
          </table:table-cell>
          <table:table-cell office:value-type="float" office:value="63.882149" calcext:value-type="float">
            <text:p>63.882149</text:p>
          </table:table-cell>
          <table:table-cell office:value-type="float" office:value="64.795303" calcext:value-type="float">
            <text:p>64.795303</text:p>
          </table:table-cell>
          <table:table-cell office:value-type="float" office:value="65.772758" calcext:value-type="float">
            <text:p>65.772758</text:p>
          </table:table-cell>
          <table:table-cell office:value-type="float" office:value="65.23436" calcext:value-type="float">
            <text:p>65.23436</text:p>
          </table:table-cell>
          <table:table-cell office:value-type="float" office:value="64.570747" calcext:value-type="float">
            <text:p>64.570747</text:p>
          </table:table-cell>
          <table:table-cell office:value-type="float" office:value="66.483025" calcext:value-type="float">
            <text:p>66.483025</text:p>
          </table:table-cell>
          <table:table-cell office:value-type="float" office:value="64.034637" calcext:value-type="float">
            <text:p>64.034637</text:p>
          </table:table-cell>
          <table:table-cell office:value-type="float" office:value="64.850571" calcext:value-type="float">
            <text:p>64.850571</text:p>
          </table:table-cell>
          <table:table-cell office:value-type="float" office:value="66.296181" calcext:value-type="float">
            <text:p>66.296181</text:p>
          </table:table-cell>
          <table:table-cell office:value-type="float" office:value="65.514366" calcext:value-type="float">
            <text:p>65.514366</text:p>
          </table:table-cell>
          <table:table-cell office:value-type="float" office:value="65.337196" calcext:value-type="float">
            <text:p>65.337196</text:p>
          </table:table-cell>
          <table:table-cell office:value-type="float" office:value="67.169777" calcext:value-type="float">
            <text:p>67.169777</text:p>
          </table:table-cell>
          <table:table-cell office:value-type="float" office:value="66.403641" calcext:value-type="float">
            <text:p>66.403641</text:p>
          </table:table-cell>
          <table:table-cell office:value-type="float" office:value="68.046616" calcext:value-type="float">
            <text:p>68.046616</text:p>
          </table:table-cell>
          <table:table-cell office:value-type="float" office:value="66.862831" calcext:value-type="float">
            <text:p>66.862831</text:p>
          </table:table-cell>
          <table:table-cell office:value-type="float" office:value="66.88063" calcext:value-type="float">
            <text:p>66.88063</text:p>
          </table:table-cell>
          <table:table-cell office:value-type="float" office:value="67.547882" calcext:value-type="float">
            <text:p>67.547882</text:p>
          </table:table-cell>
          <table:table-cell office:value-type="float" office:value="66.244774" calcext:value-type="float">
            <text:p>66.244774</text:p>
          </table:table-cell>
          <table:table-cell office:value-type="float" office:value="65.537643" calcext:value-type="float">
            <text:p>65.537643</text:p>
          </table:table-cell>
          <table:table-cell office:value-type="float" office:value="67.730125" calcext:value-type="float">
            <text:p>67.730125</text:p>
          </table:table-cell>
          <table:table-cell office:value-type="float" office:value="65.181129" calcext:value-type="float">
            <text:p>65.181129</text:p>
          </table:table-cell>
          <table:table-cell office:value-type="float" office:value="66.31311" calcext:value-type="float">
            <text:p>66.31311</text:p>
          </table:table-cell>
          <table:table-cell office:value-type="float" office:value="64.710457" calcext:value-type="float">
            <text:p>64.710457</text:p>
          </table:table-cell>
          <table:table-cell office:value-type="float" office:value="67.021088" calcext:value-type="float">
            <text:p>67.021088</text:p>
          </table:table-cell>
          <table:table-cell office:value-type="float" office:value="68.136047" calcext:value-type="float">
            <text:p>68.136047</text:p>
          </table:table-cell>
          <table:table-cell office:value-type="float" office:value="65.928581" calcext:value-type="float">
            <text:p>65.928581</text:p>
          </table:table-cell>
          <table:table-cell office:value-type="float" office:value="69.021011" calcext:value-type="float">
            <text:p>69.021011</text:p>
          </table:table-cell>
          <table:table-cell office:value-type="float" office:value="68.815231" calcext:value-type="float">
            <text:p>68.815231</text:p>
          </table:table-cell>
          <table:table-cell office:value-type="float" office:value="66.894585" calcext:value-type="float">
            <text:p>66.894585</text:p>
          </table:table-cell>
          <table:table-cell office:value-type="float" office:value="67.076439" calcext:value-type="float">
            <text:p>67.076439</text:p>
          </table:table-cell>
          <table:table-cell office:value-type="float" office:value="68.63929" calcext:value-type="float">
            <text:p>68.63929</text:p>
          </table:table-cell>
          <table:table-cell office:value-type="float" office:value="68.319443" calcext:value-type="float">
            <text:p>68.319443</text:p>
          </table:table-cell>
          <table:table-cell office:value-type="float" office:value="68.271423" calcext:value-type="float">
            <text:p>68.271423</text:p>
          </table:table-cell>
          <table:table-cell office:value-type="float" office:value="66.301949" calcext:value-type="float">
            <text:p>66.301949</text:p>
          </table:table-cell>
          <table:table-cell office:value-type="float" office:value="67.847733" calcext:value-type="float">
            <text:p>67.847733</text:p>
          </table:table-cell>
          <table:table-cell office:value-type="float" office:value="70.229759" calcext:value-type="float">
            <text:p>70.229759</text:p>
          </table:table-cell>
          <table:table-cell office:value-type="float" office:value="66.786102" calcext:value-type="float">
            <text:p>66.786102</text:p>
          </table:table-cell>
          <table:table-cell office:value-type="float" office:value="67.524368" calcext:value-type="float">
            <text:p>67.524368</text:p>
          </table:table-cell>
          <table:table-cell office:value-type="float" office:value="68.201225" calcext:value-type="float">
            <text:p>68.201225</text:p>
          </table:table-cell>
          <table:table-cell office:value-type="float" office:value="68.089989" calcext:value-type="float">
            <text:p>68.089989</text:p>
          </table:table-cell>
          <table:table-cell office:value-type="float" office:value="66.045418" calcext:value-type="float">
            <text:p>66.045418</text:p>
          </table:table-cell>
          <table:table-cell office:value-type="float" office:value="68.434425" calcext:value-type="float">
            <text:p>68.434425</text:p>
          </table:table-cell>
          <table:table-cell office:value-type="float" office:value="66.229309" calcext:value-type="float">
            <text:p>66.229309</text:p>
          </table:table-cell>
          <table:table-cell office:value-type="float" office:value="67.137451" calcext:value-type="float">
            <text:p>67.137451</text:p>
          </table:table-cell>
          <table:table-cell office:value-type="float" office:value="68.012733" calcext:value-type="float">
            <text:p>68.012733</text:p>
          </table:table-cell>
          <table:table-cell office:value-type="float" office:value="68.3144" calcext:value-type="float">
            <text:p>68.3144</text:p>
          </table:table-cell>
          <table:table-cell office:value-type="float" office:value="69.256317" calcext:value-type="float">
            <text:p>69.256317</text:p>
          </table:table-cell>
          <table:table-cell office:value-type="float" office:value="69.088348" calcext:value-type="float">
            <text:p>69.088348</text:p>
          </table:table-cell>
          <table:table-cell office:value-type="float" office:value="68.669991" calcext:value-type="float">
            <text:p>68.669991</text:p>
          </table:table-cell>
          <table:table-cell office:value-type="float" office:value="68.174553" calcext:value-type="float">
            <text:p>68.174553</text:p>
          </table:table-cell>
          <table:table-cell office:value-type="float" office:value="67.986549" calcext:value-type="float">
            <text:p>67.986549</text:p>
          </table:table-cell>
          <table:table-cell office:value-type="float" office:value="67.916992" calcext:value-type="float">
            <text:p>67.916992</text:p>
          </table:table-cell>
          <table:table-cell office:value-type="float" office:value="67.165054" calcext:value-type="float">
            <text:p>67.165054</text:p>
          </table:table-cell>
          <table:table-cell office:value-type="float" office:value="70.067551" calcext:value-type="float">
            <text:p>70.067551</text:p>
          </table:table-cell>
          <table:table-cell office:value-type="float" office:value="67.067513" calcext:value-type="float">
            <text:p>67.067513</text:p>
          </table:table-cell>
          <table:table-cell office:value-type="float" office:value="66.544891" calcext:value-type="float">
            <text:p>66.544891</text:p>
          </table:table-cell>
          <table:table-cell office:value-type="float" office:value="68.669083" calcext:value-type="float">
            <text:p>68.669083</text:p>
          </table:table-cell>
          <table:table-cell office:value-type="float" office:value="70.110138" calcext:value-type="float">
            <text:p>70.110138</text:p>
          </table:table-cell>
          <table:table-cell office:value-type="float" office:value="68.618927" calcext:value-type="float">
            <text:p>68.618927</text:p>
          </table:table-cell>
          <table:table-cell office:value-type="float" office:value="70.310265" calcext:value-type="float">
            <text:p>70.310265</text:p>
          </table:table-cell>
          <table:table-cell office:value-type="float" office:value="67.458839" calcext:value-type="float">
            <text:p>67.458839</text:p>
          </table:table-cell>
          <table:table-cell office:value-type="float" office:value="69.255867" calcext:value-type="float">
            <text:p>69.255867</text:p>
          </table:table-cell>
          <table:table-cell office:value-type="float" office:value="66.412109" calcext:value-type="float">
            <text:p>66.412109</text:p>
          </table:table-cell>
          <table:table-cell office:value-type="float" office:value="68.610863" calcext:value-type="float">
            <text:p>68.610863</text:p>
          </table:table-cell>
          <table:table-cell office:value-type="float" office:value="68.343277" calcext:value-type="float">
            <text:p>68.343277</text:p>
          </table:table-cell>
          <table:table-cell office:value-type="float" office:value="67.964516" calcext:value-type="float">
            <text:p>67.964516</text:p>
          </table:table-cell>
          <table:table-cell office:value-type="float" office:value="67.981186" calcext:value-type="float">
            <text:p>67.981186</text:p>
          </table:table-cell>
          <table:table-cell office:value-type="float" office:value="69.611053" calcext:value-type="float">
            <text:p>69.611053</text:p>
          </table:table-cell>
          <table:table-cell office:value-type="float" office:value="70.409302" calcext:value-type="float">
            <text:p>70.409302</text:p>
          </table:table-cell>
          <table:table-cell office:value-type="float" office:value="66.926666" calcext:value-type="float">
            <text:p>66.926666</text:p>
          </table:table-cell>
          <table:table-cell table:number-columns-repeated="4"/>
        </table:table-row>
        <table:table-row table:style-name="ro1">
          <table:table-cell office:value-type="float" office:value="0.048194" calcext:value-type="float">
            <text:p>0.048194</text:p>
          </table:table-cell>
          <table:table-cell office:value-type="float" office:value="0.094255" calcext:value-type="float">
            <text:p>0.094255</text:p>
          </table:table-cell>
          <table:table-cell office:value-type="float" office:value="0.140183" calcext:value-type="float">
            <text:p>0.140183</text:p>
          </table:table-cell>
          <table:table-cell office:value-type="float" office:value="0.20994" calcext:value-type="float">
            <text:p>0.20994</text:p>
          </table:table-cell>
          <table:table-cell office:value-type="float" office:value="0.256002" calcext:value-type="float">
            <text:p>0.256002</text:p>
          </table:table-cell>
          <table:table-cell office:value-type="float" office:value="0.305718" calcext:value-type="float">
            <text:p>0.305718</text:p>
          </table:table-cell>
          <table:table-cell office:value-type="float" office:value="0.357364" calcext:value-type="float">
            <text:p>0.357364</text:p>
          </table:table-cell>
          <table:table-cell office:value-type="float" office:value="0.454178" calcext:value-type="float">
            <text:p>0.454178</text:p>
          </table:table-cell>
          <table:table-cell office:value-type="float" office:value="0.472674" calcext:value-type="float">
            <text:p>0.472674</text:p>
          </table:table-cell>
          <table:table-cell office:value-type="float" office:value="0.51762" calcext:value-type="float">
            <text:p>0.51762</text:p>
          </table:table-cell>
          <table:table-cell office:value-type="float" office:value="0.636129" calcext:value-type="float">
            <text:p>0.636129</text:p>
          </table:table-cell>
          <table:table-cell office:value-type="float" office:value="0.653083" calcext:value-type="float">
            <text:p>0.653083</text:p>
          </table:table-cell>
          <table:table-cell office:value-type="float" office:value="0.746815" calcext:value-type="float">
            <text:p>0.746815</text:p>
          </table:table-cell>
          <table:table-cell office:value-type="float" office:value="0.773495" calcext:value-type="float">
            <text:p>0.773495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867679" calcext:value-type="float">
            <text:p>0.867679</text:p>
          </table:table-cell>
          <table:table-cell office:value-type="float" office:value="0.959597" calcext:value-type="float">
            <text:p>0.959597</text:p>
          </table:table-cell>
          <table:table-cell office:value-type="float" office:value="1.041514" calcext:value-type="float">
            <text:p>1.041514</text:p>
          </table:table-cell>
          <table:table-cell office:value-type="float" office:value="1.098578" calcext:value-type="float">
            <text:p>1.098578</text:p>
          </table:table-cell>
          <table:table-cell office:value-type="float" office:value="1.203359" calcext:value-type="float">
            <text:p>1.203359</text:p>
          </table:table-cell>
          <table:table-cell office:value-type="float" office:value="1.214137" calcext:value-type="float">
            <text:p>1.214137</text:p>
          </table:table-cell>
          <table:table-cell office:value-type="float" office:value="1.347352" calcext:value-type="float">
            <text:p>1.347352</text:p>
          </table:table-cell>
          <table:table-cell office:value-type="float" office:value="1.32293" calcext:value-type="float">
            <text:p>1.32293</text:p>
          </table:table-cell>
          <table:table-cell office:value-type="float" office:value="1.389408" calcext:value-type="float">
            <text:p>1.389408</text:p>
          </table:table-cell>
          <table:table-cell office:value-type="float" office:value="1.453446" calcext:value-type="float">
            <text:p>1.453446</text:p>
          </table:table-cell>
          <table:table-cell office:value-type="float" office:value="1.533263" calcext:value-type="float">
            <text:p>1.533263</text:p>
          </table:table-cell>
          <table:table-cell office:value-type="float" office:value="1.639712" calcext:value-type="float">
            <text:p>1.639712</text:p>
          </table:table-cell>
          <table:table-cell office:value-type="float" office:value="1.722242" calcext:value-type="float">
            <text:p>1.722242</text:p>
          </table:table-cell>
          <table:table-cell office:value-type="float" office:value="1.702154" calcext:value-type="float">
            <text:p>1.702154</text:p>
          </table:table-cell>
          <table:table-cell office:value-type="float" office:value="1.820241" calcext:value-type="float">
            <text:p>1.820241</text:p>
          </table:table-cell>
          <table:table-cell office:value-type="float" office:value="1.869036" calcext:value-type="float">
            <text:p>1.869036</text:p>
          </table:table-cell>
          <table:table-cell office:value-type="float" office:value="1.994164" calcext:value-type="float">
            <text:p>1.994164</text:p>
          </table:table-cell>
          <table:table-cell office:value-type="float" office:value="1.95883" calcext:value-type="float">
            <text:p>1.95883</text:p>
          </table:table-cell>
          <table:table-cell office:value-type="float" office:value="2.11707" calcext:value-type="float">
            <text:p>2.11707</text:p>
          </table:table-cell>
          <table:table-cell office:value-type="float" office:value="2.169115" calcext:value-type="float">
            <text:p>2.169115</text:p>
          </table:table-cell>
          <table:table-cell office:value-type="float" office:value="2.135806" calcext:value-type="float">
            <text:p>2.135806</text:p>
          </table:table-cell>
          <table:table-cell office:value-type="float" office:value="2.254756" calcext:value-type="float">
            <text:p>2.254756</text:p>
          </table:table-cell>
          <table:table-cell office:value-type="float" office:value="2.407294" calcext:value-type="float">
            <text:p>2.407294</text:p>
          </table:table-cell>
          <table:table-cell office:value-type="float" office:value="2.419997" calcext:value-type="float">
            <text:p>2.419997</text:p>
          </table:table-cell>
          <table:table-cell office:value-type="float" office:value="2.434307" calcext:value-type="float">
            <text:p>2.434307</text:p>
          </table:table-cell>
          <table:table-cell office:value-type="float" office:value="2.549966" calcext:value-type="float">
            <text:p>2.549966</text:p>
          </table:table-cell>
          <table:table-cell office:value-type="float" office:value="2.611825" calcext:value-type="float">
            <text:p>2.611825</text:p>
          </table:table-cell>
          <table:table-cell office:value-type="float" office:value="2.607797" calcext:value-type="float">
            <text:p>2.607797</text:p>
          </table:table-cell>
          <table:table-cell office:value-type="float" office:value="2.811268" calcext:value-type="float">
            <text:p>2.811268</text:p>
          </table:table-cell>
          <table:table-cell office:value-type="float" office:value="2.796384" calcext:value-type="float">
            <text:p>2.796384</text:p>
          </table:table-cell>
          <table:table-cell office:value-type="float" office:value="2.896935" calcext:value-type="float">
            <text:p>2.896935</text:p>
          </table:table-cell>
          <table:table-cell office:value-type="float" office:value="2.884135" calcext:value-type="float">
            <text:p>2.884135</text:p>
          </table:table-cell>
          <table:table-cell office:value-type="float" office:value="3.059151" calcext:value-type="float">
            <text:p>3.059151</text:p>
          </table:table-cell>
          <table:table-cell office:value-type="float" office:value="3.056082" calcext:value-type="float">
            <text:p>3.056082</text:p>
          </table:table-cell>
          <table:table-cell office:value-type="float" office:value="3.112684" calcext:value-type="float">
            <text:p>3.112684</text:p>
          </table:table-cell>
          <table:table-cell office:value-type="float" office:value="3.149055" calcext:value-type="float">
            <text:p>3.149055</text:p>
          </table:table-cell>
          <table:table-cell office:value-type="float" office:value="3.224112" calcext:value-type="float">
            <text:p>3.224112</text:p>
          </table:table-cell>
          <table:table-cell office:value-type="float" office:value="3.386633" calcext:value-type="float">
            <text:p>3.386633</text:p>
          </table:table-cell>
          <table:table-cell office:value-type="float" office:value="3.321136" calcext:value-type="float">
            <text:p>3.321136</text:p>
          </table:table-cell>
          <table:table-cell office:value-type="float" office:value="4.51003" calcext:value-type="float">
            <text:p>4.51003</text:p>
          </table:table-cell>
          <table:table-cell office:value-type="float" office:value="3.753236" calcext:value-type="float">
            <text:p>3.753236</text:p>
          </table:table-cell>
          <table:table-cell office:value-type="float" office:value="3.616317" calcext:value-type="float">
            <text:p>3.616317</text:p>
          </table:table-cell>
          <table:table-cell office:value-type="float" office:value="3.909808" calcext:value-type="float">
            <text:p>3.909808</text:p>
          </table:table-cell>
          <table:table-cell office:value-type="float" office:value="3.95483" calcext:value-type="float">
            <text:p>3.95483</text:p>
          </table:table-cell>
          <table:table-cell office:value-type="float" office:value="3.980787" calcext:value-type="float">
            <text:p>3.980787</text:p>
          </table:table-cell>
          <table:table-cell office:value-type="float" office:value="3.970972" calcext:value-type="float">
            <text:p>3.970972</text:p>
          </table:table-cell>
          <table:table-cell office:value-type="float" office:value="4.020663" calcext:value-type="float">
            <text:p>4.020663</text:p>
          </table:table-cell>
          <table:table-cell office:value-type="float" office:value="4.168764" calcext:value-type="float">
            <text:p>4.168764</text:p>
          </table:table-cell>
          <table:table-cell office:value-type="float" office:value="4.218979" calcext:value-type="float">
            <text:p>4.218979</text:p>
          </table:table-cell>
          <table:table-cell office:value-type="float" office:value="4.312359" calcext:value-type="float">
            <text:p>4.312359</text:p>
          </table:table-cell>
          <table:table-cell office:value-type="float" office:value="4.327988" calcext:value-type="float">
            <text:p>4.327988</text:p>
          </table:table-cell>
          <table:table-cell office:value-type="float" office:value="4.42269" calcext:value-type="float">
            <text:p>4.42269</text:p>
          </table:table-cell>
          <table:table-cell office:value-type="float" office:value="4.42301" calcext:value-type="float">
            <text:p>4.42301</text:p>
          </table:table-cell>
          <table:table-cell office:value-type="float" office:value="4.556121" calcext:value-type="float">
            <text:p>4.556121</text:p>
          </table:table-cell>
          <table:table-cell office:value-type="float" office:value="4.495838" calcext:value-type="float">
            <text:p>4.495838</text:p>
          </table:table-cell>
          <table:table-cell office:value-type="float" office:value="4.605376" calcext:value-type="float">
            <text:p>4.605376</text:p>
          </table:table-cell>
          <table:table-cell office:value-type="float" office:value="4.729571" calcext:value-type="float">
            <text:p>4.729571</text:p>
          </table:table-cell>
          <table:table-cell office:value-type="float" office:value="4.820899" calcext:value-type="float">
            <text:p>4.820899</text:p>
          </table:table-cell>
          <table:table-cell office:value-type="float" office:value="4.837169" calcext:value-type="float">
            <text:p>4.837169</text:p>
          </table:table-cell>
          <table:table-cell office:value-type="float" office:value="4.822504" calcext:value-type="float">
            <text:p>4.822504</text:p>
          </table:table-cell>
          <table:table-cell office:value-type="float" office:value="4.947891" calcext:value-type="float">
            <text:p>4.947891</text:p>
          </table:table-cell>
          <table:table-cell office:value-type="float" office:value="5.006564" calcext:value-type="float">
            <text:p>5.006564</text:p>
          </table:table-cell>
          <table:table-cell office:value-type="float" office:value="5.213811" calcext:value-type="float">
            <text:p>5.213811</text:p>
          </table:table-cell>
          <table:table-cell office:value-type="float" office:value="5.216633" calcext:value-type="float">
            <text:p>5.216633</text:p>
          </table:table-cell>
          <table:table-cell office:value-type="float" office:value="5.30613" calcext:value-type="float">
            <text:p>5.30613</text:p>
          </table:table-cell>
          <table:table-cell office:value-type="float" office:value="5.355388" calcext:value-type="float">
            <text:p>5.355388</text:p>
          </table:table-cell>
          <table:table-cell office:value-type="float" office:value="5.503255" calcext:value-type="float">
            <text:p>5.503255</text:p>
          </table:table-cell>
          <table:table-cell office:value-type="float" office:value="5.382791" calcext:value-type="float">
            <text:p>5.382791</text:p>
          </table:table-cell>
          <table:table-cell office:value-type="float" office:value="5.477558" calcext:value-type="float">
            <text:p>5.477558</text:p>
          </table:table-cell>
          <table:table-cell office:value-type="float" office:value="5.573146" calcext:value-type="float">
            <text:p>5.573146</text:p>
          </table:table-cell>
          <table:table-cell office:value-type="float" office:value="5.622177" calcext:value-type="float">
            <text:p>5.622177</text:p>
          </table:table-cell>
          <table:table-cell office:value-type="float" office:value="5.681266" calcext:value-type="float">
            <text:p>5.681266</text:p>
          </table:table-cell>
          <table:table-cell office:value-type="float" office:value="5.831489" calcext:value-type="float">
            <text:p>5.831489</text:p>
          </table:table-cell>
          <table:table-cell office:value-type="float" office:value="5.95855" calcext:value-type="float">
            <text:p>5.95855</text:p>
          </table:table-cell>
          <table:table-cell office:value-type="float" office:value="5.880572" calcext:value-type="float">
            <text:p>5.880572</text:p>
          </table:table-cell>
          <table:table-cell office:value-type="float" office:value="5.873468" calcext:value-type="float">
            <text:p>5.873468</text:p>
          </table:table-cell>
          <table:table-cell office:value-type="float" office:value="6.042386" calcext:value-type="float">
            <text:p>6.042386</text:p>
          </table:table-cell>
          <table:table-cell office:value-type="float" office:value="6.230004" calcext:value-type="float">
            <text:p>6.230004</text:p>
          </table:table-cell>
          <table:table-cell office:value-type="float" office:value="6.248696" calcext:value-type="float">
            <text:p>6.248696</text:p>
          </table:table-cell>
          <table:table-cell office:value-type="float" office:value="6.243089" calcext:value-type="float">
            <text:p>6.243089</text:p>
          </table:table-cell>
          <table:table-cell office:value-type="float" office:value="6.33689" calcext:value-type="float">
            <text:p>6.33689</text:p>
          </table:table-cell>
          <table:table-cell office:value-type="float" office:value="6.266755" calcext:value-type="float">
            <text:p>6.266755</text:p>
          </table:table-cell>
          <table:table-cell office:value-type="float" office:value="6.390898" calcext:value-type="float">
            <text:p>6.390898</text:p>
          </table:table-cell>
          <table:table-cell office:value-type="float" office:value="6.493279" calcext:value-type="float">
            <text:p>6.493279</text:p>
          </table:table-cell>
          <table:table-cell office:value-type="float" office:value="6.669467" calcext:value-type="float">
            <text:p>6.669467</text:p>
          </table:table-cell>
          <table:table-cell office:value-type="float" office:value="6.849376" calcext:value-type="float">
            <text:p>6.849376</text:p>
          </table:table-cell>
          <table:table-cell office:value-type="float" office:value="6.671872" calcext:value-type="float">
            <text:p>6.671872</text:p>
          </table:table-cell>
          <table:table-cell office:value-type="float" office:value="6.714459" calcext:value-type="float">
            <text:p>6.714459</text:p>
          </table:table-cell>
          <table:table-cell office:value-type="float" office:value="6.767338" calcext:value-type="float">
            <text:p>6.767338</text:p>
          </table:table-cell>
          <table:table-cell office:value-type="float" office:value="6.953602" calcext:value-type="float">
            <text:p>6.953602</text:p>
          </table:table-cell>
          <table:table-cell office:value-type="float" office:value="7.018185" calcext:value-type="float">
            <text:p>7.018185</text:p>
          </table:table-cell>
          <table:table-cell office:value-type="float" office:value="6.966889" calcext:value-type="float">
            <text:p>6.966889</text:p>
          </table:table-cell>
          <table:table-cell office:value-type="float" office:value="7.197648" calcext:value-type="float">
            <text:p>7.197648</text:p>
          </table:table-cell>
          <table:table-cell office:value-type="float" office:value="7.067333" calcext:value-type="float">
            <text:p>7.067333</text:p>
          </table:table-cell>
          <table:table-cell office:value-type="float" office:value="7.226436" calcext:value-type="float">
            <text:p>7.226436</text:p>
          </table:table-cell>
          <table:table-cell office:value-type="float" office:value="7.312365" calcext:value-type="float">
            <text:p>7.312365</text:p>
          </table:table-cell>
          <table:table-cell office:value-type="float" office:value="7.391622" calcext:value-type="float">
            <text:p>7.391622</text:p>
          </table:table-cell>
          <table:table-cell office:value-type="float" office:value="7.288734" calcext:value-type="float">
            <text:p>7.288734</text:p>
          </table:table-cell>
          <table:table-cell office:value-type="float" office:value="7.4317" calcext:value-type="float">
            <text:p>7.4317</text:p>
          </table:table-cell>
          <table:table-cell office:value-type="float" office:value="7.490926" calcext:value-type="float">
            <text:p>7.490926</text:p>
          </table:table-cell>
          <table:table-cell office:value-type="float" office:value="7.711167" calcext:value-type="float">
            <text:p>7.711167</text:p>
          </table:table-cell>
          <table:table-cell office:value-type="float" office:value="7.867451" calcext:value-type="float">
            <text:p>7.867451</text:p>
          </table:table-cell>
          <table:table-cell office:value-type="float" office:value="7.669989" calcext:value-type="float">
            <text:p>7.669989</text:p>
          </table:table-cell>
          <table:table-cell office:value-type="float" office:value="8.039928" calcext:value-type="float">
            <text:p>8.039928</text:p>
          </table:table-cell>
          <table:table-cell office:value-type="float" office:value="7.9203" calcext:value-type="float">
            <text:p>7.9203</text:p>
          </table:table-cell>
          <table:table-cell office:value-type="float" office:value="8.155655" calcext:value-type="float">
            <text:p>8.155655</text:p>
          </table:table-cell>
          <table:table-cell office:value-type="float" office:value="7.981325" calcext:value-type="float">
            <text:p>7.981325</text:p>
          </table:table-cell>
          <table:table-cell office:value-type="float" office:value="8.175452" calcext:value-type="float">
            <text:p>8.175452</text:p>
          </table:table-cell>
          <table:table-cell office:value-type="float" office:value="8.031722" calcext:value-type="float">
            <text:p>8.031722</text:p>
          </table:table-cell>
          <table:table-cell office:value-type="float" office:value="8.081638" calcext:value-type="float">
            <text:p>8.081638</text:p>
          </table:table-cell>
          <table:table-cell office:value-type="float" office:value="8.267986" calcext:value-type="float">
            <text:p>8.267986</text:p>
          </table:table-cell>
          <table:table-cell office:value-type="float" office:value="8.719628" calcext:value-type="float">
            <text:p>8.719628</text:p>
          </table:table-cell>
          <table:table-cell office:value-type="float" office:value="8.648396" calcext:value-type="float">
            <text:p>8.648396</text:p>
          </table:table-cell>
          <table:table-cell office:value-type="float" office:value="8.640925" calcext:value-type="float">
            <text:p>8.640925</text:p>
          </table:table-cell>
          <table:table-cell office:value-type="float" office:value="8.651586" calcext:value-type="float">
            <text:p>8.651586</text:p>
          </table:table-cell>
          <table:table-cell office:value-type="float" office:value="8.725029" calcext:value-type="float">
            <text:p>8.725029</text:p>
          </table:table-cell>
          <table:table-cell office:value-type="float" office:value="8.809447" calcext:value-type="float">
            <text:p>8.809447</text:p>
          </table:table-cell>
          <table:table-cell office:value-type="float" office:value="8.909116" calcext:value-type="float">
            <text:p>8.909116</text:p>
          </table:table-cell>
          <table:table-cell office:value-type="float" office:value="8.745945" calcext:value-type="float">
            <text:p>8.745945</text:p>
          </table:table-cell>
          <table:table-cell office:value-type="float" office:value="8.944145" calcext:value-type="float">
            <text:p>8.944145</text:p>
          </table:table-cell>
          <table:table-cell office:value-type="float" office:value="9.062215" calcext:value-type="float">
            <text:p>9.062215</text:p>
          </table:table-cell>
          <table:table-cell office:value-type="float" office:value="9.144805" calcext:value-type="float">
            <text:p>9.144805</text:p>
          </table:table-cell>
          <table:table-cell office:value-type="float" office:value="8.998823" calcext:value-type="float">
            <text:p>8.998823</text:p>
          </table:table-cell>
          <table:table-cell office:value-type="float" office:value="9.26385" calcext:value-type="float">
            <text:p>9.26385</text:p>
          </table:table-cell>
          <table:table-cell office:value-type="float" office:value="9.184546" calcext:value-type="float">
            <text:p>9.184546</text:p>
          </table:table-cell>
          <table:table-cell office:value-type="float" office:value="9.433555" calcext:value-type="float">
            <text:p>9.433555</text:p>
          </table:table-cell>
          <table:table-cell office:value-type="float" office:value="9.368186" calcext:value-type="float">
            <text:p>9.368186</text:p>
          </table:table-cell>
          <table:table-cell office:value-type="float" office:value="9.30114" calcext:value-type="float">
            <text:p>9.30114</text:p>
          </table:table-cell>
          <table:table-cell office:value-type="float" office:value="9.753968" calcext:value-type="float">
            <text:p>9.753968</text:p>
          </table:table-cell>
          <table:table-cell office:value-type="float" office:value="9.743437" calcext:value-type="float">
            <text:p>9.743437</text:p>
          </table:table-cell>
          <table:table-cell office:value-type="float" office:value="9.740731" calcext:value-type="float">
            <text:p>9.740731</text:p>
          </table:table-cell>
          <table:table-cell office:value-type="float" office:value="9.860876" calcext:value-type="float">
            <text:p>9.860876</text:p>
          </table:table-cell>
          <table:table-cell office:value-type="float" office:value="9.824455" calcext:value-type="float">
            <text:p>9.824455</text:p>
          </table:table-cell>
          <table:table-cell office:value-type="float" office:value="10.01498" calcext:value-type="float">
            <text:p>10.01498</text:p>
          </table:table-cell>
          <table:table-cell office:value-type="float" office:value="10.386379" calcext:value-type="float">
            <text:p>10.386379</text:p>
          </table:table-cell>
          <table:table-cell office:value-type="float" office:value="10.126774" calcext:value-type="float">
            <text:p>10.126774</text:p>
          </table:table-cell>
          <table:table-cell office:value-type="float" office:value="10.183131" calcext:value-type="float">
            <text:p>10.183131</text:p>
          </table:table-cell>
          <table:table-cell office:value-type="float" office:value="10.203554" calcext:value-type="float">
            <text:p>10.203554</text:p>
          </table:table-cell>
          <table:table-cell office:value-type="float" office:value="10.351039" calcext:value-type="float">
            <text:p>10.351039</text:p>
          </table:table-cell>
          <table:table-cell office:value-type="float" office:value="10.189928" calcext:value-type="float">
            <text:p>10.189928</text:p>
          </table:table-cell>
          <table:table-cell office:value-type="float" office:value="10.414276" calcext:value-type="float">
            <text:p>10.414276</text:p>
          </table:table-cell>
          <table:table-cell office:value-type="float" office:value="10.352742" calcext:value-type="float">
            <text:p>10.352742</text:p>
          </table:table-cell>
          <table:table-cell office:value-type="float" office:value="10.419774" calcext:value-type="float">
            <text:p>10.419774</text:p>
          </table:table-cell>
          <table:table-cell office:value-type="float" office:value="10.959108" calcext:value-type="float">
            <text:p>10.959108</text:p>
          </table:table-cell>
          <table:table-cell office:value-type="float" office:value="10.459172" calcext:value-type="float">
            <text:p>10.459172</text:p>
          </table:table-cell>
          <table:table-cell office:value-type="float" office:value="10.695248" calcext:value-type="float">
            <text:p>10.695248</text:p>
          </table:table-cell>
          <table:table-cell office:value-type="float" office:value="10.569587" calcext:value-type="float">
            <text:p>10.569587</text:p>
          </table:table-cell>
          <table:table-cell office:value-type="float" office:value="10.632281" calcext:value-type="float">
            <text:p>10.632281</text:p>
          </table:table-cell>
          <table:table-cell office:value-type="float" office:value="10.767745" calcext:value-type="float">
            <text:p>10.767745</text:p>
          </table:table-cell>
          <table:table-cell office:value-type="float" office:value="10.612228" calcext:value-type="float">
            <text:p>10.612228</text:p>
          </table:table-cell>
          <table:table-cell office:value-type="float" office:value="12.486733" calcext:value-type="float">
            <text:p>12.486733</text:p>
          </table:table-cell>
          <table:table-cell office:value-type="float" office:value="11.356649" calcext:value-type="float">
            <text:p>11.356649</text:p>
          </table:table-cell>
          <table:table-cell office:value-type="float" office:value="11.298571" calcext:value-type="float">
            <text:p>11.298571</text:p>
          </table:table-cell>
          <table:table-cell office:value-type="float" office:value="11.161185" calcext:value-type="float">
            <text:p>11.161185</text:p>
          </table:table-cell>
          <table:table-cell office:value-type="float" office:value="11.439871" calcext:value-type="float">
            <text:p>11.439871</text:p>
          </table:table-cell>
          <table:table-cell office:value-type="float" office:value="11.441959" calcext:value-type="float">
            <text:p>11.441959</text:p>
          </table:table-cell>
          <table:table-cell office:value-type="float" office:value="11.470041" calcext:value-type="float">
            <text:p>11.470041</text:p>
          </table:table-cell>
          <table:table-cell office:value-type="float" office:value="11.466161" calcext:value-type="float">
            <text:p>11.466161</text:p>
          </table:table-cell>
          <table:table-cell office:value-type="float" office:value="11.837847" calcext:value-type="float">
            <text:p>11.837847</text:p>
          </table:table-cell>
          <table:table-cell office:value-type="float" office:value="11.642439" calcext:value-type="float">
            <text:p>11.642439</text:p>
          </table:table-cell>
          <table:table-cell office:value-type="float" office:value="11.719244" calcext:value-type="float">
            <text:p>11.719244</text:p>
          </table:table-cell>
          <table:table-cell office:value-type="float" office:value="11.968021" calcext:value-type="float">
            <text:p>11.968021</text:p>
          </table:table-cell>
          <table:table-cell office:value-type="float" office:value="12.023761" calcext:value-type="float">
            <text:p>12.023761</text:p>
          </table:table-cell>
          <table:table-cell office:value-type="float" office:value="12.054185" calcext:value-type="float">
            <text:p>12.054185</text:p>
          </table:table-cell>
          <table:table-cell office:value-type="float" office:value="12.196371" calcext:value-type="float">
            <text:p>12.196371</text:p>
          </table:table-cell>
          <table:table-cell office:value-type="float" office:value="12.131323" calcext:value-type="float">
            <text:p>12.131323</text:p>
          </table:table-cell>
          <table:table-cell office:value-type="float" office:value="12.032594" calcext:value-type="float">
            <text:p>12.032594</text:p>
          </table:table-cell>
          <table:table-cell office:value-type="float" office:value="12.059909" calcext:value-type="float">
            <text:p>12.059909</text:p>
          </table:table-cell>
          <table:table-cell office:value-type="float" office:value="12.334273" calcext:value-type="float">
            <text:p>12.334273</text:p>
          </table:table-cell>
          <table:table-cell office:value-type="float" office:value="12.21811" calcext:value-type="float">
            <text:p>12.21811</text:p>
          </table:table-cell>
          <table:table-cell office:value-type="float" office:value="12.285479" calcext:value-type="float">
            <text:p>12.285479</text:p>
          </table:table-cell>
          <table:table-cell office:value-type="float" office:value="12.389638" calcext:value-type="float">
            <text:p>12.389638</text:p>
          </table:table-cell>
          <table:table-cell office:value-type="float" office:value="12.387191" calcext:value-type="float">
            <text:p>12.387191</text:p>
          </table:table-cell>
          <table:table-cell office:value-type="float" office:value="12.736836" calcext:value-type="float">
            <text:p>12.736836</text:p>
          </table:table-cell>
          <table:table-cell office:value-type="float" office:value="12.789493" calcext:value-type="float">
            <text:p>12.789493</text:p>
          </table:table-cell>
          <table:table-cell office:value-type="float" office:value="12.830519" calcext:value-type="float">
            <text:p>12.830519</text:p>
          </table:table-cell>
          <table:table-cell office:value-type="float" office:value="12.889169" calcext:value-type="float">
            <text:p>12.889169</text:p>
          </table:table-cell>
          <table:table-cell office:value-type="float" office:value="12.695121" calcext:value-type="float">
            <text:p>12.695121</text:p>
          </table:table-cell>
          <table:table-cell office:value-type="float" office:value="12.935461" calcext:value-type="float">
            <text:p>12.935461</text:p>
          </table:table-cell>
          <table:table-cell office:value-type="float" office:value="13.035647" calcext:value-type="float">
            <text:p>13.035647</text:p>
          </table:table-cell>
          <table:table-cell office:value-type="float" office:value="13.429148" calcext:value-type="float">
            <text:p>13.429148</text:p>
          </table:table-cell>
          <table:table-cell office:value-type="float" office:value="13.123723" calcext:value-type="float">
            <text:p>13.123723</text:p>
          </table:table-cell>
          <table:table-cell office:value-type="float" office:value="13.323712" calcext:value-type="float">
            <text:p>13.323712</text:p>
          </table:table-cell>
          <table:table-cell office:value-type="float" office:value="13.604935" calcext:value-type="float">
            <text:p>13.604935</text:p>
          </table:table-cell>
          <table:table-cell office:value-type="float" office:value="13.055574" calcext:value-type="float">
            <text:p>13.055574</text:p>
          </table:table-cell>
          <table:table-cell office:value-type="float" office:value="13.362561" calcext:value-type="float">
            <text:p>13.362561</text:p>
          </table:table-cell>
          <table:table-cell office:value-type="float" office:value="13.681596" calcext:value-type="float">
            <text:p>13.681596</text:p>
          </table:table-cell>
          <table:table-cell office:value-type="float" office:value="14.028217" calcext:value-type="float">
            <text:p>14.028217</text:p>
          </table:table-cell>
          <table:table-cell office:value-type="float" office:value="13.623116" calcext:value-type="float">
            <text:p>13.623116</text:p>
          </table:table-cell>
          <table:table-cell office:value-type="float" office:value="13.742904" calcext:value-type="float">
            <text:p>13.742904</text:p>
          </table:table-cell>
          <table:table-cell office:value-type="float" office:value="13.877058" calcext:value-type="float">
            <text:p>13.877058</text:p>
          </table:table-cell>
          <table:table-cell office:value-type="float" office:value="13.823396" calcext:value-type="float">
            <text:p>13.823396</text:p>
          </table:table-cell>
          <table:table-cell office:value-type="float" office:value="13.922967" calcext:value-type="float">
            <text:p>13.922967</text:p>
          </table:table-cell>
          <table:table-cell office:value-type="float" office:value="13.975506" calcext:value-type="float">
            <text:p>13.975506</text:p>
          </table:table-cell>
          <table:table-cell office:value-type="float" office:value="14.182855" calcext:value-type="float">
            <text:p>14.182855</text:p>
          </table:table-cell>
          <table:table-cell office:value-type="float" office:value="14.81874" calcext:value-type="float">
            <text:p>14.81874</text:p>
          </table:table-cell>
          <table:table-cell office:value-type="float" office:value="14.496053" calcext:value-type="float">
            <text:p>14.496053</text:p>
          </table:table-cell>
          <table:table-cell office:value-type="float" office:value="14.802467" calcext:value-type="float">
            <text:p>14.802467</text:p>
          </table:table-cell>
          <table:table-cell office:value-type="float" office:value="14.040103" calcext:value-type="float">
            <text:p>14.040103</text:p>
          </table:table-cell>
          <table:table-cell office:value-type="float" office:value="14.457728" calcext:value-type="float">
            <text:p>14.457728</text:p>
          </table:table-cell>
          <table:table-cell office:value-type="float" office:value="14.4366" calcext:value-type="float">
            <text:p>14.4366</text:p>
          </table:table-cell>
          <table:table-cell office:value-type="float" office:value="14.698107" calcext:value-type="float">
            <text:p>14.698107</text:p>
          </table:table-cell>
          <table:table-cell office:value-type="float" office:value="14.878755" calcext:value-type="float">
            <text:p>14.878755</text:p>
          </table:table-cell>
          <table:table-cell office:value-type="float" office:value="14.738271" calcext:value-type="float">
            <text:p>14.738271</text:p>
          </table:table-cell>
          <table:table-cell office:value-type="float" office:value="14.644441" calcext:value-type="float">
            <text:p>14.644441</text:p>
          </table:table-cell>
          <table:table-cell office:value-type="float" office:value="16.413465" calcext:value-type="float">
            <text:p>16.413465</text:p>
          </table:table-cell>
          <table:table-cell office:value-type="float" office:value="15.015141" calcext:value-type="float">
            <text:p>15.015141</text:p>
          </table:table-cell>
          <table:table-cell office:value-type="float" office:value="15.166979" calcext:value-type="float">
            <text:p>15.166979</text:p>
          </table:table-cell>
          <table:table-cell office:value-type="float" office:value="15.307833" calcext:value-type="float">
            <text:p>15.307833</text:p>
          </table:table-cell>
          <table:table-cell office:value-type="float" office:value="15.084481" calcext:value-type="float">
            <text:p>15.084481</text:p>
          </table:table-cell>
          <table:table-cell office:value-type="float" office:value="15.35331" calcext:value-type="float">
            <text:p>15.35331</text:p>
          </table:table-cell>
          <table:table-cell office:value-type="float" office:value="15.357702" calcext:value-type="float">
            <text:p>15.357702</text:p>
          </table:table-cell>
          <table:table-cell office:value-type="float" office:value="15.327496" calcext:value-type="float">
            <text:p>15.327496</text:p>
          </table:table-cell>
          <table:table-cell office:value-type="float" office:value="15.844467" calcext:value-type="float">
            <text:p>15.844467</text:p>
          </table:table-cell>
          <table:table-cell office:value-type="float" office:value="15.552922" calcext:value-type="float">
            <text:p>15.552922</text:p>
          </table:table-cell>
          <table:table-cell office:value-type="float" office:value="15.610649" calcext:value-type="float">
            <text:p>15.610649</text:p>
          </table:table-cell>
          <table:table-cell office:value-type="float" office:value="15.235789" calcext:value-type="float">
            <text:p>15.235789</text:p>
          </table:table-cell>
          <table:table-cell office:value-type="float" office:value="15.722787" calcext:value-type="float">
            <text:p>15.722787</text:p>
          </table:table-cell>
          <table:table-cell office:value-type="float" office:value="16.151268" calcext:value-type="float">
            <text:p>16.151268</text:p>
          </table:table-cell>
          <table:table-cell office:value-type="float" office:value="15.770132" calcext:value-type="float">
            <text:p>15.770132</text:p>
          </table:table-cell>
          <table:table-cell office:value-type="float" office:value="16.202732" calcext:value-type="float">
            <text:p>16.202732</text:p>
          </table:table-cell>
          <table:table-cell office:value-type="float" office:value="16.241997" calcext:value-type="float">
            <text:p>16.241997</text:p>
          </table:table-cell>
          <table:table-cell office:value-type="float" office:value="15.962305" calcext:value-type="float">
            <text:p>15.962305</text:p>
          </table:table-cell>
          <table:table-cell office:value-type="float" office:value="16.321232" calcext:value-type="float">
            <text:p>16.321232</text:p>
          </table:table-cell>
          <table:table-cell office:value-type="float" office:value="16.241488" calcext:value-type="float">
            <text:p>16.241488</text:p>
          </table:table-cell>
          <table:table-cell office:value-type="float" office:value="16.111616" calcext:value-type="float">
            <text:p>16.111616</text:p>
          </table:table-cell>
          <table:table-cell office:value-type="float" office:value="15.456809" calcext:value-type="float">
            <text:p>15.456809</text:p>
          </table:table-cell>
          <table:table-cell office:value-type="float" office:value="16.794691" calcext:value-type="float">
            <text:p>16.794691</text:p>
          </table:table-cell>
          <table:table-cell office:value-type="float" office:value="16.564831" calcext:value-type="float">
            <text:p>16.564831</text:p>
          </table:table-cell>
          <table:table-cell office:value-type="float" office:value="15.907488" calcext:value-type="float">
            <text:p>15.907488</text:p>
          </table:table-cell>
          <table:table-cell office:value-type="float" office:value="17.01322" calcext:value-type="float">
            <text:p>17.01322</text:p>
          </table:table-cell>
          <table:table-cell office:value-type="float" office:value="16.666798" calcext:value-type="float">
            <text:p>16.666798</text:p>
          </table:table-cell>
          <table:table-cell office:value-type="float" office:value="16.672596" calcext:value-type="float">
            <text:p>16.672596</text:p>
          </table:table-cell>
          <table:table-cell office:value-type="float" office:value="17.044592" calcext:value-type="float">
            <text:p>17.044592</text:p>
          </table:table-cell>
          <table:table-cell office:value-type="float" office:value="17.022406" calcext:value-type="float">
            <text:p>17.022406</text:p>
          </table:table-cell>
          <table:table-cell office:value-type="float" office:value="16.96884" calcext:value-type="float">
            <text:p>16.96884</text:p>
          </table:table-cell>
          <table:table-cell office:value-type="float" office:value="17.314837" calcext:value-type="float">
            <text:p>17.314837</text:p>
          </table:table-cell>
          <table:table-cell office:value-type="float" office:value="16.801504" calcext:value-type="float">
            <text:p>16.801504</text:p>
          </table:table-cell>
          <table:table-cell office:value-type="float" office:value="17.327265" calcext:value-type="float">
            <text:p>17.327265</text:p>
          </table:table-cell>
          <table:table-cell office:value-type="float" office:value="17.563448" calcext:value-type="float">
            <text:p>17.563448</text:p>
          </table:table-cell>
          <table:table-cell office:value-type="float" office:value="17.454216" calcext:value-type="float">
            <text:p>17.454216</text:p>
          </table:table-cell>
          <table:table-cell office:value-type="float" office:value="17.343758" calcext:value-type="float">
            <text:p>17.343758</text:p>
          </table:table-cell>
          <table:table-cell office:value-type="float" office:value="16.54945" calcext:value-type="float">
            <text:p>16.54945</text:p>
          </table:table-cell>
          <table:table-cell office:value-type="float" office:value="17.40312" calcext:value-type="float">
            <text:p>17.40312</text:p>
          </table:table-cell>
          <table:table-cell office:value-type="float" office:value="17.92823" calcext:value-type="float">
            <text:p>17.92823</text:p>
          </table:table-cell>
          <table:table-cell office:value-type="float" office:value="17.760138" calcext:value-type="float">
            <text:p>17.760138</text:p>
          </table:table-cell>
          <table:table-cell office:value-type="float" office:value="18.131096" calcext:value-type="float">
            <text:p>18.131096</text:p>
          </table:table-cell>
          <table:table-cell office:value-type="float" office:value="17.841335" calcext:value-type="float">
            <text:p>17.841335</text:p>
          </table:table-cell>
          <table:table-cell office:value-type="float" office:value="17.889662" calcext:value-type="float">
            <text:p>17.889662</text:p>
          </table:table-cell>
          <table:table-cell office:value-type="float" office:value="18.670717" calcext:value-type="float">
            <text:p>18.670717</text:p>
          </table:table-cell>
          <table:table-cell office:value-type="float" office:value="18.442608" calcext:value-type="float">
            <text:p>18.442608</text:p>
          </table:table-cell>
          <table:table-cell office:value-type="float" office:value="18.171215" calcext:value-type="float">
            <text:p>18.171215</text:p>
          </table:table-cell>
          <table:table-cell office:value-type="float" office:value="18.355057" calcext:value-type="float">
            <text:p>18.355057</text:p>
          </table:table-cell>
          <table:table-cell office:value-type="float" office:value="18.525517" calcext:value-type="float">
            <text:p>18.525517</text:p>
          </table:table-cell>
          <table:table-cell office:value-type="float" office:value="18.629044" calcext:value-type="float">
            <text:p>18.629044</text:p>
          </table:table-cell>
          <table:table-cell office:value-type="float" office:value="18.895521" calcext:value-type="float">
            <text:p>18.895521</text:p>
          </table:table-cell>
          <table:table-cell office:value-type="float" office:value="18.417477" calcext:value-type="float">
            <text:p>18.417477</text:p>
          </table:table-cell>
          <table:table-cell office:value-type="float" office:value="18.671419" calcext:value-type="float">
            <text:p>18.671419</text:p>
          </table:table-cell>
          <table:table-cell office:value-type="float" office:value="18.918753" calcext:value-type="float">
            <text:p>18.918753</text:p>
          </table:table-cell>
          <table:table-cell office:value-type="float" office:value="18.475365" calcext:value-type="float">
            <text:p>18.475365</text:p>
          </table:table-cell>
          <table:table-cell office:value-type="float" office:value="18.512083" calcext:value-type="float">
            <text:p>18.512083</text:p>
          </table:table-cell>
          <table:table-cell office:value-type="float" office:value="19.007875" calcext:value-type="float">
            <text:p>19.007875</text:p>
          </table:table-cell>
          <table:table-cell office:value-type="float" office:value="19.457054" calcext:value-type="float">
            <text:p>19.457054</text:p>
          </table:table-cell>
          <table:table-cell office:value-type="float" office:value="19.435785" calcext:value-type="float">
            <text:p>19.435785</text:p>
          </table:table-cell>
          <table:table-cell office:value-type="float" office:value="19.632156" calcext:value-type="float">
            <text:p>19.632156</text:p>
          </table:table-cell>
          <table:table-cell office:value-type="float" office:value="19.264616" calcext:value-type="float">
            <text:p>19.264616</text:p>
          </table:table-cell>
          <table:table-cell office:value-type="float" office:value="18.997469" calcext:value-type="float">
            <text:p>18.997469</text:p>
          </table:table-cell>
          <table:table-cell office:value-type="float" office:value="19.310434" calcext:value-type="float">
            <text:p>19.310434</text:p>
          </table:table-cell>
          <table:table-cell office:value-type="float" office:value="19.923355" calcext:value-type="float">
            <text:p>19.923355</text:p>
          </table:table-cell>
          <table:table-cell office:value-type="float" office:value="19.838598" calcext:value-type="float">
            <text:p>19.838598</text:p>
          </table:table-cell>
          <table:table-cell office:value-type="float" office:value="19.500744" calcext:value-type="float">
            <text:p>19.500744</text:p>
          </table:table-cell>
          <table:table-cell office:value-type="float" office:value="20.14694" calcext:value-type="float">
            <text:p>20.14694</text:p>
          </table:table-cell>
          <table:table-cell office:value-type="float" office:value="19.818665" calcext:value-type="float">
            <text:p>19.818665</text:p>
          </table:table-cell>
          <table:table-cell office:value-type="float" office:value="20.116451" calcext:value-type="float">
            <text:p>20.116451</text:p>
          </table:table-cell>
          <table:table-cell office:value-type="float" office:value="20.112762" calcext:value-type="float">
            <text:p>20.112762</text:p>
          </table:table-cell>
          <table:table-cell office:value-type="float" office:value="19.861416" calcext:value-type="float">
            <text:p>19.861416</text:p>
          </table:table-cell>
          <table:table-cell office:value-type="float" office:value="20.19364" calcext:value-type="float">
            <text:p>20.19364</text:p>
          </table:table-cell>
          <table:table-cell office:value-type="float" office:value="20.464457" calcext:value-type="float">
            <text:p>20.464457</text:p>
          </table:table-cell>
          <table:table-cell office:value-type="float" office:value="20.372524" calcext:value-type="float">
            <text:p>20.372524</text:p>
          </table:table-cell>
          <table:table-cell office:value-type="float" office:value="20.649912" calcext:value-type="float">
            <text:p>20.649912</text:p>
          </table:table-cell>
          <table:table-cell office:value-type="float" office:value="20.41501" calcext:value-type="float">
            <text:p>20.41501</text:p>
          </table:table-cell>
          <table:table-cell office:value-type="float" office:value="20.477976" calcext:value-type="float">
            <text:p>20.477976</text:p>
          </table:table-cell>
          <table:table-cell office:value-type="float" office:value="20.530903" calcext:value-type="float">
            <text:p>20.530903</text:p>
          </table:table-cell>
          <table:table-cell office:value-type="float" office:value="19.800194" calcext:value-type="float">
            <text:p>19.800194</text:p>
          </table:table-cell>
          <table:table-cell office:value-type="float" office:value="20.99452" calcext:value-type="float">
            <text:p>20.99452</text:p>
          </table:table-cell>
          <table:table-cell office:value-type="float" office:value="20.580221" calcext:value-type="float">
            <text:p>20.580221</text:p>
          </table:table-cell>
          <table:table-cell office:value-type="float" office:value="20.79973" calcext:value-type="float">
            <text:p>20.79973</text:p>
          </table:table-cell>
          <table:table-cell office:value-type="float" office:value="19.824759" calcext:value-type="float">
            <text:p>19.824759</text:p>
          </table:table-cell>
          <table:table-cell office:value-type="float" office:value="19.668587" calcext:value-type="float">
            <text:p>19.668587</text:p>
          </table:table-cell>
          <table:table-cell office:value-type="float" office:value="19.980732" calcext:value-type="float">
            <text:p>19.980732</text:p>
          </table:table-cell>
          <table:table-cell office:value-type="float" office:value="20.818159" calcext:value-type="float">
            <text:p>20.818159</text:p>
          </table:table-cell>
          <table:table-cell office:value-type="float" office:value="21.170893" calcext:value-type="float">
            <text:p>21.170893</text:p>
          </table:table-cell>
          <table:table-cell office:value-type="float" office:value="20.273191" calcext:value-type="float">
            <text:p>20.273191</text:p>
          </table:table-cell>
          <table:table-cell office:value-type="float" office:value="21.344791" calcext:value-type="float">
            <text:p>21.344791</text:p>
          </table:table-cell>
          <table:table-cell office:value-type="float" office:value="21.660702" calcext:value-type="float">
            <text:p>21.660702</text:p>
          </table:table-cell>
          <table:table-cell office:value-type="float" office:value="22.151434" calcext:value-type="float">
            <text:p>22.151434</text:p>
          </table:table-cell>
          <table:table-cell office:value-type="float" office:value="21.582981" calcext:value-type="float">
            <text:p>21.582981</text:p>
          </table:table-cell>
          <table:table-cell office:value-type="float" office:value="20.119104" calcext:value-type="float">
            <text:p>20.119104</text:p>
          </table:table-cell>
          <table:table-cell office:value-type="float" office:value="21.8002" calcext:value-type="float">
            <text:p>21.8002</text:p>
          </table:table-cell>
          <table:table-cell office:value-type="float" office:value="21.798512" calcext:value-type="float">
            <text:p>21.798512</text:p>
          </table:table-cell>
          <table:table-cell office:value-type="float" office:value="21.665388" calcext:value-type="float">
            <text:p>21.665388</text:p>
          </table:table-cell>
          <table:table-cell office:value-type="float" office:value="20.789495" calcext:value-type="float">
            <text:p>20.789495</text:p>
          </table:table-cell>
          <table:table-cell office:value-type="float" office:value="21.166901" calcext:value-type="float">
            <text:p>21.166901</text:p>
          </table:table-cell>
          <table:table-cell office:value-type="float" office:value="21.69668" calcext:value-type="float">
            <text:p>21.69668</text:p>
          </table:table-cell>
          <table:table-cell office:value-type="float" office:value="22.256935" calcext:value-type="float">
            <text:p>22.256935</text:p>
          </table:table-cell>
          <table:table-cell office:value-type="float" office:value="23.007511" calcext:value-type="float">
            <text:p>23.007511</text:p>
          </table:table-cell>
          <table:table-cell office:value-type="float" office:value="22.336372" calcext:value-type="float">
            <text:p>22.336372</text:p>
          </table:table-cell>
          <table:table-cell office:value-type="float" office:value="22.923311" calcext:value-type="float">
            <text:p>22.923311</text:p>
          </table:table-cell>
          <table:table-cell office:value-type="float" office:value="21.289787" calcext:value-type="float">
            <text:p>21.289787</text:p>
          </table:table-cell>
          <table:table-cell office:value-type="float" office:value="22.167353" calcext:value-type="float">
            <text:p>22.167353</text:p>
          </table:table-cell>
          <table:table-cell office:value-type="float" office:value="22.495447" calcext:value-type="float">
            <text:p>22.495447</text:p>
          </table:table-cell>
          <table:table-cell office:value-type="float" office:value="23.461603" calcext:value-type="float">
            <text:p>23.461603</text:p>
          </table:table-cell>
          <table:table-cell office:value-type="float" office:value="21.256071" calcext:value-type="float">
            <text:p>21.256071</text:p>
          </table:table-cell>
          <table:table-cell office:value-type="float" office:value="23.242315" calcext:value-type="float">
            <text:p>23.242315</text:p>
          </table:table-cell>
          <table:table-cell office:value-type="float" office:value="22.376272" calcext:value-type="float">
            <text:p>22.376272</text:p>
          </table:table-cell>
          <table:table-cell office:value-type="float" office:value="23.061056" calcext:value-type="float">
            <text:p>23.061056</text:p>
          </table:table-cell>
          <table:table-cell office:value-type="float" office:value="23.50182" calcext:value-type="float">
            <text:p>23.50182</text:p>
          </table:table-cell>
          <table:table-cell office:value-type="float" office:value="22.656446" calcext:value-type="float">
            <text:p>22.656446</text:p>
          </table:table-cell>
          <table:table-cell office:value-type="float" office:value="23.302645" calcext:value-type="float">
            <text:p>23.302645</text:p>
          </table:table-cell>
          <table:table-cell office:value-type="float" office:value="22.904924" calcext:value-type="float">
            <text:p>22.904924</text:p>
          </table:table-cell>
          <table:table-cell office:value-type="float" office:value="23.336548" calcext:value-type="float">
            <text:p>23.336548</text:p>
          </table:table-cell>
          <table:table-cell office:value-type="float" office:value="24.403692" calcext:value-type="float">
            <text:p>24.403692</text:p>
          </table:table-cell>
          <table:table-cell office:value-type="float" office:value="23.466732" calcext:value-type="float">
            <text:p>23.466732</text:p>
          </table:table-cell>
          <table:table-cell office:value-type="float" office:value="22.101116" calcext:value-type="float">
            <text:p>22.101116</text:p>
          </table:table-cell>
          <table:table-cell office:value-type="float" office:value="22.328976" calcext:value-type="float">
            <text:p>22.328976</text:p>
          </table:table-cell>
          <table:table-cell office:value-type="float" office:value="23.219992" calcext:value-type="float">
            <text:p>23.219992</text:p>
          </table:table-cell>
          <table:table-cell office:value-type="float" office:value="23.839155" calcext:value-type="float">
            <text:p>23.839155</text:p>
          </table:table-cell>
          <table:table-cell office:value-type="float" office:value="23.919085" calcext:value-type="float">
            <text:p>23.919085</text:p>
          </table:table-cell>
          <table:table-cell office:value-type="float" office:value="23.600616" calcext:value-type="float">
            <text:p>23.600616</text:p>
          </table:table-cell>
          <table:table-cell office:value-type="float" office:value="22.97332" calcext:value-type="float">
            <text:p>22.97332</text:p>
          </table:table-cell>
          <table:table-cell office:value-type="float" office:value="24.13559" calcext:value-type="float">
            <text:p>24.13559</text:p>
          </table:table-cell>
          <table:table-cell office:value-type="float" office:value="24.209541" calcext:value-type="float">
            <text:p>24.209541</text:p>
          </table:table-cell>
          <table:table-cell office:value-type="float" office:value="24.344713" calcext:value-type="float">
            <text:p>24.344713</text:p>
          </table:table-cell>
          <table:table-cell office:value-type="float" office:value="24.471697" calcext:value-type="float">
            <text:p>24.471697</text:p>
          </table:table-cell>
          <table:table-cell office:value-type="float" office:value="22.970072" calcext:value-type="float">
            <text:p>22.970072</text:p>
          </table:table-cell>
          <table:table-cell office:value-type="float" office:value="23.509617" calcext:value-type="float">
            <text:p>23.509617</text:p>
          </table:table-cell>
          <table:table-cell office:value-type="float" office:value="23.537991" calcext:value-type="float">
            <text:p>23.537991</text:p>
          </table:table-cell>
          <table:table-cell office:value-type="float" office:value="24.24954" calcext:value-type="float">
            <text:p>24.24954</text:p>
          </table:table-cell>
          <table:table-cell office:value-type="float" office:value="23.331701" calcext:value-type="float">
            <text:p>23.331701</text:p>
          </table:table-cell>
          <table:table-cell office:value-type="float" office:value="23.013552" calcext:value-type="float">
            <text:p>23.013552</text:p>
          </table:table-cell>
          <table:table-cell office:value-type="float" office:value="23.036692" calcext:value-type="float">
            <text:p>23.036692</text:p>
          </table:table-cell>
          <table:table-cell office:value-type="float" office:value="23.364296" calcext:value-type="float">
            <text:p>23.364296</text:p>
          </table:table-cell>
          <table:table-cell office:value-type="float" office:value="25.107197" calcext:value-type="float">
            <text:p>25.107197</text:p>
          </table:table-cell>
          <table:table-cell office:value-type="float" office:value="24.571611" calcext:value-type="float">
            <text:p>24.571611</text:p>
          </table:table-cell>
          <table:table-cell office:value-type="float" office:value="23.973589" calcext:value-type="float">
            <text:p>23.973589</text:p>
          </table:table-cell>
          <table:table-cell office:value-type="float" office:value="23.506802" calcext:value-type="float">
            <text:p>23.506802</text:p>
          </table:table-cell>
          <table:table-cell office:value-type="float" office:value="23.753654" calcext:value-type="float">
            <text:p>23.753654</text:p>
          </table:table-cell>
          <table:table-cell office:value-type="float" office:value="23.892803" calcext:value-type="float">
            <text:p>23.892803</text:p>
          </table:table-cell>
          <table:table-cell office:value-type="float" office:value="24.36932" calcext:value-type="float">
            <text:p>24.36932</text:p>
          </table:table-cell>
          <table:table-cell office:value-type="float" office:value="24.874422" calcext:value-type="float">
            <text:p>24.874422</text:p>
          </table:table-cell>
          <table:table-cell office:value-type="float" office:value="24.375969" calcext:value-type="float">
            <text:p>24.375969</text:p>
          </table:table-cell>
          <table:table-cell office:value-type="float" office:value="23.840265" calcext:value-type="float">
            <text:p>23.840265</text:p>
          </table:table-cell>
          <table:table-cell office:value-type="float" office:value="25.683928" calcext:value-type="float">
            <text:p>25.683928</text:p>
          </table:table-cell>
          <table:table-cell office:value-type="float" office:value="26.107248" calcext:value-type="float">
            <text:p>26.107248</text:p>
          </table:table-cell>
          <table:table-cell office:value-type="float" office:value="25.932802" calcext:value-type="float">
            <text:p>25.932802</text:p>
          </table:table-cell>
          <table:table-cell office:value-type="float" office:value="24.215828" calcext:value-type="float">
            <text:p>24.215828</text:p>
          </table:table-cell>
          <table:table-cell office:value-type="float" office:value="24.45986" calcext:value-type="float">
            <text:p>24.45986</text:p>
          </table:table-cell>
          <table:table-cell office:value-type="float" office:value="27.022211" calcext:value-type="float">
            <text:p>27.022211</text:p>
          </table:table-cell>
          <table:table-cell office:value-type="float" office:value="24.258492" calcext:value-type="float">
            <text:p>24.258492</text:p>
          </table:table-cell>
          <table:table-cell office:value-type="float" office:value="26.182943" calcext:value-type="float">
            <text:p>26.182943</text:p>
          </table:table-cell>
          <table:table-cell office:value-type="float" office:value="26.112295" calcext:value-type="float">
            <text:p>26.112295</text:p>
          </table:table-cell>
          <table:table-cell office:value-type="float" office:value="26.833359" calcext:value-type="float">
            <text:p>26.833359</text:p>
          </table:table-cell>
          <table:table-cell office:value-type="float" office:value="26.172871" calcext:value-type="float">
            <text:p>26.172871</text:p>
          </table:table-cell>
          <table:table-cell office:value-type="float" office:value="25.03166" calcext:value-type="float">
            <text:p>25.03166</text:p>
          </table:table-cell>
          <table:table-cell office:value-type="float" office:value="26.669813" calcext:value-type="float">
            <text:p>26.669813</text:p>
          </table:table-cell>
          <table:table-cell office:value-type="float" office:value="26.891972" calcext:value-type="float">
            <text:p>26.891972</text:p>
          </table:table-cell>
          <table:table-cell office:value-type="float" office:value="25.675327" calcext:value-type="float">
            <text:p>25.675327</text:p>
          </table:table-cell>
          <table:table-cell office:value-type="float" office:value="25.255316" calcext:value-type="float">
            <text:p>25.255316</text:p>
          </table:table-cell>
          <table:table-cell office:value-type="float" office:value="25.068329" calcext:value-type="float">
            <text:p>25.068329</text:p>
          </table:table-cell>
          <table:table-cell office:value-type="float" office:value="26.112301" calcext:value-type="float">
            <text:p>26.112301</text:p>
          </table:table-cell>
          <table:table-cell office:value-type="float" office:value="26.228136" calcext:value-type="float">
            <text:p>26.228136</text:p>
          </table:table-cell>
          <table:table-cell office:value-type="float" office:value="26.0068" calcext:value-type="float">
            <text:p>26.0068</text:p>
          </table:table-cell>
          <table:table-cell office:value-type="float" office:value="25.679556" calcext:value-type="float">
            <text:p>25.679556</text:p>
          </table:table-cell>
          <table:table-cell office:value-type="float" office:value="25.446039" calcext:value-type="float">
            <text:p>25.446039</text:p>
          </table:table-cell>
          <table:table-cell office:value-type="float" office:value="26.515316" calcext:value-type="float">
            <text:p>26.515316</text:p>
          </table:table-cell>
          <table:table-cell office:value-type="float" office:value="27.262039" calcext:value-type="float">
            <text:p>27.262039</text:p>
          </table:table-cell>
          <table:table-cell office:value-type="float" office:value="26.44828" calcext:value-type="float">
            <text:p>26.44828</text:p>
          </table:table-cell>
          <table:table-cell office:value-type="float" office:value="26.384611" calcext:value-type="float">
            <text:p>26.384611</text:p>
          </table:table-cell>
          <table:table-cell office:value-type="float" office:value="25.969028" calcext:value-type="float">
            <text:p>25.969028</text:p>
          </table:table-cell>
          <table:table-cell office:value-type="float" office:value="26.109943" calcext:value-type="float">
            <text:p>26.109943</text:p>
          </table:table-cell>
          <table:table-cell office:value-type="float" office:value="27.095076" calcext:value-type="float">
            <text:p>27.095076</text:p>
          </table:table-cell>
          <table:table-cell office:value-type="float" office:value="28.008938" calcext:value-type="float">
            <text:p>28.008938</text:p>
          </table:table-cell>
          <table:table-cell office:value-type="float" office:value="26.164371" calcext:value-type="float">
            <text:p>26.164371</text:p>
          </table:table-cell>
          <table:table-cell office:value-type="float" office:value="26.109062" calcext:value-type="float">
            <text:p>26.109062</text:p>
          </table:table-cell>
          <table:table-cell office:value-type="float" office:value="26.356644" calcext:value-type="float">
            <text:p>26.356644</text:p>
          </table:table-cell>
          <table:table-cell office:value-type="float" office:value="27.774048" calcext:value-type="float">
            <text:p>27.774048</text:p>
          </table:table-cell>
          <table:table-cell office:value-type="float" office:value="27.633354" calcext:value-type="float">
            <text:p>27.633354</text:p>
          </table:table-cell>
          <table:table-cell office:value-type="float" office:value="28.671928" calcext:value-type="float">
            <text:p>28.671928</text:p>
          </table:table-cell>
          <table:table-cell office:value-type="float" office:value="26.619165" calcext:value-type="float">
            <text:p>26.619165</text:p>
          </table:table-cell>
          <table:table-cell office:value-type="float" office:value="27.927769" calcext:value-type="float">
            <text:p>27.927769</text:p>
          </table:table-cell>
          <table:table-cell office:value-type="float" office:value="26.634949" calcext:value-type="float">
            <text:p>26.634949</text:p>
          </table:table-cell>
          <table:table-cell office:value-type="float" office:value="26.826612" calcext:value-type="float">
            <text:p>26.826612</text:p>
          </table:table-cell>
          <table:table-cell office:value-type="float" office:value="26.647888" calcext:value-type="float">
            <text:p>26.647888</text:p>
          </table:table-cell>
          <table:table-cell office:value-type="float" office:value="27.83799" calcext:value-type="float">
            <text:p>27.83799</text:p>
          </table:table-cell>
          <table:table-cell office:value-type="float" office:value="28.165092" calcext:value-type="float">
            <text:p>28.165092</text:p>
          </table:table-cell>
          <table:table-cell office:value-type="float" office:value="28.6373" calcext:value-type="float">
            <text:p>28.6373</text:p>
          </table:table-cell>
          <table:table-cell office:value-type="float" office:value="27.163521" calcext:value-type="float">
            <text:p>27.163521</text:p>
          </table:table-cell>
          <table:table-cell office:value-type="float" office:value="28.732716" calcext:value-type="float">
            <text:p>28.732716</text:p>
          </table:table-cell>
          <table:table-cell office:value-type="float" office:value="27.086023" calcext:value-type="float">
            <text:p>27.086023</text:p>
          </table:table-cell>
          <table:table-cell office:value-type="float" office:value="28.060696" calcext:value-type="float">
            <text:p>28.060696</text:p>
          </table:table-cell>
          <table:table-cell office:value-type="float" office:value="29.148172" calcext:value-type="float">
            <text:p>29.148172</text:p>
          </table:table-cell>
          <table:table-cell office:value-type="float" office:value="29.194778" calcext:value-type="float">
            <text:p>29.194778</text:p>
          </table:table-cell>
          <table:table-cell office:value-type="float" office:value="28.918728" calcext:value-type="float">
            <text:p>28.918728</text:p>
          </table:table-cell>
          <table:table-cell office:value-type="float" office:value="29.171307" calcext:value-type="float">
            <text:p>29.171307</text:p>
          </table:table-cell>
          <table:table-cell office:value-type="float" office:value="29.205547" calcext:value-type="float">
            <text:p>29.205547</text:p>
          </table:table-cell>
          <table:table-cell office:value-type="float" office:value="29.507675" calcext:value-type="float">
            <text:p>29.507675</text:p>
          </table:table-cell>
          <table:table-cell office:value-type="float" office:value="29.209572" calcext:value-type="float">
            <text:p>29.209572</text:p>
          </table:table-cell>
          <table:table-cell office:value-type="float" office:value="29.916721" calcext:value-type="float">
            <text:p>29.916721</text:p>
          </table:table-cell>
          <table:table-cell office:value-type="float" office:value="27.812317" calcext:value-type="float">
            <text:p>27.812317</text:p>
          </table:table-cell>
          <table:table-cell office:value-type="float" office:value="28.427612" calcext:value-type="float">
            <text:p>28.427612</text:p>
          </table:table-cell>
          <table:table-cell office:value-type="float" office:value="29.233994" calcext:value-type="float">
            <text:p>29.233994</text:p>
          </table:table-cell>
          <table:table-cell office:value-type="float" office:value="27.87587" calcext:value-type="float">
            <text:p>27.87587</text:p>
          </table:table-cell>
          <table:table-cell office:value-type="float" office:value="30.621693" calcext:value-type="float">
            <text:p>30.621693</text:p>
          </table:table-cell>
          <table:table-cell office:value-type="float" office:value="28.205732" calcext:value-type="float">
            <text:p>28.205732</text:p>
          </table:table-cell>
          <table:table-cell office:value-type="float" office:value="28.324598" calcext:value-type="float">
            <text:p>28.324598</text:p>
          </table:table-cell>
          <table:table-cell office:value-type="float" office:value="28.959486" calcext:value-type="float">
            <text:p>28.959486</text:p>
          </table:table-cell>
          <table:table-cell office:value-type="float" office:value="29.098478" calcext:value-type="float">
            <text:p>29.098478</text:p>
          </table:table-cell>
          <table:table-cell office:value-type="float" office:value="28.757021" calcext:value-type="float">
            <text:p>28.757021</text:p>
          </table:table-cell>
          <table:table-cell office:value-type="float" office:value="28.4174" calcext:value-type="float">
            <text:p>28.4174</text:p>
          </table:table-cell>
          <table:table-cell office:value-type="float" office:value="28.783779" calcext:value-type="float">
            <text:p>28.783779</text:p>
          </table:table-cell>
          <table:table-cell office:value-type="float" office:value="29.464981" calcext:value-type="float">
            <text:p>29.464981</text:p>
          </table:table-cell>
          <table:table-cell office:value-type="float" office:value="29.942608" calcext:value-type="float">
            <text:p>29.942608</text:p>
          </table:table-cell>
          <table:table-cell office:value-type="float" office:value="30.481291" calcext:value-type="float">
            <text:p>30.481291</text:p>
          </table:table-cell>
          <table:table-cell office:value-type="float" office:value="30.317459" calcext:value-type="float">
            <text:p>30.317459</text:p>
          </table:table-cell>
          <table:table-cell office:value-type="float" office:value="31.19898" calcext:value-type="float">
            <text:p>31.19898</text:p>
          </table:table-cell>
          <table:table-cell office:value-type="float" office:value="31.001385" calcext:value-type="float">
            <text:p>31.001385</text:p>
          </table:table-cell>
          <table:table-cell office:value-type="float" office:value="29.951378" calcext:value-type="float">
            <text:p>29.951378</text:p>
          </table:table-cell>
          <table:table-cell office:value-type="float" office:value="31.53072" calcext:value-type="float">
            <text:p>31.53072</text:p>
          </table:table-cell>
          <table:table-cell office:value-type="float" office:value="29.819384" calcext:value-type="float">
            <text:p>29.819384</text:p>
          </table:table-cell>
          <table:table-cell office:value-type="float" office:value="31.709455" calcext:value-type="float">
            <text:p>31.709455</text:p>
          </table:table-cell>
          <table:table-cell office:value-type="float" office:value="31.504065" calcext:value-type="float">
            <text:p>31.504065</text:p>
          </table:table-cell>
          <table:table-cell office:value-type="float" office:value="31.615055" calcext:value-type="float">
            <text:p>31.615055</text:p>
          </table:table-cell>
          <table:table-cell office:value-type="float" office:value="30.86385" calcext:value-type="float">
            <text:p>30.86385</text:p>
          </table:table-cell>
          <table:table-cell office:value-type="float" office:value="30.460749" calcext:value-type="float">
            <text:p>30.460749</text:p>
          </table:table-cell>
          <table:table-cell office:value-type="float" office:value="31.169621" calcext:value-type="float">
            <text:p>31.169621</text:p>
          </table:table-cell>
          <table:table-cell office:value-type="float" office:value="31.35582" calcext:value-type="float">
            <text:p>31.35582</text:p>
          </table:table-cell>
          <table:table-cell office:value-type="float" office:value="31.512411" calcext:value-type="float">
            <text:p>31.512411</text:p>
          </table:table-cell>
          <table:table-cell office:value-type="float" office:value="30.950792" calcext:value-type="float">
            <text:p>30.950792</text:p>
          </table:table-cell>
          <table:table-cell office:value-type="float" office:value="31.524076" calcext:value-type="float">
            <text:p>31.524076</text:p>
          </table:table-cell>
          <table:table-cell office:value-type="float" office:value="30.908188" calcext:value-type="float">
            <text:p>30.908188</text:p>
          </table:table-cell>
          <table:table-cell office:value-type="float" office:value="29.473265" calcext:value-type="float">
            <text:p>29.473265</text:p>
          </table:table-cell>
          <table:table-cell office:value-type="float" office:value="30.513121" calcext:value-type="float">
            <text:p>30.513121</text:p>
          </table:table-cell>
          <table:table-cell office:value-type="float" office:value="29.902168" calcext:value-type="float">
            <text:p>29.902168</text:p>
          </table:table-cell>
          <table:table-cell office:value-type="float" office:value="30.688992" calcext:value-type="float">
            <text:p>30.688992</text:p>
          </table:table-cell>
          <table:table-cell office:value-type="float" office:value="33.302158" calcext:value-type="float">
            <text:p>33.302158</text:p>
          </table:table-cell>
          <table:table-cell office:value-type="float" office:value="29.795992" calcext:value-type="float">
            <text:p>29.795992</text:p>
          </table:table-cell>
          <table:table-cell office:value-type="float" office:value="32.876366" calcext:value-type="float">
            <text:p>32.876366</text:p>
          </table:table-cell>
          <table:table-cell office:value-type="float" office:value="33.720051" calcext:value-type="float">
            <text:p>33.720051</text:p>
          </table:table-cell>
          <table:table-cell office:value-type="float" office:value="31.123833" calcext:value-type="float">
            <text:p>31.123833</text:p>
          </table:table-cell>
          <table:table-cell office:value-type="float" office:value="30.39282" calcext:value-type="float">
            <text:p>30.39282</text:p>
          </table:table-cell>
          <table:table-cell office:value-type="float" office:value="30.76881" calcext:value-type="float">
            <text:p>30.76881</text:p>
          </table:table-cell>
          <table:table-cell office:value-type="float" office:value="31.725464" calcext:value-type="float">
            <text:p>31.725464</text:p>
          </table:table-cell>
          <table:table-cell office:value-type="float" office:value="31.589081" calcext:value-type="float">
            <text:p>31.589081</text:p>
          </table:table-cell>
          <table:table-cell office:value-type="float" office:value="33.110657" calcext:value-type="float">
            <text:p>33.110657</text:p>
          </table:table-cell>
          <table:table-cell office:value-type="float" office:value="31.616262" calcext:value-type="float">
            <text:p>31.616262</text:p>
          </table:table-cell>
          <table:table-cell office:value-type="float" office:value="33.405182" calcext:value-type="float">
            <text:p>33.405182</text:p>
          </table:table-cell>
          <table:table-cell office:value-type="float" office:value="33.891342" calcext:value-type="float">
            <text:p>33.891342</text:p>
          </table:table-cell>
          <table:table-cell office:value-type="float" office:value="32.228928" calcext:value-type="float">
            <text:p>32.228928</text:p>
          </table:table-cell>
          <table:table-cell office:value-type="float" office:value="31.238195" calcext:value-type="float">
            <text:p>31.238195</text:p>
          </table:table-cell>
          <table:table-cell office:value-type="float" office:value="31.141916" calcext:value-type="float">
            <text:p>31.141916</text:p>
          </table:table-cell>
          <table:table-cell office:value-type="float" office:value="32.743542" calcext:value-type="float">
            <text:p>32.743542</text:p>
          </table:table-cell>
          <table:table-cell office:value-type="float" office:value="31.915276" calcext:value-type="float">
            <text:p>31.915276</text:p>
          </table:table-cell>
          <table:table-cell office:value-type="float" office:value="33.598186" calcext:value-type="float">
            <text:p>33.598186</text:p>
          </table:table-cell>
          <table:table-cell office:value-type="float" office:value="32.425583" calcext:value-type="float">
            <text:p>32.425583</text:p>
          </table:table-cell>
          <table:table-cell office:value-type="float" office:value="33.614056" calcext:value-type="float">
            <text:p>33.614056</text:p>
          </table:table-cell>
          <table:table-cell office:value-type="float" office:value="32.890938" calcext:value-type="float">
            <text:p>32.890938</text:p>
          </table:table-cell>
          <table:table-cell office:value-type="float" office:value="32.05711" calcext:value-type="float">
            <text:p>32.05711</text:p>
          </table:table-cell>
          <table:table-cell office:value-type="float" office:value="33.465839" calcext:value-type="float">
            <text:p>33.465839</text:p>
          </table:table-cell>
          <table:table-cell office:value-type="float" office:value="33.097328" calcext:value-type="float">
            <text:p>33.097328</text:p>
          </table:table-cell>
          <table:table-cell office:value-type="float" office:value="33.354542" calcext:value-type="float">
            <text:p>33.354542</text:p>
          </table:table-cell>
          <table:table-cell office:value-type="float" office:value="34.542416" calcext:value-type="float">
            <text:p>34.542416</text:p>
          </table:table-cell>
          <table:table-cell office:value-type="float" office:value="33.935177" calcext:value-type="float">
            <text:p>33.935177</text:p>
          </table:table-cell>
          <table:table-cell office:value-type="float" office:value="33.872833" calcext:value-type="float">
            <text:p>33.872833</text:p>
          </table:table-cell>
          <table:table-cell office:value-type="float" office:value="33.537788" calcext:value-type="float">
            <text:p>33.537788</text:p>
          </table:table-cell>
          <table:table-cell office:value-type="float" office:value="33.308609" calcext:value-type="float">
            <text:p>33.308609</text:p>
          </table:table-cell>
          <table:table-cell office:value-type="float" office:value="32.228485" calcext:value-type="float">
            <text:p>32.228485</text:p>
          </table:table-cell>
          <table:table-cell office:value-type="float" office:value="33.884205" calcext:value-type="float">
            <text:p>33.884205</text:p>
          </table:table-cell>
          <table:table-cell office:value-type="float" office:value="34.398438" calcext:value-type="float">
            <text:p>34.398438</text:p>
          </table:table-cell>
          <table:table-cell office:value-type="float" office:value="32.793934" calcext:value-type="float">
            <text:p>32.793934</text:p>
          </table:table-cell>
          <table:table-cell office:value-type="float" office:value="33.653118" calcext:value-type="float">
            <text:p>33.653118</text:p>
          </table:table-cell>
          <table:table-cell office:value-type="float" office:value="33.109554" calcext:value-type="float">
            <text:p>33.109554</text:p>
          </table:table-cell>
          <table:table-cell office:value-type="float" office:value="32.988216" calcext:value-type="float">
            <text:p>32.988216</text:p>
          </table:table-cell>
          <table:table-cell office:value-type="float" office:value="33.800861" calcext:value-type="float">
            <text:p>33.800861</text:p>
          </table:table-cell>
          <table:table-cell office:value-type="float" office:value="33.532063" calcext:value-type="float">
            <text:p>33.532063</text:p>
          </table:table-cell>
          <table:table-cell office:value-type="float" office:value="36.153103" calcext:value-type="float">
            <text:p>36.153103</text:p>
          </table:table-cell>
          <table:table-cell office:value-type="float" office:value="34.911655" calcext:value-type="float">
            <text:p>34.911655</text:p>
          </table:table-cell>
          <table:table-cell office:value-type="float" office:value="33.053349" calcext:value-type="float">
            <text:p>33.053349</text:p>
          </table:table-cell>
          <table:table-cell office:value-type="float" office:value="34.652985" calcext:value-type="float">
            <text:p>34.652985</text:p>
          </table:table-cell>
          <table:table-cell office:value-type="float" office:value="36.127403" calcext:value-type="float">
            <text:p>36.127403</text:p>
          </table:table-cell>
          <table:table-cell office:value-type="float" office:value="33.479626" calcext:value-type="float">
            <text:p>33.479626</text:p>
          </table:table-cell>
          <table:table-cell office:value-type="float" office:value="34.696972" calcext:value-type="float">
            <text:p>34.696972</text:p>
          </table:table-cell>
          <table:table-cell office:value-type="float" office:value="33.246979" calcext:value-type="float">
            <text:p>33.246979</text:p>
          </table:table-cell>
          <table:table-cell office:value-type="float" office:value="33.996857" calcext:value-type="float">
            <text:p>33.996857</text:p>
          </table:table-cell>
          <table:table-cell office:value-type="float" office:value="36.241238" calcext:value-type="float">
            <text:p>36.241238</text:p>
          </table:table-cell>
          <table:table-cell office:value-type="float" office:value="33.300045" calcext:value-type="float">
            <text:p>33.300045</text:p>
          </table:table-cell>
          <table:table-cell office:value-type="float" office:value="33.686207" calcext:value-type="float">
            <text:p>33.686207</text:p>
          </table:table-cell>
          <table:table-cell office:value-type="float" office:value="34.312908" calcext:value-type="float">
            <text:p>34.312908</text:p>
          </table:table-cell>
          <table:table-cell office:value-type="float" office:value="34.762058" calcext:value-type="float">
            <text:p>34.762058</text:p>
          </table:table-cell>
          <table:table-cell office:value-type="float" office:value="34.600517" calcext:value-type="float">
            <text:p>34.600517</text:p>
          </table:table-cell>
          <table:table-cell office:value-type="float" office:value="34.045403" calcext:value-type="float">
            <text:p>34.045403</text:p>
          </table:table-cell>
          <table:table-cell office:value-type="float" office:value="34.795189" calcext:value-type="float">
            <text:p>34.795189</text:p>
          </table:table-cell>
          <table:table-cell office:value-type="float" office:value="36.486099" calcext:value-type="float">
            <text:p>36.486099</text:p>
          </table:table-cell>
          <table:table-cell office:value-type="float" office:value="35.482185" calcext:value-type="float">
            <text:p>35.482185</text:p>
          </table:table-cell>
          <table:table-cell office:value-type="float" office:value="35.167454" calcext:value-type="float">
            <text:p>35.167454</text:p>
          </table:table-cell>
          <table:table-cell office:value-type="float" office:value="37.093121" calcext:value-type="float">
            <text:p>37.093121</text:p>
          </table:table-cell>
          <table:table-cell office:value-type="float" office:value="35.396767" calcext:value-type="float">
            <text:p>35.396767</text:p>
          </table:table-cell>
          <table:table-cell office:value-type="float" office:value="35.458042" calcext:value-type="float">
            <text:p>35.458042</text:p>
          </table:table-cell>
          <table:table-cell office:value-type="float" office:value="35.458607" calcext:value-type="float">
            <text:p>35.458607</text:p>
          </table:table-cell>
          <table:table-cell office:value-type="float" office:value="35.521935" calcext:value-type="float">
            <text:p>35.521935</text:p>
          </table:table-cell>
          <table:table-cell office:value-type="float" office:value="34.687328" calcext:value-type="float">
            <text:p>34.687328</text:p>
          </table:table-cell>
          <table:table-cell office:value-type="float" office:value="34.828426" calcext:value-type="float">
            <text:p>34.828426</text:p>
          </table:table-cell>
          <table:table-cell office:value-type="float" office:value="36.689602" calcext:value-type="float">
            <text:p>36.689602</text:p>
          </table:table-cell>
          <table:table-cell office:value-type="float" office:value="37.487881" calcext:value-type="float">
            <text:p>37.487881</text:p>
          </table:table-cell>
          <table:table-cell office:value-type="float" office:value="36.85902" calcext:value-type="float">
            <text:p>36.85902</text:p>
          </table:table-cell>
          <table:table-cell office:value-type="float" office:value="37.284817" calcext:value-type="float">
            <text:p>37.284817</text:p>
          </table:table-cell>
          <table:table-cell office:value-type="float" office:value="36.132874" calcext:value-type="float">
            <text:p>36.132874</text:p>
          </table:table-cell>
          <table:table-cell office:value-type="float" office:value="35.690273" calcext:value-type="float">
            <text:p>35.690273</text:p>
          </table:table-cell>
          <table:table-cell office:value-type="float" office:value="36.397205" calcext:value-type="float">
            <text:p>36.397205</text:p>
          </table:table-cell>
          <table:table-cell office:value-type="float" office:value="35.893387" calcext:value-type="float">
            <text:p>35.893387</text:p>
          </table:table-cell>
          <table:table-cell office:value-type="float" office:value="37.406158" calcext:value-type="float">
            <text:p>37.406158</text:p>
          </table:table-cell>
          <table:table-cell office:value-type="float" office:value="35.528374" calcext:value-type="float">
            <text:p>35.528374</text:p>
          </table:table-cell>
          <table:table-cell office:value-type="float" office:value="36.46788" calcext:value-type="float">
            <text:p>36.46788</text:p>
          </table:table-cell>
          <table:table-cell office:value-type="float" office:value="38.213116" calcext:value-type="float">
            <text:p>38.213116</text:p>
          </table:table-cell>
          <table:table-cell office:value-type="float" office:value="36.990772" calcext:value-type="float">
            <text:p>36.990772</text:p>
          </table:table-cell>
          <table:table-cell office:value-type="float" office:value="38.960125" calcext:value-type="float">
            <text:p>38.960125</text:p>
          </table:table-cell>
          <table:table-cell office:value-type="float" office:value="40.26038" calcext:value-type="float">
            <text:p>40.26038</text:p>
          </table:table-cell>
          <table:table-cell office:value-type="float" office:value="36.539597" calcext:value-type="float">
            <text:p>36.539597</text:p>
          </table:table-cell>
          <table:table-cell office:value-type="float" office:value="36.616348" calcext:value-type="float">
            <text:p>36.616348</text:p>
          </table:table-cell>
          <table:table-cell office:value-type="float" office:value="37.189217" calcext:value-type="float">
            <text:p>37.189217</text:p>
          </table:table-cell>
          <table:table-cell office:value-type="float" office:value="37.877041" calcext:value-type="float">
            <text:p>37.877041</text:p>
          </table:table-cell>
          <table:table-cell office:value-type="float" office:value="36.129864" calcext:value-type="float">
            <text:p>36.129864</text:p>
          </table:table-cell>
          <table:table-cell office:value-type="float" office:value="35.835701" calcext:value-type="float">
            <text:p>35.835701</text:p>
          </table:table-cell>
          <table:table-cell office:value-type="float" office:value="36.543842" calcext:value-type="float">
            <text:p>36.543842</text:p>
          </table:table-cell>
          <table:table-cell office:value-type="float" office:value="36.977978" calcext:value-type="float">
            <text:p>36.977978</text:p>
          </table:table-cell>
          <table:table-cell office:value-type="float" office:value="37.00684" calcext:value-type="float">
            <text:p>37.00684</text:p>
          </table:table-cell>
          <table:table-cell office:value-type="float" office:value="37.99752" calcext:value-type="float">
            <text:p>37.99752</text:p>
          </table:table-cell>
          <table:table-cell office:value-type="float" office:value="39.985821" calcext:value-type="float">
            <text:p>39.985821</text:p>
          </table:table-cell>
          <table:table-cell office:value-type="float" office:value="39.721848" calcext:value-type="float">
            <text:p>39.721848</text:p>
          </table:table-cell>
          <table:table-cell office:value-type="float" office:value="39.860432" calcext:value-type="float">
            <text:p>39.860432</text:p>
          </table:table-cell>
          <table:table-cell office:value-type="float" office:value="39.593941" calcext:value-type="float">
            <text:p>39.593941</text:p>
          </table:table-cell>
          <table:table-cell office:value-type="float" office:value="38.362633" calcext:value-type="float">
            <text:p>38.362633</text:p>
          </table:table-cell>
          <table:table-cell office:value-type="float" office:value="37.222252" calcext:value-type="float">
            <text:p>37.222252</text:p>
          </table:table-cell>
          <table:table-cell office:value-type="float" office:value="37.54068" calcext:value-type="float">
            <text:p>37.54068</text:p>
          </table:table-cell>
          <table:table-cell office:value-type="float" office:value="37.784359" calcext:value-type="float">
            <text:p>37.784359</text:p>
          </table:table-cell>
          <table:table-cell office:value-type="float" office:value="37.476948" calcext:value-type="float">
            <text:p>37.476948</text:p>
          </table:table-cell>
          <table:table-cell office:value-type="float" office:value="39.176353" calcext:value-type="float">
            <text:p>39.176353</text:p>
          </table:table-cell>
          <table:table-cell office:value-type="float" office:value="39.069077" calcext:value-type="float">
            <text:p>39.069077</text:p>
          </table:table-cell>
          <table:table-cell office:value-type="float" office:value="37.115944" calcext:value-type="float">
            <text:p>37.115944</text:p>
          </table:table-cell>
          <table:table-cell office:value-type="float" office:value="38.70533" calcext:value-type="float">
            <text:p>38.70533</text:p>
          </table:table-cell>
          <table:table-cell office:value-type="float" office:value="37.476856" calcext:value-type="float">
            <text:p>37.476856</text:p>
          </table:table-cell>
          <table:table-cell office:value-type="float" office:value="37.768818" calcext:value-type="float">
            <text:p>37.768818</text:p>
          </table:table-cell>
          <table:table-cell office:value-type="float" office:value="39.040215" calcext:value-type="float">
            <text:p>39.040215</text:p>
          </table:table-cell>
          <table:table-cell office:value-type="float" office:value="38.806324" calcext:value-type="float">
            <text:p>38.806324</text:p>
          </table:table-cell>
          <table:table-cell office:value-type="float" office:value="39.689697" calcext:value-type="float">
            <text:p>39.689697</text:p>
          </table:table-cell>
          <table:table-cell office:value-type="float" office:value="40.275726" calcext:value-type="float">
            <text:p>40.275726</text:p>
          </table:table-cell>
          <table:table-cell office:value-type="float" office:value="40.037762" calcext:value-type="float">
            <text:p>40.037762</text:p>
          </table:table-cell>
          <table:table-cell office:value-type="float" office:value="40.982601" calcext:value-type="float">
            <text:p>40.982601</text:p>
          </table:table-cell>
          <table:table-cell office:value-type="float" office:value="38.991405" calcext:value-type="float">
            <text:p>38.991405</text:p>
          </table:table-cell>
          <table:table-cell office:value-type="float" office:value="39.519302" calcext:value-type="float">
            <text:p>39.519302</text:p>
          </table:table-cell>
          <table:table-cell office:value-type="float" office:value="38.279427" calcext:value-type="float">
            <text:p>38.279427</text:p>
          </table:table-cell>
          <table:table-cell office:value-type="float" office:value="40.829796" calcext:value-type="float">
            <text:p>40.829796</text:p>
          </table:table-cell>
          <table:table-cell office:value-type="float" office:value="39.493519" calcext:value-type="float">
            <text:p>39.493519</text:p>
          </table:table-cell>
          <table:table-cell office:value-type="float" office:value="38.642239" calcext:value-type="float">
            <text:p>38.642239</text:p>
          </table:table-cell>
          <table:table-cell office:value-type="float" office:value="38.773067" calcext:value-type="float">
            <text:p>38.773067</text:p>
          </table:table-cell>
          <table:table-cell office:value-type="float" office:value="39.816429" calcext:value-type="float">
            <text:p>39.816429</text:p>
          </table:table-cell>
          <table:table-cell office:value-type="float" office:value="40.535831" calcext:value-type="float">
            <text:p>40.535831</text:p>
          </table:table-cell>
          <table:table-cell office:value-type="float" office:value="39.730129" calcext:value-type="float">
            <text:p>39.730129</text:p>
          </table:table-cell>
          <table:table-cell office:value-type="float" office:value="41.492908" calcext:value-type="float">
            <text:p>41.492908</text:p>
          </table:table-cell>
          <table:table-cell office:value-type="float" office:value="41.637566" calcext:value-type="float">
            <text:p>41.637566</text:p>
          </table:table-cell>
          <table:table-cell office:value-type="float" office:value="41.51741" calcext:value-type="float">
            <text:p>41.51741</text:p>
          </table:table-cell>
          <table:table-cell office:value-type="float" office:value="38.4011" calcext:value-type="float">
            <text:p>38.4011</text:p>
          </table:table-cell>
          <table:table-cell office:value-type="float" office:value="41.709385" calcext:value-type="float">
            <text:p>41.709385</text:p>
          </table:table-cell>
          <table:table-cell office:value-type="float" office:value="39.622887" calcext:value-type="float">
            <text:p>39.622887</text:p>
          </table:table-cell>
          <table:table-cell office:value-type="float" office:value="42.157536" calcext:value-type="float">
            <text:p>42.157536</text:p>
          </table:table-cell>
          <table:table-cell office:value-type="float" office:value="40.106743" calcext:value-type="float">
            <text:p>40.106743</text:p>
          </table:table-cell>
          <table:table-cell office:value-type="float" office:value="39.578159" calcext:value-type="float">
            <text:p>39.578159</text:p>
          </table:table-cell>
          <table:table-cell office:value-type="float" office:value="39.723495" calcext:value-type="float">
            <text:p>39.723495</text:p>
          </table:table-cell>
          <table:table-cell office:value-type="float" office:value="41.359306" calcext:value-type="float">
            <text:p>41.359306</text:p>
          </table:table-cell>
          <table:table-cell office:value-type="float" office:value="39.555714" calcext:value-type="float">
            <text:p>39.555714</text:p>
          </table:table-cell>
          <table:table-cell office:value-type="float" office:value="41.330547" calcext:value-type="float">
            <text:p>41.330547</text:p>
          </table:table-cell>
          <table:table-cell office:value-type="float" office:value="43.321991" calcext:value-type="float">
            <text:p>43.321991</text:p>
          </table:table-cell>
          <table:table-cell office:value-type="float" office:value="39.848156" calcext:value-type="float">
            <text:p>39.848156</text:p>
          </table:table-cell>
          <table:table-cell office:value-type="float" office:value="42.208378" calcext:value-type="float">
            <text:p>42.208378</text:p>
          </table:table-cell>
          <table:table-cell office:value-type="float" office:value="40.583832" calcext:value-type="float">
            <text:p>40.583832</text:p>
          </table:table-cell>
          <table:table-cell office:value-type="float" office:value="43.578712" calcext:value-type="float">
            <text:p>43.578712</text:p>
          </table:table-cell>
          <table:table-cell office:value-type="float" office:value="40.233307" calcext:value-type="float">
            <text:p>40.233307</text:p>
          </table:table-cell>
          <table:table-cell office:value-type="float" office:value="43.141834" calcext:value-type="float">
            <text:p>43.141834</text:p>
          </table:table-cell>
          <table:table-cell office:value-type="float" office:value="40.935596" calcext:value-type="float">
            <text:p>40.935596</text:p>
          </table:table-cell>
          <table:table-cell office:value-type="float" office:value="42.464024" calcext:value-type="float">
            <text:p>42.464024</text:p>
          </table:table-cell>
          <table:table-cell office:value-type="float" office:value="43.541504" calcext:value-type="float">
            <text:p>43.541504</text:p>
          </table:table-cell>
          <table:table-cell office:value-type="float" office:value="42.409927" calcext:value-type="float">
            <text:p>42.409927</text:p>
          </table:table-cell>
          <table:table-cell office:value-type="float" office:value="44.304523" calcext:value-type="float">
            <text:p>44.304523</text:p>
          </table:table-cell>
          <table:table-cell office:value-type="float" office:value="41.738201" calcext:value-type="float">
            <text:p>41.738201</text:p>
          </table:table-cell>
          <table:table-cell office:value-type="float" office:value="43.085159" calcext:value-type="float">
            <text:p>43.085159</text:p>
          </table:table-cell>
          <table:table-cell office:value-type="float" office:value="42.518784" calcext:value-type="float">
            <text:p>42.518784</text:p>
          </table:table-cell>
          <table:table-cell office:value-type="float" office:value="43.007591" calcext:value-type="float">
            <text:p>43.007591</text:p>
          </table:table-cell>
          <table:table-cell office:value-type="float" office:value="40.745773" calcext:value-type="float">
            <text:p>40.745773</text:p>
          </table:table-cell>
          <table:table-cell office:value-type="float" office:value="43.616535" calcext:value-type="float">
            <text:p>43.616535</text:p>
          </table:table-cell>
          <table:table-cell office:value-type="float" office:value="43.831608" calcext:value-type="float">
            <text:p>43.831608</text:p>
          </table:table-cell>
          <table:table-cell office:value-type="float" office:value="43.647095" calcext:value-type="float">
            <text:p>43.647095</text:p>
          </table:table-cell>
          <table:table-cell office:value-type="float" office:value="41.979469" calcext:value-type="float">
            <text:p>41.979469</text:p>
          </table:table-cell>
          <table:table-cell office:value-type="float" office:value="43.549751" calcext:value-type="float">
            <text:p>43.549751</text:p>
          </table:table-cell>
          <table:table-cell office:value-type="float" office:value="41.44215" calcext:value-type="float">
            <text:p>41.44215</text:p>
          </table:table-cell>
          <table:table-cell office:value-type="float" office:value="42.676098" calcext:value-type="float">
            <text:p>42.676098</text:p>
          </table:table-cell>
          <table:table-cell office:value-type="float" office:value="41.889202" calcext:value-type="float">
            <text:p>41.889202</text:p>
          </table:table-cell>
          <table:table-cell office:value-type="float" office:value="42.941551" calcext:value-type="float">
            <text:p>42.941551</text:p>
          </table:table-cell>
          <table:table-cell office:value-type="float" office:value="44.977638" calcext:value-type="float">
            <text:p>44.977638</text:p>
          </table:table-cell>
          <table:table-cell office:value-type="float" office:value="43.057671" calcext:value-type="float">
            <text:p>43.057671</text:p>
          </table:table-cell>
          <table:table-cell office:value-type="float" office:value="43.912659" calcext:value-type="float">
            <text:p>43.912659</text:p>
          </table:table-cell>
          <table:table-cell office:value-type="float" office:value="42.572044" calcext:value-type="float">
            <text:p>42.572044</text:p>
          </table:table-cell>
          <table:table-cell office:value-type="float" office:value="44.525696" calcext:value-type="float">
            <text:p>44.525696</text:p>
          </table:table-cell>
          <table:table-cell office:value-type="float" office:value="45.105743" calcext:value-type="float">
            <text:p>45.105743</text:p>
          </table:table-cell>
          <table:table-cell office:value-type="float" office:value="43.153839" calcext:value-type="float">
            <text:p>43.153839</text:p>
          </table:table-cell>
          <table:table-cell office:value-type="float" office:value="45.227291" calcext:value-type="float">
            <text:p>45.227291</text:p>
          </table:table-cell>
          <table:table-cell office:value-type="float" office:value="42.332325" calcext:value-type="float">
            <text:p>42.332325</text:p>
          </table:table-cell>
          <table:table-cell office:value-type="float" office:value="44.538223" calcext:value-type="float">
            <text:p>44.538223</text:p>
          </table:table-cell>
          <table:table-cell office:value-type="float" office:value="45.16534" calcext:value-type="float">
            <text:p>45.16534</text:p>
          </table:table-cell>
          <table:table-cell office:value-type="float" office:value="45.618954" calcext:value-type="float">
            <text:p>45.618954</text:p>
          </table:table-cell>
          <table:table-cell office:value-type="float" office:value="46.892838" calcext:value-type="float">
            <text:p>46.892838</text:p>
          </table:table-cell>
          <table:table-cell office:value-type="float" office:value="41.995804" calcext:value-type="float">
            <text:p>41.995804</text:p>
          </table:table-cell>
          <table:table-cell office:value-type="float" office:value="42.659374" calcext:value-type="float">
            <text:p>42.659374</text:p>
          </table:table-cell>
          <table:table-cell office:value-type="float" office:value="42.248177" calcext:value-type="float">
            <text:p>42.248177</text:p>
          </table:table-cell>
          <table:table-cell office:value-type="float" office:value="44.679958" calcext:value-type="float">
            <text:p>44.679958</text:p>
          </table:table-cell>
          <table:table-cell office:value-type="float" office:value="44.477333" calcext:value-type="float">
            <text:p>44.477333</text:p>
          </table:table-cell>
          <table:table-cell office:value-type="float" office:value="42.413868" calcext:value-type="float">
            <text:p>42.413868</text:p>
          </table:table-cell>
          <table:table-cell office:value-type="float" office:value="44.553913" calcext:value-type="float">
            <text:p>44.553913</text:p>
          </table:table-cell>
          <table:table-cell office:value-type="float" office:value="43.053974" calcext:value-type="float">
            <text:p>43.053974</text:p>
          </table:table-cell>
          <table:table-cell office:value-type="float" office:value="43.394577" calcext:value-type="float">
            <text:p>43.394577</text:p>
          </table:table-cell>
          <table:table-cell office:value-type="float" office:value="44.721745" calcext:value-type="float">
            <text:p>44.721745</text:p>
          </table:table-cell>
          <table:table-cell office:value-type="float" office:value="43.248119" calcext:value-type="float">
            <text:p>43.248119</text:p>
          </table:table-cell>
          <table:table-cell office:value-type="float" office:value="43.392536" calcext:value-type="float">
            <text:p>43.392536</text:p>
          </table:table-cell>
          <table:table-cell office:value-type="float" office:value="45.285969" calcext:value-type="float">
            <text:p>45.285969</text:p>
          </table:table-cell>
          <table:table-cell office:value-type="float" office:value="44.097115" calcext:value-type="float">
            <text:p>44.097115</text:p>
          </table:table-cell>
          <table:table-cell office:value-type="float" office:value="44.911224" calcext:value-type="float">
            <text:p>44.911224</text:p>
          </table:table-cell>
          <table:table-cell office:value-type="float" office:value="42.678562" calcext:value-type="float">
            <text:p>42.678562</text:p>
          </table:table-cell>
          <table:table-cell office:value-type="float" office:value="43.711929" calcext:value-type="float">
            <text:p>43.711929</text:p>
          </table:table-cell>
          <table:table-cell office:value-type="float" office:value="44.358681" calcext:value-type="float">
            <text:p>44.358681</text:p>
          </table:table-cell>
          <table:table-cell office:value-type="float" office:value="44.863945" calcext:value-type="float">
            <text:p>44.863945</text:p>
          </table:table-cell>
          <table:table-cell office:value-type="float" office:value="43.862671" calcext:value-type="float">
            <text:p>43.862671</text:p>
          </table:table-cell>
          <table:table-cell office:value-type="float" office:value="49.05521" calcext:value-type="float">
            <text:p>49.05521</text:p>
          </table:table-cell>
          <table:table-cell office:value-type="float" office:value="46.300842" calcext:value-type="float">
            <text:p>46.300842</text:p>
          </table:table-cell>
          <table:table-cell office:value-type="float" office:value="45.194775" calcext:value-type="float">
            <text:p>45.194775</text:p>
          </table:table-cell>
          <table:table-cell office:value-type="float" office:value="49.491631" calcext:value-type="float">
            <text:p>49.491631</text:p>
          </table:table-cell>
          <table:table-cell office:value-type="float" office:value="45.922768" calcext:value-type="float">
            <text:p>45.922768</text:p>
          </table:table-cell>
          <table:table-cell office:value-type="float" office:value="47.482204" calcext:value-type="float">
            <text:p>47.482204</text:p>
          </table:table-cell>
          <table:table-cell office:value-type="float" office:value="46.193047" calcext:value-type="float">
            <text:p>46.193047</text:p>
          </table:table-cell>
          <table:table-cell office:value-type="float" office:value="47.725712" calcext:value-type="float">
            <text:p>47.725712</text:p>
          </table:table-cell>
          <table:table-cell office:value-type="float" office:value="46.162136" calcext:value-type="float">
            <text:p>46.162136</text:p>
          </table:table-cell>
          <table:table-cell office:value-type="float" office:value="47.506104" calcext:value-type="float">
            <text:p>47.506104</text:p>
          </table:table-cell>
          <table:table-cell office:value-type="float" office:value="47.504913" calcext:value-type="float">
            <text:p>47.504913</text:p>
          </table:table-cell>
          <table:table-cell office:value-type="float" office:value="46.258465" calcext:value-type="float">
            <text:p>46.258465</text:p>
          </table:table-cell>
          <table:table-cell office:value-type="float" office:value="47.388081" calcext:value-type="float">
            <text:p>47.388081</text:p>
          </table:table-cell>
          <table:table-cell office:value-type="float" office:value="46.977455" calcext:value-type="float">
            <text:p>46.977455</text:p>
          </table:table-cell>
          <table:table-cell office:value-type="float" office:value="48.898502" calcext:value-type="float">
            <text:p>48.898502</text:p>
          </table:table-cell>
          <table:table-cell office:value-type="float" office:value="49.239258" calcext:value-type="float">
            <text:p>49.239258</text:p>
          </table:table-cell>
          <table:table-cell office:value-type="float" office:value="47.487431" calcext:value-type="float">
            <text:p>47.487431</text:p>
          </table:table-cell>
          <table:table-cell office:value-type="float" office:value="47.906815" calcext:value-type="float">
            <text:p>47.906815</text:p>
          </table:table-cell>
          <table:table-cell office:value-type="float" office:value="48.351189" calcext:value-type="float">
            <text:p>48.351189</text:p>
          </table:table-cell>
          <table:table-cell office:value-type="float" office:value="49.278091" calcext:value-type="float">
            <text:p>49.278091</text:p>
          </table:table-cell>
          <table:table-cell office:value-type="float" office:value="47.748878" calcext:value-type="float">
            <text:p>47.748878</text:p>
          </table:table-cell>
          <table:table-cell office:value-type="float" office:value="47.407711" calcext:value-type="float">
            <text:p>47.407711</text:p>
          </table:table-cell>
          <table:table-cell office:value-type="float" office:value="46.171413" calcext:value-type="float">
            <text:p>46.171413</text:p>
          </table:table-cell>
          <table:table-cell office:value-type="float" office:value="47.4347" calcext:value-type="float">
            <text:p>47.4347</text:p>
          </table:table-cell>
          <table:table-cell office:value-type="float" office:value="48.034569" calcext:value-type="float">
            <text:p>48.034569</text:p>
          </table:table-cell>
          <table:table-cell office:value-type="float" office:value="47.547413" calcext:value-type="float">
            <text:p>47.547413</text:p>
          </table:table-cell>
          <table:table-cell office:value-type="float" office:value="47.819641" calcext:value-type="float">
            <text:p>47.819641</text:p>
          </table:table-cell>
          <table:table-cell office:value-type="float" office:value="47.533749" calcext:value-type="float">
            <text:p>47.533749</text:p>
          </table:table-cell>
          <table:table-cell office:value-type="float" office:value="46.164593" calcext:value-type="float">
            <text:p>46.164593</text:p>
          </table:table-cell>
          <table:table-cell office:value-type="float" office:value="48.355072" calcext:value-type="float">
            <text:p>48.355072</text:p>
          </table:table-cell>
          <table:table-cell office:value-type="float" office:value="49.759609" calcext:value-type="float">
            <text:p>49.759609</text:p>
          </table:table-cell>
          <table:table-cell office:value-type="float" office:value="50.372738" calcext:value-type="float">
            <text:p>50.372738</text:p>
          </table:table-cell>
          <table:table-cell office:value-type="float" office:value="48.784061" calcext:value-type="float">
            <text:p>48.784061</text:p>
          </table:table-cell>
          <table:table-cell office:value-type="float" office:value="49.075279" calcext:value-type="float">
            <text:p>49.075279</text:p>
          </table:table-cell>
          <table:table-cell office:value-type="float" office:value="48.944206" calcext:value-type="float">
            <text:p>48.944206</text:p>
          </table:table-cell>
          <table:table-cell office:value-type="float" office:value="48.660271" calcext:value-type="float">
            <text:p>48.660271</text:p>
          </table:table-cell>
          <table:table-cell office:value-type="float" office:value="49.873989" calcext:value-type="float">
            <text:p>49.873989</text:p>
          </table:table-cell>
          <table:table-cell office:value-type="float" office:value="49.19854" calcext:value-type="float">
            <text:p>49.19854</text:p>
          </table:table-cell>
          <table:table-cell office:value-type="float" office:value="49.291672" calcext:value-type="float">
            <text:p>49.291672</text:p>
          </table:table-cell>
          <table:table-cell office:value-type="float" office:value="50.261517" calcext:value-type="float">
            <text:p>50.261517</text:p>
          </table:table-cell>
          <table:table-cell office:value-type="float" office:value="50.440643" calcext:value-type="float">
            <text:p>50.440643</text:p>
          </table:table-cell>
          <table:table-cell office:value-type="float" office:value="50.374073" calcext:value-type="float">
            <text:p>50.374073</text:p>
          </table:table-cell>
          <table:table-cell office:value-type="float" office:value="49.601913" calcext:value-type="float">
            <text:p>49.601913</text:p>
          </table:table-cell>
          <table:table-cell office:value-type="float" office:value="51.078312" calcext:value-type="float">
            <text:p>51.078312</text:p>
          </table:table-cell>
          <table:table-cell office:value-type="float" office:value="50.320786" calcext:value-type="float">
            <text:p>50.320786</text:p>
          </table:table-cell>
          <table:table-cell office:value-type="float" office:value="50.259094" calcext:value-type="float">
            <text:p>50.259094</text:p>
          </table:table-cell>
          <table:table-cell office:value-type="float" office:value="50.517189" calcext:value-type="float">
            <text:p>50.517189</text:p>
          </table:table-cell>
          <table:table-cell office:value-type="float" office:value="49.099239" calcext:value-type="float">
            <text:p>49.099239</text:p>
          </table:table-cell>
          <table:table-cell office:value-type="float" office:value="50.299198" calcext:value-type="float">
            <text:p>50.299198</text:p>
          </table:table-cell>
          <table:table-cell office:value-type="float" office:value="49.197109" calcext:value-type="float">
            <text:p>49.197109</text:p>
          </table:table-cell>
          <table:table-cell office:value-type="float" office:value="50.897957" calcext:value-type="float">
            <text:p>50.897957</text:p>
          </table:table-cell>
          <table:table-cell office:value-type="float" office:value="48.906311" calcext:value-type="float">
            <text:p>48.906311</text:p>
          </table:table-cell>
          <table:table-cell office:value-type="float" office:value="50.50486" calcext:value-type="float">
            <text:p>50.50486</text:p>
          </table:table-cell>
          <table:table-cell office:value-type="float" office:value="51.644306" calcext:value-type="float">
            <text:p>51.644306</text:p>
          </table:table-cell>
          <table:table-cell office:value-type="float" office:value="52.048317" calcext:value-type="float">
            <text:p>52.048317</text:p>
          </table:table-cell>
          <table:table-cell office:value-type="float" office:value="51.317665" calcext:value-type="float">
            <text:p>51.317665</text:p>
          </table:table-cell>
          <table:table-cell office:value-type="float" office:value="49.614922" calcext:value-type="float">
            <text:p>49.614922</text:p>
          </table:table-cell>
          <table:table-cell office:value-type="float" office:value="51.007462" calcext:value-type="float">
            <text:p>51.007462</text:p>
          </table:table-cell>
          <table:table-cell office:value-type="float" office:value="51.573318" calcext:value-type="float">
            <text:p>51.573318</text:p>
          </table:table-cell>
          <table:table-cell office:value-type="float" office:value="50.063263" calcext:value-type="float">
            <text:p>50.063263</text:p>
          </table:table-cell>
          <table:table-cell office:value-type="float" office:value="51.775078" calcext:value-type="float">
            <text:p>51.775078</text:p>
          </table:table-cell>
          <table:table-cell office:value-type="float" office:value="50.87204" calcext:value-type="float">
            <text:p>50.87204</text:p>
          </table:table-cell>
          <table:table-cell office:value-type="float" office:value="52.32589" calcext:value-type="float">
            <text:p>52.32589</text:p>
          </table:table-cell>
          <table:table-cell office:value-type="float" office:value="50.458092" calcext:value-type="float">
            <text:p>50.458092</text:p>
          </table:table-cell>
          <table:table-cell office:value-type="float" office:value="52.325302" calcext:value-type="float">
            <text:p>52.325302</text:p>
          </table:table-cell>
          <table:table-cell office:value-type="float" office:value="50.960751" calcext:value-type="float">
            <text:p>50.960751</text:p>
          </table:table-cell>
          <table:table-cell office:value-type="float" office:value="51.511391" calcext:value-type="float">
            <text:p>51.511391</text:p>
          </table:table-cell>
          <table:table-cell office:value-type="float" office:value="52.403656" calcext:value-type="float">
            <text:p>52.403656</text:p>
          </table:table-cell>
          <table:table-cell office:value-type="float" office:value="52.185406" calcext:value-type="float">
            <text:p>52.185406</text:p>
          </table:table-cell>
          <table:table-cell office:value-type="float" office:value="50.478912" calcext:value-type="float">
            <text:p>50.478912</text:p>
          </table:table-cell>
          <table:table-cell office:value-type="float" office:value="52.261925" calcext:value-type="float">
            <text:p>52.261925</text:p>
          </table:table-cell>
          <table:table-cell office:value-type="float" office:value="52.665302" calcext:value-type="float">
            <text:p>52.665302</text:p>
          </table:table-cell>
          <table:table-cell office:value-type="float" office:value="50.999962" calcext:value-type="float">
            <text:p>50.999962</text:p>
          </table:table-cell>
          <table:table-cell office:value-type="float" office:value="52.429325" calcext:value-type="float">
            <text:p>52.429325</text:p>
          </table:table-cell>
          <table:table-cell office:value-type="float" office:value="51.220455" calcext:value-type="float">
            <text:p>51.220455</text:p>
          </table:table-cell>
          <table:table-cell office:value-type="float" office:value="51.648697" calcext:value-type="float">
            <text:p>51.648697</text:p>
          </table:table-cell>
          <table:table-cell office:value-type="float" office:value="52.010559" calcext:value-type="float">
            <text:p>52.010559</text:p>
          </table:table-cell>
          <table:table-cell office:value-type="float" office:value="50.604282" calcext:value-type="float">
            <text:p>50.604282</text:p>
          </table:table-cell>
          <table:table-cell office:value-type="float" office:value="54.225658" calcext:value-type="float">
            <text:p>54.225658</text:p>
          </table:table-cell>
          <table:table-cell office:value-type="float" office:value="52.078533" calcext:value-type="float">
            <text:p>52.078533</text:p>
          </table:table-cell>
          <table:table-cell office:value-type="float" office:value="53.160179" calcext:value-type="float">
            <text:p>53.160179</text:p>
          </table:table-cell>
          <table:table-cell office:value-type="float" office:value="49.941448" calcext:value-type="float">
            <text:p>49.941448</text:p>
          </table:table-cell>
          <table:table-cell office:value-type="float" office:value="53.561852" calcext:value-type="float">
            <text:p>53.561852</text:p>
          </table:table-cell>
          <table:table-cell office:value-type="float" office:value="54.46891" calcext:value-type="float">
            <text:p>54.46891</text:p>
          </table:table-cell>
          <table:table-cell office:value-type="float" office:value="52.52401" calcext:value-type="float">
            <text:p>52.52401</text:p>
          </table:table-cell>
          <table:table-cell office:value-type="float" office:value="50.963818" calcext:value-type="float">
            <text:p>50.963818</text:p>
          </table:table-cell>
          <table:table-cell office:value-type="float" office:value="53.328812" calcext:value-type="float">
            <text:p>53.328812</text:p>
          </table:table-cell>
          <table:table-cell office:value-type="float" office:value="53.685925" calcext:value-type="float">
            <text:p>53.685925</text:p>
          </table:table-cell>
          <table:table-cell office:value-type="float" office:value="51.71946" calcext:value-type="float">
            <text:p>51.71946</text:p>
          </table:table-cell>
          <table:table-cell office:value-type="float" office:value="49.992393" calcext:value-type="float">
            <text:p>49.992393</text:p>
          </table:table-cell>
          <table:table-cell office:value-type="float" office:value="55.256332" calcext:value-type="float">
            <text:p>55.256332</text:p>
          </table:table-cell>
          <table:table-cell office:value-type="float" office:value="51.919334" calcext:value-type="float">
            <text:p>51.919334</text:p>
          </table:table-cell>
          <table:table-cell office:value-type="float" office:value="53.736465" calcext:value-type="float">
            <text:p>53.736465</text:p>
          </table:table-cell>
          <table:table-cell office:value-type="float" office:value="52.236546" calcext:value-type="float">
            <text:p>52.236546</text:p>
          </table:table-cell>
          <table:table-cell office:value-type="float" office:value="54.802807" calcext:value-type="float">
            <text:p>54.802807</text:p>
          </table:table-cell>
          <table:table-cell office:value-type="float" office:value="53.184727" calcext:value-type="float">
            <text:p>53.184727</text:p>
          </table:table-cell>
          <table:table-cell office:value-type="float" office:value="54.649647" calcext:value-type="float">
            <text:p>54.649647</text:p>
          </table:table-cell>
          <table:table-cell office:value-type="float" office:value="53.367828" calcext:value-type="float">
            <text:p>53.367828</text:p>
          </table:table-cell>
          <table:table-cell office:value-type="float" office:value="54.523685" calcext:value-type="float">
            <text:p>54.523685</text:p>
          </table:table-cell>
          <table:table-cell office:value-type="float" office:value="54.517971" calcext:value-type="float">
            <text:p>54.517971</text:p>
          </table:table-cell>
          <table:table-cell office:value-type="float" office:value="54.088055" calcext:value-type="float">
            <text:p>54.088055</text:p>
          </table:table-cell>
          <table:table-cell office:value-type="float" office:value="54.799786" calcext:value-type="float">
            <text:p>54.799786</text:p>
          </table:table-cell>
          <table:table-cell office:value-type="float" office:value="53.229965" calcext:value-type="float">
            <text:p>53.229965</text:p>
          </table:table-cell>
          <table:table-cell office:value-type="float" office:value="55.058434" calcext:value-type="float">
            <text:p>55.058434</text:p>
          </table:table-cell>
          <table:table-cell office:value-type="float" office:value="54.635098" calcext:value-type="float">
            <text:p>54.635098</text:p>
          </table:table-cell>
          <table:table-cell office:value-type="float" office:value="53.399017" calcext:value-type="float">
            <text:p>53.399017</text:p>
          </table:table-cell>
          <table:table-cell office:value-type="float" office:value="53.090183" calcext:value-type="float">
            <text:p>53.090183</text:p>
          </table:table-cell>
          <table:table-cell office:value-type="float" office:value="52.131844" calcext:value-type="float">
            <text:p>52.131844</text:p>
          </table:table-cell>
          <table:table-cell office:value-type="float" office:value="54.131744" calcext:value-type="float">
            <text:p>54.131744</text:p>
          </table:table-cell>
          <table:table-cell office:value-type="float" office:value="54.603344" calcext:value-type="float">
            <text:p>54.603344</text:p>
          </table:table-cell>
          <table:table-cell office:value-type="float" office:value="55.952305" calcext:value-type="float">
            <text:p>55.952305</text:p>
          </table:table-cell>
          <table:table-cell office:value-type="float" office:value="53.206013" calcext:value-type="float">
            <text:p>53.206013</text:p>
          </table:table-cell>
          <table:table-cell office:value-type="float" office:value="52.905224" calcext:value-type="float">
            <text:p>52.905224</text:p>
          </table:table-cell>
          <table:table-cell office:value-type="float" office:value="55.952675" calcext:value-type="float">
            <text:p>55.952675</text:p>
          </table:table-cell>
          <table:table-cell office:value-type="float" office:value="54.080448" calcext:value-type="float">
            <text:p>54.080448</text:p>
          </table:table-cell>
          <table:table-cell office:value-type="float" office:value="52.392303" calcext:value-type="float">
            <text:p>52.392303</text:p>
          </table:table-cell>
          <table:table-cell office:value-type="float" office:value="54.705559" calcext:value-type="float">
            <text:p>54.705559</text:p>
          </table:table-cell>
          <table:table-cell office:value-type="float" office:value="55.237831" calcext:value-type="float">
            <text:p>55.237831</text:p>
          </table:table-cell>
          <table:table-cell office:value-type="float" office:value="54.494331" calcext:value-type="float">
            <text:p>54.494331</text:p>
          </table:table-cell>
          <table:table-cell office:value-type="float" office:value="55.059803" calcext:value-type="float">
            <text:p>55.059803</text:p>
          </table:table-cell>
          <table:table-cell office:value-type="float" office:value="54.959663" calcext:value-type="float">
            <text:p>54.959663</text:p>
          </table:table-cell>
          <table:table-cell office:value-type="float" office:value="56.696903" calcext:value-type="float">
            <text:p>56.696903</text:p>
          </table:table-cell>
          <table:table-cell office:value-type="float" office:value="56.994186" calcext:value-type="float">
            <text:p>56.994186</text:p>
          </table:table-cell>
          <table:table-cell office:value-type="float" office:value="54.966202" calcext:value-type="float">
            <text:p>54.966202</text:p>
          </table:table-cell>
          <table:table-cell office:value-type="float" office:value="56.871304" calcext:value-type="float">
            <text:p>56.871304</text:p>
          </table:table-cell>
          <table:table-cell office:value-type="float" office:value="54.031765" calcext:value-type="float">
            <text:p>54.031765</text:p>
          </table:table-cell>
          <table:table-cell office:value-type="float" office:value="57.648865" calcext:value-type="float">
            <text:p>57.648865</text:p>
          </table:table-cell>
          <table:table-cell office:value-type="float" office:value="56.881416" calcext:value-type="float">
            <text:p>56.881416</text:p>
          </table:table-cell>
          <table:table-cell office:value-type="float" office:value="59.880135" calcext:value-type="float">
            <text:p>59.880135</text:p>
          </table:table-cell>
          <table:table-cell office:value-type="float" office:value="59.306896" calcext:value-type="float">
            <text:p>59.306896</text:p>
          </table:table-cell>
          <table:table-cell office:value-type="float" office:value="57.507114" calcext:value-type="float">
            <text:p>57.507114</text:p>
          </table:table-cell>
          <table:table-cell office:value-type="float" office:value="55.966743" calcext:value-type="float">
            <text:p>55.966743</text:p>
          </table:table-cell>
          <table:table-cell office:value-type="float" office:value="56.521709" calcext:value-type="float">
            <text:p>56.521709</text:p>
          </table:table-cell>
          <table:table-cell office:value-type="float" office:value="58.7439" calcext:value-type="float">
            <text:p>58.7439</text:p>
          </table:table-cell>
          <table:table-cell office:value-type="float" office:value="55.088638" calcext:value-type="float">
            <text:p>55.088638</text:p>
          </table:table-cell>
          <table:table-cell office:value-type="float" office:value="58.192139" calcext:value-type="float">
            <text:p>58.192139</text:p>
          </table:table-cell>
          <table:table-cell office:value-type="float" office:value="57.32766" calcext:value-type="float">
            <text:p>57.32766</text:p>
          </table:table-cell>
          <table:table-cell office:value-type="float" office:value="55.5966" calcext:value-type="float">
            <text:p>55.5966</text:p>
          </table:table-cell>
          <table:table-cell office:value-type="float" office:value="55.625984" calcext:value-type="float">
            <text:p>55.625984</text:p>
          </table:table-cell>
          <table:table-cell office:value-type="float" office:value="56.474709" calcext:value-type="float">
            <text:p>56.474709</text:p>
          </table:table-cell>
          <table:table-cell office:value-type="float" office:value="57.13205" calcext:value-type="float">
            <text:p>57.13205</text:p>
          </table:table-cell>
          <table:table-cell office:value-type="float" office:value="55.71217" calcext:value-type="float">
            <text:p>55.71217</text:p>
          </table:table-cell>
          <table:table-cell office:value-type="float" office:value="57.082153" calcext:value-type="float">
            <text:p>57.082153</text:p>
          </table:table-cell>
          <table:table-cell office:value-type="float" office:value="58.704166" calcext:value-type="float">
            <text:p>58.704166</text:p>
          </table:table-cell>
          <table:table-cell office:value-type="float" office:value="55.522049" calcext:value-type="float">
            <text:p>55.522049</text:p>
          </table:table-cell>
          <table:table-cell office:value-type="float" office:value="56.995556" calcext:value-type="float">
            <text:p>56.995556</text:p>
          </table:table-cell>
          <table:table-cell office:value-type="float" office:value="55.193665" calcext:value-type="float">
            <text:p>55.193665</text:p>
          </table:table-cell>
          <table:table-cell office:value-type="float" office:value="56.072994" calcext:value-type="float">
            <text:p>56.072994</text:p>
          </table:table-cell>
          <table:table-cell office:value-type="float" office:value="56.447876" calcext:value-type="float">
            <text:p>56.447876</text:p>
          </table:table-cell>
          <table:table-cell office:value-type="float" office:value="56.856998" calcext:value-type="float">
            <text:p>56.856998</text:p>
          </table:table-cell>
          <table:table-cell office:value-type="float" office:value="55.890446" calcext:value-type="float">
            <text:p>55.890446</text:p>
          </table:table-cell>
          <table:table-cell office:value-type="float" office:value="57.643543" calcext:value-type="float">
            <text:p>57.643543</text:p>
          </table:table-cell>
          <table:table-cell office:value-type="float" office:value="56.497799" calcext:value-type="float">
            <text:p>56.497799</text:p>
          </table:table-cell>
          <table:table-cell office:value-type="float" office:value="56.85062" calcext:value-type="float">
            <text:p>56.85062</text:p>
          </table:table-cell>
          <table:table-cell office:value-type="float" office:value="57.879856" calcext:value-type="float">
            <text:p>57.879856</text:p>
          </table:table-cell>
          <table:table-cell office:value-type="float" office:value="57.208015" calcext:value-type="float">
            <text:p>57.208015</text:p>
          </table:table-cell>
          <table:table-cell office:value-type="float" office:value="58.592796" calcext:value-type="float">
            <text:p>58.592796</text:p>
          </table:table-cell>
          <table:table-cell office:value-type="float" office:value="57.373127" calcext:value-type="float">
            <text:p>57.373127</text:p>
          </table:table-cell>
          <table:table-cell office:value-type="float" office:value="56.344364" calcext:value-type="float">
            <text:p>56.344364</text:p>
          </table:table-cell>
          <table:table-cell office:value-type="float" office:value="56.187607" calcext:value-type="float">
            <text:p>56.187607</text:p>
          </table:table-cell>
          <table:table-cell office:value-type="float" office:value="57.917789" calcext:value-type="float">
            <text:p>57.917789</text:p>
          </table:table-cell>
          <table:table-cell office:value-type="float" office:value="59.863422" calcext:value-type="float">
            <text:p>59.863422</text:p>
          </table:table-cell>
          <table:table-cell office:value-type="float" office:value="57.130985" calcext:value-type="float">
            <text:p>57.130985</text:p>
          </table:table-cell>
          <table:table-cell office:value-type="float" office:value="58.491177" calcext:value-type="float">
            <text:p>58.491177</text:p>
          </table:table-cell>
          <table:table-cell office:value-type="float" office:value="58.682411" calcext:value-type="float">
            <text:p>58.682411</text:p>
          </table:table-cell>
          <table:table-cell office:value-type="float" office:value="59.517586" calcext:value-type="float">
            <text:p>59.517586</text:p>
          </table:table-cell>
          <table:table-cell office:value-type="float" office:value="59.745575" calcext:value-type="float">
            <text:p>59.745575</text:p>
          </table:table-cell>
          <table:table-cell office:value-type="float" office:value="57.159195" calcext:value-type="float">
            <text:p>57.159195</text:p>
          </table:table-cell>
          <table:table-cell office:value-type="float" office:value="59.074135" calcext:value-type="float">
            <text:p>59.074135</text:p>
          </table:table-cell>
          <table:table-cell office:value-type="float" office:value="59.799831" calcext:value-type="float">
            <text:p>59.799831</text:p>
          </table:table-cell>
          <table:table-cell office:value-type="float" office:value="58.08968" calcext:value-type="float">
            <text:p>58.08968</text:p>
          </table:table-cell>
          <table:table-cell office:value-type="float" office:value="58.548199" calcext:value-type="float">
            <text:p>58.548199</text:p>
          </table:table-cell>
          <table:table-cell office:value-type="float" office:value="59.667263" calcext:value-type="float">
            <text:p>59.667263</text:p>
          </table:table-cell>
          <table:table-cell office:value-type="float" office:value="58.299686" calcext:value-type="float">
            <text:p>58.299686</text:p>
          </table:table-cell>
          <table:table-cell office:value-type="float" office:value="59.073753" calcext:value-type="float">
            <text:p>59.073753</text:p>
          </table:table-cell>
          <table:table-cell office:value-type="float" office:value="59.518887" calcext:value-type="float">
            <text:p>59.518887</text:p>
          </table:table-cell>
          <table:table-cell office:value-type="float" office:value="59.385983" calcext:value-type="float">
            <text:p>59.385983</text:p>
          </table:table-cell>
          <table:table-cell office:value-type="float" office:value="59.158913" calcext:value-type="float">
            <text:p>59.158913</text:p>
          </table:table-cell>
          <table:table-cell office:value-type="float" office:value="59.325089" calcext:value-type="float">
            <text:p>59.325089</text:p>
          </table:table-cell>
          <table:table-cell office:value-type="float" office:value="58.584671" calcext:value-type="float">
            <text:p>58.584671</text:p>
          </table:table-cell>
          <table:table-cell office:value-type="float" office:value="60.571613" calcext:value-type="float">
            <text:p>60.571613</text:p>
          </table:table-cell>
          <table:table-cell office:value-type="float" office:value="59.132488" calcext:value-type="float">
            <text:p>59.132488</text:p>
          </table:table-cell>
          <table:table-cell office:value-type="float" office:value="59.702255" calcext:value-type="float">
            <text:p>59.702255</text:p>
          </table:table-cell>
          <table:table-cell office:value-type="float" office:value="59.731651" calcext:value-type="float">
            <text:p>59.731651</text:p>
          </table:table-cell>
          <table:table-cell office:value-type="float" office:value="60.574348" calcext:value-type="float">
            <text:p>60.574348</text:p>
          </table:table-cell>
          <table:table-cell office:value-type="float" office:value="59.862831" calcext:value-type="float">
            <text:p>59.862831</text:p>
          </table:table-cell>
          <table:table-cell office:value-type="float" office:value="61.281063" calcext:value-type="float">
            <text:p>61.281063</text:p>
          </table:table-cell>
          <table:table-cell office:value-type="float" office:value="60.280361" calcext:value-type="float">
            <text:p>60.280361</text:p>
          </table:table-cell>
          <table:table-cell office:value-type="float" office:value="59.562775" calcext:value-type="float">
            <text:p>59.562775</text:p>
          </table:table-cell>
          <table:table-cell office:value-type="float" office:value="58.380447" calcext:value-type="float">
            <text:p>58.380447</text:p>
          </table:table-cell>
          <table:table-cell office:value-type="float" office:value="58.985901" calcext:value-type="float">
            <text:p>58.985901</text:p>
          </table:table-cell>
          <table:table-cell office:value-type="float" office:value="58.583984" calcext:value-type="float">
            <text:p>58.583984</text:p>
          </table:table-cell>
          <table:table-cell office:value-type="float" office:value="57.567047" calcext:value-type="float">
            <text:p>57.567047</text:p>
          </table:table-cell>
          <table:table-cell office:value-type="float" office:value="59.800167" calcext:value-type="float">
            <text:p>59.800167</text:p>
          </table:table-cell>
          <table:table-cell office:value-type="float" office:value="59.025703" calcext:value-type="float">
            <text:p>59.025703</text:p>
          </table:table-cell>
          <table:table-cell office:value-type="float" office:value="59.772175" calcext:value-type="float">
            <text:p>59.772175</text:p>
          </table:table-cell>
          <table:table-cell office:value-type="float" office:value="59.849644" calcext:value-type="float">
            <text:p>59.849644</text:p>
          </table:table-cell>
          <table:table-cell office:value-type="float" office:value="59.278507" calcext:value-type="float">
            <text:p>59.278507</text:p>
          </table:table-cell>
          <table:table-cell office:value-type="float" office:value="61.339844" calcext:value-type="float">
            <text:p>61.339844</text:p>
          </table:table-cell>
          <table:table-cell office:value-type="float" office:value="58.584969" calcext:value-type="float">
            <text:p>58.584969</text:p>
          </table:table-cell>
          <table:table-cell office:value-type="float" office:value="58.207226" calcext:value-type="float">
            <text:p>58.207226</text:p>
          </table:table-cell>
          <table:table-cell office:value-type="float" office:value="58.875874" calcext:value-type="float">
            <text:p>58.875874</text:p>
          </table:table-cell>
          <table:table-cell office:value-type="float" office:value="61.552174" calcext:value-type="float">
            <text:p>61.552174</text:p>
          </table:table-cell>
          <table:table-cell office:value-type="float" office:value="63.401085" calcext:value-type="float">
            <text:p>63.401085</text:p>
          </table:table-cell>
          <table:table-cell office:value-type="float" office:value="62.909363" calcext:value-type="float">
            <text:p>62.909363</text:p>
          </table:table-cell>
          <table:table-cell office:value-type="float" office:value="62.616352" calcext:value-type="float">
            <text:p>62.616352</text:p>
          </table:table-cell>
          <table:table-cell office:value-type="float" office:value="63.353764" calcext:value-type="float">
            <text:p>63.353764</text:p>
          </table:table-cell>
          <table:table-cell office:value-type="float" office:value="60.957821" calcext:value-type="float">
            <text:p>60.957821</text:p>
          </table:table-cell>
          <table:table-cell office:value-type="float" office:value="63.101799" calcext:value-type="float">
            <text:p>63.101799</text:p>
          </table:table-cell>
          <table:table-cell office:value-type="float" office:value="62.297379" calcext:value-type="float">
            <text:p>62.297379</text:p>
          </table:table-cell>
          <table:table-cell office:value-type="float" office:value="64.033714" calcext:value-type="float">
            <text:p>64.033714</text:p>
          </table:table-cell>
          <table:table-cell office:value-type="float" office:value="61.656738" calcext:value-type="float">
            <text:p>61.656738</text:p>
          </table:table-cell>
          <table:table-cell office:value-type="float" office:value="62.631603" calcext:value-type="float">
            <text:p>62.631603</text:p>
          </table:table-cell>
          <table:table-cell office:value-type="float" office:value="60.000607" calcext:value-type="float">
            <text:p>60.000607</text:p>
          </table:table-cell>
          <table:table-cell office:value-type="float" office:value="63.354115" calcext:value-type="float">
            <text:p>63.354115</text:p>
          </table:table-cell>
          <table:table-cell office:value-type="float" office:value="62.870502" calcext:value-type="float">
            <text:p>62.870502</text:p>
          </table:table-cell>
          <table:table-cell office:value-type="float" office:value="62.056641" calcext:value-type="float">
            <text:p>62.056641</text:p>
          </table:table-cell>
          <table:table-cell office:value-type="float" office:value="63.393589" calcext:value-type="float">
            <text:p>63.393589</text:p>
          </table:table-cell>
          <table:table-cell office:value-type="float" office:value="66.488991" calcext:value-type="float">
            <text:p>66.488991</text:p>
          </table:table-cell>
          <table:table-cell office:value-type="float" office:value="61.603477" calcext:value-type="float">
            <text:p>61.603477</text:p>
          </table:table-cell>
          <table:table-cell office:value-type="float" office:value="62.306713" calcext:value-type="float">
            <text:p>62.306713</text:p>
          </table:table-cell>
          <table:table-cell office:value-type="float" office:value="64.647728" calcext:value-type="float">
            <text:p>64.647728</text:p>
          </table:table-cell>
          <table:table-cell office:value-type="float" office:value="64.101021" calcext:value-type="float">
            <text:p>64.101021</text:p>
          </table:table-cell>
          <table:table-cell office:value-type="float" office:value="63.468384" calcext:value-type="float">
            <text:p>63.468384</text:p>
          </table:table-cell>
          <table:table-cell office:value-type="float" office:value="63.552917" calcext:value-type="float">
            <text:p>63.552917</text:p>
          </table:table-cell>
          <table:table-cell office:value-type="float" office:value="64.002312" calcext:value-type="float">
            <text:p>64.002312</text:p>
          </table:table-cell>
          <table:table-cell office:value-type="float" office:value="65.322365" calcext:value-type="float">
            <text:p>65.322365</text:p>
          </table:table-cell>
          <table:table-cell office:value-type="float" office:value="63.529308" calcext:value-type="float">
            <text:p>63.529308</text:p>
          </table:table-cell>
          <table:table-cell office:value-type="float" office:value="61.173847" calcext:value-type="float">
            <text:p>61.173847</text:p>
          </table:table-cell>
          <table:table-cell office:value-type="float" office:value="61.430496" calcext:value-type="float">
            <text:p>61.430496</text:p>
          </table:table-cell>
          <table:table-cell office:value-type="float" office:value="63.644756" calcext:value-type="float">
            <text:p>63.644756</text:p>
          </table:table-cell>
          <table:table-cell office:value-type="float" office:value="65.966057" calcext:value-type="float">
            <text:p>65.966057</text:p>
          </table:table-cell>
          <table:table-cell office:value-type="float" office:value="64.585472" calcext:value-type="float">
            <text:p>64.585472</text:p>
          </table:table-cell>
          <table:table-cell office:value-type="float" office:value="63.983265" calcext:value-type="float">
            <text:p>63.983265</text:p>
          </table:table-cell>
          <table:table-cell office:value-type="float" office:value="63.125111" calcext:value-type="float">
            <text:p>63.125111</text:p>
          </table:table-cell>
          <table:table-cell office:value-type="float" office:value="63.239231" calcext:value-type="float">
            <text:p>63.239231</text:p>
          </table:table-cell>
          <table:table-cell office:value-type="float" office:value="66.713539" calcext:value-type="float">
            <text:p>66.713539</text:p>
          </table:table-cell>
          <table:table-cell office:value-type="float" office:value="64.304733" calcext:value-type="float">
            <text:p>64.304733</text:p>
          </table:table-cell>
          <table:table-cell office:value-type="float" office:value="64.523643" calcext:value-type="float">
            <text:p>64.523643</text:p>
          </table:table-cell>
          <table:table-cell office:value-type="float" office:value="66.235847" calcext:value-type="float">
            <text:p>66.235847</text:p>
          </table:table-cell>
          <table:table-cell office:value-type="float" office:value="66.662643" calcext:value-type="float">
            <text:p>66.662643</text:p>
          </table:table-cell>
          <table:table-cell office:value-type="float" office:value="63.515781" calcext:value-type="float">
            <text:p>63.515781</text:p>
          </table:table-cell>
          <table:table-cell office:value-type="float" office:value="65.076157" calcext:value-type="float">
            <text:p>65.076157</text:p>
          </table:table-cell>
          <table:table-cell office:value-type="float" office:value="64.33567" calcext:value-type="float">
            <text:p>64.33567</text:p>
          </table:table-cell>
          <table:table-cell office:value-type="float" office:value="66.472313" calcext:value-type="float">
            <text:p>66.472313</text:p>
          </table:table-cell>
          <table:table-cell office:value-type="float" office:value="63.38364" calcext:value-type="float">
            <text:p>63.38364</text:p>
          </table:table-cell>
          <table:table-cell office:value-type="float" office:value="64.13578" calcext:value-type="float">
            <text:p>64.13578</text:p>
          </table:table-cell>
          <table:table-cell office:value-type="float" office:value="63.296173" calcext:value-type="float">
            <text:p>63.296173</text:p>
          </table:table-cell>
          <table:table-cell office:value-type="float" office:value="62.791294" calcext:value-type="float">
            <text:p>62.791294</text:p>
          </table:table-cell>
          <table:table-cell office:value-type="float" office:value="63.084343" calcext:value-type="float">
            <text:p>63.084343</text:p>
          </table:table-cell>
          <table:table-cell office:value-type="float" office:value="62.675835" calcext:value-type="float">
            <text:p>62.675835</text:p>
          </table:table-cell>
          <table:table-cell office:value-type="float" office:value="62.624649" calcext:value-type="float">
            <text:p>62.624649</text:p>
          </table:table-cell>
          <table:table-cell office:value-type="float" office:value="62.877502" calcext:value-type="float">
            <text:p>62.877502</text:p>
          </table:table-cell>
          <table:table-cell office:value-type="float" office:value="64.399277" calcext:value-type="float">
            <text:p>64.399277</text:p>
          </table:table-cell>
          <table:table-cell office:value-type="float" office:value="63.857185" calcext:value-type="float">
            <text:p>63.857185</text:p>
          </table:table-cell>
          <table:table-cell office:value-type="float" office:value="64.768898" calcext:value-type="float">
            <text:p>64.768898</text:p>
          </table:table-cell>
          <table:table-cell office:value-type="float" office:value="65.921181" calcext:value-type="float">
            <text:p>65.921181</text:p>
          </table:table-cell>
          <table:table-cell office:value-type="float" office:value="67.788673" calcext:value-type="float">
            <text:p>67.788673</text:p>
          </table:table-cell>
          <table:table-cell office:value-type="float" office:value="67.346664" calcext:value-type="float">
            <text:p>67.346664</text:p>
          </table:table-cell>
          <table:table-cell office:value-type="float" office:value="66.561356" calcext:value-type="float">
            <text:p>66.561356</text:p>
          </table:table-cell>
          <table:table-cell office:value-type="float" office:value="66.91526" calcext:value-type="float">
            <text:p>66.91526</text:p>
          </table:table-cell>
          <table:table-cell office:value-type="float" office:value="64.635269" calcext:value-type="float">
            <text:p>64.635269</text:p>
          </table:table-cell>
          <table:table-cell office:value-type="float" office:value="64.745453" calcext:value-type="float">
            <text:p>64.745453</text:p>
          </table:table-cell>
          <table:table-cell office:value-type="float" office:value="66.569183" calcext:value-type="float">
            <text:p>66.569183</text:p>
          </table:table-cell>
          <table:table-cell office:value-type="float" office:value="65.631981" calcext:value-type="float">
            <text:p>65.631981</text:p>
          </table:table-cell>
          <table:table-cell office:value-type="float" office:value="67.854568" calcext:value-type="float">
            <text:p>67.854568</text:p>
          </table:table-cell>
          <table:table-cell office:value-type="float" office:value="66.571831" calcext:value-type="float">
            <text:p>66.571831</text:p>
          </table:table-cell>
          <table:table-cell office:value-type="float" office:value="67.475693" calcext:value-type="float">
            <text:p>67.475693</text:p>
          </table:table-cell>
          <table:table-cell office:value-type="float" office:value="66.572227" calcext:value-type="float">
            <text:p>66.572227</text:p>
          </table:table-cell>
          <table:table-cell office:value-type="float" office:value="68.040283" calcext:value-type="float">
            <text:p>68.040283</text:p>
          </table:table-cell>
          <table:table-cell office:value-type="float" office:value="67.982391" calcext:value-type="float">
            <text:p>67.982391</text:p>
          </table:table-cell>
          <table:table-cell office:value-type="float" office:value="67.230965" calcext:value-type="float">
            <text:p>67.230965</text:p>
          </table:table-cell>
          <table:table-cell office:value-type="float" office:value="65.357071" calcext:value-type="float">
            <text:p>65.357071</text:p>
          </table:table-cell>
          <table:table-cell office:value-type="float" office:value="66.686974" calcext:value-type="float">
            <text:p>66.686974</text:p>
          </table:table-cell>
          <table:table-cell office:value-type="float" office:value="66.540062" calcext:value-type="float">
            <text:p>66.540062</text:p>
          </table:table-cell>
          <table:table-cell office:value-type="float" office:value="65.278564" calcext:value-type="float">
            <text:p>65.278564</text:p>
          </table:table-cell>
          <table:table-cell office:value-type="float" office:value="66.624435" calcext:value-type="float">
            <text:p>66.624435</text:p>
          </table:table-cell>
          <table:table-cell office:value-type="float" office:value="68.258125" calcext:value-type="float">
            <text:p>68.258125</text:p>
          </table:table-cell>
          <table:table-cell office:value-type="float" office:value="68.362198" calcext:value-type="float">
            <text:p>68.362198</text:p>
          </table:table-cell>
          <table:table-cell office:value-type="float" office:value="67.50132" calcext:value-type="float">
            <text:p>67.50132</text:p>
          </table:table-cell>
          <table:table-cell office:value-type="float" office:value="68.942169" calcext:value-type="float">
            <text:p>68.942169</text:p>
          </table:table-cell>
          <table:table-cell office:value-type="float" office:value="68.007858" calcext:value-type="float">
            <text:p>68.007858</text:p>
          </table:table-cell>
          <table:table-cell office:value-type="float" office:value="68.286049" calcext:value-type="float">
            <text:p>68.286049</text:p>
          </table:table-cell>
          <table:table-cell office:value-type="float" office:value="67.368835" calcext:value-type="float">
            <text:p>67.368835</text:p>
          </table:table-cell>
          <table:table-cell office:value-type="float" office:value="67.294128" calcext:value-type="float">
            <text:p>67.294128</text:p>
          </table:table-cell>
          <table:table-cell office:value-type="float" office:value="69.209984" calcext:value-type="float">
            <text:p>69.209984</text:p>
          </table:table-cell>
          <table:table-cell office:value-type="float" office:value="67.038933" calcext:value-type="float">
            <text:p>67.038933</text:p>
          </table:table-cell>
          <table:table-cell office:value-type="float" office:value="68.340889" calcext:value-type="float">
            <text:p>68.340889</text:p>
          </table:table-cell>
          <table:table-cell office:value-type="float" office:value="69.053841" calcext:value-type="float">
            <text:p>69.053841</text:p>
          </table:table-cell>
          <table:table-cell office:value-type="float" office:value="66.624229" calcext:value-type="float">
            <text:p>66.624229</text:p>
          </table:table-cell>
          <table:table-cell office:value-type="float" office:value="68.735039" calcext:value-type="float">
            <text:p>68.735039</text:p>
          </table:table-cell>
          <table:table-cell office:value-type="float" office:value="69.420708" calcext:value-type="float">
            <text:p>69.420708</text:p>
          </table:table-cell>
          <table:table-cell office:value-type="float" office:value="69.081863" calcext:value-type="float">
            <text:p>69.081863</text:p>
          </table:table-cell>
          <table:table-cell office:value-type="float" office:value="69.540161" calcext:value-type="float">
            <text:p>69.540161</text:p>
          </table:table-cell>
          <table:table-cell office:value-type="float" office:value="69.679703" calcext:value-type="float">
            <text:p>69.679703</text:p>
          </table:table-cell>
          <table:table-cell office:value-type="float" office:value="67.567451" calcext:value-type="float">
            <text:p>67.567451</text:p>
          </table:table-cell>
          <table:table-cell office:value-type="float" office:value="70.025589" calcext:value-type="float">
            <text:p>70.025589</text:p>
          </table:table-cell>
          <table:table-cell office:value-type="float" office:value="70.063454" calcext:value-type="float">
            <text:p>70.063454</text:p>
          </table:table-cell>
          <table:table-cell office:value-type="float" office:value="68.770432" calcext:value-type="float">
            <text:p>68.770432</text:p>
          </table:table-cell>
          <table:table-cell office:value-type="float" office:value="66.549171" calcext:value-type="float">
            <text:p>66.549171</text:p>
          </table:table-cell>
          <table:table-cell office:value-type="float" office:value="69.418938" calcext:value-type="float">
            <text:p>69.418938</text:p>
          </table:table-cell>
          <table:table-cell office:value-type="float" office:value="69.530785" calcext:value-type="float">
            <text:p>69.530785</text:p>
          </table:table-cell>
          <table:table-cell office:value-type="float" office:value="71.112045" calcext:value-type="float">
            <text:p>71.112045</text:p>
          </table:table-cell>
          <table:table-cell office:value-type="float" office:value="69.85778" calcext:value-type="float">
            <text:p>69.85778</text:p>
          </table:table-cell>
          <table:table-cell office:value-type="float" office:value="67.582397" calcext:value-type="float">
            <text:p>67.582397</text:p>
          </table:table-cell>
          <table:table-cell office:value-type="float" office:value="69.405998" calcext:value-type="float">
            <text:p>69.405998</text:p>
          </table:table-cell>
          <table:table-cell office:value-type="float" office:value="70.392349" calcext:value-type="float">
            <text:p>70.392349</text:p>
          </table:table-cell>
          <table:table-cell office:value-type="float" office:value="67.921997" calcext:value-type="float">
            <text:p>67.921997</text:p>
          </table:table-cell>
          <table:table-cell office:value-type="float" office:value="69.360123" calcext:value-type="float">
            <text:p>69.360123</text:p>
          </table:table-cell>
          <table:table-cell office:value-type="float" office:value="69.03627" calcext:value-type="float">
            <text:p>69.03627</text:p>
          </table:table-cell>
          <table:table-cell office:value-type="float" office:value="71.182533" calcext:value-type="float">
            <text:p>71.182533</text:p>
          </table:table-cell>
          <table:table-cell office:value-type="float" office:value="69.916565" calcext:value-type="float">
            <text:p>69.916565</text:p>
          </table:table-cell>
          <table:table-cell office:value-type="float" office:value="68.077057" calcext:value-type="float">
            <text:p>68.077057</text:p>
          </table:table-cell>
          <table:table-cell office:value-type="float" office:value="70.201591" calcext:value-type="float">
            <text:p>70.201591</text:p>
          </table:table-cell>
          <table:table-cell office:value-type="float" office:value="68.392159" calcext:value-type="float">
            <text:p>68.392159</text:p>
          </table:table-cell>
          <table:table-cell office:value-type="float" office:value="70.914047" calcext:value-type="float">
            <text:p>70.914047</text:p>
          </table:table-cell>
          <table:table-cell office:value-type="float" office:value="68.222336" calcext:value-type="float">
            <text:p>68.222336</text:p>
          </table:table-cell>
          <table:table-cell office:value-type="float" office:value="70.557785" calcext:value-type="float">
            <text:p>70.557785</text:p>
          </table:table-cell>
          <table:table-cell office:value-type="float" office:value="70.83844" calcext:value-type="float">
            <text:p>70.83844</text:p>
          </table:table-cell>
          <table:table-cell office:value-type="float" office:value="73.525284" calcext:value-type="float">
            <text:p>73.525284</text:p>
          </table:table-cell>
          <table:table-cell office:value-type="float" office:value="69.814766" calcext:value-type="float">
            <text:p>69.814766</text:p>
          </table:table-cell>
          <table:table-cell office:value-type="float" office:value="69.442924" calcext:value-type="float">
            <text:p>69.442924</text:p>
          </table:table-cell>
          <table:table-cell office:value-type="float" office:value="72.65255" calcext:value-type="float">
            <text:p>72.65255</text:p>
          </table:table-cell>
          <table:table-cell office:value-type="float" office:value="70.879379" calcext:value-type="float">
            <text:p>70.879379</text:p>
          </table:table-cell>
          <table:table-cell office:value-type="float" office:value="72.897766" calcext:value-type="float">
            <text:p>72.897766</text:p>
          </table:table-cell>
          <table:table-cell office:value-type="float" office:value="69.841331" calcext:value-type="float">
            <text:p>69.841331</text:p>
          </table:table-cell>
          <table:table-cell office:value-type="float" office:value="70.326355" calcext:value-type="float">
            <text:p>70.326355</text:p>
          </table:table-cell>
          <table:table-cell office:value-type="float" office:value="70.866882" calcext:value-type="float">
            <text:p>70.866882</text:p>
          </table:table-cell>
          <table:table-cell office:value-type="float" office:value="69.088768" calcext:value-type="float">
            <text:p>69.088768</text:p>
          </table:table-cell>
          <table:table-cell office:value-type="float" office:value="71.194321" calcext:value-type="float">
            <text:p>71.194321</text:p>
          </table:table-cell>
          <table:table-cell office:value-type="float" office:value="71.417297" calcext:value-type="float">
            <text:p>71.417297</text:p>
          </table:table-cell>
          <table:table-cell office:value-type="float" office:value="71.519379" calcext:value-type="float">
            <text:p>71.519379</text:p>
          </table:table-cell>
          <table:table-cell office:value-type="float" office:value="72.652031" calcext:value-type="float">
            <text:p>72.652031</text:p>
          </table:table-cell>
          <table:table-cell office:value-type="float" office:value="72.035217" calcext:value-type="float">
            <text:p>72.035217</text:p>
          </table:table-cell>
          <table:table-cell office:value-type="float" office:value="72.512283" calcext:value-type="float">
            <text:p>72.512283</text:p>
          </table:table-cell>
          <table:table-cell office:value-type="float" office:value="70.287407" calcext:value-type="float">
            <text:p>70.287407</text:p>
          </table:table-cell>
          <table:table-cell office:value-type="float" office:value="73.40712" calcext:value-type="float">
            <text:p>73.40712</text:p>
          </table:table-cell>
          <table:table-cell office:value-type="float" office:value="70.269791" calcext:value-type="float">
            <text:p>70.269791</text:p>
          </table:table-cell>
          <table:table-cell office:value-type="float" office:value="71.579407" calcext:value-type="float">
            <text:p>71.579407</text:p>
          </table:table-cell>
          <table:table-cell office:value-type="float" office:value="73.341331" calcext:value-type="float">
            <text:p>73.341331</text:p>
          </table:table-cell>
          <table:table-cell office:value-type="float" office:value="75.061302" calcext:value-type="float">
            <text:p>75.061302</text:p>
          </table:table-cell>
          <table:table-cell office:value-type="float" office:value="72.099449" calcext:value-type="float">
            <text:p>72.099449</text:p>
          </table:table-cell>
          <table:table-cell office:value-type="float" office:value="75.83503" calcext:value-type="float">
            <text:p>75.83503</text:p>
          </table:table-cell>
          <table:table-cell office:value-type="float" office:value="71.713051" calcext:value-type="float">
            <text:p>71.713051</text:p>
          </table:table-cell>
          <table:table-cell office:value-type="float" office:value="72.819031" calcext:value-type="float">
            <text:p>72.819031</text:p>
          </table:table-cell>
          <table:table-cell/>
        </table:table-row>
        <table:table-row table:style-name="ro1">
          <table:table-cell table:number-columns-repeated="1000"/>
        </table:table-row>
        <table:table-row table:style-name="ro1">
          <table:table-cell table:formula="of:=AVERAGE([.A1:.A2])" office:value-type="float" office:value="0.046959" calcext:value-type="float">
            <text:p>0.046959</text:p>
          </table:table-cell>
          <table:table-cell table:formula="of:=AVERAGE([.B1:.B2])" office:value-type="float" office:value="0.0991155" calcext:value-type="float">
            <text:p>0.0991155</text:p>
          </table:table-cell>
          <table:table-cell table:formula="of:=AVERAGE([.C1:.C2])" office:value-type="float" office:value="0.143562" calcext:value-type="float">
            <text:p>0.143562</text:p>
          </table:table-cell>
          <table:table-cell table:formula="of:=AVERAGE([.D1:.D2])" office:value-type="float" office:value="0.1936825" calcext:value-type="float">
            <text:p>0.1936825</text:p>
          </table:table-cell>
          <table:table-cell table:formula="of:=AVERAGE([.E1:.E2])" office:value-type="float" office:value="0.253856" calcext:value-type="float">
            <text:p>0.253856</text:p>
          </table:table-cell>
          <table:table-cell table:formula="of:=AVERAGE([.F1:.F2])" office:value-type="float" office:value="0.3062915" calcext:value-type="float">
            <text:p>0.3062915</text:p>
          </table:table-cell>
          <table:table-cell table:formula="of:=AVERAGE([.G1:.G2])" office:value-type="float" office:value="0.385401" calcext:value-type="float">
            <text:p>0.385401</text:p>
          </table:table-cell>
          <table:table-cell table:formula="of:=AVERAGE([.H1:.H2])" office:value-type="float" office:value="0.461013" calcext:value-type="float">
            <text:p>0.461013</text:p>
          </table:table-cell>
          <table:table-cell table:formula="of:=AVERAGE([.I1:.I2])" office:value-type="float" office:value="0.4813665" calcext:value-type="float">
            <text:p>0.4813665</text:p>
          </table:table-cell>
          <table:table-cell table:formula="of:=AVERAGE([.J1:.J2])" office:value-type="float" office:value="0.52981" calcext:value-type="float">
            <text:p>0.52981</text:p>
          </table:table-cell>
          <table:table-cell table:formula="of:=AVERAGE([.K1:.K2])" office:value-type="float" office:value="0.5976545" calcext:value-type="float">
            <text:p>0.5976545</text:p>
          </table:table-cell>
          <table:table-cell table:formula="of:=AVERAGE([.L1:.L2])" office:value-type="float" office:value="0.6663915" calcext:value-type="float">
            <text:p>0.6663915</text:p>
          </table:table-cell>
          <table:table-cell table:formula="of:=AVERAGE([.M1:.M2])" office:value-type="float" office:value="0.772175" calcext:value-type="float">
            <text:p>0.772175</text:p>
          </table:table-cell>
          <table:table-cell table:formula="of:=AVERAGE([.N1:.N2])" office:value-type="float" office:value="0.759576" calcext:value-type="float">
            <text:p>0.759576</text:p>
          </table:table-cell>
          <table:table-cell table:formula="of:=AVERAGE([.O1:.O2])" office:value-type="float" office:value="0.8237855" calcext:value-type="float">
            <text:p>0.8237855</text:p>
          </table:table-cell>
          <table:table-cell table:formula="of:=AVERAGE([.P1:.P2])" office:value-type="float" office:value="0.894669" calcext:value-type="float">
            <text:p>0.894669</text:p>
          </table:table-cell>
          <table:table-cell table:formula="of:=AVERAGE([.Q1:.Q2])" office:value-type="float" office:value="0.9709705" calcext:value-type="float">
            <text:p>0.9709705</text:p>
          </table:table-cell>
          <table:table-cell table:formula="of:=AVERAGE([.R1:.R2])" office:value-type="float" office:value="1.005155" calcext:value-type="float">
            <text:p>1.005155</text:p>
          </table:table-cell>
          <table:table-cell table:formula="of:=AVERAGE([.S1:.S2])" office:value-type="float" office:value="1.1383665" calcext:value-type="float">
            <text:p>1.1383665</text:p>
          </table:table-cell>
          <table:table-cell table:formula="of:=AVERAGE([.T1:.T2])" office:value-type="float" office:value="1.212407" calcext:value-type="float">
            <text:p>1.212407</text:p>
          </table:table-cell>
          <table:table-cell table:formula="of:=AVERAGE([.U1:.U2])" office:value-type="float" office:value="1.2157335" calcext:value-type="float">
            <text:p>1.2157335</text:p>
          </table:table-cell>
          <table:table-cell table:formula="of:=AVERAGE([.V1:.V2])" office:value-type="float" office:value="1.269094" calcext:value-type="float">
            <text:p>1.269094</text:p>
          </table:table-cell>
          <table:table-cell table:formula="of:=AVERAGE([.W1:.W2])" office:value-type="float" office:value="1.3260985" calcext:value-type="float">
            <text:p>1.3260985</text:p>
          </table:table-cell>
          <table:table-cell table:formula="of:=AVERAGE([.X1:.X2])" office:value-type="float" office:value="1.407501" calcext:value-type="float">
            <text:p>1.407501</text:p>
          </table:table-cell>
          <table:table-cell table:formula="of:=AVERAGE([.Y1:.Y2])" office:value-type="float" office:value="1.4935185" calcext:value-type="float">
            <text:p>1.4935185</text:p>
          </table:table-cell>
          <table:table-cell table:formula="of:=AVERAGE([.Z1:.Z2])" office:value-type="float" office:value="1.561689" calcext:value-type="float">
            <text:p>1.561689</text:p>
          </table:table-cell>
          <table:table-cell table:formula="of:=AVERAGE([.AA1:.AA2])" office:value-type="float" office:value="1.672311" calcext:value-type="float">
            <text:p>1.672311</text:p>
          </table:table-cell>
          <table:table-cell table:formula="of:=AVERAGE([.AB1:.AB2])" office:value-type="float" office:value="1.729861" calcext:value-type="float">
            <text:p>1.729861</text:p>
          </table:table-cell>
          <table:table-cell table:formula="of:=AVERAGE([.AC1:.AC2])" office:value-type="float" office:value="1.7540795" calcext:value-type="float">
            <text:p>1.7540795</text:p>
          </table:table-cell>
          <table:table-cell table:formula="of:=AVERAGE([.AD1:.AD2])" office:value-type="float" office:value="1.8456315" calcext:value-type="float">
            <text:p>1.8456315</text:p>
          </table:table-cell>
          <table:table-cell table:formula="of:=AVERAGE([.AE1:.AE2])" office:value-type="float" office:value="1.814093" calcext:value-type="float">
            <text:p>1.814093</text:p>
          </table:table-cell>
          <table:table-cell table:formula="of:=AVERAGE([.AF1:.AF2])" office:value-type="float" office:value="1.9020095" calcext:value-type="float">
            <text:p>1.9020095</text:p>
          </table:table-cell>
          <table:table-cell table:formula="of:=AVERAGE([.AG1:.AG2])" office:value-type="float" office:value="1.9137345" calcext:value-type="float">
            <text:p>1.9137345</text:p>
          </table:table-cell>
          <table:table-cell table:formula="of:=AVERAGE([.AH1:.AH2])" office:value-type="float" office:value="2.021224" calcext:value-type="float">
            <text:p>2.021224</text:p>
          </table:table-cell>
          <table:table-cell table:formula="of:=AVERAGE([.AI1:.AI2])" office:value-type="float" office:value="2.1580375" calcext:value-type="float">
            <text:p>2.1580375</text:p>
          </table:table-cell>
          <table:table-cell table:formula="of:=AVERAGE([.AJ1:.AJ2])" office:value-type="float" office:value="2.1425795" calcext:value-type="float">
            <text:p>2.1425795</text:p>
          </table:table-cell>
          <table:table-cell table:formula="of:=AVERAGE([.AK1:.AK2])" office:value-type="float" office:value="2.157482" calcext:value-type="float">
            <text:p>2.157482</text:p>
          </table:table-cell>
          <table:table-cell table:formula="of:=AVERAGE([.AL1:.AL2])" office:value-type="float" office:value="2.278853" calcext:value-type="float">
            <text:p>2.278853</text:p>
          </table:table-cell>
          <table:table-cell table:formula="of:=AVERAGE([.AM1:.AM2])" office:value-type="float" office:value="2.375024" calcext:value-type="float">
            <text:p>2.375024</text:p>
          </table:table-cell>
          <table:table-cell table:formula="of:=AVERAGE([.AN1:.AN2])" office:value-type="float" office:value="2.3530745" calcext:value-type="float">
            <text:p>2.3530745</text:p>
          </table:table-cell>
          <table:table-cell table:formula="of:=AVERAGE([.AO1:.AO2])" office:value-type="float" office:value="2.438726" calcext:value-type="float">
            <text:p>2.438726</text:p>
          </table:table-cell>
          <table:table-cell table:formula="of:=AVERAGE([.AP1:.AP2])" office:value-type="float" office:value="2.4730005" calcext:value-type="float">
            <text:p>2.4730005</text:p>
          </table:table-cell>
          <table:table-cell table:formula="of:=AVERAGE([.AQ1:.AQ2])" office:value-type="float" office:value="2.515431" calcext:value-type="float">
            <text:p>2.515431</text:p>
          </table:table-cell>
          <table:table-cell table:formula="of:=AVERAGE([.AR1:.AR2])" office:value-type="float" office:value="2.584797" calcext:value-type="float">
            <text:p>2.584797</text:p>
          </table:table-cell>
          <table:table-cell table:formula="of:=AVERAGE([.AS1:.AS2])" office:value-type="float" office:value="2.716078" calcext:value-type="float">
            <text:p>2.716078</text:p>
          </table:table-cell>
          <table:table-cell table:formula="of:=AVERAGE([.AT1:.AT2])" office:value-type="float" office:value="2.7389745" calcext:value-type="float">
            <text:p>2.7389745</text:p>
          </table:table-cell>
          <table:table-cell table:formula="of:=AVERAGE([.AU1:.AU2])" office:value-type="float" office:value="2.7851485" calcext:value-type="float">
            <text:p>2.7851485</text:p>
          </table:table-cell>
          <table:table-cell table:formula="of:=AVERAGE([.AV1:.AV2])" office:value-type="float" office:value="2.82913" calcext:value-type="float">
            <text:p>2.82913</text:p>
          </table:table-cell>
          <table:table-cell table:formula="of:=AVERAGE([.AW1:.AW2])" office:value-type="float" office:value="2.948142" calcext:value-type="float">
            <text:p>2.948142</text:p>
          </table:table-cell>
          <table:table-cell table:formula="of:=AVERAGE([.AX1:.AX2])" office:value-type="float" office:value="2.9823255" calcext:value-type="float">
            <text:p>2.9823255</text:p>
          </table:table-cell>
          <table:table-cell table:formula="of:=AVERAGE([.AY1:.AY2])" office:value-type="float" office:value="3.100038" calcext:value-type="float">
            <text:p>3.100038</text:p>
          </table:table-cell>
          <table:table-cell table:formula="of:=AVERAGE([.AZ1:.AZ2])" office:value-type="float" office:value="3.1103355" calcext:value-type="float">
            <text:p>3.1103355</text:p>
          </table:table-cell>
          <table:table-cell table:formula="of:=AVERAGE([.BA1:.BA2])" office:value-type="float" office:value="3.2139095" calcext:value-type="float">
            <text:p>3.2139095</text:p>
          </table:table-cell>
          <table:table-cell table:formula="of:=AVERAGE([.BB1:.BB2])" office:value-type="float" office:value="3.235228" calcext:value-type="float">
            <text:p>3.235228</text:p>
          </table:table-cell>
          <table:table-cell table:formula="of:=AVERAGE([.BC1:.BC2])" office:value-type="float" office:value="3.3146815" calcext:value-type="float">
            <text:p>3.3146815</text:p>
          </table:table-cell>
          <table:table-cell table:formula="of:=AVERAGE([.BD1:.BD2])" office:value-type="float" office:value="3.3699885" calcext:value-type="float">
            <text:p>3.3699885</text:p>
          </table:table-cell>
          <table:table-cell table:formula="of:=AVERAGE([.BE1:.BE2])" office:value-type="float" office:value="3.408523" calcext:value-type="float">
            <text:p>3.408523</text:p>
          </table:table-cell>
          <table:table-cell table:formula="of:=AVERAGE([.BF1:.BF2])" office:value-type="float" office:value="3.485854" calcext:value-type="float">
            <text:p>3.485854</text:p>
          </table:table-cell>
          <table:table-cell table:formula="of:=AVERAGE([.BG1:.BG2])" office:value-type="float" office:value="3.584596" calcext:value-type="float">
            <text:p>3.584596</text:p>
          </table:table-cell>
          <table:table-cell table:formula="of:=AVERAGE([.BH1:.BH2])" office:value-type="float" office:value="3.610209" calcext:value-type="float">
            <text:p>3.610209</text:p>
          </table:table-cell>
          <table:table-cell table:formula="of:=AVERAGE([.BI1:.BI2])" office:value-type="float" office:value="3.619123" calcext:value-type="float">
            <text:p>3.619123</text:p>
          </table:table-cell>
          <table:table-cell table:formula="of:=AVERAGE([.BJ1:.BJ2])" office:value-type="float" office:value="3.721563" calcext:value-type="float">
            <text:p>3.721563</text:p>
          </table:table-cell>
          <table:table-cell table:formula="of:=AVERAGE([.BK1:.BK2])" office:value-type="float" office:value="3.7941935" calcext:value-type="float">
            <text:p>3.7941935</text:p>
          </table:table-cell>
          <table:table-cell table:formula="of:=AVERAGE([.BL1:.BL2])" office:value-type="float" office:value="3.8451355" calcext:value-type="float">
            <text:p>3.8451355</text:p>
          </table:table-cell>
          <table:table-cell table:formula="of:=AVERAGE([.BM1:.BM2])" office:value-type="float" office:value="3.882288" calcext:value-type="float">
            <text:p>3.882288</text:p>
          </table:table-cell>
          <table:table-cell table:formula="of:=AVERAGE([.BN1:.BN2])" office:value-type="float" office:value="3.972165" calcext:value-type="float">
            <text:p>3.972165</text:p>
          </table:table-cell>
          <table:table-cell table:formula="of:=AVERAGE([.BO1:.BO2])" office:value-type="float" office:value="4.081131" calcext:value-type="float">
            <text:p>4.081131</text:p>
          </table:table-cell>
          <table:table-cell table:formula="of:=AVERAGE([.BP1:.BP2])" office:value-type="float" office:value="4.0879055" calcext:value-type="float">
            <text:p>4.0879055</text:p>
          </table:table-cell>
          <table:table-cell table:formula="of:=AVERAGE([.BQ1:.BQ2])" office:value-type="float" office:value="4.2187475" calcext:value-type="float">
            <text:p>4.2187475</text:p>
          </table:table-cell>
          <table:table-cell table:formula="of:=AVERAGE([.BR1:.BR2])" office:value-type="float" office:value="4.1915465" calcext:value-type="float">
            <text:p>4.1915465</text:p>
          </table:table-cell>
          <table:table-cell table:formula="of:=AVERAGE([.BS1:.BS2])" office:value-type="float" office:value="4.3151045" calcext:value-type="float">
            <text:p>4.3151045</text:p>
          </table:table-cell>
          <table:table-cell table:formula="of:=AVERAGE([.BT1:.BT2])" office:value-type="float" office:value="4.344422" calcext:value-type="float">
            <text:p>4.344422</text:p>
          </table:table-cell>
          <table:table-cell table:formula="of:=AVERAGE([.BU1:.BU2])" office:value-type="float" office:value="4.490089" calcext:value-type="float">
            <text:p>4.490089</text:p>
          </table:table-cell>
          <table:table-cell table:formula="of:=AVERAGE([.BV1:.BV2])" office:value-type="float" office:value="4.49297" calcext:value-type="float">
            <text:p>4.49297</text:p>
          </table:table-cell>
          <table:table-cell table:formula="of:=AVERAGE([.BW1:.BW2])" office:value-type="float" office:value="4.5458215" calcext:value-type="float">
            <text:p>4.5458215</text:p>
          </table:table-cell>
          <table:table-cell table:formula="of:=AVERAGE([.BX1:.BX2])" office:value-type="float" office:value="4.590247" calcext:value-type="float">
            <text:p>4.590247</text:p>
          </table:table-cell>
          <table:table-cell table:formula="of:=AVERAGE([.BY1:.BY2])" office:value-type="float" office:value="4.6718255" calcext:value-type="float">
            <text:p>4.6718255</text:p>
          </table:table-cell>
          <table:table-cell table:formula="of:=AVERAGE([.BZ1:.BZ2])" office:value-type="float" office:value="4.709498" calcext:value-type="float">
            <text:p>4.709498</text:p>
          </table:table-cell>
          <table:table-cell table:formula="of:=AVERAGE([.CA1:.CA2])" office:value-type="float" office:value="4.819343" calcext:value-type="float">
            <text:p>4.819343</text:p>
          </table:table-cell>
          <table:table-cell table:formula="of:=AVERAGE([.CB1:.CB2])" office:value-type="float" office:value="4.8791435" calcext:value-type="float">
            <text:p>4.8791435</text:p>
          </table:table-cell>
          <table:table-cell table:formula="of:=AVERAGE([.CC1:.CC2])" office:value-type="float" office:value="4.9010035" calcext:value-type="float">
            <text:p>4.9010035</text:p>
          </table:table-cell>
          <table:table-cell table:formula="of:=AVERAGE([.CD1:.CD2])" office:value-type="float" office:value="4.96273" calcext:value-type="float">
            <text:p>4.96273</text:p>
          </table:table-cell>
          <table:table-cell table:formula="of:=AVERAGE([.CE1:.CE2])" office:value-type="float" office:value="5.042407" calcext:value-type="float">
            <text:p>5.042407</text:p>
          </table:table-cell>
          <table:table-cell table:formula="of:=AVERAGE([.CF1:.CF2])" office:value-type="float" office:value="5.0739355" calcext:value-type="float">
            <text:p>5.0739355</text:p>
          </table:table-cell>
          <table:table-cell table:formula="of:=AVERAGE([.CG1:.CG2])" office:value-type="float" office:value="5.1564435" calcext:value-type="float">
            <text:p>5.1564435</text:p>
          </table:table-cell>
          <table:table-cell table:formula="of:=AVERAGE([.CH1:.CH2])" office:value-type="float" office:value="5.243044" calcext:value-type="float">
            <text:p>5.243044</text:p>
          </table:table-cell>
          <table:table-cell table:formula="of:=AVERAGE([.CI1:.CI2])" office:value-type="float" office:value="5.3459415" calcext:value-type="float">
            <text:p>5.3459415</text:p>
          </table:table-cell>
          <table:table-cell table:formula="of:=AVERAGE([.CJ1:.CJ2])" office:value-type="float" office:value="5.417808" calcext:value-type="float">
            <text:p>5.417808</text:p>
          </table:table-cell>
          <table:table-cell table:formula="of:=AVERAGE([.CK1:.CK2])" office:value-type="float" office:value="5.431441" calcext:value-type="float">
            <text:p>5.431441</text:p>
          </table:table-cell>
          <table:table-cell table:formula="of:=AVERAGE([.CL1:.CL2])" office:value-type="float" office:value="5.500532" calcext:value-type="float">
            <text:p>5.500532</text:p>
          </table:table-cell>
          <table:table-cell table:formula="of:=AVERAGE([.CM1:.CM2])" office:value-type="float" office:value="5.5878565" calcext:value-type="float">
            <text:p>5.5878565</text:p>
          </table:table-cell>
          <table:table-cell table:formula="of:=AVERAGE([.CN1:.CN2])" office:value-type="float" office:value="5.573207" calcext:value-type="float">
            <text:p>5.573207</text:p>
          </table:table-cell>
          <table:table-cell table:formula="of:=AVERAGE([.CO1:.CO2])" office:value-type="float" office:value="5.727284" calcext:value-type="float">
            <text:p>5.727284</text:p>
          </table:table-cell>
          <table:table-cell table:formula="of:=AVERAGE([.CP1:.CP2])" office:value-type="float" office:value="5.7243825" calcext:value-type="float">
            <text:p>5.7243825</text:p>
          </table:table-cell>
          <table:table-cell table:formula="of:=AVERAGE([.CQ1:.CQ2])" office:value-type="float" office:value="5.8033965" calcext:value-type="float">
            <text:p>5.8033965</text:p>
          </table:table-cell>
          <table:table-cell table:formula="of:=AVERAGE([.CR1:.CR2])" office:value-type="float" office:value="5.916916" calcext:value-type="float">
            <text:p>5.916916</text:p>
          </table:table-cell>
          <table:table-cell table:formula="of:=AVERAGE([.CS1:.CS2])" office:value-type="float" office:value="6.1019055" calcext:value-type="float">
            <text:p>6.1019055</text:p>
          </table:table-cell>
          <table:table-cell table:formula="of:=AVERAGE([.CT1:.CT2])" office:value-type="float" office:value="5.968383" calcext:value-type="float">
            <text:p>5.968383</text:p>
          </table:table-cell>
          <table:table-cell table:formula="of:=AVERAGE([.CU1:.CU2])" office:value-type="float" office:value="6.084445" calcext:value-type="float">
            <text:p>6.084445</text:p>
          </table:table-cell>
          <table:table-cell table:formula="of:=AVERAGE([.CV1:.CV2])" office:value-type="float" office:value="6.0859345" calcext:value-type="float">
            <text:p>6.0859345</text:p>
          </table:table-cell>
          <table:table-cell table:formula="of:=AVERAGE([.CW1:.CW2])" office:value-type="float" office:value="6.200467" calcext:value-type="float">
            <text:p>6.200467</text:p>
          </table:table-cell>
          <table:table-cell table:formula="of:=AVERAGE([.CX1:.CX2])" office:value-type="float" office:value="6.2845815" calcext:value-type="float">
            <text:p>6.2845815</text:p>
          </table:table-cell>
          <table:table-cell table:formula="of:=AVERAGE([.CY1:.CY2])" office:value-type="float" office:value="6.376803" calcext:value-type="float">
            <text:p>6.376803</text:p>
          </table:table-cell>
          <table:table-cell table:formula="of:=AVERAGE([.CZ1:.CZ2])" office:value-type="float" office:value="6.368893" calcext:value-type="float">
            <text:p>6.368893</text:p>
          </table:table-cell>
          <table:table-cell table:formula="of:=AVERAGE([.DA1:.DA2])" office:value-type="float" office:value="6.540041" calcext:value-type="float">
            <text:p>6.540041</text:p>
          </table:table-cell>
          <table:table-cell table:formula="of:=AVERAGE([.DB1:.DB2])" office:value-type="float" office:value="6.733495" calcext:value-type="float">
            <text:p>6.733495</text:p>
          </table:table-cell>
          <table:table-cell table:formula="of:=AVERAGE([.DC1:.DC2])" office:value-type="float" office:value="6.606162" calcext:value-type="float">
            <text:p>6.606162</text:p>
          </table:table-cell>
          <table:table-cell table:formula="of:=AVERAGE([.DD1:.DD2])" office:value-type="float" office:value="6.6655875" calcext:value-type="float">
            <text:p>6.6655875</text:p>
          </table:table-cell>
          <table:table-cell table:formula="of:=AVERAGE([.DE1:.DE2])" office:value-type="float" office:value="6.7328835" calcext:value-type="float">
            <text:p>6.7328835</text:p>
          </table:table-cell>
          <table:table-cell table:formula="of:=AVERAGE([.DF1:.DF2])" office:value-type="float" office:value="6.7778665" calcext:value-type="float">
            <text:p>6.7778665</text:p>
          </table:table-cell>
          <table:table-cell table:formula="of:=AVERAGE([.DG1:.DG2])" office:value-type="float" office:value="6.812023" calcext:value-type="float">
            <text:p>6.812023</text:p>
          </table:table-cell>
          <table:table-cell table:formula="of:=AVERAGE([.DH1:.DH2])" office:value-type="float" office:value="6.905942" calcext:value-type="float">
            <text:p>6.905942</text:p>
          </table:table-cell>
          <table:table-cell table:formula="of:=AVERAGE([.DI1:.DI2])" office:value-type="float" office:value="6.960069" calcext:value-type="float">
            <text:p>6.960069</text:p>
          </table:table-cell>
          <table:table-cell table:formula="of:=AVERAGE([.DJ1:.DJ2])" office:value-type="float" office:value="7.053537" calcext:value-type="float">
            <text:p>7.053537</text:p>
          </table:table-cell>
          <table:table-cell table:formula="of:=AVERAGE([.DK1:.DK2])" office:value-type="float" office:value="7.268382" calcext:value-type="float">
            <text:p>7.268382</text:p>
          </table:table-cell>
          <table:table-cell table:formula="of:=AVERAGE([.DL1:.DL2])" office:value-type="float" office:value="7.2619505" calcext:value-type="float">
            <text:p>7.2619505</text:p>
          </table:table-cell>
          <table:table-cell table:formula="of:=AVERAGE([.DM1:.DM2])" office:value-type="float" office:value="7.2019815" calcext:value-type="float">
            <text:p>7.2019815</text:p>
          </table:table-cell>
          <table:table-cell table:formula="of:=AVERAGE([.DN1:.DN2])" office:value-type="float" office:value="7.218862" calcext:value-type="float">
            <text:p>7.218862</text:p>
          </table:table-cell>
          <table:table-cell table:formula="of:=AVERAGE([.DO1:.DO2])" office:value-type="float" office:value="7.3840435" calcext:value-type="float">
            <text:p>7.3840435</text:p>
          </table:table-cell>
          <table:table-cell table:formula="of:=AVERAGE([.DP1:.DP2])" office:value-type="float" office:value="7.480873" calcext:value-type="float">
            <text:p>7.480873</text:p>
          </table:table-cell>
          <table:table-cell table:formula="of:=AVERAGE([.DQ1:.DQ2])" office:value-type="float" office:value="7.5228155" calcext:value-type="float">
            <text:p>7.5228155</text:p>
          </table:table-cell>
          <table:table-cell table:formula="of:=AVERAGE([.DR1:.DR2])" office:value-type="float" office:value="7.6289415" calcext:value-type="float">
            <text:p>7.6289415</text:p>
          </table:table-cell>
          <table:table-cell table:formula="of:=AVERAGE([.DS1:.DS2])" office:value-type="float" office:value="7.571868" calcext:value-type="float">
            <text:p>7.571868</text:p>
          </table:table-cell>
          <table:table-cell table:formula="of:=AVERAGE([.DT1:.DT2])" office:value-type="float" office:value="7.7316545" calcext:value-type="float">
            <text:p>7.7316545</text:p>
          </table:table-cell>
          <table:table-cell table:formula="of:=AVERAGE([.DU1:.DU2])" office:value-type="float" office:value="7.951503" calcext:value-type="float">
            <text:p>7.951503</text:p>
          </table:table-cell>
          <table:table-cell table:formula="of:=AVERAGE([.DV1:.DV2])" office:value-type="float" office:value="7.9099995" calcext:value-type="float">
            <text:p>7.9099995</text:p>
          </table:table-cell>
          <table:table-cell table:formula="of:=AVERAGE([.DW1:.DW2])" office:value-type="float" office:value="7.896215" calcext:value-type="float">
            <text:p>7.896215</text:p>
          </table:table-cell>
          <table:table-cell table:formula="of:=AVERAGE([.DX1:.DX2])" office:value-type="float" office:value="8.03406" calcext:value-type="float">
            <text:p>8.03406</text:p>
          </table:table-cell>
          <table:table-cell table:formula="of:=AVERAGE([.DY1:.DY2])" office:value-type="float" office:value="8.1404355" calcext:value-type="float">
            <text:p>8.1404355</text:p>
          </table:table-cell>
          <table:table-cell table:formula="of:=AVERAGE([.DZ1:.DZ2])" office:value-type="float" office:value="8.1747745" calcext:value-type="float">
            <text:p>8.1747745</text:p>
          </table:table-cell>
          <table:table-cell table:formula="of:=AVERAGE([.EA1:.EA2])" office:value-type="float" office:value="8.2836425" calcext:value-type="float">
            <text:p>8.2836425</text:p>
          </table:table-cell>
          <table:table-cell table:formula="of:=AVERAGE([.EB1:.EB2])" office:value-type="float" office:value="8.2891465" calcext:value-type="float">
            <text:p>8.2891465</text:p>
          </table:table-cell>
          <table:table-cell table:formula="of:=AVERAGE([.EC1:.EC2])" office:value-type="float" office:value="8.337826" calcext:value-type="float">
            <text:p>8.337826</text:p>
          </table:table-cell>
          <table:table-cell table:formula="of:=AVERAGE([.ED1:.ED2])" office:value-type="float" office:value="8.3215545" calcext:value-type="float">
            <text:p>8.3215545</text:p>
          </table:table-cell>
          <table:table-cell table:formula="of:=AVERAGE([.EE1:.EE2])" office:value-type="float" office:value="8.4534595" calcext:value-type="float">
            <text:p>8.4534595</text:p>
          </table:table-cell>
          <table:table-cell table:formula="of:=AVERAGE([.EF1:.EF2])" office:value-type="float" office:value="8.5313995" calcext:value-type="float">
            <text:p>8.5313995</text:p>
          </table:table-cell>
          <table:table-cell table:formula="of:=AVERAGE([.EG1:.EG2])" office:value-type="float" office:value="8.521696" calcext:value-type="float">
            <text:p>8.521696</text:p>
          </table:table-cell>
          <table:table-cell table:formula="of:=AVERAGE([.EH1:.EH2])" office:value-type="float" office:value="8.7351825" calcext:value-type="float">
            <text:p>8.7351825</text:p>
          </table:table-cell>
          <table:table-cell table:formula="of:=AVERAGE([.EI1:.EI2])" office:value-type="float" office:value="8.852412" calcext:value-type="float">
            <text:p>8.852412</text:p>
          </table:table-cell>
          <table:table-cell table:formula="of:=AVERAGE([.EJ1:.EJ2])" office:value-type="float" office:value="8.9780935" calcext:value-type="float">
            <text:p>8.9780935</text:p>
          </table:table-cell>
          <table:table-cell table:formula="of:=AVERAGE([.EK1:.EK2])" office:value-type="float" office:value="8.8075985" calcext:value-type="float">
            <text:p>8.8075985</text:p>
          </table:table-cell>
          <table:table-cell table:formula="of:=AVERAGE([.EL1:.EL2])" office:value-type="float" office:value="9.080424" calcext:value-type="float">
            <text:p>9.080424</text:p>
          </table:table-cell>
          <table:table-cell table:formula="of:=AVERAGE([.EM1:.EM2])" office:value-type="float" office:value="8.9953155" calcext:value-type="float">
            <text:p>8.9953155</text:p>
          </table:table-cell>
          <table:table-cell table:formula="of:=AVERAGE([.EN1:.EN2])" office:value-type="float" office:value="9.0392035" calcext:value-type="float">
            <text:p>9.0392035</text:p>
          </table:table-cell>
          <table:table-cell table:formula="of:=AVERAGE([.EO1:.EO2])" office:value-type="float" office:value="9.154835" calcext:value-type="float">
            <text:p>9.154835</text:p>
          </table:table-cell>
          <table:table-cell table:formula="of:=AVERAGE([.EP1:.EP2])" office:value-type="float" office:value="9.1762145" calcext:value-type="float">
            <text:p>9.1762145</text:p>
          </table:table-cell>
          <table:table-cell table:formula="of:=AVERAGE([.EQ1:.EQ2])" office:value-type="float" office:value="9.2451815" calcext:value-type="float">
            <text:p>9.2451815</text:p>
          </table:table-cell>
          <table:table-cell table:formula="of:=AVERAGE([.ER1:.ER2])" office:value-type="float" office:value="9.278765" calcext:value-type="float">
            <text:p>9.278765</text:p>
          </table:table-cell>
          <table:table-cell table:formula="of:=AVERAGE([.ES1:.ES2])" office:value-type="float" office:value="9.3490465" calcext:value-type="float">
            <text:p>9.3490465</text:p>
          </table:table-cell>
          <table:table-cell table:formula="of:=AVERAGE([.ET1:.ET2])" office:value-type="float" office:value="9.453714" calcext:value-type="float">
            <text:p>9.453714</text:p>
          </table:table-cell>
          <table:table-cell table:formula="of:=AVERAGE([.EU1:.EU2])" office:value-type="float" office:value="9.510189" calcext:value-type="float">
            <text:p>9.510189</text:p>
          </table:table-cell>
          <table:table-cell table:formula="of:=AVERAGE([.EV1:.EV2])" office:value-type="float" office:value="9.59024" calcext:value-type="float">
            <text:p>9.59024</text:p>
          </table:table-cell>
          <table:table-cell table:formula="of:=AVERAGE([.EW1:.EW2])" office:value-type="float" office:value="9.7366655" calcext:value-type="float">
            <text:p>9.7366655</text:p>
          </table:table-cell>
          <table:table-cell table:formula="of:=AVERAGE([.EX1:.EX2])" office:value-type="float" office:value="9.850719" calcext:value-type="float">
            <text:p>9.850719</text:p>
          </table:table-cell>
          <table:table-cell table:formula="of:=AVERAGE([.EY1:.EY2])" office:value-type="float" office:value="9.7132375" calcext:value-type="float">
            <text:p>9.7132375</text:p>
          </table:table-cell>
          <table:table-cell table:formula="of:=AVERAGE([.EZ1:.EZ2])" office:value-type="float" office:value="9.7994885" calcext:value-type="float">
            <text:p>9.7994885</text:p>
          </table:table-cell>
          <table:table-cell table:formula="of:=AVERAGE([.FA1:.FA2])" office:value-type="float" office:value="9.889455" calcext:value-type="float">
            <text:p>9.889455</text:p>
          </table:table-cell>
          <table:table-cell table:formula="of:=AVERAGE([.FB1:.FB2])" office:value-type="float" office:value="9.912365" calcext:value-type="float">
            <text:p>9.912365</text:p>
          </table:table-cell>
          <table:table-cell table:formula="of:=AVERAGE([.FC1:.FC2])" office:value-type="float" office:value="10.0303825" calcext:value-type="float">
            <text:p>10.0303825</text:p>
          </table:table-cell>
          <table:table-cell table:formula="of:=AVERAGE([.FD1:.FD2])" office:value-type="float" office:value="10.1807115" calcext:value-type="float">
            <text:p>10.1807115</text:p>
          </table:table-cell>
          <table:table-cell table:formula="of:=AVERAGE([.FE1:.FE2])" office:value-type="float" office:value="10.278135" calcext:value-type="float">
            <text:p>10.278135</text:p>
          </table:table-cell>
          <table:table-cell table:formula="of:=AVERAGE([.FF1:.FF2])" office:value-type="float" office:value="10.209063" calcext:value-type="float">
            <text:p>10.209063</text:p>
          </table:table-cell>
          <table:table-cell table:formula="of:=AVERAGE([.FG1:.FG2])" office:value-type="float" office:value="10.2909295" calcext:value-type="float">
            <text:p>10.2909295</text:p>
          </table:table-cell>
          <table:table-cell table:formula="of:=AVERAGE([.FH1:.FH2])" office:value-type="float" office:value="10.3144815" calcext:value-type="float">
            <text:p>10.3144815</text:p>
          </table:table-cell>
          <table:table-cell table:formula="of:=AVERAGE([.FI1:.FI2])" office:value-type="float" office:value="10.454469" calcext:value-type="float">
            <text:p>10.454469</text:p>
          </table:table-cell>
          <table:table-cell table:formula="of:=AVERAGE([.FJ1:.FJ2])" office:value-type="float" office:value="10.705709" calcext:value-type="float">
            <text:p>10.705709</text:p>
          </table:table-cell>
          <table:table-cell table:formula="of:=AVERAGE([.FK1:.FK2])" office:value-type="float" office:value="10.5929595" calcext:value-type="float">
            <text:p>10.5929595</text:p>
          </table:table-cell>
          <table:table-cell table:formula="of:=AVERAGE([.FL1:.FL2])" office:value-type="float" office:value="10.563894" calcext:value-type="float">
            <text:p>10.563894</text:p>
          </table:table-cell>
          <table:table-cell table:formula="of:=AVERAGE([.FM1:.FM2])" office:value-type="float" office:value="10.738266" calcext:value-type="float">
            <text:p>10.738266</text:p>
          </table:table-cell>
          <table:table-cell table:formula="of:=AVERAGE([.FN1:.FN2])" office:value-type="float" office:value="10.733739" calcext:value-type="float">
            <text:p>10.733739</text:p>
          </table:table-cell>
          <table:table-cell table:formula="of:=AVERAGE([.FO1:.FO2])" office:value-type="float" office:value="10.8990305" calcext:value-type="float">
            <text:p>10.8990305</text:p>
          </table:table-cell>
          <table:table-cell table:formula="of:=AVERAGE([.FP1:.FP2])" office:value-type="float" office:value="11.0280975" calcext:value-type="float">
            <text:p>11.0280975</text:p>
          </table:table-cell>
          <table:table-cell table:formula="of:=AVERAGE([.FQ1:.FQ2])" office:value-type="float" office:value="11.067164" calcext:value-type="float">
            <text:p>11.067164</text:p>
          </table:table-cell>
          <table:table-cell table:formula="of:=AVERAGE([.FR1:.FR2])" office:value-type="float" office:value="11.2013145" calcext:value-type="float">
            <text:p>11.2013145</text:p>
          </table:table-cell>
          <table:table-cell table:formula="of:=AVERAGE([.FS1:.FS2])" office:value-type="float" office:value="11.216546" calcext:value-type="float">
            <text:p>11.216546</text:p>
          </table:table-cell>
          <table:table-cell table:formula="of:=AVERAGE([.FT1:.FT2])" office:value-type="float" office:value="11.289742" calcext:value-type="float">
            <text:p>11.289742</text:p>
          </table:table-cell>
          <table:table-cell table:formula="of:=AVERAGE([.FU1:.FU2])" office:value-type="float" office:value="11.4084325" calcext:value-type="float">
            <text:p>11.4084325</text:p>
          </table:table-cell>
          <table:table-cell table:formula="of:=AVERAGE([.FV1:.FV2])" office:value-type="float" office:value="11.4658505" calcext:value-type="float">
            <text:p>11.4658505</text:p>
          </table:table-cell>
          <table:table-cell table:formula="of:=AVERAGE([.FW1:.FW2])" office:value-type="float" office:value="11.426321" calcext:value-type="float">
            <text:p>11.426321</text:p>
          </table:table-cell>
          <table:table-cell table:formula="of:=AVERAGE([.FX1:.FX2])" office:value-type="float" office:value="11.599665" calcext:value-type="float">
            <text:p>11.599665</text:p>
          </table:table-cell>
          <table:table-cell table:formula="of:=AVERAGE([.FY1:.FY2])" office:value-type="float" office:value="11.4892075" calcext:value-type="float">
            <text:p>11.4892075</text:p>
          </table:table-cell>
          <table:table-cell table:formula="of:=AVERAGE([.FZ1:.FZ2])" office:value-type="float" office:value="11.7139455" calcext:value-type="float">
            <text:p>11.7139455</text:p>
          </table:table-cell>
          <table:table-cell table:formula="of:=AVERAGE([.GA1:.GA2])" office:value-type="float" office:value="11.6414245" calcext:value-type="float">
            <text:p>11.6414245</text:p>
          </table:table-cell>
          <table:table-cell table:formula="of:=AVERAGE([.GB1:.GB2])" office:value-type="float" office:value="11.791108" calcext:value-type="float">
            <text:p>11.791108</text:p>
          </table:table-cell>
          <table:table-cell table:formula="of:=AVERAGE([.GC1:.GC2])" office:value-type="float" office:value="11.81475" calcext:value-type="float">
            <text:p>11.81475</text:p>
          </table:table-cell>
          <table:table-cell table:formula="of:=AVERAGE([.GD1:.GD2])" office:value-type="float" office:value="11.9114365" calcext:value-type="float">
            <text:p>11.9114365</text:p>
          </table:table-cell>
          <table:table-cell table:formula="of:=AVERAGE([.GE1:.GE2])" office:value-type="float" office:value="12.0349765" calcext:value-type="float">
            <text:p>12.0349765</text:p>
          </table:table-cell>
          <table:table-cell table:formula="of:=AVERAGE([.GF1:.GF2])" office:value-type="float" office:value="11.9616975" calcext:value-type="float">
            <text:p>11.9616975</text:p>
          </table:table-cell>
          <table:table-cell table:formula="of:=AVERAGE([.GG1:.GG2])" office:value-type="float" office:value="12.0293545" calcext:value-type="float">
            <text:p>12.0293545</text:p>
          </table:table-cell>
          <table:table-cell table:formula="of:=AVERAGE([.GH1:.GH2])" office:value-type="float" office:value="12.0033295" calcext:value-type="float">
            <text:p>12.0033295</text:p>
          </table:table-cell>
          <table:table-cell table:formula="of:=AVERAGE([.GI1:.GI2])" office:value-type="float" office:value="11.988969" calcext:value-type="float">
            <text:p>11.988969</text:p>
          </table:table-cell>
          <table:table-cell table:formula="of:=AVERAGE([.GJ1:.GJ2])" office:value-type="float" office:value="12.344969" calcext:value-type="float">
            <text:p>12.344969</text:p>
          </table:table-cell>
          <table:table-cell table:formula="of:=AVERAGE([.GK1:.GK2])" office:value-type="float" office:value="12.1284615" calcext:value-type="float">
            <text:p>12.1284615</text:p>
          </table:table-cell>
          <table:table-cell table:formula="of:=AVERAGE([.GL1:.GL2])" office:value-type="float" office:value="12.290528" calcext:value-type="float">
            <text:p>12.290528</text:p>
          </table:table-cell>
          <table:table-cell table:formula="of:=AVERAGE([.GM1:.GM2])" office:value-type="float" office:value="12.608316" calcext:value-type="float">
            <text:p>12.608316</text:p>
          </table:table-cell>
          <table:table-cell table:formula="of:=AVERAGE([.GN1:.GN2])" office:value-type="float" office:value="12.5857015" calcext:value-type="float">
            <text:p>12.5857015</text:p>
          </table:table-cell>
          <table:table-cell table:formula="of:=AVERAGE([.GO1:.GO2])" office:value-type="float" office:value="12.5411025" calcext:value-type="float">
            <text:p>12.5411025</text:p>
          </table:table-cell>
          <table:table-cell table:formula="of:=AVERAGE([.GP1:.GP2])" office:value-type="float" office:value="12.6342295" calcext:value-type="float">
            <text:p>12.6342295</text:p>
          </table:table-cell>
          <table:table-cell table:formula="of:=AVERAGE([.GQ1:.GQ2])" office:value-type="float" office:value="12.890739" calcext:value-type="float">
            <text:p>12.890739</text:p>
          </table:table-cell>
          <table:table-cell table:formula="of:=AVERAGE([.GR1:.GR2])" office:value-type="float" office:value="12.7833375" calcext:value-type="float">
            <text:p>12.7833375</text:p>
          </table:table-cell>
          <table:table-cell table:formula="of:=AVERAGE([.GS1:.GS2])" office:value-type="float" office:value="12.9374465" calcext:value-type="float">
            <text:p>12.9374465</text:p>
          </table:table-cell>
          <table:table-cell table:formula="of:=AVERAGE([.GT1:.GT2])" office:value-type="float" office:value="12.601397" calcext:value-type="float">
            <text:p>12.601397</text:p>
          </table:table-cell>
          <table:table-cell table:formula="of:=AVERAGE([.GU1:.GU2])" office:value-type="float" office:value="13.0329325" calcext:value-type="float">
            <text:p>13.0329325</text:p>
          </table:table-cell>
          <table:table-cell table:formula="of:=AVERAGE([.GV1:.GV2])" office:value-type="float" office:value="13.1800845" calcext:value-type="float">
            <text:p>13.1800845</text:p>
          </table:table-cell>
          <table:table-cell table:formula="of:=AVERAGE([.GW1:.GW2])" office:value-type="float" office:value="13.325626" calcext:value-type="float">
            <text:p>13.325626</text:p>
          </table:table-cell>
          <table:table-cell table:formula="of:=AVERAGE([.GX1:.GX2])" office:value-type="float" office:value="13.214442" calcext:value-type="float">
            <text:p>13.214442</text:p>
          </table:table-cell>
          <table:table-cell table:formula="of:=AVERAGE([.GY1:.GY2])" office:value-type="float" office:value="13.2647395" calcext:value-type="float">
            <text:p>13.2647395</text:p>
          </table:table-cell>
          <table:table-cell table:formula="of:=AVERAGE([.GZ1:.GZ2])" office:value-type="float" office:value="13.1337185" calcext:value-type="float">
            <text:p>13.1337185</text:p>
          </table:table-cell>
          <table:table-cell table:formula="of:=AVERAGE([.HA1:.HA2])" office:value-type="float" office:value="13.31032" calcext:value-type="float">
            <text:p>13.31032</text:p>
          </table:table-cell>
          <table:table-cell table:formula="of:=AVERAGE([.HB1:.HB2])" office:value-type="float" office:value="13.338885" calcext:value-type="float">
            <text:p>13.338885</text:p>
          </table:table-cell>
          <table:table-cell table:formula="of:=AVERAGE([.HC1:.HC2])" office:value-type="float" office:value="13.576284" calcext:value-type="float">
            <text:p>13.576284</text:p>
          </table:table-cell>
          <table:table-cell table:formula="of:=AVERAGE([.HD1:.HD2])" office:value-type="float" office:value="13.4693475" calcext:value-type="float">
            <text:p>13.4693475</text:p>
          </table:table-cell>
          <table:table-cell table:formula="of:=AVERAGE([.HE1:.HE2])" office:value-type="float" office:value="13.678248" calcext:value-type="float">
            <text:p>13.678248</text:p>
          </table:table-cell>
          <table:table-cell table:formula="of:=AVERAGE([.HF1:.HF2])" office:value-type="float" office:value="13.9447965" calcext:value-type="float">
            <text:p>13.9447965</text:p>
          </table:table-cell>
          <table:table-cell table:formula="of:=AVERAGE([.HG1:.HG2])" office:value-type="float" office:value="13.985334" calcext:value-type="float">
            <text:p>13.985334</text:p>
          </table:table-cell>
          <table:table-cell table:formula="of:=AVERAGE([.HH1:.HH2])" office:value-type="float" office:value="13.943828" calcext:value-type="float">
            <text:p>13.943828</text:p>
          </table:table-cell>
          <table:table-cell table:formula="of:=AVERAGE([.HI1:.HI2])" office:value-type="float" office:value="14.005636" calcext:value-type="float">
            <text:p>14.005636</text:p>
          </table:table-cell>
          <table:table-cell table:formula="of:=AVERAGE([.HJ1:.HJ2])" office:value-type="float" office:value="14.2663015" calcext:value-type="float">
            <text:p>14.2663015</text:p>
          </table:table-cell>
          <table:table-cell table:formula="of:=AVERAGE([.HK1:.HK2])" office:value-type="float" office:value="13.5814055" calcext:value-type="float">
            <text:p>13.5814055</text:p>
          </table:table-cell>
          <table:table-cell table:formula="of:=AVERAGE([.HL1:.HL2])" office:value-type="float" office:value="14.4046455" calcext:value-type="float">
            <text:p>14.4046455</text:p>
          </table:table-cell>
          <table:table-cell table:formula="of:=AVERAGE([.HM1:.HM2])" office:value-type="float" office:value="13.908751" calcext:value-type="float">
            <text:p>13.908751</text:p>
          </table:table-cell>
          <table:table-cell table:formula="of:=AVERAGE([.HN1:.HN2])" office:value-type="float" office:value="14.3865695" calcext:value-type="float">
            <text:p>14.3865695</text:p>
          </table:table-cell>
          <table:table-cell table:formula="of:=AVERAGE([.HO1:.HO2])" office:value-type="float" office:value="14.2576805" calcext:value-type="float">
            <text:p>14.2576805</text:p>
          </table:table-cell>
          <table:table-cell table:formula="of:=AVERAGE([.HP1:.HP2])" office:value-type="float" office:value="14.3434485" calcext:value-type="float">
            <text:p>14.3434485</text:p>
          </table:table-cell>
          <table:table-cell table:formula="of:=AVERAGE([.HQ1:.HQ2])" office:value-type="float" office:value="14.3157065" calcext:value-type="float">
            <text:p>14.3157065</text:p>
          </table:table-cell>
          <table:table-cell table:formula="of:=AVERAGE([.HR1:.HR2])" office:value-type="float" office:value="14.3904905" calcext:value-type="float">
            <text:p>14.3904905</text:p>
          </table:table-cell>
          <table:table-cell table:formula="of:=AVERAGE([.HS1:.HS2])" office:value-type="float" office:value="14.7252465" calcext:value-type="float">
            <text:p>14.7252465</text:p>
          </table:table-cell>
          <table:table-cell table:formula="of:=AVERAGE([.HT1:.HT2])" office:value-type="float" office:value="14.704536" calcext:value-type="float">
            <text:p>14.704536</text:p>
          </table:table-cell>
          <table:table-cell table:formula="of:=AVERAGE([.HU1:.HU2])" office:value-type="float" office:value="14.5277715" calcext:value-type="float">
            <text:p>14.5277715</text:p>
          </table:table-cell>
          <table:table-cell table:formula="of:=AVERAGE([.HV1:.HV2])" office:value-type="float" office:value="14.9844575" calcext:value-type="float">
            <text:p>14.9844575</text:p>
          </table:table-cell>
          <table:table-cell table:formula="of:=AVERAGE([.HW1:.HW2])" office:value-type="float" office:value="15.0382165" calcext:value-type="float">
            <text:p>15.0382165</text:p>
          </table:table-cell>
          <table:table-cell table:formula="of:=AVERAGE([.HX1:.HX2])" office:value-type="float" office:value="15.065339" calcext:value-type="float">
            <text:p>15.065339</text:p>
          </table:table-cell>
          <table:table-cell table:formula="of:=AVERAGE([.HY1:.HY2])" office:value-type="float" office:value="14.994802" calcext:value-type="float">
            <text:p>14.994802</text:p>
          </table:table-cell>
          <table:table-cell table:formula="of:=AVERAGE([.HZ1:.HZ2])" office:value-type="float" office:value="14.8343605" calcext:value-type="float">
            <text:p>14.8343605</text:p>
          </table:table-cell>
          <table:table-cell table:formula="of:=AVERAGE([.IA1:.IA2])" office:value-type="float" office:value="15.1597665" calcext:value-type="float">
            <text:p>15.1597665</text:p>
          </table:table-cell>
          <table:table-cell table:formula="of:=AVERAGE([.IB1:.IB2])" office:value-type="float" office:value="15.018921" calcext:value-type="float">
            <text:p>15.018921</text:p>
          </table:table-cell>
          <table:table-cell table:formula="of:=AVERAGE([.IC1:.IC2])" office:value-type="float" office:value="15.655825" calcext:value-type="float">
            <text:p>15.655825</text:p>
          </table:table-cell>
          <table:table-cell table:formula="of:=AVERAGE([.ID1:.ID2])" office:value-type="float" office:value="15.490713" calcext:value-type="float">
            <text:p>15.490713</text:p>
          </table:table-cell>
          <table:table-cell table:formula="of:=AVERAGE([.IE1:.IE2])" office:value-type="float" office:value="15.683348" calcext:value-type="float">
            <text:p>15.683348</text:p>
          </table:table-cell>
          <table:table-cell table:formula="of:=AVERAGE([.IF1:.IF2])" office:value-type="float" office:value="15.4035025" calcext:value-type="float">
            <text:p>15.4035025</text:p>
          </table:table-cell>
          <table:table-cell table:formula="of:=AVERAGE([.IG1:.IG2])" office:value-type="float" office:value="15.668385" calcext:value-type="float">
            <text:p>15.668385</text:p>
          </table:table-cell>
          <table:table-cell table:formula="of:=AVERAGE([.IH1:.IH2])" office:value-type="float" office:value="15.5723435" calcext:value-type="float">
            <text:p>15.5723435</text:p>
          </table:table-cell>
          <table:table-cell table:formula="of:=AVERAGE([.II1:.II2])" office:value-type="float" office:value="15.754262" calcext:value-type="float">
            <text:p>15.754262</text:p>
          </table:table-cell>
          <table:table-cell table:formula="of:=AVERAGE([.IJ1:.IJ2])" office:value-type="float" office:value="15.8743445" calcext:value-type="float">
            <text:p>15.8743445</text:p>
          </table:table-cell>
          <table:table-cell table:formula="of:=AVERAGE([.IK1:.IK2])" office:value-type="float" office:value="15.993753" calcext:value-type="float">
            <text:p>15.993753</text:p>
          </table:table-cell>
          <table:table-cell table:formula="of:=AVERAGE([.IL1:.IL2])" office:value-type="float" office:value="15.880391" calcext:value-type="float">
            <text:p>15.880391</text:p>
          </table:table-cell>
          <table:table-cell table:formula="of:=AVERAGE([.IM1:.IM2])" office:value-type="float" office:value="15.8449725" calcext:value-type="float">
            <text:p>15.8449725</text:p>
          </table:table-cell>
          <table:table-cell table:formula="of:=AVERAGE([.IN1:.IN2])" office:value-type="float" office:value="15.4379885" calcext:value-type="float">
            <text:p>15.4379885</text:p>
          </table:table-cell>
          <table:table-cell table:formula="of:=AVERAGE([.IO1:.IO2])" office:value-type="float" office:value="16.2709025" calcext:value-type="float">
            <text:p>16.2709025</text:p>
          </table:table-cell>
          <table:table-cell table:formula="of:=AVERAGE([.IP1:.IP2])" office:value-type="float" office:value="16.0994355" calcext:value-type="float">
            <text:p>16.0994355</text:p>
          </table:table-cell>
          <table:table-cell table:formula="of:=AVERAGE([.IQ1:.IQ2])" office:value-type="float" office:value="16.1872005" calcext:value-type="float">
            <text:p>16.1872005</text:p>
          </table:table-cell>
          <table:table-cell table:formula="of:=AVERAGE([.IR1:.IR2])" office:value-type="float" office:value="16.0918365" calcext:value-type="float">
            <text:p>16.0918365</text:p>
          </table:table-cell>
          <table:table-cell table:formula="of:=AVERAGE([.IS1:.IS2])" office:value-type="float" office:value="16.110301" calcext:value-type="float">
            <text:p>16.110301</text:p>
          </table:table-cell>
          <table:table-cell table:formula="of:=AVERAGE([.IT1:.IT2])" office:value-type="float" office:value="16.3983975" calcext:value-type="float">
            <text:p>16.3983975</text:p>
          </table:table-cell>
          <table:table-cell table:formula="of:=AVERAGE([.IU1:.IU2])" office:value-type="float" office:value="16.2270425" calcext:value-type="float">
            <text:p>16.2270425</text:p>
          </table:table-cell>
          <table:table-cell table:formula="of:=AVERAGE([.IV1:.IV2])" office:value-type="float" office:value="16.2829515" calcext:value-type="float">
            <text:p>16.2829515</text:p>
          </table:table-cell>
          <table:table-cell table:formula="of:=AVERAGE([.IW1:.IW2])" office:value-type="float" office:value="16.341393" calcext:value-type="float">
            <text:p>16.341393</text:p>
          </table:table-cell>
          <table:table-cell table:formula="of:=AVERAGE([.IX1:.IX2])" office:value-type="float" office:value="16.8104655" calcext:value-type="float">
            <text:p>16.8104655</text:p>
          </table:table-cell>
          <table:table-cell table:formula="of:=AVERAGE([.IY1:.IY2])" office:value-type="float" office:value="17.290677" calcext:value-type="float">
            <text:p>17.290677</text:p>
          </table:table-cell>
          <table:table-cell table:formula="of:=AVERAGE([.IZ1:.IZ2])" office:value-type="float" office:value="16.932164" calcext:value-type="float">
            <text:p>16.932164</text:p>
          </table:table-cell>
          <table:table-cell table:formula="of:=AVERAGE([.JA1:.JA2])" office:value-type="float" office:value="16.6295875" calcext:value-type="float">
            <text:p>16.6295875</text:p>
          </table:table-cell>
          <table:table-cell table:formula="of:=AVERAGE([.JB1:.JB2])" office:value-type="float" office:value="17.085446" calcext:value-type="float">
            <text:p>17.085446</text:p>
          </table:table-cell>
          <table:table-cell table:formula="of:=AVERAGE([.JC1:.JC2])" office:value-type="float" office:value="17.1741655" calcext:value-type="float">
            <text:p>17.1741655</text:p>
          </table:table-cell>
          <table:table-cell table:formula="of:=AVERAGE([.JD1:.JD2])" office:value-type="float" office:value="17.2325325" calcext:value-type="float">
            <text:p>17.2325325</text:p>
          </table:table-cell>
          <table:table-cell table:formula="of:=AVERAGE([.JE1:.JE2])" office:value-type="float" office:value="17.200785" calcext:value-type="float">
            <text:p>17.200785</text:p>
          </table:table-cell>
          <table:table-cell table:formula="of:=AVERAGE([.JF1:.JF2])" office:value-type="float" office:value="17.3434715" calcext:value-type="float">
            <text:p>17.3434715</text:p>
          </table:table-cell>
          <table:table-cell table:formula="of:=AVERAGE([.JG1:.JG2])" office:value-type="float" office:value="17.520115" calcext:value-type="float">
            <text:p>17.520115</text:p>
          </table:table-cell>
          <table:table-cell table:formula="of:=AVERAGE([.JH1:.JH2])" office:value-type="float" office:value="17.158432" calcext:value-type="float">
            <text:p>17.158432</text:p>
          </table:table-cell>
          <table:table-cell table:formula="of:=AVERAGE([.JI1:.JI2])" office:value-type="float" office:value="17.3484685" calcext:value-type="float">
            <text:p>17.3484685</text:p>
          </table:table-cell>
          <table:table-cell table:formula="of:=AVERAGE([.JJ1:.JJ2])" office:value-type="float" office:value="17.572058" calcext:value-type="float">
            <text:p>17.572058</text:p>
          </table:table-cell>
          <table:table-cell table:formula="of:=AVERAGE([.JK1:.JK2])" office:value-type="float" office:value="17.8375015" calcext:value-type="float">
            <text:p>17.8375015</text:p>
          </table:table-cell>
          <table:table-cell table:formula="of:=AVERAGE([.JL1:.JL2])" office:value-type="float" office:value="17.555917" calcext:value-type="float">
            <text:p>17.555917</text:p>
          </table:table-cell>
          <table:table-cell table:formula="of:=AVERAGE([.JM1:.JM2])" office:value-type="float" office:value="17.8956945" calcext:value-type="float">
            <text:p>17.8956945</text:p>
          </table:table-cell>
          <table:table-cell table:formula="of:=AVERAGE([.JN1:.JN2])" office:value-type="float" office:value="17.436722" calcext:value-type="float">
            <text:p>17.436722</text:p>
          </table:table-cell>
          <table:table-cell table:formula="of:=AVERAGE([.JO1:.JO2])" office:value-type="float" office:value="17.8925705" calcext:value-type="float">
            <text:p>17.8925705</text:p>
          </table:table-cell>
          <table:table-cell table:formula="of:=AVERAGE([.JP1:.JP2])" office:value-type="float" office:value="17.7116795" calcext:value-type="float">
            <text:p>17.7116795</text:p>
          </table:table-cell>
          <table:table-cell table:formula="of:=AVERAGE([.JQ1:.JQ2])" office:value-type="float" office:value="17.551731" calcext:value-type="float">
            <text:p>17.551731</text:p>
          </table:table-cell>
          <table:table-cell table:formula="of:=AVERAGE([.JR1:.JR2])" office:value-type="float" office:value="17.8942415" calcext:value-type="float">
            <text:p>17.8942415</text:p>
          </table:table-cell>
          <table:table-cell table:formula="of:=AVERAGE([.JS1:.JS2])" office:value-type="float" office:value="18.2963015" calcext:value-type="float">
            <text:p>18.2963015</text:p>
          </table:table-cell>
          <table:table-cell table:formula="of:=AVERAGE([.JT1:.JT2])" office:value-type="float" office:value="18.2533305" calcext:value-type="float">
            <text:p>18.2533305</text:p>
          </table:table-cell>
          <table:table-cell table:formula="of:=AVERAGE([.JU1:.JU2])" office:value-type="float" office:value="18.45286" calcext:value-type="float">
            <text:p>18.45286</text:p>
          </table:table-cell>
          <table:table-cell table:formula="of:=AVERAGE([.JV1:.JV2])" office:value-type="float" office:value="18.508353" calcext:value-type="float">
            <text:p>18.508353</text:p>
          </table:table-cell>
          <table:table-cell table:formula="of:=AVERAGE([.JW1:.JW2])" office:value-type="float" office:value="18.1899665" calcext:value-type="float">
            <text:p>18.1899665</text:p>
          </table:table-cell>
          <table:table-cell table:formula="of:=AVERAGE([.JX1:.JX2])" office:value-type="float" office:value="18.2487075" calcext:value-type="float">
            <text:p>18.2487075</text:p>
          </table:table-cell>
          <table:table-cell table:formula="of:=AVERAGE([.JY1:.JY2])" office:value-type="float" office:value="18.096565" calcext:value-type="float">
            <text:p>18.096565</text:p>
          </table:table-cell>
          <table:table-cell table:formula="of:=AVERAGE([.JZ1:.JZ2])" office:value-type="float" office:value="18.7293195" calcext:value-type="float">
            <text:p>18.7293195</text:p>
          </table:table-cell>
          <table:table-cell table:formula="of:=AVERAGE([.KA1:.KA2])" office:value-type="float" office:value="18.5519915" calcext:value-type="float">
            <text:p>18.5519915</text:p>
          </table:table-cell>
          <table:table-cell table:formula="of:=AVERAGE([.KB1:.KB2])" office:value-type="float" office:value="18.7022355" calcext:value-type="float">
            <text:p>18.7022355</text:p>
          </table:table-cell>
          <table:table-cell table:formula="of:=AVERAGE([.KC1:.KC2])" office:value-type="float" office:value="18.488862" calcext:value-type="float">
            <text:p>18.488862</text:p>
          </table:table-cell>
          <table:table-cell table:formula="of:=AVERAGE([.KD1:.KD2])" office:value-type="float" office:value="18.754134" calcext:value-type="float">
            <text:p>18.754134</text:p>
          </table:table-cell>
          <table:table-cell table:formula="of:=AVERAGE([.KE1:.KE2])" office:value-type="float" office:value="18.751278" calcext:value-type="float">
            <text:p>18.751278</text:p>
          </table:table-cell>
          <table:table-cell table:formula="of:=AVERAGE([.KF1:.KF2])" office:value-type="float" office:value="18.8946515" calcext:value-type="float">
            <text:p>18.8946515</text:p>
          </table:table-cell>
          <table:table-cell table:formula="of:=AVERAGE([.KG1:.KG2])" office:value-type="float" office:value="18.7120655" calcext:value-type="float">
            <text:p>18.7120655</text:p>
          </table:table-cell>
          <table:table-cell table:formula="of:=AVERAGE([.KH1:.KH2])" office:value-type="float" office:value="19.276126" calcext:value-type="float">
            <text:p>19.276126</text:p>
          </table:table-cell>
          <table:table-cell table:formula="of:=AVERAGE([.KI1:.KI2])" office:value-type="float" office:value="19.0736045" calcext:value-type="float">
            <text:p>19.0736045</text:p>
          </table:table-cell>
          <table:table-cell table:formula="of:=AVERAGE([.KJ1:.KJ2])" office:value-type="float" office:value="19.71518" calcext:value-type="float">
            <text:p>19.71518</text:p>
          </table:table-cell>
          <table:table-cell table:formula="of:=AVERAGE([.KK1:.KK2])" office:value-type="float" office:value="19.639019" calcext:value-type="float">
            <text:p>19.639019</text:p>
          </table:table-cell>
          <table:table-cell table:formula="of:=AVERAGE([.KL1:.KL2])" office:value-type="float" office:value="19.424698" calcext:value-type="float">
            <text:p>19.424698</text:p>
          </table:table-cell>
          <table:table-cell table:formula="of:=AVERAGE([.KM1:.KM2])" office:value-type="float" office:value="18.869628" calcext:value-type="float">
            <text:p>18.869628</text:p>
          </table:table-cell>
          <table:table-cell table:formula="of:=AVERAGE([.KN1:.KN2])" office:value-type="float" office:value="18.986286" calcext:value-type="float">
            <text:p>18.986286</text:p>
          </table:table-cell>
          <table:table-cell table:formula="of:=AVERAGE([.KO1:.KO2])" office:value-type="float" office:value="20.0101975" calcext:value-type="float">
            <text:p>20.0101975</text:p>
          </table:table-cell>
          <table:table-cell table:formula="of:=AVERAGE([.KP1:.KP2])" office:value-type="float" office:value="19.721262" calcext:value-type="float">
            <text:p>19.721262</text:p>
          </table:table-cell>
          <table:table-cell table:formula="of:=AVERAGE([.KQ1:.KQ2])" office:value-type="float" office:value="19.534557" calcext:value-type="float">
            <text:p>19.534557</text:p>
          </table:table-cell>
          <table:table-cell table:formula="of:=AVERAGE([.KR1:.KR2])" office:value-type="float" office:value="19.553857" calcext:value-type="float">
            <text:p>19.553857</text:p>
          </table:table-cell>
          <table:table-cell table:formula="of:=AVERAGE([.KS1:.KS2])" office:value-type="float" office:value="20.3102655" calcext:value-type="float">
            <text:p>20.3102655</text:p>
          </table:table-cell>
          <table:table-cell table:formula="of:=AVERAGE([.KT1:.KT2])" office:value-type="float" office:value="19.7707605" calcext:value-type="float">
            <text:p>19.7707605</text:p>
          </table:table-cell>
          <table:table-cell table:formula="of:=AVERAGE([.KU1:.KU2])" office:value-type="float" office:value="20.010524" calcext:value-type="float">
            <text:p>20.010524</text:p>
          </table:table-cell>
          <table:table-cell table:formula="of:=AVERAGE([.KV1:.KV2])" office:value-type="float" office:value="19.884654" calcext:value-type="float">
            <text:p>19.884654</text:p>
          </table:table-cell>
          <table:table-cell table:formula="of:=AVERAGE([.KW1:.KW2])" office:value-type="float" office:value="19.7815205" calcext:value-type="float">
            <text:p>19.7815205</text:p>
          </table:table-cell>
          <table:table-cell table:formula="of:=AVERAGE([.KX1:.KX2])" office:value-type="float" office:value="20.193186" calcext:value-type="float">
            <text:p>20.193186</text:p>
          </table:table-cell>
          <table:table-cell table:formula="of:=AVERAGE([.KY1:.KY2])" office:value-type="float" office:value="20.4149265" calcext:value-type="float">
            <text:p>20.4149265</text:p>
          </table:table-cell>
          <table:table-cell table:formula="of:=AVERAGE([.KZ1:.KZ2])" office:value-type="float" office:value="20.418604" calcext:value-type="float">
            <text:p>20.418604</text:p>
          </table:table-cell>
          <table:table-cell table:formula="of:=AVERAGE([.LA1:.LA2])" office:value-type="float" office:value="20.69539" calcext:value-type="float">
            <text:p>20.69539</text:p>
          </table:table-cell>
          <table:table-cell table:formula="of:=AVERAGE([.LB1:.LB2])" office:value-type="float" office:value="20.228649" calcext:value-type="float">
            <text:p>20.228649</text:p>
          </table:table-cell>
          <table:table-cell table:formula="of:=AVERAGE([.LC1:.LC2])" office:value-type="float" office:value="20.6944815" calcext:value-type="float">
            <text:p>20.6944815</text:p>
          </table:table-cell>
          <table:table-cell table:formula="of:=AVERAGE([.LD1:.LD2])" office:value-type="float" office:value="20.427181" calcext:value-type="float">
            <text:p>20.427181</text:p>
          </table:table-cell>
          <table:table-cell table:formula="of:=AVERAGE([.LE1:.LE2])" office:value-type="float" office:value="20.8508455" calcext:value-type="float">
            <text:p>20.8508455</text:p>
          </table:table-cell>
          <table:table-cell table:formula="of:=AVERAGE([.LF1:.LF2])" office:value-type="float" office:value="20.512722" calcext:value-type="float">
            <text:p>20.512722</text:p>
          </table:table-cell>
          <table:table-cell table:formula="of:=AVERAGE([.LG1:.LG2])" office:value-type="float" office:value="20.248998" calcext:value-type="float">
            <text:p>20.248998</text:p>
          </table:table-cell>
          <table:table-cell table:formula="of:=AVERAGE([.LH1:.LH2])" office:value-type="float" office:value="21.263986" calcext:value-type="float">
            <text:p>21.263986</text:p>
          </table:table-cell>
          <table:table-cell table:formula="of:=AVERAGE([.LI1:.LI2])" office:value-type="float" office:value="21.1047275" calcext:value-type="float">
            <text:p>21.1047275</text:p>
          </table:table-cell>
          <table:table-cell table:formula="of:=AVERAGE([.LJ1:.LJ2])" office:value-type="float" office:value="20.856201" calcext:value-type="float">
            <text:p>20.856201</text:p>
          </table:table-cell>
          <table:table-cell table:formula="of:=AVERAGE([.LK1:.LK2])" office:value-type="float" office:value="21.065428" calcext:value-type="float">
            <text:p>21.065428</text:p>
          </table:table-cell>
          <table:table-cell table:formula="of:=AVERAGE([.LL1:.LL2])" office:value-type="float" office:value="20.911632" calcext:value-type="float">
            <text:p>20.911632</text:p>
          </table:table-cell>
          <table:table-cell table:formula="of:=AVERAGE([.LM1:.LM2])" office:value-type="float" office:value="21.3369435" calcext:value-type="float">
            <text:p>21.3369435</text:p>
          </table:table-cell>
          <table:table-cell table:formula="of:=AVERAGE([.LN1:.LN2])" office:value-type="float" office:value="21.0377665" calcext:value-type="float">
            <text:p>21.0377665</text:p>
          </table:table-cell>
          <table:table-cell table:formula="of:=AVERAGE([.LO1:.LO2])" office:value-type="float" office:value="21.4059135" calcext:value-type="float">
            <text:p>21.4059135</text:p>
          </table:table-cell>
          <table:table-cell table:formula="of:=AVERAGE([.LP1:.LP2])" office:value-type="float" office:value="21.440197" calcext:value-type="float">
            <text:p>21.440197</text:p>
          </table:table-cell>
          <table:table-cell table:formula="of:=AVERAGE([.LQ1:.LQ2])" office:value-type="float" office:value="20.3086975" calcext:value-type="float">
            <text:p>20.3086975</text:p>
          </table:table-cell>
          <table:table-cell table:formula="of:=AVERAGE([.LR1:.LR2])" office:value-type="float" office:value="21.327422" calcext:value-type="float">
            <text:p>21.327422</text:p>
          </table:table-cell>
          <table:table-cell table:formula="of:=AVERAGE([.LS1:.LS2])" office:value-type="float" office:value="21.178112" calcext:value-type="float">
            <text:p>21.178112</text:p>
          </table:table-cell>
          <table:table-cell table:formula="of:=AVERAGE([.LT1:.LT2])" office:value-type="float" office:value="21.85277" calcext:value-type="float">
            <text:p>21.85277</text:p>
          </table:table-cell>
          <table:table-cell table:formula="of:=AVERAGE([.LU1:.LU2])" office:value-type="float" office:value="21.433031" calcext:value-type="float">
            <text:p>21.433031</text:p>
          </table:table-cell>
          <table:table-cell table:formula="of:=AVERAGE([.LV1:.LV2])" office:value-type="float" office:value="22.078888" calcext:value-type="float">
            <text:p>22.078888</text:p>
          </table:table-cell>
          <table:table-cell table:formula="of:=AVERAGE([.LW1:.LW2])" office:value-type="float" office:value="21.5763035" calcext:value-type="float">
            <text:p>21.5763035</text:p>
          </table:table-cell>
          <table:table-cell table:formula="of:=AVERAGE([.LX1:.LX2])" office:value-type="float" office:value="21.462004" calcext:value-type="float">
            <text:p>21.462004</text:p>
          </table:table-cell>
          <table:table-cell table:formula="of:=AVERAGE([.LY1:.LY2])" office:value-type="float" office:value="21.2648585" calcext:value-type="float">
            <text:p>21.2648585</text:p>
          </table:table-cell>
          <table:table-cell table:formula="of:=AVERAGE([.LZ1:.LZ2])" office:value-type="float" office:value="21.4623205" calcext:value-type="float">
            <text:p>21.4623205</text:p>
          </table:table-cell>
          <table:table-cell table:formula="of:=AVERAGE([.MA1:.MA2])" office:value-type="float" office:value="22.041744" calcext:value-type="float">
            <text:p>22.041744</text:p>
          </table:table-cell>
          <table:table-cell table:formula="of:=AVERAGE([.MB1:.MB2])" office:value-type="float" office:value="21.7301215" calcext:value-type="float">
            <text:p>21.7301215</text:p>
          </table:table-cell>
          <table:table-cell table:formula="of:=AVERAGE([.MC1:.MC2])" office:value-type="float" office:value="21.81458" calcext:value-type="float">
            <text:p>21.81458</text:p>
          </table:table-cell>
          <table:table-cell table:formula="of:=AVERAGE([.MD1:.MD2])" office:value-type="float" office:value="22.128189" calcext:value-type="float">
            <text:p>22.128189</text:p>
          </table:table-cell>
          <table:table-cell table:formula="of:=AVERAGE([.ME1:.ME2])" office:value-type="float" office:value="22.205109" calcext:value-type="float">
            <text:p>22.205109</text:p>
          </table:table-cell>
          <table:table-cell table:formula="of:=AVERAGE([.MF1:.MF2])" office:value-type="float" office:value="22.1328885" calcext:value-type="float">
            <text:p>22.1328885</text:p>
          </table:table-cell>
          <table:table-cell table:formula="of:=AVERAGE([.MG1:.MG2])" office:value-type="float" office:value="22.8749305" calcext:value-type="float">
            <text:p>22.8749305</text:p>
          </table:table-cell>
          <table:table-cell table:formula="of:=AVERAGE([.MH1:.MH2])" office:value-type="float" office:value="22.8509835" calcext:value-type="float">
            <text:p>22.8509835</text:p>
          </table:table-cell>
          <table:table-cell table:formula="of:=AVERAGE([.MI1:.MI2])" office:value-type="float" office:value="22.0353025" calcext:value-type="float">
            <text:p>22.0353025</text:p>
          </table:table-cell>
          <table:table-cell table:formula="of:=AVERAGE([.MJ1:.MJ2])" office:value-type="float" office:value="22.537607" calcext:value-type="float">
            <text:p>22.537607</text:p>
          </table:table-cell>
          <table:table-cell table:formula="of:=AVERAGE([.MK1:.MK2])" office:value-type="float" office:value="22.613984" calcext:value-type="float">
            <text:p>22.613984</text:p>
          </table:table-cell>
          <table:table-cell table:formula="of:=AVERAGE([.ML1:.ML2])" office:value-type="float" office:value="22.579069" calcext:value-type="float">
            <text:p>22.579069</text:p>
          </table:table-cell>
          <table:table-cell table:formula="of:=AVERAGE([.MM1:.MM2])" office:value-type="float" office:value="22.943941" calcext:value-type="float">
            <text:p>22.943941</text:p>
          </table:table-cell>
          <table:table-cell table:formula="of:=AVERAGE([.MN1:.MN2])" office:value-type="float" office:value="22.7871365" calcext:value-type="float">
            <text:p>22.7871365</text:p>
          </table:table-cell>
          <table:table-cell table:formula="of:=AVERAGE([.MO1:.MO2])" office:value-type="float" office:value="23.0543025" calcext:value-type="float">
            <text:p>23.0543025</text:p>
          </table:table-cell>
          <table:table-cell table:formula="of:=AVERAGE([.MP1:.MP2])" office:value-type="float" office:value="22.119654" calcext:value-type="float">
            <text:p>22.119654</text:p>
          </table:table-cell>
          <table:table-cell table:formula="of:=AVERAGE([.MQ1:.MQ2])" office:value-type="float" office:value="23.053669" calcext:value-type="float">
            <text:p>23.053669</text:p>
          </table:table-cell>
          <table:table-cell table:formula="of:=AVERAGE([.MR1:.MR2])" office:value-type="float" office:value="23.2742405" calcext:value-type="float">
            <text:p>23.2742405</text:p>
          </table:table-cell>
          <table:table-cell table:formula="of:=AVERAGE([.MS1:.MS2])" office:value-type="float" office:value="23.447162" calcext:value-type="float">
            <text:p>23.447162</text:p>
          </table:table-cell>
          <table:table-cell table:formula="of:=AVERAGE([.MT1:.MT2])" office:value-type="float" office:value="22.96969" calcext:value-type="float">
            <text:p>22.96969</text:p>
          </table:table-cell>
          <table:table-cell table:formula="of:=AVERAGE([.MU1:.MU2])" office:value-type="float" office:value="23.37401" calcext:value-type="float">
            <text:p>23.37401</text:p>
          </table:table-cell>
          <table:table-cell table:formula="of:=AVERAGE([.MV1:.MV2])" office:value-type="float" office:value="23.448663" calcext:value-type="float">
            <text:p>23.448663</text:p>
          </table:table-cell>
          <table:table-cell table:formula="of:=AVERAGE([.MW1:.MW2])" office:value-type="float" office:value="23.1378075" calcext:value-type="float">
            <text:p>23.1378075</text:p>
          </table:table-cell>
          <table:table-cell table:formula="of:=AVERAGE([.MX1:.MX2])" office:value-type="float" office:value="23.519286" calcext:value-type="float">
            <text:p>23.519286</text:p>
          </table:table-cell>
          <table:table-cell table:formula="of:=AVERAGE([.MY1:.MY2])" office:value-type="float" office:value="23.5487595" calcext:value-type="float">
            <text:p>23.5487595</text:p>
          </table:table-cell>
          <table:table-cell table:formula="of:=AVERAGE([.MZ1:.MZ2])" office:value-type="float" office:value="23.395156" calcext:value-type="float">
            <text:p>23.395156</text:p>
          </table:table-cell>
          <table:table-cell table:formula="of:=AVERAGE([.NA1:.NA2])" office:value-type="float" office:value="24.0909155" calcext:value-type="float">
            <text:p>24.0909155</text:p>
          </table:table-cell>
          <table:table-cell table:formula="of:=AVERAGE([.NB1:.NB2])" office:value-type="float" office:value="23.659112" calcext:value-type="float">
            <text:p>23.659112</text:p>
          </table:table-cell>
          <table:table-cell table:formula="of:=AVERAGE([.NC1:.NC2])" office:value-type="float" office:value="23.5528545" calcext:value-type="float">
            <text:p>23.5528545</text:p>
          </table:table-cell>
          <table:table-cell table:formula="of:=AVERAGE([.ND1:.ND2])" office:value-type="float" office:value="24.1132205" calcext:value-type="float">
            <text:p>24.1132205</text:p>
          </table:table-cell>
          <table:table-cell table:formula="of:=AVERAGE([.NE1:.NE2])" office:value-type="float" office:value="24.5793685" calcext:value-type="float">
            <text:p>24.5793685</text:p>
          </table:table-cell>
          <table:table-cell table:formula="of:=AVERAGE([.NF1:.NF2])" office:value-type="float" office:value="24.12191" calcext:value-type="float">
            <text:p>24.12191</text:p>
          </table:table-cell>
          <table:table-cell table:formula="of:=AVERAGE([.NG1:.NG2])" office:value-type="float" office:value="24.2375755" calcext:value-type="float">
            <text:p>24.2375755</text:p>
          </table:table-cell>
          <table:table-cell table:formula="of:=AVERAGE([.NH1:.NH2])" office:value-type="float" office:value="24.2102355" calcext:value-type="float">
            <text:p>24.2102355</text:p>
          </table:table-cell>
          <table:table-cell table:formula="of:=AVERAGE([.NI1:.NI2])" office:value-type="float" office:value="24.7993525" calcext:value-type="float">
            <text:p>24.7993525</text:p>
          </table:table-cell>
          <table:table-cell table:formula="of:=AVERAGE([.NJ1:.NJ2])" office:value-type="float" office:value="24.1119155" calcext:value-type="float">
            <text:p>24.1119155</text:p>
          </table:table-cell>
          <table:table-cell table:formula="of:=AVERAGE([.NK1:.NK2])" office:value-type="float" office:value="24.3997595" calcext:value-type="float">
            <text:p>24.3997595</text:p>
          </table:table-cell>
          <table:table-cell table:formula="of:=AVERAGE([.NL1:.NL2])" office:value-type="float" office:value="24.624449" calcext:value-type="float">
            <text:p>24.624449</text:p>
          </table:table-cell>
          <table:table-cell table:formula="of:=AVERAGE([.NM1:.NM2])" office:value-type="float" office:value="24.7323245" calcext:value-type="float">
            <text:p>24.7323245</text:p>
          </table:table-cell>
          <table:table-cell table:formula="of:=AVERAGE([.NN1:.NN2])" office:value-type="float" office:value="24.28982" calcext:value-type="float">
            <text:p>24.28982</text:p>
          </table:table-cell>
          <table:table-cell table:formula="of:=AVERAGE([.NO1:.NO2])" office:value-type="float" office:value="24.9434355" calcext:value-type="float">
            <text:p>24.9434355</text:p>
          </table:table-cell>
          <table:table-cell table:formula="of:=AVERAGE([.NP1:.NP2])" office:value-type="float" office:value="25.0279845" calcext:value-type="float">
            <text:p>25.0279845</text:p>
          </table:table-cell>
          <table:table-cell table:formula="of:=AVERAGE([.NQ1:.NQ2])" office:value-type="float" office:value="24.6333455" calcext:value-type="float">
            <text:p>24.6333455</text:p>
          </table:table-cell>
          <table:table-cell table:formula="of:=AVERAGE([.NR1:.NR2])" office:value-type="float" office:value="25.0280745" calcext:value-type="float">
            <text:p>25.0280745</text:p>
          </table:table-cell>
          <table:table-cell table:formula="of:=AVERAGE([.NS1:.NS2])" office:value-type="float" office:value="25.0853155" calcext:value-type="float">
            <text:p>25.0853155</text:p>
          </table:table-cell>
          <table:table-cell table:formula="of:=AVERAGE([.NT1:.NT2])" office:value-type="float" office:value="24.7047625" calcext:value-type="float">
            <text:p>24.7047625</text:p>
          </table:table-cell>
          <table:table-cell table:formula="of:=AVERAGE([.NU1:.NU2])" office:value-type="float" office:value="24.4209605" calcext:value-type="float">
            <text:p>24.4209605</text:p>
          </table:table-cell>
          <table:table-cell table:formula="of:=AVERAGE([.NV1:.NV2])" office:value-type="float" office:value="24.654356" calcext:value-type="float">
            <text:p>24.654356</text:p>
          </table:table-cell>
          <table:table-cell table:formula="of:=AVERAGE([.NW1:.NW2])" office:value-type="float" office:value="25.1701545" calcext:value-type="float">
            <text:p>25.1701545</text:p>
          </table:table-cell>
          <table:table-cell table:formula="of:=AVERAGE([.NX1:.NX2])" office:value-type="float" office:value="25.317646" calcext:value-type="float">
            <text:p>25.317646</text:p>
          </table:table-cell>
          <table:table-cell table:formula="of:=AVERAGE([.NY1:.NY2])" office:value-type="float" office:value="25.327236" calcext:value-type="float">
            <text:p>25.327236</text:p>
          </table:table-cell>
          <table:table-cell table:formula="of:=AVERAGE([.NZ1:.NZ2])" office:value-type="float" office:value="25.54297" calcext:value-type="float">
            <text:p>25.54297</text:p>
          </table:table-cell>
          <table:table-cell table:formula="of:=AVERAGE([.OA1:.OA2])" office:value-type="float" office:value="24.8401285" calcext:value-type="float">
            <text:p>24.8401285</text:p>
          </table:table-cell>
          <table:table-cell table:formula="of:=AVERAGE([.OB1:.OB2])" office:value-type="float" office:value="25.102866" calcext:value-type="float">
            <text:p>25.102866</text:p>
          </table:table-cell>
          <table:table-cell table:formula="of:=AVERAGE([.OC1:.OC2])" office:value-type="float" office:value="25.504898" calcext:value-type="float">
            <text:p>25.504898</text:p>
          </table:table-cell>
          <table:table-cell table:formula="of:=AVERAGE([.OD1:.OD2])" office:value-type="float" office:value="25.494732" calcext:value-type="float">
            <text:p>25.494732</text:p>
          </table:table-cell>
          <table:table-cell table:formula="of:=AVERAGE([.OE1:.OE2])" office:value-type="float" office:value="25.8617355" calcext:value-type="float">
            <text:p>25.8617355</text:p>
          </table:table-cell>
          <table:table-cell table:formula="of:=AVERAGE([.OF1:.OF2])" office:value-type="float" office:value="25.5531905" calcext:value-type="float">
            <text:p>25.5531905</text:p>
          </table:table-cell>
          <table:table-cell table:formula="of:=AVERAGE([.OG1:.OG2])" office:value-type="float" office:value="25.0554045" calcext:value-type="float">
            <text:p>25.0554045</text:p>
          </table:table-cell>
          <table:table-cell table:formula="of:=AVERAGE([.OH1:.OH2])" office:value-type="float" office:value="25.2136045" calcext:value-type="float">
            <text:p>25.2136045</text:p>
          </table:table-cell>
          <table:table-cell table:formula="of:=AVERAGE([.OI1:.OI2])" office:value-type="float" office:value="25.704256" calcext:value-type="float">
            <text:p>25.704256</text:p>
          </table:table-cell>
          <table:table-cell table:formula="of:=AVERAGE([.OJ1:.OJ2])" office:value-type="float" office:value="25.495948" calcext:value-type="float">
            <text:p>25.495948</text:p>
          </table:table-cell>
          <table:table-cell table:formula="of:=AVERAGE([.OK1:.OK2])" office:value-type="float" office:value="25.8192535" calcext:value-type="float">
            <text:p>25.8192535</text:p>
          </table:table-cell>
          <table:table-cell table:formula="of:=AVERAGE([.OL1:.OL2])" office:value-type="float" office:value="25.552418" calcext:value-type="float">
            <text:p>25.552418</text:p>
          </table:table-cell>
          <table:table-cell table:formula="of:=AVERAGE([.OM1:.OM2])" office:value-type="float" office:value="25.702838" calcext:value-type="float">
            <text:p>25.702838</text:p>
          </table:table-cell>
          <table:table-cell table:formula="of:=AVERAGE([.ON1:.ON2])" office:value-type="float" office:value="26.0998805" calcext:value-type="float">
            <text:p>26.0998805</text:p>
          </table:table-cell>
          <table:table-cell table:formula="of:=AVERAGE([.OO1:.OO2])" office:value-type="float" office:value="26.114188" calcext:value-type="float">
            <text:p>26.114188</text:p>
          </table:table-cell>
          <table:table-cell table:formula="of:=AVERAGE([.OP1:.OP2])" office:value-type="float" office:value="26.1677865" calcext:value-type="float">
            <text:p>26.1677865</text:p>
          </table:table-cell>
          <table:table-cell table:formula="of:=AVERAGE([.OQ1:.OQ2])" office:value-type="float" office:value="26.363074" calcext:value-type="float">
            <text:p>26.363074</text:p>
          </table:table-cell>
          <table:table-cell table:formula="of:=AVERAGE([.OR1:.OR2])" office:value-type="float" office:value="26.550948" calcext:value-type="float">
            <text:p>26.550948</text:p>
          </table:table-cell>
          <table:table-cell table:formula="of:=AVERAGE([.OS1:.OS2])" office:value-type="float" office:value="26.625712" calcext:value-type="float">
            <text:p>26.625712</text:p>
          </table:table-cell>
          <table:table-cell table:formula="of:=AVERAGE([.OT1:.OT2])" office:value-type="float" office:value="26.49529" calcext:value-type="float">
            <text:p>26.49529</text:p>
          </table:table-cell>
          <table:table-cell table:formula="of:=AVERAGE([.OU1:.OU2])" office:value-type="float" office:value="26.18068" calcext:value-type="float">
            <text:p>26.18068</text:p>
          </table:table-cell>
          <table:table-cell table:formula="of:=AVERAGE([.OV1:.OV2])" office:value-type="float" office:value="25.9511145" calcext:value-type="float">
            <text:p>25.9511145</text:p>
          </table:table-cell>
          <table:table-cell table:formula="of:=AVERAGE([.OW1:.OW2])" office:value-type="float" office:value="25.754178" calcext:value-type="float">
            <text:p>25.754178</text:p>
          </table:table-cell>
          <table:table-cell table:formula="of:=AVERAGE([.OX1:.OX2])" office:value-type="float" office:value="26.0954065" calcext:value-type="float">
            <text:p>26.0954065</text:p>
          </table:table-cell>
          <table:table-cell table:formula="of:=AVERAGE([.OY1:.OY2])" office:value-type="float" office:value="27.116168" calcext:value-type="float">
            <text:p>27.116168</text:p>
          </table:table-cell>
          <table:table-cell table:formula="of:=AVERAGE([.OZ1:.OZ2])" office:value-type="float" office:value="26.747675" calcext:value-type="float">
            <text:p>26.747675</text:p>
          </table:table-cell>
          <table:table-cell table:formula="of:=AVERAGE([.PA1:.PA2])" office:value-type="float" office:value="27.7523335" calcext:value-type="float">
            <text:p>27.7523335</text:p>
          </table:table-cell>
          <table:table-cell table:formula="of:=AVERAGE([.PB1:.PB2])" office:value-type="float" office:value="27.419504" calcext:value-type="float">
            <text:p>27.419504</text:p>
          </table:table-cell>
          <table:table-cell table:formula="of:=AVERAGE([.PC1:.PC2])" office:value-type="float" office:value="26.8985095" calcext:value-type="float">
            <text:p>26.8985095</text:p>
          </table:table-cell>
          <table:table-cell table:formula="of:=AVERAGE([.PD1:.PD2])" office:value-type="float" office:value="26.849631" calcext:value-type="float">
            <text:p>26.849631</text:p>
          </table:table-cell>
          <table:table-cell table:formula="of:=AVERAGE([.PE1:.PE2])" office:value-type="float" office:value="27.076994" calcext:value-type="float">
            <text:p>27.076994</text:p>
          </table:table-cell>
          <table:table-cell table:formula="of:=AVERAGE([.PF1:.PF2])" office:value-type="float" office:value="27.2582835" calcext:value-type="float">
            <text:p>27.2582835</text:p>
          </table:table-cell>
          <table:table-cell table:formula="of:=AVERAGE([.PG1:.PG2])" office:value-type="float" office:value="27.36245" calcext:value-type="float">
            <text:p>27.36245</text:p>
          </table:table-cell>
          <table:table-cell table:formula="of:=AVERAGE([.PH1:.PH2])" office:value-type="float" office:value="27.863521" calcext:value-type="float">
            <text:p>27.863521</text:p>
          </table:table-cell>
          <table:table-cell table:formula="of:=AVERAGE([.PI1:.PI2])" office:value-type="float" office:value="27.406622" calcext:value-type="float">
            <text:p>27.406622</text:p>
          </table:table-cell>
          <table:table-cell table:formula="of:=AVERAGE([.PJ1:.PJ2])" office:value-type="float" office:value="27.1691685" calcext:value-type="float">
            <text:p>27.1691685</text:p>
          </table:table-cell>
          <table:table-cell table:formula="of:=AVERAGE([.PK1:.PK2])" office:value-type="float" office:value="27.33791" calcext:value-type="float">
            <text:p>27.33791</text:p>
          </table:table-cell>
          <table:table-cell table:formula="of:=AVERAGE([.PL1:.PL2])" office:value-type="float" office:value="27.8526595" calcext:value-type="float">
            <text:p>27.8526595</text:p>
          </table:table-cell>
          <table:table-cell table:formula="of:=AVERAGE([.PM1:.PM2])" office:value-type="float" office:value="28.1044475" calcext:value-type="float">
            <text:p>28.1044475</text:p>
          </table:table-cell>
          <table:table-cell table:formula="of:=AVERAGE([.PN1:.PN2])" office:value-type="float" office:value="27.917756" calcext:value-type="float">
            <text:p>27.917756</text:p>
          </table:table-cell>
          <table:table-cell table:formula="of:=AVERAGE([.PO1:.PO2])" office:value-type="float" office:value="28.0433435" calcext:value-type="float">
            <text:p>28.0433435</text:p>
          </table:table-cell>
          <table:table-cell table:formula="of:=AVERAGE([.PP1:.PP2])" office:value-type="float" office:value="28.0647545" calcext:value-type="float">
            <text:p>28.0647545</text:p>
          </table:table-cell>
          <table:table-cell table:formula="of:=AVERAGE([.PQ1:.PQ2])" office:value-type="float" office:value="27.675786" calcext:value-type="float">
            <text:p>27.675786</text:p>
          </table:table-cell>
          <table:table-cell table:formula="of:=AVERAGE([.PR1:.PR2])" office:value-type="float" office:value="28.423103" calcext:value-type="float">
            <text:p>28.423103</text:p>
          </table:table-cell>
          <table:table-cell table:formula="of:=AVERAGE([.PS1:.PS2])" office:value-type="float" office:value="27.9543285" calcext:value-type="float">
            <text:p>27.9543285</text:p>
          </table:table-cell>
          <table:table-cell table:formula="of:=AVERAGE([.PT1:.PT2])" office:value-type="float" office:value="28.39532" calcext:value-type="float">
            <text:p>28.39532</text:p>
          </table:table-cell>
          <table:table-cell table:formula="of:=AVERAGE([.PU1:.PU2])" office:value-type="float" office:value="28.94985" calcext:value-type="float">
            <text:p>28.94985</text:p>
          </table:table-cell>
          <table:table-cell table:formula="of:=AVERAGE([.PV1:.PV2])" office:value-type="float" office:value="29.1114235" calcext:value-type="float">
            <text:p>29.1114235</text:p>
          </table:table-cell>
          <table:table-cell table:formula="of:=AVERAGE([.PW1:.PW2])" office:value-type="float" office:value="28.9271955" calcext:value-type="float">
            <text:p>28.9271955</text:p>
          </table:table-cell>
          <table:table-cell table:formula="of:=AVERAGE([.PX1:.PX2])" office:value-type="float" office:value="28.0628205" calcext:value-type="float">
            <text:p>28.0628205</text:p>
          </table:table-cell>
          <table:table-cell table:formula="of:=AVERAGE([.PY1:.PY2])" office:value-type="float" office:value="28.237072" calcext:value-type="float">
            <text:p>28.237072</text:p>
          </table:table-cell>
          <table:table-cell table:formula="of:=AVERAGE([.PZ1:.PZ2])" office:value-type="float" office:value="28.2655055" calcext:value-type="float">
            <text:p>28.2655055</text:p>
          </table:table-cell>
          <table:table-cell table:formula="of:=AVERAGE([.QA1:.QA2])" office:value-type="float" office:value="28.0648565" calcext:value-type="float">
            <text:p>28.0648565</text:p>
          </table:table-cell>
          <table:table-cell table:formula="of:=AVERAGE([.QB1:.QB2])" office:value-type="float" office:value="28.4308395" calcext:value-type="float">
            <text:p>28.4308395</text:p>
          </table:table-cell>
          <table:table-cell table:formula="of:=AVERAGE([.QC1:.QC2])" office:value-type="float" office:value="28.3790375" calcext:value-type="float">
            <text:p>28.3790375</text:p>
          </table:table-cell>
          <table:table-cell table:formula="of:=AVERAGE([.QD1:.QD2])" office:value-type="float" office:value="28.008128" calcext:value-type="float">
            <text:p>28.008128</text:p>
          </table:table-cell>
          <table:table-cell table:formula="of:=AVERAGE([.QE1:.QE2])" office:value-type="float" office:value="29.4557725" calcext:value-type="float">
            <text:p>29.4557725</text:p>
          </table:table-cell>
          <table:table-cell table:formula="of:=AVERAGE([.QF1:.QF2])" office:value-type="float" office:value="28.7345915" calcext:value-type="float">
            <text:p>28.7345915</text:p>
          </table:table-cell>
          <table:table-cell table:formula="of:=AVERAGE([.QG1:.QG2])" office:value-type="float" office:value="29.511218" calcext:value-type="float">
            <text:p>29.511218</text:p>
          </table:table-cell>
          <table:table-cell table:formula="of:=AVERAGE([.QH1:.QH2])" office:value-type="float" office:value="29.5738555" calcext:value-type="float">
            <text:p>29.5738555</text:p>
          </table:table-cell>
          <table:table-cell table:formula="of:=AVERAGE([.QI1:.QI2])" office:value-type="float" office:value="28.7459345" calcext:value-type="float">
            <text:p>28.7459345</text:p>
          </table:table-cell>
          <table:table-cell table:formula="of:=AVERAGE([.QJ1:.QJ2])" office:value-type="float" office:value="29.0628785" calcext:value-type="float">
            <text:p>29.0628785</text:p>
          </table:table-cell>
          <table:table-cell table:formula="of:=AVERAGE([.QK1:.QK2])" office:value-type="float" office:value="28.922264" calcext:value-type="float">
            <text:p>28.922264</text:p>
          </table:table-cell>
          <table:table-cell table:formula="of:=AVERAGE([.QL1:.QL2])" office:value-type="float" office:value="29.7229265" calcext:value-type="float">
            <text:p>29.7229265</text:p>
          </table:table-cell>
          <table:table-cell table:formula="of:=AVERAGE([.QM1:.QM2])" office:value-type="float" office:value="29.103676" calcext:value-type="float">
            <text:p>29.103676</text:p>
          </table:table-cell>
          <table:table-cell table:formula="of:=AVERAGE([.QN1:.QN2])" office:value-type="float" office:value="29.634813" calcext:value-type="float">
            <text:p>29.634813</text:p>
          </table:table-cell>
          <table:table-cell table:formula="of:=AVERAGE([.QO1:.QO2])" office:value-type="float" office:value="30.3407645" calcext:value-type="float">
            <text:p>30.3407645</text:p>
          </table:table-cell>
          <table:table-cell table:formula="of:=AVERAGE([.QP1:.QP2])" office:value-type="float" office:value="30.091854" calcext:value-type="float">
            <text:p>30.091854</text:p>
          </table:table-cell>
          <table:table-cell table:formula="of:=AVERAGE([.QQ1:.QQ2])" office:value-type="float" office:value="29.746544" calcext:value-type="float">
            <text:p>29.746544</text:p>
          </table:table-cell>
          <table:table-cell table:formula="of:=AVERAGE([.QR1:.QR2])" office:value-type="float" office:value="29.5078545" calcext:value-type="float">
            <text:p>29.5078545</text:p>
          </table:table-cell>
          <table:table-cell table:formula="of:=AVERAGE([.QS1:.QS2])" office:value-type="float" office:value="29.6465175" calcext:value-type="float">
            <text:p>29.6465175</text:p>
          </table:table-cell>
          <table:table-cell table:formula="of:=AVERAGE([.QT1:.QT2])" office:value-type="float" office:value="29.758064" calcext:value-type="float">
            <text:p>29.758064</text:p>
          </table:table-cell>
          <table:table-cell table:formula="of:=AVERAGE([.QU1:.QU2])" office:value-type="float" office:value="30.024762" calcext:value-type="float">
            <text:p>30.024762</text:p>
          </table:table-cell>
          <table:table-cell table:formula="of:=AVERAGE([.QV1:.QV2])" office:value-type="float" office:value="29.5651155" calcext:value-type="float">
            <text:p>29.5651155</text:p>
          </table:table-cell>
          <table:table-cell table:formula="of:=AVERAGE([.QW1:.QW2])" office:value-type="float" office:value="30.025918" calcext:value-type="float">
            <text:p>30.025918</text:p>
          </table:table-cell>
          <table:table-cell table:formula="of:=AVERAGE([.QX1:.QX2])" office:value-type="float" office:value="30.9282105" calcext:value-type="float">
            <text:p>30.9282105</text:p>
          </table:table-cell>
          <table:table-cell table:formula="of:=AVERAGE([.QY1:.QY2])" office:value-type="float" office:value="30.8257695" calcext:value-type="float">
            <text:p>30.8257695</text:p>
          </table:table-cell>
          <table:table-cell table:formula="of:=AVERAGE([.QZ1:.QZ2])" office:value-type="float" office:value="30.1606465" calcext:value-type="float">
            <text:p>30.1606465</text:p>
          </table:table-cell>
          <table:table-cell table:formula="of:=AVERAGE([.RA1:.RA2])" office:value-type="float" office:value="31.0343075" calcext:value-type="float">
            <text:p>31.0343075</text:p>
          </table:table-cell>
          <table:table-cell table:formula="of:=AVERAGE([.RB1:.RB2])" office:value-type="float" office:value="30.2181655" calcext:value-type="float">
            <text:p>30.2181655</text:p>
          </table:table-cell>
          <table:table-cell table:formula="of:=AVERAGE([.RC1:.RC2])" office:value-type="float" office:value="30.0012035" calcext:value-type="float">
            <text:p>30.0012035</text:p>
          </table:table-cell>
          <table:table-cell table:formula="of:=AVERAGE([.RD1:.RD2])" office:value-type="float" office:value="30.847133" calcext:value-type="float">
            <text:p>30.847133</text:p>
          </table:table-cell>
          <table:table-cell table:formula="of:=AVERAGE([.RE1:.RE2])" office:value-type="float" office:value="30.229429" calcext:value-type="float">
            <text:p>30.229429</text:p>
          </table:table-cell>
          <table:table-cell table:formula="of:=AVERAGE([.RF1:.RF2])" office:value-type="float" office:value="29.964038" calcext:value-type="float">
            <text:p>29.964038</text:p>
          </table:table-cell>
          <table:table-cell table:formula="of:=AVERAGE([.RG1:.RG2])" office:value-type="float" office:value="30.122774" calcext:value-type="float">
            <text:p>30.122774</text:p>
          </table:table-cell>
          <table:table-cell table:formula="of:=AVERAGE([.RH1:.RH2])" office:value-type="float" office:value="30.058986" calcext:value-type="float">
            <text:p>30.058986</text:p>
          </table:table-cell>
          <table:table-cell table:formula="of:=AVERAGE([.RI1:.RI2])" office:value-type="float" office:value="30.5849395" calcext:value-type="float">
            <text:p>30.5849395</text:p>
          </table:table-cell>
          <table:table-cell table:formula="of:=AVERAGE([.RJ1:.RJ2])" office:value-type="float" office:value="31.131865" calcext:value-type="float">
            <text:p>31.131865</text:p>
          </table:table-cell>
          <table:table-cell table:formula="of:=AVERAGE([.RK1:.RK2])" office:value-type="float" office:value="30.500282" calcext:value-type="float">
            <text:p>30.500282</text:p>
          </table:table-cell>
          <table:table-cell table:formula="of:=AVERAGE([.RL1:.RL2])" office:value-type="float" office:value="30.648436" calcext:value-type="float">
            <text:p>30.648436</text:p>
          </table:table-cell>
          <table:table-cell table:formula="of:=AVERAGE([.RM1:.RM2])" office:value-type="float" office:value="30.4134735" calcext:value-type="float">
            <text:p>30.4134735</text:p>
          </table:table-cell>
          <table:table-cell table:formula="of:=AVERAGE([.RN1:.RN2])" office:value-type="float" office:value="32.062148" calcext:value-type="float">
            <text:p>32.062148</text:p>
          </table:table-cell>
          <table:table-cell table:formula="of:=AVERAGE([.RO1:.RO2])" office:value-type="float" office:value="31.0152455" calcext:value-type="float">
            <text:p>31.0152455</text:p>
          </table:table-cell>
          <table:table-cell table:formula="of:=AVERAGE([.RP1:.RP2])" office:value-type="float" office:value="32.202264" calcext:value-type="float">
            <text:p>32.202264</text:p>
          </table:table-cell>
          <table:table-cell table:formula="of:=AVERAGE([.RQ1:.RQ2])" office:value-type="float" office:value="32.251601" calcext:value-type="float">
            <text:p>32.251601</text:p>
          </table:table-cell>
          <table:table-cell table:formula="of:=AVERAGE([.RR1:.RR2])" office:value-type="float" office:value="31.0574245" calcext:value-type="float">
            <text:p>31.0574245</text:p>
          </table:table-cell>
          <table:table-cell table:formula="of:=AVERAGE([.RS1:.RS2])" office:value-type="float" office:value="30.87381" calcext:value-type="float">
            <text:p>30.87381</text:p>
          </table:table-cell>
          <table:table-cell table:formula="of:=AVERAGE([.RT1:.RT2])" office:value-type="float" office:value="30.952508" calcext:value-type="float">
            <text:p>30.952508</text:p>
          </table:table-cell>
          <table:table-cell table:formula="of:=AVERAGE([.RU1:.RU2])" office:value-type="float" office:value="31.5706285" calcext:value-type="float">
            <text:p>31.5706285</text:p>
          </table:table-cell>
          <table:table-cell table:formula="of:=AVERAGE([.RV1:.RV2])" office:value-type="float" office:value="32.4777725" calcext:value-type="float">
            <text:p>32.4777725</text:p>
          </table:table-cell>
          <table:table-cell table:formula="of:=AVERAGE([.RW1:.RW2])" office:value-type="float" office:value="32.9637395" calcext:value-type="float">
            <text:p>32.9637395</text:p>
          </table:table-cell>
          <table:table-cell table:formula="of:=AVERAGE([.RX1:.RX2])" office:value-type="float" office:value="31.552849" calcext:value-type="float">
            <text:p>31.552849</text:p>
          </table:table-cell>
          <table:table-cell table:formula="of:=AVERAGE([.RY1:.RY2])" office:value-type="float" office:value="31.2163725" calcext:value-type="float">
            <text:p>31.2163725</text:p>
          </table:table-cell>
          <table:table-cell table:formula="of:=AVERAGE([.RZ1:.RZ2])" office:value-type="float" office:value="31.501791" calcext:value-type="float">
            <text:p>31.501791</text:p>
          </table:table-cell>
          <table:table-cell table:formula="of:=AVERAGE([.SA1:.SA2])" office:value-type="float" office:value="31.8347485" calcext:value-type="float">
            <text:p>31.8347485</text:p>
          </table:table-cell>
          <table:table-cell table:formula="of:=AVERAGE([.SB1:.SB2])" office:value-type="float" office:value="31.584118" calcext:value-type="float">
            <text:p>31.584118</text:p>
          </table:table-cell>
          <table:table-cell table:formula="of:=AVERAGE([.SC1:.SC2])" office:value-type="float" office:value="32.6848865" calcext:value-type="float">
            <text:p>32.6848865</text:p>
          </table:table-cell>
          <table:table-cell table:formula="of:=AVERAGE([.SD1:.SD2])" office:value-type="float" office:value="32.836006" calcext:value-type="float">
            <text:p>32.836006</text:p>
          </table:table-cell>
          <table:table-cell table:formula="of:=AVERAGE([.SE1:.SE2])" office:value-type="float" office:value="33.3425005" calcext:value-type="float">
            <text:p>33.3425005</text:p>
          </table:table-cell>
          <table:table-cell table:formula="of:=AVERAGE([.SF1:.SF2])" office:value-type="float" office:value="32.5474695" calcext:value-type="float">
            <text:p>32.5474695</text:p>
          </table:table-cell>
          <table:table-cell table:formula="of:=AVERAGE([.SG1:.SG2])" office:value-type="float" office:value="33.97641" calcext:value-type="float">
            <text:p>33.97641</text:p>
          </table:table-cell>
          <table:table-cell table:formula="of:=AVERAGE([.SH1:.SH2])" office:value-type="float" office:value="33.60071" calcext:value-type="float">
            <text:p>33.60071</text:p>
          </table:table-cell>
          <table:table-cell table:formula="of:=AVERAGE([.SI1:.SI2])" office:value-type="float" office:value="33.201591" calcext:value-type="float">
            <text:p>33.201591</text:p>
          </table:table-cell>
          <table:table-cell table:formula="of:=AVERAGE([.SJ1:.SJ2])" office:value-type="float" office:value="33.026623" calcext:value-type="float">
            <text:p>33.026623</text:p>
          </table:table-cell>
          <table:table-cell table:formula="of:=AVERAGE([.SK1:.SK2])" office:value-type="float" office:value="33.4124165" calcext:value-type="float">
            <text:p>33.4124165</text:p>
          </table:table-cell>
          <table:table-cell table:formula="of:=AVERAGE([.SL1:.SL2])" office:value-type="float" office:value="32.210556" calcext:value-type="float">
            <text:p>32.210556</text:p>
          </table:table-cell>
          <table:table-cell table:formula="of:=AVERAGE([.SM1:.SM2])" office:value-type="float" office:value="33.100817" calcext:value-type="float">
            <text:p>33.100817</text:p>
          </table:table-cell>
          <table:table-cell table:formula="of:=AVERAGE([.SN1:.SN2])" office:value-type="float" office:value="34.2086565" calcext:value-type="float">
            <text:p>34.2086565</text:p>
          </table:table-cell>
          <table:table-cell table:formula="of:=AVERAGE([.SO1:.SO2])" office:value-type="float" office:value="34.236849" calcext:value-type="float">
            <text:p>34.236849</text:p>
          </table:table-cell>
          <table:table-cell table:formula="of:=AVERAGE([.SP1:.SP2])" office:value-type="float" office:value="34.3276485" calcext:value-type="float">
            <text:p>34.3276485</text:p>
          </table:table-cell>
          <table:table-cell table:formula="of:=AVERAGE([.SQ1:.SQ2])" office:value-type="float" office:value="34.090656" calcext:value-type="float">
            <text:p>34.090656</text:p>
          </table:table-cell>
          <table:table-cell table:formula="of:=AVERAGE([.SR1:.SR2])" office:value-type="float" office:value="34.0214785" calcext:value-type="float">
            <text:p>34.0214785</text:p>
          </table:table-cell>
          <table:table-cell table:formula="of:=AVERAGE([.SS1:.SS2])" office:value-type="float" office:value="32.729109" calcext:value-type="float">
            <text:p>32.729109</text:p>
          </table:table-cell>
          <table:table-cell table:formula="of:=AVERAGE([.ST1:.ST2])" office:value-type="float" office:value="32.912098" calcext:value-type="float">
            <text:p>32.912098</text:p>
          </table:table-cell>
          <table:table-cell table:formula="of:=AVERAGE([.SU1:.SU2])" office:value-type="float" office:value="33.4942075" calcext:value-type="float">
            <text:p>33.4942075</text:p>
          </table:table-cell>
          <table:table-cell table:formula="of:=AVERAGE([.SV1:.SV2])" office:value-type="float" office:value="34.8859825" calcext:value-type="float">
            <text:p>34.8859825</text:p>
          </table:table-cell>
          <table:table-cell table:formula="of:=AVERAGE([.SW1:.SW2])" office:value-type="float" office:value="35.516674" calcext:value-type="float">
            <text:p>35.516674</text:p>
          </table:table-cell>
          <table:table-cell table:formula="of:=AVERAGE([.SX1:.SX2])" office:value-type="float" office:value="35.051422" calcext:value-type="float">
            <text:p>35.051422</text:p>
          </table:table-cell>
          <table:table-cell table:formula="of:=AVERAGE([.SY1:.SY2])" office:value-type="float" office:value="34.4283565" calcext:value-type="float">
            <text:p>34.4283565</text:p>
          </table:table-cell>
          <table:table-cell table:formula="of:=AVERAGE([.SZ1:.SZ2])" office:value-type="float" office:value="35.034466" calcext:value-type="float">
            <text:p>35.034466</text:p>
          </table:table-cell>
          <table:table-cell table:formula="of:=AVERAGE([.TA1:.TA2])" office:value-type="float" office:value="33.2730065" calcext:value-type="float">
            <text:p>33.2730065</text:p>
          </table:table-cell>
          <table:table-cell table:formula="of:=AVERAGE([.TB1:.TB2])" office:value-type="float" office:value="34.6264305" calcext:value-type="float">
            <text:p>34.6264305</text:p>
          </table:table-cell>
          <table:table-cell table:formula="of:=AVERAGE([.TC1:.TC2])" office:value-type="float" office:value="33.472416" calcext:value-type="float">
            <text:p>33.472416</text:p>
          </table:table-cell>
          <table:table-cell table:formula="of:=AVERAGE([.TD1:.TD2])" office:value-type="float" office:value="34.7881275" calcext:value-type="float">
            <text:p>34.7881275</text:p>
          </table:table-cell>
          <table:table-cell table:formula="of:=AVERAGE([.TE1:.TE2])" office:value-type="float" office:value="35.202982" calcext:value-type="float">
            <text:p>35.202982</text:p>
          </table:table-cell>
          <table:table-cell table:formula="of:=AVERAGE([.TF1:.TF2])" office:value-type="float" office:value="34.9890785" calcext:value-type="float">
            <text:p>34.9890785</text:p>
          </table:table-cell>
          <table:table-cell table:formula="of:=AVERAGE([.TG1:.TG2])" office:value-type="float" office:value="35.2729435" calcext:value-type="float">
            <text:p>35.2729435</text:p>
          </table:table-cell>
          <table:table-cell table:formula="of:=AVERAGE([.TH1:.TH2])" office:value-type="float" office:value="33.804703" calcext:value-type="float">
            <text:p>33.804703</text:p>
          </table:table-cell>
          <table:table-cell table:formula="of:=AVERAGE([.TI1:.TI2])" office:value-type="float" office:value="34.729456" calcext:value-type="float">
            <text:p>34.729456</text:p>
          </table:table-cell>
          <table:table-cell table:formula="of:=AVERAGE([.TJ1:.TJ2])" office:value-type="float" office:value="35.5571445" calcext:value-type="float">
            <text:p>35.5571445</text:p>
          </table:table-cell>
          <table:table-cell table:formula="of:=AVERAGE([.TK1:.TK2])" office:value-type="float" office:value="33.83865" calcext:value-type="float">
            <text:p>33.83865</text:p>
          </table:table-cell>
          <table:table-cell table:formula="of:=AVERAGE([.TL1:.TL2])" office:value-type="float" office:value="34.8100415" calcext:value-type="float">
            <text:p>34.8100415</text:p>
          </table:table-cell>
          <table:table-cell table:formula="of:=AVERAGE([.TM1:.TM2])" office:value-type="float" office:value="35.578203" calcext:value-type="float">
            <text:p>35.578203</text:p>
          </table:table-cell>
          <table:table-cell table:formula="of:=AVERAGE([.TN1:.TN2])" office:value-type="float" office:value="36.2384495" calcext:value-type="float">
            <text:p>36.2384495</text:p>
          </table:table-cell>
          <table:table-cell table:formula="of:=AVERAGE([.TO1:.TO2])" office:value-type="float" office:value="35.611208" calcext:value-type="float">
            <text:p>35.611208</text:p>
          </table:table-cell>
          <table:table-cell table:formula="of:=AVERAGE([.TP1:.TP2])" office:value-type="float" office:value="35.8419455" calcext:value-type="float">
            <text:p>35.8419455</text:p>
          </table:table-cell>
          <table:table-cell table:formula="of:=AVERAGE([.TQ1:.TQ2])" office:value-type="float" office:value="35.4632855" calcext:value-type="float">
            <text:p>35.4632855</text:p>
          </table:table-cell>
          <table:table-cell table:formula="of:=AVERAGE([.TR1:.TR2])" office:value-type="float" office:value="36.683998" calcext:value-type="float">
            <text:p>36.683998</text:p>
          </table:table-cell>
          <table:table-cell table:formula="of:=AVERAGE([.TS1:.TS2])" office:value-type="float" office:value="36.060814" calcext:value-type="float">
            <text:p>36.060814</text:p>
          </table:table-cell>
          <table:table-cell table:formula="of:=AVERAGE([.TT1:.TT2])" office:value-type="float" office:value="36.3091165" calcext:value-type="float">
            <text:p>36.3091165</text:p>
          </table:table-cell>
          <table:table-cell table:formula="of:=AVERAGE([.TU1:.TU2])" office:value-type="float" office:value="37.1043815" calcext:value-type="float">
            <text:p>37.1043815</text:p>
          </table:table-cell>
          <table:table-cell table:formula="of:=AVERAGE([.TV1:.TV2])" office:value-type="float" office:value="35.093544" calcext:value-type="float">
            <text:p>35.093544</text:p>
          </table:table-cell>
          <table:table-cell table:formula="of:=AVERAGE([.TW1:.TW2])" office:value-type="float" office:value="35.0509165" calcext:value-type="float">
            <text:p>35.0509165</text:p>
          </table:table-cell>
          <table:table-cell table:formula="of:=AVERAGE([.TX1:.TX2])" office:value-type="float" office:value="36.4083175" calcext:value-type="float">
            <text:p>36.4083175</text:p>
          </table:table-cell>
          <table:table-cell table:formula="of:=AVERAGE([.TY1:.TY2])" office:value-type="float" office:value="36.1061155" calcext:value-type="float">
            <text:p>36.1061155</text:p>
          </table:table-cell>
          <table:table-cell table:formula="of:=AVERAGE([.TZ1:.TZ2])" office:value-type="float" office:value="36.3985845" calcext:value-type="float">
            <text:p>36.3985845</text:p>
          </table:table-cell>
          <table:table-cell table:formula="of:=AVERAGE([.UA1:.UA2])" office:value-type="float" office:value="35.161137" calcext:value-type="float">
            <text:p>35.161137</text:p>
          </table:table-cell>
          <table:table-cell table:formula="of:=AVERAGE([.UB1:.UB2])" office:value-type="float" office:value="36.172039" calcext:value-type="float">
            <text:p>36.172039</text:p>
          </table:table-cell>
          <table:table-cell table:formula="of:=AVERAGE([.UC1:.UC2])" office:value-type="float" office:value="36.1360685" calcext:value-type="float">
            <text:p>36.1360685</text:p>
          </table:table-cell>
          <table:table-cell table:formula="of:=AVERAGE([.UD1:.UD2])" office:value-type="float" office:value="35.8892575" calcext:value-type="float">
            <text:p>35.8892575</text:p>
          </table:table-cell>
          <table:table-cell table:formula="of:=AVERAGE([.UE1:.UE2])" office:value-type="float" office:value="36.536028" calcext:value-type="float">
            <text:p>36.536028</text:p>
          </table:table-cell>
          <table:table-cell table:formula="of:=AVERAGE([.UF1:.UF2])" office:value-type="float" office:value="36.374403" calcext:value-type="float">
            <text:p>36.374403</text:p>
          </table:table-cell>
          <table:table-cell table:formula="of:=AVERAGE([.UG1:.UG2])" office:value-type="float" office:value="37.034914" calcext:value-type="float">
            <text:p>37.034914</text:p>
          </table:table-cell>
          <table:table-cell table:formula="of:=AVERAGE([.UH1:.UH2])" office:value-type="float" office:value="37.27001" calcext:value-type="float">
            <text:p>37.27001</text:p>
          </table:table-cell>
          <table:table-cell table:formula="of:=AVERAGE([.UI1:.UI2])" office:value-type="float" office:value="37.0444165" calcext:value-type="float">
            <text:p>37.0444165</text:p>
          </table:table-cell>
          <table:table-cell table:formula="of:=AVERAGE([.UJ1:.UJ2])" office:value-type="float" office:value="36.4374905" calcext:value-type="float">
            <text:p>36.4374905</text:p>
          </table:table-cell>
          <table:table-cell table:formula="of:=AVERAGE([.UK1:.UK2])" office:value-type="float" office:value="36.347103" calcext:value-type="float">
            <text:p>36.347103</text:p>
          </table:table-cell>
          <table:table-cell table:formula="of:=AVERAGE([.UL1:.UL2])" office:value-type="float" office:value="36.2687985" calcext:value-type="float">
            <text:p>36.2687985</text:p>
          </table:table-cell>
          <table:table-cell table:formula="of:=AVERAGE([.UM1:.UM2])" office:value-type="float" office:value="36.5822085" calcext:value-type="float">
            <text:p>36.5822085</text:p>
          </table:table-cell>
          <table:table-cell table:formula="of:=AVERAGE([.UN1:.UN2])" office:value-type="float" office:value="36.9573895" calcext:value-type="float">
            <text:p>36.9573895</text:p>
          </table:table-cell>
          <table:table-cell table:formula="of:=AVERAGE([.UO1:.UO2])" office:value-type="float" office:value="37.855938" calcext:value-type="float">
            <text:p>37.855938</text:p>
          </table:table-cell>
          <table:table-cell table:formula="of:=AVERAGE([.UP1:.UP2])" office:value-type="float" office:value="36.5761015" calcext:value-type="float">
            <text:p>36.5761015</text:p>
          </table:table-cell>
          <table:table-cell table:formula="of:=AVERAGE([.UQ1:.UQ2])" office:value-type="float" office:value="37.6748735" calcext:value-type="float">
            <text:p>37.6748735</text:p>
          </table:table-cell>
          <table:table-cell table:formula="of:=AVERAGE([.UR1:.UR2])" office:value-type="float" office:value="38.597761" calcext:value-type="float">
            <text:p>38.597761</text:p>
          </table:table-cell>
          <table:table-cell table:formula="of:=AVERAGE([.US1:.US2])" office:value-type="float" office:value="37.58972" calcext:value-type="float">
            <text:p>37.58972</text:p>
          </table:table-cell>
          <table:table-cell table:formula="of:=AVERAGE([.UT1:.UT2])" office:value-type="float" office:value="38.32037" calcext:value-type="float">
            <text:p>38.32037</text:p>
          </table:table-cell>
          <table:table-cell table:formula="of:=AVERAGE([.UU1:.UU2])" office:value-type="float" office:value="37.9569265" calcext:value-type="float">
            <text:p>37.9569265</text:p>
          </table:table-cell>
          <table:table-cell table:formula="of:=AVERAGE([.UV1:.UV2])" office:value-type="float" office:value="38.2862265" calcext:value-type="float">
            <text:p>38.2862265</text:p>
          </table:table-cell>
          <table:table-cell table:formula="of:=AVERAGE([.UW1:.UW2])" office:value-type="float" office:value="37.232918" calcext:value-type="float">
            <text:p>37.232918</text:p>
          </table:table-cell>
          <table:table-cell table:formula="of:=AVERAGE([.UX1:.UX2])" office:value-type="float" office:value="37.42808" calcext:value-type="float">
            <text:p>37.42808</text:p>
          </table:table-cell>
          <table:table-cell table:formula="of:=AVERAGE([.UY1:.UY2])" office:value-type="float" office:value="37.705385" calcext:value-type="float">
            <text:p>37.705385</text:p>
          </table:table-cell>
          <table:table-cell table:formula="of:=AVERAGE([.UZ1:.UZ2])" office:value-type="float" office:value="39.2269425" calcext:value-type="float">
            <text:p>39.2269425</text:p>
          </table:table-cell>
          <table:table-cell table:formula="of:=AVERAGE([.VA1:.VA2])" office:value-type="float" office:value="38.17993" calcext:value-type="float">
            <text:p>38.17993</text:p>
          </table:table-cell>
          <table:table-cell table:formula="of:=AVERAGE([.VB1:.VB2])" office:value-type="float" office:value="38.22212" calcext:value-type="float">
            <text:p>38.22212</text:p>
          </table:table-cell>
          <table:table-cell table:formula="of:=AVERAGE([.VC1:.VC2])" office:value-type="float" office:value="38.800577" calcext:value-type="float">
            <text:p>38.800577</text:p>
          </table:table-cell>
          <table:table-cell table:formula="of:=AVERAGE([.VD1:.VD2])" office:value-type="float" office:value="37.518934" calcext:value-type="float">
            <text:p>37.518934</text:p>
          </table:table-cell>
          <table:table-cell table:formula="of:=AVERAGE([.VE1:.VE2])" office:value-type="float" office:value="38.1750145" calcext:value-type="float">
            <text:p>38.1750145</text:p>
          </table:table-cell>
          <table:table-cell table:formula="of:=AVERAGE([.VF1:.VF2])" office:value-type="float" office:value="38.321775" calcext:value-type="float">
            <text:p>38.321775</text:p>
          </table:table-cell>
          <table:table-cell table:formula="of:=AVERAGE([.VG1:.VG2])" office:value-type="float" office:value="38.7414835" calcext:value-type="float">
            <text:p>38.7414835</text:p>
          </table:table-cell>
          <table:table-cell table:formula="of:=AVERAGE([.VH1:.VH2])" office:value-type="float" office:value="38.098827" calcext:value-type="float">
            <text:p>38.098827</text:p>
          </table:table-cell>
          <table:table-cell table:formula="of:=AVERAGE([.VI1:.VI2])" office:value-type="float" office:value="39.2346955" calcext:value-type="float">
            <text:p>39.2346955</text:p>
          </table:table-cell>
          <table:table-cell table:formula="of:=AVERAGE([.VJ1:.VJ2])" office:value-type="float" office:value="39.728891" calcext:value-type="float">
            <text:p>39.728891</text:p>
          </table:table-cell>
          <table:table-cell table:formula="of:=AVERAGE([.VK1:.VK2])" office:value-type="float" office:value="39.1517965" calcext:value-type="float">
            <text:p>39.1517965</text:p>
          </table:table-cell>
          <table:table-cell table:formula="of:=AVERAGE([.VL1:.VL2])" office:value-type="float" office:value="40.2285445" calcext:value-type="float">
            <text:p>40.2285445</text:p>
          </table:table-cell>
          <table:table-cell table:formula="of:=AVERAGE([.VM1:.VM2])" office:value-type="float" office:value="39.939274" calcext:value-type="float">
            <text:p>39.939274</text:p>
          </table:table-cell>
          <table:table-cell table:formula="of:=AVERAGE([.VN1:.VN2])" office:value-type="float" office:value="40.120819" calcext:value-type="float">
            <text:p>40.120819</text:p>
          </table:table-cell>
          <table:table-cell table:formula="of:=AVERAGE([.VO1:.VO2])" office:value-type="float" office:value="39.425131" calcext:value-type="float">
            <text:p>39.425131</text:p>
          </table:table-cell>
          <table:table-cell table:formula="of:=AVERAGE([.VP1:.VP2])" office:value-type="float" office:value="38.348387" calcext:value-type="float">
            <text:p>38.348387</text:p>
          </table:table-cell>
          <table:table-cell table:formula="of:=AVERAGE([.VQ1:.VQ2])" office:value-type="float" office:value="39.0667035" calcext:value-type="float">
            <text:p>39.0667035</text:p>
          </table:table-cell>
          <table:table-cell table:formula="of:=AVERAGE([.VR1:.VR2])" office:value-type="float" office:value="38.232834" calcext:value-type="float">
            <text:p>38.232834</text:p>
          </table:table-cell>
          <table:table-cell table:formula="of:=AVERAGE([.VS1:.VS2])" office:value-type="float" office:value="39.3612425" calcext:value-type="float">
            <text:p>39.3612425</text:p>
          </table:table-cell>
          <table:table-cell table:formula="of:=AVERAGE([.VT1:.VT2])" office:value-type="float" office:value="40.4102595" calcext:value-type="float">
            <text:p>40.4102595</text:p>
          </table:table-cell>
          <table:table-cell table:formula="of:=AVERAGE([.VU1:.VU2])" office:value-type="float" office:value="39.8555565" calcext:value-type="float">
            <text:p>39.8555565</text:p>
          </table:table-cell>
          <table:table-cell table:formula="of:=AVERAGE([.VV1:.VV2])" office:value-type="float" office:value="40.6551685" calcext:value-type="float">
            <text:p>40.6551685</text:p>
          </table:table-cell>
          <table:table-cell table:formula="of:=AVERAGE([.VW1:.VW2])" office:value-type="float" office:value="39.5218985" calcext:value-type="float">
            <text:p>39.5218985</text:p>
          </table:table-cell>
          <table:table-cell table:formula="of:=AVERAGE([.VX1:.VX2])" office:value-type="float" office:value="39.53842" calcext:value-type="float">
            <text:p>39.53842</text:p>
          </table:table-cell>
          <table:table-cell table:formula="of:=AVERAGE([.VY1:.VY2])" office:value-type="float" office:value="39.292564" calcext:value-type="float">
            <text:p>39.292564</text:p>
          </table:table-cell>
          <table:table-cell table:formula="of:=AVERAGE([.VZ1:.VZ2])" office:value-type="float" office:value="39.5889585" calcext:value-type="float">
            <text:p>39.5889585</text:p>
          </table:table-cell>
          <table:table-cell table:formula="of:=AVERAGE([.WA1:.WA2])" office:value-type="float" office:value="39.457335" calcext:value-type="float">
            <text:p>39.457335</text:p>
          </table:table-cell>
          <table:table-cell table:formula="of:=AVERAGE([.WB1:.WB2])" office:value-type="float" office:value="38.9475555" calcext:value-type="float">
            <text:p>38.9475555</text:p>
          </table:table-cell>
          <table:table-cell table:formula="of:=AVERAGE([.WC1:.WC2])" office:value-type="float" office:value="38.73715" calcext:value-type="float">
            <text:p>38.73715</text:p>
          </table:table-cell>
          <table:table-cell table:formula="of:=AVERAGE([.WD1:.WD2])" office:value-type="float" office:value="39.782986" calcext:value-type="float">
            <text:p>39.782986</text:p>
          </table:table-cell>
          <table:table-cell table:formula="of:=AVERAGE([.WE1:.WE2])" office:value-type="float" office:value="40.128937" calcext:value-type="float">
            <text:p>40.128937</text:p>
          </table:table-cell>
          <table:table-cell table:formula="of:=AVERAGE([.WF1:.WF2])" office:value-type="float" office:value="40.0220565" calcext:value-type="float">
            <text:p>40.0220565</text:p>
          </table:table-cell>
          <table:table-cell table:formula="of:=AVERAGE([.WG1:.WG2])" office:value-type="float" office:value="40.5419005" calcext:value-type="float">
            <text:p>40.5419005</text:p>
          </table:table-cell>
          <table:table-cell table:formula="of:=AVERAGE([.WH1:.WH2])" office:value-type="float" office:value="41.16621" calcext:value-type="float">
            <text:p>41.16621</text:p>
          </table:table-cell>
          <table:table-cell table:formula="of:=AVERAGE([.WI1:.WI2])" office:value-type="float" office:value="39.6874865" calcext:value-type="float">
            <text:p>39.6874865</text:p>
          </table:table-cell>
          <table:table-cell table:formula="of:=AVERAGE([.WJ1:.WJ2])" office:value-type="float" office:value="40.4806595" calcext:value-type="float">
            <text:p>40.4806595</text:p>
          </table:table-cell>
          <table:table-cell table:formula="of:=AVERAGE([.WK1:.WK2])" office:value-type="float" office:value="39.872608" calcext:value-type="float">
            <text:p>39.872608</text:p>
          </table:table-cell>
          <table:table-cell table:formula="of:=AVERAGE([.WL1:.WL2])" office:value-type="float" office:value="40.1002595" calcext:value-type="float">
            <text:p>40.1002595</text:p>
          </table:table-cell>
          <table:table-cell table:formula="of:=AVERAGE([.WM1:.WM2])" office:value-type="float" office:value="40.3838485" calcext:value-type="float">
            <text:p>40.3838485</text:p>
          </table:table-cell>
          <table:table-cell table:formula="of:=AVERAGE([.WN1:.WN2])" office:value-type="float" office:value="41.153566" calcext:value-type="float">
            <text:p>41.153566</text:p>
          </table:table-cell>
          <table:table-cell table:formula="of:=AVERAGE([.WO1:.WO2])" office:value-type="float" office:value="41.8594345" calcext:value-type="float">
            <text:p>41.8594345</text:p>
          </table:table-cell>
          <table:table-cell table:formula="of:=AVERAGE([.WP1:.WP2])" office:value-type="float" office:value="41.2289295" calcext:value-type="float">
            <text:p>41.2289295</text:p>
          </table:table-cell>
          <table:table-cell table:formula="of:=AVERAGE([.WQ1:.WQ2])" office:value-type="float" office:value="40.5306035" calcext:value-type="float">
            <text:p>40.5306035</text:p>
          </table:table-cell>
          <table:table-cell table:formula="of:=AVERAGE([.WR1:.WR2])" office:value-type="float" office:value="41.0564595" calcext:value-type="float">
            <text:p>41.0564595</text:p>
          </table:table-cell>
          <table:table-cell table:formula="of:=AVERAGE([.WS1:.WS2])" office:value-type="float" office:value="41.362421" calcext:value-type="float">
            <text:p>41.362421</text:p>
          </table:table-cell>
          <table:table-cell table:formula="of:=AVERAGE([.WT1:.WT2])" office:value-type="float" office:value="41.201475" calcext:value-type="float">
            <text:p>41.201475</text:p>
          </table:table-cell>
          <table:table-cell table:formula="of:=AVERAGE([.WU1:.WU2])" office:value-type="float" office:value="40.8959105" calcext:value-type="float">
            <text:p>40.8959105</text:p>
          </table:table-cell>
          <table:table-cell table:formula="of:=AVERAGE([.WV1:.WV2])" office:value-type="float" office:value="41.7425615" calcext:value-type="float">
            <text:p>41.7425615</text:p>
          </table:table-cell>
          <table:table-cell table:formula="of:=AVERAGE([.WW1:.WW2])" office:value-type="float" office:value="42.2860225" calcext:value-type="float">
            <text:p>42.2860225</text:p>
          </table:table-cell>
          <table:table-cell table:formula="of:=AVERAGE([.WX1:.WX2])" office:value-type="float" office:value="41.8313405" calcext:value-type="float">
            <text:p>41.8313405</text:p>
          </table:table-cell>
          <table:table-cell table:formula="of:=AVERAGE([.WY1:.WY2])" office:value-type="float" office:value="42.8202935" calcext:value-type="float">
            <text:p>42.8202935</text:p>
          </table:table-cell>
          <table:table-cell table:formula="of:=AVERAGE([.WZ1:.WZ2])" office:value-type="float" office:value="40.9435485" calcext:value-type="float">
            <text:p>40.9435485</text:p>
          </table:table-cell>
          <table:table-cell table:formula="of:=AVERAGE([.XA1:.XA2])" office:value-type="float" office:value="41.654919" calcext:value-type="float">
            <text:p>41.654919</text:p>
          </table:table-cell>
          <table:table-cell table:formula="of:=AVERAGE([.XB1:.XB2])" office:value-type="float" office:value="41.785328" calcext:value-type="float">
            <text:p>41.785328</text:p>
          </table:table-cell>
          <table:table-cell table:formula="of:=AVERAGE([.XC1:.XC2])" office:value-type="float" office:value="43.0131875" calcext:value-type="float">
            <text:p>43.0131875</text:p>
          </table:table-cell>
          <table:table-cell table:formula="of:=AVERAGE([.XD1:.XD2])" office:value-type="float" office:value="43.0850545" calcext:value-type="float">
            <text:p>43.0850545</text:p>
          </table:table-cell>
          <table:table-cell table:formula="of:=AVERAGE([.XE1:.XE2])" office:value-type="float" office:value="42.173763" calcext:value-type="float">
            <text:p>42.173763</text:p>
          </table:table-cell>
          <table:table-cell table:formula="of:=AVERAGE([.XF1:.XF2])" office:value-type="float" office:value="42.2918205" calcext:value-type="float">
            <text:p>42.2918205</text:p>
          </table:table-cell>
          <table:table-cell table:formula="of:=AVERAGE([.XG1:.XG2])" office:value-type="float" office:value="42.5796755" calcext:value-type="float">
            <text:p>42.5796755</text:p>
          </table:table-cell>
          <table:table-cell table:formula="of:=AVERAGE([.XH1:.XH2])" office:value-type="float" office:value="41.9552" calcext:value-type="float">
            <text:p>41.9552</text:p>
          </table:table-cell>
          <table:table-cell table:formula="of:=AVERAGE([.XI1:.XI2])" office:value-type="float" office:value="42.525154" calcext:value-type="float">
            <text:p>42.525154</text:p>
          </table:table-cell>
          <table:table-cell table:formula="of:=AVERAGE([.XJ1:.XJ2])" office:value-type="float" office:value="42.9408035" calcext:value-type="float">
            <text:p>42.9408035</text:p>
          </table:table-cell>
          <table:table-cell table:formula="of:=AVERAGE([.XK1:.XK2])" office:value-type="float" office:value="42.5377465" calcext:value-type="float">
            <text:p>42.5377465</text:p>
          </table:table-cell>
          <table:table-cell table:formula="of:=AVERAGE([.XL1:.XL2])" office:value-type="float" office:value="43.178671" calcext:value-type="float">
            <text:p>43.178671</text:p>
          </table:table-cell>
          <table:table-cell table:formula="of:=AVERAGE([.XM1:.XM2])" office:value-type="float" office:value="43.0415555" calcext:value-type="float">
            <text:p>43.0415555</text:p>
          </table:table-cell>
          <table:table-cell table:formula="of:=AVERAGE([.XN1:.XN2])" office:value-type="float" office:value="43.095459" calcext:value-type="float">
            <text:p>43.095459</text:p>
          </table:table-cell>
          <table:table-cell table:formula="of:=AVERAGE([.XO1:.XO2])" office:value-type="float" office:value="42.062004" calcext:value-type="float">
            <text:p>42.062004</text:p>
          </table:table-cell>
          <table:table-cell table:formula="of:=AVERAGE([.XP1:.XP2])" office:value-type="float" office:value="42.777428" calcext:value-type="float">
            <text:p>42.777428</text:p>
          </table:table-cell>
          <table:table-cell table:formula="of:=AVERAGE([.XQ1:.XQ2])" office:value-type="float" office:value="43.136459" calcext:value-type="float">
            <text:p>43.136459</text:p>
          </table:table-cell>
          <table:table-cell table:formula="of:=AVERAGE([.XR1:.XR2])" office:value-type="float" office:value="43.3924295" calcext:value-type="float">
            <text:p>43.3924295</text:p>
          </table:table-cell>
          <table:table-cell table:formula="of:=AVERAGE([.XS1:.XS2])" office:value-type="float" office:value="42.509985" calcext:value-type="float">
            <text:p>42.509985</text:p>
          </table:table-cell>
          <table:table-cell table:formula="of:=AVERAGE([.XT1:.XT2])" office:value-type="float" office:value="43.7778545" calcext:value-type="float">
            <text:p>43.7778545</text:p>
          </table:table-cell>
          <table:table-cell table:formula="of:=AVERAGE([.XU1:.XU2])" office:value-type="float" office:value="44.251976" calcext:value-type="float">
            <text:p>44.251976</text:p>
          </table:table-cell>
          <table:table-cell table:formula="of:=AVERAGE([.XV1:.XV2])" office:value-type="float" office:value="43.7628365" calcext:value-type="float">
            <text:p>43.7628365</text:p>
          </table:table-cell>
          <table:table-cell table:formula="of:=AVERAGE([.XW1:.XW2])" office:value-type="float" office:value="43.362761" calcext:value-type="float">
            <text:p>43.362761</text:p>
          </table:table-cell>
          <table:table-cell table:formula="of:=AVERAGE([.XX1:.XX2])" office:value-type="float" office:value="43.5426575" calcext:value-type="float">
            <text:p>43.5426575</text:p>
          </table:table-cell>
          <table:table-cell table:formula="of:=AVERAGE([.XY1:.XY2])" office:value-type="float" office:value="42.860983" calcext:value-type="float">
            <text:p>42.860983</text:p>
          </table:table-cell>
          <table:table-cell table:formula="of:=AVERAGE([.XZ1:.XZ2])" office:value-type="float" office:value="44.9569225" calcext:value-type="float">
            <text:p>44.9569225</text:p>
          </table:table-cell>
          <table:table-cell table:formula="of:=AVERAGE([.YA1:.YA2])" office:value-type="float" office:value="43.333557" calcext:value-type="float">
            <text:p>43.333557</text:p>
          </table:table-cell>
          <table:table-cell table:formula="of:=AVERAGE([.YB1:.YB2])" office:value-type="float" office:value="42.2956255" calcext:value-type="float">
            <text:p>42.2956255</text:p>
          </table:table-cell>
          <table:table-cell table:formula="of:=AVERAGE([.YC1:.YC2])" office:value-type="float" office:value="43.260994" calcext:value-type="float">
            <text:p>43.260994</text:p>
          </table:table-cell>
          <table:table-cell table:formula="of:=AVERAGE([.YD1:.YD2])" office:value-type="float" office:value="42.053713" calcext:value-type="float">
            <text:p>42.053713</text:p>
          </table:table-cell>
          <table:table-cell table:formula="of:=AVERAGE([.YE1:.YE2])" office:value-type="float" office:value="42.8016375" calcext:value-type="float">
            <text:p>42.8016375</text:p>
          </table:table-cell>
          <table:table-cell table:formula="of:=AVERAGE([.YF1:.YF2])" office:value-type="float" office:value="42.6646675" calcext:value-type="float">
            <text:p>42.6646675</text:p>
          </table:table-cell>
          <table:table-cell table:formula="of:=AVERAGE([.YG1:.YG2])" office:value-type="float" office:value="42.598368" calcext:value-type="float">
            <text:p>42.598368</text:p>
          </table:table-cell>
          <table:table-cell table:formula="of:=AVERAGE([.YH1:.YH2])" office:value-type="float" office:value="44.0740925" calcext:value-type="float">
            <text:p>44.0740925</text:p>
          </table:table-cell>
          <table:table-cell table:formula="of:=AVERAGE([.YI1:.YI2])" office:value-type="float" office:value="44.4892105" calcext:value-type="float">
            <text:p>44.4892105</text:p>
          </table:table-cell>
          <table:table-cell table:formula="of:=AVERAGE([.YJ1:.YJ2])" office:value-type="float" office:value="43.3526515" calcext:value-type="float">
            <text:p>43.3526515</text:p>
          </table:table-cell>
          <table:table-cell table:formula="of:=AVERAGE([.YK1:.YK2])" office:value-type="float" office:value="42.72509" calcext:value-type="float">
            <text:p>42.72509</text:p>
          </table:table-cell>
          <table:table-cell table:formula="of:=AVERAGE([.YL1:.YL2])" office:value-type="float" office:value="43.661295" calcext:value-type="float">
            <text:p>43.661295</text:p>
          </table:table-cell>
          <table:table-cell table:formula="of:=AVERAGE([.YM1:.YM2])" office:value-type="float" office:value="45.3153745" calcext:value-type="float">
            <text:p>45.3153745</text:p>
          </table:table-cell>
          <table:table-cell table:formula="of:=AVERAGE([.YN1:.YN2])" office:value-type="float" office:value="43.8870125" calcext:value-type="float">
            <text:p>43.8870125</text:p>
          </table:table-cell>
          <table:table-cell table:formula="of:=AVERAGE([.YO1:.YO2])" office:value-type="float" office:value="44.6446605" calcext:value-type="float">
            <text:p>44.6446605</text:p>
          </table:table-cell>
          <table:table-cell table:formula="of:=AVERAGE([.YP1:.YP2])" office:value-type="float" office:value="44.01227" calcext:value-type="float">
            <text:p>44.01227</text:p>
          </table:table-cell>
          <table:table-cell table:formula="of:=AVERAGE([.YQ1:.YQ2])" office:value-type="float" office:value="43.5784915" calcext:value-type="float">
            <text:p>43.5784915</text:p>
          </table:table-cell>
          <table:table-cell table:formula="of:=AVERAGE([.YR1:.YR2])" office:value-type="float" office:value="45.2295205" calcext:value-type="float">
            <text:p>45.2295205</text:p>
          </table:table-cell>
          <table:table-cell table:formula="of:=AVERAGE([.YS1:.YS2])" office:value-type="float" office:value="43.8207535" calcext:value-type="float">
            <text:p>43.8207535</text:p>
          </table:table-cell>
          <table:table-cell table:formula="of:=AVERAGE([.YT1:.YT2])" office:value-type="float" office:value="45.9514675" calcext:value-type="float">
            <text:p>45.9514675</text:p>
          </table:table-cell>
          <table:table-cell table:formula="of:=AVERAGE([.YU1:.YU2])" office:value-type="float" office:value="44.1240575" calcext:value-type="float">
            <text:p>44.1240575</text:p>
          </table:table-cell>
          <table:table-cell table:formula="of:=AVERAGE([.YV1:.YV2])" office:value-type="float" office:value="45.2636715" calcext:value-type="float">
            <text:p>45.2636715</text:p>
          </table:table-cell>
          <table:table-cell table:formula="of:=AVERAGE([.YW1:.YW2])" office:value-type="float" office:value="45.8956475" calcext:value-type="float">
            <text:p>45.8956475</text:p>
          </table:table-cell>
          <table:table-cell table:formula="of:=AVERAGE([.YX1:.YX2])" office:value-type="float" office:value="45.521044" calcext:value-type="float">
            <text:p>45.521044</text:p>
          </table:table-cell>
          <table:table-cell table:formula="of:=AVERAGE([.YY1:.YY2])" office:value-type="float" office:value="45.192299" calcext:value-type="float">
            <text:p>45.192299</text:p>
          </table:table-cell>
          <table:table-cell table:formula="of:=AVERAGE([.YZ1:.YZ2])" office:value-type="float" office:value="44.65605" calcext:value-type="float">
            <text:p>44.65605</text:p>
          </table:table-cell>
          <table:table-cell table:formula="of:=AVERAGE([.ZA1:.ZA2])" office:value-type="float" office:value="46.7192445" calcext:value-type="float">
            <text:p>46.7192445</text:p>
          </table:table-cell>
          <table:table-cell table:formula="of:=AVERAGE([.ZB1:.ZB2])" office:value-type="float" office:value="44.5796985" calcext:value-type="float">
            <text:p>44.5796985</text:p>
          </table:table-cell>
          <table:table-cell table:formula="of:=AVERAGE([.ZC1:.ZC2])" office:value-type="float" office:value="46.225262" calcext:value-type="float">
            <text:p>46.225262</text:p>
          </table:table-cell>
          <table:table-cell table:formula="of:=AVERAGE([.ZD1:.ZD2])" office:value-type="float" office:value="45.6545755" calcext:value-type="float">
            <text:p>45.6545755</text:p>
          </table:table-cell>
          <table:table-cell table:formula="of:=AVERAGE([.ZE1:.ZE2])" office:value-type="float" office:value="46.4850275" calcext:value-type="float">
            <text:p>46.4850275</text:p>
          </table:table-cell>
          <table:table-cell table:formula="of:=AVERAGE([.ZF1:.ZF2])" office:value-type="float" office:value="45.081188" calcext:value-type="float">
            <text:p>45.081188</text:p>
          </table:table-cell>
          <table:table-cell table:formula="of:=AVERAGE([.ZG1:.ZG2])" office:value-type="float" office:value="46.696369" calcext:value-type="float">
            <text:p>46.696369</text:p>
          </table:table-cell>
          <table:table-cell table:formula="of:=AVERAGE([.ZH1:.ZH2])" office:value-type="float" office:value="46.108498" calcext:value-type="float">
            <text:p>46.108498</text:p>
          </table:table-cell>
          <table:table-cell table:formula="of:=AVERAGE([.ZI1:.ZI2])" office:value-type="float" office:value="45.9160885" calcext:value-type="float">
            <text:p>45.9160885</text:p>
          </table:table-cell>
          <table:table-cell table:formula="of:=AVERAGE([.ZJ1:.ZJ2])" office:value-type="float" office:value="46.400097" calcext:value-type="float">
            <text:p>46.400097</text:p>
          </table:table-cell>
          <table:table-cell table:formula="of:=AVERAGE([.ZK1:.ZK2])" office:value-type="float" office:value="46.848188" calcext:value-type="float">
            <text:p>46.848188</text:p>
          </table:table-cell>
          <table:table-cell table:formula="of:=AVERAGE([.ZL1:.ZL2])" office:value-type="float" office:value="46.452074" calcext:value-type="float">
            <text:p>46.452074</text:p>
          </table:table-cell>
          <table:table-cell table:formula="of:=AVERAGE([.ZM1:.ZM2])" office:value-type="float" office:value="46.2004625" calcext:value-type="float">
            <text:p>46.2004625</text:p>
          </table:table-cell>
          <table:table-cell table:formula="of:=AVERAGE([.ZN1:.ZN2])" office:value-type="float" office:value="46.1313495" calcext:value-type="float">
            <text:p>46.1313495</text:p>
          </table:table-cell>
          <table:table-cell table:formula="of:=AVERAGE([.ZO1:.ZO2])" office:value-type="float" office:value="47.5989055" calcext:value-type="float">
            <text:p>47.5989055</text:p>
          </table:table-cell>
          <table:table-cell table:formula="of:=AVERAGE([.ZP1:.ZP2])" office:value-type="float" office:value="46.522961" calcext:value-type="float">
            <text:p>46.522961</text:p>
          </table:table-cell>
          <table:table-cell table:formula="of:=AVERAGE([.ZQ1:.ZQ2])" office:value-type="float" office:value="47.6485025" calcext:value-type="float">
            <text:p>47.6485025</text:p>
          </table:table-cell>
          <table:table-cell table:formula="of:=AVERAGE([.ZR1:.ZR2])" office:value-type="float" office:value="46.0510885" calcext:value-type="float">
            <text:p>46.0510885</text:p>
          </table:table-cell>
          <table:table-cell table:formula="of:=AVERAGE([.ZS1:.ZS2])" office:value-type="float" office:value="46.340572" calcext:value-type="float">
            <text:p>46.340572</text:p>
          </table:table-cell>
          <table:table-cell table:formula="of:=AVERAGE([.ZT1:.ZT2])" office:value-type="float" office:value="47.713371" calcext:value-type="float">
            <text:p>47.713371</text:p>
          </table:table-cell>
          <table:table-cell table:formula="of:=AVERAGE([.ZU1:.ZU2])" office:value-type="float" office:value="47.7739985" calcext:value-type="float">
            <text:p>47.7739985</text:p>
          </table:table-cell>
          <table:table-cell table:formula="of:=AVERAGE([.ZV1:.ZV2])" office:value-type="float" office:value="45.95322" calcext:value-type="float">
            <text:p>45.95322</text:p>
          </table:table-cell>
          <table:table-cell table:formula="of:=AVERAGE([.ZW1:.ZW2])" office:value-type="float" office:value="46.5569365" calcext:value-type="float">
            <text:p>46.5569365</text:p>
          </table:table-cell>
          <table:table-cell table:formula="of:=AVERAGE([.ZX1:.ZX2])" office:value-type="float" office:value="47.6736355" calcext:value-type="float">
            <text:p>47.6736355</text:p>
          </table:table-cell>
          <table:table-cell table:formula="of:=AVERAGE([.ZY1:.ZY2])" office:value-type="float" office:value="47.3456155" calcext:value-type="float">
            <text:p>47.3456155</text:p>
          </table:table-cell>
          <table:table-cell table:formula="of:=AVERAGE([.ZZ1:.ZZ2])" office:value-type="float" office:value="46.257984" calcext:value-type="float">
            <text:p>46.257984</text:p>
          </table:table-cell>
          <table:table-cell table:formula="of:=AVERAGE([.AAA1:.AAA2])" office:value-type="float" office:value="47.1716975" calcext:value-type="float">
            <text:p>47.1716975</text:p>
          </table:table-cell>
          <table:table-cell table:formula="of:=AVERAGE([.AAB1:.AAB2])" office:value-type="float" office:value="47.505997" calcext:value-type="float">
            <text:p>47.505997</text:p>
          </table:table-cell>
          <table:table-cell table:formula="of:=AVERAGE([.AAC1:.AAC2])" office:value-type="float" office:value="46.966469" calcext:value-type="float">
            <text:p>46.966469</text:p>
          </table:table-cell>
          <table:table-cell table:formula="of:=AVERAGE([.AAD1:.AAD2])" office:value-type="float" office:value="47.5360585" calcext:value-type="float">
            <text:p>47.5360585</text:p>
          </table:table-cell>
          <table:table-cell table:formula="of:=AVERAGE([.AAE1:.AAE2])" office:value-type="float" office:value="47.258047" calcext:value-type="float">
            <text:p>47.258047</text:p>
          </table:table-cell>
          <table:table-cell table:formula="of:=AVERAGE([.AAF1:.AAF2])" office:value-type="float" office:value="48.0688435" calcext:value-type="float">
            <text:p>48.0688435</text:p>
          </table:table-cell>
          <table:table-cell table:formula="of:=AVERAGE([.AAG1:.AAG2])" office:value-type="float" office:value="48.5278835" calcext:value-type="float">
            <text:p>48.5278835</text:p>
          </table:table-cell>
          <table:table-cell table:formula="of:=AVERAGE([.AAH1:.AAH2])" office:value-type="float" office:value="48.232767" calcext:value-type="float">
            <text:p>48.232767</text:p>
          </table:table-cell>
          <table:table-cell table:formula="of:=AVERAGE([.AAI1:.AAI2])" office:value-type="float" office:value="47.5265235" calcext:value-type="float">
            <text:p>47.5265235</text:p>
          </table:table-cell>
          <table:table-cell table:formula="of:=AVERAGE([.AAJ1:.AAJ2])" office:value-type="float" office:value="48.369131" calcext:value-type="float">
            <text:p>48.369131</text:p>
          </table:table-cell>
          <table:table-cell table:formula="of:=AVERAGE([.AAK1:.AAK2])" office:value-type="float" office:value="47.382355" calcext:value-type="float">
            <text:p>47.382355</text:p>
          </table:table-cell>
          <table:table-cell table:formula="of:=AVERAGE([.AAL1:.AAL2])" office:value-type="float" office:value="47.3996205" calcext:value-type="float">
            <text:p>47.3996205</text:p>
          </table:table-cell>
          <table:table-cell table:formula="of:=AVERAGE([.AAM1:.AAM2])" office:value-type="float" office:value="46.535042" calcext:value-type="float">
            <text:p>46.535042</text:p>
          </table:table-cell>
          <table:table-cell table:formula="of:=AVERAGE([.AAN1:.AAN2])" office:value-type="float" office:value="48.7528975" calcext:value-type="float">
            <text:p>48.7528975</text:p>
          </table:table-cell>
          <table:table-cell table:formula="of:=AVERAGE([.AAO1:.AAO2])" office:value-type="float" office:value="47.432594" calcext:value-type="float">
            <text:p>47.432594</text:p>
          </table:table-cell>
          <table:table-cell table:formula="of:=AVERAGE([.AAP1:.AAP2])" office:value-type="float" office:value="48.4841195" calcext:value-type="float">
            <text:p>48.4841195</text:p>
          </table:table-cell>
          <table:table-cell table:formula="of:=AVERAGE([.AAQ1:.AAQ2])" office:value-type="float" office:value="48.5992795" calcext:value-type="float">
            <text:p>48.5992795</text:p>
          </table:table-cell>
          <table:table-cell table:formula="of:=AVERAGE([.AAR1:.AAR2])" office:value-type="float" office:value="47.498499" calcext:value-type="float">
            <text:p>47.498499</text:p>
          </table:table-cell>
          <table:table-cell table:formula="of:=AVERAGE([.AAS1:.AAS2])" office:value-type="float" office:value="49.014391" calcext:value-type="float">
            <text:p>49.014391</text:p>
          </table:table-cell>
          <table:table-cell table:formula="of:=AVERAGE([.AAT1:.AAT2])" office:value-type="float" office:value="47.978237" calcext:value-type="float">
            <text:p>47.978237</text:p>
          </table:table-cell>
          <table:table-cell table:formula="of:=AVERAGE([.AAU1:.AAU2])" office:value-type="float" office:value="48.746618" calcext:value-type="float">
            <text:p>48.746618</text:p>
          </table:table-cell>
          <table:table-cell table:formula="of:=AVERAGE([.AAV1:.AAV2])" office:value-type="float" office:value="47.9771575" calcext:value-type="float">
            <text:p>47.9771575</text:p>
          </table:table-cell>
          <table:table-cell table:formula="of:=AVERAGE([.AAW1:.AAW2])" office:value-type="float" office:value="48.644455" calcext:value-type="float">
            <text:p>48.644455</text:p>
          </table:table-cell>
          <table:table-cell table:formula="of:=AVERAGE([.AAX1:.AAX2])" office:value-type="float" office:value="47.459206" calcext:value-type="float">
            <text:p>47.459206</text:p>
          </table:table-cell>
          <table:table-cell table:formula="of:=AVERAGE([.AAY1:.AAY2])" office:value-type="float" office:value="47.6671295" calcext:value-type="float">
            <text:p>47.6671295</text:p>
          </table:table-cell>
          <table:table-cell table:formula="of:=AVERAGE([.AAZ1:.AAZ2])" office:value-type="float" office:value="48.364584" calcext:value-type="float">
            <text:p>48.364584</text:p>
          </table:table-cell>
          <table:table-cell table:formula="of:=AVERAGE([.ABA1:.ABA2])" office:value-type="float" office:value="48.388929" calcext:value-type="float">
            <text:p>48.388929</text:p>
          </table:table-cell>
          <table:table-cell table:formula="of:=AVERAGE([.ABB1:.ABB2])" office:value-type="float" office:value="49.032383" calcext:value-type="float">
            <text:p>49.032383</text:p>
          </table:table-cell>
          <table:table-cell table:formula="of:=AVERAGE([.ABC1:.ABC2])" office:value-type="float" office:value="48.6861665" calcext:value-type="float">
            <text:p>48.6861665</text:p>
          </table:table-cell>
          <table:table-cell table:formula="of:=AVERAGE([.ABD1:.ABD2])" office:value-type="float" office:value="49.6132335" calcext:value-type="float">
            <text:p>49.6132335</text:p>
          </table:table-cell>
          <table:table-cell table:formula="of:=AVERAGE([.ABE1:.ABE2])" office:value-type="float" office:value="50.8843975" calcext:value-type="float">
            <text:p>50.8843975</text:p>
          </table:table-cell>
          <table:table-cell table:formula="of:=AVERAGE([.ABF1:.ABF2])" office:value-type="float" office:value="50.1885965" calcext:value-type="float">
            <text:p>50.1885965</text:p>
          </table:table-cell>
          <table:table-cell table:formula="of:=AVERAGE([.ABG1:.ABG2])" office:value-type="float" office:value="50.1806545" calcext:value-type="float">
            <text:p>50.1806545</text:p>
          </table:table-cell>
          <table:table-cell table:formula="of:=AVERAGE([.ABH1:.ABH2])" office:value-type="float" office:value="48.4517995" calcext:value-type="float">
            <text:p>48.4517995</text:p>
          </table:table-cell>
          <table:table-cell table:formula="of:=AVERAGE([.ABI1:.ABI2])" office:value-type="float" office:value="48.93013" calcext:value-type="float">
            <text:p>48.93013</text:p>
          </table:table-cell>
          <table:table-cell table:formula="of:=AVERAGE([.ABJ1:.ABJ2])" office:value-type="float" office:value="48.752638" calcext:value-type="float">
            <text:p>48.752638</text:p>
          </table:table-cell>
          <table:table-cell table:formula="of:=AVERAGE([.ABK1:.ABK2])" office:value-type="float" office:value="48.909805" calcext:value-type="float">
            <text:p>48.909805</text:p>
          </table:table-cell>
          <table:table-cell table:formula="of:=AVERAGE([.ABL1:.ABL2])" office:value-type="float" office:value="49.733488" calcext:value-type="float">
            <text:p>49.733488</text:p>
          </table:table-cell>
          <table:table-cell table:formula="of:=AVERAGE([.ABM1:.ABM2])" office:value-type="float" office:value="50.5631925" calcext:value-type="float">
            <text:p>50.5631925</text:p>
          </table:table-cell>
          <table:table-cell table:formula="of:=AVERAGE([.ABN1:.ABN2])" office:value-type="float" office:value="49.456654" calcext:value-type="float">
            <text:p>49.456654</text:p>
          </table:table-cell>
          <table:table-cell table:formula="of:=AVERAGE([.ABO1:.ABO2])" office:value-type="float" office:value="51.4130535" calcext:value-type="float">
            <text:p>51.4130535</text:p>
          </table:table-cell>
          <table:table-cell table:formula="of:=AVERAGE([.ABP1:.ABP2])" office:value-type="float" office:value="50.5002915" calcext:value-type="float">
            <text:p>50.5002915</text:p>
          </table:table-cell>
          <table:table-cell table:formula="of:=AVERAGE([.ABQ1:.ABQ2])" office:value-type="float" office:value="49.6665345" calcext:value-type="float">
            <text:p>49.6665345</text:p>
          </table:table-cell>
          <table:table-cell table:formula="of:=AVERAGE([.ABR1:.ABR2])" office:value-type="float" office:value="50.1933305" calcext:value-type="float">
            <text:p>50.1933305</text:p>
          </table:table-cell>
          <table:table-cell table:formula="of:=AVERAGE([.ABS1:.ABS2])" office:value-type="float" office:value="50.694643" calcext:value-type="float">
            <text:p>50.694643</text:p>
          </table:table-cell>
          <table:table-cell table:formula="of:=AVERAGE([.ABT1:.ABT2])" office:value-type="float" office:value="49.8270935" calcext:value-type="float">
            <text:p>49.8270935</text:p>
          </table:table-cell>
          <table:table-cell table:formula="of:=AVERAGE([.ABU1:.ABU2])" office:value-type="float" office:value="48.6788615" calcext:value-type="float">
            <text:p>48.6788615</text:p>
          </table:table-cell>
          <table:table-cell table:formula="of:=AVERAGE([.ABV1:.ABV2])" office:value-type="float" office:value="49.507217" calcext:value-type="float">
            <text:p>49.507217</text:p>
          </table:table-cell>
          <table:table-cell table:formula="of:=AVERAGE([.ABW1:.ABW2])" office:value-type="float" office:value="51.344267" calcext:value-type="float">
            <text:p>51.344267</text:p>
          </table:table-cell>
          <table:table-cell table:formula="of:=AVERAGE([.ABX1:.ABX2])" office:value-type="float" office:value="49.3077145" calcext:value-type="float">
            <text:p>49.3077145</text:p>
          </table:table-cell>
          <table:table-cell table:formula="of:=AVERAGE([.ABY1:.ABY2])" office:value-type="float" office:value="51.7028525" calcext:value-type="float">
            <text:p>51.7028525</text:p>
          </table:table-cell>
          <table:table-cell table:formula="of:=AVERAGE([.ABZ1:.ABZ2])" office:value-type="float" office:value="50.7965125" calcext:value-type="float">
            <text:p>50.7965125</text:p>
          </table:table-cell>
          <table:table-cell table:formula="of:=AVERAGE([.ACA1:.ACA2])" office:value-type="float" office:value="50.7788965" calcext:value-type="float">
            <text:p>50.7788965</text:p>
          </table:table-cell>
          <table:table-cell table:formula="of:=AVERAGE([.ACB1:.ACB2])" office:value-type="float" office:value="50.4977725" calcext:value-type="float">
            <text:p>50.4977725</text:p>
          </table:table-cell>
          <table:table-cell table:formula="of:=AVERAGE([.ACC1:.ACC2])" office:value-type="float" office:value="50.5315" calcext:value-type="float">
            <text:p>50.5315</text:p>
          </table:table-cell>
          <table:table-cell table:formula="of:=AVERAGE([.ACD1:.ACD2])" office:value-type="float" office:value="51.605181" calcext:value-type="float">
            <text:p>51.605181</text:p>
          </table:table-cell>
          <table:table-cell table:formula="of:=AVERAGE([.ACE1:.ACE2])" office:value-type="float" office:value="51.3548565" calcext:value-type="float">
            <text:p>51.3548565</text:p>
          </table:table-cell>
          <table:table-cell table:formula="of:=AVERAGE([.ACF1:.ACF2])" office:value-type="float" office:value="51.9256935" calcext:value-type="float">
            <text:p>51.9256935</text:p>
          </table:table-cell>
          <table:table-cell table:formula="of:=AVERAGE([.ACG1:.ACG2])" office:value-type="float" office:value="52.622076" calcext:value-type="float">
            <text:p>52.622076</text:p>
          </table:table-cell>
          <table:table-cell table:formula="of:=AVERAGE([.ACH1:.ACH2])" office:value-type="float" office:value="51.5478745" calcext:value-type="float">
            <text:p>51.5478745</text:p>
          </table:table-cell>
          <table:table-cell table:formula="of:=AVERAGE([.ACI1:.ACI2])" office:value-type="float" office:value="50.8556405" calcext:value-type="float">
            <text:p>50.8556405</text:p>
          </table:table-cell>
          <table:table-cell table:formula="of:=AVERAGE([.ACJ1:.ACJ2])" office:value-type="float" office:value="50.5675335" calcext:value-type="float">
            <text:p>50.5675335</text:p>
          </table:table-cell>
          <table:table-cell table:formula="of:=AVERAGE([.ACK1:.ACK2])" office:value-type="float" office:value="50.5764885" calcext:value-type="float">
            <text:p>50.5764885</text:p>
          </table:table-cell>
          <table:table-cell table:formula="of:=AVERAGE([.ACL1:.ACL2])" office:value-type="float" office:value="50.677797" calcext:value-type="float">
            <text:p>50.677797</text:p>
          </table:table-cell>
          <table:table-cell table:formula="of:=AVERAGE([.ACM1:.ACM2])" office:value-type="float" office:value="51.426096" calcext:value-type="float">
            <text:p>51.426096</text:p>
          </table:table-cell>
          <table:table-cell table:formula="of:=AVERAGE([.ACN1:.ACN2])" office:value-type="float" office:value="50.976345" calcext:value-type="float">
            <text:p>50.976345</text:p>
          </table:table-cell>
          <table:table-cell table:formula="of:=AVERAGE([.ACO1:.ACO2])" office:value-type="float" office:value="51.1310615" calcext:value-type="float">
            <text:p>51.1310615</text:p>
          </table:table-cell>
          <table:table-cell table:formula="of:=AVERAGE([.ACP1:.ACP2])" office:value-type="float" office:value="50.759144" calcext:value-type="float">
            <text:p>50.759144</text:p>
          </table:table-cell>
          <table:table-cell table:formula="of:=AVERAGE([.ACQ1:.ACQ2])" office:value-type="float" office:value="51.420935" calcext:value-type="float">
            <text:p>51.420935</text:p>
          </table:table-cell>
          <table:table-cell table:formula="of:=AVERAGE([.ACR1:.ACR2])" office:value-type="float" office:value="50.958603" calcext:value-type="float">
            <text:p>50.958603</text:p>
          </table:table-cell>
          <table:table-cell table:formula="of:=AVERAGE([.ACS1:.ACS2])" office:value-type="float" office:value="53.2148285" calcext:value-type="float">
            <text:p>53.2148285</text:p>
          </table:table-cell>
          <table:table-cell table:formula="of:=AVERAGE([.ACT1:.ACT2])" office:value-type="float" office:value="51.586445" calcext:value-type="float">
            <text:p>51.586445</text:p>
          </table:table-cell>
          <table:table-cell table:formula="of:=AVERAGE([.ACU1:.ACU2])" office:value-type="float" office:value="51.02519" calcext:value-type="float">
            <text:p>51.02519</text:p>
          </table:table-cell>
          <table:table-cell table:formula="of:=AVERAGE([.ACV1:.ACV2])" office:value-type="float" office:value="52.0969025" calcext:value-type="float">
            <text:p>52.0969025</text:p>
          </table:table-cell>
          <table:table-cell table:formula="of:=AVERAGE([.ACW1:.ACW2])" office:value-type="float" office:value="52.9089295" calcext:value-type="float">
            <text:p>52.9089295</text:p>
          </table:table-cell>
          <table:table-cell table:formula="of:=AVERAGE([.ACX1:.ACX2])" office:value-type="float" office:value="51.399628" calcext:value-type="float">
            <text:p>51.399628</text:p>
          </table:table-cell>
          <table:table-cell table:formula="of:=AVERAGE([.ACY1:.ACY2])" office:value-type="float" office:value="51.1841835" calcext:value-type="float">
            <text:p>51.1841835</text:p>
          </table:table-cell>
          <table:table-cell table:formula="of:=AVERAGE([.ACZ1:.ACZ2])" office:value-type="float" office:value="52.0425185" calcext:value-type="float">
            <text:p>52.0425185</text:p>
          </table:table-cell>
          <table:table-cell table:formula="of:=AVERAGE([.ADA1:.ADA2])" office:value-type="float" office:value="51.2840005" calcext:value-type="float">
            <text:p>51.2840005</text:p>
          </table:table-cell>
          <table:table-cell table:formula="of:=AVERAGE([.ADB1:.ADB2])" office:value-type="float" office:value="52.22896" calcext:value-type="float">
            <text:p>52.22896</text:p>
          </table:table-cell>
          <table:table-cell table:formula="of:=AVERAGE([.ADC1:.ADC2])" office:value-type="float" office:value="53.398409" calcext:value-type="float">
            <text:p>53.398409</text:p>
          </table:table-cell>
          <table:table-cell table:formula="of:=AVERAGE([.ADD1:.ADD2])" office:value-type="float" office:value="52.984989" calcext:value-type="float">
            <text:p>52.984989</text:p>
          </table:table-cell>
          <table:table-cell table:formula="of:=AVERAGE([.ADE1:.ADE2])" office:value-type="float" office:value="53.5315875" calcext:value-type="float">
            <text:p>53.5315875</text:p>
          </table:table-cell>
          <table:table-cell table:formula="of:=AVERAGE([.ADF1:.ADF2])" office:value-type="float" office:value="53.0377865" calcext:value-type="float">
            <text:p>53.0377865</text:p>
          </table:table-cell>
          <table:table-cell table:formula="of:=AVERAGE([.ADG1:.ADG2])" office:value-type="float" office:value="52.262787" calcext:value-type="float">
            <text:p>52.262787</text:p>
          </table:table-cell>
          <table:table-cell table:formula="of:=AVERAGE([.ADH1:.ADH2])" office:value-type="float" office:value="53.689123" calcext:value-type="float">
            <text:p>53.689123</text:p>
          </table:table-cell>
          <table:table-cell table:formula="of:=AVERAGE([.ADI1:.ADI2])" office:value-type="float" office:value="52.9866425" calcext:value-type="float">
            <text:p>52.9866425</text:p>
          </table:table-cell>
          <table:table-cell table:formula="of:=AVERAGE([.ADJ1:.ADJ2])" office:value-type="float" office:value="54.7523955" calcext:value-type="float">
            <text:p>54.7523955</text:p>
          </table:table-cell>
          <table:table-cell table:formula="of:=AVERAGE([.ADK1:.ADK2])" office:value-type="float" office:value="53.45768" calcext:value-type="float">
            <text:p>53.45768</text:p>
          </table:table-cell>
          <table:table-cell table:formula="of:=AVERAGE([.ADL1:.ADL2])" office:value-type="float" office:value="55.03356" calcext:value-type="float">
            <text:p>55.03356</text:p>
          </table:table-cell>
          <table:table-cell table:formula="of:=AVERAGE([.ADM1:.ADM2])" office:value-type="float" office:value="53.9704415" calcext:value-type="float">
            <text:p>53.9704415</text:p>
          </table:table-cell>
          <table:table-cell table:formula="of:=AVERAGE([.ADN1:.ADN2])" office:value-type="float" office:value="53.120388" calcext:value-type="float">
            <text:p>53.120388</text:p>
          </table:table-cell>
          <table:table-cell table:formula="of:=AVERAGE([.ADO1:.ADO2])" office:value-type="float" office:value="53.7534865" calcext:value-type="float">
            <text:p>53.7534865</text:p>
          </table:table-cell>
          <table:table-cell table:formula="of:=AVERAGE([.ADP1:.ADP2])" office:value-type="float" office:value="52.9197405" calcext:value-type="float">
            <text:p>52.9197405</text:p>
          </table:table-cell>
          <table:table-cell table:formula="of:=AVERAGE([.ADQ1:.ADQ2])" office:value-type="float" office:value="52.784559" calcext:value-type="float">
            <text:p>52.784559</text:p>
          </table:table-cell>
          <table:table-cell table:formula="of:=AVERAGE([.ADR1:.ADR2])" office:value-type="float" office:value="54.058958" calcext:value-type="float">
            <text:p>54.058958</text:p>
          </table:table-cell>
          <table:table-cell table:formula="of:=AVERAGE([.ADS1:.ADS2])" office:value-type="float" office:value="53.1442695" calcext:value-type="float">
            <text:p>53.1442695</text:p>
          </table:table-cell>
          <table:table-cell table:formula="of:=AVERAGE([.ADT1:.ADT2])" office:value-type="float" office:value="53.8053225" calcext:value-type="float">
            <text:p>53.8053225</text:p>
          </table:table-cell>
          <table:table-cell table:formula="of:=AVERAGE([.ADU1:.ADU2])" office:value-type="float" office:value="53.1903785" calcext:value-type="float">
            <text:p>53.1903785</text:p>
          </table:table-cell>
          <table:table-cell table:formula="of:=AVERAGE([.ADV1:.ADV2])" office:value-type="float" office:value="52.7535115" calcext:value-type="float">
            <text:p>52.7535115</text:p>
          </table:table-cell>
          <table:table-cell table:formula="of:=AVERAGE([.ADW1:.ADW2])" office:value-type="float" office:value="54.7619385" calcext:value-type="float">
            <text:p>54.7619385</text:p>
          </table:table-cell>
          <table:table-cell table:formula="of:=AVERAGE([.ADX1:.ADX2])" office:value-type="float" office:value="55.8689345" calcext:value-type="float">
            <text:p>55.8689345</text:p>
          </table:table-cell>
          <table:table-cell table:formula="of:=AVERAGE([.ADY1:.ADY2])" office:value-type="float" office:value="53.678125" calcext:value-type="float">
            <text:p>53.678125</text:p>
          </table:table-cell>
          <table:table-cell table:formula="of:=AVERAGE([.ADZ1:.ADZ2])" office:value-type="float" office:value="53.800928" calcext:value-type="float">
            <text:p>53.800928</text:p>
          </table:table-cell>
          <table:table-cell table:formula="of:=AVERAGE([.AEA1:.AEA2])" office:value-type="float" office:value="54.377529" calcext:value-type="float">
            <text:p>54.377529</text:p>
          </table:table-cell>
          <table:table-cell table:formula="of:=AVERAGE([.AEB1:.AEB2])" office:value-type="float" office:value="54.84099" calcext:value-type="float">
            <text:p>54.84099</text:p>
          </table:table-cell>
          <table:table-cell table:formula="of:=AVERAGE([.AEC1:.AEC2])" office:value-type="float" office:value="54.4256" calcext:value-type="float">
            <text:p>54.4256</text:p>
          </table:table-cell>
          <table:table-cell table:formula="of:=AVERAGE([.AED1:.AED2])" office:value-type="float" office:value="54.5651835" calcext:value-type="float">
            <text:p>54.5651835</text:p>
          </table:table-cell>
          <table:table-cell table:formula="of:=AVERAGE([.AEE1:.AEE2])" office:value-type="float" office:value="54.0095085" calcext:value-type="float">
            <text:p>54.0095085</text:p>
          </table:table-cell>
          <table:table-cell table:formula="of:=AVERAGE([.AEF1:.AEF2])" office:value-type="float" office:value="55.026804" calcext:value-type="float">
            <text:p>55.026804</text:p>
          </table:table-cell>
          <table:table-cell table:formula="of:=AVERAGE([.AEG1:.AEG2])" office:value-type="float" office:value="54.4732515" calcext:value-type="float">
            <text:p>54.4732515</text:p>
          </table:table-cell>
          <table:table-cell table:formula="of:=AVERAGE([.AEH1:.AEH2])" office:value-type="float" office:value="53.52948" calcext:value-type="float">
            <text:p>53.52948</text:p>
          </table:table-cell>
          <table:table-cell table:formula="of:=AVERAGE([.AEI1:.AEI2])" office:value-type="float" office:value="56.022039" calcext:value-type="float">
            <text:p>56.022039</text:p>
          </table:table-cell>
          <table:table-cell table:formula="of:=AVERAGE([.AEJ1:.AEJ2])" office:value-type="float" office:value="55.351509" calcext:value-type="float">
            <text:p>55.351509</text:p>
          </table:table-cell>
          <table:table-cell table:formula="of:=AVERAGE([.AEK1:.AEK2])" office:value-type="float" office:value="55.45422" calcext:value-type="float">
            <text:p>55.45422</text:p>
          </table:table-cell>
          <table:table-cell table:formula="of:=AVERAGE([.AEL1:.AEL2])" office:value-type="float" office:value="55.232309" calcext:value-type="float">
            <text:p>55.232309</text:p>
          </table:table-cell>
          <table:table-cell table:formula="of:=AVERAGE([.AEM1:.AEM2])" office:value-type="float" office:value="55.6468315" calcext:value-type="float">
            <text:p>55.6468315</text:p>
          </table:table-cell>
          <table:table-cell table:formula="of:=AVERAGE([.AEN1:.AEN2])" office:value-type="float" office:value="55.689251" calcext:value-type="float">
            <text:p>55.689251</text:p>
          </table:table-cell>
          <table:table-cell table:formula="of:=AVERAGE([.AEO1:.AEO2])" office:value-type="float" office:value="56.341757" calcext:value-type="float">
            <text:p>56.341757</text:p>
          </table:table-cell>
          <table:table-cell table:formula="of:=AVERAGE([.AEP1:.AEP2])" office:value-type="float" office:value="57.4537885" calcext:value-type="float">
            <text:p>57.4537885</text:p>
          </table:table-cell>
          <table:table-cell table:formula="of:=AVERAGE([.AEQ1:.AEQ2])" office:value-type="float" office:value="54.7801855" calcext:value-type="float">
            <text:p>54.7801855</text:p>
          </table:table-cell>
          <table:table-cell table:formula="of:=AVERAGE([.AER1:.AER2])" office:value-type="float" office:value="56.424538" calcext:value-type="float">
            <text:p>56.424538</text:p>
          </table:table-cell>
          <table:table-cell table:formula="of:=AVERAGE([.AES1:.AES2])" office:value-type="float" office:value="54.614992" calcext:value-type="float">
            <text:p>54.614992</text:p>
          </table:table-cell>
          <table:table-cell table:formula="of:=AVERAGE([.AET1:.AET2])" office:value-type="float" office:value="54.9194015" calcext:value-type="float">
            <text:p>54.9194015</text:p>
          </table:table-cell>
          <table:table-cell table:formula="of:=AVERAGE([.AEU1:.AEU2])" office:value-type="float" office:value="54.947321" calcext:value-type="float">
            <text:p>54.947321</text:p>
          </table:table-cell>
          <table:table-cell table:formula="of:=AVERAGE([.AEV1:.AEV2])" office:value-type="float" office:value="55.2508045" calcext:value-type="float">
            <text:p>55.2508045</text:p>
          </table:table-cell>
          <table:table-cell table:formula="of:=AVERAGE([.AEW1:.AEW2])" office:value-type="float" office:value="56.017565" calcext:value-type="float">
            <text:p>56.017565</text:p>
          </table:table-cell>
          <table:table-cell table:formula="of:=AVERAGE([.AEX1:.AEX2])" office:value-type="float" office:value="56.3826635" calcext:value-type="float">
            <text:p>56.3826635</text:p>
          </table:table-cell>
          <table:table-cell table:formula="of:=AVERAGE([.AEY1:.AEY2])" office:value-type="float" office:value="55.3180065" calcext:value-type="float">
            <text:p>55.3180065</text:p>
          </table:table-cell>
          <table:table-cell table:formula="of:=AVERAGE([.AEZ1:.AEZ2])" office:value-type="float" office:value="57.3432655" calcext:value-type="float">
            <text:p>57.3432655</text:p>
          </table:table-cell>
          <table:table-cell table:formula="of:=AVERAGE([.AFA1:.AFA2])" office:value-type="float" office:value="56.476004" calcext:value-type="float">
            <text:p>56.476004</text:p>
          </table:table-cell>
          <table:table-cell table:formula="of:=AVERAGE([.AFB1:.AFB2])" office:value-type="float" office:value="56.0827485" calcext:value-type="float">
            <text:p>56.0827485</text:p>
          </table:table-cell>
          <table:table-cell table:formula="of:=AVERAGE([.AFC1:.AFC2])" office:value-type="float" office:value="55.541231" calcext:value-type="float">
            <text:p>55.541231</text:p>
          </table:table-cell>
          <table:table-cell table:formula="of:=AVERAGE([.AFD1:.AFD2])" office:value-type="float" office:value="56.1171495" calcext:value-type="float">
            <text:p>56.1171495</text:p>
          </table:table-cell>
          <table:table-cell table:formula="of:=AVERAGE([.AFE1:.AFE2])" office:value-type="float" office:value="57.2999935" calcext:value-type="float">
            <text:p>57.2999935</text:p>
          </table:table-cell>
          <table:table-cell table:formula="of:=AVERAGE([.AFF1:.AFF2])" office:value-type="float" office:value="56.176363" calcext:value-type="float">
            <text:p>56.176363</text:p>
          </table:table-cell>
          <table:table-cell table:formula="of:=AVERAGE([.AFG1:.AFG2])" office:value-type="float" office:value="56.9476505" calcext:value-type="float">
            <text:p>56.9476505</text:p>
          </table:table-cell>
          <table:table-cell table:formula="of:=AVERAGE([.AFH1:.AFH2])" office:value-type="float" office:value="56.73645" calcext:value-type="float">
            <text:p>56.73645</text:p>
          </table:table-cell>
          <table:table-cell table:formula="of:=AVERAGE([.AFI1:.AFI2])" office:value-type="float" office:value="56.713928" calcext:value-type="float">
            <text:p>56.713928</text:p>
          </table:table-cell>
          <table:table-cell table:formula="of:=AVERAGE([.AFJ1:.AFJ2])" office:value-type="float" office:value="56.9636765" calcext:value-type="float">
            <text:p>56.9636765</text:p>
          </table:table-cell>
          <table:table-cell table:formula="of:=AVERAGE([.AFK1:.AFK2])" office:value-type="float" office:value="57.705366" calcext:value-type="float">
            <text:p>57.705366</text:p>
          </table:table-cell>
          <table:table-cell table:formula="of:=AVERAGE([.AFL1:.AFL2])" office:value-type="float" office:value="56.0437945" calcext:value-type="float">
            <text:p>56.0437945</text:p>
          </table:table-cell>
          <table:table-cell table:formula="of:=AVERAGE([.AFM1:.AFM2])" office:value-type="float" office:value="57.2391145" calcext:value-type="float">
            <text:p>57.2391145</text:p>
          </table:table-cell>
          <table:table-cell table:formula="of:=AVERAGE([.AFN1:.AFN2])" office:value-type="float" office:value="57.776337" calcext:value-type="float">
            <text:p>57.776337</text:p>
          </table:table-cell>
          <table:table-cell table:formula="of:=AVERAGE([.AFO1:.AFO2])" office:value-type="float" office:value="57.950542" calcext:value-type="float">
            <text:p>57.950542</text:p>
          </table:table-cell>
          <table:table-cell table:formula="of:=AVERAGE([.AFP1:.AFP2])" office:value-type="float" office:value="56.7489625" calcext:value-type="float">
            <text:p>56.7489625</text:p>
          </table:table-cell>
          <table:table-cell table:formula="of:=AVERAGE([.AFQ1:.AFQ2])" office:value-type="float" office:value="57.6324635" calcext:value-type="float">
            <text:p>57.6324635</text:p>
          </table:table-cell>
          <table:table-cell table:formula="of:=AVERAGE([.AFR1:.AFR2])" office:value-type="float" office:value="57.078787" calcext:value-type="float">
            <text:p>57.078787</text:p>
          </table:table-cell>
          <table:table-cell table:formula="of:=AVERAGE([.AFS1:.AFS2])" office:value-type="float" office:value="58.1082535" calcext:value-type="float">
            <text:p>58.1082535</text:p>
          </table:table-cell>
          <table:table-cell table:formula="of:=AVERAGE([.AFT1:.AFT2])" office:value-type="float" office:value="57.388008" calcext:value-type="float">
            <text:p>57.388008</text:p>
          </table:table-cell>
          <table:table-cell table:formula="of:=AVERAGE([.AFU1:.AFU2])" office:value-type="float" office:value="58.1931725" calcext:value-type="float">
            <text:p>58.1931725</text:p>
          </table:table-cell>
          <table:table-cell table:formula="of:=AVERAGE([.AFV1:.AFV2])" office:value-type="float" office:value="57.8139895" calcext:value-type="float">
            <text:p>57.8139895</text:p>
          </table:table-cell>
          <table:table-cell table:formula="of:=AVERAGE([.AFW1:.AFW2])" office:value-type="float" office:value="56.848049" calcext:value-type="float">
            <text:p>56.848049</text:p>
          </table:table-cell>
          <table:table-cell table:formula="of:=AVERAGE([.AFX1:.AFX2])" office:value-type="float" office:value="57.5573235" calcext:value-type="float">
            <text:p>57.5573235</text:p>
          </table:table-cell>
          <table:table-cell table:formula="of:=AVERAGE([.AFY1:.AFY2])" office:value-type="float" office:value="58.167917" calcext:value-type="float">
            <text:p>58.167917</text:p>
          </table:table-cell>
          <table:table-cell table:formula="of:=AVERAGE([.AFZ1:.AFZ2])" office:value-type="float" office:value="57.103985" calcext:value-type="float">
            <text:p>57.103985</text:p>
          </table:table-cell>
          <table:table-cell table:formula="of:=AVERAGE([.AGA1:.AGA2])" office:value-type="float" office:value="58.670841" calcext:value-type="float">
            <text:p>58.670841</text:p>
          </table:table-cell>
          <table:table-cell table:formula="of:=AVERAGE([.AGB1:.AGB2])" office:value-type="float" office:value="58.7745345" calcext:value-type="float">
            <text:p>58.7745345</text:p>
          </table:table-cell>
          <table:table-cell table:formula="of:=AVERAGE([.AGC1:.AGC2])" office:value-type="float" office:value="58.901049" calcext:value-type="float">
            <text:p>58.901049</text:p>
          </table:table-cell>
          <table:table-cell table:formula="of:=AVERAGE([.AGD1:.AGD2])" office:value-type="float" office:value="58.1134475" calcext:value-type="float">
            <text:p>58.1134475</text:p>
          </table:table-cell>
          <table:table-cell table:formula="of:=AVERAGE([.AGE1:.AGE2])" office:value-type="float" office:value="58.421747" calcext:value-type="float">
            <text:p>58.421747</text:p>
          </table:table-cell>
          <table:table-cell table:formula="of:=AVERAGE([.AGF1:.AGF2])" office:value-type="float" office:value="59.114046" calcext:value-type="float">
            <text:p>59.114046</text:p>
          </table:table-cell>
          <table:table-cell table:formula="of:=AVERAGE([.AGG1:.AGG2])" office:value-type="float" office:value="57.5921805" calcext:value-type="float">
            <text:p>57.5921805</text:p>
          </table:table-cell>
          <table:table-cell table:formula="of:=AVERAGE([.AGH1:.AGH2])" office:value-type="float" office:value="57.849819" calcext:value-type="float">
            <text:p>57.849819</text:p>
          </table:table-cell>
          <table:table-cell table:formula="of:=AVERAGE([.AGI1:.AGI2])" office:value-type="float" office:value="58.2963355" calcext:value-type="float">
            <text:p>58.2963355</text:p>
          </table:table-cell>
          <table:table-cell table:formula="of:=AVERAGE([.AGJ1:.AGJ2])" office:value-type="float" office:value="58.0648175" calcext:value-type="float">
            <text:p>58.0648175</text:p>
          </table:table-cell>
          <table:table-cell table:formula="of:=AVERAGE([.AGK1:.AGK2])" office:value-type="float" office:value="59.056681" calcext:value-type="float">
            <text:p>59.056681</text:p>
          </table:table-cell>
          <table:table-cell table:formula="of:=AVERAGE([.AGL1:.AGL2])" office:value-type="float" office:value="57.980473" calcext:value-type="float">
            <text:p>57.980473</text:p>
          </table:table-cell>
          <table:table-cell table:formula="of:=AVERAGE([.AGM1:.AGM2])" office:value-type="float" office:value="57.8652785" calcext:value-type="float">
            <text:p>57.8652785</text:p>
          </table:table-cell>
          <table:table-cell table:formula="of:=AVERAGE([.AGN1:.AGN2])" office:value-type="float" office:value="58.4601805" calcext:value-type="float">
            <text:p>58.4601805</text:p>
          </table:table-cell>
          <table:table-cell table:formula="of:=AVERAGE([.AGO1:.AGO2])" office:value-type="float" office:value="58.9360485" calcext:value-type="float">
            <text:p>58.9360485</text:p>
          </table:table-cell>
          <table:table-cell table:formula="of:=AVERAGE([.AGP1:.AGP2])" office:value-type="float" office:value="59.1462995" calcext:value-type="float">
            <text:p>59.1462995</text:p>
          </table:table-cell>
          <table:table-cell table:formula="of:=AVERAGE([.AGQ1:.AGQ2])" office:value-type="float" office:value="58.6989975" calcext:value-type="float">
            <text:p>58.6989975</text:p>
          </table:table-cell>
          <table:table-cell table:formula="of:=AVERAGE([.AGR1:.AGR2])" office:value-type="float" office:value="58.966343" calcext:value-type="float">
            <text:p>58.966343</text:p>
          </table:table-cell>
          <table:table-cell table:formula="of:=AVERAGE([.AGS1:.AGS2])" office:value-type="float" office:value="58.0369265" calcext:value-type="float">
            <text:p>58.0369265</text:p>
          </table:table-cell>
          <table:table-cell table:formula="of:=AVERAGE([.AGT1:.AGT2])" office:value-type="float" office:value="60.632818" calcext:value-type="float">
            <text:p>60.632818</text:p>
          </table:table-cell>
          <table:table-cell table:formula="of:=AVERAGE([.AGU1:.AGU2])" office:value-type="float" office:value="59.037817" calcext:value-type="float">
            <text:p>59.037817</text:p>
          </table:table-cell>
          <table:table-cell table:formula="of:=AVERAGE([.AGV1:.AGV2])" office:value-type="float" office:value="59.2473295" calcext:value-type="float">
            <text:p>59.2473295</text:p>
          </table:table-cell>
          <table:table-cell table:formula="of:=AVERAGE([.AGW1:.AGW2])" office:value-type="float" office:value="59.771614" calcext:value-type="float">
            <text:p>59.771614</text:p>
          </table:table-cell>
          <table:table-cell table:formula="of:=AVERAGE([.AGX1:.AGX2])" office:value-type="float" office:value="58.703457" calcext:value-type="float">
            <text:p>58.703457</text:p>
          </table:table-cell>
          <table:table-cell table:formula="of:=AVERAGE([.AGY1:.AGY2])" office:value-type="float" office:value="59.9799175" calcext:value-type="float">
            <text:p>59.9799175</text:p>
          </table:table-cell>
          <table:table-cell table:formula="of:=AVERAGE([.AGZ1:.AGZ2])" office:value-type="float" office:value="59.4273265" calcext:value-type="float">
            <text:p>59.4273265</text:p>
          </table:table-cell>
          <table:table-cell table:formula="of:=AVERAGE([.AHA1:.AHA2])" office:value-type="float" office:value="60.761267" calcext:value-type="float">
            <text:p>60.761267</text:p>
          </table:table-cell>
          <table:table-cell table:formula="of:=AVERAGE([.AHB1:.AHB2])" office:value-type="float" office:value="60.4406835" calcext:value-type="float">
            <text:p>60.4406835</text:p>
          </table:table-cell>
          <table:table-cell table:formula="of:=AVERAGE([.AHC1:.AHC2])" office:value-type="float" office:value="60.5806335" calcext:value-type="float">
            <text:p>60.5806335</text:p>
          </table:table-cell>
          <table:table-cell table:formula="of:=AVERAGE([.AHD1:.AHD2])" office:value-type="float" office:value="60.6164915" calcext:value-type="float">
            <text:p>60.6164915</text:p>
          </table:table-cell>
          <table:table-cell table:formula="of:=AVERAGE([.AHE1:.AHE2])" office:value-type="float" office:value="62.7431775" calcext:value-type="float">
            <text:p>62.7431775</text:p>
          </table:table-cell>
          <table:table-cell table:formula="of:=AVERAGE([.AHF1:.AHF2])" office:value-type="float" office:value="60.7728175" calcext:value-type="float">
            <text:p>60.7728175</text:p>
          </table:table-cell>
          <table:table-cell table:formula="of:=AVERAGE([.AHG1:.AHG2])" office:value-type="float" office:value="60.481888" calcext:value-type="float">
            <text:p>60.481888</text:p>
          </table:table-cell>
          <table:table-cell table:formula="of:=AVERAGE([.AHH1:.AHH2])" office:value-type="float" office:value="62.3495575" calcext:value-type="float">
            <text:p>62.3495575</text:p>
          </table:table-cell>
          <table:table-cell table:formula="of:=AVERAGE([.AHI1:.AHI2])" office:value-type="float" office:value="60.4296535" calcext:value-type="float">
            <text:p>60.4296535</text:p>
          </table:table-cell>
          <table:table-cell table:formula="of:=AVERAGE([.AHJ1:.AHJ2])" office:value-type="float" office:value="61.251358" calcext:value-type="float">
            <text:p>61.251358</text:p>
          </table:table-cell>
          <table:table-cell table:formula="of:=AVERAGE([.AHK1:.AHK2])" office:value-type="float" office:value="61.6580795" calcext:value-type="float">
            <text:p>61.6580795</text:p>
          </table:table-cell>
          <table:table-cell table:formula="of:=AVERAGE([.AHL1:.AHL2])" office:value-type="float" office:value="61.1412355" calcext:value-type="float">
            <text:p>61.1412355</text:p>
          </table:table-cell>
          <table:table-cell table:formula="of:=AVERAGE([.AHM1:.AHM2])" office:value-type="float" office:value="60.0498505" calcext:value-type="float">
            <text:p>60.0498505</text:p>
          </table:table-cell>
          <table:table-cell table:formula="of:=AVERAGE([.AHN1:.AHN2])" office:value-type="float" office:value="60.000164" calcext:value-type="float">
            <text:p>60.000164</text:p>
          </table:table-cell>
          <table:table-cell table:formula="of:=AVERAGE([.AHO1:.AHO2])" office:value-type="float" office:value="60.3893165" calcext:value-type="float">
            <text:p>60.3893165</text:p>
          </table:table-cell>
          <table:table-cell table:formula="of:=AVERAGE([.AHP1:.AHP2])" office:value-type="float" office:value="60.9187795" calcext:value-type="float">
            <text:p>60.9187795</text:p>
          </table:table-cell>
          <table:table-cell table:formula="of:=AVERAGE([.AHQ1:.AHQ2])" office:value-type="float" office:value="61.570103" calcext:value-type="float">
            <text:p>61.570103</text:p>
          </table:table-cell>
          <table:table-cell table:formula="of:=AVERAGE([.AHR1:.AHR2])" office:value-type="float" office:value="61.0382135" calcext:value-type="float">
            <text:p>61.0382135</text:p>
          </table:table-cell>
          <table:table-cell table:formula="of:=AVERAGE([.AHS1:.AHS2])" office:value-type="float" office:value="60.521917" calcext:value-type="float">
            <text:p>60.521917</text:p>
          </table:table-cell>
          <table:table-cell table:formula="of:=AVERAGE([.AHT1:.AHT2])" office:value-type="float" office:value="61.2265015" calcext:value-type="float">
            <text:p>61.2265015</text:p>
          </table:table-cell>
          <table:table-cell table:formula="of:=AVERAGE([.AHU1:.AHU2])" office:value-type="float" office:value="61.7177275" calcext:value-type="float">
            <text:p>61.7177275</text:p>
          </table:table-cell>
          <table:table-cell table:formula="of:=AVERAGE([.AHV1:.AHV2])" office:value-type="float" office:value="60.528637" calcext:value-type="float">
            <text:p>60.528637</text:p>
          </table:table-cell>
          <table:table-cell table:formula="of:=AVERAGE([.AHW1:.AHW2])" office:value-type="float" office:value="62.972504" calcext:value-type="float">
            <text:p>62.972504</text:p>
          </table:table-cell>
          <table:table-cell table:formula="of:=AVERAGE([.AHX1:.AHX2])" office:value-type="float" office:value="61.74301" calcext:value-type="float">
            <text:p>61.74301</text:p>
          </table:table-cell>
          <table:table-cell table:formula="of:=AVERAGE([.AHY1:.AHY2])" office:value-type="float" office:value="61.768999" calcext:value-type="float">
            <text:p>61.768999</text:p>
          </table:table-cell>
          <table:table-cell table:formula="of:=AVERAGE([.AHZ1:.AHZ2])" office:value-type="float" office:value="60.8088265" calcext:value-type="float">
            <text:p>60.8088265</text:p>
          </table:table-cell>
          <table:table-cell table:formula="of:=AVERAGE([.AIA1:.AIA2])" office:value-type="float" office:value="61.394123" calcext:value-type="float">
            <text:p>61.394123</text:p>
          </table:table-cell>
          <table:table-cell table:formula="of:=AVERAGE([.AIB1:.AIB2])" office:value-type="float" office:value="61.9846705" calcext:value-type="float">
            <text:p>61.9846705</text:p>
          </table:table-cell>
          <table:table-cell table:formula="of:=AVERAGE([.AIC1:.AIC2])" office:value-type="float" office:value="61.723921" calcext:value-type="float">
            <text:p>61.723921</text:p>
          </table:table-cell>
          <table:table-cell table:formula="of:=AVERAGE([.AID1:.AID2])" office:value-type="float" office:value="61.847641" calcext:value-type="float">
            <text:p>61.847641</text:p>
          </table:table-cell>
          <table:table-cell table:formula="of:=AVERAGE([.AIE1:.AIE2])" office:value-type="float" office:value="62.070551" calcext:value-type="float">
            <text:p>62.070551</text:p>
          </table:table-cell>
          <table:table-cell table:formula="of:=AVERAGE([.AIF1:.AIF2])" office:value-type="float" office:value="61.251732" calcext:value-type="float">
            <text:p>61.251732</text:p>
          </table:table-cell>
          <table:table-cell table:formula="of:=AVERAGE([.AIG1:.AIG2])" office:value-type="float" office:value="63.0516455" calcext:value-type="float">
            <text:p>63.0516455</text:p>
          </table:table-cell>
          <table:table-cell table:formula="of:=AVERAGE([.AIH1:.AIH2])" office:value-type="float" office:value="63.131254" calcext:value-type="float">
            <text:p>63.131254</text:p>
          </table:table-cell>
          <table:table-cell table:formula="of:=AVERAGE([.AII1:.AII2])" office:value-type="float" office:value="62.1179235" calcext:value-type="float">
            <text:p>62.1179235</text:p>
          </table:table-cell>
          <table:table-cell table:formula="of:=AVERAGE([.AIJ1:.AIJ2])" office:value-type="float" office:value="62.6899035" calcext:value-type="float">
            <text:p>62.6899035</text:p>
          </table:table-cell>
          <table:table-cell table:formula="of:=AVERAGE([.AIK1:.AIK2])" office:value-type="float" office:value="62.63163" calcext:value-type="float">
            <text:p>62.63163</text:p>
          </table:table-cell>
          <table:table-cell table:formula="of:=AVERAGE([.AIL1:.AIL2])" office:value-type="float" office:value="62.877325" calcext:value-type="float">
            <text:p>62.877325</text:p>
          </table:table-cell>
          <table:table-cell table:formula="of:=AVERAGE([.AIM1:.AIM2])" office:value-type="float" office:value="62.2263755" calcext:value-type="float">
            <text:p>62.2263755</text:p>
          </table:table-cell>
          <table:table-cell table:formula="of:=AVERAGE([.AIN1:.AIN2])" office:value-type="float" office:value="63.1432325" calcext:value-type="float">
            <text:p>63.1432325</text:p>
          </table:table-cell>
          <table:table-cell table:formula="of:=AVERAGE([.AIO1:.AIO2])" office:value-type="float" office:value="63.4764515" calcext:value-type="float">
            <text:p>63.4764515</text:p>
          </table:table-cell>
          <table:table-cell table:formula="of:=AVERAGE([.AIP1:.AIP2])" office:value-type="float" office:value="64.3766825" calcext:value-type="float">
            <text:p>64.3766825</text:p>
          </table:table-cell>
          <table:table-cell table:formula="of:=AVERAGE([.AIQ1:.AIQ2])" office:value-type="float" office:value="63.2224295" calcext:value-type="float">
            <text:p>63.2224295</text:p>
          </table:table-cell>
          <table:table-cell table:formula="of:=AVERAGE([.AIR1:.AIR2])" office:value-type="float" office:value="64.5202315" calcext:value-type="float">
            <text:p>64.5202315</text:p>
          </table:table-cell>
          <table:table-cell table:formula="of:=AVERAGE([.AIS1:.AIS2])" office:value-type="float" office:value="63.8099365" calcext:value-type="float">
            <text:p>63.8099365</text:p>
          </table:table-cell>
          <table:table-cell table:formula="of:=AVERAGE([.AIT1:.AIT2])" office:value-type="float" office:value="64.448517" calcext:value-type="float">
            <text:p>64.448517</text:p>
          </table:table-cell>
          <table:table-cell table:formula="of:=AVERAGE([.AIU1:.AIU2])" office:value-type="float" office:value="63.074171" calcext:value-type="float">
            <text:p>63.074171</text:p>
          </table:table-cell>
          <table:table-cell table:formula="of:=AVERAGE([.AIV1:.AIV2])" office:value-type="float" office:value="65.7099575" calcext:value-type="float">
            <text:p>65.7099575</text:p>
          </table:table-cell>
          <table:table-cell table:formula="of:=AVERAGE([.AIW1:.AIW2])" office:value-type="float" office:value="63.782324" calcext:value-type="float">
            <text:p>63.782324</text:p>
          </table:table-cell>
          <table:table-cell table:formula="of:=AVERAGE([.AIX1:.AIX2])" office:value-type="float" office:value="63.880369" calcext:value-type="float">
            <text:p>63.880369</text:p>
          </table:table-cell>
          <table:table-cell table:formula="of:=AVERAGE([.AIY1:.AIY2])" office:value-type="float" office:value="64.0933725" calcext:value-type="float">
            <text:p>64.0933725</text:p>
          </table:table-cell>
          <table:table-cell table:formula="of:=AVERAGE([.AIZ1:.AIZ2])" office:value-type="float" office:value="63.857542" calcext:value-type="float">
            <text:p>63.857542</text:p>
          </table:table-cell>
          <table:table-cell table:formula="of:=AVERAGE([.AJA1:.AJA2])" office:value-type="float" office:value="63.982473" calcext:value-type="float">
            <text:p>63.982473</text:p>
          </table:table-cell>
          <table:table-cell table:formula="of:=AVERAGE([.AJB1:.AJB2])" office:value-type="float" office:value="64.6361145" calcext:value-type="float">
            <text:p>64.6361145</text:p>
          </table:table-cell>
          <table:table-cell table:formula="of:=AVERAGE([.AJC1:.AJC2])" office:value-type="float" office:value="65.432293" calcext:value-type="float">
            <text:p>65.432293</text:p>
          </table:table-cell>
          <table:table-cell table:formula="of:=AVERAGE([.AJD1:.AJD2])" office:value-type="float" office:value="64.850546" calcext:value-type="float">
            <text:p>64.850546</text:p>
          </table:table-cell>
          <table:table-cell table:formula="of:=AVERAGE([.AJE1:.AJE2])" office:value-type="float" office:value="65.4295845" calcext:value-type="float">
            <text:p>65.4295845</text:p>
          </table:table-cell>
          <table:table-cell table:formula="of:=AVERAGE([.AJF1:.AJF2])" office:value-type="float" office:value="64.5597135" calcext:value-type="float">
            <text:p>64.5597135</text:p>
          </table:table-cell>
          <table:table-cell table:formula="of:=AVERAGE([.AJG1:.AJG2])" office:value-type="float" office:value="66.4243925" calcext:value-type="float">
            <text:p>66.4243925</text:p>
          </table:table-cell>
          <table:table-cell table:formula="of:=AVERAGE([.AJH1:.AJH2])" office:value-type="float" office:value="65.067551" calcext:value-type="float">
            <text:p>65.067551</text:p>
          </table:table-cell>
          <table:table-cell table:formula="of:=AVERAGE([.AJI1:.AJI2])" office:value-type="float" office:value="65.3771075" calcext:value-type="float">
            <text:p>65.3771075</text:p>
          </table:table-cell>
          <table:table-cell table:formula="of:=AVERAGE([.AJJ1:.AJJ2])" office:value-type="float" office:value="65.5446205" calcext:value-type="float">
            <text:p>65.5446205</text:p>
          </table:table-cell>
          <table:table-cell table:formula="of:=AVERAGE([.AJK1:.AJK2])" office:value-type="float" office:value="64.5319385" calcext:value-type="float">
            <text:p>64.5319385</text:p>
          </table:table-cell>
          <table:table-cell table:formula="of:=AVERAGE([.AJL1:.AJL2])" office:value-type="float" office:value="64.9138565" calcext:value-type="float">
            <text:p>64.9138565</text:p>
          </table:table-cell>
          <table:table-cell table:formula="of:=AVERAGE([.AJM1:.AJM2])" office:value-type="float" office:value="64.865301" calcext:value-type="float">
            <text:p>64.865301</text:p>
          </table:table-cell>
          <table:table-cell table:formula="of:=AVERAGE([.AJN1:.AJN2])" office:value-type="float" office:value="65.3317565" calcext:value-type="float">
            <text:p>65.3317565</text:p>
          </table:table-cell>
          <table:table-cell table:formula="of:=AVERAGE([.AJO1:.AJO2])" office:value-type="float" office:value="65.0687275" calcext:value-type="float">
            <text:p>65.0687275</text:p>
          </table:table-cell>
          <table:table-cell table:formula="of:=AVERAGE([.AJP1:.AJP2])" office:value-type="float" office:value="65.3370435" calcext:value-type="float">
            <text:p>65.3370435</text:p>
          </table:table-cell>
          <table:table-cell table:formula="of:=AVERAGE([.AJQ1:.AJQ2])" office:value-type="float" office:value="65.6702235" calcext:value-type="float">
            <text:p>65.6702235</text:p>
          </table:table-cell>
          <table:table-cell table:formula="of:=AVERAGE([.AJR1:.AJR2])" office:value-type="float" office:value="66.7658235" calcext:value-type="float">
            <text:p>66.7658235</text:p>
          </table:table-cell>
          <table:table-cell table:formula="of:=AVERAGE([.AJS1:.AJS2])" office:value-type="float" office:value="64.801479" calcext:value-type="float">
            <text:p>64.801479</text:p>
          </table:table-cell>
          <table:table-cell table:formula="of:=AVERAGE([.AJT1:.AJT2])" office:value-type="float" office:value="67.13982" calcext:value-type="float">
            <text:p>67.13982</text:p>
          </table:table-cell>
          <table:table-cell table:formula="of:=AVERAGE([.AJU1:.AJU2])" office:value-type="float" office:value="66.1786005" calcext:value-type="float">
            <text:p>66.1786005</text:p>
          </table:table-cell>
          <table:table-cell table:formula="of:=AVERAGE([.AJV1:.AJV2])" office:value-type="float" office:value="65.042744" calcext:value-type="float">
            <text:p>65.042744</text:p>
          </table:table-cell>
          <table:table-cell table:formula="of:=AVERAGE([.AJW1:.AJW2])" office:value-type="float" office:value="66.4062385" calcext:value-type="float">
            <text:p>66.4062385</text:p>
          </table:table-cell>
          <table:table-cell table:formula="of:=AVERAGE([.AJX1:.AJX2])" office:value-type="float" office:value="66.6669885" calcext:value-type="float">
            <text:p>66.6669885</text:p>
          </table:table-cell>
          <table:table-cell table:formula="of:=AVERAGE([.AJY1:.AJY2])" office:value-type="float" office:value="65.715336" calcext:value-type="float">
            <text:p>65.715336</text:p>
          </table:table-cell>
          <table:table-cell table:formula="of:=AVERAGE([.AJZ1:.AJZ2])" office:value-type="float" office:value="65.288084" calcext:value-type="float">
            <text:p>65.288084</text:p>
          </table:table-cell>
          <table:table-cell table:formula="of:=AVERAGE([.AKA1:.AKA2])" office:value-type="float" office:value="67.049492" calcext:value-type="float">
            <text:p>67.049492</text:p>
          </table:table-cell>
          <table:table-cell table:formula="of:=AVERAGE([.AKB1:.AKB2])" office:value-type="float" office:value="66.4881405" calcext:value-type="float">
            <text:p>66.4881405</text:p>
          </table:table-cell>
          <table:table-cell table:formula="of:=AVERAGE([.AKC1:.AKC2])" office:value-type="float" office:value="65.5503695" calcext:value-type="float">
            <text:p>65.5503695</text:p>
          </table:table-cell>
          <table:table-cell table:formula="of:=AVERAGE([.AKD1:.AKD2])" office:value-type="float" office:value="65.953026" calcext:value-type="float">
            <text:p>65.953026</text:p>
          </table:table-cell>
          <table:table-cell table:formula="of:=AVERAGE([.AKE1:.AKE2])" office:value-type="float" office:value="65.7842405" calcext:value-type="float">
            <text:p>65.7842405</text:p>
          </table:table-cell>
          <table:table-cell table:formula="of:=AVERAGE([.AKF1:.AKF2])" office:value-type="float" office:value="67.255119" calcext:value-type="float">
            <text:p>67.255119</text:p>
          </table:table-cell>
          <table:table-cell table:formula="of:=AVERAGE([.AKG1:.AKG2])" office:value-type="float" office:value="66.694241" calcext:value-type="float">
            <text:p>66.694241</text:p>
          </table:table-cell>
          <table:table-cell table:formula="of:=AVERAGE([.AKH1:.AKH2])" office:value-type="float" office:value="67.158188" calcext:value-type="float">
            <text:p>67.158188</text:p>
          </table:table-cell>
          <table:table-cell table:formula="of:=AVERAGE([.AKI1:.AKI2])" office:value-type="float" office:value="66.6500205" calcext:value-type="float">
            <text:p>66.6500205</text:p>
          </table:table-cell>
          <table:table-cell table:formula="of:=AVERAGE([.AKJ1:.AKJ2])" office:value-type="float" office:value="67.396244" calcext:value-type="float">
            <text:p>67.396244</text:p>
          </table:table-cell>
          <table:table-cell table:formula="of:=AVERAGE([.AKK1:.AKK2])" office:value-type="float" office:value="67.714569" calcext:value-type="float">
            <text:p>67.714569</text:p>
          </table:table-cell>
          <table:table-cell table:formula="of:=AVERAGE([.AKL1:.AKL2])" office:value-type="float" office:value="67.4150695" calcext:value-type="float">
            <text:p>67.4150695</text:p>
          </table:table-cell>
          <table:table-cell table:formula="of:=AVERAGE([.AKM1:.AKM2])" office:value-type="float" office:value="66.7627945" calcext:value-type="float">
            <text:p>66.7627945</text:p>
          </table:table-cell>
          <table:table-cell table:formula="of:=AVERAGE([.AKN1:.AKN2])" office:value-type="float" office:value="67.121918" calcext:value-type="float">
            <text:p>67.121918</text:p>
          </table:table-cell>
          <table:table-cell table:formula="of:=AVERAGE([.AKO1:.AKO2])" office:value-type="float" office:value="65.811222" calcext:value-type="float">
            <text:p>65.811222</text:p>
          </table:table-cell>
          <table:table-cell table:formula="of:=AVERAGE([.AKP1:.AKP2])" office:value-type="float" office:value="66.357033" calcext:value-type="float">
            <text:p>66.357033</text:p>
          </table:table-cell>
          <table:table-cell table:formula="of:=AVERAGE([.AKQ1:.AKQ2])" office:value-type="float" office:value="67.415398" calcext:value-type="float">
            <text:p>67.415398</text:p>
          </table:table-cell>
          <table:table-cell table:formula="of:=AVERAGE([.AKR1:.AKR2])" office:value-type="float" office:value="68.847931" calcext:value-type="float">
            <text:p>68.847931</text:p>
          </table:table-cell>
          <table:table-cell table:formula="of:=AVERAGE([.AKS1:.AKS2])" office:value-type="float" office:value="69.4312365" calcext:value-type="float">
            <text:p>69.4312365</text:p>
          </table:table-cell>
          <table:table-cell table:formula="of:=AVERAGE([.AKT1:.AKT2])" office:value-type="float" office:value="68.4814835" calcext:value-type="float">
            <text:p>68.4814835</text:p>
          </table:table-cell>
          <table:table-cell table:formula="of:=AVERAGE([.AKU1:.AKU2])" office:value-type="float" office:value="66.7664985" calcext:value-type="float">
            <text:p>66.7664985</text:p>
          </table:table-cell>
          <table:table-cell table:formula="of:=AVERAGE([.AKV1:.AKV2])" office:value-type="float" office:value="68.273819" calcext:value-type="float">
            <text:p>68.273819</text:p>
          </table:table-cell>
          <table:table-cell table:formula="of:=AVERAGE([.AKW1:.AKW2])" office:value-type="float" office:value="68.598316" calcext:value-type="float">
            <text:p>68.598316</text:p>
          </table:table-cell>
          <table:table-cell table:formula="of:=AVERAGE([.AKX1:.AKX2])" office:value-type="float" office:value="67.9291" calcext:value-type="float">
            <text:p>67.9291</text:p>
          </table:table-cell>
          <table:table-cell table:formula="of:=AVERAGE([.AKY1:.AKY2])" office:value-type="float" office:value="68.7426105" calcext:value-type="float">
            <text:p>68.7426105</text:p>
          </table:table-cell>
          <table:table-cell table:formula="of:=AVERAGE([.AKZ1:.AKZ2])" office:value-type="float" office:value="69.3686255" calcext:value-type="float">
            <text:p>69.3686255</text:p>
          </table:table-cell>
          <table:table-cell table:formula="of:=AVERAGE([.ALA1:.ALA2])" office:value-type="float" office:value="68.686146" calcext:value-type="float">
            <text:p>68.686146</text:p>
          </table:table-cell>
          <table:table-cell table:formula="of:=AVERAGE([.ALB1:.ALB2])" office:value-type="float" office:value="68.477257" calcext:value-type="float">
            <text:p>68.477257</text:p>
          </table:table-cell>
          <table:table-cell table:formula="of:=AVERAGE([.ALC1:.ALC2])" office:value-type="float" office:value="69.662731" calcext:value-type="float">
            <text:p>69.662731</text:p>
          </table:table-cell>
          <table:table-cell table:formula="of:=AVERAGE([.ALD1:.ALD2])" office:value-type="float" office:value="69.1297455" calcext:value-type="float">
            <text:p>69.1297455</text:p>
          </table:table-cell>
          <table:table-cell table:formula="of:=AVERAGE([.ALE1:.ALE2])" office:value-type="float" office:value="68.091835" calcext:value-type="float">
            <text:p>68.091835</text:p>
          </table:table-cell>
          <table:table-cell table:formula="of:=AVERAGE([.ALF1:.ALF2])" office:value-type="float" office:value="68.324444" calcext:value-type="float">
            <text:p>68.324444</text:p>
          </table:table-cell>
          <table:table-cell table:formula="of:=AVERAGE([.ALG1:.ALG2])" office:value-type="float" office:value="67.9197925" calcext:value-type="float">
            <text:p>67.9197925</text:p>
          </table:table-cell>
          <table:table-cell table:formula="of:=AVERAGE([.ALH1:.ALH2])" office:value-type="float" office:value="67.4960785" calcext:value-type="float">
            <text:p>67.4960785</text:p>
          </table:table-cell>
          <table:table-cell table:formula="of:=AVERAGE([.ALI1:.ALI2])" office:value-type="float" office:value="67.797802" calcext:value-type="float">
            <text:p>67.797802</text:p>
          </table:table-cell>
          <table:table-cell table:formula="of:=AVERAGE([.ALJ1:.ALJ2])" office:value-type="float" office:value="68.7315255" calcext:value-type="float">
            <text:p>68.7315255</text:p>
          </table:table-cell>
          <table:table-cell table:formula="of:=AVERAGE([.ALK1:.ALK2])" office:value-type="float" office:value="67.3598135" calcext:value-type="float">
            <text:p>67.3598135</text:p>
          </table:table-cell>
          <table:table-cell table:formula="of:=AVERAGE([.ALL1:.ALL2])" office:value-type="float" office:value="68.4444465" calcext:value-type="float">
            <text:p>68.4444465</text:p>
          </table:table-cell>
        </table:table-row>
        <table:table-row table:style-name="ro1">
          <table:table-cell table:formula="of:=AVERAGE([.A4:.A5])" office:value-type="float" office:value="0.047574" calcext:value-type="float">
            <text:p>0.047574</text:p>
          </table:table-cell>
          <table:table-cell table:formula="of:=AVERAGE([.B4:.B5])" office:value-type="float" office:value="0.0955265" calcext:value-type="float">
            <text:p>0.0955265</text:p>
          </table:table-cell>
          <table:table-cell table:formula="of:=AVERAGE([.C4:.C5])" office:value-type="float" office:value="0.141343" calcext:value-type="float">
            <text:p>0.141343</text:p>
          </table:table-cell>
          <table:table-cell table:formula="of:=AVERAGE([.D4:.D5])" office:value-type="float" office:value="0.205061" calcext:value-type="float">
            <text:p>0.205061</text:p>
          </table:table-cell>
          <table:table-cell table:formula="of:=AVERAGE([.E4:.E5])" office:value-type="float" office:value="0.260189" calcext:value-type="float">
            <text:p>0.260189</text:p>
          </table:table-cell>
          <table:table-cell table:formula="of:=AVERAGE([.F4:.F5])" office:value-type="float" office:value="0.3006375" calcext:value-type="float">
            <text:p>0.3006375</text:p>
          </table:table-cell>
          <table:table-cell table:formula="of:=AVERAGE([.G4:.G5])" office:value-type="float" office:value="0.364192" calcext:value-type="float">
            <text:p>0.364192</text:p>
          </table:table-cell>
          <table:table-cell table:formula="of:=AVERAGE([.H4:.H5])" office:value-type="float" office:value="0.4340705" calcext:value-type="float">
            <text:p>0.4340705</text:p>
          </table:table-cell>
          <table:table-cell table:formula="of:=AVERAGE([.I4:.I5])" office:value-type="float" office:value="0.467529" calcext:value-type="float">
            <text:p>0.467529</text:p>
          </table:table-cell>
          <table:table-cell table:formula="of:=AVERAGE([.J4:.J5])" office:value-type="float" office:value="0.5182715" calcext:value-type="float">
            <text:p>0.5182715</text:p>
          </table:table-cell>
          <table:table-cell table:formula="of:=AVERAGE([.K4:.K5])" office:value-type="float" office:value="0.629935" calcext:value-type="float">
            <text:p>0.629935</text:p>
          </table:table-cell>
          <table:table-cell table:formula="of:=AVERAGE([.L4:.L5])" office:value-type="float" office:value="0.6431135" calcext:value-type="float">
            <text:p>0.6431135</text:p>
          </table:table-cell>
          <table:table-cell table:formula="of:=AVERAGE([.M4:.M5])" office:value-type="float" office:value="0.7394975" calcext:value-type="float">
            <text:p>0.7394975</text:p>
          </table:table-cell>
          <table:table-cell table:formula="of:=AVERAGE([.N4:.N5])" office:value-type="float" office:value="0.7699385" calcext:value-type="float">
            <text:p>0.7699385</text:p>
          </table:table-cell>
          <table:table-cell table:formula="of:=AVERAGE([.O4:.O5])" office:value-type="float" office:value="0.866506" calcext:value-type="float">
            <text:p>0.866506</text:p>
          </table:table-cell>
          <table:table-cell table:formula="of:=AVERAGE([.P4:.P5])" office:value-type="float" office:value="0.8818265" calcext:value-type="float">
            <text:p>0.8818265</text:p>
          </table:table-cell>
          <table:table-cell table:formula="of:=AVERAGE([.Q4:.Q5])" office:value-type="float" office:value="0.9652945" calcext:value-type="float">
            <text:p>0.9652945</text:p>
          </table:table-cell>
          <table:table-cell table:formula="of:=AVERAGE([.R4:.R5])" office:value-type="float" office:value="1.042054" calcext:value-type="float">
            <text:p>1.042054</text:p>
          </table:table-cell>
          <table:table-cell table:formula="of:=AVERAGE([.S4:.S5])" office:value-type="float" office:value="1.066999" calcext:value-type="float">
            <text:p>1.066999</text:p>
          </table:table-cell>
          <table:table-cell table:formula="of:=AVERAGE([.T4:.T5])" office:value-type="float" office:value="1.1686695" calcext:value-type="float">
            <text:p>1.1686695</text:p>
          </table:table-cell>
          <table:table-cell table:formula="of:=AVERAGE([.U4:.U5])" office:value-type="float" office:value="1.193134" calcext:value-type="float">
            <text:p>1.193134</text:p>
          </table:table-cell>
          <table:table-cell table:formula="of:=AVERAGE([.V4:.V5])" office:value-type="float" office:value="1.301128" calcext:value-type="float">
            <text:p>1.301128</text:p>
          </table:table-cell>
          <table:table-cell table:formula="of:=AVERAGE([.W4:.W5])" office:value-type="float" office:value="1.3340175" calcext:value-type="float">
            <text:p>1.3340175</text:p>
          </table:table-cell>
          <table:table-cell table:formula="of:=AVERAGE([.X4:.X5])" office:value-type="float" office:value="1.3652825" calcext:value-type="float">
            <text:p>1.3652825</text:p>
          </table:table-cell>
          <table:table-cell table:formula="of:=AVERAGE([.Y4:.Y5])" office:value-type="float" office:value="1.4262095" calcext:value-type="float">
            <text:p>1.4262095</text:p>
          </table:table-cell>
          <table:table-cell table:formula="of:=AVERAGE([.Z4:.Z5])" office:value-type="float" office:value="1.5004845" calcext:value-type="float">
            <text:p>1.5004845</text:p>
          </table:table-cell>
          <table:table-cell table:formula="of:=AVERAGE([.AA4:.AA5])" office:value-type="float" office:value="1.6027495" calcext:value-type="float">
            <text:p>1.6027495</text:p>
          </table:table-cell>
          <table:table-cell table:formula="of:=AVERAGE([.AB4:.AB5])" office:value-type="float" office:value="1.675994" calcext:value-type="float">
            <text:p>1.675994</text:p>
          </table:table-cell>
          <table:table-cell table:formula="of:=AVERAGE([.AC4:.AC5])" office:value-type="float" office:value="1.7227535" calcext:value-type="float">
            <text:p>1.7227535</text:p>
          </table:table-cell>
          <table:table-cell table:formula="of:=AVERAGE([.AD4:.AD5])" office:value-type="float" office:value="1.793302" calcext:value-type="float">
            <text:p>1.793302</text:p>
          </table:table-cell>
          <table:table-cell table:formula="of:=AVERAGE([.AE4:.AE5])" office:value-type="float" office:value="1.8394585" calcext:value-type="float">
            <text:p>1.8394585</text:p>
          </table:table-cell>
          <table:table-cell table:formula="of:=AVERAGE([.AF4:.AF5])" office:value-type="float" office:value="1.915357" calcext:value-type="float">
            <text:p>1.915357</text:p>
          </table:table-cell>
          <table:table-cell table:formula="of:=AVERAGE([.AG4:.AG5])" office:value-type="float" office:value="1.9440025" calcext:value-type="float">
            <text:p>1.9440025</text:p>
          </table:table-cell>
          <table:table-cell table:formula="of:=AVERAGE([.AH4:.AH5])" office:value-type="float" office:value="2.033612" calcext:value-type="float">
            <text:p>2.033612</text:p>
          </table:table-cell>
          <table:table-cell table:formula="of:=AVERAGE([.AI4:.AI5])" office:value-type="float" office:value="2.1237975" calcext:value-type="float">
            <text:p>2.1237975</text:p>
          </table:table-cell>
          <table:table-cell table:formula="of:=AVERAGE([.AJ4:.AJ5])" office:value-type="float" office:value="2.1457225" calcext:value-type="float">
            <text:p>2.1457225</text:p>
          </table:table-cell>
          <table:table-cell table:formula="of:=AVERAGE([.AK4:.AK5])" office:value-type="float" office:value="2.206361" calcext:value-type="float">
            <text:p>2.206361</text:p>
          </table:table-cell>
          <table:table-cell table:formula="of:=AVERAGE([.AL4:.AL5])" office:value-type="float" office:value="2.337319" calcext:value-type="float">
            <text:p>2.337319</text:p>
          </table:table-cell>
          <table:table-cell table:formula="of:=AVERAGE([.AM4:.AM5])" office:value-type="float" office:value="2.336021" calcext:value-type="float">
            <text:p>2.336021</text:p>
          </table:table-cell>
          <table:table-cell table:formula="of:=AVERAGE([.AN4:.AN5])" office:value-type="float" office:value="2.418547" calcext:value-type="float">
            <text:p>2.418547</text:p>
          </table:table-cell>
          <table:table-cell table:formula="of:=AVERAGE([.AO4:.AO5])" office:value-type="float" office:value="2.513171" calcext:value-type="float">
            <text:p>2.513171</text:p>
          </table:table-cell>
          <table:table-cell table:formula="of:=AVERAGE([.AP4:.AP5])" office:value-type="float" office:value="2.542014" calcext:value-type="float">
            <text:p>2.542014</text:p>
          </table:table-cell>
          <table:table-cell table:formula="of:=AVERAGE([.AQ4:.AQ5])" office:value-type="float" office:value="2.5681935" calcext:value-type="float">
            <text:p>2.5681935</text:p>
          </table:table-cell>
          <table:table-cell table:formula="of:=AVERAGE([.AR4:.AR5])" office:value-type="float" office:value="2.723167" calcext:value-type="float">
            <text:p>2.723167</text:p>
          </table:table-cell>
          <table:table-cell table:formula="of:=AVERAGE([.AS4:.AS5])" office:value-type="float" office:value="2.7329315" calcext:value-type="float">
            <text:p>2.7329315</text:p>
          </table:table-cell>
          <table:table-cell table:formula="of:=AVERAGE([.AT4:.AT5])" office:value-type="float" office:value="2.8055075" calcext:value-type="float">
            <text:p>2.8055075</text:p>
          </table:table-cell>
          <table:table-cell table:formula="of:=AVERAGE([.AU4:.AU5])" office:value-type="float" office:value="2.851402" calcext:value-type="float">
            <text:p>2.851402</text:p>
          </table:table-cell>
          <table:table-cell table:formula="of:=AVERAGE([.AV4:.AV5])" office:value-type="float" office:value="3.0016605" calcext:value-type="float">
            <text:p>3.0016605</text:p>
          </table:table-cell>
          <table:table-cell table:formula="of:=AVERAGE([.AW4:.AW5])" office:value-type="float" office:value="3.019153" calcext:value-type="float">
            <text:p>3.019153</text:p>
          </table:table-cell>
          <table:table-cell table:formula="of:=AVERAGE([.AX4:.AX5])" office:value-type="float" office:value="3.022536" calcext:value-type="float">
            <text:p>3.022536</text:p>
          </table:table-cell>
          <table:table-cell table:formula="of:=AVERAGE([.AY4:.AY5])" office:value-type="float" office:value="3.120017" calcext:value-type="float">
            <text:p>3.120017</text:p>
          </table:table-cell>
          <table:table-cell table:formula="of:=AVERAGE([.AZ4:.AZ5])" office:value-type="float" office:value="3.1613955" calcext:value-type="float">
            <text:p>3.1613955</text:p>
          </table:table-cell>
          <table:table-cell table:formula="of:=AVERAGE([.BA4:.BA5])" office:value-type="float" office:value="3.310249" calcext:value-type="float">
            <text:p>3.310249</text:p>
          </table:table-cell>
          <table:table-cell table:formula="of:=AVERAGE([.BB4:.BB5])" office:value-type="float" office:value="3.7359595" calcext:value-type="float">
            <text:p>3.7359595</text:p>
          </table:table-cell>
          <table:table-cell table:formula="of:=AVERAGE([.BC4:.BC5])" office:value-type="float" office:value="4.078643" calcext:value-type="float">
            <text:p>4.078643</text:p>
          </table:table-cell>
          <table:table-cell table:formula="of:=AVERAGE([.BD4:.BD5])" office:value-type="float" office:value="3.6666015" calcext:value-type="float">
            <text:p>3.6666015</text:p>
          </table:table-cell>
          <table:table-cell table:formula="of:=AVERAGE([.BE4:.BE5])" office:value-type="float" office:value="3.647254" calcext:value-type="float">
            <text:p>3.647254</text:p>
          </table:table-cell>
          <table:table-cell table:formula="of:=AVERAGE([.BF4:.BF5])" office:value-type="float" office:value="3.7694445" calcext:value-type="float">
            <text:p>3.7694445</text:p>
          </table:table-cell>
          <table:table-cell table:formula="of:=AVERAGE([.BG4:.BG5])" office:value-type="float" office:value="3.8487345" calcext:value-type="float">
            <text:p>3.8487345</text:p>
          </table:table-cell>
          <table:table-cell table:formula="of:=AVERAGE([.BH4:.BH5])" office:value-type="float" office:value="3.8533925" calcext:value-type="float">
            <text:p>3.8533925</text:p>
          </table:table-cell>
          <table:table-cell table:formula="of:=AVERAGE([.BI4:.BI5])" office:value-type="float" office:value="3.9099855" calcext:value-type="float">
            <text:p>3.9099855</text:p>
          </table:table-cell>
          <table:table-cell table:formula="of:=AVERAGE([.BJ4:.BJ5])" office:value-type="float" office:value="3.986389" calcext:value-type="float">
            <text:p>3.986389</text:p>
          </table:table-cell>
          <table:table-cell table:formula="of:=AVERAGE([.BK4:.BK5])" office:value-type="float" office:value="4.0612905" calcext:value-type="float">
            <text:p>4.0612905</text:p>
          </table:table-cell>
          <table:table-cell table:formula="of:=AVERAGE([.BL4:.BL5])" office:value-type="float" office:value="4.1284605" calcext:value-type="float">
            <text:p>4.1284605</text:p>
          </table:table-cell>
          <table:table-cell table:formula="of:=AVERAGE([.BM4:.BM5])" office:value-type="float" office:value="4.2103585" calcext:value-type="float">
            <text:p>4.2103585</text:p>
          </table:table-cell>
          <table:table-cell table:formula="of:=AVERAGE([.BN4:.BN5])" office:value-type="float" office:value="4.2148985" calcext:value-type="float">
            <text:p>4.2148985</text:p>
          </table:table-cell>
          <table:table-cell table:formula="of:=AVERAGE([.BO4:.BO5])" office:value-type="float" office:value="4.338945" calcext:value-type="float">
            <text:p>4.338945</text:p>
          </table:table-cell>
          <table:table-cell table:formula="of:=AVERAGE([.BP4:.BP5])" office:value-type="float" office:value="4.385278" calcext:value-type="float">
            <text:p>4.385278</text:p>
          </table:table-cell>
          <table:table-cell table:formula="of:=AVERAGE([.BQ4:.BQ5])" office:value-type="float" office:value="4.4831635" calcext:value-type="float">
            <text:p>4.4831635</text:p>
          </table:table-cell>
          <table:table-cell table:formula="of:=AVERAGE([.BR4:.BR5])" office:value-type="float" office:value="4.4379085" calcext:value-type="float">
            <text:p>4.4379085</text:p>
          </table:table-cell>
          <table:table-cell table:formula="of:=AVERAGE([.BS4:.BS5])" office:value-type="float" office:value="4.5431795" calcext:value-type="float">
            <text:p>4.5431795</text:p>
          </table:table-cell>
          <table:table-cell table:formula="of:=AVERAGE([.BT4:.BT5])" office:value-type="float" office:value="4.6434635" calcext:value-type="float">
            <text:p>4.6434635</text:p>
          </table:table-cell>
          <table:table-cell table:formula="of:=AVERAGE([.BU4:.BU5])" office:value-type="float" office:value="4.7203335" calcext:value-type="float">
            <text:p>4.7203335</text:p>
          </table:table-cell>
          <table:table-cell table:formula="of:=AVERAGE([.BV4:.BV5])" office:value-type="float" office:value="4.7453705" calcext:value-type="float">
            <text:p>4.7453705</text:p>
          </table:table-cell>
          <table:table-cell table:formula="of:=AVERAGE([.BW4:.BW5])" office:value-type="float" office:value="4.7434505" calcext:value-type="float">
            <text:p>4.7434505</text:p>
          </table:table-cell>
          <table:table-cell table:formula="of:=AVERAGE([.BX4:.BX5])" office:value-type="float" office:value="4.8469845" calcext:value-type="float">
            <text:p>4.8469845</text:p>
          </table:table-cell>
          <table:table-cell table:formula="of:=AVERAGE([.BY4:.BY5])" office:value-type="float" office:value="4.926509" calcext:value-type="float">
            <text:p>4.926509</text:p>
          </table:table-cell>
          <table:table-cell table:formula="of:=AVERAGE([.BZ4:.BZ5])" office:value-type="float" office:value="5.106244" calcext:value-type="float">
            <text:p>5.106244</text:p>
          </table:table-cell>
          <table:table-cell table:formula="of:=AVERAGE([.CA4:.CA5])" office:value-type="float" office:value="5.134476" calcext:value-type="float">
            <text:p>5.134476</text:p>
          </table:table-cell>
          <table:table-cell table:formula="of:=AVERAGE([.CB4:.CB5])" office:value-type="float" office:value="5.2061275" calcext:value-type="float">
            <text:p>5.2061275</text:p>
          </table:table-cell>
          <table:table-cell table:formula="of:=AVERAGE([.CC4:.CC5])" office:value-type="float" office:value="5.2240875" calcext:value-type="float">
            <text:p>5.2240875</text:p>
          </table:table-cell>
          <table:table-cell table:formula="of:=AVERAGE([.CD4:.CD5])" office:value-type="float" office:value="5.3169605" calcext:value-type="float">
            <text:p>5.3169605</text:p>
          </table:table-cell>
          <table:table-cell table:formula="of:=AVERAGE([.CE4:.CE5])" office:value-type="float" office:value="5.387528" calcext:value-type="float">
            <text:p>5.387528</text:p>
          </table:table-cell>
          <table:table-cell table:formula="of:=AVERAGE([.CF4:.CF5])" office:value-type="float" office:value="5.359581" calcext:value-type="float">
            <text:p>5.359581</text:p>
          </table:table-cell>
          <table:table-cell table:formula="of:=AVERAGE([.CG4:.CG5])" office:value-type="float" office:value="5.4679265" calcext:value-type="float">
            <text:p>5.4679265</text:p>
          </table:table-cell>
          <table:table-cell table:formula="of:=AVERAGE([.CH4:.CH5])" office:value-type="float" office:value="5.5827535" calcext:value-type="float">
            <text:p>5.5827535</text:p>
          </table:table-cell>
          <table:table-cell table:formula="of:=AVERAGE([.CI4:.CI5])" office:value-type="float" office:value="5.609789" calcext:value-type="float">
            <text:p>5.609789</text:p>
          </table:table-cell>
          <table:table-cell table:formula="of:=AVERAGE([.CJ4:.CJ5])" office:value-type="float" office:value="5.788868" calcext:value-type="float">
            <text:p>5.788868</text:p>
          </table:table-cell>
          <table:table-cell table:formula="of:=AVERAGE([.CK4:.CK5])" office:value-type="float" office:value="5.826896" calcext:value-type="float">
            <text:p>5.826896</text:p>
          </table:table-cell>
          <table:table-cell table:formula="of:=AVERAGE([.CL4:.CL5])" office:value-type="float" office:value="5.763678" calcext:value-type="float">
            <text:p>5.763678</text:p>
          </table:table-cell>
          <table:table-cell table:formula="of:=AVERAGE([.CM4:.CM5])" office:value-type="float" office:value="5.863945" calcext:value-type="float">
            <text:p>5.863945</text:p>
          </table:table-cell>
          <table:table-cell table:formula="of:=AVERAGE([.CN4:.CN5])" office:value-type="float" office:value="5.9354425" calcext:value-type="float">
            <text:p>5.9354425</text:p>
          </table:table-cell>
          <table:table-cell table:formula="of:=AVERAGE([.CO4:.CO5])" office:value-type="float" office:value="6.1015415" calcext:value-type="float">
            <text:p>6.1015415</text:p>
          </table:table-cell>
          <table:table-cell table:formula="of:=AVERAGE([.CP4:.CP5])" office:value-type="float" office:value="6.136859" calcext:value-type="float">
            <text:p>6.136859</text:p>
          </table:table-cell>
          <table:table-cell table:formula="of:=AVERAGE([.CQ4:.CQ5])" office:value-type="float" office:value="6.1504415" calcext:value-type="float">
            <text:p>6.1504415</text:p>
          </table:table-cell>
          <table:table-cell table:formula="of:=AVERAGE([.CR4:.CR5])" office:value-type="float" office:value="6.2104385" calcext:value-type="float">
            <text:p>6.2104385</text:p>
          </table:table-cell>
          <table:table-cell table:formula="of:=AVERAGE([.CS4:.CS5])" office:value-type="float" office:value="6.257268" calcext:value-type="float">
            <text:p>6.257268</text:p>
          </table:table-cell>
          <table:table-cell table:formula="of:=AVERAGE([.CT4:.CT5])" office:value-type="float" office:value="6.338997" calcext:value-type="float">
            <text:p>6.338997</text:p>
          </table:table-cell>
          <table:table-cell table:formula="of:=AVERAGE([.CU4:.CU5])" office:value-type="float" office:value="6.4268355" calcext:value-type="float">
            <text:p>6.4268355</text:p>
          </table:table-cell>
          <table:table-cell table:formula="of:=AVERAGE([.CV4:.CV5])" office:value-type="float" office:value="6.507487" calcext:value-type="float">
            <text:p>6.507487</text:p>
          </table:table-cell>
          <table:table-cell table:formula="of:=AVERAGE([.CW4:.CW5])" office:value-type="float" office:value="6.6051595" calcext:value-type="float">
            <text:p>6.6051595</text:p>
          </table:table-cell>
          <table:table-cell table:formula="of:=AVERAGE([.CX4:.CX5])" office:value-type="float" office:value="6.637513" calcext:value-type="float">
            <text:p>6.637513</text:p>
          </table:table-cell>
          <table:table-cell table:formula="of:=AVERAGE([.CY4:.CY5])" office:value-type="float" office:value="6.644559" calcext:value-type="float">
            <text:p>6.644559</text:p>
          </table:table-cell>
          <table:table-cell table:formula="of:=AVERAGE([.CZ4:.CZ5])" office:value-type="float" office:value="6.719493" calcext:value-type="float">
            <text:p>6.719493</text:p>
          </table:table-cell>
          <table:table-cell table:formula="of:=AVERAGE([.DA4:.DA5])" office:value-type="float" office:value="6.885067" calcext:value-type="float">
            <text:p>6.885067</text:p>
          </table:table-cell>
          <table:table-cell table:formula="of:=AVERAGE([.DB4:.DB5])" office:value-type="float" office:value="6.935895" calcext:value-type="float">
            <text:p>6.935895</text:p>
          </table:table-cell>
          <table:table-cell table:formula="of:=AVERAGE([.DC4:.DC5])" office:value-type="float" office:value="6.9616915" calcext:value-type="float">
            <text:p>6.9616915</text:p>
          </table:table-cell>
          <table:table-cell table:formula="of:=AVERAGE([.DD4:.DD5])" office:value-type="float" office:value="7.12288" calcext:value-type="float">
            <text:p>7.12288</text:p>
          </table:table-cell>
          <table:table-cell table:formula="of:=AVERAGE([.DE4:.DE5])" office:value-type="float" office:value="7.0914985" calcext:value-type="float">
            <text:p>7.0914985</text:p>
          </table:table-cell>
          <table:table-cell table:formula="of:=AVERAGE([.DF4:.DF5])" office:value-type="float" office:value="7.1011995" calcext:value-type="float">
            <text:p>7.1011995</text:p>
          </table:table-cell>
          <table:table-cell table:formula="of:=AVERAGE([.DG4:.DG5])" office:value-type="float" office:value="7.243618" calcext:value-type="float">
            <text:p>7.243618</text:p>
          </table:table-cell>
          <table:table-cell table:formula="of:=AVERAGE([.DH4:.DH5])" office:value-type="float" office:value="7.333847" calcext:value-type="float">
            <text:p>7.333847</text:p>
          </table:table-cell>
          <table:table-cell table:formula="of:=AVERAGE([.DI4:.DI5])" office:value-type="float" office:value="7.262333" calcext:value-type="float">
            <text:p>7.262333</text:p>
          </table:table-cell>
          <table:table-cell table:formula="of:=AVERAGE([.DJ4:.DJ5])" office:value-type="float" office:value="7.4509215" calcext:value-type="float">
            <text:p>7.4509215</text:p>
          </table:table-cell>
          <table:table-cell table:formula="of:=AVERAGE([.DK4:.DK5])" office:value-type="float" office:value="7.427033" calcext:value-type="float">
            <text:p>7.427033</text:p>
          </table:table-cell>
          <table:table-cell table:formula="of:=AVERAGE([.DL4:.DL5])" office:value-type="float" office:value="7.5181255" calcext:value-type="float">
            <text:p>7.5181255</text:p>
          </table:table-cell>
          <table:table-cell table:formula="of:=AVERAGE([.DM4:.DM5])" office:value-type="float" office:value="7.7776775" calcext:value-type="float">
            <text:p>7.7776775</text:p>
          </table:table-cell>
          <table:table-cell table:formula="of:=AVERAGE([.DN4:.DN5])" office:value-type="float" office:value="7.566686" calcext:value-type="float">
            <text:p>7.566686</text:p>
          </table:table-cell>
          <table:table-cell table:formula="of:=AVERAGE([.DO4:.DO5])" office:value-type="float" office:value="7.836849" calcext:value-type="float">
            <text:p>7.836849</text:p>
          </table:table-cell>
          <table:table-cell table:formula="of:=AVERAGE([.DP4:.DP5])" office:value-type="float" office:value="7.874033" calcext:value-type="float">
            <text:p>7.874033</text:p>
          </table:table-cell>
          <table:table-cell table:formula="of:=AVERAGE([.DQ4:.DQ5])" office:value-type="float" office:value="7.899748" calcext:value-type="float">
            <text:p>7.899748</text:p>
          </table:table-cell>
          <table:table-cell table:formula="of:=AVERAGE([.DR4:.DR5])" office:value-type="float" office:value="7.899874" calcext:value-type="float">
            <text:p>7.899874</text:p>
          </table:table-cell>
          <table:table-cell table:formula="of:=AVERAGE([.DS4:.DS5])" office:value-type="float" office:value="7.96546" calcext:value-type="float">
            <text:p>7.96546</text:p>
          </table:table-cell>
          <table:table-cell table:formula="of:=AVERAGE([.DT4:.DT5])" office:value-type="float" office:value="8.0406805" calcext:value-type="float">
            <text:p>8.0406805</text:p>
          </table:table-cell>
          <table:table-cell table:formula="of:=AVERAGE([.DU4:.DU5])" office:value-type="float" office:value="8.107791" calcext:value-type="float">
            <text:p>8.107791</text:p>
          </table:table-cell>
          <table:table-cell table:formula="of:=AVERAGE([.DV4:.DV5])" office:value-type="float" office:value="8.097565" calcext:value-type="float">
            <text:p>8.097565</text:p>
          </table:table-cell>
          <table:table-cell table:formula="of:=AVERAGE([.DW4:.DW5])" office:value-type="float" office:value="8.472518" calcext:value-type="float">
            <text:p>8.472518</text:p>
          </table:table-cell>
          <table:table-cell table:formula="of:=AVERAGE([.DX4:.DX5])" office:value-type="float" office:value="8.4324445" calcext:value-type="float">
            <text:p>8.4324445</text:p>
          </table:table-cell>
          <table:table-cell table:formula="of:=AVERAGE([.DY4:.DY5])" office:value-type="float" office:value="8.532203" calcext:value-type="float">
            <text:p>8.532203</text:p>
          </table:table-cell>
          <table:table-cell table:formula="of:=AVERAGE([.DZ4:.DZ5])" office:value-type="float" office:value="8.4533955" calcext:value-type="float">
            <text:p>8.4533955</text:p>
          </table:table-cell>
          <table:table-cell table:formula="of:=AVERAGE([.EA4:.EA5])" office:value-type="float" office:value="8.57505" calcext:value-type="float">
            <text:p>8.57505</text:p>
          </table:table-cell>
          <table:table-cell table:formula="of:=AVERAGE([.EB4:.EB5])" office:value-type="float" office:value="8.6602465" calcext:value-type="float">
            <text:p>8.6602465</text:p>
          </table:table-cell>
          <table:table-cell table:formula="of:=AVERAGE([.EC4:.EC5])" office:value-type="float" office:value="8.752518" calcext:value-type="float">
            <text:p>8.752518</text:p>
          </table:table-cell>
          <table:table-cell table:formula="of:=AVERAGE([.ED4:.ED5])" office:value-type="float" office:value="8.6966905" calcext:value-type="float">
            <text:p>8.6966905</text:p>
          </table:table-cell>
          <table:table-cell table:formula="of:=AVERAGE([.EE4:.EE5])" office:value-type="float" office:value="8.8260365" calcext:value-type="float">
            <text:p>8.8260365</text:p>
          </table:table-cell>
          <table:table-cell table:formula="of:=AVERAGE([.EF4:.EF5])" office:value-type="float" office:value="8.962596" calcext:value-type="float">
            <text:p>8.962596</text:p>
          </table:table-cell>
          <table:table-cell table:formula="of:=AVERAGE([.EG4:.EG5])" office:value-type="float" office:value="9.0075795" calcext:value-type="float">
            <text:p>9.0075795</text:p>
          </table:table-cell>
          <table:table-cell table:formula="of:=AVERAGE([.EH4:.EH5])" office:value-type="float" office:value="8.875992" calcext:value-type="float">
            <text:p>8.875992</text:p>
          </table:table-cell>
          <table:table-cell table:formula="of:=AVERAGE([.EI4:.EI5])" office:value-type="float" office:value="9.047211" calcext:value-type="float">
            <text:p>9.047211</text:p>
          </table:table-cell>
          <table:table-cell table:formula="of:=AVERAGE([.EJ4:.EJ5])" office:value-type="float" office:value="9.241316" calcext:value-type="float">
            <text:p>9.241316</text:p>
          </table:table-cell>
          <table:table-cell table:formula="of:=AVERAGE([.EK4:.EK5])" office:value-type="float" office:value="9.230915" calcext:value-type="float">
            <text:p>9.230915</text:p>
          </table:table-cell>
          <table:table-cell table:formula="of:=AVERAGE([.EL4:.EL5])" office:value-type="float" office:value="9.312435" calcext:value-type="float">
            <text:p>9.312435</text:p>
          </table:table-cell>
          <table:table-cell table:formula="of:=AVERAGE([.EM4:.EM5])" office:value-type="float" office:value="9.2888995" calcext:value-type="float">
            <text:p>9.2888995</text:p>
          </table:table-cell>
          <table:table-cell table:formula="of:=AVERAGE([.EN4:.EN5])" office:value-type="float" office:value="9.5498975" calcext:value-type="float">
            <text:p>9.5498975</text:p>
          </table:table-cell>
          <table:table-cell table:formula="of:=AVERAGE([.EO4:.EO5])" office:value-type="float" office:value="9.6339325" calcext:value-type="float">
            <text:p>9.6339325</text:p>
          </table:table-cell>
          <table:table-cell table:formula="of:=AVERAGE([.EP4:.EP5])" office:value-type="float" office:value="9.546832" calcext:value-type="float">
            <text:p>9.546832</text:p>
          </table:table-cell>
          <table:table-cell table:formula="of:=AVERAGE([.EQ4:.EQ5])" office:value-type="float" office:value="9.6110635" calcext:value-type="float">
            <text:p>9.6110635</text:p>
          </table:table-cell>
          <table:table-cell table:formula="of:=AVERAGE([.ER4:.ER5])" office:value-type="float" office:value="9.719912" calcext:value-type="float">
            <text:p>9.719912</text:p>
          </table:table-cell>
          <table:table-cell table:formula="of:=AVERAGE([.ES4:.ES5])" office:value-type="float" office:value="9.872785" calcext:value-type="float">
            <text:p>9.872785</text:p>
          </table:table-cell>
          <table:table-cell table:formula="of:=AVERAGE([.ET4:.ET5])" office:value-type="float" office:value="10.0796795" calcext:value-type="float">
            <text:p>10.0796795</text:p>
          </table:table-cell>
          <table:table-cell table:formula="of:=AVERAGE([.EU4:.EU5])" office:value-type="float" office:value="9.8758035" calcext:value-type="float">
            <text:p>9.8758035</text:p>
          </table:table-cell>
          <table:table-cell table:formula="of:=AVERAGE([.EV4:.EV5])" office:value-type="float" office:value="10.0961995" calcext:value-type="float">
            <text:p>10.0961995</text:p>
          </table:table-cell>
          <table:table-cell table:formula="of:=AVERAGE([.EW4:.EW5])" office:value-type="float" office:value="10.059999" calcext:value-type="float">
            <text:p>10.059999</text:p>
          </table:table-cell>
          <table:table-cell table:formula="of:=AVERAGE([.EX4:.EX5])" office:value-type="float" office:value="10.116967" calcext:value-type="float">
            <text:p>10.116967</text:p>
          </table:table-cell>
          <table:table-cell table:formula="of:=AVERAGE([.EY4:.EY5])" office:value-type="float" office:value="10.0759875" calcext:value-type="float">
            <text:p>10.0759875</text:p>
          </table:table-cell>
          <table:table-cell table:formula="of:=AVERAGE([.EZ4:.EZ5])" office:value-type="float" office:value="10.198263" calcext:value-type="float">
            <text:p>10.198263</text:p>
          </table:table-cell>
          <table:table-cell table:formula="of:=AVERAGE([.FA4:.FA5])" office:value-type="float" office:value="10.2406045" calcext:value-type="float">
            <text:p>10.2406045</text:p>
          </table:table-cell>
          <table:table-cell table:formula="of:=AVERAGE([.FB4:.FB5])" office:value-type="float" office:value="10.256511" calcext:value-type="float">
            <text:p>10.256511</text:p>
          </table:table-cell>
          <table:table-cell table:formula="of:=AVERAGE([.FC4:.FC5])" office:value-type="float" office:value="10.628778" calcext:value-type="float">
            <text:p>10.628778</text:p>
          </table:table-cell>
          <table:table-cell table:formula="of:=AVERAGE([.FD4:.FD5])" office:value-type="float" office:value="10.3680345" calcext:value-type="float">
            <text:p>10.3680345</text:p>
          </table:table-cell>
          <table:table-cell table:formula="of:=AVERAGE([.FE4:.FE5])" office:value-type="float" office:value="10.599675" calcext:value-type="float">
            <text:p>10.599675</text:p>
          </table:table-cell>
          <table:table-cell table:formula="of:=AVERAGE([.FF4:.FF5])" office:value-type="float" office:value="10.533028" calcext:value-type="float">
            <text:p>10.533028</text:p>
          </table:table-cell>
          <table:table-cell table:formula="of:=AVERAGE([.FG4:.FG5])" office:value-type="float" office:value="10.695163" calcext:value-type="float">
            <text:p>10.695163</text:p>
          </table:table-cell>
          <table:table-cell table:formula="of:=AVERAGE([.FH4:.FH5])" office:value-type="float" office:value="10.684506" calcext:value-type="float">
            <text:p>10.684506</text:p>
          </table:table-cell>
          <table:table-cell table:formula="of:=AVERAGE([.FI4:.FI5])" office:value-type="float" office:value="10.612041" calcext:value-type="float">
            <text:p>10.612041</text:p>
          </table:table-cell>
          <table:table-cell table:formula="of:=AVERAGE([.FJ4:.FJ5])" office:value-type="float" office:value="11.6166195" calcext:value-type="float">
            <text:p>11.6166195</text:p>
          </table:table-cell>
          <table:table-cell table:formula="of:=AVERAGE([.FK4:.FK5])" office:value-type="float" office:value="11.1256175" calcext:value-type="float">
            <text:p>11.1256175</text:p>
          </table:table-cell>
          <table:table-cell table:formula="of:=AVERAGE([.FL4:.FL5])" office:value-type="float" office:value="11.157906" calcext:value-type="float">
            <text:p>11.157906</text:p>
          </table:table-cell>
          <table:table-cell table:formula="of:=AVERAGE([.FM4:.FM5])" office:value-type="float" office:value="11.1905235" calcext:value-type="float">
            <text:p>11.1905235</text:p>
          </table:table-cell>
          <table:table-cell table:formula="of:=AVERAGE([.FN4:.FN5])" office:value-type="float" office:value="11.2690815" calcext:value-type="float">
            <text:p>11.2690815</text:p>
          </table:table-cell>
          <table:table-cell table:formula="of:=AVERAGE([.FO4:.FO5])" office:value-type="float" office:value="11.241155" calcext:value-type="float">
            <text:p>11.241155</text:p>
          </table:table-cell>
          <table:table-cell table:formula="of:=AVERAGE([.FP4:.FP5])" office:value-type="float" office:value="11.376869" calcext:value-type="float">
            <text:p>11.376869</text:p>
          </table:table-cell>
          <table:table-cell table:formula="of:=AVERAGE([.FQ4:.FQ5])" office:value-type="float" office:value="11.287649" calcext:value-type="float">
            <text:p>11.287649</text:p>
          </table:table-cell>
          <table:table-cell table:formula="of:=AVERAGE([.FR4:.FR5])" office:value-type="float" office:value="11.6201465" calcext:value-type="float">
            <text:p>11.6201465</text:p>
          </table:table-cell>
          <table:table-cell table:formula="of:=AVERAGE([.FS4:.FS5])" office:value-type="float" office:value="11.397496" calcext:value-type="float">
            <text:p>11.397496</text:p>
          </table:table-cell>
          <table:table-cell table:formula="of:=AVERAGE([.FT4:.FT5])" office:value-type="float" office:value="11.5139855" calcext:value-type="float">
            <text:p>11.5139855</text:p>
          </table:table-cell>
          <table:table-cell table:formula="of:=AVERAGE([.FU4:.FU5])" office:value-type="float" office:value="11.650646" calcext:value-type="float">
            <text:p>11.650646</text:p>
          </table:table-cell>
          <table:table-cell table:formula="of:=AVERAGE([.FV4:.FV5])" office:value-type="float" office:value="11.8257045" calcext:value-type="float">
            <text:p>11.8257045</text:p>
          </table:table-cell>
          <table:table-cell table:formula="of:=AVERAGE([.FW4:.FW5])" office:value-type="float" office:value="11.88304" calcext:value-type="float">
            <text:p>11.88304</text:p>
          </table:table-cell>
          <table:table-cell table:formula="of:=AVERAGE([.FX4:.FX5])" office:value-type="float" office:value="12.043306" calcext:value-type="float">
            <text:p>12.043306</text:p>
          </table:table-cell>
          <table:table-cell table:formula="of:=AVERAGE([.FY4:.FY5])" office:value-type="float" office:value="11.8991805" calcext:value-type="float">
            <text:p>11.8991805</text:p>
          </table:table-cell>
          <table:table-cell table:formula="of:=AVERAGE([.FZ4:.FZ5])" office:value-type="float" office:value="12.071173" calcext:value-type="float">
            <text:p>12.071173</text:p>
          </table:table-cell>
          <table:table-cell table:formula="of:=AVERAGE([.GA4:.GA5])" office:value-type="float" office:value="12.029994" calcext:value-type="float">
            <text:p>12.029994</text:p>
          </table:table-cell>
          <table:table-cell table:formula="of:=AVERAGE([.GB4:.GB5])" office:value-type="float" office:value="12.1155545" calcext:value-type="float">
            <text:p>12.1155545</text:p>
          </table:table-cell>
          <table:table-cell table:formula="of:=AVERAGE([.GC4:.GC5])" office:value-type="float" office:value="12.306734" calcext:value-type="float">
            <text:p>12.306734</text:p>
          </table:table-cell>
          <table:table-cell table:formula="of:=AVERAGE([.GD4:.GD5])" office:value-type="float" office:value="12.129636" calcext:value-type="float">
            <text:p>12.129636</text:p>
          </table:table-cell>
          <table:table-cell table:formula="of:=AVERAGE([.GE4:.GE5])" office:value-type="float" office:value="12.470769" calcext:value-type="float">
            <text:p>12.470769</text:p>
          </table:table-cell>
          <table:table-cell table:formula="of:=AVERAGE([.GF4:.GF5])" office:value-type="float" office:value="12.466542" calcext:value-type="float">
            <text:p>12.466542</text:p>
          </table:table-cell>
          <table:table-cell table:formula="of:=AVERAGE([.GG4:.GG5])" office:value-type="float" office:value="12.64555" calcext:value-type="float">
            <text:p>12.64555</text:p>
          </table:table-cell>
          <table:table-cell table:formula="of:=AVERAGE([.GH4:.GH5])" office:value-type="float" office:value="12.533688" calcext:value-type="float">
            <text:p>12.533688</text:p>
          </table:table-cell>
          <table:table-cell table:formula="of:=AVERAGE([.GI4:.GI5])" office:value-type="float" office:value="12.760824" calcext:value-type="float">
            <text:p>12.760824</text:p>
          </table:table-cell>
          <table:table-cell table:formula="of:=AVERAGE([.GJ4:.GJ5])" office:value-type="float" office:value="12.751169" calcext:value-type="float">
            <text:p>12.751169</text:p>
          </table:table-cell>
          <table:table-cell table:formula="of:=AVERAGE([.GK4:.GK5])" office:value-type="float" office:value="12.6442775" calcext:value-type="float">
            <text:p>12.6442775</text:p>
          </table:table-cell>
          <table:table-cell table:formula="of:=AVERAGE([.GL4:.GL5])" office:value-type="float" office:value="12.9185965" calcext:value-type="float">
            <text:p>12.9185965</text:p>
          </table:table-cell>
          <table:table-cell table:formula="of:=AVERAGE([.GM4:.GM5])" office:value-type="float" office:value="12.952777" calcext:value-type="float">
            <text:p>12.952777</text:p>
          </table:table-cell>
          <table:table-cell table:formula="of:=AVERAGE([.GN4:.GN5])" office:value-type="float" office:value="13.168195" calcext:value-type="float">
            <text:p>13.168195</text:p>
          </table:table-cell>
          <table:table-cell table:formula="of:=AVERAGE([.GO4:.GO5])" office:value-type="float" office:value="12.737916" calcext:value-type="float">
            <text:p>12.737916</text:p>
          </table:table-cell>
          <table:table-cell table:formula="of:=AVERAGE([.GP4:.GP5])" office:value-type="float" office:value="13.1337845" calcext:value-type="float">
            <text:p>13.1337845</text:p>
          </table:table-cell>
          <table:table-cell table:formula="of:=AVERAGE([.GQ4:.GQ5])" office:value-type="float" office:value="13.4209725" calcext:value-type="float">
            <text:p>13.4209725</text:p>
          </table:table-cell>
          <table:table-cell table:formula="of:=AVERAGE([.GR4:.GR5])" office:value-type="float" office:value="13.061386" calcext:value-type="float">
            <text:p>13.061386</text:p>
          </table:table-cell>
          <table:table-cell table:formula="of:=AVERAGE([.GS4:.GS5])" office:value-type="float" office:value="13.2577535" calcext:value-type="float">
            <text:p>13.2577535</text:p>
          </table:table-cell>
          <table:table-cell table:formula="of:=AVERAGE([.GT4:.GT5])" office:value-type="float" office:value="13.5632375" calcext:value-type="float">
            <text:p>13.5632375</text:p>
          </table:table-cell>
          <table:table-cell table:formula="of:=AVERAGE([.GU4:.GU5])" office:value-type="float" office:value="13.843339" calcext:value-type="float">
            <text:p>13.843339</text:p>
          </table:table-cell>
          <table:table-cell table:formula="of:=AVERAGE([.GV4:.GV5])" office:value-type="float" office:value="13.428905" calcext:value-type="float">
            <text:p>13.428905</text:p>
          </table:table-cell>
          <table:table-cell table:formula="of:=AVERAGE([.GW4:.GW5])" office:value-type="float" office:value="13.6372205" calcext:value-type="float">
            <text:p>13.6372205</text:p>
          </table:table-cell>
          <table:table-cell table:formula="of:=AVERAGE([.GX4:.GX5])" office:value-type="float" office:value="13.596743" calcext:value-type="float">
            <text:p>13.596743</text:p>
          </table:table-cell>
          <table:table-cell table:formula="of:=AVERAGE([.GY4:.GY5])" office:value-type="float" office:value="13.9626395" calcext:value-type="float">
            <text:p>13.9626395</text:p>
          </table:table-cell>
          <table:table-cell table:formula="of:=AVERAGE([.GZ4:.GZ5])" office:value-type="float" office:value="13.9383545" calcext:value-type="float">
            <text:p>13.9383545</text:p>
          </table:table-cell>
          <table:table-cell table:formula="of:=AVERAGE([.HA4:.HA5])" office:value-type="float" office:value="13.81411" calcext:value-type="float">
            <text:p>13.81411</text:p>
          </table:table-cell>
          <table:table-cell table:formula="of:=AVERAGE([.HB4:.HB5])" office:value-type="float" office:value="13.994323" calcext:value-type="float">
            <text:p>13.994323</text:p>
          </table:table-cell>
          <table:table-cell table:formula="of:=AVERAGE([.HC4:.HC5])" office:value-type="float" office:value="14.215671" calcext:value-type="float">
            <text:p>14.215671</text:p>
          </table:table-cell>
          <table:table-cell table:formula="of:=AVERAGE([.HD4:.HD5])" office:value-type="float" office:value="14.7199325" calcext:value-type="float">
            <text:p>14.7199325</text:p>
          </table:table-cell>
          <table:table-cell table:formula="of:=AVERAGE([.HE4:.HE5])" office:value-type="float" office:value="14.479955" calcext:value-type="float">
            <text:p>14.479955</text:p>
          </table:table-cell>
          <table:table-cell table:formula="of:=AVERAGE([.HF4:.HF5])" office:value-type="float" office:value="14.0228785" calcext:value-type="float">
            <text:p>14.0228785</text:p>
          </table:table-cell>
          <table:table-cell table:formula="of:=AVERAGE([.HG4:.HG5])" office:value-type="float" office:value="14.1814365" calcext:value-type="float">
            <text:p>14.1814365</text:p>
          </table:table-cell>
          <table:table-cell table:formula="of:=AVERAGE([.HH4:.HH5])" office:value-type="float" office:value="14.331446" calcext:value-type="float">
            <text:p>14.331446</text:p>
          </table:table-cell>
          <table:table-cell table:formula="of:=AVERAGE([.HI4:.HI5])" office:value-type="float" office:value="14.093243" calcext:value-type="float">
            <text:p>14.093243</text:p>
          </table:table-cell>
          <table:table-cell table:formula="of:=AVERAGE([.HJ4:.HJ5])" office:value-type="float" office:value="14.523133" calcext:value-type="float">
            <text:p>14.523133</text:p>
          </table:table-cell>
          <table:table-cell table:formula="of:=AVERAGE([.HK4:.HK5])" office:value-type="float" office:value="14.602073" calcext:value-type="float">
            <text:p>14.602073</text:p>
          </table:table-cell>
          <table:table-cell table:formula="of:=AVERAGE([.HL4:.HL5])" office:value-type="float" office:value="14.6561445" calcext:value-type="float">
            <text:p>14.6561445</text:p>
          </table:table-cell>
          <table:table-cell table:formula="of:=AVERAGE([.HM4:.HM5])" office:value-type="float" office:value="15.471056" calcext:value-type="float">
            <text:p>15.471056</text:p>
          </table:table-cell>
          <table:table-cell table:formula="of:=AVERAGE([.HN4:.HN5])" office:value-type="float" office:value="14.7524915" calcext:value-type="float">
            <text:p>14.7524915</text:p>
          </table:table-cell>
          <table:table-cell table:formula="of:=AVERAGE([.HO4:.HO5])" office:value-type="float" office:value="15.103577" calcext:value-type="float">
            <text:p>15.103577</text:p>
          </table:table-cell>
          <table:table-cell table:formula="of:=AVERAGE([.HP4:.HP5])" office:value-type="float" office:value="15.030026" calcext:value-type="float">
            <text:p>15.030026</text:p>
          </table:table-cell>
          <table:table-cell table:formula="of:=AVERAGE([.HQ4:.HQ5])" office:value-type="float" office:value="15.11155" calcext:value-type="float">
            <text:p>15.11155</text:p>
          </table:table-cell>
          <table:table-cell table:formula="of:=AVERAGE([.HR4:.HR5])" office:value-type="float" office:value="15.095618" calcext:value-type="float">
            <text:p>15.095618</text:p>
          </table:table-cell>
          <table:table-cell table:formula="of:=AVERAGE([.HS4:.HS5])" office:value-type="float" office:value="15.253477" calcext:value-type="float">
            <text:p>15.253477</text:p>
          </table:table-cell>
          <table:table-cell table:formula="of:=AVERAGE([.HT4:.HT5])" office:value-type="float" office:value="15.313954" calcext:value-type="float">
            <text:p>15.313954</text:p>
          </table:table-cell>
          <table:table-cell table:formula="of:=AVERAGE([.HU4:.HU5])" office:value-type="float" office:value="15.6045515" calcext:value-type="float">
            <text:p>15.6045515</text:p>
          </table:table-cell>
          <table:table-cell table:formula="of:=AVERAGE([.HV4:.HV5])" office:value-type="float" office:value="15.5180315" calcext:value-type="float">
            <text:p>15.5180315</text:p>
          </table:table-cell>
          <table:table-cell table:formula="of:=AVERAGE([.HW4:.HW5])" office:value-type="float" office:value="15.4007005" calcext:value-type="float">
            <text:p>15.4007005</text:p>
          </table:table-cell>
          <table:table-cell table:formula="of:=AVERAGE([.HX4:.HX5])" office:value-type="float" office:value="15.331185" calcext:value-type="float">
            <text:p>15.331185</text:p>
          </table:table-cell>
          <table:table-cell table:formula="of:=AVERAGE([.HY4:.HY5])" office:value-type="float" office:value="15.510866" calcext:value-type="float">
            <text:p>15.510866</text:p>
          </table:table-cell>
          <table:table-cell table:formula="of:=AVERAGE([.HZ4:.HZ5])" office:value-type="float" office:value="15.6354155" calcext:value-type="float">
            <text:p>15.6354155</text:p>
          </table:table-cell>
          <table:table-cell table:formula="of:=AVERAGE([.IA4:.IA5])" office:value-type="float" office:value="15.677068" calcext:value-type="float">
            <text:p>15.677068</text:p>
          </table:table-cell>
          <table:table-cell table:formula="of:=AVERAGE([.IB4:.IB5])" office:value-type="float" office:value="15.879536" calcext:value-type="float">
            <text:p>15.879536</text:p>
          </table:table-cell>
          <table:table-cell table:formula="of:=AVERAGE([.IC4:.IC5])" office:value-type="float" office:value="16.0502315" calcext:value-type="float">
            <text:p>16.0502315</text:p>
          </table:table-cell>
          <table:table-cell table:formula="of:=AVERAGE([.ID4:.ID5])" office:value-type="float" office:value="16.0129805" calcext:value-type="float">
            <text:p>16.0129805</text:p>
          </table:table-cell>
          <table:table-cell table:formula="of:=AVERAGE([.IE4:.IE5])" office:value-type="float" office:value="16.09701" calcext:value-type="float">
            <text:p>16.09701</text:p>
          </table:table-cell>
          <table:table-cell table:formula="of:=AVERAGE([.IF4:.IF5])" office:value-type="float" office:value="16.0135695" calcext:value-type="float">
            <text:p>16.0135695</text:p>
          </table:table-cell>
          <table:table-cell table:formula="of:=AVERAGE([.IG4:.IG5])" office:value-type="float" office:value="16.0618475" calcext:value-type="float">
            <text:p>16.0618475</text:p>
          </table:table-cell>
          <table:table-cell table:formula="of:=AVERAGE([.IH4:.IH5])" office:value-type="float" office:value="15.8872525" calcext:value-type="float">
            <text:p>15.8872525</text:p>
          </table:table-cell>
          <table:table-cell table:formula="of:=AVERAGE([.II4:.II5])" office:value-type="float" office:value="16.5608035" calcext:value-type="float">
            <text:p>16.5608035</text:p>
          </table:table-cell>
          <table:table-cell table:formula="of:=AVERAGE([.IJ4:.IJ5])" office:value-type="float" office:value="16.546306" calcext:value-type="float">
            <text:p>16.546306</text:p>
          </table:table-cell>
          <table:table-cell table:formula="of:=AVERAGE([.IK4:.IK5])" office:value-type="float" office:value="16.066191" calcext:value-type="float">
            <text:p>16.066191</text:p>
          </table:table-cell>
          <table:table-cell table:formula="of:=AVERAGE([.IL4:.IL5])" office:value-type="float" office:value="16.7806035" calcext:value-type="float">
            <text:p>16.7806035</text:p>
          </table:table-cell>
          <table:table-cell table:formula="of:=AVERAGE([.IM4:.IM5])" office:value-type="float" office:value="16.5573695" calcext:value-type="float">
            <text:p>16.5573695</text:p>
          </table:table-cell>
          <table:table-cell table:formula="of:=AVERAGE([.IN4:.IN5])" office:value-type="float" office:value="16.2450095" calcext:value-type="float">
            <text:p>16.2450095</text:p>
          </table:table-cell>
          <table:table-cell table:formula="of:=AVERAGE([.IO4:.IO5])" office:value-type="float" office:value="16.818364" calcext:value-type="float">
            <text:p>16.818364</text:p>
          </table:table-cell>
          <table:table-cell table:formula="of:=AVERAGE([.IP4:.IP5])" office:value-type="float" office:value="16.773488" calcext:value-type="float">
            <text:p>16.773488</text:p>
          </table:table-cell>
          <table:table-cell table:formula="of:=AVERAGE([.IQ4:.IQ5])" office:value-type="float" office:value="16.921778" calcext:value-type="float">
            <text:p>16.921778</text:p>
          </table:table-cell>
          <table:table-cell table:formula="of:=AVERAGE([.IR4:.IR5])" office:value-type="float" office:value="16.940033" calcext:value-type="float">
            <text:p>16.940033</text:p>
          </table:table-cell>
          <table:table-cell table:formula="of:=AVERAGE([.IS4:.IS5])" office:value-type="float" office:value="16.812604" calcext:value-type="float">
            <text:p>16.812604</text:p>
          </table:table-cell>
          <table:table-cell table:formula="of:=AVERAGE([.IT4:.IT5])" office:value-type="float" office:value="17.0238475" calcext:value-type="float">
            <text:p>17.0238475</text:p>
          </table:table-cell>
          <table:table-cell table:formula="of:=AVERAGE([.IU4:.IU5])" office:value-type="float" office:value="17.374243" calcext:value-type="float">
            <text:p>17.374243</text:p>
          </table:table-cell>
          <table:table-cell table:formula="of:=AVERAGE([.IV4:.IV5])" office:value-type="float" office:value="17.097559" calcext:value-type="float">
            <text:p>17.097559</text:p>
          </table:table-cell>
          <table:table-cell table:formula="of:=AVERAGE([.IW4:.IW5])" office:value-type="float" office:value="17.414468" calcext:value-type="float">
            <text:p>17.414468</text:p>
          </table:table-cell>
          <table:table-cell table:formula="of:=AVERAGE([.IX4:.IX5])" office:value-type="float" office:value="17.026534" calcext:value-type="float">
            <text:p>17.026534</text:p>
          </table:table-cell>
          <table:table-cell table:formula="of:=AVERAGE([.IY4:.IY5])" office:value-type="float" office:value="17.160062" calcext:value-type="float">
            <text:p>17.160062</text:p>
          </table:table-cell>
          <table:table-cell table:formula="of:=AVERAGE([.IZ4:.IZ5])" office:value-type="float" office:value="17.948881" calcext:value-type="float">
            <text:p>17.948881</text:p>
          </table:table-cell>
          <table:table-cell table:formula="of:=AVERAGE([.JA4:.JA5])" office:value-type="float" office:value="17.969326" calcext:value-type="float">
            <text:p>17.969326</text:p>
          </table:table-cell>
          <table:table-cell table:formula="of:=AVERAGE([.JB4:.JB5])" office:value-type="float" office:value="17.8636235" calcext:value-type="float">
            <text:p>17.8636235</text:p>
          </table:table-cell>
          <table:table-cell table:formula="of:=AVERAGE([.JC4:.JC5])" office:value-type="float" office:value="17.6309115" calcext:value-type="float">
            <text:p>17.6309115</text:p>
          </table:table-cell>
          <table:table-cell table:formula="of:=AVERAGE([.JD4:.JD5])" office:value-type="float" office:value="17.478349" calcext:value-type="float">
            <text:p>17.478349</text:p>
          </table:table-cell>
          <table:table-cell table:formula="of:=AVERAGE([.JE4:.JE5])" office:value-type="float" office:value="18.305744" calcext:value-type="float">
            <text:p>18.305744</text:p>
          </table:table-cell>
          <table:table-cell table:formula="of:=AVERAGE([.JF4:.JF5])" office:value-type="float" office:value="17.783964" calcext:value-type="float">
            <text:p>17.783964</text:p>
          </table:table-cell>
          <table:table-cell table:formula="of:=AVERAGE([.JG4:.JG5])" office:value-type="float" office:value="17.967825" calcext:value-type="float">
            <text:p>17.967825</text:p>
          </table:table-cell>
          <table:table-cell table:formula="of:=AVERAGE([.JH4:.JH5])" office:value-type="float" office:value="17.7808485" calcext:value-type="float">
            <text:p>17.7808485</text:p>
          </table:table-cell>
          <table:table-cell table:formula="of:=AVERAGE([.JI4:.JI5])" office:value-type="float" office:value="18.325224" calcext:value-type="float">
            <text:p>18.325224</text:p>
          </table:table-cell>
          <table:table-cell table:formula="of:=AVERAGE([.JJ4:.JJ5])" office:value-type="float" office:value="18.3280955" calcext:value-type="float">
            <text:p>18.3280955</text:p>
          </table:table-cell>
          <table:table-cell table:formula="of:=AVERAGE([.JK4:.JK5])" office:value-type="float" office:value="18.3937625" calcext:value-type="float">
            <text:p>18.3937625</text:p>
          </table:table-cell>
          <table:table-cell table:formula="of:=AVERAGE([.JL4:.JL5])" office:value-type="float" office:value="18.1689085" calcext:value-type="float">
            <text:p>18.1689085</text:p>
          </table:table-cell>
          <table:table-cell table:formula="of:=AVERAGE([.JM4:.JM5])" office:value-type="float" office:value="18.550458" calcext:value-type="float">
            <text:p>18.550458</text:p>
          </table:table-cell>
          <table:table-cell table:formula="of:=AVERAGE([.JN4:.JN5])" office:value-type="float" office:value="18.253399" calcext:value-type="float">
            <text:p>18.253399</text:p>
          </table:table-cell>
          <table:table-cell table:formula="of:=AVERAGE([.JO4:.JO5])" office:value-type="float" office:value="18.471902" calcext:value-type="float">
            <text:p>18.471902</text:p>
          </table:table-cell>
          <table:table-cell table:formula="of:=AVERAGE([.JP4:.JP5])" office:value-type="float" office:value="17.8486815" calcext:value-type="float">
            <text:p>17.8486815</text:p>
          </table:table-cell>
          <table:table-cell table:formula="of:=AVERAGE([.JQ4:.JQ5])" office:value-type="float" office:value="18.5347975" calcext:value-type="float">
            <text:p>18.5347975</text:p>
          </table:table-cell>
          <table:table-cell table:formula="of:=AVERAGE([.JR4:.JR5])" office:value-type="float" office:value="18.7719505" calcext:value-type="float">
            <text:p>18.7719505</text:p>
          </table:table-cell>
          <table:table-cell table:formula="of:=AVERAGE([.JS4:.JS5])" office:value-type="float" office:value="18.702839" calcext:value-type="float">
            <text:p>18.702839</text:p>
          </table:table-cell>
          <table:table-cell table:formula="of:=AVERAGE([.JT4:.JT5])" office:value-type="float" office:value="18.662914" calcext:value-type="float">
            <text:p>18.662914</text:p>
          </table:table-cell>
          <table:table-cell table:formula="of:=AVERAGE([.JU4:.JU5])" office:value-type="float" office:value="18.5794315" calcext:value-type="float">
            <text:p>18.5794315</text:p>
          </table:table-cell>
          <table:table-cell table:formula="of:=AVERAGE([.JV4:.JV5])" office:value-type="float" office:value="18.7880145" calcext:value-type="float">
            <text:p>18.7880145</text:p>
          </table:table-cell>
          <table:table-cell table:formula="of:=AVERAGE([.JW4:.JW5])" office:value-type="float" office:value="19.0230005" calcext:value-type="float">
            <text:p>19.0230005</text:p>
          </table:table-cell>
          <table:table-cell table:formula="of:=AVERAGE([.JX4:.JX5])" office:value-type="float" office:value="19.021017" calcext:value-type="float">
            <text:p>19.021017</text:p>
          </table:table-cell>
          <table:table-cell table:formula="of:=AVERAGE([.JY4:.JY5])" office:value-type="float" office:value="19.135231" calcext:value-type="float">
            <text:p>19.135231</text:p>
          </table:table-cell>
          <table:table-cell table:formula="of:=AVERAGE([.JZ4:.JZ5])" office:value-type="float" office:value="19.0332545" calcext:value-type="float">
            <text:p>19.0332545</text:p>
          </table:table-cell>
          <table:table-cell table:formula="of:=AVERAGE([.KA4:.KA5])" office:value-type="float" office:value="19.789504" calcext:value-type="float">
            <text:p>19.789504</text:p>
          </table:table-cell>
          <table:table-cell table:formula="of:=AVERAGE([.KB4:.KB5])" office:value-type="float" office:value="19.217669" calcext:value-type="float">
            <text:p>19.217669</text:p>
          </table:table-cell>
          <table:table-cell table:formula="of:=AVERAGE([.KC4:.KC5])" office:value-type="float" office:value="19.601877" calcext:value-type="float">
            <text:p>19.601877</text:p>
          </table:table-cell>
          <table:table-cell table:formula="of:=AVERAGE([.KD4:.KD5])" office:value-type="float" office:value="19.5816865" calcext:value-type="float">
            <text:p>19.5816865</text:p>
          </table:table-cell>
          <table:table-cell table:formula="of:=AVERAGE([.KE4:.KE5])" office:value-type="float" office:value="19.515364" calcext:value-type="float">
            <text:p>19.515364</text:p>
          </table:table-cell>
          <table:table-cell table:formula="of:=AVERAGE([.KF4:.KF5])" office:value-type="float" office:value="20.129326" calcext:value-type="float">
            <text:p>20.129326</text:p>
          </table:table-cell>
          <table:table-cell table:formula="of:=AVERAGE([.KG4:.KG5])" office:value-type="float" office:value="19.851079" calcext:value-type="float">
            <text:p>19.851079</text:p>
          </table:table-cell>
          <table:table-cell table:formula="of:=AVERAGE([.KH4:.KH5])" office:value-type="float" office:value="20.0695035" calcext:value-type="float">
            <text:p>20.0695035</text:p>
          </table:table-cell>
          <table:table-cell table:formula="of:=AVERAGE([.KI4:.KI5])" office:value-type="float" office:value="20.109418" calcext:value-type="float">
            <text:p>20.109418</text:p>
          </table:table-cell>
          <table:table-cell table:formula="of:=AVERAGE([.KJ4:.KJ5])" office:value-type="float" office:value="20.1138715" calcext:value-type="float">
            <text:p>20.1138715</text:p>
          </table:table-cell>
          <table:table-cell table:formula="of:=AVERAGE([.KK4:.KK5])" office:value-type="float" office:value="20.150758" calcext:value-type="float">
            <text:p>20.150758</text:p>
          </table:table-cell>
          <table:table-cell table:formula="of:=AVERAGE([.KL4:.KL5])" office:value-type="float" office:value="20.1024515" calcext:value-type="float">
            <text:p>20.1024515</text:p>
          </table:table-cell>
          <table:table-cell table:formula="of:=AVERAGE([.KM4:.KM5])" office:value-type="float" office:value="19.960453" calcext:value-type="float">
            <text:p>19.960453</text:p>
          </table:table-cell>
          <table:table-cell table:formula="of:=AVERAGE([.KN4:.KN5])" office:value-type="float" office:value="20.587555" calcext:value-type="float">
            <text:p>20.587555</text:p>
          </table:table-cell>
          <table:table-cell table:formula="of:=AVERAGE([.KO4:.KO5])" office:value-type="float" office:value="19.7602635" calcext:value-type="float">
            <text:p>19.7602635</text:p>
          </table:table-cell>
          <table:table-cell table:formula="of:=AVERAGE([.KP4:.KP5])" office:value-type="float" office:value="20.432767" calcext:value-type="float">
            <text:p>20.432767</text:p>
          </table:table-cell>
          <table:table-cell table:formula="of:=AVERAGE([.KQ4:.KQ5])" office:value-type="float" office:value="19.7531215" calcext:value-type="float">
            <text:p>19.7531215</text:p>
          </table:table-cell>
          <table:table-cell table:formula="of:=AVERAGE([.KR4:.KR5])" office:value-type="float" office:value="19.4358835" calcext:value-type="float">
            <text:p>19.4358835</text:p>
          </table:table-cell>
          <table:table-cell table:formula="of:=AVERAGE([.KS4:.KS5])" office:value-type="float" office:value="19.8359425" calcext:value-type="float">
            <text:p>19.8359425</text:p>
          </table:table-cell>
          <table:table-cell table:formula="of:=AVERAGE([.KT4:.KT5])" office:value-type="float" office:value="20.7398775" calcext:value-type="float">
            <text:p>20.7398775</text:p>
          </table:table-cell>
          <table:table-cell table:formula="of:=AVERAGE([.KU4:.KU5])" office:value-type="float" office:value="20.981124" calcext:value-type="float">
            <text:p>20.981124</text:p>
          </table:table-cell>
          <table:table-cell table:formula="of:=AVERAGE([.KV4:.KV5])" office:value-type="float" office:value="20.0055795" calcext:value-type="float">
            <text:p>20.0055795</text:p>
          </table:table-cell>
          <table:table-cell table:formula="of:=AVERAGE([.KW4:.KW5])" office:value-type="float" office:value="21.1514615" calcext:value-type="float">
            <text:p>21.1514615</text:p>
          </table:table-cell>
          <table:table-cell table:formula="of:=AVERAGE([.KX4:.KX5])" office:value-type="float" office:value="21.3383055" calcext:value-type="float">
            <text:p>21.3383055</text:p>
          </table:table-cell>
          <table:table-cell table:formula="of:=AVERAGE([.KY4:.KY5])" office:value-type="float" office:value="21.0812075" calcext:value-type="float">
            <text:p>21.0812075</text:p>
          </table:table-cell>
          <table:table-cell table:formula="of:=AVERAGE([.KZ4:.KZ5])" office:value-type="float" office:value="21.4392385" calcext:value-type="float">
            <text:p>21.4392385</text:p>
          </table:table-cell>
          <table:table-cell table:formula="of:=AVERAGE([.LA4:.LA5])" office:value-type="float" office:value="20.1196385" calcext:value-type="float">
            <text:p>20.1196385</text:p>
          </table:table-cell>
          <table:table-cell table:formula="of:=AVERAGE([.LB4:.LB5])" office:value-type="float" office:value="21.249988" calcext:value-type="float">
            <text:p>21.249988</text:p>
          </table:table-cell>
          <table:table-cell table:formula="of:=AVERAGE([.LC4:.LC5])" office:value-type="float" office:value="21.2873135" calcext:value-type="float">
            <text:p>21.2873135</text:p>
          </table:table-cell>
          <table:table-cell table:formula="of:=AVERAGE([.LD4:.LD5])" office:value-type="float" office:value="20.9954205" calcext:value-type="float">
            <text:p>20.9954205</text:p>
          </table:table-cell>
          <table:table-cell table:formula="of:=AVERAGE([.LE4:.LE5])" office:value-type="float" office:value="20.4518335" calcext:value-type="float">
            <text:p>20.4518335</text:p>
          </table:table-cell>
          <table:table-cell table:formula="of:=AVERAGE([.LF4:.LF5])" office:value-type="float" office:value="20.7346525" calcext:value-type="float">
            <text:p>20.7346525</text:p>
          </table:table-cell>
          <table:table-cell table:formula="of:=AVERAGE([.LG4:.LG5])" office:value-type="float" office:value="21.085106" calcext:value-type="float">
            <text:p>21.085106</text:p>
          </table:table-cell>
          <table:table-cell table:formula="of:=AVERAGE([.LH4:.LH5])" office:value-type="float" office:value="21.398574" calcext:value-type="float">
            <text:p>21.398574</text:p>
          </table:table-cell>
          <table:table-cell table:formula="of:=AVERAGE([.LI4:.LI5])" office:value-type="float" office:value="21.940838" calcext:value-type="float">
            <text:p>21.940838</text:p>
          </table:table-cell>
          <table:table-cell table:formula="of:=AVERAGE([.LJ4:.LJ5])" office:value-type="float" office:value="22.0137535" calcext:value-type="float">
            <text:p>22.0137535</text:p>
          </table:table-cell>
          <table:table-cell table:formula="of:=AVERAGE([.LK4:.LK5])" office:value-type="float" office:value="21.93462" calcext:value-type="float">
            <text:p>21.93462</text:p>
          </table:table-cell>
          <table:table-cell table:formula="of:=AVERAGE([.LL4:.LL5])" office:value-type="float" office:value="20.9876595" calcext:value-type="float">
            <text:p>20.9876595</text:p>
          </table:table-cell>
          <table:table-cell table:formula="of:=AVERAGE([.LM4:.LM5])" office:value-type="float" office:value="21.8454515" calcext:value-type="float">
            <text:p>21.8454515</text:p>
          </table:table-cell>
          <table:table-cell table:formula="of:=AVERAGE([.LN4:.LN5])" office:value-type="float" office:value="22.2335555" calcext:value-type="float">
            <text:p>22.2335555</text:p>
          </table:table-cell>
          <table:table-cell table:formula="of:=AVERAGE([.LO4:.LO5])" office:value-type="float" office:value="22.336664" calcext:value-type="float">
            <text:p>22.336664</text:p>
          </table:table-cell>
          <table:table-cell table:formula="of:=AVERAGE([.LP4:.LP5])" office:value-type="float" office:value="21.3864385" calcext:value-type="float">
            <text:p>21.3864385</text:p>
          </table:table-cell>
          <table:table-cell table:formula="of:=AVERAGE([.LQ4:.LQ5])" office:value-type="float" office:value="22.195775" calcext:value-type="float">
            <text:p>22.195775</text:p>
          </table:table-cell>
          <table:table-cell table:formula="of:=AVERAGE([.LR4:.LR5])" office:value-type="float" office:value="21.6587725" calcext:value-type="float">
            <text:p>21.6587725</text:p>
          </table:table-cell>
          <table:table-cell table:formula="of:=AVERAGE([.LS4:.LS5])" office:value-type="float" office:value="22.7165135" calcext:value-type="float">
            <text:p>22.7165135</text:p>
          </table:table-cell>
          <table:table-cell table:formula="of:=AVERAGE([.LT4:.LT5])" office:value-type="float" office:value="22.338563" calcext:value-type="float">
            <text:p>22.338563</text:p>
          </table:table-cell>
          <table:table-cell table:formula="of:=AVERAGE([.LU4:.LU5])" office:value-type="float" office:value="21.892289" calcext:value-type="float">
            <text:p>21.892289</text:p>
          </table:table-cell>
          <table:table-cell table:formula="of:=AVERAGE([.LV4:.LV5])" office:value-type="float" office:value="22.5606645" calcext:value-type="float">
            <text:p>22.5606645</text:p>
          </table:table-cell>
          <table:table-cell table:formula="of:=AVERAGE([.LW4:.LW5])" office:value-type="float" office:value="22.950858" calcext:value-type="float">
            <text:p>22.950858</text:p>
          </table:table-cell>
          <table:table-cell table:formula="of:=AVERAGE([.LX4:.LX5])" office:value-type="float" office:value="22.5493955" calcext:value-type="float">
            <text:p>22.5493955</text:p>
          </table:table-cell>
          <table:table-cell table:formula="of:=AVERAGE([.LY4:.LY5])" office:value-type="float" office:value="23.7190415" calcext:value-type="float">
            <text:p>23.7190415</text:p>
          </table:table-cell>
          <table:table-cell table:formula="of:=AVERAGE([.LZ4:.LZ5])" office:value-type="float" office:value="22.756089" calcext:value-type="float">
            <text:p>22.756089</text:p>
          </table:table-cell>
          <table:table-cell table:formula="of:=AVERAGE([.MA4:.MA5])" office:value-type="float" office:value="22.6040945" calcext:value-type="float">
            <text:p>22.6040945</text:p>
          </table:table-cell>
          <table:table-cell table:formula="of:=AVERAGE([.MB4:.MB5])" office:value-type="float" office:value="22.3526525" calcext:value-type="float">
            <text:p>22.3526525</text:p>
          </table:table-cell>
          <table:table-cell table:formula="of:=AVERAGE([.MC4:.MC5])" office:value-type="float" office:value="22.7669335" calcext:value-type="float">
            <text:p>22.7669335</text:p>
          </table:table-cell>
          <table:table-cell table:formula="of:=AVERAGE([.MD4:.MD5])" office:value-type="float" office:value="23.417858" calcext:value-type="float">
            <text:p>23.417858</text:p>
          </table:table-cell>
          <table:table-cell table:formula="of:=AVERAGE([.ME4:.ME5])" office:value-type="float" office:value="23.731357" calcext:value-type="float">
            <text:p>23.731357</text:p>
          </table:table-cell>
          <table:table-cell table:formula="of:=AVERAGE([.MF4:.MF5])" office:value-type="float" office:value="23.1871735" calcext:value-type="float">
            <text:p>23.1871735</text:p>
          </table:table-cell>
          <table:table-cell table:formula="of:=AVERAGE([.MG4:.MG5])" office:value-type="float" office:value="23.051296" calcext:value-type="float">
            <text:p>23.051296</text:p>
          </table:table-cell>
          <table:table-cell table:formula="of:=AVERAGE([.MH4:.MH5])" office:value-type="float" office:value="23.814605" calcext:value-type="float">
            <text:p>23.814605</text:p>
          </table:table-cell>
          <table:table-cell table:formula="of:=AVERAGE([.MI4:.MI5])" office:value-type="float" office:value="23.724495" calcext:value-type="float">
            <text:p>23.724495</text:p>
          </table:table-cell>
          <table:table-cell table:formula="of:=AVERAGE([.MJ4:.MJ5])" office:value-type="float" office:value="24.288188" calcext:value-type="float">
            <text:p>24.288188</text:p>
          </table:table-cell>
          <table:table-cell table:formula="of:=AVERAGE([.MK4:.MK5])" office:value-type="float" office:value="23.701091" calcext:value-type="float">
            <text:p>23.701091</text:p>
          </table:table-cell>
          <table:table-cell table:formula="of:=AVERAGE([.ML4:.ML5])" office:value-type="float" office:value="22.796466" calcext:value-type="float">
            <text:p>22.796466</text:p>
          </table:table-cell>
          <table:table-cell table:formula="of:=AVERAGE([.MM4:.MM5])" office:value-type="float" office:value="23.1687345" calcext:value-type="float">
            <text:p>23.1687345</text:p>
          </table:table-cell>
          <table:table-cell table:formula="of:=AVERAGE([.MN4:.MN5])" office:value-type="float" office:value="22.9588015" calcext:value-type="float">
            <text:p>22.9588015</text:p>
          </table:table-cell>
          <table:table-cell table:formula="of:=AVERAGE([.MO4:.MO5])" office:value-type="float" office:value="24.0208185" calcext:value-type="float">
            <text:p>24.0208185</text:p>
          </table:table-cell>
          <table:table-cell table:formula="of:=AVERAGE([.MP4:.MP5])" office:value-type="float" office:value="22.9357955" calcext:value-type="float">
            <text:p>22.9357955</text:p>
          </table:table-cell>
          <table:table-cell table:formula="of:=AVERAGE([.MQ4:.MQ5])" office:value-type="float" office:value="23.228638" calcext:value-type="float">
            <text:p>23.228638</text:p>
          </table:table-cell>
          <table:table-cell table:formula="of:=AVERAGE([.MR4:.MR5])" office:value-type="float" office:value="23.184791" calcext:value-type="float">
            <text:p>23.184791</text:p>
          </table:table-cell>
          <table:table-cell table:formula="of:=AVERAGE([.MS4:.MS5])" office:value-type="float" office:value="23.213544" calcext:value-type="float">
            <text:p>23.213544</text:p>
          </table:table-cell>
          <table:table-cell table:formula="of:=AVERAGE([.MT4:.MT5])" office:value-type="float" office:value="24.1798965" calcext:value-type="float">
            <text:p>24.1798965</text:p>
          </table:table-cell>
          <table:table-cell table:formula="of:=AVERAGE([.MU4:.MU5])" office:value-type="float" office:value="23.5424295" calcext:value-type="float">
            <text:p>23.5424295</text:p>
          </table:table-cell>
          <table:table-cell table:formula="of:=AVERAGE([.MV4:.MV5])" office:value-type="float" office:value="24.0680865" calcext:value-type="float">
            <text:p>24.0680865</text:p>
          </table:table-cell>
          <table:table-cell table:formula="of:=AVERAGE([.MW4:.MW5])" office:value-type="float" office:value="23.217496" calcext:value-type="float">
            <text:p>23.217496</text:p>
          </table:table-cell>
          <table:table-cell table:formula="of:=AVERAGE([.MX4:.MX5])" office:value-type="float" office:value="24.0028305" calcext:value-type="float">
            <text:p>24.0028305</text:p>
          </table:table-cell>
          <table:table-cell table:formula="of:=AVERAGE([.MY4:.MY5])" office:value-type="float" office:value="23.7179595" calcext:value-type="float">
            <text:p>23.7179595</text:p>
          </table:table-cell>
          <table:table-cell table:formula="of:=AVERAGE([.MZ4:.MZ5])" office:value-type="float" office:value="23.836562" calcext:value-type="float">
            <text:p>23.836562</text:p>
          </table:table-cell>
          <table:table-cell table:formula="of:=AVERAGE([.NA4:.NA5])" office:value-type="float" office:value="24.585451" calcext:value-type="float">
            <text:p>24.585451</text:p>
          </table:table-cell>
          <table:table-cell table:formula="of:=AVERAGE([.NB4:.NB5])" office:value-type="float" office:value="23.998604" calcext:value-type="float">
            <text:p>23.998604</text:p>
          </table:table-cell>
          <table:table-cell table:formula="of:=AVERAGE([.NC4:.NC5])" office:value-type="float" office:value="23.795242" calcext:value-type="float">
            <text:p>23.795242</text:p>
          </table:table-cell>
          <table:table-cell table:formula="of:=AVERAGE([.ND4:.ND5])" office:value-type="float" office:value="24.666612" calcext:value-type="float">
            <text:p>24.666612</text:p>
          </table:table-cell>
          <table:table-cell table:formula="of:=AVERAGE([.NE4:.NE5])" office:value-type="float" office:value="25.5507905" calcext:value-type="float">
            <text:p>25.5507905</text:p>
          </table:table-cell>
          <table:table-cell table:formula="of:=AVERAGE([.NF4:.NF5])" office:value-type="float" office:value="24.8882915" calcext:value-type="float">
            <text:p>24.8882915</text:p>
          </table:table-cell>
          <table:table-cell table:formula="of:=AVERAGE([.NG4:.NG5])" office:value-type="float" office:value="24.6711475" calcext:value-type="float">
            <text:p>24.6711475</text:p>
          </table:table-cell>
          <table:table-cell table:formula="of:=AVERAGE([.NH4:.NH5])" office:value-type="float" office:value="24.663763" calcext:value-type="float">
            <text:p>24.663763</text:p>
          </table:table-cell>
          <table:table-cell table:formula="of:=AVERAGE([.NI4:.NI5])" office:value-type="float" office:value="25.9484195" calcext:value-type="float">
            <text:p>25.9484195</text:p>
          </table:table-cell>
          <table:table-cell table:formula="of:=AVERAGE([.NJ4:.NJ5])" office:value-type="float" office:value="24.6234255" calcext:value-type="float">
            <text:p>24.6234255</text:p>
          </table:table-cell>
          <table:table-cell table:formula="of:=AVERAGE([.NK4:.NK5])" office:value-type="float" office:value="25.270111" calcext:value-type="float">
            <text:p>25.270111</text:p>
          </table:table-cell>
          <table:table-cell table:formula="of:=AVERAGE([.NL4:.NL5])" office:value-type="float" office:value="25.2216855" calcext:value-type="float">
            <text:p>25.2216855</text:p>
          </table:table-cell>
          <table:table-cell table:formula="of:=AVERAGE([.NM4:.NM5])" office:value-type="float" office:value="26.464366" calcext:value-type="float">
            <text:p>26.464366</text:p>
          </table:table-cell>
          <table:table-cell table:formula="of:=AVERAGE([.NN4:.NN5])" office:value-type="float" office:value="25.9669695" calcext:value-type="float">
            <text:p>25.9669695</text:p>
          </table:table-cell>
          <table:table-cell table:formula="of:=AVERAGE([.NO4:.NO5])" office:value-type="float" office:value="25.047304" calcext:value-type="float">
            <text:p>25.047304</text:p>
          </table:table-cell>
          <table:table-cell table:formula="of:=AVERAGE([.NP4:.NP5])" office:value-type="float" office:value="26.314312" calcext:value-type="float">
            <text:p>26.314312</text:p>
          </table:table-cell>
          <table:table-cell table:formula="of:=AVERAGE([.NQ4:.NQ5])" office:value-type="float" office:value="25.922209" calcext:value-type="float">
            <text:p>25.922209</text:p>
          </table:table-cell>
          <table:table-cell table:formula="of:=AVERAGE([.NR4:.NR5])" office:value-type="float" office:value="25.276693" calcext:value-type="float">
            <text:p>25.276693</text:p>
          </table:table-cell>
          <table:table-cell table:formula="of:=AVERAGE([.NS4:.NS5])" office:value-type="float" office:value="25.30882" calcext:value-type="float">
            <text:p>25.30882</text:p>
          </table:table-cell>
          <table:table-cell table:formula="of:=AVERAGE([.NT4:.NT5])" office:value-type="float" office:value="24.9623775" calcext:value-type="float">
            <text:p>24.9623775</text:p>
          </table:table-cell>
          <table:table-cell table:formula="of:=AVERAGE([.NU4:.NU5])" office:value-type="float" office:value="26.166378" calcext:value-type="float">
            <text:p>26.166378</text:p>
          </table:table-cell>
          <table:table-cell table:formula="of:=AVERAGE([.NV4:.NV5])" office:value-type="float" office:value="26.102" calcext:value-type="float">
            <text:p>26.102</text:p>
          </table:table-cell>
          <table:table-cell table:formula="of:=AVERAGE([.NW4:.NW5])" office:value-type="float" office:value="25.6399015" calcext:value-type="float">
            <text:p>25.6399015</text:p>
          </table:table-cell>
          <table:table-cell table:formula="of:=AVERAGE([.NX4:.NX5])" office:value-type="float" office:value="25.2552035" calcext:value-type="float">
            <text:p>25.2552035</text:p>
          </table:table-cell>
          <table:table-cell table:formula="of:=AVERAGE([.NY4:.NY5])" office:value-type="float" office:value="25.226244" calcext:value-type="float">
            <text:p>25.226244</text:p>
          </table:table-cell>
          <table:table-cell table:formula="of:=AVERAGE([.NZ4:.NZ5])" office:value-type="float" office:value="25.867052" calcext:value-type="float">
            <text:p>25.867052</text:p>
          </table:table-cell>
          <table:table-cell table:formula="of:=AVERAGE([.OA4:.OA5])" office:value-type="float" office:value="26.400417" calcext:value-type="float">
            <text:p>26.400417</text:p>
          </table:table-cell>
          <table:table-cell table:formula="of:=AVERAGE([.OB4:.OB5])" office:value-type="float" office:value="25.7486255" calcext:value-type="float">
            <text:p>25.7486255</text:p>
          </table:table-cell>
          <table:table-cell table:formula="of:=AVERAGE([.OC4:.OC5])" office:value-type="float" office:value="25.6996755" calcext:value-type="float">
            <text:p>25.6996755</text:p>
          </table:table-cell>
          <table:table-cell table:formula="of:=AVERAGE([.OD4:.OD5])" office:value-type="float" office:value="25.9366975" calcext:value-type="float">
            <text:p>25.9366975</text:p>
          </table:table-cell>
          <table:table-cell table:formula="of:=AVERAGE([.OE4:.OE5])" office:value-type="float" office:value="25.9511495" calcext:value-type="float">
            <text:p>25.9511495</text:p>
          </table:table-cell>
          <table:table-cell table:formula="of:=AVERAGE([.OF4:.OF5])" office:value-type="float" office:value="26.155106" calcext:value-type="float">
            <text:p>26.155106</text:p>
          </table:table-cell>
          <table:table-cell table:formula="of:=AVERAGE([.OG4:.OG5])" office:value-type="float" office:value="26.796301" calcext:value-type="float">
            <text:p>26.796301</text:p>
          </table:table-cell>
          <table:table-cell table:formula="of:=AVERAGE([.OH4:.OH5])" office:value-type="float" office:value="26.3447465" calcext:value-type="float">
            <text:p>26.3447465</text:p>
          </table:table-cell>
          <table:table-cell table:formula="of:=AVERAGE([.OI4:.OI5])" office:value-type="float" office:value="26.5880175" calcext:value-type="float">
            <text:p>26.5880175</text:p>
          </table:table-cell>
          <table:table-cell table:formula="of:=AVERAGE([.OJ4:.OJ5])" office:value-type="float" office:value="25.884476" calcext:value-type="float">
            <text:p>25.884476</text:p>
          </table:table-cell>
          <table:table-cell table:formula="of:=AVERAGE([.OK4:.OK5])" office:value-type="float" office:value="27.0894605" calcext:value-type="float">
            <text:p>27.0894605</text:p>
          </table:table-cell>
          <table:table-cell table:formula="of:=AVERAGE([.OL4:.OL5])" office:value-type="float" office:value="27.037981" calcext:value-type="float">
            <text:p>27.037981</text:p>
          </table:table-cell>
          <table:table-cell table:formula="of:=AVERAGE([.OM4:.OM5])" office:value-type="float" office:value="27.2529305" calcext:value-type="float">
            <text:p>27.2529305</text:p>
          </table:table-cell>
          <table:table-cell table:formula="of:=AVERAGE([.ON4:.ON5])" office:value-type="float" office:value="26.6109255" calcext:value-type="float">
            <text:p>26.6109255</text:p>
          </table:table-cell>
          <table:table-cell table:formula="of:=AVERAGE([.OO4:.OO5])" office:value-type="float" office:value="27.385952" calcext:value-type="float">
            <text:p>27.385952</text:p>
          </table:table-cell>
          <table:table-cell table:formula="of:=AVERAGE([.OP4:.OP5])" office:value-type="float" office:value="26.2882865" calcext:value-type="float">
            <text:p>26.2882865</text:p>
          </table:table-cell>
          <table:table-cell table:formula="of:=AVERAGE([.OQ4:.OQ5])" office:value-type="float" office:value="26.74567" calcext:value-type="float">
            <text:p>26.74567</text:p>
          </table:table-cell>
          <table:table-cell table:formula="of:=AVERAGE([.OR4:.OR5])" office:value-type="float" office:value="26.367238" calcext:value-type="float">
            <text:p>26.367238</text:p>
          </table:table-cell>
          <table:table-cell table:formula="of:=AVERAGE([.OS4:.OS5])" office:value-type="float" office:value="27.163277" calcext:value-type="float">
            <text:p>27.163277</text:p>
          </table:table-cell>
          <table:table-cell table:formula="of:=AVERAGE([.OT4:.OT5])" office:value-type="float" office:value="27.6005" calcext:value-type="float">
            <text:p>27.6005</text:p>
          </table:table-cell>
          <table:table-cell table:formula="of:=AVERAGE([.OU4:.OU5])" office:value-type="float" office:value="27.488138" calcext:value-type="float">
            <text:p>27.488138</text:p>
          </table:table-cell>
          <table:table-cell table:formula="of:=AVERAGE([.OV4:.OV5])" office:value-type="float" office:value="26.58259" calcext:value-type="float">
            <text:p>26.58259</text:p>
          </table:table-cell>
          <table:table-cell table:formula="of:=AVERAGE([.OW4:.OW5])" office:value-type="float" office:value="27.6824715" calcext:value-type="float">
            <text:p>27.6824715</text:p>
          </table:table-cell>
          <table:table-cell table:formula="of:=AVERAGE([.OX4:.OX5])" office:value-type="float" office:value="26.871513" calcext:value-type="float">
            <text:p>26.871513</text:p>
          </table:table-cell>
          <table:table-cell table:formula="of:=AVERAGE([.OY4:.OY5])" office:value-type="float" office:value="28.0157575" calcext:value-type="float">
            <text:p>28.0157575</text:p>
          </table:table-cell>
          <table:table-cell table:formula="of:=AVERAGE([.OZ4:.OZ5])" office:value-type="float" office:value="28.4095035" calcext:value-type="float">
            <text:p>28.4095035</text:p>
          </table:table-cell>
          <table:table-cell table:formula="of:=AVERAGE([.PA4:.PA5])" office:value-type="float" office:value="28.6311805" calcext:value-type="float">
            <text:p>28.6311805</text:p>
          </table:table-cell>
          <table:table-cell table:formula="of:=AVERAGE([.PB4:.PB5])" office:value-type="float" office:value="28.64129" calcext:value-type="float">
            <text:p>28.64129</text:p>
          </table:table-cell>
          <table:table-cell table:formula="of:=AVERAGE([.PC4:.PC5])" office:value-type="float" office:value="28.64088" calcext:value-type="float">
            <text:p>28.64088</text:p>
          </table:table-cell>
          <table:table-cell table:formula="of:=AVERAGE([.PD4:.PD5])" office:value-type="float" office:value="29.848484" calcext:value-type="float">
            <text:p>29.848484</text:p>
          </table:table-cell>
          <table:table-cell table:formula="of:=AVERAGE([.PE4:.PE5])" office:value-type="float" office:value="28.415429" calcext:value-type="float">
            <text:p>28.415429</text:p>
          </table:table-cell>
          <table:table-cell table:formula="of:=AVERAGE([.PF4:.PF5])" office:value-type="float" office:value="28.1685495" calcext:value-type="float">
            <text:p>28.1685495</text:p>
          </table:table-cell>
          <table:table-cell table:formula="of:=AVERAGE([.PG4:.PG5])" office:value-type="float" office:value="29.0299175" calcext:value-type="float">
            <text:p>29.0299175</text:p>
          </table:table-cell>
          <table:table-cell table:formula="of:=AVERAGE([.PH4:.PH5])" office:value-type="float" office:value="27.3810025" calcext:value-type="float">
            <text:p>27.3810025</text:p>
          </table:table-cell>
          <table:table-cell table:formula="of:=AVERAGE([.PI4:.PI5])" office:value-type="float" office:value="27.827294" calcext:value-type="float">
            <text:p>27.827294</text:p>
          </table:table-cell>
          <table:table-cell table:formula="of:=AVERAGE([.PJ4:.PJ5])" office:value-type="float" office:value="28.669945" calcext:value-type="float">
            <text:p>28.669945</text:p>
          </table:table-cell>
          <table:table-cell table:formula="of:=AVERAGE([.PK4:.PK5])" office:value-type="float" office:value="27.8322775" calcext:value-type="float">
            <text:p>27.8322775</text:p>
          </table:table-cell>
          <table:table-cell table:formula="of:=AVERAGE([.PL4:.PL5])" office:value-type="float" office:value="30.1355095" calcext:value-type="float">
            <text:p>30.1355095</text:p>
          </table:table-cell>
          <table:table-cell table:formula="of:=AVERAGE([.PM4:.PM5])" office:value-type="float" office:value="28.455452" calcext:value-type="float">
            <text:p>28.455452</text:p>
          </table:table-cell>
          <table:table-cell table:formula="of:=AVERAGE([.PN4:.PN5])" office:value-type="float" office:value="27.90635" calcext:value-type="float">
            <text:p>27.90635</text:p>
          </table:table-cell>
          <table:table-cell table:formula="of:=AVERAGE([.PO4:.PO5])" office:value-type="float" office:value="28.161833" calcext:value-type="float">
            <text:p>28.161833</text:p>
          </table:table-cell>
          <table:table-cell table:formula="of:=AVERAGE([.PP4:.PP5])" office:value-type="float" office:value="28.9422875" calcext:value-type="float">
            <text:p>28.9422875</text:p>
          </table:table-cell>
          <table:table-cell table:formula="of:=AVERAGE([.PQ4:.PQ5])" office:value-type="float" office:value="28.223195" calcext:value-type="float">
            <text:p>28.223195</text:p>
          </table:table-cell>
          <table:table-cell table:formula="of:=AVERAGE([.PR4:.PR5])" office:value-type="float" office:value="28.2578095" calcext:value-type="float">
            <text:p>28.2578095</text:p>
          </table:table-cell>
          <table:table-cell table:formula="of:=AVERAGE([.PS4:.PS5])" office:value-type="float" office:value="28.281863" calcext:value-type="float">
            <text:p>28.281863</text:p>
          </table:table-cell>
          <table:table-cell table:formula="of:=AVERAGE([.PT4:.PT5])" office:value-type="float" office:value="28.9045695" calcext:value-type="float">
            <text:p>28.9045695</text:p>
          </table:table-cell>
          <table:table-cell table:formula="of:=AVERAGE([.PU4:.PU5])" office:value-type="float" office:value="29.1279385" calcext:value-type="float">
            <text:p>29.1279385</text:p>
          </table:table-cell>
          <table:table-cell table:formula="of:=AVERAGE([.PV4:.PV5])" office:value-type="float" office:value="29.259826" calcext:value-type="float">
            <text:p>29.259826</text:p>
          </table:table-cell>
          <table:table-cell table:formula="of:=AVERAGE([.PW4:.PW5])" office:value-type="float" office:value="29.368223" calcext:value-type="float">
            <text:p>29.368223</text:p>
          </table:table-cell>
          <table:table-cell table:formula="of:=AVERAGE([.PX4:.PX5])" office:value-type="float" office:value="29.537834" calcext:value-type="float">
            <text:p>29.537834</text:p>
          </table:table-cell>
          <table:table-cell table:formula="of:=AVERAGE([.PY4:.PY5])" office:value-type="float" office:value="30.029403" calcext:value-type="float">
            <text:p>30.029403</text:p>
          </table:table-cell>
          <table:table-cell table:formula="of:=AVERAGE([.PZ4:.PZ5])" office:value-type="float" office:value="29.269905" calcext:value-type="float">
            <text:p>29.269905</text:p>
          </table:table-cell>
          <table:table-cell table:formula="of:=AVERAGE([.QA4:.QA5])" office:value-type="float" office:value="30.2836075" calcext:value-type="float">
            <text:p>30.2836075</text:p>
          </table:table-cell>
          <table:table-cell table:formula="of:=AVERAGE([.QB4:.QB5])" office:value-type="float" office:value="29.3060675" calcext:value-type="float">
            <text:p>29.3060675</text:p>
          </table:table-cell>
          <table:table-cell table:formula="of:=AVERAGE([.QC4:.QC5])" office:value-type="float" office:value="30.1052805" calcext:value-type="float">
            <text:p>30.1052805</text:p>
          </table:table-cell>
          <table:table-cell table:formula="of:=AVERAGE([.QD4:.QD5])" office:value-type="float" office:value="30.7565625" calcext:value-type="float">
            <text:p>30.7565625</text:p>
          </table:table-cell>
          <table:table-cell table:formula="of:=AVERAGE([.QE4:.QE5])" office:value-type="float" office:value="30.97212" calcext:value-type="float">
            <text:p>30.97212</text:p>
          </table:table-cell>
          <table:table-cell table:formula="of:=AVERAGE([.QF4:.QF5])" office:value-type="float" office:value="30.2819865" calcext:value-type="float">
            <text:p>30.2819865</text:p>
          </table:table-cell>
          <table:table-cell table:formula="of:=AVERAGE([.QG4:.QG5])" office:value-type="float" office:value="29.6066525" calcext:value-type="float">
            <text:p>29.6066525</text:p>
          </table:table-cell>
          <table:table-cell table:formula="of:=AVERAGE([.QH4:.QH5])" office:value-type="float" office:value="30.113872" calcext:value-type="float">
            <text:p>30.113872</text:p>
          </table:table-cell>
          <table:table-cell table:formula="of:=AVERAGE([.QI4:.QI5])" office:value-type="float" office:value="30.472421" calcext:value-type="float">
            <text:p>30.472421</text:p>
          </table:table-cell>
          <table:table-cell table:formula="of:=AVERAGE([.QJ4:.QJ5])" office:value-type="float" office:value="30.5503395" calcext:value-type="float">
            <text:p>30.5503395</text:p>
          </table:table-cell>
          <table:table-cell table:formula="of:=AVERAGE([.QK4:.QK5])" office:value-type="float" office:value="30.447027" calcext:value-type="float">
            <text:p>30.447027</text:p>
          </table:table-cell>
          <table:table-cell table:formula="of:=AVERAGE([.QL4:.QL5])" office:value-type="float" office:value="31.092055" calcext:value-type="float">
            <text:p>31.092055</text:p>
          </table:table-cell>
          <table:table-cell table:formula="of:=AVERAGE([.QM4:.QM5])" office:value-type="float" office:value="30.0050935" calcext:value-type="float">
            <text:p>30.0050935</text:p>
          </table:table-cell>
          <table:table-cell table:formula="of:=AVERAGE([.QN4:.QN5])" office:value-type="float" office:value="29.511918" calcext:value-type="float">
            <text:p>29.511918</text:p>
          </table:table-cell>
          <table:table-cell table:formula="of:=AVERAGE([.QO4:.QO5])" office:value-type="float" office:value="29.957145" calcext:value-type="float">
            <text:p>29.957145</text:p>
          </table:table-cell>
          <table:table-cell table:formula="of:=AVERAGE([.QP4:.QP5])" office:value-type="float" office:value="30.438489" calcext:value-type="float">
            <text:p>30.438489</text:p>
          </table:table-cell>
          <table:table-cell table:formula="of:=AVERAGE([.QQ4:.QQ5])" office:value-type="float" office:value="30.1937915" calcext:value-type="float">
            <text:p>30.1937915</text:p>
          </table:table-cell>
          <table:table-cell table:formula="of:=AVERAGE([.QR4:.QR5])" office:value-type="float" office:value="31.529371" calcext:value-type="float">
            <text:p>31.529371</text:p>
          </table:table-cell>
          <table:table-cell table:formula="of:=AVERAGE([.QS4:.QS5])" office:value-type="float" office:value="30.283642" calcext:value-type="float">
            <text:p>30.283642</text:p>
          </table:table-cell>
          <table:table-cell table:formula="of:=AVERAGE([.QT4:.QT5])" office:value-type="float" office:value="31.3344225" calcext:value-type="float">
            <text:p>31.3344225</text:p>
          </table:table-cell>
          <table:table-cell table:formula="of:=AVERAGE([.QU4:.QU5])" office:value-type="float" office:value="32.7503435" calcext:value-type="float">
            <text:p>32.7503435</text:p>
          </table:table-cell>
          <table:table-cell table:formula="of:=AVERAGE([.QV4:.QV5])" office:value-type="float" office:value="31.5195725" calcext:value-type="float">
            <text:p>31.5195725</text:p>
          </table:table-cell>
          <table:table-cell table:formula="of:=AVERAGE([.QW4:.QW5])" office:value-type="float" office:value="31.028404" calcext:value-type="float">
            <text:p>31.028404</text:p>
          </table:table-cell>
          <table:table-cell table:formula="of:=AVERAGE([.QX4:.QX5])" office:value-type="float" office:value="30.3243895" calcext:value-type="float">
            <text:p>30.3243895</text:p>
          </table:table-cell>
          <table:table-cell table:formula="of:=AVERAGE([.QY4:.QY5])" office:value-type="float" office:value="31.5739745" calcext:value-type="float">
            <text:p>31.5739745</text:p>
          </table:table-cell>
          <table:table-cell table:formula="of:=AVERAGE([.QZ4:.QZ5])" office:value-type="float" office:value="31.170664" calcext:value-type="float">
            <text:p>31.170664</text:p>
          </table:table-cell>
          <table:table-cell table:formula="of:=AVERAGE([.RA4:.RA5])" office:value-type="float" office:value="32.232756" calcext:value-type="float">
            <text:p>32.232756</text:p>
          </table:table-cell>
          <table:table-cell table:formula="of:=AVERAGE([.RB4:.RB5])" office:value-type="float" office:value="31.8797865" calcext:value-type="float">
            <text:p>31.8797865</text:p>
          </table:table-cell>
          <table:table-cell table:formula="of:=AVERAGE([.RC4:.RC5])" office:value-type="float" office:value="32.4713945" calcext:value-type="float">
            <text:p>32.4713945</text:p>
          </table:table-cell>
          <table:table-cell table:formula="of:=AVERAGE([.RD4:.RD5])" office:value-type="float" office:value="32.211237" calcext:value-type="float">
            <text:p>32.211237</text:p>
          </table:table-cell>
          <table:table-cell table:formula="of:=AVERAGE([.RE4:.RE5])" office:value-type="float" office:value="31.7341035" calcext:value-type="float">
            <text:p>31.7341035</text:p>
          </table:table-cell>
          <table:table-cell table:formula="of:=AVERAGE([.RF4:.RF5])" office:value-type="float" office:value="31.3688455" calcext:value-type="float">
            <text:p>31.3688455</text:p>
          </table:table-cell>
          <table:table-cell table:formula="of:=AVERAGE([.RG4:.RG5])" office:value-type="float" office:value="31.109326" calcext:value-type="float">
            <text:p>31.109326</text:p>
          </table:table-cell>
          <table:table-cell table:formula="of:=AVERAGE([.RH4:.RH5])" office:value-type="float" office:value="32.216985" calcext:value-type="float">
            <text:p>32.216985</text:p>
          </table:table-cell>
          <table:table-cell table:formula="of:=AVERAGE([.RI4:.RI5])" office:value-type="float" office:value="32.017418" calcext:value-type="float">
            <text:p>32.017418</text:p>
          </table:table-cell>
          <table:table-cell table:formula="of:=AVERAGE([.RJ4:.RJ5])" office:value-type="float" office:value="32.5442085" calcext:value-type="float">
            <text:p>32.5442085</text:p>
          </table:table-cell>
          <table:table-cell table:formula="of:=AVERAGE([.RK4:.RK5])" office:value-type="float" office:value="31.898432" calcext:value-type="float">
            <text:p>31.898432</text:p>
          </table:table-cell>
          <table:table-cell table:formula="of:=AVERAGE([.RL4:.RL5])" office:value-type="float" office:value="33.762764" calcext:value-type="float">
            <text:p>33.762764</text:p>
          </table:table-cell>
          <table:table-cell table:formula="of:=AVERAGE([.RM4:.RM5])" office:value-type="float" office:value="33.022993" calcext:value-type="float">
            <text:p>33.022993</text:p>
          </table:table-cell>
          <table:table-cell table:formula="of:=AVERAGE([.RN4:.RN5])" office:value-type="float" office:value="33.005083" calcext:value-type="float">
            <text:p>33.005083</text:p>
          </table:table-cell>
          <table:table-cell table:formula="of:=AVERAGE([.RO4:.RO5])" office:value-type="float" office:value="33.0961185" calcext:value-type="float">
            <text:p>33.0961185</text:p>
          </table:table-cell>
          <table:table-cell table:formula="of:=AVERAGE([.RP4:.RP5])" office:value-type="float" office:value="33.0432205" calcext:value-type="float">
            <text:p>33.0432205</text:p>
          </table:table-cell>
          <table:table-cell table:formula="of:=AVERAGE([.RQ4:.RQ5])" office:value-type="float" office:value="32.572655" calcext:value-type="float">
            <text:p>32.572655</text:p>
          </table:table-cell>
          <table:table-cell table:formula="of:=AVERAGE([.RR4:.RR5])" office:value-type="float" office:value="33.0790035" calcext:value-type="float">
            <text:p>33.0790035</text:p>
          </table:table-cell>
          <table:table-cell table:formula="of:=AVERAGE([.RS4:.RS5])" office:value-type="float" office:value="32.952369" calcext:value-type="float">
            <text:p>32.952369</text:p>
          </table:table-cell>
          <table:table-cell table:formula="of:=AVERAGE([.RT4:.RT5])" office:value-type="float" office:value="33.7845725" calcext:value-type="float">
            <text:p>33.7845725</text:p>
          </table:table-cell>
          <table:table-cell table:formula="of:=AVERAGE([.RU4:.RU5])" office:value-type="float" office:value="32.7558495" calcext:value-type="float">
            <text:p>32.7558495</text:p>
          </table:table-cell>
          <table:table-cell table:formula="of:=AVERAGE([.RV4:.RV5])" office:value-type="float" office:value="32.7408505" calcext:value-type="float">
            <text:p>32.7408505</text:p>
          </table:table-cell>
          <table:table-cell table:formula="of:=AVERAGE([.RW4:.RW5])" office:value-type="float" office:value="32.842869" calcext:value-type="float">
            <text:p>32.842869</text:p>
          </table:table-cell>
          <table:table-cell table:formula="of:=AVERAGE([.RX4:.RX5])" office:value-type="float" office:value="33.7383575" calcext:value-type="float">
            <text:p>33.7383575</text:p>
          </table:table-cell>
          <table:table-cell table:formula="of:=AVERAGE([.RY4:.RY5])" office:value-type="float" office:value="33.4541875" calcext:value-type="float">
            <text:p>33.4541875</text:p>
          </table:table-cell>
          <table:table-cell table:formula="of:=AVERAGE([.RZ4:.RZ5])" office:value-type="float" office:value="32.4996875" calcext:value-type="float">
            <text:p>32.4996875</text:p>
          </table:table-cell>
          <table:table-cell table:formula="of:=AVERAGE([.SA4:.SA5])" office:value-type="float" office:value="32.938097" calcext:value-type="float">
            <text:p>32.938097</text:p>
          </table:table-cell>
          <table:table-cell table:formula="of:=AVERAGE([.SB4:.SB5])" office:value-type="float" office:value="32.9722935" calcext:value-type="float">
            <text:p>32.9722935</text:p>
          </table:table-cell>
          <table:table-cell table:formula="of:=AVERAGE([.SC4:.SC5])" office:value-type="float" office:value="32.8012695" calcext:value-type="float">
            <text:p>32.8012695</text:p>
          </table:table-cell>
          <table:table-cell table:formula="of:=AVERAGE([.SD4:.SD5])" office:value-type="float" office:value="34.1593455" calcext:value-type="float">
            <text:p>34.1593455</text:p>
          </table:table-cell>
          <table:table-cell table:formula="of:=AVERAGE([.SE4:.SE5])" office:value-type="float" office:value="34.6568395" calcext:value-type="float">
            <text:p>34.6568395</text:p>
          </table:table-cell>
          <table:table-cell table:formula="of:=AVERAGE([.SF4:.SF5])" office:value-type="float" office:value="35.1158675" calcext:value-type="float">
            <text:p>35.1158675</text:p>
          </table:table-cell>
          <table:table-cell table:formula="of:=AVERAGE([.SG4:.SG5])" office:value-type="float" office:value="34.1172065" calcext:value-type="float">
            <text:p>34.1172065</text:p>
          </table:table-cell>
          <table:table-cell table:formula="of:=AVERAGE([.SH4:.SH5])" office:value-type="float" office:value="33.4931965" calcext:value-type="float">
            <text:p>33.4931965</text:p>
          </table:table-cell>
          <table:table-cell table:formula="of:=AVERAGE([.SI4:.SI5])" office:value-type="float" office:value="33.8841115" calcext:value-type="float">
            <text:p>33.8841115</text:p>
          </table:table-cell>
          <table:table-cell table:formula="of:=AVERAGE([.SJ4:.SJ5])" office:value-type="float" office:value="34.4393615" calcext:value-type="float">
            <text:p>34.4393615</text:p>
          </table:table-cell>
          <table:table-cell table:formula="of:=AVERAGE([.SK4:.SK5])" office:value-type="float" office:value="33.5660115" calcext:value-type="float">
            <text:p>33.5660115</text:p>
          </table:table-cell>
          <table:table-cell table:formula="of:=AVERAGE([.SL4:.SL5])" office:value-type="float" office:value="34.0906315" calcext:value-type="float">
            <text:p>34.0906315</text:p>
          </table:table-cell>
          <table:table-cell table:formula="of:=AVERAGE([.SM4:.SM5])" office:value-type="float" office:value="33.3390445" calcext:value-type="float">
            <text:p>33.3390445</text:p>
          </table:table-cell>
          <table:table-cell table:formula="of:=AVERAGE([.SN4:.SN5])" office:value-type="float" office:value="33.4594765" calcext:value-type="float">
            <text:p>33.4594765</text:p>
          </table:table-cell>
          <table:table-cell table:formula="of:=AVERAGE([.SO4:.SO5])" office:value-type="float" office:value="34.986996" calcext:value-type="float">
            <text:p>34.986996</text:p>
          </table:table-cell>
          <table:table-cell table:formula="of:=AVERAGE([.SP4:.SP5])" office:value-type="float" office:value="33.558735" calcext:value-type="float">
            <text:p>33.558735</text:p>
          </table:table-cell>
          <table:table-cell table:formula="of:=AVERAGE([.SQ4:.SQ5])" office:value-type="float" office:value="34.6641695" calcext:value-type="float">
            <text:p>34.6641695</text:p>
          </table:table-cell>
          <table:table-cell table:formula="of:=AVERAGE([.SR4:.SR5])" office:value-type="float" office:value="33.7203255" calcext:value-type="float">
            <text:p>33.7203255</text:p>
          </table:table-cell>
          <table:table-cell table:formula="of:=AVERAGE([.SS4:.SS5])" office:value-type="float" office:value="34.6683865" calcext:value-type="float">
            <text:p>34.6683865</text:p>
          </table:table-cell>
          <table:table-cell table:formula="of:=AVERAGE([.ST4:.ST5])" office:value-type="float" office:value="35.3071345" calcext:value-type="float">
            <text:p>35.3071345</text:p>
          </table:table-cell>
          <table:table-cell table:formula="of:=AVERAGE([.SU4:.SU5])" office:value-type="float" office:value="33.985281" calcext:value-type="float">
            <text:p>33.985281</text:p>
          </table:table-cell>
          <table:table-cell table:formula="of:=AVERAGE([.SV4:.SV5])" office:value-type="float" office:value="34.1852855" calcext:value-type="float">
            <text:p>34.1852855</text:p>
          </table:table-cell>
          <table:table-cell table:formula="of:=AVERAGE([.SW4:.SW5])" office:value-type="float" office:value="35.172035" calcext:value-type="float">
            <text:p>35.172035</text:p>
          </table:table-cell>
          <table:table-cell table:formula="of:=AVERAGE([.SX4:.SX5])" office:value-type="float" office:value="34.6744595" calcext:value-type="float">
            <text:p>34.6744595</text:p>
          </table:table-cell>
          <table:table-cell table:formula="of:=AVERAGE([.SY4:.SY5])" office:value-type="float" office:value="35.3329105" calcext:value-type="float">
            <text:p>35.3329105</text:p>
          </table:table-cell>
          <table:table-cell table:formula="of:=AVERAGE([.SZ4:.SZ5])" office:value-type="float" office:value="36.732174" calcext:value-type="float">
            <text:p>36.732174</text:p>
          </table:table-cell>
          <table:table-cell table:formula="of:=AVERAGE([.TA4:.TA5])" office:value-type="float" office:value="35.048756" calcext:value-type="float">
            <text:p>35.048756</text:p>
          </table:table-cell>
          <table:table-cell table:formula="of:=AVERAGE([.TB4:.TB5])" office:value-type="float" office:value="34.8296965" calcext:value-type="float">
            <text:p>34.8296965</text:p>
          </table:table-cell>
          <table:table-cell table:formula="of:=AVERAGE([.TC4:.TC5])" office:value-type="float" office:value="34.688166" calcext:value-type="float">
            <text:p>34.688166</text:p>
          </table:table-cell>
          <table:table-cell table:formula="of:=AVERAGE([.TD4:.TD5])" office:value-type="float" office:value="34.807276" calcext:value-type="float">
            <text:p>34.807276</text:p>
          </table:table-cell>
          <table:table-cell table:formula="of:=AVERAGE([.TE4:.TE5])" office:value-type="float" office:value="34.4499605" calcext:value-type="float">
            <text:p>34.4499605</text:p>
          </table:table-cell>
          <table:table-cell table:formula="of:=AVERAGE([.TF4:.TF5])" office:value-type="float" office:value="34.690218" calcext:value-type="float">
            <text:p>34.690218</text:p>
          </table:table-cell>
          <table:table-cell table:formula="of:=AVERAGE([.TG4:.TG5])" office:value-type="float" office:value="35.643429" calcext:value-type="float">
            <text:p>35.643429</text:p>
          </table:table-cell>
          <table:table-cell table:formula="of:=AVERAGE([.TH4:.TH5])" office:value-type="float" office:value="36.640665" calcext:value-type="float">
            <text:p>36.640665</text:p>
          </table:table-cell>
          <table:table-cell table:formula="of:=AVERAGE([.TI4:.TI5])" office:value-type="float" office:value="36.9467675" calcext:value-type="float">
            <text:p>36.9467675</text:p>
          </table:table-cell>
          <table:table-cell table:formula="of:=AVERAGE([.TJ4:.TJ5])" office:value-type="float" office:value="36.584652" calcext:value-type="float">
            <text:p>36.584652</text:p>
          </table:table-cell>
          <table:table-cell table:formula="of:=AVERAGE([.TK4:.TK5])" office:value-type="float" office:value="35.5421335" calcext:value-type="float">
            <text:p>35.5421335</text:p>
          </table:table-cell>
          <table:table-cell table:formula="of:=AVERAGE([.TL4:.TL5])" office:value-type="float" office:value="35.7979065" calcext:value-type="float">
            <text:p>35.7979065</text:p>
          </table:table-cell>
          <table:table-cell table:formula="of:=AVERAGE([.TM4:.TM5])" office:value-type="float" office:value="36.3031615" calcext:value-type="float">
            <text:p>36.3031615</text:p>
          </table:table-cell>
          <table:table-cell table:formula="of:=AVERAGE([.TN4:.TN5])" office:value-type="float" office:value="36.2026195" calcext:value-type="float">
            <text:p>36.2026195</text:p>
          </table:table-cell>
          <table:table-cell table:formula="of:=AVERAGE([.TO4:.TO5])" office:value-type="float" office:value="36.783762" calcext:value-type="float">
            <text:p>36.783762</text:p>
          </table:table-cell>
          <table:table-cell table:formula="of:=AVERAGE([.TP4:.TP5])" office:value-type="float" office:value="36.2408105" calcext:value-type="float">
            <text:p>36.2408105</text:p>
          </table:table-cell>
          <table:table-cell table:formula="of:=AVERAGE([.TQ4:.TQ5])" office:value-type="float" office:value="35.7237605" calcext:value-type="float">
            <text:p>35.7237605</text:p>
          </table:table-cell>
          <table:table-cell table:formula="of:=AVERAGE([.TR4:.TR5])" office:value-type="float" office:value="37.260878" calcext:value-type="float">
            <text:p>37.260878</text:p>
          </table:table-cell>
          <table:table-cell table:formula="of:=AVERAGE([.TS4:.TS5])" office:value-type="float" office:value="36.3768385" calcext:value-type="float">
            <text:p>36.3768385</text:p>
          </table:table-cell>
          <table:table-cell table:formula="of:=AVERAGE([.TT4:.TT5])" office:value-type="float" office:value="37.115097" calcext:value-type="float">
            <text:p>37.115097</text:p>
          </table:table-cell>
          <table:table-cell table:formula="of:=AVERAGE([.TU4:.TU5])" office:value-type="float" office:value="37.7268525" calcext:value-type="float">
            <text:p>37.7268525</text:p>
          </table:table-cell>
          <table:table-cell table:formula="of:=AVERAGE([.TV4:.TV5])" office:value-type="float" office:value="36.349663" calcext:value-type="float">
            <text:p>36.349663</text:p>
          </table:table-cell>
          <table:table-cell table:formula="of:=AVERAGE([.TW4:.TW5])" office:value-type="float" office:value="36.376474" calcext:value-type="float">
            <text:p>36.376474</text:p>
          </table:table-cell>
          <table:table-cell table:formula="of:=AVERAGE([.TX4:.TX5])" office:value-type="float" office:value="36.773766" calcext:value-type="float">
            <text:p>36.773766</text:p>
          </table:table-cell>
          <table:table-cell table:formula="of:=AVERAGE([.TY4:.TY5])" office:value-type="float" office:value="37.0628645" calcext:value-type="float">
            <text:p>37.0628645</text:p>
          </table:table-cell>
          <table:table-cell table:formula="of:=AVERAGE([.TZ4:.TZ5])" office:value-type="float" office:value="35.9632015" calcext:value-type="float">
            <text:p>35.9632015</text:p>
          </table:table-cell>
          <table:table-cell table:formula="of:=AVERAGE([.UA4:.UA5])" office:value-type="float" office:value="35.8319395" calcext:value-type="float">
            <text:p>35.8319395</text:p>
          </table:table-cell>
          <table:table-cell table:formula="of:=AVERAGE([.UB4:.UB5])" office:value-type="float" office:value="37.077293" calcext:value-type="float">
            <text:p>37.077293</text:p>
          </table:table-cell>
          <table:table-cell table:formula="of:=AVERAGE([.UC4:.UC5])" office:value-type="float" office:value="36.956034" calcext:value-type="float">
            <text:p>36.956034</text:p>
          </table:table-cell>
          <table:table-cell table:formula="of:=AVERAGE([.UD4:.UD5])" office:value-type="float" office:value="36.8516885" calcext:value-type="float">
            <text:p>36.8516885</text:p>
          </table:table-cell>
          <table:table-cell table:formula="of:=AVERAGE([.UE4:.UE5])" office:value-type="float" office:value="37.141592" calcext:value-type="float">
            <text:p>37.141592</text:p>
          </table:table-cell>
          <table:table-cell table:formula="of:=AVERAGE([.UF4:.UF5])" office:value-type="float" office:value="37.92816" calcext:value-type="float">
            <text:p>37.92816</text:p>
          </table:table-cell>
          <table:table-cell table:formula="of:=AVERAGE([.UG4:.UG5])" office:value-type="float" office:value="38.4707055" calcext:value-type="float">
            <text:p>38.4707055</text:p>
          </table:table-cell>
          <table:table-cell table:formula="of:=AVERAGE([.UH4:.UH5])" office:value-type="float" office:value="38.361809" calcext:value-type="float">
            <text:p>38.361809</text:p>
          </table:table-cell>
          <table:table-cell table:formula="of:=AVERAGE([.UI4:.UI5])" office:value-type="float" office:value="38.671255" calcext:value-type="float">
            <text:p>38.671255</text:p>
          </table:table-cell>
          <table:table-cell table:formula="of:=AVERAGE([.UJ4:.UJ5])" office:value-type="float" office:value="38.5744575" calcext:value-type="float">
            <text:p>38.5744575</text:p>
          </table:table-cell>
          <table:table-cell table:formula="of:=AVERAGE([.UK4:.UK5])" office:value-type="float" office:value="37.492018" calcext:value-type="float">
            <text:p>37.492018</text:p>
          </table:table-cell>
          <table:table-cell table:formula="of:=AVERAGE([.UL4:.UL5])" office:value-type="float" office:value="38.37554" calcext:value-type="float">
            <text:p>38.37554</text:p>
          </table:table-cell>
          <table:table-cell table:formula="of:=AVERAGE([.UM4:.UM5])" office:value-type="float" office:value="38.167471" calcext:value-type="float">
            <text:p>38.167471</text:p>
          </table:table-cell>
          <table:table-cell table:formula="of:=AVERAGE([.UN4:.UN5])" office:value-type="float" office:value="38.2109625" calcext:value-type="float">
            <text:p>38.2109625</text:p>
          </table:table-cell>
          <table:table-cell table:formula="of:=AVERAGE([.UO4:.UO5])" office:value-type="float" office:value="37.8882595" calcext:value-type="float">
            <text:p>37.8882595</text:p>
          </table:table-cell>
          <table:table-cell table:formula="of:=AVERAGE([.UP4:.UP5])" office:value-type="float" office:value="38.600327" calcext:value-type="float">
            <text:p>38.600327</text:p>
          </table:table-cell>
          <table:table-cell table:formula="of:=AVERAGE([.UQ4:.UQ5])" office:value-type="float" office:value="37.401226" calcext:value-type="float">
            <text:p>37.401226</text:p>
          </table:table-cell>
          <table:table-cell table:formula="of:=AVERAGE([.UR4:.UR5])" office:value-type="float" office:value="38.5180855" calcext:value-type="float">
            <text:p>38.5180855</text:p>
          </table:table-cell>
          <table:table-cell table:formula="of:=AVERAGE([.US4:.US5])" office:value-type="float" office:value="37.968477" calcext:value-type="float">
            <text:p>37.968477</text:p>
          </table:table-cell>
          <table:table-cell table:formula="of:=AVERAGE([.UT4:.UT5])" office:value-type="float" office:value="37.590044" calcext:value-type="float">
            <text:p>37.590044</text:p>
          </table:table-cell>
          <table:table-cell table:formula="of:=AVERAGE([.UU4:.UU5])" office:value-type="float" office:value="38.7064955" calcext:value-type="float">
            <text:p>38.7064955</text:p>
          </table:table-cell>
          <table:table-cell table:formula="of:=AVERAGE([.UV4:.UV5])" office:value-type="float" office:value="39.255478" calcext:value-type="float">
            <text:p>39.255478</text:p>
          </table:table-cell>
          <table:table-cell table:formula="of:=AVERAGE([.UW4:.UW5])" office:value-type="float" office:value="39.9039765" calcext:value-type="float">
            <text:p>39.9039765</text:p>
          </table:table-cell>
          <table:table-cell table:formula="of:=AVERAGE([.UX4:.UX5])" office:value-type="float" office:value="39.992891" calcext:value-type="float">
            <text:p>39.992891</text:p>
          </table:table-cell>
          <table:table-cell table:formula="of:=AVERAGE([.UY4:.UY5])" office:value-type="float" office:value="39.117041" calcext:value-type="float">
            <text:p>39.117041</text:p>
          </table:table-cell>
          <table:table-cell table:formula="of:=AVERAGE([.UZ4:.UZ5])" office:value-type="float" office:value="40.2030105" calcext:value-type="float">
            <text:p>40.2030105</text:p>
          </table:table-cell>
          <table:table-cell table:formula="of:=AVERAGE([.VA4:.VA5])" office:value-type="float" office:value="38.444746" calcext:value-type="float">
            <text:p>38.444746</text:p>
          </table:table-cell>
          <table:table-cell table:formula="of:=AVERAGE([.VB4:.VB5])" office:value-type="float" office:value="38.930021" calcext:value-type="float">
            <text:p>38.930021</text:p>
          </table:table-cell>
          <table:table-cell table:formula="of:=AVERAGE([.VC4:.VC5])" office:value-type="float" office:value="38.7018895" calcext:value-type="float">
            <text:p>38.7018895</text:p>
          </table:table-cell>
          <table:table-cell table:formula="of:=AVERAGE([.VD4:.VD5])" office:value-type="float" office:value="39.5487025" calcext:value-type="float">
            <text:p>39.5487025</text:p>
          </table:table-cell>
          <table:table-cell table:formula="of:=AVERAGE([.VE4:.VE5])" office:value-type="float" office:value="38.8743495" calcext:value-type="float">
            <text:p>38.8743495</text:p>
          </table:table-cell>
          <table:table-cell table:formula="of:=AVERAGE([.VF4:.VF5])" office:value-type="float" office:value="38.8548645" calcext:value-type="float">
            <text:p>38.8548645</text:p>
          </table:table-cell>
          <table:table-cell table:formula="of:=AVERAGE([.VG4:.VG5])" office:value-type="float" office:value="38.432634" calcext:value-type="float">
            <text:p>38.432634</text:p>
          </table:table-cell>
          <table:table-cell table:formula="of:=AVERAGE([.VH4:.VH5])" office:value-type="float" office:value="39.530367" calcext:value-type="float">
            <text:p>39.530367</text:p>
          </table:table-cell>
          <table:table-cell table:formula="of:=AVERAGE([.VI4:.VI5])" office:value-type="float" office:value="39.666641" calcext:value-type="float">
            <text:p>39.666641</text:p>
          </table:table-cell>
          <table:table-cell table:formula="of:=AVERAGE([.VJ4:.VJ5])" office:value-type="float" office:value="39.99654" calcext:value-type="float">
            <text:p>39.99654</text:p>
          </table:table-cell>
          <table:table-cell table:formula="of:=AVERAGE([.VK4:.VK5])" office:value-type="float" office:value="40.5363385" calcext:value-type="float">
            <text:p>40.5363385</text:p>
          </table:table-cell>
          <table:table-cell table:formula="of:=AVERAGE([.VL4:.VL5])" office:value-type="float" office:value="40.3056985" calcext:value-type="float">
            <text:p>40.3056985</text:p>
          </table:table-cell>
          <table:table-cell table:formula="of:=AVERAGE([.VM4:.VM5])" office:value-type="float" office:value="41.021505" calcext:value-type="float">
            <text:p>41.021505</text:p>
          </table:table-cell>
          <table:table-cell table:formula="of:=AVERAGE([.VN4:.VN5])" office:value-type="float" office:value="38.777891" calcext:value-type="float">
            <text:p>38.777891</text:p>
          </table:table-cell>
          <table:table-cell table:formula="of:=AVERAGE([.VO4:.VO5])" office:value-type="float" office:value="40.897215" calcext:value-type="float">
            <text:p>40.897215</text:p>
          </table:table-cell>
          <table:table-cell table:formula="of:=AVERAGE([.VP4:.VP5])" office:value-type="float" office:value="41.040337" calcext:value-type="float">
            <text:p>41.040337</text:p>
          </table:table-cell>
          <table:table-cell table:formula="of:=AVERAGE([.VQ4:.VQ5])" office:value-type="float" office:value="41.9540505" calcext:value-type="float">
            <text:p>41.9540505</text:p>
          </table:table-cell>
          <table:table-cell table:formula="of:=AVERAGE([.VR4:.VR5])" office:value-type="float" office:value="39.7444935" calcext:value-type="float">
            <text:p>39.7444935</text:p>
          </table:table-cell>
          <table:table-cell table:formula="of:=AVERAGE([.VS4:.VS5])" office:value-type="float" office:value="39.8859005" calcext:value-type="float">
            <text:p>39.8859005</text:p>
          </table:table-cell>
          <table:table-cell table:formula="of:=AVERAGE([.VT4:.VT5])" office:value-type="float" office:value="39.779497" calcext:value-type="float">
            <text:p>39.779497</text:p>
          </table:table-cell>
          <table:table-cell table:formula="of:=AVERAGE([.VU4:.VU5])" office:value-type="float" office:value="41.0205765" calcext:value-type="float">
            <text:p>41.0205765</text:p>
          </table:table-cell>
          <table:table-cell table:formula="of:=AVERAGE([.VV4:.VV5])" office:value-type="float" office:value="40.7300875" calcext:value-type="float">
            <text:p>40.7300875</text:p>
          </table:table-cell>
          <table:table-cell table:formula="of:=AVERAGE([.VW4:.VW5])" office:value-type="float" office:value="41.3472135" calcext:value-type="float">
            <text:p>41.3472135</text:p>
          </table:table-cell>
          <table:table-cell table:formula="of:=AVERAGE([.VX4:.VX5])" office:value-type="float" office:value="42.327383" calcext:value-type="float">
            <text:p>42.327383</text:p>
          </table:table-cell>
          <table:table-cell table:formula="of:=AVERAGE([.VY4:.VY5])" office:value-type="float" office:value="39.59589" calcext:value-type="float">
            <text:p>39.59589</text:p>
          </table:table-cell>
          <table:table-cell table:formula="of:=AVERAGE([.VZ4:.VZ5])" office:value-type="float" office:value="41.1356605" calcext:value-type="float">
            <text:p>41.1356605</text:p>
          </table:table-cell>
          <table:table-cell table:formula="of:=AVERAGE([.WA4:.WA5])" office:value-type="float" office:value="40.2605515" calcext:value-type="float">
            <text:p>40.2605515</text:p>
          </table:table-cell>
          <table:table-cell table:formula="of:=AVERAGE([.WB4:.WB5])" office:value-type="float" office:value="41.553932" calcext:value-type="float">
            <text:p>41.553932</text:p>
          </table:table-cell>
          <table:table-cell table:formula="of:=AVERAGE([.WC4:.WC5])" office:value-type="float" office:value="40.485529" calcext:value-type="float">
            <text:p>40.485529</text:p>
          </table:table-cell>
          <table:table-cell table:formula="of:=AVERAGE([.WD4:.WD5])" office:value-type="float" office:value="42.66201" calcext:value-type="float">
            <text:p>42.66201</text:p>
          </table:table-cell>
          <table:table-cell table:formula="of:=AVERAGE([.WE4:.WE5])" office:value-type="float" office:value="40.7143705" calcext:value-type="float">
            <text:p>40.7143705</text:p>
          </table:table-cell>
          <table:table-cell table:formula="of:=AVERAGE([.WF4:.WF5])" office:value-type="float" office:value="41.972317" calcext:value-type="float">
            <text:p>41.972317</text:p>
          </table:table-cell>
          <table:table-cell table:formula="of:=AVERAGE([.WG4:.WG5])" office:value-type="float" office:value="41.4601115" calcext:value-type="float">
            <text:p>41.4601115</text:p>
          </table:table-cell>
          <table:table-cell table:formula="of:=AVERAGE([.WH4:.WH5])" office:value-type="float" office:value="41.597" calcext:value-type="float">
            <text:p>41.597</text:p>
          </table:table-cell>
          <table:table-cell table:formula="of:=AVERAGE([.WI4:.WI5])" office:value-type="float" office:value="43.0798225" calcext:value-type="float">
            <text:p>43.0798225</text:p>
          </table:table-cell>
          <table:table-cell table:formula="of:=AVERAGE([.WJ4:.WJ5])" office:value-type="float" office:value="41.6218205" calcext:value-type="float">
            <text:p>41.6218205</text:p>
          </table:table-cell>
          <table:table-cell table:formula="of:=AVERAGE([.WK4:.WK5])" office:value-type="float" office:value="42.1706865" calcext:value-type="float">
            <text:p>42.1706865</text:p>
          </table:table-cell>
          <table:table-cell table:formula="of:=AVERAGE([.WL4:.WL5])" office:value-type="float" office:value="41.6674825" calcext:value-type="float">
            <text:p>41.6674825</text:p>
          </table:table-cell>
          <table:table-cell table:formula="of:=AVERAGE([.WM4:.WM5])" office:value-type="float" office:value="41.8131885" calcext:value-type="float">
            <text:p>41.8131885</text:p>
          </table:table-cell>
          <table:table-cell table:formula="of:=AVERAGE([.WN4:.WN5])" office:value-type="float" office:value="40.6905915" calcext:value-type="float">
            <text:p>40.6905915</text:p>
          </table:table-cell>
          <table:table-cell table:formula="of:=AVERAGE([.WO4:.WO5])" office:value-type="float" office:value="42.20829" calcext:value-type="float">
            <text:p>42.20829</text:p>
          </table:table-cell>
          <table:table-cell table:formula="of:=AVERAGE([.WP4:.WP5])" office:value-type="float" office:value="42.397663" calcext:value-type="float">
            <text:p>42.397663</text:p>
          </table:table-cell>
          <table:table-cell table:formula="of:=AVERAGE([.WQ4:.WQ5])" office:value-type="float" office:value="42.76832" calcext:value-type="float">
            <text:p>42.76832</text:p>
          </table:table-cell>
          <table:table-cell table:formula="of:=AVERAGE([.WR4:.WR5])" office:value-type="float" office:value="41.339567" calcext:value-type="float">
            <text:p>41.339567</text:p>
          </table:table-cell>
          <table:table-cell table:formula="of:=AVERAGE([.WS4:.WS5])" office:value-type="float" office:value="42.402351" calcext:value-type="float">
            <text:p>42.402351</text:p>
          </table:table-cell>
          <table:table-cell table:formula="of:=AVERAGE([.WT4:.WT5])" office:value-type="float" office:value="41.131338" calcext:value-type="float">
            <text:p>41.131338</text:p>
          </table:table-cell>
          <table:table-cell table:formula="of:=AVERAGE([.WU4:.WU5])" office:value-type="float" office:value="42.3581085" calcext:value-type="float">
            <text:p>42.3581085</text:p>
          </table:table-cell>
          <table:table-cell table:formula="of:=AVERAGE([.WV4:.WV5])" office:value-type="float" office:value="41.536186" calcext:value-type="float">
            <text:p>41.536186</text:p>
          </table:table-cell>
          <table:table-cell table:formula="of:=AVERAGE([.WW4:.WW5])" office:value-type="float" office:value="42.551939" calcext:value-type="float">
            <text:p>42.551939</text:p>
          </table:table-cell>
          <table:table-cell table:formula="of:=AVERAGE([.WX4:.WX5])" office:value-type="float" office:value="43.2459505" calcext:value-type="float">
            <text:p>43.2459505</text:p>
          </table:table-cell>
          <table:table-cell table:formula="of:=AVERAGE([.WY4:.WY5])" office:value-type="float" office:value="42.35578" calcext:value-type="float">
            <text:p>42.35578</text:p>
          </table:table-cell>
          <table:table-cell table:formula="of:=AVERAGE([.WZ4:.WZ5])" office:value-type="float" office:value="42.6259615" calcext:value-type="float">
            <text:p>42.6259615</text:p>
          </table:table-cell>
          <table:table-cell table:formula="of:=AVERAGE([.XA4:.XA5])" office:value-type="float" office:value="42.3006115" calcext:value-type="float">
            <text:p>42.3006115</text:p>
          </table:table-cell>
          <table:table-cell table:formula="of:=AVERAGE([.XB4:.XB5])" office:value-type="float" office:value="43.631464" calcext:value-type="float">
            <text:p>43.631464</text:p>
          </table:table-cell>
          <table:table-cell table:formula="of:=AVERAGE([.XC4:.XC5])" office:value-type="float" office:value="44.538843" calcext:value-type="float">
            <text:p>44.538843</text:p>
          </table:table-cell>
          <table:table-cell table:formula="of:=AVERAGE([.XD4:.XD5])" office:value-type="float" office:value="42.689537" calcext:value-type="float">
            <text:p>42.689537</text:p>
          </table:table-cell>
          <table:table-cell table:formula="of:=AVERAGE([.XE4:.XE5])" office:value-type="float" office:value="43.459877" calcext:value-type="float">
            <text:p>43.459877</text:p>
          </table:table-cell>
          <table:table-cell table:formula="of:=AVERAGE([.XF4:.XF5])" office:value-type="float" office:value="42.5238475" calcext:value-type="float">
            <text:p>42.5238475</text:p>
          </table:table-cell>
          <table:table-cell table:formula="of:=AVERAGE([.XG4:.XG5])" office:value-type="float" office:value="44.358051" calcext:value-type="float">
            <text:p>44.358051</text:p>
          </table:table-cell>
          <table:table-cell table:formula="of:=AVERAGE([.XH4:.XH5])" office:value-type="float" office:value="44.043024" calcext:value-type="float">
            <text:p>44.043024</text:p>
          </table:table-cell>
          <table:table-cell table:formula="of:=AVERAGE([.XI4:.XI5])" office:value-type="float" office:value="43.450865" calcext:value-type="float">
            <text:p>43.450865</text:p>
          </table:table-cell>
          <table:table-cell table:formula="of:=AVERAGE([.XJ4:.XJ5])" office:value-type="float" office:value="44.4769425" calcext:value-type="float">
            <text:p>44.4769425</text:p>
          </table:table-cell>
          <table:table-cell table:formula="of:=AVERAGE([.XK4:.XK5])" office:value-type="float" office:value="41.837332" calcext:value-type="float">
            <text:p>41.837332</text:p>
          </table:table-cell>
          <table:table-cell table:formula="of:=AVERAGE([.XL4:.XL5])" office:value-type="float" office:value="42.682243" calcext:value-type="float">
            <text:p>42.682243</text:p>
          </table:table-cell>
          <table:table-cell table:formula="of:=AVERAGE([.XM4:.XM5])" office:value-type="float" office:value="43.459408" calcext:value-type="float">
            <text:p>43.459408</text:p>
          </table:table-cell>
          <table:table-cell table:formula="of:=AVERAGE([.XN4:.XN5])" office:value-type="float" office:value="43.2999325" calcext:value-type="float">
            <text:p>43.2999325</text:p>
          </table:table-cell>
          <table:table-cell table:formula="of:=AVERAGE([.XO4:.XO5])" office:value-type="float" office:value="43.162672" calcext:value-type="float">
            <text:p>43.162672</text:p>
          </table:table-cell>
          <table:table-cell table:formula="of:=AVERAGE([.XP4:.XP5])" office:value-type="float" office:value="43.4571495" calcext:value-type="float">
            <text:p>43.4571495</text:p>
          </table:table-cell>
          <table:table-cell table:formula="of:=AVERAGE([.XQ4:.XQ5])" office:value-type="float" office:value="43.589636" calcext:value-type="float">
            <text:p>43.589636</text:p>
          </table:table-cell>
          <table:table-cell table:formula="of:=AVERAGE([.XR4:.XR5])" office:value-type="float" office:value="43.1315135" calcext:value-type="float">
            <text:p>43.1315135</text:p>
          </table:table-cell>
          <table:table-cell table:formula="of:=AVERAGE([.XS4:.XS5])" office:value-type="float" office:value="42.594513" calcext:value-type="float">
            <text:p>42.594513</text:p>
          </table:table-cell>
          <table:table-cell table:formula="of:=AVERAGE([.XT4:.XT5])" office:value-type="float" office:value="44.369221" calcext:value-type="float">
            <text:p>44.369221</text:p>
          </table:table-cell>
          <table:table-cell table:formula="of:=AVERAGE([.XU4:.XU5])" office:value-type="float" office:value="42.998407" calcext:value-type="float">
            <text:p>42.998407</text:p>
          </table:table-cell>
          <table:table-cell table:formula="of:=AVERAGE([.XV4:.XV5])" office:value-type="float" office:value="43.631033" calcext:value-type="float">
            <text:p>43.631033</text:p>
          </table:table-cell>
          <table:table-cell table:formula="of:=AVERAGE([.XW4:.XW5])" office:value-type="float" office:value="44.9178505" calcext:value-type="float">
            <text:p>44.9178505</text:p>
          </table:table-cell>
          <table:table-cell table:formula="of:=AVERAGE([.XX4:.XX5])" office:value-type="float" office:value="43.307274" calcext:value-type="float">
            <text:p>43.307274</text:p>
          </table:table-cell>
          <table:table-cell table:formula="of:=AVERAGE([.XY4:.XY5])" office:value-type="float" office:value="45.2675915" calcext:value-type="float">
            <text:p>45.2675915</text:p>
          </table:table-cell>
          <table:table-cell table:formula="of:=AVERAGE([.XZ4:.XZ5])" office:value-type="float" office:value="43.456785" calcext:value-type="float">
            <text:p>43.456785</text:p>
          </table:table-cell>
          <table:table-cell table:formula="of:=AVERAGE([.YA4:.YA5])" office:value-type="float" office:value="43.4162175" calcext:value-type="float">
            <text:p>43.4162175</text:p>
          </table:table-cell>
          <table:table-cell table:formula="of:=AVERAGE([.YB4:.YB5])" office:value-type="float" office:value="45.381323" calcext:value-type="float">
            <text:p>45.381323</text:p>
          </table:table-cell>
          <table:table-cell table:formula="of:=AVERAGE([.YC4:.YC5])" office:value-type="float" office:value="44.655596" calcext:value-type="float">
            <text:p>44.655596</text:p>
          </table:table-cell>
          <table:table-cell table:formula="of:=AVERAGE([.YD4:.YD5])" office:value-type="float" office:value="43.914631" calcext:value-type="float">
            <text:p>43.914631</text:p>
          </table:table-cell>
          <table:table-cell table:formula="of:=AVERAGE([.YE4:.YE5])" office:value-type="float" office:value="46.2669775" calcext:value-type="float">
            <text:p>46.2669775</text:p>
          </table:table-cell>
          <table:table-cell table:formula="of:=AVERAGE([.YF4:.YF5])" office:value-type="float" office:value="45.3591995" calcext:value-type="float">
            <text:p>45.3591995</text:p>
          </table:table-cell>
          <table:table-cell table:formula="of:=AVERAGE([.YG4:.YG5])" office:value-type="float" office:value="45.763796" calcext:value-type="float">
            <text:p>45.763796</text:p>
          </table:table-cell>
          <table:table-cell table:formula="of:=AVERAGE([.YH4:.YH5])" office:value-type="float" office:value="46.9080925" calcext:value-type="float">
            <text:p>46.9080925</text:p>
          </table:table-cell>
          <table:table-cell table:formula="of:=AVERAGE([.YI4:.YI5])" office:value-type="float" office:value="44.7554875" calcext:value-type="float">
            <text:p>44.7554875</text:p>
          </table:table-cell>
          <table:table-cell table:formula="of:=AVERAGE([.YJ4:.YJ5])" office:value-type="float" office:value="45.9272155" calcext:value-type="float">
            <text:p>45.9272155</text:p>
          </table:table-cell>
          <table:table-cell table:formula="of:=AVERAGE([.YK4:.YK5])" office:value-type="float" office:value="45.1971325" calcext:value-type="float">
            <text:p>45.1971325</text:p>
          </table:table-cell>
          <table:table-cell table:formula="of:=AVERAGE([.YL4:.YL5])" office:value-type="float" office:value="46.163788" calcext:value-type="float">
            <text:p>46.163788</text:p>
          </table:table-cell>
          <table:table-cell table:formula="of:=AVERAGE([.YM4:.YM5])" office:value-type="float" office:value="45.3420255" calcext:value-type="float">
            <text:p>45.3420255</text:p>
          </table:table-cell>
          <table:table-cell table:formula="of:=AVERAGE([.YN4:.YN5])" office:value-type="float" office:value="45.8926375" calcext:value-type="float">
            <text:p>45.8926375</text:p>
          </table:table-cell>
          <table:table-cell table:formula="of:=AVERAGE([.YO4:.YO5])" office:value-type="float" office:value="46.241716" calcext:value-type="float">
            <text:p>46.241716</text:p>
          </table:table-cell>
          <table:table-cell table:formula="of:=AVERAGE([.YP4:.YP5])" office:value-type="float" office:value="45.3666915" calcext:value-type="float">
            <text:p>45.3666915</text:p>
          </table:table-cell>
          <table:table-cell table:formula="of:=AVERAGE([.YQ4:.YQ5])" office:value-type="float" office:value="45.3737015" calcext:value-type="float">
            <text:p>45.3737015</text:p>
          </table:table-cell>
          <table:table-cell table:formula="of:=AVERAGE([.YR4:.YR5])" office:value-type="float" office:value="45.6280805" calcext:value-type="float">
            <text:p>45.6280805</text:p>
          </table:table-cell>
          <table:table-cell table:formula="of:=AVERAGE([.YS4:.YS5])" office:value-type="float" office:value="46.370258" calcext:value-type="float">
            <text:p>46.370258</text:p>
          </table:table-cell>
          <table:table-cell table:formula="of:=AVERAGE([.YT4:.YT5])" office:value-type="float" office:value="46.7730295" calcext:value-type="float">
            <text:p>46.7730295</text:p>
          </table:table-cell>
          <table:table-cell table:formula="of:=AVERAGE([.YU4:.YU5])" office:value-type="float" office:value="45.663237" calcext:value-type="float">
            <text:p>45.663237</text:p>
          </table:table-cell>
          <table:table-cell table:formula="of:=AVERAGE([.YV4:.YV5])" office:value-type="float" office:value="46.0081715" calcext:value-type="float">
            <text:p>46.0081715</text:p>
          </table:table-cell>
          <table:table-cell table:formula="of:=AVERAGE([.YW4:.YW5])" office:value-type="float" office:value="46.262646" calcext:value-type="float">
            <text:p>46.262646</text:p>
          </table:table-cell>
          <table:table-cell table:formula="of:=AVERAGE([.YX4:.YX5])" office:value-type="float" office:value="47.313358" calcext:value-type="float">
            <text:p>47.313358</text:p>
          </table:table-cell>
          <table:table-cell table:formula="of:=AVERAGE([.YY4:.YY5])" office:value-type="float" office:value="46.4508435" calcext:value-type="float">
            <text:p>46.4508435</text:p>
          </table:table-cell>
          <table:table-cell table:formula="of:=AVERAGE([.YZ4:.YZ5])" office:value-type="float" office:value="46.210745" calcext:value-type="float">
            <text:p>46.210745</text:p>
          </table:table-cell>
          <table:table-cell table:formula="of:=AVERAGE([.ZA4:.ZA5])" office:value-type="float" office:value="46.081478" calcext:value-type="float">
            <text:p>46.081478</text:p>
          </table:table-cell>
          <table:table-cell table:formula="of:=AVERAGE([.ZB4:.ZB5])" office:value-type="float" office:value="46.162672" calcext:value-type="float">
            <text:p>46.162672</text:p>
          </table:table-cell>
          <table:table-cell table:formula="of:=AVERAGE([.ZC4:.ZC5])" office:value-type="float" office:value="46.365349" calcext:value-type="float">
            <text:p>46.365349</text:p>
          </table:table-cell>
          <table:table-cell table:formula="of:=AVERAGE([.ZD4:.ZD5])" office:value-type="float" office:value="46.632515" calcext:value-type="float">
            <text:p>46.632515</text:p>
          </table:table-cell>
          <table:table-cell table:formula="of:=AVERAGE([.ZE4:.ZE5])" office:value-type="float" office:value="46.556511" calcext:value-type="float">
            <text:p>46.556511</text:p>
          </table:table-cell>
          <table:table-cell table:formula="of:=AVERAGE([.ZF4:.ZF5])" office:value-type="float" office:value="45.922535" calcext:value-type="float">
            <text:p>45.922535</text:p>
          </table:table-cell>
          <table:table-cell table:formula="of:=AVERAGE([.ZG4:.ZG5])" office:value-type="float" office:value="45.704136" calcext:value-type="float">
            <text:p>45.704136</text:p>
          </table:table-cell>
          <table:table-cell table:formula="of:=AVERAGE([.ZH4:.ZH5])" office:value-type="float" office:value="46.8088475" calcext:value-type="float">
            <text:p>46.8088475</text:p>
          </table:table-cell>
          <table:table-cell table:formula="of:=AVERAGE([.ZI4:.ZI5])" office:value-type="float" office:value="47.958086" calcext:value-type="float">
            <text:p>47.958086</text:p>
          </table:table-cell>
          <table:table-cell table:formula="of:=AVERAGE([.ZJ4:.ZJ5])" office:value-type="float" office:value="47.736309" calcext:value-type="float">
            <text:p>47.736309</text:p>
          </table:table-cell>
          <table:table-cell table:formula="of:=AVERAGE([.ZK4:.ZK5])" office:value-type="float" office:value="47.850643" calcext:value-type="float">
            <text:p>47.850643</text:p>
          </table:table-cell>
          <table:table-cell table:formula="of:=AVERAGE([.ZL4:.ZL5])" office:value-type="float" office:value="47.9523315" calcext:value-type="float">
            <text:p>47.9523315</text:p>
          </table:table-cell>
          <table:table-cell table:formula="of:=AVERAGE([.ZM4:.ZM5])" office:value-type="float" office:value="47.54483" calcext:value-type="float">
            <text:p>47.54483</text:p>
          </table:table-cell>
          <table:table-cell table:formula="of:=AVERAGE([.ZN4:.ZN5])" office:value-type="float" office:value="48.285412" calcext:value-type="float">
            <text:p>48.285412</text:p>
          </table:table-cell>
          <table:table-cell table:formula="of:=AVERAGE([.ZO4:.ZO5])" office:value-type="float" office:value="47.6664675" calcext:value-type="float">
            <text:p>47.6664675</text:p>
          </table:table-cell>
          <table:table-cell table:formula="of:=AVERAGE([.ZP4:.ZP5])" office:value-type="float" office:value="47.3767265" calcext:value-type="float">
            <text:p>47.3767265</text:p>
          </table:table-cell>
          <table:table-cell table:formula="of:=AVERAGE([.ZQ4:.ZQ5])" office:value-type="float" office:value="48.2219715" calcext:value-type="float">
            <text:p>48.2219715</text:p>
          </table:table-cell>
          <table:table-cell table:formula="of:=AVERAGE([.ZR4:.ZR5])" office:value-type="float" office:value="48.052008" calcext:value-type="float">
            <text:p>48.052008</text:p>
          </table:table-cell>
          <table:table-cell table:formula="of:=AVERAGE([.ZS4:.ZS5])" office:value-type="float" office:value="48.1992415" calcext:value-type="float">
            <text:p>48.1992415</text:p>
          </table:table-cell>
          <table:table-cell table:formula="of:=AVERAGE([.ZT4:.ZT5])" office:value-type="float" office:value="48.839033" calcext:value-type="float">
            <text:p>48.839033</text:p>
          </table:table-cell>
          <table:table-cell table:formula="of:=AVERAGE([.ZU4:.ZU5])" office:value-type="float" office:value="47.453659" calcext:value-type="float">
            <text:p>47.453659</text:p>
          </table:table-cell>
          <table:table-cell table:formula="of:=AVERAGE([.ZV4:.ZV5])" office:value-type="float" office:value="49.2082445" calcext:value-type="float">
            <text:p>49.2082445</text:p>
          </table:table-cell>
          <table:table-cell table:formula="of:=AVERAGE([.ZW4:.ZW5])" office:value-type="float" office:value="48.71406" calcext:value-type="float">
            <text:p>48.71406</text:p>
          </table:table-cell>
          <table:table-cell table:formula="of:=AVERAGE([.ZX4:.ZX5])" office:value-type="float" office:value="48.9993285" calcext:value-type="float">
            <text:p>48.9993285</text:p>
          </table:table-cell>
          <table:table-cell table:formula="of:=AVERAGE([.ZY4:.ZY5])" office:value-type="float" office:value="49.3077545" calcext:value-type="float">
            <text:p>49.3077545</text:p>
          </table:table-cell>
          <table:table-cell table:formula="of:=AVERAGE([.ZZ4:.ZZ5])" office:value-type="float" office:value="48.865696" calcext:value-type="float">
            <text:p>48.865696</text:p>
          </table:table-cell>
          <table:table-cell table:formula="of:=AVERAGE([.AAA4:.AAA5])" office:value-type="float" office:value="48.8453805" calcext:value-type="float">
            <text:p>48.8453805</text:p>
          </table:table-cell>
          <table:table-cell table:formula="of:=AVERAGE([.AAB4:.AAB5])" office:value-type="float" office:value="48.840294" calcext:value-type="float">
            <text:p>48.840294</text:p>
          </table:table-cell>
          <table:table-cell table:formula="of:=AVERAGE([.AAC4:.AAC5])" office:value-type="float" office:value="50.928099" calcext:value-type="float">
            <text:p>50.928099</text:p>
          </table:table-cell>
          <table:table-cell table:formula="of:=AVERAGE([.AAD4:.AAD5])" office:value-type="float" office:value="48.348837" calcext:value-type="float">
            <text:p>48.348837</text:p>
          </table:table-cell>
          <table:table-cell table:formula="of:=AVERAGE([.AAE4:.AAE5])" office:value-type="float" office:value="48.966938" calcext:value-type="float">
            <text:p>48.966938</text:p>
          </table:table-cell>
          <table:table-cell table:formula="of:=AVERAGE([.AAF4:.AAF5])" office:value-type="float" office:value="50.6331195" calcext:value-type="float">
            <text:p>50.6331195</text:p>
          </table:table-cell>
          <table:table-cell table:formula="of:=AVERAGE([.AAG4:.AAG5])" office:value-type="float" office:value="50.487837" calcext:value-type="float">
            <text:p>50.487837</text:p>
          </table:table-cell>
          <table:table-cell table:formula="of:=AVERAGE([.AAH4:.AAH5])" office:value-type="float" office:value="49.6402265" calcext:value-type="float">
            <text:p>49.6402265</text:p>
          </table:table-cell>
          <table:table-cell table:formula="of:=AVERAGE([.AAI4:.AAI5])" office:value-type="float" office:value="48.785822" calcext:value-type="float">
            <text:p>48.785822</text:p>
          </table:table-cell>
          <table:table-cell table:formula="of:=AVERAGE([.AAJ4:.AAJ5])" office:value-type="float" office:value="49.708899" calcext:value-type="float">
            <text:p>49.708899</text:p>
          </table:table-cell>
          <table:table-cell table:formula="of:=AVERAGE([.AAK4:.AAK5])" office:value-type="float" office:value="50.6670435" calcext:value-type="float">
            <text:p>50.6670435</text:p>
          </table:table-cell>
          <table:table-cell table:formula="of:=AVERAGE([.AAL4:.AAL5])" office:value-type="float" office:value="50.367155" calcext:value-type="float">
            <text:p>50.367155</text:p>
          </table:table-cell>
          <table:table-cell table:formula="of:=AVERAGE([.AAM4:.AAM5])" office:value-type="float" office:value="50.3688735" calcext:value-type="float">
            <text:p>50.3688735</text:p>
          </table:table-cell>
          <table:table-cell table:formula="of:=AVERAGE([.AAN4:.AAN5])" office:value-type="float" office:value="50.3040735" calcext:value-type="float">
            <text:p>50.3040735</text:p>
          </table:table-cell>
          <table:table-cell table:formula="of:=AVERAGE([.AAO4:.AAO5])" office:value-type="float" office:value="50.8576435" calcext:value-type="float">
            <text:p>50.8576435</text:p>
          </table:table-cell>
          <table:table-cell table:formula="of:=AVERAGE([.AAP4:.AAP5])" office:value-type="float" office:value="49.7516845" calcext:value-type="float">
            <text:p>49.7516845</text:p>
          </table:table-cell>
          <table:table-cell table:formula="of:=AVERAGE([.AAQ4:.AAQ5])" office:value-type="float" office:value="50.3045995" calcext:value-type="float">
            <text:p>50.3045995</text:p>
          </table:table-cell>
          <table:table-cell table:formula="of:=AVERAGE([.AAR4:.AAR5])" office:value-type="float" office:value="49.7943995" calcext:value-type="float">
            <text:p>49.7943995</text:p>
          </table:table-cell>
          <table:table-cell table:formula="of:=AVERAGE([.AAS4:.AAS5])" office:value-type="float" office:value="49.988699" calcext:value-type="float">
            <text:p>49.988699</text:p>
          </table:table-cell>
          <table:table-cell table:formula="of:=AVERAGE([.AAT4:.AAT5])" office:value-type="float" office:value="50.9571325" calcext:value-type="float">
            <text:p>50.9571325</text:p>
          </table:table-cell>
          <table:table-cell table:formula="of:=AVERAGE([.AAU4:.AAU5])" office:value-type="float" office:value="50.5109065" calcext:value-type="float">
            <text:p>50.5109065</text:p>
          </table:table-cell>
          <table:table-cell table:formula="of:=AVERAGE([.AAV4:.AAV5])" office:value-type="float" office:value="50.125694" calcext:value-type="float">
            <text:p>50.125694</text:p>
          </table:table-cell>
          <table:table-cell table:formula="of:=AVERAGE([.AAW4:.AAW5])" office:value-type="float" office:value="51.053017" calcext:value-type="float">
            <text:p>51.053017</text:p>
          </table:table-cell>
          <table:table-cell table:formula="of:=AVERAGE([.AAX4:.AAX5])" office:value-type="float" office:value="51.485401" calcext:value-type="float">
            <text:p>51.485401</text:p>
          </table:table-cell>
          <table:table-cell table:formula="of:=AVERAGE([.AAY4:.AAY5])" office:value-type="float" office:value="50.839489" calcext:value-type="float">
            <text:p>50.839489</text:p>
          </table:table-cell>
          <table:table-cell table:formula="of:=AVERAGE([.AAZ4:.AAZ5])" office:value-type="float" office:value="51.293541" calcext:value-type="float">
            <text:p>51.293541</text:p>
          </table:table-cell>
          <table:table-cell table:formula="of:=AVERAGE([.ABA4:.ABA5])" office:value-type="float" office:value="50.6811085" calcext:value-type="float">
            <text:p>50.6811085</text:p>
          </table:table-cell>
          <table:table-cell table:formula="of:=AVERAGE([.ABB4:.ABB5])" office:value-type="float" office:value="51.6847285" calcext:value-type="float">
            <text:p>51.6847285</text:p>
          </table:table-cell>
          <table:table-cell table:formula="of:=AVERAGE([.ABC4:.ABC5])" office:value-type="float" office:value="51.8823985" calcext:value-type="float">
            <text:p>51.8823985</text:p>
          </table:table-cell>
          <table:table-cell table:formula="of:=AVERAGE([.ABD4:.ABD5])" office:value-type="float" office:value="51.2158985" calcext:value-type="float">
            <text:p>51.2158985</text:p>
          </table:table-cell>
          <table:table-cell table:formula="of:=AVERAGE([.ABE4:.ABE5])" office:value-type="float" office:value="52.927019" calcext:value-type="float">
            <text:p>52.927019</text:p>
          </table:table-cell>
          <table:table-cell table:formula="of:=AVERAGE([.ABF4:.ABF5])" office:value-type="float" office:value="52.1536885" calcext:value-type="float">
            <text:p>52.1536885</text:p>
          </table:table-cell>
          <table:table-cell table:formula="of:=AVERAGE([.ABG4:.ABG5])" office:value-type="float" office:value="51.408035" calcext:value-type="float">
            <text:p>51.408035</text:p>
          </table:table-cell>
          <table:table-cell table:formula="of:=AVERAGE([.ABH4:.ABH5])" office:value-type="float" office:value="51.4926435" calcext:value-type="float">
            <text:p>51.4926435</text:p>
          </table:table-cell>
          <table:table-cell table:formula="of:=AVERAGE([.ABI4:.ABI5])" office:value-type="float" office:value="52.908478" calcext:value-type="float">
            <text:p>52.908478</text:p>
          </table:table-cell>
          <table:table-cell table:formula="of:=AVERAGE([.ABJ4:.ABJ5])" office:value-type="float" office:value="52.7857895" calcext:value-type="float">
            <text:p>52.7857895</text:p>
          </table:table-cell>
          <table:table-cell table:formula="of:=AVERAGE([.ABK4:.ABK5])" office:value-type="float" office:value="51.497528" calcext:value-type="float">
            <text:p>51.497528</text:p>
          </table:table-cell>
          <table:table-cell table:formula="of:=AVERAGE([.ABL4:.ABL5])" office:value-type="float" office:value="51.4091895" calcext:value-type="float">
            <text:p>51.4091895</text:p>
          </table:table-cell>
          <table:table-cell table:formula="of:=AVERAGE([.ABM4:.ABM5])" office:value-type="float" office:value="52.4407235" calcext:value-type="float">
            <text:p>52.4407235</text:p>
          </table:table-cell>
          <table:table-cell table:formula="of:=AVERAGE([.ABN4:.ABN5])" office:value-type="float" office:value="52.82387" calcext:value-type="float">
            <text:p>52.82387</text:p>
          </table:table-cell>
          <table:table-cell table:formula="of:=AVERAGE([.ABO4:.ABO5])" office:value-type="float" office:value="51.7924425" calcext:value-type="float">
            <text:p>51.7924425</text:p>
          </table:table-cell>
          <table:table-cell table:formula="of:=AVERAGE([.ABP4:.ABP5])" office:value-type="float" office:value="51.3700465" calcext:value-type="float">
            <text:p>51.3700465</text:p>
          </table:table-cell>
          <table:table-cell table:formula="of:=AVERAGE([.ABQ4:.ABQ5])" office:value-type="float" office:value="53.1751365" calcext:value-type="float">
            <text:p>53.1751365</text:p>
          </table:table-cell>
          <table:table-cell table:formula="of:=AVERAGE([.ABR4:.ABR5])" office:value-type="float" office:value="52.1716515" calcext:value-type="float">
            <text:p>52.1716515</text:p>
          </table:table-cell>
          <table:table-cell table:formula="of:=AVERAGE([.ABS4:.ABS5])" office:value-type="float" office:value="52.1386985" calcext:value-type="float">
            <text:p>52.1386985</text:p>
          </table:table-cell>
          <table:table-cell table:formula="of:=AVERAGE([.ABT4:.ABT5])" office:value-type="float" office:value="52.3616085" calcext:value-type="float">
            <text:p>52.3616085</text:p>
          </table:table-cell>
          <table:table-cell table:formula="of:=AVERAGE([.ABU4:.ABU5])" office:value-type="float" office:value="53.027376" calcext:value-type="float">
            <text:p>53.027376</text:p>
          </table:table-cell>
          <table:table-cell table:formula="of:=AVERAGE([.ABV4:.ABV5])" office:value-type="float" office:value="52.527466" calcext:value-type="float">
            <text:p>52.527466</text:p>
          </table:table-cell>
          <table:table-cell table:formula="of:=AVERAGE([.ABW4:.ABW5])" office:value-type="float" office:value="53.0723975" calcext:value-type="float">
            <text:p>53.0723975</text:p>
          </table:table-cell>
          <table:table-cell table:formula="of:=AVERAGE([.ABX4:.ABX5])" office:value-type="float" office:value="53.0287205" calcext:value-type="float">
            <text:p>53.0287205</text:p>
          </table:table-cell>
          <table:table-cell table:formula="of:=AVERAGE([.ABY4:.ABY5])" office:value-type="float" office:value="52.702322" calcext:value-type="float">
            <text:p>52.702322</text:p>
          </table:table-cell>
          <table:table-cell table:formula="of:=AVERAGE([.ABZ4:.ABZ5])" office:value-type="float" office:value="53.7835635" calcext:value-type="float">
            <text:p>53.7835635</text:p>
          </table:table-cell>
          <table:table-cell table:formula="of:=AVERAGE([.ACA4:.ACA5])" office:value-type="float" office:value="53.2421" calcext:value-type="float">
            <text:p>53.2421</text:p>
          </table:table-cell>
          <table:table-cell table:formula="of:=AVERAGE([.ACB4:.ACB5])" office:value-type="float" office:value="53.616869" calcext:value-type="float">
            <text:p>53.616869</text:p>
          </table:table-cell>
          <table:table-cell table:formula="of:=AVERAGE([.ACC4:.ACC5])" office:value-type="float" office:value="53.4772035" calcext:value-type="float">
            <text:p>53.4772035</text:p>
          </table:table-cell>
          <table:table-cell table:formula="of:=AVERAGE([.ACD4:.ACD5])" office:value-type="float" office:value="54.1461815" calcext:value-type="float">
            <text:p>54.1461815</text:p>
          </table:table-cell>
          <table:table-cell table:formula="of:=AVERAGE([.ACE4:.ACE5])" office:value-type="float" office:value="53.2492985" calcext:value-type="float">
            <text:p>53.2492985</text:p>
          </table:table-cell>
          <table:table-cell table:formula="of:=AVERAGE([.ACF4:.ACF5])" office:value-type="float" office:value="52.44203" calcext:value-type="float">
            <text:p>52.44203</text:p>
          </table:table-cell>
          <table:table-cell table:formula="of:=AVERAGE([.ACG4:.ACG5])" office:value-type="float" office:value="52.047739" calcext:value-type="float">
            <text:p>52.047739</text:p>
          </table:table-cell>
          <table:table-cell table:formula="of:=AVERAGE([.ACH4:.ACH5])" office:value-type="float" office:value="52.4503805" calcext:value-type="float">
            <text:p>52.4503805</text:p>
          </table:table-cell>
          <table:table-cell table:formula="of:=AVERAGE([.ACI4:.ACI5])" office:value-type="float" office:value="52.5667225" calcext:value-type="float">
            <text:p>52.5667225</text:p>
          </table:table-cell>
          <table:table-cell table:formula="of:=AVERAGE([.ACJ4:.ACJ5])" office:value-type="float" office:value="54.1052725" calcext:value-type="float">
            <text:p>54.1052725</text:p>
          </table:table-cell>
          <table:table-cell table:formula="of:=AVERAGE([.ACK4:.ACK5])" office:value-type="float" office:value="54.329172" calcext:value-type="float">
            <text:p>54.329172</text:p>
          </table:table-cell>
          <table:table-cell table:formula="of:=AVERAGE([.ACL4:.ACL5])" office:value-type="float" office:value="52.952351" calcext:value-type="float">
            <text:p>52.952351</text:p>
          </table:table-cell>
          <table:table-cell table:formula="of:=AVERAGE([.ACM4:.ACM5])" office:value-type="float" office:value="52.390301" calcext:value-type="float">
            <text:p>52.390301</text:p>
          </table:table-cell>
          <table:table-cell table:formula="of:=AVERAGE([.ACN4:.ACN5])" office:value-type="float" office:value="54.4667895" calcext:value-type="float">
            <text:p>54.4667895</text:p>
          </table:table-cell>
          <table:table-cell table:formula="of:=AVERAGE([.ACO4:.ACO5])" office:value-type="float" office:value="52.628786" calcext:value-type="float">
            <text:p>52.628786</text:p>
          </table:table-cell>
          <table:table-cell table:formula="of:=AVERAGE([.ACP4:.ACP5])" office:value-type="float" office:value="52.176771" calcext:value-type="float">
            <text:p>52.176771</text:p>
          </table:table-cell>
          <table:table-cell table:formula="of:=AVERAGE([.ACQ4:.ACQ5])" office:value-type="float" office:value="54.168524" calcext:value-type="float">
            <text:p>54.168524</text:p>
          </table:table-cell>
          <table:table-cell table:formula="of:=AVERAGE([.ACR4:.ACR5])" office:value-type="float" office:value="53.6047975" calcext:value-type="float">
            <text:p>53.6047975</text:p>
          </table:table-cell>
          <table:table-cell table:formula="of:=AVERAGE([.ACS4:.ACS5])" office:value-type="float" office:value="53.210001" calcext:value-type="float">
            <text:p>53.210001</text:p>
          </table:table-cell>
          <table:table-cell table:formula="of:=AVERAGE([.ACT4:.ACT5])" office:value-type="float" office:value="53.577425" calcext:value-type="float">
            <text:p>53.577425</text:p>
          </table:table-cell>
          <table:table-cell table:formula="of:=AVERAGE([.ACU4:.ACU5])" office:value-type="float" office:value="53.6429745" calcext:value-type="float">
            <text:p>53.6429745</text:p>
          </table:table-cell>
          <table:table-cell table:formula="of:=AVERAGE([.ACV4:.ACV5])" office:value-type="float" office:value="54.381897" calcext:value-type="float">
            <text:p>54.381897</text:p>
          </table:table-cell>
          <table:table-cell table:formula="of:=AVERAGE([.ACW4:.ACW5])" office:value-type="float" office:value="54.572197" calcext:value-type="float">
            <text:p>54.572197</text:p>
          </table:table-cell>
          <table:table-cell table:formula="of:=AVERAGE([.ACX4:.ACX5])" office:value-type="float" office:value="53.90069" calcext:value-type="float">
            <text:p>53.90069</text:p>
          </table:table-cell>
          <table:table-cell table:formula="of:=AVERAGE([.ACY4:.ACY5])" office:value-type="float" office:value="54.368275" calcext:value-type="float">
            <text:p>54.368275</text:p>
          </table:table-cell>
          <table:table-cell table:formula="of:=AVERAGE([.ACZ4:.ACZ5])" office:value-type="float" office:value="52.706421" calcext:value-type="float">
            <text:p>52.706421</text:p>
          </table:table-cell>
          <table:table-cell table:formula="of:=AVERAGE([.ADA4:.ADA5])" office:value-type="float" office:value="55.237614" calcext:value-type="float">
            <text:p>55.237614</text:p>
          </table:table-cell>
          <table:table-cell table:formula="of:=AVERAGE([.ADB4:.ADB5])" office:value-type="float" office:value="54.6258465" calcext:value-type="float">
            <text:p>54.6258465</text:p>
          </table:table-cell>
          <table:table-cell table:formula="of:=AVERAGE([.ADC4:.ADC5])" office:value-type="float" office:value="56.4373055" calcext:value-type="float">
            <text:p>56.4373055</text:p>
          </table:table-cell>
          <table:table-cell table:formula="of:=AVERAGE([.ADD4:.ADD5])" office:value-type="float" office:value="57.367668" calcext:value-type="float">
            <text:p>57.367668</text:p>
          </table:table-cell>
          <table:table-cell table:formula="of:=AVERAGE([.ADE4:.ADE5])" office:value-type="float" office:value="55.402271" calcext:value-type="float">
            <text:p>55.402271</text:p>
          </table:table-cell>
          <table:table-cell table:formula="of:=AVERAGE([.ADF4:.ADF5])" office:value-type="float" office:value="55.186275" calcext:value-type="float">
            <text:p>55.186275</text:p>
          </table:table-cell>
          <table:table-cell table:formula="of:=AVERAGE([.ADG4:.ADG5])" office:value-type="float" office:value="55.1265905" calcext:value-type="float">
            <text:p>55.1265905</text:p>
          </table:table-cell>
          <table:table-cell table:formula="of:=AVERAGE([.ADH4:.ADH5])" office:value-type="float" office:value="56.0041485" calcext:value-type="float">
            <text:p>56.0041485</text:p>
          </table:table-cell>
          <table:table-cell table:formula="of:=AVERAGE([.ADI4:.ADI5])" office:value-type="float" office:value="54.9105815" calcext:value-type="float">
            <text:p>54.9105815</text:p>
          </table:table-cell>
          <table:table-cell table:formula="of:=AVERAGE([.ADJ4:.ADJ5])" office:value-type="float" office:value="56.6825925" calcext:value-type="float">
            <text:p>56.6825925</text:p>
          </table:table-cell>
          <table:table-cell table:formula="of:=AVERAGE([.ADK4:.ADK5])" office:value-type="float" office:value="57.2205545" calcext:value-type="float">
            <text:p>57.2205545</text:p>
          </table:table-cell>
          <table:table-cell table:formula="of:=AVERAGE([.ADL4:.ADL5])" office:value-type="float" office:value="54.770033" calcext:value-type="float">
            <text:p>54.770033</text:p>
          </table:table-cell>
          <table:table-cell table:formula="of:=AVERAGE([.ADM4:.ADM5])" office:value-type="float" office:value="55.193924" calcext:value-type="float">
            <text:p>55.193924</text:p>
          </table:table-cell>
          <table:table-cell table:formula="of:=AVERAGE([.ADN4:.ADN5])" office:value-type="float" office:value="55.103451" calcext:value-type="float">
            <text:p>55.103451</text:p>
          </table:table-cell>
          <table:table-cell table:formula="of:=AVERAGE([.ADO4:.ADO5])" office:value-type="float" office:value="55.5421165" calcext:value-type="float">
            <text:p>55.5421165</text:p>
          </table:table-cell>
          <table:table-cell table:formula="of:=AVERAGE([.ADP4:.ADP5])" office:value-type="float" office:value="55.398064" calcext:value-type="float">
            <text:p>55.398064</text:p>
          </table:table-cell>
          <table:table-cell table:formula="of:=AVERAGE([.ADQ4:.ADQ5])" office:value-type="float" office:value="55.8283615" calcext:value-type="float">
            <text:p>55.8283615</text:p>
          </table:table-cell>
          <table:table-cell table:formula="of:=AVERAGE([.ADR4:.ADR5])" office:value-type="float" office:value="56.032667" calcext:value-type="float">
            <text:p>56.032667</text:p>
          </table:table-cell>
          <table:table-cell table:formula="of:=AVERAGE([.ADS4:.ADS5])" office:value-type="float" office:value="54.582756" calcext:value-type="float">
            <text:p>54.582756</text:p>
          </table:table-cell>
          <table:table-cell table:formula="of:=AVERAGE([.ADT4:.ADT5])" office:value-type="float" office:value="57.7490005" calcext:value-type="float">
            <text:p>57.7490005</text:p>
          </table:table-cell>
          <table:table-cell table:formula="of:=AVERAGE([.ADU4:.ADU5])" office:value-type="float" office:value="55.014769" calcext:value-type="float">
            <text:p>55.014769</text:p>
          </table:table-cell>
          <table:table-cell table:formula="of:=AVERAGE([.ADV4:.ADV5])" office:value-type="float" office:value="55.304136" calcext:value-type="float">
            <text:p>55.304136</text:p>
          </table:table-cell>
          <table:table-cell table:formula="of:=AVERAGE([.ADW4:.ADW5])" office:value-type="float" office:value="55.4766675" calcext:value-type="float">
            <text:p>55.4766675</text:p>
          </table:table-cell>
          <table:table-cell table:formula="of:=AVERAGE([.ADX4:.ADX5])" office:value-type="float" office:value="56.129274" calcext:value-type="float">
            <text:p>56.129274</text:p>
          </table:table-cell>
          <table:table-cell table:formula="of:=AVERAGE([.ADY4:.ADY5])" office:value-type="float" office:value="55.196976" calcext:value-type="float">
            <text:p>55.196976</text:p>
          </table:table-cell>
          <table:table-cell table:formula="of:=AVERAGE([.ADZ4:.ADZ5])" office:value-type="float" office:value="55.806049" calcext:value-type="float">
            <text:p>55.806049</text:p>
          </table:table-cell>
          <table:table-cell table:formula="of:=AVERAGE([.AEA4:.AEA5])" office:value-type="float" office:value="56.6215895" calcext:value-type="float">
            <text:p>56.6215895</text:p>
          </table:table-cell>
          <table:table-cell table:formula="of:=AVERAGE([.AEB4:.AEB5])" office:value-type="float" office:value="56.2635115" calcext:value-type="float">
            <text:p>56.2635115</text:p>
          </table:table-cell>
          <table:table-cell table:formula="of:=AVERAGE([.AEC4:.AEC5])" office:value-type="float" office:value="56.08136" calcext:value-type="float">
            <text:p>56.08136</text:p>
          </table:table-cell>
          <table:table-cell table:formula="of:=AVERAGE([.AED4:.AED5])" office:value-type="float" office:value="56.7891995" calcext:value-type="float">
            <text:p>56.7891995</text:p>
          </table:table-cell>
          <table:table-cell table:formula="of:=AVERAGE([.AEE4:.AEE5])" office:value-type="float" office:value="56.6689185" calcext:value-type="float">
            <text:p>56.6689185</text:p>
          </table:table-cell>
          <table:table-cell table:formula="of:=AVERAGE([.AEF4:.AEF5])" office:value-type="float" office:value="56.432291" calcext:value-type="float">
            <text:p>56.432291</text:p>
          </table:table-cell>
          <table:table-cell table:formula="of:=AVERAGE([.AEG4:.AEG5])" office:value-type="float" office:value="55.3195075" calcext:value-type="float">
            <text:p>55.3195075</text:p>
          </table:table-cell>
          <table:table-cell table:formula="of:=AVERAGE([.AEH4:.AEH5])" office:value-type="float" office:value="56.129862" calcext:value-type="float">
            <text:p>56.129862</text:p>
          </table:table-cell>
          <table:table-cell table:formula="of:=AVERAGE([.AEI4:.AEI5])" office:value-type="float" office:value="56.7298505" calcext:value-type="float">
            <text:p>56.7298505</text:p>
          </table:table-cell>
          <table:table-cell table:formula="of:=AVERAGE([.AEJ4:.AEJ5])" office:value-type="float" office:value="58.6333655" calcext:value-type="float">
            <text:p>58.6333655</text:p>
          </table:table-cell>
          <table:table-cell table:formula="of:=AVERAGE([.AEK4:.AEK5])" office:value-type="float" office:value="56.178007" calcext:value-type="float">
            <text:p>56.178007</text:p>
          </table:table-cell>
          <table:table-cell table:formula="of:=AVERAGE([.AEL4:.AEL5])" office:value-type="float" office:value="58.1371765" calcext:value-type="float">
            <text:p>58.1371765</text:p>
          </table:table-cell>
          <table:table-cell table:formula="of:=AVERAGE([.AEM4:.AEM5])" office:value-type="float" office:value="57.2115495" calcext:value-type="float">
            <text:p>57.2115495</text:p>
          </table:table-cell>
          <table:table-cell table:formula="of:=AVERAGE([.AEN4:.AEN5])" office:value-type="float" office:value="58.0136375" calcext:value-type="float">
            <text:p>58.0136375</text:p>
          </table:table-cell>
          <table:table-cell table:formula="of:=AVERAGE([.AEO4:.AEO5])" office:value-type="float" office:value="57.543783" calcext:value-type="float">
            <text:p>57.543783</text:p>
          </table:table-cell>
          <table:table-cell table:formula="of:=AVERAGE([.AEP4:.AEP5])" office:value-type="float" office:value="56.5261325" calcext:value-type="float">
            <text:p>56.5261325</text:p>
          </table:table-cell>
          <table:table-cell table:formula="of:=AVERAGE([.AEQ4:.AEQ5])" office:value-type="float" office:value="58.0328925" calcext:value-type="float">
            <text:p>58.0328925</text:p>
          </table:table-cell>
          <table:table-cell table:formula="of:=AVERAGE([.AER4:.AER5])" office:value-type="float" office:value="59.2719705" calcext:value-type="float">
            <text:p>59.2719705</text:p>
          </table:table-cell>
          <table:table-cell table:formula="of:=AVERAGE([.AES4:.AES5])" office:value-type="float" office:value="57.1947385" calcext:value-type="float">
            <text:p>57.1947385</text:p>
          </table:table-cell>
          <table:table-cell table:formula="of:=AVERAGE([.AET4:.AET5])" office:value-type="float" office:value="57.368351" calcext:value-type="float">
            <text:p>57.368351</text:p>
          </table:table-cell>
          <table:table-cell table:formula="of:=AVERAGE([.AEU4:.AEU5])" office:value-type="float" office:value="58.2924005" calcext:value-type="float">
            <text:p>58.2924005</text:p>
          </table:table-cell>
          <table:table-cell table:formula="of:=AVERAGE([.AEV4:.AEV5])" office:value-type="float" office:value="58.039257" calcext:value-type="float">
            <text:p>58.039257</text:p>
          </table:table-cell>
          <table:table-cell table:formula="of:=AVERAGE([.AEW4:.AEW5])" office:value-type="float" office:value="58.4274555" calcext:value-type="float">
            <text:p>58.4274555</text:p>
          </table:table-cell>
          <table:table-cell table:formula="of:=AVERAGE([.AEX4:.AEX5])" office:value-type="float" office:value="58.101986" calcext:value-type="float">
            <text:p>58.101986</text:p>
          </table:table-cell>
          <table:table-cell table:formula="of:=AVERAGE([.AEY4:.AEY5])" office:value-type="float" office:value="58.933558" calcext:value-type="float">
            <text:p>58.933558</text:p>
          </table:table-cell>
          <table:table-cell table:formula="of:=AVERAGE([.AEZ4:.AEZ5])" office:value-type="float" office:value="58.554102" calcext:value-type="float">
            <text:p>58.554102</text:p>
          </table:table-cell>
          <table:table-cell table:formula="of:=AVERAGE([.AFA4:.AFA5])" office:value-type="float" office:value="58.3114835" calcext:value-type="float">
            <text:p>58.3114835</text:p>
          </table:table-cell>
          <table:table-cell table:formula="of:=AVERAGE([.AFB4:.AFB5])" office:value-type="float" office:value="60.3004515" calcext:value-type="float">
            <text:p>60.3004515</text:p>
          </table:table-cell>
          <table:table-cell table:formula="of:=AVERAGE([.AFC4:.AFC5])" office:value-type="float" office:value="59.420717" calcext:value-type="float">
            <text:p>59.420717</text:p>
          </table:table-cell>
          <table:table-cell table:formula="of:=AVERAGE([.AFD4:.AFD5])" office:value-type="float" office:value="59.2745265" calcext:value-type="float">
            <text:p>59.2745265</text:p>
          </table:table-cell>
          <table:table-cell table:formula="of:=AVERAGE([.AFE4:.AFE5])" office:value-type="float" office:value="59.126032" calcext:value-type="float">
            <text:p>59.126032</text:p>
          </table:table-cell>
          <table:table-cell table:formula="of:=AVERAGE([.AFF4:.AFF5])" office:value-type="float" office:value="59.976921" calcext:value-type="float">
            <text:p>59.976921</text:p>
          </table:table-cell>
          <table:table-cell table:formula="of:=AVERAGE([.AFG4:.AFG5])" office:value-type="float" office:value="60.012716" calcext:value-type="float">
            <text:p>60.012716</text:p>
          </table:table-cell>
          <table:table-cell table:formula="of:=AVERAGE([.AFH4:.AFH5])" office:value-type="float" office:value="59.915289" calcext:value-type="float">
            <text:p>59.915289</text:p>
          </table:table-cell>
          <table:table-cell table:formula="of:=AVERAGE([.AFI4:.AFI5])" office:value-type="float" office:value="60.0309945" calcext:value-type="float">
            <text:p>60.0309945</text:p>
          </table:table-cell>
          <table:table-cell table:formula="of:=AVERAGE([.AFJ4:.AFJ5])" office:value-type="float" office:value="60.2788085" calcext:value-type="float">
            <text:p>60.2788085</text:p>
          </table:table-cell>
          <table:table-cell table:formula="of:=AVERAGE([.AFK4:.AFK5])" office:value-type="float" office:value="58.9502125" calcext:value-type="float">
            <text:p>58.9502125</text:p>
          </table:table-cell>
          <table:table-cell table:formula="of:=AVERAGE([.AFL4:.AFL5])" office:value-type="float" office:value="58.4281345" calcext:value-type="float">
            <text:p>58.4281345</text:p>
          </table:table-cell>
          <table:table-cell table:formula="of:=AVERAGE([.AFM4:.AFM5])" office:value-type="float" office:value="59.220314" calcext:value-type="float">
            <text:p>59.220314</text:p>
          </table:table-cell>
          <table:table-cell table:formula="of:=AVERAGE([.AFN4:.AFN5])" office:value-type="float" office:value="58.162006" calcext:value-type="float">
            <text:p>58.162006</text:p>
          </table:table-cell>
          <table:table-cell table:formula="of:=AVERAGE([.AFO4:.AFO5])" office:value-type="float" office:value="58.7263105" calcext:value-type="float">
            <text:p>58.7263105</text:p>
          </table:table-cell>
          <table:table-cell table:formula="of:=AVERAGE([.AFP4:.AFP5])" office:value-type="float" office:value="59.0097255" calcext:value-type="float">
            <text:p>59.0097255</text:p>
          </table:table-cell>
          <table:table-cell table:formula="of:=AVERAGE([.AFQ4:.AFQ5])" office:value-type="float" office:value="59.808689" calcext:value-type="float">
            <text:p>59.808689</text:p>
          </table:table-cell>
          <table:table-cell table:formula="of:=AVERAGE([.AFR4:.AFR5])" office:value-type="float" office:value="59.507624" calcext:value-type="float">
            <text:p>59.507624</text:p>
          </table:table-cell>
          <table:table-cell table:formula="of:=AVERAGE([.AFS4:.AFS5])" office:value-type="float" office:value="59.7231235" calcext:value-type="float">
            <text:p>59.7231235</text:p>
          </table:table-cell>
          <table:table-cell table:formula="of:=AVERAGE([.AFT4:.AFT5])" office:value-type="float" office:value="59.084135" calcext:value-type="float">
            <text:p>59.084135</text:p>
          </table:table-cell>
          <table:table-cell table:formula="of:=AVERAGE([.AFU4:.AFU5])" office:value-type="float" office:value="60.1500625" calcext:value-type="float">
            <text:p>60.1500625</text:p>
          </table:table-cell>
          <table:table-cell table:formula="of:=AVERAGE([.AFV4:.AFV5])" office:value-type="float" office:value="59.2654345" calcext:value-type="float">
            <text:p>59.2654345</text:p>
          </table:table-cell>
          <table:table-cell table:formula="of:=AVERAGE([.AFW4:.AFW5])" office:value-type="float" office:value="58.124216" calcext:value-type="float">
            <text:p>58.124216</text:p>
          </table:table-cell>
          <table:table-cell table:formula="of:=AVERAGE([.AFX4:.AFX5])" office:value-type="float" office:value="58.6044255" calcext:value-type="float">
            <text:p>58.6044255</text:p>
          </table:table-cell>
          <table:table-cell table:formula="of:=AVERAGE([.AFY4:.AFY5])" office:value-type="float" office:value="61.038441" calcext:value-type="float">
            <text:p>61.038441</text:p>
          </table:table-cell>
          <table:table-cell table:formula="of:=AVERAGE([.AFZ4:.AFZ5])" office:value-type="float" office:value="61.2325995" calcext:value-type="float">
            <text:p>61.2325995</text:p>
          </table:table-cell>
          <table:table-cell table:formula="of:=AVERAGE([.AGA4:.AGA5])" office:value-type="float" office:value="62.142647" calcext:value-type="float">
            <text:p>62.142647</text:p>
          </table:table-cell>
          <table:table-cell table:formula="of:=AVERAGE([.AGB4:.AGB5])" office:value-type="float" office:value="62.5645425" calcext:value-type="float">
            <text:p>62.5645425</text:p>
          </table:table-cell>
          <table:table-cell table:formula="of:=AVERAGE([.AGC4:.AGC5])" office:value-type="float" office:value="62.7539905" calcext:value-type="float">
            <text:p>62.7539905</text:p>
          </table:table-cell>
          <table:table-cell table:formula="of:=AVERAGE([.AGD4:.AGD5])" office:value-type="float" office:value="60.289015" calcext:value-type="float">
            <text:p>60.289015</text:p>
          </table:table-cell>
          <table:table-cell table:formula="of:=AVERAGE([.AGE4:.AGE5])" office:value-type="float" office:value="62.3291665" calcext:value-type="float">
            <text:p>62.3291665</text:p>
          </table:table-cell>
          <table:table-cell table:formula="of:=AVERAGE([.AGF4:.AGF5])" office:value-type="float" office:value="60.657288" calcext:value-type="float">
            <text:p>60.657288</text:p>
          </table:table-cell>
          <table:table-cell table:formula="of:=AVERAGE([.AGG4:.AGG5])" office:value-type="float" office:value="61.771816" calcext:value-type="float">
            <text:p>61.771816</text:p>
          </table:table-cell>
          <table:table-cell table:formula="of:=AVERAGE([.AGH4:.AGH5])" office:value-type="float" office:value="62.10033" calcext:value-type="float">
            <text:p>62.10033</text:p>
          </table:table-cell>
          <table:table-cell table:formula="of:=AVERAGE([.AGI4:.AGI5])" office:value-type="float" office:value="61.87648" calcext:value-type="float">
            <text:p>61.87648</text:p>
          </table:table-cell>
          <table:table-cell table:formula="of:=AVERAGE([.AGJ4:.AGJ5])" office:value-type="float" office:value="60.6192685" calcext:value-type="float">
            <text:p>60.6192685</text:p>
          </table:table-cell>
          <table:table-cell table:formula="of:=AVERAGE([.AGK4:.AGK5])" office:value-type="float" office:value="62.705214" calcext:value-type="float">
            <text:p>62.705214</text:p>
          </table:table-cell>
          <table:table-cell table:formula="of:=AVERAGE([.AGL4:.AGL5])" office:value-type="float" office:value="63.0272865" calcext:value-type="float">
            <text:p>63.0272865</text:p>
          </table:table-cell>
          <table:table-cell table:formula="of:=AVERAGE([.AGM4:.AGM5])" office:value-type="float" office:value="61.0315095" calcext:value-type="float">
            <text:p>61.0315095</text:p>
          </table:table-cell>
          <table:table-cell table:formula="of:=AVERAGE([.AGN4:.AGN5])" office:value-type="float" office:value="63.6853505" calcext:value-type="float">
            <text:p>63.6853505</text:p>
          </table:table-cell>
          <table:table-cell table:formula="of:=AVERAGE([.AGO4:.AGO5])" office:value-type="float" office:value="64.0324555" calcext:value-type="float">
            <text:p>64.0324555</text:p>
          </table:table-cell>
          <table:table-cell table:formula="of:=AVERAGE([.AGP4:.AGP5])" office:value-type="float" office:value="61.899103" calcext:value-type="float">
            <text:p>61.899103</text:p>
          </table:table-cell>
          <table:table-cell table:formula="of:=AVERAGE([.AGQ4:.AGQ5])" office:value-type="float" office:value="62.354229" calcext:value-type="float">
            <text:p>62.354229</text:p>
          </table:table-cell>
          <table:table-cell table:formula="of:=AVERAGE([.AGR4:.AGR5])" office:value-type="float" office:value="63.1169185" calcext:value-type="float">
            <text:p>63.1169185</text:p>
          </table:table-cell>
          <table:table-cell table:formula="of:=AVERAGE([.AGS4:.AGS5])" office:value-type="float" office:value="62.4039135" calcext:value-type="float">
            <text:p>62.4039135</text:p>
          </table:table-cell>
          <table:table-cell table:formula="of:=AVERAGE([.AGT4:.AGT5])" office:value-type="float" office:value="62.047621" calcext:value-type="float">
            <text:p>62.047621</text:p>
          </table:table-cell>
          <table:table-cell table:formula="of:=AVERAGE([.AGU4:.AGU5])" office:value-type="float" office:value="63.051382" calcext:value-type="float">
            <text:p>63.051382</text:p>
          </table:table-cell>
          <table:table-cell table:formula="of:=AVERAGE([.AGV4:.AGV5])" office:value-type="float" office:value="62.5664405" calcext:value-type="float">
            <text:p>62.5664405</text:p>
          </table:table-cell>
          <table:table-cell table:formula="of:=AVERAGE([.AGW4:.AGW5])" office:value-type="float" office:value="62.73267" calcext:value-type="float">
            <text:p>62.73267</text:p>
          </table:table-cell>
          <table:table-cell table:formula="of:=AVERAGE([.AGX4:.AGX5])" office:value-type="float" office:value="62.3421265" calcext:value-type="float">
            <text:p>62.3421265</text:p>
          </table:table-cell>
          <table:table-cell table:formula="of:=AVERAGE([.AGY4:.AGY5])" office:value-type="float" office:value="63.100557" calcext:value-type="float">
            <text:p>63.100557</text:p>
          </table:table-cell>
          <table:table-cell table:formula="of:=AVERAGE([.AGZ4:.AGZ5])" office:value-type="float" office:value="61.930893" calcext:value-type="float">
            <text:p>61.930893</text:p>
          </table:table-cell>
          <table:table-cell table:formula="of:=AVERAGE([.AHA4:.AHA5])" office:value-type="float" office:value="62.3323135" calcext:value-type="float">
            <text:p>62.3323135</text:p>
          </table:table-cell>
          <table:table-cell table:formula="of:=AVERAGE([.AHB4:.AHB5])" office:value-type="float" office:value="64.305155" calcext:value-type="float">
            <text:p>64.305155</text:p>
          </table:table-cell>
          <table:table-cell table:formula="of:=AVERAGE([.AHC4:.AHC5])" office:value-type="float" office:value="63.581125" calcext:value-type="float">
            <text:p>63.581125</text:p>
          </table:table-cell>
          <table:table-cell table:formula="of:=AVERAGE([.AHD4:.AHD5])" office:value-type="float" office:value="63.12936" calcext:value-type="float">
            <text:p>63.12936</text:p>
          </table:table-cell>
          <table:table-cell table:formula="of:=AVERAGE([.AHE4:.AHE5])" office:value-type="float" office:value="64.0871985" calcext:value-type="float">
            <text:p>64.0871985</text:p>
          </table:table-cell>
          <table:table-cell table:formula="of:=AVERAGE([.AHF4:.AHF5])" office:value-type="float" office:value="63.4629" calcext:value-type="float">
            <text:p>63.4629</text:p>
          </table:table-cell>
          <table:table-cell table:formula="of:=AVERAGE([.AHG4:.AHG5])" office:value-type="float" office:value="65.284485" calcext:value-type="float">
            <text:p>65.284485</text:p>
          </table:table-cell>
          <table:table-cell table:formula="of:=AVERAGE([.AHH4:.AHH5])" office:value-type="float" office:value="62.979118" calcext:value-type="float">
            <text:p>62.979118</text:p>
          </table:table-cell>
          <table:table-cell table:formula="of:=AVERAGE([.AHI4:.AHI5])" office:value-type="float" office:value="64.36375" calcext:value-type="float">
            <text:p>64.36375</text:p>
          </table:table-cell>
          <table:table-cell table:formula="of:=AVERAGE([.AHJ4:.AHJ5])" office:value-type="float" office:value="64.8720585" calcext:value-type="float">
            <text:p>64.8720585</text:p>
          </table:table-cell>
          <table:table-cell table:formula="of:=AVERAGE([.AHK4:.AHK5])" office:value-type="float" office:value="65.015741" calcext:value-type="float">
            <text:p>65.015741</text:p>
          </table:table-cell>
          <table:table-cell table:formula="of:=AVERAGE([.AHL4:.AHL5])" office:value-type="float" office:value="64.329168" calcext:value-type="float">
            <text:p>64.329168</text:p>
          </table:table-cell>
          <table:table-cell table:formula="of:=AVERAGE([.AHM4:.AHM5])" office:value-type="float" office:value="63.4818785" calcext:value-type="float">
            <text:p>63.4818785</text:p>
          </table:table-cell>
          <table:table-cell table:formula="of:=AVERAGE([.AHN4:.AHN5])" office:value-type="float" office:value="62.7067085" calcext:value-type="float">
            <text:p>62.7067085</text:p>
          </table:table-cell>
          <table:table-cell table:formula="of:=AVERAGE([.AHO4:.AHO5])" office:value-type="float" office:value="65.711571" calcext:value-type="float">
            <text:p>65.711571</text:p>
          </table:table-cell>
          <table:table-cell table:formula="of:=AVERAGE([.AHP4:.AHP5])" office:value-type="float" office:value="62.963369" calcext:value-type="float">
            <text:p>62.963369</text:p>
          </table:table-cell>
          <table:table-cell table:formula="of:=AVERAGE([.AHQ4:.AHQ5])" office:value-type="float" office:value="64.583408" calcext:value-type="float">
            <text:p>64.583408</text:p>
          </table:table-cell>
          <table:table-cell table:formula="of:=AVERAGE([.AHR4:.AHR5])" office:value-type="float" office:value="62.9742945" calcext:value-type="float">
            <text:p>62.9742945</text:p>
          </table:table-cell>
          <table:table-cell table:formula="of:=AVERAGE([.AHS4:.AHS5])" office:value-type="float" office:value="64.9085215" calcext:value-type="float">
            <text:p>64.9085215</text:p>
          </table:table-cell>
          <table:table-cell table:formula="of:=AVERAGE([.AHT4:.AHT5])" office:value-type="float" office:value="62.438961" calcext:value-type="float">
            <text:p>62.438961</text:p>
          </table:table-cell>
          <table:table-cell table:formula="of:=AVERAGE([.AHU4:.AHU5])" office:value-type="float" office:value="63.5710415" calcext:value-type="float">
            <text:p>63.5710415</text:p>
          </table:table-cell>
          <table:table-cell table:formula="of:=AVERAGE([.AHV4:.AHV5])" office:value-type="float" office:value="63.59729" calcext:value-type="float">
            <text:p>63.59729</text:p>
          </table:table-cell>
          <table:table-cell table:formula="of:=AVERAGE([.AHW4:.AHW5])" office:value-type="float" office:value="63.298105" calcext:value-type="float">
            <text:p>63.298105</text:p>
          </table:table-cell>
          <table:table-cell table:formula="of:=AVERAGE([.AHX4:.AHX5])" office:value-type="float" office:value="63.180258" calcext:value-type="float">
            <text:p>63.180258</text:p>
          </table:table-cell>
          <table:table-cell table:formula="of:=AVERAGE([.AHY4:.AHY5])" office:value-type="float" office:value="64.7315975" calcext:value-type="float">
            <text:p>64.7315975</text:p>
          </table:table-cell>
          <table:table-cell table:formula="of:=AVERAGE([.AHZ4:.AHZ5])" office:value-type="float" office:value="65.143528" calcext:value-type="float">
            <text:p>65.143528</text:p>
          </table:table-cell>
          <table:table-cell table:formula="of:=AVERAGE([.AIA4:.AIA5])" office:value-type="float" office:value="65.055462" calcext:value-type="float">
            <text:p>65.055462</text:p>
          </table:table-cell>
          <table:table-cell table:formula="of:=AVERAGE([.AIB4:.AIB5])" office:value-type="float" office:value="66.097267" calcext:value-type="float">
            <text:p>66.097267</text:p>
          </table:table-cell>
          <table:table-cell table:formula="of:=AVERAGE([.AIC4:.AIC5])" office:value-type="float" office:value="65.6250665" calcext:value-type="float">
            <text:p>65.6250665</text:p>
          </table:table-cell>
          <table:table-cell table:formula="of:=AVERAGE([.AID4:.AID5])" office:value-type="float" office:value="66.2073445" calcext:value-type="float">
            <text:p>66.2073445</text:p>
          </table:table-cell>
          <table:table-cell table:formula="of:=AVERAGE([.AIE4:.AIE5])" office:value-type="float" office:value="65.308376" calcext:value-type="float">
            <text:p>65.308376</text:p>
          </table:table-cell>
          <table:table-cell table:formula="of:=AVERAGE([.AIF4:.AIF5])" office:value-type="float" office:value="64.5317" calcext:value-type="float">
            <text:p>64.5317</text:p>
          </table:table-cell>
          <table:table-cell table:formula="of:=AVERAGE([.AIG4:.AIG5])" office:value-type="float" office:value="64.049757" calcext:value-type="float">
            <text:p>64.049757</text:p>
          </table:table-cell>
          <table:table-cell table:formula="of:=AVERAGE([.AIH4:.AIH5])" office:value-type="float" office:value="65.783783" calcext:value-type="float">
            <text:p>65.783783</text:p>
          </table:table-cell>
          <table:table-cell table:formula="of:=AVERAGE([.AII4:.AII5])" office:value-type="float" office:value="64.398615" calcext:value-type="float">
            <text:p>64.398615</text:p>
          </table:table-cell>
          <table:table-cell table:formula="of:=AVERAGE([.AIJ4:.AIJ5])" office:value-type="float" office:value="66.073261" calcext:value-type="float">
            <text:p>66.073261</text:p>
          </table:table-cell>
          <table:table-cell table:formula="of:=AVERAGE([.AIK4:.AIK5])" office:value-type="float" office:value="65.5377925" calcext:value-type="float">
            <text:p>65.5377925</text:p>
          </table:table-cell>
          <table:table-cell table:formula="of:=AVERAGE([.AIL4:.AIL5])" office:value-type="float" office:value="66.7120895" calcext:value-type="float">
            <text:p>66.7120895</text:p>
          </table:table-cell>
          <table:table-cell table:formula="of:=AVERAGE([.AIM4:.AIM5])" office:value-type="float" office:value="65.4768865" calcext:value-type="float">
            <text:p>65.4768865</text:p>
          </table:table-cell>
          <table:table-cell table:formula="of:=AVERAGE([.AIN4:.AIN5])" office:value-type="float" office:value="66.9262315" calcext:value-type="float">
            <text:p>66.9262315</text:p>
          </table:table-cell>
          <table:table-cell table:formula="of:=AVERAGE([.AIO4:.AIO5])" office:value-type="float" office:value="67.6133155" calcext:value-type="float">
            <text:p>67.6133155</text:p>
          </table:table-cell>
          <table:table-cell table:formula="of:=AVERAGE([.AIP4:.AIP5])" office:value-type="float" office:value="65.8510055" calcext:value-type="float">
            <text:p>65.8510055</text:p>
          </table:table-cell>
          <table:table-cell table:formula="of:=AVERAGE([.AIQ4:.AIQ5])" office:value-type="float" office:value="64.61961" calcext:value-type="float">
            <text:p>64.61961</text:p>
          </table:table-cell>
          <table:table-cell table:formula="of:=AVERAGE([.AIR4:.AIR5])" office:value-type="float" office:value="65.7411385" calcext:value-type="float">
            <text:p>65.7411385</text:p>
          </table:table-cell>
          <table:table-cell table:formula="of:=AVERAGE([.AIS4:.AIS5])" office:value-type="float" office:value="66.15641" calcext:value-type="float">
            <text:p>66.15641</text:p>
          </table:table-cell>
          <table:table-cell table:formula="of:=AVERAGE([.AIT4:.AIT5])" office:value-type="float" office:value="65.256462" calcext:value-type="float">
            <text:p>65.256462</text:p>
          </table:table-cell>
          <table:table-cell table:formula="of:=AVERAGE([.AIU4:.AIU5])" office:value-type="float" office:value="65.597591" calcext:value-type="float">
            <text:p>65.597591</text:p>
          </table:table-cell>
          <table:table-cell table:formula="of:=AVERAGE([.AIV4:.AIV5])" office:value-type="float" office:value="67.370575" calcext:value-type="float">
            <text:p>67.370575</text:p>
          </table:table-cell>
          <table:table-cell table:formula="of:=AVERAGE([.AIW4:.AIW5])" office:value-type="float" office:value="66.1984175" calcext:value-type="float">
            <text:p>66.1984175</text:p>
          </table:table-cell>
          <table:table-cell table:formula="of:=AVERAGE([.AIX4:.AIX5])" office:value-type="float" office:value="66.1759455" calcext:value-type="float">
            <text:p>66.1759455</text:p>
          </table:table-cell>
          <table:table-cell table:formula="of:=AVERAGE([.AIY4:.AIY5])" office:value-type="float" office:value="67.619175" calcext:value-type="float">
            <text:p>67.619175</text:p>
          </table:table-cell>
          <table:table-cell table:formula="of:=AVERAGE([.AIZ4:.AIZ5])" office:value-type="float" office:value="66.761112" calcext:value-type="float">
            <text:p>66.761112</text:p>
          </table:table-cell>
          <table:table-cell table:formula="of:=AVERAGE([.AJA4:.AJA5])" office:value-type="float" office:value="66.8116225" calcext:value-type="float">
            <text:p>66.8116225</text:p>
          </table:table-cell>
          <table:table-cell table:formula="of:=AVERAGE([.AJB4:.AJB5])" office:value-type="float" office:value="67.269306" calcext:value-type="float">
            <text:p>67.269306</text:p>
          </table:table-cell>
          <table:table-cell table:formula="of:=AVERAGE([.AJC4:.AJC5])" office:value-type="float" office:value="66.8488845" calcext:value-type="float">
            <text:p>66.8488845</text:p>
          </table:table-cell>
          <table:table-cell table:formula="of:=AVERAGE([.AJD4:.AJD5])" office:value-type="float" office:value="68.6283" calcext:value-type="float">
            <text:p>68.6283</text:p>
          </table:table-cell>
          <table:table-cell table:formula="of:=AVERAGE([.AJE4:.AJE5])" office:value-type="float" office:value="66.950882" calcext:value-type="float">
            <text:p>66.950882</text:p>
          </table:table-cell>
          <table:table-cell table:formula="of:=AVERAGE([.AJF4:.AJF5])" office:value-type="float" office:value="67.6107595" calcext:value-type="float">
            <text:p>67.6107595</text:p>
          </table:table-cell>
          <table:table-cell table:formula="of:=AVERAGE([.AJG4:.AJG5])" office:value-type="float" office:value="68.3008615" calcext:value-type="float">
            <text:p>68.3008615</text:p>
          </table:table-cell>
          <table:table-cell table:formula="of:=AVERAGE([.AJH4:.AJH5])" office:value-type="float" office:value="66.4345015" calcext:value-type="float">
            <text:p>66.4345015</text:p>
          </table:table-cell>
          <table:table-cell table:formula="of:=AVERAGE([.AJI4:.AJI5])" office:value-type="float" office:value="67.136341" calcext:value-type="float">
            <text:p>67.136341</text:p>
          </table:table-cell>
          <table:table-cell table:formula="of:=AVERAGE([.AJJ4:.AJJ5])" office:value-type="float" office:value="68.5754165" calcext:value-type="float">
            <text:p>68.5754165</text:p>
          </table:table-cell>
          <table:table-cell table:formula="of:=AVERAGE([.AJK4:.AJK5])" office:value-type="float" office:value="67.131496" calcext:value-type="float">
            <text:p>67.131496</text:p>
          </table:table-cell>
          <table:table-cell table:formula="of:=AVERAGE([.AJL4:.AJL5])" office:value-type="float" office:value="67.9266355" calcext:value-type="float">
            <text:p>67.9266355</text:p>
          </table:table-cell>
          <table:table-cell table:formula="of:=AVERAGE([.AJM4:.AJM5])" office:value-type="float" office:value="67.19508" calcext:value-type="float">
            <text:p>67.19508</text:p>
          </table:table-cell>
          <table:table-cell table:formula="of:=AVERAGE([.AJN4:.AJN5])" office:value-type="float" office:value="67.2942695" calcext:value-type="float">
            <text:p>67.2942695</text:p>
          </table:table-cell>
          <table:table-cell table:formula="of:=AVERAGE([.AJO4:.AJO5])" office:value-type="float" office:value="69.080818" calcext:value-type="float">
            <text:p>69.080818</text:p>
          </table:table-cell>
          <table:table-cell table:formula="of:=AVERAGE([.AJP4:.AJP5])" office:value-type="float" office:value="67.9960175" calcext:value-type="float">
            <text:p>67.9960175</text:p>
          </table:table-cell>
          <table:table-cell table:formula="of:=AVERAGE([.AJQ4:.AJQ5])" office:value-type="float" office:value="68.8957215" calcext:value-type="float">
            <text:p>68.8957215</text:p>
          </table:table-cell>
          <table:table-cell table:formula="of:=AVERAGE([.AJR4:.AJR5])" office:value-type="float" office:value="67.682201" calcext:value-type="float">
            <text:p>67.682201</text:p>
          </table:table-cell>
          <table:table-cell table:formula="of:=AVERAGE([.AJS4:.AJS5])" office:value-type="float" office:value="68.1567615" calcext:value-type="float">
            <text:p>68.1567615</text:p>
          </table:table-cell>
          <table:table-cell table:formula="of:=AVERAGE([.AJT4:.AJT5])" office:value-type="float" office:value="68.303612" calcext:value-type="float">
            <text:p>68.303612</text:p>
          </table:table-cell>
          <table:table-cell table:formula="of:=AVERAGE([.AJU4:.AJU5])" office:value-type="float" office:value="69.8756675" calcext:value-type="float">
            <text:p>69.8756675</text:p>
          </table:table-cell>
          <table:table-cell table:formula="of:=AVERAGE([.AJV4:.AJV5])" office:value-type="float" office:value="69.0886115" calcext:value-type="float">
            <text:p>69.0886115</text:p>
          </table:table-cell>
          <table:table-cell table:formula="of:=AVERAGE([.AJW4:.AJW5])" office:value-type="float" office:value="67.92691" calcext:value-type="float">
            <text:p>67.92691</text:p>
          </table:table-cell>
          <table:table-cell table:formula="of:=AVERAGE([.AJX4:.AJX5])" office:value-type="float" office:value="67.8539735" calcext:value-type="float">
            <text:p>67.8539735</text:p>
          </table:table-cell>
          <table:table-cell table:formula="of:=AVERAGE([.AJY4:.AJY5])" office:value-type="float" office:value="69.120041" calcext:value-type="float">
            <text:p>69.120041</text:p>
          </table:table-cell>
          <table:table-cell table:formula="of:=AVERAGE([.AJZ4:.AJZ5])" office:value-type="float" office:value="69.075878" calcext:value-type="float">
            <text:p>69.075878</text:p>
          </table:table-cell>
          <table:table-cell table:formula="of:=AVERAGE([.AKA4:.AKA5])" office:value-type="float" office:value="68.0731125" calcext:value-type="float">
            <text:p>68.0731125</text:p>
          </table:table-cell>
          <table:table-cell table:formula="of:=AVERAGE([.AKB4:.AKB5])" office:value-type="float" office:value="68.280319" calcext:value-type="float">
            <text:p>68.280319</text:p>
          </table:table-cell>
          <table:table-cell table:formula="of:=AVERAGE([.AKC4:.AKC5])" office:value-type="float" office:value="69.691879" calcext:value-type="float">
            <text:p>69.691879</text:p>
          </table:table-cell>
          <table:table-cell table:formula="of:=AVERAGE([.AKD4:.AKD5])" office:value-type="float" office:value="69.003277" calcext:value-type="float">
            <text:p>69.003277</text:p>
          </table:table-cell>
          <table:table-cell table:formula="of:=AVERAGE([.AKE4:.AKE5])" office:value-type="float" office:value="67.0612375" calcext:value-type="float">
            <text:p>67.0612375</text:p>
          </table:table-cell>
          <table:table-cell table:formula="of:=AVERAGE([.AKF4:.AKF5])" office:value-type="float" office:value="69.318008" calcext:value-type="float">
            <text:p>69.318008</text:p>
          </table:table-cell>
          <table:table-cell table:formula="of:=AVERAGE([.AKG4:.AKG5])" office:value-type="float" office:value="67.310734" calcext:value-type="float">
            <text:p>67.310734</text:p>
          </table:table-cell>
          <table:table-cell table:formula="of:=AVERAGE([.AKH4:.AKH5])" office:value-type="float" office:value="69.025749" calcext:value-type="float">
            <text:p>69.025749</text:p>
          </table:table-cell>
          <table:table-cell table:formula="of:=AVERAGE([.AKI4:.AKI5])" office:value-type="float" office:value="68.1175345" calcext:value-type="float">
            <text:p>68.1175345</text:p>
          </table:table-cell>
          <table:table-cell table:formula="of:=AVERAGE([.AKJ4:.AKJ5])" office:value-type="float" office:value="69.4360925" calcext:value-type="float">
            <text:p>69.4360925</text:p>
          </table:table-cell>
          <table:table-cell table:formula="of:=AVERAGE([.AKK4:.AKK5])" office:value-type="float" office:value="70.0473785" calcext:value-type="float">
            <text:p>70.0473785</text:p>
          </table:table-cell>
          <table:table-cell table:formula="of:=AVERAGE([.AKL4:.AKL5])" office:value-type="float" office:value="71.306816" calcext:value-type="float">
            <text:p>71.306816</text:p>
          </table:table-cell>
          <table:table-cell table:formula="of:=AVERAGE([.AKM4:.AKM5])" office:value-type="float" office:value="69.2423785" calcext:value-type="float">
            <text:p>69.2423785</text:p>
          </table:table-cell>
          <table:table-cell table:formula="of:=AVERAGE([.AKN4:.AKN5])" office:value-type="float" office:value="68.8087385" calcext:value-type="float">
            <text:p>68.8087385</text:p>
          </table:table-cell>
          <table:table-cell table:formula="of:=AVERAGE([.AKO4:.AKO5])" office:value-type="float" office:value="70.3195495" calcext:value-type="float">
            <text:p>70.3195495</text:p>
          </table:table-cell>
          <table:table-cell table:formula="of:=AVERAGE([.AKP4:.AKP5])" office:value-type="float" office:value="69.3981855" calcext:value-type="float">
            <text:p>69.3981855</text:p>
          </table:table-cell>
          <table:table-cell table:formula="of:=AVERAGE([.AKQ4:.AKQ5])" office:value-type="float" office:value="70.03141" calcext:value-type="float">
            <text:p>70.03141</text:p>
          </table:table-cell>
          <table:table-cell table:formula="of:=AVERAGE([.AKR4:.AKR5])" office:value-type="float" office:value="69.954441" calcext:value-type="float">
            <text:p>69.954441</text:p>
          </table:table-cell>
          <table:table-cell table:formula="of:=AVERAGE([.AKS4:.AKS5])" office:value-type="float" office:value="68.696934" calcext:value-type="float">
            <text:p>68.696934</text:p>
          </table:table-cell>
          <table:table-cell table:formula="of:=AVERAGE([.AKT4:.AKT5])" office:value-type="float" office:value="68.7058865" calcext:value-type="float">
            <text:p>68.7058865</text:p>
          </table:table-cell>
          <table:table-cell table:formula="of:=AVERAGE([.AKU4:.AKU5])" office:value-type="float" office:value="68.8789255" calcext:value-type="float">
            <text:p>68.8789255</text:p>
          </table:table-cell>
          <table:table-cell table:formula="of:=AVERAGE([.AKV4:.AKV5])" office:value-type="float" office:value="70.6522295" calcext:value-type="float">
            <text:p>70.6522295</text:p>
          </table:table-cell>
          <table:table-cell table:formula="of:=AVERAGE([.AKW4:.AKW5])" office:value-type="float" office:value="70.018112" calcext:value-type="float">
            <text:p>70.018112</text:p>
          </table:table-cell>
          <table:table-cell table:formula="of:=AVERAGE([.AKX4:.AKX5])" office:value-type="float" office:value="70.914822" calcext:value-type="float">
            <text:p>70.914822</text:p>
          </table:table-cell>
          <table:table-cell table:formula="of:=AVERAGE([.AKY4:.AKY5])" office:value-type="float" office:value="70.055435" calcext:value-type="float">
            <text:p>70.055435</text:p>
          </table:table-cell>
          <table:table-cell table:formula="of:=AVERAGE([.AKZ4:.AKZ5])" office:value-type="float" office:value="70.645542" calcext:value-type="float">
            <text:p>70.645542</text:p>
          </table:table-cell>
          <table:table-cell table:formula="of:=AVERAGE([.ALA4:.ALA5])" office:value-type="float" office:value="69.462196" calcext:value-type="float">
            <text:p>69.462196</text:p>
          </table:table-cell>
          <table:table-cell table:formula="of:=AVERAGE([.ALB4:.ALB5])" office:value-type="float" office:value="69.449135" calcext:value-type="float">
            <text:p>69.449135</text:p>
          </table:table-cell>
          <table:table-cell table:formula="of:=AVERAGE([.ALC4:.ALC5])" office:value-type="float" office:value="70.8751985" calcext:value-type="float">
            <text:p>70.8751985</text:p>
          </table:table-cell>
          <table:table-cell table:formula="of:=AVERAGE([.ALD4:.ALD5])" office:value-type="float" office:value="69.1171535" calcext:value-type="float">
            <text:p>69.1171535</text:p>
          </table:table-cell>
          <table:table-cell table:formula="of:=AVERAGE([.ALE4:.ALE5])" office:value-type="float" office:value="69.7802965" calcext:value-type="float">
            <text:p>69.7802965</text:p>
          </table:table-cell>
          <table:table-cell table:formula="of:=AVERAGE([.ALF4:.ALF5])" office:value-type="float" office:value="71.476192" calcext:value-type="float">
            <text:p>71.476192</text:p>
          </table:table-cell>
          <table:table-cell table:formula="of:=AVERAGE([.ALG4:.ALG5])" office:value-type="float" office:value="72.735302" calcext:value-type="float">
            <text:p>72.735302</text:p>
          </table:table-cell>
          <table:table-cell table:formula="of:=AVERAGE([.ALH4:.ALH5])" office:value-type="float" office:value="69.5130575" calcext:value-type="float">
            <text:p>69.5130575</text:p>
          </table:table-cell>
          <table:table-cell table:formula="of:=AVERAGE([.ALI4:.ALI5])" office:value-type="float" office:value="75.83503" calcext:value-type="float">
            <text:p>75.83503</text:p>
          </table:table-cell>
          <table:table-cell table:formula="of:=AVERAGE([.ALJ4:.ALJ5])" office:value-type="float" office:value="71.713051" calcext:value-type="float">
            <text:p>71.713051</text:p>
          </table:table-cell>
          <table:table-cell table:formula="of:=AVERAGE([.ALK4:.ALK5])" office:value-type="float" office:value="72.819031" calcext:value-type="float">
            <text:p>72.8190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1:53:01.064310561</meta:creation-date>
    <dc:date>2017-01-15T12:02:01.829590275</dc:date>
    <meta:editing-duration>PT9M1S</meta:editing-duration>
    <meta:editing-cycles>1</meta:editing-cycles>
    <meta:document-statistic meta:table-count="1" meta:cell-count="599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6cm" svg:height="9.164cm" xlink:href=".." xlink:type="simple" chart:class="chart:line" chart:style-name="ch1">
        <chart:title svg:x="5.286cm" svg:y="0.319cm" chart:style-name="ch2">
          <text:p>Network computation times</text:p>
        </chart:title>
        <chart:legend chart:legend-position="end" svg:x="13.76cm" svg:y="4.034cm" style:legend-expansion="high" chart:style-name="ch3"/>
        <chart:plot-area chart:style-name="ch4" table:cell-range-address="Sheet1.A7:Sheet1.ALL8" chart:data-source-has-labels="row" svg:x="1.333cm" svg:y="1.281cm" svg:width="12.105cm" svg:height="6.719cm">
          <chartooo:coordinate-region svg:x="1.954cm" svg:y="1.281cm" svg:width="11.484cm" svg:height="5.596cm"/>
          <chart:axis chart:dimension="x" chart:name="primary-x" chart:style-name="ch5">
            <chart:title svg:x="5.264cm" svg:y="8.183cm" chart:style-name="ch6">
              <text:p># of primes computed X1000</text:p>
            </chart:title>
          </chart:axis>
          <chart:axis chart:dimension="y" chart:name="primary-y" chart:style-name="ch5">
            <chart:title svg:x="0.451cm" svg:y="6.258cm" chart:style-name="ch7">
              <text:p>time taken in seconds</text:p>
            </chart:title>
            <chart:grid chart:style-name="ch8" chart:class="major"/>
          </chart:axis>
          <chart:series chart:style-name="ch9" chart:values-cell-range-address="Sheet1.A7:Sheet1.ALL7" loext:label-string="no_fan" chart:class="chart:line">
            <chart:data-point chart:repeated="1000"/>
          </chart:series>
          <chart:series chart:style-name="ch10" chart:values-cell-range-address="Sheet1.A8:Sheet1.ALL8" loext:label-string="fan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fan</text:p>
              </table:table-cell>
              <table:table-cell office:value-type="string">
                <text:p>f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959">
                <text:p>0.046959</text:p>
                <draw:g>
                  <svg:desc>Sheet1.A7:Sheet1.ALL7</svg:desc>
                </draw:g>
              </table:table-cell>
              <table:table-cell office:value-type="float" office:value="0.047574">
                <text:p>0.047574</text:p>
                <draw:g>
                  <svg:desc>Sheet1.A8:Sheet1.AL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1155">
                <text:p>0.0991155</text:p>
              </table:table-cell>
              <table:table-cell office:value-type="float" office:value="0.0955265">
                <text:p>0.0955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562">
                <text:p>0.143562</text:p>
              </table:table-cell>
              <table:table-cell office:value-type="float" office:value="0.141343">
                <text:p>0.141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6825">
                <text:p>0.1936825</text:p>
              </table:table-cell>
              <table:table-cell office:value-type="float" office:value="0.205061">
                <text:p>0.205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856">
                <text:p>0.253856</text:p>
              </table:table-cell>
              <table:table-cell office:value-type="float" office:value="0.260189">
                <text:p>0.260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2915">
                <text:p>0.3062915</text:p>
              </table:table-cell>
              <table:table-cell office:value-type="float" office:value="0.3006375">
                <text:p>0.300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01">
                <text:p>0.385401</text:p>
              </table:table-cell>
              <table:table-cell office:value-type="float" office:value="0.364192">
                <text:p>0.364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1013">
                <text:p>0.461013</text:p>
              </table:table-cell>
              <table:table-cell office:value-type="float" office:value="0.4340705">
                <text:p>0.4340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13665">
                <text:p>0.4813665</text:p>
              </table:table-cell>
              <table:table-cell office:value-type="float" office:value="0.467529">
                <text:p>0.467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981">
                <text:p>0.52981</text:p>
              </table:table-cell>
              <table:table-cell office:value-type="float" office:value="0.5182715">
                <text:p>0.5182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76545">
                <text:p>0.5976545</text:p>
              </table:table-cell>
              <table:table-cell office:value-type="float" office:value="0.629935">
                <text:p>0.629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63915">
                <text:p>0.6663915</text:p>
              </table:table-cell>
              <table:table-cell office:value-type="float" office:value="0.6431135">
                <text:p>0.6431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2175">
                <text:p>0.772175</text:p>
              </table:table-cell>
              <table:table-cell office:value-type="float" office:value="0.7394975">
                <text:p>0.739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9576">
                <text:p>0.759576</text:p>
              </table:table-cell>
              <table:table-cell office:value-type="float" office:value="0.7699385">
                <text:p>0.7699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37855">
                <text:p>0.8237855</text:p>
              </table:table-cell>
              <table:table-cell office:value-type="float" office:value="0.866506">
                <text:p>0.866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4669">
                <text:p>0.894669</text:p>
              </table:table-cell>
              <table:table-cell office:value-type="float" office:value="0.8818265">
                <text:p>0.881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09705">
                <text:p>0.9709705</text:p>
              </table:table-cell>
              <table:table-cell office:value-type="float" office:value="0.9652945">
                <text:p>0.9652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5155">
                <text:p>1.005155</text:p>
              </table:table-cell>
              <table:table-cell office:value-type="float" office:value="1.042054">
                <text:p>1.04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83665">
                <text:p>1.1383665</text:p>
              </table:table-cell>
              <table:table-cell office:value-type="float" office:value="1.066999">
                <text:p>1.066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2407">
                <text:p>1.212407</text:p>
              </table:table-cell>
              <table:table-cell office:value-type="float" office:value="1.1686695">
                <text:p>1.1686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157335">
                <text:p>1.2157335</text:p>
              </table:table-cell>
              <table:table-cell office:value-type="float" office:value="1.193134">
                <text:p>1.193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9094">
                <text:p>1.269094</text:p>
              </table:table-cell>
              <table:table-cell office:value-type="float" office:value="1.301128">
                <text:p>1.301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60985">
                <text:p>1.3260985</text:p>
              </table:table-cell>
              <table:table-cell office:value-type="float" office:value="1.3340175">
                <text:p>1.3340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7501">
                <text:p>1.407501</text:p>
              </table:table-cell>
              <table:table-cell office:value-type="float" office:value="1.3652825">
                <text:p>1.3652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35185">
                <text:p>1.4935185</text:p>
              </table:table-cell>
              <table:table-cell office:value-type="float" office:value="1.4262095">
                <text:p>1.4262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1689">
                <text:p>1.561689</text:p>
              </table:table-cell>
              <table:table-cell office:value-type="float" office:value="1.5004845">
                <text:p>1.5004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311">
                <text:p>1.672311</text:p>
              </table:table-cell>
              <table:table-cell office:value-type="float" office:value="1.6027495">
                <text:p>1.6027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29861">
                <text:p>1.729861</text:p>
              </table:table-cell>
              <table:table-cell office:value-type="float" office:value="1.675994">
                <text:p>1.675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40795">
                <text:p>1.7540795</text:p>
              </table:table-cell>
              <table:table-cell office:value-type="float" office:value="1.7227535">
                <text:p>1.7227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456315">
                <text:p>1.8456315</text:p>
              </table:table-cell>
              <table:table-cell office:value-type="float" office:value="1.793302">
                <text:p>1.793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4093">
                <text:p>1.814093</text:p>
              </table:table-cell>
              <table:table-cell office:value-type="float" office:value="1.8394585">
                <text:p>1.8394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020095">
                <text:p>1.9020095</text:p>
              </table:table-cell>
              <table:table-cell office:value-type="float" office:value="1.915357">
                <text:p>1.915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137345">
                <text:p>1.9137345</text:p>
              </table:table-cell>
              <table:table-cell office:value-type="float" office:value="1.9440025">
                <text:p>1.9440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21224">
                <text:p>2.021224</text:p>
              </table:table-cell>
              <table:table-cell office:value-type="float" office:value="2.033612">
                <text:p>2.033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580375">
                <text:p>2.1580375</text:p>
              </table:table-cell>
              <table:table-cell office:value-type="float" office:value="2.1237975">
                <text:p>2.1237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425795">
                <text:p>2.1425795</text:p>
              </table:table-cell>
              <table:table-cell office:value-type="float" office:value="2.1457225">
                <text:p>2.1457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57482">
                <text:p>2.157482</text:p>
              </table:table-cell>
              <table:table-cell office:value-type="float" office:value="2.206361">
                <text:p>2.206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78853">
                <text:p>2.278853</text:p>
              </table:table-cell>
              <table:table-cell office:value-type="float" office:value="2.337319">
                <text:p>2.337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024">
                <text:p>2.375024</text:p>
              </table:table-cell>
              <table:table-cell office:value-type="float" office:value="2.336021">
                <text:p>2.336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30745">
                <text:p>2.3530745</text:p>
              </table:table-cell>
              <table:table-cell office:value-type="float" office:value="2.418547">
                <text:p>2.418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38726">
                <text:p>2.438726</text:p>
              </table:table-cell>
              <table:table-cell office:value-type="float" office:value="2.513171">
                <text:p>2.513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730005">
                <text:p>2.4730005</text:p>
              </table:table-cell>
              <table:table-cell office:value-type="float" office:value="2.542014">
                <text:p>2.542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15431">
                <text:p>2.515431</text:p>
              </table:table-cell>
              <table:table-cell office:value-type="float" office:value="2.5681935">
                <text:p>2.5681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4797">
                <text:p>2.584797</text:p>
              </table:table-cell>
              <table:table-cell office:value-type="float" office:value="2.723167">
                <text:p>2.723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16078">
                <text:p>2.716078</text:p>
              </table:table-cell>
              <table:table-cell office:value-type="float" office:value="2.7329315">
                <text:p>2.7329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389745">
                <text:p>2.7389745</text:p>
              </table:table-cell>
              <table:table-cell office:value-type="float" office:value="2.8055075">
                <text:p>2.8055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851485">
                <text:p>2.7851485</text:p>
              </table:table-cell>
              <table:table-cell office:value-type="float" office:value="2.851402">
                <text:p>2.851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2913">
                <text:p>2.82913</text:p>
              </table:table-cell>
              <table:table-cell office:value-type="float" office:value="3.0016605">
                <text:p>3.0016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48142">
                <text:p>2.948142</text:p>
              </table:table-cell>
              <table:table-cell office:value-type="float" office:value="3.019153">
                <text:p>3.019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23255">
                <text:p>2.9823255</text:p>
              </table:table-cell>
              <table:table-cell office:value-type="float" office:value="3.022536">
                <text:p>3.022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00038">
                <text:p>3.100038</text:p>
              </table:table-cell>
              <table:table-cell office:value-type="float" office:value="3.120017">
                <text:p>3.120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103355">
                <text:p>3.1103355</text:p>
              </table:table-cell>
              <table:table-cell office:value-type="float" office:value="3.1613955">
                <text:p>3.1613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139095">
                <text:p>3.2139095</text:p>
              </table:table-cell>
              <table:table-cell office:value-type="float" office:value="3.310249">
                <text:p>3.310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35228">
                <text:p>3.235228</text:p>
              </table:table-cell>
              <table:table-cell office:value-type="float" office:value="3.7359595">
                <text:p>3.7359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146815">
                <text:p>3.3146815</text:p>
              </table:table-cell>
              <table:table-cell office:value-type="float" office:value="4.078643">
                <text:p>4.078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699885">
                <text:p>3.3699885</text:p>
              </table:table-cell>
              <table:table-cell office:value-type="float" office:value="3.6666015">
                <text:p>3.6666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08523">
                <text:p>3.408523</text:p>
              </table:table-cell>
              <table:table-cell office:value-type="float" office:value="3.647254">
                <text:p>3.647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85854">
                <text:p>3.485854</text:p>
              </table:table-cell>
              <table:table-cell office:value-type="float" office:value="3.7694445">
                <text:p>3.7694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84596">
                <text:p>3.584596</text:p>
              </table:table-cell>
              <table:table-cell office:value-type="float" office:value="3.8487345">
                <text:p>3.8487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10209">
                <text:p>3.610209</text:p>
              </table:table-cell>
              <table:table-cell office:value-type="float" office:value="3.8533925">
                <text:p>3.8533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19123">
                <text:p>3.619123</text:p>
              </table:table-cell>
              <table:table-cell office:value-type="float" office:value="3.9099855">
                <text:p>3.9099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21563">
                <text:p>3.721563</text:p>
              </table:table-cell>
              <table:table-cell office:value-type="float" office:value="3.986389">
                <text:p>3.986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941935">
                <text:p>3.7941935</text:p>
              </table:table-cell>
              <table:table-cell office:value-type="float" office:value="4.0612905">
                <text:p>4.0612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51355">
                <text:p>3.8451355</text:p>
              </table:table-cell>
              <table:table-cell office:value-type="float" office:value="4.1284605">
                <text:p>4.1284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82288">
                <text:p>3.882288</text:p>
              </table:table-cell>
              <table:table-cell office:value-type="float" office:value="4.2103585">
                <text:p>4.21035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72165">
                <text:p>3.972165</text:p>
              </table:table-cell>
              <table:table-cell office:value-type="float" office:value="4.2148985">
                <text:p>4.2148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81131">
                <text:p>4.081131</text:p>
              </table:table-cell>
              <table:table-cell office:value-type="float" office:value="4.338945">
                <text:p>4.338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879055">
                <text:p>4.0879055</text:p>
              </table:table-cell>
              <table:table-cell office:value-type="float" office:value="4.385278">
                <text:p>4.385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187475">
                <text:p>4.2187475</text:p>
              </table:table-cell>
              <table:table-cell office:value-type="float" office:value="4.4831635">
                <text:p>4.4831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915465">
                <text:p>4.1915465</text:p>
              </table:table-cell>
              <table:table-cell office:value-type="float" office:value="4.4379085">
                <text:p>4.4379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51045">
                <text:p>4.3151045</text:p>
              </table:table-cell>
              <table:table-cell office:value-type="float" office:value="4.5431795">
                <text:p>4.54317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44422">
                <text:p>4.344422</text:p>
              </table:table-cell>
              <table:table-cell office:value-type="float" office:value="4.6434635">
                <text:p>4.6434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90089">
                <text:p>4.490089</text:p>
              </table:table-cell>
              <table:table-cell office:value-type="float" office:value="4.7203335">
                <text:p>4.7203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9297">
                <text:p>4.49297</text:p>
              </table:table-cell>
              <table:table-cell office:value-type="float" office:value="4.7453705">
                <text:p>4.7453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458215">
                <text:p>4.5458215</text:p>
              </table:table-cell>
              <table:table-cell office:value-type="float" office:value="4.7434505">
                <text:p>4.7434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90247">
                <text:p>4.590247</text:p>
              </table:table-cell>
              <table:table-cell office:value-type="float" office:value="4.8469845">
                <text:p>4.8469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718255">
                <text:p>4.6718255</text:p>
              </table:table-cell>
              <table:table-cell office:value-type="float" office:value="4.926509">
                <text:p>4.926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709498">
                <text:p>4.709498</text:p>
              </table:table-cell>
              <table:table-cell office:value-type="float" office:value="5.106244">
                <text:p>5.106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19343">
                <text:p>4.819343</text:p>
              </table:table-cell>
              <table:table-cell office:value-type="float" office:value="5.134476">
                <text:p>5.134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91435">
                <text:p>4.8791435</text:p>
              </table:table-cell>
              <table:table-cell office:value-type="float" office:value="5.2061275">
                <text:p>5.2061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010035">
                <text:p>4.9010035</text:p>
              </table:table-cell>
              <table:table-cell office:value-type="float" office:value="5.2240875">
                <text:p>5.2240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6273">
                <text:p>4.96273</text:p>
              </table:table-cell>
              <table:table-cell office:value-type="float" office:value="5.3169605">
                <text:p>5.31696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042407">
                <text:p>5.042407</text:p>
              </table:table-cell>
              <table:table-cell office:value-type="float" office:value="5.387528">
                <text:p>5.387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739355">
                <text:p>5.0739355</text:p>
              </table:table-cell>
              <table:table-cell office:value-type="float" office:value="5.359581">
                <text:p>5.359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1564435">
                <text:p>5.1564435</text:p>
              </table:table-cell>
              <table:table-cell office:value-type="float" office:value="5.4679265">
                <text:p>5.4679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43044">
                <text:p>5.243044</text:p>
              </table:table-cell>
              <table:table-cell office:value-type="float" office:value="5.5827535">
                <text:p>5.5827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459415">
                <text:p>5.3459415</text:p>
              </table:table-cell>
              <table:table-cell office:value-type="float" office:value="5.609789">
                <text:p>5.6097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17808">
                <text:p>5.417808</text:p>
              </table:table-cell>
              <table:table-cell office:value-type="float" office:value="5.788868">
                <text:p>5.788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31441">
                <text:p>5.431441</text:p>
              </table:table-cell>
              <table:table-cell office:value-type="float" office:value="5.826896">
                <text:p>5.826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00532">
                <text:p>5.500532</text:p>
              </table:table-cell>
              <table:table-cell office:value-type="float" office:value="5.763678">
                <text:p>5.763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878565">
                <text:p>5.5878565</text:p>
              </table:table-cell>
              <table:table-cell office:value-type="float" office:value="5.863945">
                <text:p>5.863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73207">
                <text:p>5.573207</text:p>
              </table:table-cell>
              <table:table-cell office:value-type="float" office:value="5.9354425">
                <text:p>5.9354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27284">
                <text:p>5.727284</text:p>
              </table:table-cell>
              <table:table-cell office:value-type="float" office:value="6.1015415">
                <text:p>6.1015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7243825">
                <text:p>5.7243825</text:p>
              </table:table-cell>
              <table:table-cell office:value-type="float" office:value="6.136859">
                <text:p>6.1368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033965">
                <text:p>5.8033965</text:p>
              </table:table-cell>
              <table:table-cell office:value-type="float" office:value="6.1504415">
                <text:p>6.1504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16916">
                <text:p>5.916916</text:p>
              </table:table-cell>
              <table:table-cell office:value-type="float" office:value="6.2104385">
                <text:p>6.2104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019055">
                <text:p>6.1019055</text:p>
              </table:table-cell>
              <table:table-cell office:value-type="float" office:value="6.257268">
                <text:p>6.257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68383">
                <text:p>5.968383</text:p>
              </table:table-cell>
              <table:table-cell office:value-type="float" office:value="6.338997">
                <text:p>6.338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84445">
                <text:p>6.084445</text:p>
              </table:table-cell>
              <table:table-cell office:value-type="float" office:value="6.4268355">
                <text:p>6.4268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859345">
                <text:p>6.0859345</text:p>
              </table:table-cell>
              <table:table-cell office:value-type="float" office:value="6.507487">
                <text:p>6.507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00467">
                <text:p>6.200467</text:p>
              </table:table-cell>
              <table:table-cell office:value-type="float" office:value="6.6051595">
                <text:p>6.6051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2845815">
                <text:p>6.2845815</text:p>
              </table:table-cell>
              <table:table-cell office:value-type="float" office:value="6.637513">
                <text:p>6.6375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6803">
                <text:p>6.376803</text:p>
              </table:table-cell>
              <table:table-cell office:value-type="float" office:value="6.644559">
                <text:p>6.6445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68893">
                <text:p>6.368893</text:p>
              </table:table-cell>
              <table:table-cell office:value-type="float" office:value="6.719493">
                <text:p>6.7194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40041">
                <text:p>6.540041</text:p>
              </table:table-cell>
              <table:table-cell office:value-type="float" office:value="6.885067">
                <text:p>6.8850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733495">
                <text:p>6.733495</text:p>
              </table:table-cell>
              <table:table-cell office:value-type="float" office:value="6.935895">
                <text:p>6.935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06162">
                <text:p>6.606162</text:p>
              </table:table-cell>
              <table:table-cell office:value-type="float" office:value="6.9616915">
                <text:p>6.96169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655875">
                <text:p>6.6655875</text:p>
              </table:table-cell>
              <table:table-cell office:value-type="float" office:value="7.12288">
                <text:p>7.122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328835">
                <text:p>6.7328835</text:p>
              </table:table-cell>
              <table:table-cell office:value-type="float" office:value="7.0914985">
                <text:p>7.0914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7778665">
                <text:p>6.7778665</text:p>
              </table:table-cell>
              <table:table-cell office:value-type="float" office:value="7.1011995">
                <text:p>7.1011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12023">
                <text:p>6.812023</text:p>
              </table:table-cell>
              <table:table-cell office:value-type="float" office:value="7.243618">
                <text:p>7.243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05942">
                <text:p>6.905942</text:p>
              </table:table-cell>
              <table:table-cell office:value-type="float" office:value="7.333847">
                <text:p>7.333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960069">
                <text:p>6.960069</text:p>
              </table:table-cell>
              <table:table-cell office:value-type="float" office:value="7.262333">
                <text:p>7.262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53537">
                <text:p>7.053537</text:p>
              </table:table-cell>
              <table:table-cell office:value-type="float" office:value="7.4509215">
                <text:p>7.4509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268382">
                <text:p>7.268382</text:p>
              </table:table-cell>
              <table:table-cell office:value-type="float" office:value="7.427033">
                <text:p>7.4270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2619505">
                <text:p>7.2619505</text:p>
              </table:table-cell>
              <table:table-cell office:value-type="float" office:value="7.5181255">
                <text:p>7.5181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019815">
                <text:p>7.2019815</text:p>
              </table:table-cell>
              <table:table-cell office:value-type="float" office:value="7.7776775">
                <text:p>7.7776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218862">
                <text:p>7.218862</text:p>
              </table:table-cell>
              <table:table-cell office:value-type="float" office:value="7.566686">
                <text:p>7.5666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840435">
                <text:p>7.3840435</text:p>
              </table:table-cell>
              <table:table-cell office:value-type="float" office:value="7.836849">
                <text:p>7.836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80873">
                <text:p>7.480873</text:p>
              </table:table-cell>
              <table:table-cell office:value-type="float" office:value="7.874033">
                <text:p>7.8740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228155">
                <text:p>7.5228155</text:p>
              </table:table-cell>
              <table:table-cell office:value-type="float" office:value="7.899748">
                <text:p>7.899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289415">
                <text:p>7.6289415</text:p>
              </table:table-cell>
              <table:table-cell office:value-type="float" office:value="7.899874">
                <text:p>7.8998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71868">
                <text:p>7.571868</text:p>
              </table:table-cell>
              <table:table-cell office:value-type="float" office:value="7.96546">
                <text:p>7.96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7316545">
                <text:p>7.7316545</text:p>
              </table:table-cell>
              <table:table-cell office:value-type="float" office:value="8.0406805">
                <text:p>8.0406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951503">
                <text:p>7.951503</text:p>
              </table:table-cell>
              <table:table-cell office:value-type="float" office:value="8.107791">
                <text:p>8.1077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099995">
                <text:p>7.9099995</text:p>
              </table:table-cell>
              <table:table-cell office:value-type="float" office:value="8.097565">
                <text:p>8.0975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96215">
                <text:p>7.896215</text:p>
              </table:table-cell>
              <table:table-cell office:value-type="float" office:value="8.472518">
                <text:p>8.47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03406">
                <text:p>8.03406</text:p>
              </table:table-cell>
              <table:table-cell office:value-type="float" office:value="8.4324445">
                <text:p>8.43244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1404355">
                <text:p>8.1404355</text:p>
              </table:table-cell>
              <table:table-cell office:value-type="float" office:value="8.532203">
                <text:p>8.532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747745">
                <text:p>8.1747745</text:p>
              </table:table-cell>
              <table:table-cell office:value-type="float" office:value="8.4533955">
                <text:p>8.45339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2836425">
                <text:p>8.2836425</text:p>
              </table:table-cell>
              <table:table-cell office:value-type="float" office:value="8.57505">
                <text:p>8.575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2891465">
                <text:p>8.2891465</text:p>
              </table:table-cell>
              <table:table-cell office:value-type="float" office:value="8.6602465">
                <text:p>8.6602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337826">
                <text:p>8.337826</text:p>
              </table:table-cell>
              <table:table-cell office:value-type="float" office:value="8.752518">
                <text:p>8.7525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215545">
                <text:p>8.3215545</text:p>
              </table:table-cell>
              <table:table-cell office:value-type="float" office:value="8.6966905">
                <text:p>8.6966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4534595">
                <text:p>8.4534595</text:p>
              </table:table-cell>
              <table:table-cell office:value-type="float" office:value="8.8260365">
                <text:p>8.8260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5313995">
                <text:p>8.5313995</text:p>
              </table:table-cell>
              <table:table-cell office:value-type="float" office:value="8.962596">
                <text:p>8.962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21696">
                <text:p>8.521696</text:p>
              </table:table-cell>
              <table:table-cell office:value-type="float" office:value="9.0075795">
                <text:p>9.0075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7351825">
                <text:p>8.7351825</text:p>
              </table:table-cell>
              <table:table-cell office:value-type="float" office:value="8.875992">
                <text:p>8.875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852412">
                <text:p>8.852412</text:p>
              </table:table-cell>
              <table:table-cell office:value-type="float" office:value="9.047211">
                <text:p>9.047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9780935">
                <text:p>8.9780935</text:p>
              </table:table-cell>
              <table:table-cell office:value-type="float" office:value="9.241316">
                <text:p>9.241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8075985">
                <text:p>8.8075985</text:p>
              </table:table-cell>
              <table:table-cell office:value-type="float" office:value="9.230915">
                <text:p>9.230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080424">
                <text:p>9.080424</text:p>
              </table:table-cell>
              <table:table-cell office:value-type="float" office:value="9.312435">
                <text:p>9.3124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9953155">
                <text:p>8.9953155</text:p>
              </table:table-cell>
              <table:table-cell office:value-type="float" office:value="9.2888995">
                <text:p>9.2888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0392035">
                <text:p>9.0392035</text:p>
              </table:table-cell>
              <table:table-cell office:value-type="float" office:value="9.5498975">
                <text:p>9.5498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154835">
                <text:p>9.154835</text:p>
              </table:table-cell>
              <table:table-cell office:value-type="float" office:value="9.6339325">
                <text:p>9.6339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1762145">
                <text:p>9.1762145</text:p>
              </table:table-cell>
              <table:table-cell office:value-type="float" office:value="9.546832">
                <text:p>9.546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2451815">
                <text:p>9.2451815</text:p>
              </table:table-cell>
              <table:table-cell office:value-type="float" office:value="9.6110635">
                <text:p>9.61106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278765">
                <text:p>9.278765</text:p>
              </table:table-cell>
              <table:table-cell office:value-type="float" office:value="9.719912">
                <text:p>9.719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3490465">
                <text:p>9.3490465</text:p>
              </table:table-cell>
              <table:table-cell office:value-type="float" office:value="9.872785">
                <text:p>9.872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453714">
                <text:p>9.453714</text:p>
              </table:table-cell>
              <table:table-cell office:value-type="float" office:value="10.0796795">
                <text:p>10.07967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510189">
                <text:p>9.510189</text:p>
              </table:table-cell>
              <table:table-cell office:value-type="float" office:value="9.8758035">
                <text:p>9.87580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59024">
                <text:p>9.59024</text:p>
              </table:table-cell>
              <table:table-cell office:value-type="float" office:value="10.0961995">
                <text:p>10.0961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7366655">
                <text:p>9.7366655</text:p>
              </table:table-cell>
              <table:table-cell office:value-type="float" office:value="10.059999">
                <text:p>10.05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850719">
                <text:p>9.850719</text:p>
              </table:table-cell>
              <table:table-cell office:value-type="float" office:value="10.116967">
                <text:p>10.1169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7132375">
                <text:p>9.7132375</text:p>
              </table:table-cell>
              <table:table-cell office:value-type="float" office:value="10.0759875">
                <text:p>10.0759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7994885">
                <text:p>9.7994885</text:p>
              </table:table-cell>
              <table:table-cell office:value-type="float" office:value="10.198263">
                <text:p>10.198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889455">
                <text:p>9.889455</text:p>
              </table:table-cell>
              <table:table-cell office:value-type="float" office:value="10.2406045">
                <text:p>10.2406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912365">
                <text:p>9.912365</text:p>
              </table:table-cell>
              <table:table-cell office:value-type="float" office:value="10.256511">
                <text:p>10.256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0303825">
                <text:p>10.0303825</text:p>
              </table:table-cell>
              <table:table-cell office:value-type="float" office:value="10.628778">
                <text:p>10.628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1807115">
                <text:p>10.1807115</text:p>
              </table:table-cell>
              <table:table-cell office:value-type="float" office:value="10.3680345">
                <text:p>10.3680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278135">
                <text:p>10.278135</text:p>
              </table:table-cell>
              <table:table-cell office:value-type="float" office:value="10.599675">
                <text:p>10.599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209063">
                <text:p>10.209063</text:p>
              </table:table-cell>
              <table:table-cell office:value-type="float" office:value="10.533028">
                <text:p>10.533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2909295">
                <text:p>10.2909295</text:p>
              </table:table-cell>
              <table:table-cell office:value-type="float" office:value="10.695163">
                <text:p>10.695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3144815">
                <text:p>10.3144815</text:p>
              </table:table-cell>
              <table:table-cell office:value-type="float" office:value="10.684506">
                <text:p>10.684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54469">
                <text:p>10.454469</text:p>
              </table:table-cell>
              <table:table-cell office:value-type="float" office:value="10.612041">
                <text:p>10.612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05709">
                <text:p>10.705709</text:p>
              </table:table-cell>
              <table:table-cell office:value-type="float" office:value="11.6166195">
                <text:p>11.6166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5929595">
                <text:p>10.5929595</text:p>
              </table:table-cell>
              <table:table-cell office:value-type="float" office:value="11.1256175">
                <text:p>11.1256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3894">
                <text:p>10.563894</text:p>
              </table:table-cell>
              <table:table-cell office:value-type="float" office:value="11.157906">
                <text:p>11.1579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738266">
                <text:p>10.738266</text:p>
              </table:table-cell>
              <table:table-cell office:value-type="float" office:value="11.1905235">
                <text:p>11.1905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733739">
                <text:p>10.733739</text:p>
              </table:table-cell>
              <table:table-cell office:value-type="float" office:value="11.2690815">
                <text:p>11.26908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990305">
                <text:p>10.8990305</text:p>
              </table:table-cell>
              <table:table-cell office:value-type="float" office:value="11.241155">
                <text:p>11.241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0280975">
                <text:p>11.0280975</text:p>
              </table:table-cell>
              <table:table-cell office:value-type="float" office:value="11.376869">
                <text:p>11.3768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067164">
                <text:p>11.067164</text:p>
              </table:table-cell>
              <table:table-cell office:value-type="float" office:value="11.287649">
                <text:p>11.2876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2013145">
                <text:p>11.2013145</text:p>
              </table:table-cell>
              <table:table-cell office:value-type="float" office:value="11.6201465">
                <text:p>11.62014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216546">
                <text:p>11.216546</text:p>
              </table:table-cell>
              <table:table-cell office:value-type="float" office:value="11.397496">
                <text:p>11.397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289742">
                <text:p>11.289742</text:p>
              </table:table-cell>
              <table:table-cell office:value-type="float" office:value="11.5139855">
                <text:p>11.51398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4084325">
                <text:p>11.4084325</text:p>
              </table:table-cell>
              <table:table-cell office:value-type="float" office:value="11.650646">
                <text:p>11.6506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4658505">
                <text:p>11.4658505</text:p>
              </table:table-cell>
              <table:table-cell office:value-type="float" office:value="11.8257045">
                <text:p>11.82570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426321">
                <text:p>11.426321</text:p>
              </table:table-cell>
              <table:table-cell office:value-type="float" office:value="11.88304">
                <text:p>11.883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599665">
                <text:p>11.599665</text:p>
              </table:table-cell>
              <table:table-cell office:value-type="float" office:value="12.043306">
                <text:p>12.043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4892075">
                <text:p>11.4892075</text:p>
              </table:table-cell>
              <table:table-cell office:value-type="float" office:value="11.8991805">
                <text:p>11.8991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7139455">
                <text:p>11.7139455</text:p>
              </table:table-cell>
              <table:table-cell office:value-type="float" office:value="12.071173">
                <text:p>12.071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6414245">
                <text:p>11.6414245</text:p>
              </table:table-cell>
              <table:table-cell office:value-type="float" office:value="12.029994">
                <text:p>12.029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791108">
                <text:p>11.791108</text:p>
              </table:table-cell>
              <table:table-cell office:value-type="float" office:value="12.1155545">
                <text:p>12.1155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81475">
                <text:p>11.81475</text:p>
              </table:table-cell>
              <table:table-cell office:value-type="float" office:value="12.306734">
                <text:p>12.3067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9114365">
                <text:p>11.9114365</text:p>
              </table:table-cell>
              <table:table-cell office:value-type="float" office:value="12.129636">
                <text:p>12.129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0349765">
                <text:p>12.0349765</text:p>
              </table:table-cell>
              <table:table-cell office:value-type="float" office:value="12.470769">
                <text:p>12.4707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9616975">
                <text:p>11.9616975</text:p>
              </table:table-cell>
              <table:table-cell office:value-type="float" office:value="12.466542">
                <text:p>12.466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0293545">
                <text:p>12.0293545</text:p>
              </table:table-cell>
              <table:table-cell office:value-type="float" office:value="12.64555">
                <text:p>12.64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0033295">
                <text:p>12.0033295</text:p>
              </table:table-cell>
              <table:table-cell office:value-type="float" office:value="12.533688">
                <text:p>12.533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988969">
                <text:p>11.988969</text:p>
              </table:table-cell>
              <table:table-cell office:value-type="float" office:value="12.760824">
                <text:p>12.7608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344969">
                <text:p>12.344969</text:p>
              </table:table-cell>
              <table:table-cell office:value-type="float" office:value="12.751169">
                <text:p>12.751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1284615">
                <text:p>12.1284615</text:p>
              </table:table-cell>
              <table:table-cell office:value-type="float" office:value="12.6442775">
                <text:p>12.64427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290528">
                <text:p>12.290528</text:p>
              </table:table-cell>
              <table:table-cell office:value-type="float" office:value="12.9185965">
                <text:p>12.91859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608316">
                <text:p>12.608316</text:p>
              </table:table-cell>
              <table:table-cell office:value-type="float" office:value="12.952777">
                <text:p>12.9527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5857015">
                <text:p>12.5857015</text:p>
              </table:table-cell>
              <table:table-cell office:value-type="float" office:value="13.168195">
                <text:p>13.168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5411025">
                <text:p>12.5411025</text:p>
              </table:table-cell>
              <table:table-cell office:value-type="float" office:value="12.737916">
                <text:p>12.7379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6342295">
                <text:p>12.6342295</text:p>
              </table:table-cell>
              <table:table-cell office:value-type="float" office:value="13.1337845">
                <text:p>13.13378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890739">
                <text:p>12.890739</text:p>
              </table:table-cell>
              <table:table-cell office:value-type="float" office:value="13.4209725">
                <text:p>13.4209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7833375">
                <text:p>12.7833375</text:p>
              </table:table-cell>
              <table:table-cell office:value-type="float" office:value="13.061386">
                <text:p>13.061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9374465">
                <text:p>12.9374465</text:p>
              </table:table-cell>
              <table:table-cell office:value-type="float" office:value="13.2577535">
                <text:p>13.25775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601397">
                <text:p>12.601397</text:p>
              </table:table-cell>
              <table:table-cell office:value-type="float" office:value="13.5632375">
                <text:p>13.5632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0329325">
                <text:p>13.0329325</text:p>
              </table:table-cell>
              <table:table-cell office:value-type="float" office:value="13.843339">
                <text:p>13.843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1800845">
                <text:p>13.1800845</text:p>
              </table:table-cell>
              <table:table-cell office:value-type="float" office:value="13.428905">
                <text:p>13.4289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325626">
                <text:p>13.325626</text:p>
              </table:table-cell>
              <table:table-cell office:value-type="float" office:value="13.6372205">
                <text:p>13.6372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214442">
                <text:p>13.214442</text:p>
              </table:table-cell>
              <table:table-cell office:value-type="float" office:value="13.596743">
                <text:p>13.596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2647395">
                <text:p>13.2647395</text:p>
              </table:table-cell>
              <table:table-cell office:value-type="float" office:value="13.9626395">
                <text:p>13.96263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1337185">
                <text:p>13.1337185</text:p>
              </table:table-cell>
              <table:table-cell office:value-type="float" office:value="13.9383545">
                <text:p>13.93835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31032">
                <text:p>13.31032</text:p>
              </table:table-cell>
              <table:table-cell office:value-type="float" office:value="13.81411">
                <text:p>13.814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338885">
                <text:p>13.338885</text:p>
              </table:table-cell>
              <table:table-cell office:value-type="float" office:value="13.994323">
                <text:p>13.9943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576284">
                <text:p>13.576284</text:p>
              </table:table-cell>
              <table:table-cell office:value-type="float" office:value="14.215671">
                <text:p>14.2156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4693475">
                <text:p>13.4693475</text:p>
              </table:table-cell>
              <table:table-cell office:value-type="float" office:value="14.7199325">
                <text:p>14.7199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78248">
                <text:p>13.678248</text:p>
              </table:table-cell>
              <table:table-cell office:value-type="float" office:value="14.479955">
                <text:p>14.4799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9447965">
                <text:p>13.9447965</text:p>
              </table:table-cell>
              <table:table-cell office:value-type="float" office:value="14.0228785">
                <text:p>14.02287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985334">
                <text:p>13.985334</text:p>
              </table:table-cell>
              <table:table-cell office:value-type="float" office:value="14.1814365">
                <text:p>14.18143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943828">
                <text:p>13.943828</text:p>
              </table:table-cell>
              <table:table-cell office:value-type="float" office:value="14.331446">
                <text:p>14.3314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005636">
                <text:p>14.005636</text:p>
              </table:table-cell>
              <table:table-cell office:value-type="float" office:value="14.093243">
                <text:p>14.093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2663015">
                <text:p>14.2663015</text:p>
              </table:table-cell>
              <table:table-cell office:value-type="float" office:value="14.523133">
                <text:p>14.523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5814055">
                <text:p>13.5814055</text:p>
              </table:table-cell>
              <table:table-cell office:value-type="float" office:value="14.602073">
                <text:p>14.6020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4046455">
                <text:p>14.4046455</text:p>
              </table:table-cell>
              <table:table-cell office:value-type="float" office:value="14.6561445">
                <text:p>14.65614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908751">
                <text:p>13.908751</text:p>
              </table:table-cell>
              <table:table-cell office:value-type="float" office:value="15.471056">
                <text:p>15.4710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3865695">
                <text:p>14.3865695</text:p>
              </table:table-cell>
              <table:table-cell office:value-type="float" office:value="14.7524915">
                <text:p>14.75249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2576805">
                <text:p>14.2576805</text:p>
              </table:table-cell>
              <table:table-cell office:value-type="float" office:value="15.103577">
                <text:p>15.1035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434485">
                <text:p>14.3434485</text:p>
              </table:table-cell>
              <table:table-cell office:value-type="float" office:value="15.030026">
                <text:p>15.030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3157065">
                <text:p>14.3157065</text:p>
              </table:table-cell>
              <table:table-cell office:value-type="float" office:value="15.11155">
                <text:p>15.111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3904905">
                <text:p>14.3904905</text:p>
              </table:table-cell>
              <table:table-cell office:value-type="float" office:value="15.095618">
                <text:p>15.0956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7252465">
                <text:p>14.7252465</text:p>
              </table:table-cell>
              <table:table-cell office:value-type="float" office:value="15.253477">
                <text:p>15.2534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704536">
                <text:p>14.704536</text:p>
              </table:table-cell>
              <table:table-cell office:value-type="float" office:value="15.313954">
                <text:p>15.3139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5277715">
                <text:p>14.5277715</text:p>
              </table:table-cell>
              <table:table-cell office:value-type="float" office:value="15.6045515">
                <text:p>15.60455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9844575">
                <text:p>14.9844575</text:p>
              </table:table-cell>
              <table:table-cell office:value-type="float" office:value="15.5180315">
                <text:p>15.51803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0382165">
                <text:p>15.0382165</text:p>
              </table:table-cell>
              <table:table-cell office:value-type="float" office:value="15.4007005">
                <text:p>15.4007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065339">
                <text:p>15.065339</text:p>
              </table:table-cell>
              <table:table-cell office:value-type="float" office:value="15.331185">
                <text:p>15.331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94802">
                <text:p>14.994802</text:p>
              </table:table-cell>
              <table:table-cell office:value-type="float" office:value="15.510866">
                <text:p>15.5108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8343605">
                <text:p>14.8343605</text:p>
              </table:table-cell>
              <table:table-cell office:value-type="float" office:value="15.6354155">
                <text:p>15.6354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1597665">
                <text:p>15.1597665</text:p>
              </table:table-cell>
              <table:table-cell office:value-type="float" office:value="15.677068">
                <text:p>15.677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018921">
                <text:p>15.018921</text:p>
              </table:table-cell>
              <table:table-cell office:value-type="float" office:value="15.879536">
                <text:p>15.8795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655825">
                <text:p>15.655825</text:p>
              </table:table-cell>
              <table:table-cell office:value-type="float" office:value="16.0502315">
                <text:p>16.05023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490713">
                <text:p>15.490713</text:p>
              </table:table-cell>
              <table:table-cell office:value-type="float" office:value="16.0129805">
                <text:p>16.0129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683348">
                <text:p>15.683348</text:p>
              </table:table-cell>
              <table:table-cell office:value-type="float" office:value="16.09701">
                <text:p>16.097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4035025">
                <text:p>15.4035025</text:p>
              </table:table-cell>
              <table:table-cell office:value-type="float" office:value="16.0135695">
                <text:p>16.01356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668385">
                <text:p>15.668385</text:p>
              </table:table-cell>
              <table:table-cell office:value-type="float" office:value="16.0618475">
                <text:p>16.06184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723435">
                <text:p>15.5723435</text:p>
              </table:table-cell>
              <table:table-cell office:value-type="float" office:value="15.8872525">
                <text:p>15.8872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754262">
                <text:p>15.754262</text:p>
              </table:table-cell>
              <table:table-cell office:value-type="float" office:value="16.5608035">
                <text:p>16.56080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8743445">
                <text:p>15.8743445</text:p>
              </table:table-cell>
              <table:table-cell office:value-type="float" office:value="16.546306">
                <text:p>16.5463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993753">
                <text:p>15.993753</text:p>
              </table:table-cell>
              <table:table-cell office:value-type="float" office:value="16.066191">
                <text:p>16.0661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880391">
                <text:p>15.880391</text:p>
              </table:table-cell>
              <table:table-cell office:value-type="float" office:value="16.7806035">
                <text:p>16.78060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449725">
                <text:p>15.8449725</text:p>
              </table:table-cell>
              <table:table-cell office:value-type="float" office:value="16.5573695">
                <text:p>16.55736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4379885">
                <text:p>15.4379885</text:p>
              </table:table-cell>
              <table:table-cell office:value-type="float" office:value="16.2450095">
                <text:p>16.2450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2709025">
                <text:p>16.2709025</text:p>
              </table:table-cell>
              <table:table-cell office:value-type="float" office:value="16.818364">
                <text:p>16.818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0994355">
                <text:p>16.0994355</text:p>
              </table:table-cell>
              <table:table-cell office:value-type="float" office:value="16.773488">
                <text:p>16.7734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1872005">
                <text:p>16.1872005</text:p>
              </table:table-cell>
              <table:table-cell office:value-type="float" office:value="16.921778">
                <text:p>16.9217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0918365">
                <text:p>16.0918365</text:p>
              </table:table-cell>
              <table:table-cell office:value-type="float" office:value="16.940033">
                <text:p>16.9400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10301">
                <text:p>16.110301</text:p>
              </table:table-cell>
              <table:table-cell office:value-type="float" office:value="16.812604">
                <text:p>16.812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3983975">
                <text:p>16.3983975</text:p>
              </table:table-cell>
              <table:table-cell office:value-type="float" office:value="17.0238475">
                <text:p>17.0238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270425">
                <text:p>16.2270425</text:p>
              </table:table-cell>
              <table:table-cell office:value-type="float" office:value="17.374243">
                <text:p>17.3742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2829515">
                <text:p>16.2829515</text:p>
              </table:table-cell>
              <table:table-cell office:value-type="float" office:value="17.097559">
                <text:p>17.097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341393">
                <text:p>16.341393</text:p>
              </table:table-cell>
              <table:table-cell office:value-type="float" office:value="17.414468">
                <text:p>17.4144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8104655">
                <text:p>16.8104655</text:p>
              </table:table-cell>
              <table:table-cell office:value-type="float" office:value="17.026534">
                <text:p>17.0265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290677">
                <text:p>17.290677</text:p>
              </table:table-cell>
              <table:table-cell office:value-type="float" office:value="17.160062">
                <text:p>17.1600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932164">
                <text:p>16.932164</text:p>
              </table:table-cell>
              <table:table-cell office:value-type="float" office:value="17.948881">
                <text:p>17.9488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295875">
                <text:p>16.6295875</text:p>
              </table:table-cell>
              <table:table-cell office:value-type="float" office:value="17.969326">
                <text:p>17.9693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.085446">
                <text:p>17.085446</text:p>
              </table:table-cell>
              <table:table-cell office:value-type="float" office:value="17.8636235">
                <text:p>17.8636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.1741655">
                <text:p>17.1741655</text:p>
              </table:table-cell>
              <table:table-cell office:value-type="float" office:value="17.6309115">
                <text:p>17.6309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2325325">
                <text:p>17.2325325</text:p>
              </table:table-cell>
              <table:table-cell office:value-type="float" office:value="17.478349">
                <text:p>17.4783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200785">
                <text:p>17.200785</text:p>
              </table:table-cell>
              <table:table-cell office:value-type="float" office:value="18.305744">
                <text:p>18.305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.3434715">
                <text:p>17.3434715</text:p>
              </table:table-cell>
              <table:table-cell office:value-type="float" office:value="17.783964">
                <text:p>17.7839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520115">
                <text:p>17.520115</text:p>
              </table:table-cell>
              <table:table-cell office:value-type="float" office:value="17.967825">
                <text:p>17.9678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58432">
                <text:p>17.158432</text:p>
              </table:table-cell>
              <table:table-cell office:value-type="float" office:value="17.7808485">
                <text:p>17.78084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3484685">
                <text:p>17.3484685</text:p>
              </table:table-cell>
              <table:table-cell office:value-type="float" office:value="18.325224">
                <text:p>18.3252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572058">
                <text:p>17.572058</text:p>
              </table:table-cell>
              <table:table-cell office:value-type="float" office:value="18.3280955">
                <text:p>18.32809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8375015">
                <text:p>17.8375015</text:p>
              </table:table-cell>
              <table:table-cell office:value-type="float" office:value="18.3937625">
                <text:p>18.3937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555917">
                <text:p>17.555917</text:p>
              </table:table-cell>
              <table:table-cell office:value-type="float" office:value="18.1689085">
                <text:p>18.16890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8956945">
                <text:p>17.8956945</text:p>
              </table:table-cell>
              <table:table-cell office:value-type="float" office:value="18.550458">
                <text:p>18.5504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36722">
                <text:p>17.436722</text:p>
              </table:table-cell>
              <table:table-cell office:value-type="float" office:value="18.253399">
                <text:p>18.2533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8925705">
                <text:p>17.8925705</text:p>
              </table:table-cell>
              <table:table-cell office:value-type="float" office:value="18.471902">
                <text:p>18.4719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7116795">
                <text:p>17.7116795</text:p>
              </table:table-cell>
              <table:table-cell office:value-type="float" office:value="17.8486815">
                <text:p>17.8486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551731">
                <text:p>17.551731</text:p>
              </table:table-cell>
              <table:table-cell office:value-type="float" office:value="18.5347975">
                <text:p>18.5347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8942415">
                <text:p>17.8942415</text:p>
              </table:table-cell>
              <table:table-cell office:value-type="float" office:value="18.7719505">
                <text:p>18.7719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2963015">
                <text:p>18.2963015</text:p>
              </table:table-cell>
              <table:table-cell office:value-type="float" office:value="18.702839">
                <text:p>18.7028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.2533305">
                <text:p>18.2533305</text:p>
              </table:table-cell>
              <table:table-cell office:value-type="float" office:value="18.662914">
                <text:p>18.6629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45286">
                <text:p>18.45286</text:p>
              </table:table-cell>
              <table:table-cell office:value-type="float" office:value="18.5794315">
                <text:p>18.57943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508353">
                <text:p>18.508353</text:p>
              </table:table-cell>
              <table:table-cell office:value-type="float" office:value="18.7880145">
                <text:p>18.78801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1899665">
                <text:p>18.1899665</text:p>
              </table:table-cell>
              <table:table-cell office:value-type="float" office:value="19.0230005">
                <text:p>19.02300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2487075">
                <text:p>18.2487075</text:p>
              </table:table-cell>
              <table:table-cell office:value-type="float" office:value="19.021017">
                <text:p>19.0210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096565">
                <text:p>18.096565</text:p>
              </table:table-cell>
              <table:table-cell office:value-type="float" office:value="19.135231">
                <text:p>19.1352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7293195">
                <text:p>18.7293195</text:p>
              </table:table-cell>
              <table:table-cell office:value-type="float" office:value="19.0332545">
                <text:p>19.03325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5519915">
                <text:p>18.5519915</text:p>
              </table:table-cell>
              <table:table-cell office:value-type="float" office:value="19.789504">
                <text:p>19.7895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7022355">
                <text:p>18.7022355</text:p>
              </table:table-cell>
              <table:table-cell office:value-type="float" office:value="19.217669">
                <text:p>19.2176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88862">
                <text:p>18.488862</text:p>
              </table:table-cell>
              <table:table-cell office:value-type="float" office:value="19.601877">
                <text:p>19.6018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754134">
                <text:p>18.754134</text:p>
              </table:table-cell>
              <table:table-cell office:value-type="float" office:value="19.5816865">
                <text:p>19.58168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751278">
                <text:p>18.751278</text:p>
              </table:table-cell>
              <table:table-cell office:value-type="float" office:value="19.515364">
                <text:p>19.5153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8946515">
                <text:p>18.8946515</text:p>
              </table:table-cell>
              <table:table-cell office:value-type="float" office:value="20.129326">
                <text:p>20.129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7120655">
                <text:p>18.7120655</text:p>
              </table:table-cell>
              <table:table-cell office:value-type="float" office:value="19.851079">
                <text:p>19.8510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276126">
                <text:p>19.276126</text:p>
              </table:table-cell>
              <table:table-cell office:value-type="float" office:value="20.0695035">
                <text:p>20.06950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0736045">
                <text:p>19.0736045</text:p>
              </table:table-cell>
              <table:table-cell office:value-type="float" office:value="20.109418">
                <text:p>20.1094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.71518">
                <text:p>19.71518</text:p>
              </table:table-cell>
              <table:table-cell office:value-type="float" office:value="20.1138715">
                <text:p>20.1138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.639019">
                <text:p>19.639019</text:p>
              </table:table-cell>
              <table:table-cell office:value-type="float" office:value="20.150758">
                <text:p>20.150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424698">
                <text:p>19.424698</text:p>
              </table:table-cell>
              <table:table-cell office:value-type="float" office:value="20.1024515">
                <text:p>20.10245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869628">
                <text:p>18.869628</text:p>
              </table:table-cell>
              <table:table-cell office:value-type="float" office:value="19.960453">
                <text:p>19.960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986286">
                <text:p>18.986286</text:p>
              </table:table-cell>
              <table:table-cell office:value-type="float" office:value="20.587555">
                <text:p>20.5875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0101975">
                <text:p>20.0101975</text:p>
              </table:table-cell>
              <table:table-cell office:value-type="float" office:value="19.7602635">
                <text:p>19.76026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721262">
                <text:p>19.721262</text:p>
              </table:table-cell>
              <table:table-cell office:value-type="float" office:value="20.432767">
                <text:p>20.432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534557">
                <text:p>19.534557</text:p>
              </table:table-cell>
              <table:table-cell office:value-type="float" office:value="19.7531215">
                <text:p>19.75312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553857">
                <text:p>19.553857</text:p>
              </table:table-cell>
              <table:table-cell office:value-type="float" office:value="19.4358835">
                <text:p>19.43588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3102655">
                <text:p>20.3102655</text:p>
              </table:table-cell>
              <table:table-cell office:value-type="float" office:value="19.8359425">
                <text:p>19.83594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707605">
                <text:p>19.7707605</text:p>
              </table:table-cell>
              <table:table-cell office:value-type="float" office:value="20.7398775">
                <text:p>20.73987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010524">
                <text:p>20.010524</text:p>
              </table:table-cell>
              <table:table-cell office:value-type="float" office:value="20.981124">
                <text:p>20.9811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884654">
                <text:p>19.884654</text:p>
              </table:table-cell>
              <table:table-cell office:value-type="float" office:value="20.0055795">
                <text:p>20.00557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7815205">
                <text:p>19.7815205</text:p>
              </table:table-cell>
              <table:table-cell office:value-type="float" office:value="21.1514615">
                <text:p>21.15146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193186">
                <text:p>20.193186</text:p>
              </table:table-cell>
              <table:table-cell office:value-type="float" office:value="21.3383055">
                <text:p>21.3383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4149265">
                <text:p>20.4149265</text:p>
              </table:table-cell>
              <table:table-cell office:value-type="float" office:value="21.0812075">
                <text:p>21.08120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418604">
                <text:p>20.418604</text:p>
              </table:table-cell>
              <table:table-cell office:value-type="float" office:value="21.4392385">
                <text:p>21.43923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69539">
                <text:p>20.69539</text:p>
              </table:table-cell>
              <table:table-cell office:value-type="float" office:value="20.1196385">
                <text:p>20.11963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228649">
                <text:p>20.228649</text:p>
              </table:table-cell>
              <table:table-cell office:value-type="float" office:value="21.249988">
                <text:p>21.2499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6944815">
                <text:p>20.6944815</text:p>
              </table:table-cell>
              <table:table-cell office:value-type="float" office:value="21.2873135">
                <text:p>21.28731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427181">
                <text:p>20.427181</text:p>
              </table:table-cell>
              <table:table-cell office:value-type="float" office:value="20.9954205">
                <text:p>20.99542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8508455">
                <text:p>20.8508455</text:p>
              </table:table-cell>
              <table:table-cell office:value-type="float" office:value="20.4518335">
                <text:p>20.45183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512722">
                <text:p>20.512722</text:p>
              </table:table-cell>
              <table:table-cell office:value-type="float" office:value="20.7346525">
                <text:p>20.73465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248998">
                <text:p>20.248998</text:p>
              </table:table-cell>
              <table:table-cell office:value-type="float" office:value="21.085106">
                <text:p>21.085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.263986">
                <text:p>21.263986</text:p>
              </table:table-cell>
              <table:table-cell office:value-type="float" office:value="21.398574">
                <text:p>21.3985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1047275">
                <text:p>21.1047275</text:p>
              </table:table-cell>
              <table:table-cell office:value-type="float" office:value="21.940838">
                <text:p>21.9408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856201">
                <text:p>20.856201</text:p>
              </table:table-cell>
              <table:table-cell office:value-type="float" office:value="22.0137535">
                <text:p>22.01375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.065428">
                <text:p>21.065428</text:p>
              </table:table-cell>
              <table:table-cell office:value-type="float" office:value="21.93462">
                <text:p>21.934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911632">
                <text:p>20.911632</text:p>
              </table:table-cell>
              <table:table-cell office:value-type="float" office:value="20.9876595">
                <text:p>20.98765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3369435">
                <text:p>21.3369435</text:p>
              </table:table-cell>
              <table:table-cell office:value-type="float" office:value="21.8454515">
                <text:p>21.84545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0377665">
                <text:p>21.0377665</text:p>
              </table:table-cell>
              <table:table-cell office:value-type="float" office:value="22.2335555">
                <text:p>22.23355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.4059135">
                <text:p>21.4059135</text:p>
              </table:table-cell>
              <table:table-cell office:value-type="float" office:value="22.336664">
                <text:p>22.3366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440197">
                <text:p>21.440197</text:p>
              </table:table-cell>
              <table:table-cell office:value-type="float" office:value="21.3864385">
                <text:p>21.38643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3086975">
                <text:p>20.3086975</text:p>
              </table:table-cell>
              <table:table-cell office:value-type="float" office:value="22.195775">
                <text:p>22.1957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327422">
                <text:p>21.327422</text:p>
              </table:table-cell>
              <table:table-cell office:value-type="float" office:value="21.6587725">
                <text:p>21.65877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178112">
                <text:p>21.178112</text:p>
              </table:table-cell>
              <table:table-cell office:value-type="float" office:value="22.7165135">
                <text:p>22.71651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85277">
                <text:p>21.85277</text:p>
              </table:table-cell>
              <table:table-cell office:value-type="float" office:value="22.338563">
                <text:p>22.338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433031">
                <text:p>21.433031</text:p>
              </table:table-cell>
              <table:table-cell office:value-type="float" office:value="21.892289">
                <text:p>21.8922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078888">
                <text:p>22.078888</text:p>
              </table:table-cell>
              <table:table-cell office:value-type="float" office:value="22.5606645">
                <text:p>22.56066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5763035">
                <text:p>21.5763035</text:p>
              </table:table-cell>
              <table:table-cell office:value-type="float" office:value="22.950858">
                <text:p>22.9508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462004">
                <text:p>21.462004</text:p>
              </table:table-cell>
              <table:table-cell office:value-type="float" office:value="22.5493955">
                <text:p>22.5493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2648585">
                <text:p>21.2648585</text:p>
              </table:table-cell>
              <table:table-cell office:value-type="float" office:value="23.7190415">
                <text:p>23.71904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4623205">
                <text:p>21.4623205</text:p>
              </table:table-cell>
              <table:table-cell office:value-type="float" office:value="22.756089">
                <text:p>22.7560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041744">
                <text:p>22.041744</text:p>
              </table:table-cell>
              <table:table-cell office:value-type="float" office:value="22.6040945">
                <text:p>22.6040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7301215">
                <text:p>21.7301215</text:p>
              </table:table-cell>
              <table:table-cell office:value-type="float" office:value="22.3526525">
                <text:p>22.35265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81458">
                <text:p>21.81458</text:p>
              </table:table-cell>
              <table:table-cell office:value-type="float" office:value="22.7669335">
                <text:p>22.76693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128189">
                <text:p>22.128189</text:p>
              </table:table-cell>
              <table:table-cell office:value-type="float" office:value="23.417858">
                <text:p>23.4178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.205109">
                <text:p>22.205109</text:p>
              </table:table-cell>
              <table:table-cell office:value-type="float" office:value="23.731357">
                <text:p>23.7313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.1328885">
                <text:p>22.1328885</text:p>
              </table:table-cell>
              <table:table-cell office:value-type="float" office:value="23.1871735">
                <text:p>23.18717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8749305">
                <text:p>22.8749305</text:p>
              </table:table-cell>
              <table:table-cell office:value-type="float" office:value="23.051296">
                <text:p>23.051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.8509835">
                <text:p>22.8509835</text:p>
              </table:table-cell>
              <table:table-cell office:value-type="float" office:value="23.814605">
                <text:p>23.8146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353025">
                <text:p>22.0353025</text:p>
              </table:table-cell>
              <table:table-cell office:value-type="float" office:value="23.724495">
                <text:p>23.7244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537607">
                <text:p>22.537607</text:p>
              </table:table-cell>
              <table:table-cell office:value-type="float" office:value="24.288188">
                <text:p>24.2881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613984">
                <text:p>22.613984</text:p>
              </table:table-cell>
              <table:table-cell office:value-type="float" office:value="23.701091">
                <text:p>23.7010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579069">
                <text:p>22.579069</text:p>
              </table:table-cell>
              <table:table-cell office:value-type="float" office:value="22.796466">
                <text:p>22.796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943941">
                <text:p>22.943941</text:p>
              </table:table-cell>
              <table:table-cell office:value-type="float" office:value="23.1687345">
                <text:p>23.1687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7871365">
                <text:p>22.7871365</text:p>
              </table:table-cell>
              <table:table-cell office:value-type="float" office:value="22.9588015">
                <text:p>22.95880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0543025">
                <text:p>23.0543025</text:p>
              </table:table-cell>
              <table:table-cell office:value-type="float" office:value="24.0208185">
                <text:p>24.02081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119654">
                <text:p>22.119654</text:p>
              </table:table-cell>
              <table:table-cell office:value-type="float" office:value="22.9357955">
                <text:p>22.9357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053669">
                <text:p>23.053669</text:p>
              </table:table-cell>
              <table:table-cell office:value-type="float" office:value="23.228638">
                <text:p>23.2286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2742405">
                <text:p>23.2742405</text:p>
              </table:table-cell>
              <table:table-cell office:value-type="float" office:value="23.184791">
                <text:p>23.184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447162">
                <text:p>23.447162</text:p>
              </table:table-cell>
              <table:table-cell office:value-type="float" office:value="23.213544">
                <text:p>23.2135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96969">
                <text:p>22.96969</text:p>
              </table:table-cell>
              <table:table-cell office:value-type="float" office:value="24.1798965">
                <text:p>24.17989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.37401">
                <text:p>23.37401</text:p>
              </table:table-cell>
              <table:table-cell office:value-type="float" office:value="23.5424295">
                <text:p>23.54242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.448663">
                <text:p>23.448663</text:p>
              </table:table-cell>
              <table:table-cell office:value-type="float" office:value="24.0680865">
                <text:p>24.06808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.1378075">
                <text:p>23.1378075</text:p>
              </table:table-cell>
              <table:table-cell office:value-type="float" office:value="23.217496">
                <text:p>23.2174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.519286">
                <text:p>23.519286</text:p>
              </table:table-cell>
              <table:table-cell office:value-type="float" office:value="24.0028305">
                <text:p>24.00283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5487595">
                <text:p>23.5487595</text:p>
              </table:table-cell>
              <table:table-cell office:value-type="float" office:value="23.7179595">
                <text:p>23.7179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395156">
                <text:p>23.395156</text:p>
              </table:table-cell>
              <table:table-cell office:value-type="float" office:value="23.836562">
                <text:p>23.8365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.0909155">
                <text:p>24.0909155</text:p>
              </table:table-cell>
              <table:table-cell office:value-type="float" office:value="24.585451">
                <text:p>24.5854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659112">
                <text:p>23.659112</text:p>
              </table:table-cell>
              <table:table-cell office:value-type="float" office:value="23.998604">
                <text:p>23.9986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5528545">
                <text:p>23.5528545</text:p>
              </table:table-cell>
              <table:table-cell office:value-type="float" office:value="23.795242">
                <text:p>23.7952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1132205">
                <text:p>24.1132205</text:p>
              </table:table-cell>
              <table:table-cell office:value-type="float" office:value="24.666612">
                <text:p>24.6666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.5793685">
                <text:p>24.5793685</text:p>
              </table:table-cell>
              <table:table-cell office:value-type="float" office:value="25.5507905">
                <text:p>25.55079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12191">
                <text:p>24.12191</text:p>
              </table:table-cell>
              <table:table-cell office:value-type="float" office:value="24.8882915">
                <text:p>24.88829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.2375755">
                <text:p>24.2375755</text:p>
              </table:table-cell>
              <table:table-cell office:value-type="float" office:value="24.6711475">
                <text:p>24.6711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.2102355">
                <text:p>24.2102355</text:p>
              </table:table-cell>
              <table:table-cell office:value-type="float" office:value="24.663763">
                <text:p>24.6637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.7993525">
                <text:p>24.7993525</text:p>
              </table:table-cell>
              <table:table-cell office:value-type="float" office:value="25.9484195">
                <text:p>25.94841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.1119155">
                <text:p>24.1119155</text:p>
              </table:table-cell>
              <table:table-cell office:value-type="float" office:value="24.6234255">
                <text:p>24.62342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.3997595">
                <text:p>24.3997595</text:p>
              </table:table-cell>
              <table:table-cell office:value-type="float" office:value="25.270111">
                <text:p>25.270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624449">
                <text:p>24.624449</text:p>
              </table:table-cell>
              <table:table-cell office:value-type="float" office:value="25.2216855">
                <text:p>25.22168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.7323245">
                <text:p>24.7323245</text:p>
              </table:table-cell>
              <table:table-cell office:value-type="float" office:value="26.464366">
                <text:p>26.464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28982">
                <text:p>24.28982</text:p>
              </table:table-cell>
              <table:table-cell office:value-type="float" office:value="25.9669695">
                <text:p>25.96696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9434355">
                <text:p>24.9434355</text:p>
              </table:table-cell>
              <table:table-cell office:value-type="float" office:value="25.047304">
                <text:p>25.0473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.0279845">
                <text:p>25.0279845</text:p>
              </table:table-cell>
              <table:table-cell office:value-type="float" office:value="26.314312">
                <text:p>26.3143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6333455">
                <text:p>24.6333455</text:p>
              </table:table-cell>
              <table:table-cell office:value-type="float" office:value="25.922209">
                <text:p>25.9222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.0280745">
                <text:p>25.0280745</text:p>
              </table:table-cell>
              <table:table-cell office:value-type="float" office:value="25.276693">
                <text:p>25.2766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.0853155">
                <text:p>25.0853155</text:p>
              </table:table-cell>
              <table:table-cell office:value-type="float" office:value="25.30882">
                <text:p>25.30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7047625">
                <text:p>24.7047625</text:p>
              </table:table-cell>
              <table:table-cell office:value-type="float" office:value="24.9623775">
                <text:p>24.96237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4209605">
                <text:p>24.4209605</text:p>
              </table:table-cell>
              <table:table-cell office:value-type="float" office:value="26.166378">
                <text:p>26.1663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654356">
                <text:p>24.654356</text:p>
              </table:table-cell>
              <table:table-cell office:value-type="float" office:value="26.102">
                <text:p>26.1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.1701545">
                <text:p>25.1701545</text:p>
              </table:table-cell>
              <table:table-cell office:value-type="float" office:value="25.6399015">
                <text:p>25.63990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317646">
                <text:p>25.317646</text:p>
              </table:table-cell>
              <table:table-cell office:value-type="float" office:value="25.2552035">
                <text:p>25.2552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327236">
                <text:p>25.327236</text:p>
              </table:table-cell>
              <table:table-cell office:value-type="float" office:value="25.226244">
                <text:p>25.2262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54297">
                <text:p>25.54297</text:p>
              </table:table-cell>
              <table:table-cell office:value-type="float" office:value="25.867052">
                <text:p>25.8670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.8401285">
                <text:p>24.8401285</text:p>
              </table:table-cell>
              <table:table-cell office:value-type="float" office:value="26.400417">
                <text:p>26.4004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102866">
                <text:p>25.102866</text:p>
              </table:table-cell>
              <table:table-cell office:value-type="float" office:value="25.7486255">
                <text:p>25.74862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504898">
                <text:p>25.504898</text:p>
              </table:table-cell>
              <table:table-cell office:value-type="float" office:value="25.6996755">
                <text:p>25.69967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94732">
                <text:p>25.494732</text:p>
              </table:table-cell>
              <table:table-cell office:value-type="float" office:value="25.9366975">
                <text:p>25.93669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8617355">
                <text:p>25.8617355</text:p>
              </table:table-cell>
              <table:table-cell office:value-type="float" office:value="25.9511495">
                <text:p>25.95114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531905">
                <text:p>25.5531905</text:p>
              </table:table-cell>
              <table:table-cell office:value-type="float" office:value="26.155106">
                <text:p>26.1551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0554045">
                <text:p>25.0554045</text:p>
              </table:table-cell>
              <table:table-cell office:value-type="float" office:value="26.796301">
                <text:p>26.796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2136045">
                <text:p>25.2136045</text:p>
              </table:table-cell>
              <table:table-cell office:value-type="float" office:value="26.3447465">
                <text:p>26.34474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04256">
                <text:p>25.704256</text:p>
              </table:table-cell>
              <table:table-cell office:value-type="float" office:value="26.5880175">
                <text:p>26.5880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495948">
                <text:p>25.495948</text:p>
              </table:table-cell>
              <table:table-cell office:value-type="float" office:value="25.884476">
                <text:p>25.884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192535">
                <text:p>25.8192535</text:p>
              </table:table-cell>
              <table:table-cell office:value-type="float" office:value="27.0894605">
                <text:p>27.08946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552418">
                <text:p>25.552418</text:p>
              </table:table-cell>
              <table:table-cell office:value-type="float" office:value="27.037981">
                <text:p>27.0379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.702838">
                <text:p>25.702838</text:p>
              </table:table-cell>
              <table:table-cell office:value-type="float" office:value="27.2529305">
                <text:p>27.25293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998805">
                <text:p>26.0998805</text:p>
              </table:table-cell>
              <table:table-cell office:value-type="float" office:value="26.6109255">
                <text:p>26.61092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14188">
                <text:p>26.114188</text:p>
              </table:table-cell>
              <table:table-cell office:value-type="float" office:value="27.385952">
                <text:p>27.3859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677865">
                <text:p>26.1677865</text:p>
              </table:table-cell>
              <table:table-cell office:value-type="float" office:value="26.2882865">
                <text:p>26.28828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363074">
                <text:p>26.363074</text:p>
              </table:table-cell>
              <table:table-cell office:value-type="float" office:value="26.74567">
                <text:p>26.745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550948">
                <text:p>26.550948</text:p>
              </table:table-cell>
              <table:table-cell office:value-type="float" office:value="26.367238">
                <text:p>26.3672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625712">
                <text:p>26.625712</text:p>
              </table:table-cell>
              <table:table-cell office:value-type="float" office:value="27.163277">
                <text:p>27.1632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9529">
                <text:p>26.49529</text:p>
              </table:table-cell>
              <table:table-cell office:value-type="float" office:value="27.6005">
                <text:p>27.60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18068">
                <text:p>26.18068</text:p>
              </table:table-cell>
              <table:table-cell office:value-type="float" office:value="27.488138">
                <text:p>27.4881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.9511145">
                <text:p>25.9511145</text:p>
              </table:table-cell>
              <table:table-cell office:value-type="float" office:value="26.58259">
                <text:p>26.582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.754178">
                <text:p>25.754178</text:p>
              </table:table-cell>
              <table:table-cell office:value-type="float" office:value="27.6824715">
                <text:p>27.68247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0954065">
                <text:p>26.0954065</text:p>
              </table:table-cell>
              <table:table-cell office:value-type="float" office:value="26.871513">
                <text:p>26.8715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116168">
                <text:p>27.116168</text:p>
              </table:table-cell>
              <table:table-cell office:value-type="float" office:value="28.0157575">
                <text:p>28.01575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747675">
                <text:p>26.747675</text:p>
              </table:table-cell>
              <table:table-cell office:value-type="float" office:value="28.4095035">
                <text:p>28.40950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.7523335">
                <text:p>27.7523335</text:p>
              </table:table-cell>
              <table:table-cell office:value-type="float" office:value="28.6311805">
                <text:p>28.6311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.419504">
                <text:p>27.419504</text:p>
              </table:table-cell>
              <table:table-cell office:value-type="float" office:value="28.64129">
                <text:p>28.641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.8985095">
                <text:p>26.8985095</text:p>
              </table:table-cell>
              <table:table-cell office:value-type="float" office:value="28.64088">
                <text:p>28.640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.849631">
                <text:p>26.849631</text:p>
              </table:table-cell>
              <table:table-cell office:value-type="float" office:value="29.848484">
                <text:p>29.8484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076994">
                <text:p>27.076994</text:p>
              </table:table-cell>
              <table:table-cell office:value-type="float" office:value="28.415429">
                <text:p>28.4154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2582835">
                <text:p>27.2582835</text:p>
              </table:table-cell>
              <table:table-cell office:value-type="float" office:value="28.1685495">
                <text:p>28.16854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36245">
                <text:p>27.36245</text:p>
              </table:table-cell>
              <table:table-cell office:value-type="float" office:value="29.0299175">
                <text:p>29.02991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863521">
                <text:p>27.863521</text:p>
              </table:table-cell>
              <table:table-cell office:value-type="float" office:value="27.3810025">
                <text:p>27.38100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406622">
                <text:p>27.406622</text:p>
              </table:table-cell>
              <table:table-cell office:value-type="float" office:value="27.827294">
                <text:p>27.8272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1691685">
                <text:p>27.1691685</text:p>
              </table:table-cell>
              <table:table-cell office:value-type="float" office:value="28.669945">
                <text:p>28.6699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33791">
                <text:p>27.33791</text:p>
              </table:table-cell>
              <table:table-cell office:value-type="float" office:value="27.8322775">
                <text:p>27.83227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8526595">
                <text:p>27.8526595</text:p>
              </table:table-cell>
              <table:table-cell office:value-type="float" office:value="30.1355095">
                <text:p>30.13550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.1044475">
                <text:p>28.1044475</text:p>
              </table:table-cell>
              <table:table-cell office:value-type="float" office:value="28.455452">
                <text:p>28.4554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917756">
                <text:p>27.917756</text:p>
              </table:table-cell>
              <table:table-cell office:value-type="float" office:value="27.90635">
                <text:p>27.906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.0433435">
                <text:p>28.0433435</text:p>
              </table:table-cell>
              <table:table-cell office:value-type="float" office:value="28.161833">
                <text:p>28.1618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.0647545">
                <text:p>28.0647545</text:p>
              </table:table-cell>
              <table:table-cell office:value-type="float" office:value="28.9422875">
                <text:p>28.9422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675786">
                <text:p>27.675786</text:p>
              </table:table-cell>
              <table:table-cell office:value-type="float" office:value="28.223195">
                <text:p>28.2231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.423103">
                <text:p>28.423103</text:p>
              </table:table-cell>
              <table:table-cell office:value-type="float" office:value="28.2578095">
                <text:p>28.2578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.9543285">
                <text:p>27.9543285</text:p>
              </table:table-cell>
              <table:table-cell office:value-type="float" office:value="28.281863">
                <text:p>28.2818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39532">
                <text:p>28.39532</text:p>
              </table:table-cell>
              <table:table-cell office:value-type="float" office:value="28.9045695">
                <text:p>28.90456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94985">
                <text:p>28.94985</text:p>
              </table:table-cell>
              <table:table-cell office:value-type="float" office:value="29.1279385">
                <text:p>29.12793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1114235">
                <text:p>29.1114235</text:p>
              </table:table-cell>
              <table:table-cell office:value-type="float" office:value="29.259826">
                <text:p>29.2598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9271955">
                <text:p>28.9271955</text:p>
              </table:table-cell>
              <table:table-cell office:value-type="float" office:value="29.368223">
                <text:p>29.3682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0628205">
                <text:p>28.0628205</text:p>
              </table:table-cell>
              <table:table-cell office:value-type="float" office:value="29.537834">
                <text:p>29.5378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237072">
                <text:p>28.237072</text:p>
              </table:table-cell>
              <table:table-cell office:value-type="float" office:value="30.029403">
                <text:p>30.0294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2655055">
                <text:p>28.2655055</text:p>
              </table:table-cell>
              <table:table-cell office:value-type="float" office:value="29.269905">
                <text:p>29.269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0648565">
                <text:p>28.0648565</text:p>
              </table:table-cell>
              <table:table-cell office:value-type="float" office:value="30.2836075">
                <text:p>30.28360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4308395">
                <text:p>28.4308395</text:p>
              </table:table-cell>
              <table:table-cell office:value-type="float" office:value="29.3060675">
                <text:p>29.30606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3790375">
                <text:p>28.3790375</text:p>
              </table:table-cell>
              <table:table-cell office:value-type="float" office:value="30.1052805">
                <text:p>30.10528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008128">
                <text:p>28.008128</text:p>
              </table:table-cell>
              <table:table-cell office:value-type="float" office:value="30.7565625">
                <text:p>30.7565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.4557725">
                <text:p>29.4557725</text:p>
              </table:table-cell>
              <table:table-cell office:value-type="float" office:value="30.97212">
                <text:p>30.972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7345915">
                <text:p>28.7345915</text:p>
              </table:table-cell>
              <table:table-cell office:value-type="float" office:value="30.2819865">
                <text:p>30.28198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.511218">
                <text:p>29.511218</text:p>
              </table:table-cell>
              <table:table-cell office:value-type="float" office:value="29.6066525">
                <text:p>29.60665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.5738555">
                <text:p>29.5738555</text:p>
              </table:table-cell>
              <table:table-cell office:value-type="float" office:value="30.113872">
                <text:p>30.1138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.7459345">
                <text:p>28.7459345</text:p>
              </table:table-cell>
              <table:table-cell office:value-type="float" office:value="30.472421">
                <text:p>30.4724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8785">
                <text:p>29.0628785</text:p>
              </table:table-cell>
              <table:table-cell office:value-type="float" office:value="30.5503395">
                <text:p>30.55033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.922264">
                <text:p>28.922264</text:p>
              </table:table-cell>
              <table:table-cell office:value-type="float" office:value="30.447027">
                <text:p>30.4470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7229265">
                <text:p>29.7229265</text:p>
              </table:table-cell>
              <table:table-cell office:value-type="float" office:value="31.092055">
                <text:p>31.092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103676">
                <text:p>29.103676</text:p>
              </table:table-cell>
              <table:table-cell office:value-type="float" office:value="30.0050935">
                <text:p>30.00509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634813">
                <text:p>29.634813</text:p>
              </table:table-cell>
              <table:table-cell office:value-type="float" office:value="29.511918">
                <text:p>29.5119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.3407645">
                <text:p>30.3407645</text:p>
              </table:table-cell>
              <table:table-cell office:value-type="float" office:value="29.957145">
                <text:p>29.9571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.091854">
                <text:p>30.091854</text:p>
              </table:table-cell>
              <table:table-cell office:value-type="float" office:value="30.438489">
                <text:p>30.4384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746544">
                <text:p>29.746544</text:p>
              </table:table-cell>
              <table:table-cell office:value-type="float" office:value="30.1937915">
                <text:p>30.19379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078545">
                <text:p>29.5078545</text:p>
              </table:table-cell>
              <table:table-cell office:value-type="float" office:value="31.529371">
                <text:p>31.5293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465175">
                <text:p>29.6465175</text:p>
              </table:table-cell>
              <table:table-cell office:value-type="float" office:value="30.283642">
                <text:p>30.283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758064">
                <text:p>29.758064</text:p>
              </table:table-cell>
              <table:table-cell office:value-type="float" office:value="31.3344225">
                <text:p>31.33442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.024762">
                <text:p>30.024762</text:p>
              </table:table-cell>
              <table:table-cell office:value-type="float" office:value="32.7503435">
                <text:p>32.75034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5651155">
                <text:p>29.5651155</text:p>
              </table:table-cell>
              <table:table-cell office:value-type="float" office:value="31.5195725">
                <text:p>31.51957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0.025918">
                <text:p>30.025918</text:p>
              </table:table-cell>
              <table:table-cell office:value-type="float" office:value="31.028404">
                <text:p>31.0284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.9282105">
                <text:p>30.9282105</text:p>
              </table:table-cell>
              <table:table-cell office:value-type="float" office:value="30.3243895">
                <text:p>30.32438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.8257695">
                <text:p>30.8257695</text:p>
              </table:table-cell>
              <table:table-cell office:value-type="float" office:value="31.5739745">
                <text:p>31.57397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1606465">
                <text:p>30.1606465</text:p>
              </table:table-cell>
              <table:table-cell office:value-type="float" office:value="31.170664">
                <text:p>31.1706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1.0343075">
                <text:p>31.0343075</text:p>
              </table:table-cell>
              <table:table-cell office:value-type="float" office:value="32.232756">
                <text:p>32.2327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2181655">
                <text:p>30.2181655</text:p>
              </table:table-cell>
              <table:table-cell office:value-type="float" office:value="31.8797865">
                <text:p>31.87978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0012035">
                <text:p>30.0012035</text:p>
              </table:table-cell>
              <table:table-cell office:value-type="float" office:value="32.4713945">
                <text:p>32.47139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847133">
                <text:p>30.847133</text:p>
              </table:table-cell>
              <table:table-cell office:value-type="float" office:value="32.211237">
                <text:p>32.2112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229429">
                <text:p>30.229429</text:p>
              </table:table-cell>
              <table:table-cell office:value-type="float" office:value="31.7341035">
                <text:p>31.73410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.964038">
                <text:p>29.964038</text:p>
              </table:table-cell>
              <table:table-cell office:value-type="float" office:value="31.3688455">
                <text:p>31.36884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122774">
                <text:p>30.122774</text:p>
              </table:table-cell>
              <table:table-cell office:value-type="float" office:value="31.109326">
                <text:p>31.109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058986">
                <text:p>30.058986</text:p>
              </table:table-cell>
              <table:table-cell office:value-type="float" office:value="32.216985">
                <text:p>32.2169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5849395">
                <text:p>30.5849395</text:p>
              </table:table-cell>
              <table:table-cell office:value-type="float" office:value="32.017418">
                <text:p>32.0174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.131865">
                <text:p>31.131865</text:p>
              </table:table-cell>
              <table:table-cell office:value-type="float" office:value="32.5442085">
                <text:p>32.54420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500282">
                <text:p>30.500282</text:p>
              </table:table-cell>
              <table:table-cell office:value-type="float" office:value="31.898432">
                <text:p>31.8984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648436">
                <text:p>30.648436</text:p>
              </table:table-cell>
              <table:table-cell office:value-type="float" office:value="33.762764">
                <text:p>33.7627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4134735">
                <text:p>30.4134735</text:p>
              </table:table-cell>
              <table:table-cell office:value-type="float" office:value="33.022993">
                <text:p>33.0229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.062148">
                <text:p>32.062148</text:p>
              </table:table-cell>
              <table:table-cell office:value-type="float" office:value="33.005083">
                <text:p>33.0050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.0152455">
                <text:p>31.0152455</text:p>
              </table:table-cell>
              <table:table-cell office:value-type="float" office:value="33.0961185">
                <text:p>33.09611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.202264">
                <text:p>32.202264</text:p>
              </table:table-cell>
              <table:table-cell office:value-type="float" office:value="33.0432205">
                <text:p>33.04322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.251601">
                <text:p>32.251601</text:p>
              </table:table-cell>
              <table:table-cell office:value-type="float" office:value="32.572655">
                <text:p>32.5726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0574245">
                <text:p>31.0574245</text:p>
              </table:table-cell>
              <table:table-cell office:value-type="float" office:value="33.0790035">
                <text:p>33.07900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.87381">
                <text:p>30.87381</text:p>
              </table:table-cell>
              <table:table-cell office:value-type="float" office:value="32.952369">
                <text:p>32.9523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.952508">
                <text:p>30.952508</text:p>
              </table:table-cell>
              <table:table-cell office:value-type="float" office:value="33.7845725">
                <text:p>33.78457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5706285">
                <text:p>31.5706285</text:p>
              </table:table-cell>
              <table:table-cell office:value-type="float" office:value="32.7558495">
                <text:p>32.7558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.4777725">
                <text:p>32.4777725</text:p>
              </table:table-cell>
              <table:table-cell office:value-type="float" office:value="32.7408505">
                <text:p>32.74085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.9637395">
                <text:p>32.9637395</text:p>
              </table:table-cell>
              <table:table-cell office:value-type="float" office:value="32.842869">
                <text:p>32.842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52849">
                <text:p>31.552849</text:p>
              </table:table-cell>
              <table:table-cell office:value-type="float" office:value="33.7383575">
                <text:p>33.7383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2163725">
                <text:p>31.2163725</text:p>
              </table:table-cell>
              <table:table-cell office:value-type="float" office:value="33.4541875">
                <text:p>33.4541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501791">
                <text:p>31.501791</text:p>
              </table:table-cell>
              <table:table-cell office:value-type="float" office:value="32.4996875">
                <text:p>32.49968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8347485">
                <text:p>31.8347485</text:p>
              </table:table-cell>
              <table:table-cell office:value-type="float" office:value="32.938097">
                <text:p>32.9380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584118">
                <text:p>31.584118</text:p>
              </table:table-cell>
              <table:table-cell office:value-type="float" office:value="32.9722935">
                <text:p>32.97229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.6848865">
                <text:p>32.6848865</text:p>
              </table:table-cell>
              <table:table-cell office:value-type="float" office:value="32.8012695">
                <text:p>32.80126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.836006">
                <text:p>32.836006</text:p>
              </table:table-cell>
              <table:table-cell office:value-type="float" office:value="34.1593455">
                <text:p>34.1593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.3425005">
                <text:p>33.3425005</text:p>
              </table:table-cell>
              <table:table-cell office:value-type="float" office:value="34.6568395">
                <text:p>34.65683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5474695">
                <text:p>32.5474695</text:p>
              </table:table-cell>
              <table:table-cell office:value-type="float" office:value="35.1158675">
                <text:p>35.1158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.97641">
                <text:p>33.97641</text:p>
              </table:table-cell>
              <table:table-cell office:value-type="float" office:value="34.1172065">
                <text:p>34.11720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.60071">
                <text:p>33.60071</text:p>
              </table:table-cell>
              <table:table-cell office:value-type="float" office:value="33.4931965">
                <text:p>33.49319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.201591">
                <text:p>33.201591</text:p>
              </table:table-cell>
              <table:table-cell office:value-type="float" office:value="33.8841115">
                <text:p>33.88411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3.026623">
                <text:p>33.026623</text:p>
              </table:table-cell>
              <table:table-cell office:value-type="float" office:value="34.4393615">
                <text:p>34.43936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.4124165">
                <text:p>33.4124165</text:p>
              </table:table-cell>
              <table:table-cell office:value-type="float" office:value="33.5660115">
                <text:p>33.56601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210556">
                <text:p>32.210556</text:p>
              </table:table-cell>
              <table:table-cell office:value-type="float" office:value="34.0906315">
                <text:p>34.0906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.100817">
                <text:p>33.100817</text:p>
              </table:table-cell>
              <table:table-cell office:value-type="float" office:value="33.3390445">
                <text:p>33.33904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.2086565">
                <text:p>34.2086565</text:p>
              </table:table-cell>
              <table:table-cell office:value-type="float" office:value="33.4594765">
                <text:p>33.45947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.236849">
                <text:p>34.236849</text:p>
              </table:table-cell>
              <table:table-cell office:value-type="float" office:value="34.986996">
                <text:p>34.9869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.3276485">
                <text:p>34.3276485</text:p>
              </table:table-cell>
              <table:table-cell office:value-type="float" office:value="33.558735">
                <text:p>33.5587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.090656">
                <text:p>34.090656</text:p>
              </table:table-cell>
              <table:table-cell office:value-type="float" office:value="34.6641695">
                <text:p>34.66416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.0214785">
                <text:p>34.0214785</text:p>
              </table:table-cell>
              <table:table-cell office:value-type="float" office:value="33.7203255">
                <text:p>33.72032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729109">
                <text:p>32.729109</text:p>
              </table:table-cell>
              <table:table-cell office:value-type="float" office:value="34.6683865">
                <text:p>34.66838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12098">
                <text:p>32.912098</text:p>
              </table:table-cell>
              <table:table-cell office:value-type="float" office:value="35.3071345">
                <text:p>35.30713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.4942075">
                <text:p>33.4942075</text:p>
              </table:table-cell>
              <table:table-cell office:value-type="float" office:value="33.985281">
                <text:p>33.9852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.8859825">
                <text:p>34.8859825</text:p>
              </table:table-cell>
              <table:table-cell office:value-type="float" office:value="34.1852855">
                <text:p>34.1852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.516674">
                <text:p>35.516674</text:p>
              </table:table-cell>
              <table:table-cell office:value-type="float" office:value="35.172035">
                <text:p>35.1720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.051422">
                <text:p>35.051422</text:p>
              </table:table-cell>
              <table:table-cell office:value-type="float" office:value="34.6744595">
                <text:p>34.67445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.4283565">
                <text:p>34.4283565</text:p>
              </table:table-cell>
              <table:table-cell office:value-type="float" office:value="35.3329105">
                <text:p>35.33291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.034466">
                <text:p>35.034466</text:p>
              </table:table-cell>
              <table:table-cell office:value-type="float" office:value="36.732174">
                <text:p>36.7321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2730065">
                <text:p>33.2730065</text:p>
              </table:table-cell>
              <table:table-cell office:value-type="float" office:value="35.048756">
                <text:p>35.0487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.6264305">
                <text:p>34.6264305</text:p>
              </table:table-cell>
              <table:table-cell office:value-type="float" office:value="34.8296965">
                <text:p>34.8296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472416">
                <text:p>33.472416</text:p>
              </table:table-cell>
              <table:table-cell office:value-type="float" office:value="34.688166">
                <text:p>34.6881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.7881275">
                <text:p>34.7881275</text:p>
              </table:table-cell>
              <table:table-cell office:value-type="float" office:value="34.807276">
                <text:p>34.8072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5.202982">
                <text:p>35.202982</text:p>
              </table:table-cell>
              <table:table-cell office:value-type="float" office:value="34.4499605">
                <text:p>34.44996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9890785">
                <text:p>34.9890785</text:p>
              </table:table-cell>
              <table:table-cell office:value-type="float" office:value="34.690218">
                <text:p>34.6902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.2729435">
                <text:p>35.2729435</text:p>
              </table:table-cell>
              <table:table-cell office:value-type="float" office:value="35.643429">
                <text:p>35.6434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.804703">
                <text:p>33.804703</text:p>
              </table:table-cell>
              <table:table-cell office:value-type="float" office:value="36.640665">
                <text:p>36.6406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729456">
                <text:p>34.729456</text:p>
              </table:table-cell>
              <table:table-cell office:value-type="float" office:value="36.9467675">
                <text:p>36.94676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.5571445">
                <text:p>35.5571445</text:p>
              </table:table-cell>
              <table:table-cell office:value-type="float" office:value="36.584652">
                <text:p>36.5846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3.83865">
                <text:p>33.83865</text:p>
              </table:table-cell>
              <table:table-cell office:value-type="float" office:value="35.5421335">
                <text:p>35.54213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8100415">
                <text:p>34.8100415</text:p>
              </table:table-cell>
              <table:table-cell office:value-type="float" office:value="35.7979065">
                <text:p>35.79790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.578203">
                <text:p>35.578203</text:p>
              </table:table-cell>
              <table:table-cell office:value-type="float" office:value="36.3031615">
                <text:p>36.30316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6.2384495">
                <text:p>36.2384495</text:p>
              </table:table-cell>
              <table:table-cell office:value-type="float" office:value="36.2026195">
                <text:p>36.20261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.611208">
                <text:p>35.611208</text:p>
              </table:table-cell>
              <table:table-cell office:value-type="float" office:value="36.783762">
                <text:p>36.7837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.8419455">
                <text:p>35.8419455</text:p>
              </table:table-cell>
              <table:table-cell office:value-type="float" office:value="36.2408105">
                <text:p>36.24081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.4632855">
                <text:p>35.4632855</text:p>
              </table:table-cell>
              <table:table-cell office:value-type="float" office:value="35.7237605">
                <text:p>35.72376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6.683998">
                <text:p>36.683998</text:p>
              </table:table-cell>
              <table:table-cell office:value-type="float" office:value="37.260878">
                <text:p>37.2608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.060814">
                <text:p>36.060814</text:p>
              </table:table-cell>
              <table:table-cell office:value-type="float" office:value="36.3768385">
                <text:p>36.37683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6.3091165">
                <text:p>36.3091165</text:p>
              </table:table-cell>
              <table:table-cell office:value-type="float" office:value="37.115097">
                <text:p>37.1150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7.1043815">
                <text:p>37.1043815</text:p>
              </table:table-cell>
              <table:table-cell office:value-type="float" office:value="37.7268525">
                <text:p>37.72685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093544">
                <text:p>35.093544</text:p>
              </table:table-cell>
              <table:table-cell office:value-type="float" office:value="36.349663">
                <text:p>36.3496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0509165">
                <text:p>35.0509165</text:p>
              </table:table-cell>
              <table:table-cell office:value-type="float" office:value="36.376474">
                <text:p>36.3764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.4083175">
                <text:p>36.4083175</text:p>
              </table:table-cell>
              <table:table-cell office:value-type="float" office:value="36.773766">
                <text:p>36.7737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.1061155">
                <text:p>36.1061155</text:p>
              </table:table-cell>
              <table:table-cell office:value-type="float" office:value="37.0628645">
                <text:p>37.06286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6.3985845">
                <text:p>36.3985845</text:p>
              </table:table-cell>
              <table:table-cell office:value-type="float" office:value="35.9632015">
                <text:p>35.9632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161137">
                <text:p>35.161137</text:p>
              </table:table-cell>
              <table:table-cell office:value-type="float" office:value="35.8319395">
                <text:p>35.83193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6.172039">
                <text:p>36.172039</text:p>
              </table:table-cell>
              <table:table-cell office:value-type="float" office:value="37.077293">
                <text:p>37.0772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6.1360685">
                <text:p>36.1360685</text:p>
              </table:table-cell>
              <table:table-cell office:value-type="float" office:value="36.956034">
                <text:p>36.9560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8892575">
                <text:p>35.8892575</text:p>
              </table:table-cell>
              <table:table-cell office:value-type="float" office:value="36.8516885">
                <text:p>36.85168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.536028">
                <text:p>36.536028</text:p>
              </table:table-cell>
              <table:table-cell office:value-type="float" office:value="37.141592">
                <text:p>37.1415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.374403">
                <text:p>36.374403</text:p>
              </table:table-cell>
              <table:table-cell office:value-type="float" office:value="37.92816">
                <text:p>37.928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.034914">
                <text:p>37.034914</text:p>
              </table:table-cell>
              <table:table-cell office:value-type="float" office:value="38.4707055">
                <text:p>38.47070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.27001">
                <text:p>37.27001</text:p>
              </table:table-cell>
              <table:table-cell office:value-type="float" office:value="38.361809">
                <text:p>38.3618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7.0444165">
                <text:p>37.0444165</text:p>
              </table:table-cell>
              <table:table-cell office:value-type="float" office:value="38.671255">
                <text:p>38.6712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.4374905">
                <text:p>36.4374905</text:p>
              </table:table-cell>
              <table:table-cell office:value-type="float" office:value="38.5744575">
                <text:p>38.57445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347103">
                <text:p>36.347103</text:p>
              </table:table-cell>
              <table:table-cell office:value-type="float" office:value="37.492018">
                <text:p>37.492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2687985">
                <text:p>36.2687985</text:p>
              </table:table-cell>
              <table:table-cell office:value-type="float" office:value="38.37554">
                <text:p>38.375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5822085">
                <text:p>36.5822085</text:p>
              </table:table-cell>
              <table:table-cell office:value-type="float" office:value="38.167471">
                <text:p>38.1674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9573895">
                <text:p>36.9573895</text:p>
              </table:table-cell>
              <table:table-cell office:value-type="float" office:value="38.2109625">
                <text:p>38.2109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.855938">
                <text:p>37.855938</text:p>
              </table:table-cell>
              <table:table-cell office:value-type="float" office:value="37.8882595">
                <text:p>37.88825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5761015">
                <text:p>36.5761015</text:p>
              </table:table-cell>
              <table:table-cell office:value-type="float" office:value="38.600327">
                <text:p>38.6003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.6748735">
                <text:p>37.6748735</text:p>
              </table:table-cell>
              <table:table-cell office:value-type="float" office:value="37.401226">
                <text:p>37.4012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.597761">
                <text:p>38.597761</text:p>
              </table:table-cell>
              <table:table-cell office:value-type="float" office:value="38.5180855">
                <text:p>38.51808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.58972">
                <text:p>37.58972</text:p>
              </table:table-cell>
              <table:table-cell office:value-type="float" office:value="37.968477">
                <text:p>37.9684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.32037">
                <text:p>38.32037</text:p>
              </table:table-cell>
              <table:table-cell office:value-type="float" office:value="37.590044">
                <text:p>37.5900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7.9569265">
                <text:p>37.9569265</text:p>
              </table:table-cell>
              <table:table-cell office:value-type="float" office:value="38.7064955">
                <text:p>38.70649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.2862265">
                <text:p>38.2862265</text:p>
              </table:table-cell>
              <table:table-cell office:value-type="float" office:value="39.255478">
                <text:p>39.2554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7.232918">
                <text:p>37.232918</text:p>
              </table:table-cell>
              <table:table-cell office:value-type="float" office:value="39.9039765">
                <text:p>39.90397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.42808">
                <text:p>37.42808</text:p>
              </table:table-cell>
              <table:table-cell office:value-type="float" office:value="39.992891">
                <text:p>39.9928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7.705385">
                <text:p>37.705385</text:p>
              </table:table-cell>
              <table:table-cell office:value-type="float" office:value="39.117041">
                <text:p>39.1170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.2269425">
                <text:p>39.2269425</text:p>
              </table:table-cell>
              <table:table-cell office:value-type="float" office:value="40.2030105">
                <text:p>40.20301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.17993">
                <text:p>38.17993</text:p>
              </table:table-cell>
              <table:table-cell office:value-type="float" office:value="38.444746">
                <text:p>38.4447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8.22212">
                <text:p>38.22212</text:p>
              </table:table-cell>
              <table:table-cell office:value-type="float" office:value="38.930021">
                <text:p>38.9300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8.800577">
                <text:p>38.800577</text:p>
              </table:table-cell>
              <table:table-cell office:value-type="float" office:value="38.7018895">
                <text:p>38.70188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518934">
                <text:p>37.518934</text:p>
              </table:table-cell>
              <table:table-cell office:value-type="float" office:value="39.5487025">
                <text:p>39.54870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.1750145">
                <text:p>38.1750145</text:p>
              </table:table-cell>
              <table:table-cell office:value-type="float" office:value="38.8743495">
                <text:p>38.87434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.321775">
                <text:p>38.321775</text:p>
              </table:table-cell>
              <table:table-cell office:value-type="float" office:value="38.8548645">
                <text:p>38.85486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.7414835">
                <text:p>38.7414835</text:p>
              </table:table-cell>
              <table:table-cell office:value-type="float" office:value="38.432634">
                <text:p>38.4326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.098827">
                <text:p>38.098827</text:p>
              </table:table-cell>
              <table:table-cell office:value-type="float" office:value="39.530367">
                <text:p>39.5303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9.2346955">
                <text:p>39.2346955</text:p>
              </table:table-cell>
              <table:table-cell office:value-type="float" office:value="39.666641">
                <text:p>39.6666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.728891">
                <text:p>39.728891</text:p>
              </table:table-cell>
              <table:table-cell office:value-type="float" office:value="39.99654">
                <text:p>39.996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9.1517965">
                <text:p>39.1517965</text:p>
              </table:table-cell>
              <table:table-cell office:value-type="float" office:value="40.5363385">
                <text:p>40.53633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.2285445">
                <text:p>40.2285445</text:p>
              </table:table-cell>
              <table:table-cell office:value-type="float" office:value="40.3056985">
                <text:p>40.30569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.939274">
                <text:p>39.939274</text:p>
              </table:table-cell>
              <table:table-cell office:value-type="float" office:value="41.021505">
                <text:p>41.0215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.120819">
                <text:p>40.120819</text:p>
              </table:table-cell>
              <table:table-cell office:value-type="float" office:value="38.777891">
                <text:p>38.7778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9.425131">
                <text:p>39.425131</text:p>
              </table:table-cell>
              <table:table-cell office:value-type="float" office:value="40.897215">
                <text:p>40.8972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.348387">
                <text:p>38.348387</text:p>
              </table:table-cell>
              <table:table-cell office:value-type="float" office:value="41.040337">
                <text:p>41.0403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9.0667035">
                <text:p>39.0667035</text:p>
              </table:table-cell>
              <table:table-cell office:value-type="float" office:value="41.9540505">
                <text:p>41.95405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232834">
                <text:p>38.232834</text:p>
              </table:table-cell>
              <table:table-cell office:value-type="float" office:value="39.7444935">
                <text:p>39.74449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9.3612425">
                <text:p>39.3612425</text:p>
              </table:table-cell>
              <table:table-cell office:value-type="float" office:value="39.8859005">
                <text:p>39.8859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.4102595">
                <text:p>40.4102595</text:p>
              </table:table-cell>
              <table:table-cell office:value-type="float" office:value="39.779497">
                <text:p>39.7794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.8555565">
                <text:p>39.8555565</text:p>
              </table:table-cell>
              <table:table-cell office:value-type="float" office:value="41.0205765">
                <text:p>41.02057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.6551685">
                <text:p>40.6551685</text:p>
              </table:table-cell>
              <table:table-cell office:value-type="float" office:value="40.7300875">
                <text:p>40.7300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.5218985">
                <text:p>39.5218985</text:p>
              </table:table-cell>
              <table:table-cell office:value-type="float" office:value="41.3472135">
                <text:p>41.34721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.53842">
                <text:p>39.53842</text:p>
              </table:table-cell>
              <table:table-cell office:value-type="float" office:value="42.327383">
                <text:p>42.3273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.292564">
                <text:p>39.292564</text:p>
              </table:table-cell>
              <table:table-cell office:value-type="float" office:value="39.59589">
                <text:p>39.595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.5889585">
                <text:p>39.5889585</text:p>
              </table:table-cell>
              <table:table-cell office:value-type="float" office:value="41.1356605">
                <text:p>41.13566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9.457335">
                <text:p>39.457335</text:p>
              </table:table-cell>
              <table:table-cell office:value-type="float" office:value="40.2605515">
                <text:p>40.26055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9475555">
                <text:p>38.9475555</text:p>
              </table:table-cell>
              <table:table-cell office:value-type="float" office:value="41.553932">
                <text:p>41.5539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73715">
                <text:p>38.73715</text:p>
              </table:table-cell>
              <table:table-cell office:value-type="float" office:value="40.485529">
                <text:p>40.4855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.782986">
                <text:p>39.782986</text:p>
              </table:table-cell>
              <table:table-cell office:value-type="float" office:value="42.66201">
                <text:p>42.662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.128937">
                <text:p>40.128937</text:p>
              </table:table-cell>
              <table:table-cell office:value-type="float" office:value="40.7143705">
                <text:p>40.71437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0220565">
                <text:p>40.0220565</text:p>
              </table:table-cell>
              <table:table-cell office:value-type="float" office:value="41.972317">
                <text:p>41.9723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5419005">
                <text:p>40.5419005</text:p>
              </table:table-cell>
              <table:table-cell office:value-type="float" office:value="41.4601115">
                <text:p>41.46011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.16621">
                <text:p>41.16621</text:p>
              </table:table-cell>
              <table:table-cell office:value-type="float" office:value="41.597">
                <text:p>41.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6874865">
                <text:p>39.6874865</text:p>
              </table:table-cell>
              <table:table-cell office:value-type="float" office:value="43.0798225">
                <text:p>43.07982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.4806595">
                <text:p>40.4806595</text:p>
              </table:table-cell>
              <table:table-cell office:value-type="float" office:value="41.6218205">
                <text:p>41.62182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872608">
                <text:p>39.872608</text:p>
              </table:table-cell>
              <table:table-cell office:value-type="float" office:value="42.1706865">
                <text:p>42.17068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.1002595">
                <text:p>40.1002595</text:p>
              </table:table-cell>
              <table:table-cell office:value-type="float" office:value="41.6674825">
                <text:p>41.66748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.3838485">
                <text:p>40.3838485</text:p>
              </table:table-cell>
              <table:table-cell office:value-type="float" office:value="41.8131885">
                <text:p>41.81318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.153566">
                <text:p>41.153566</text:p>
              </table:table-cell>
              <table:table-cell office:value-type="float" office:value="40.6905915">
                <text:p>40.69059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1.8594345">
                <text:p>41.8594345</text:p>
              </table:table-cell>
              <table:table-cell office:value-type="float" office:value="42.20829">
                <text:p>42.208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.2289295">
                <text:p>41.2289295</text:p>
              </table:table-cell>
              <table:table-cell office:value-type="float" office:value="42.397663">
                <text:p>42.3976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.5306035">
                <text:p>40.5306035</text:p>
              </table:table-cell>
              <table:table-cell office:value-type="float" office:value="42.76832">
                <text:p>42.768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1.0564595">
                <text:p>41.0564595</text:p>
              </table:table-cell>
              <table:table-cell office:value-type="float" office:value="41.339567">
                <text:p>41.3395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.362421">
                <text:p>41.362421</text:p>
              </table:table-cell>
              <table:table-cell office:value-type="float" office:value="42.402351">
                <text:p>42.4023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.201475">
                <text:p>41.201475</text:p>
              </table:table-cell>
              <table:table-cell office:value-type="float" office:value="41.131338">
                <text:p>41.1313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.8959105">
                <text:p>40.8959105</text:p>
              </table:table-cell>
              <table:table-cell office:value-type="float" office:value="42.3581085">
                <text:p>42.35810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1.7425615">
                <text:p>41.7425615</text:p>
              </table:table-cell>
              <table:table-cell office:value-type="float" office:value="41.536186">
                <text:p>41.536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.2860225">
                <text:p>42.2860225</text:p>
              </table:table-cell>
              <table:table-cell office:value-type="float" office:value="42.551939">
                <text:p>42.5519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1.8313405">
                <text:p>41.8313405</text:p>
              </table:table-cell>
              <table:table-cell office:value-type="float" office:value="43.2459505">
                <text:p>43.24595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.8202935">
                <text:p>42.8202935</text:p>
              </table:table-cell>
              <table:table-cell office:value-type="float" office:value="42.35578">
                <text:p>42.355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9435485">
                <text:p>40.9435485</text:p>
              </table:table-cell>
              <table:table-cell office:value-type="float" office:value="42.6259615">
                <text:p>42.62596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.654919">
                <text:p>41.654919</text:p>
              </table:table-cell>
              <table:table-cell office:value-type="float" office:value="42.3006115">
                <text:p>42.30061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.785328">
                <text:p>41.785328</text:p>
              </table:table-cell>
              <table:table-cell office:value-type="float" office:value="43.631464">
                <text:p>43.6314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.0131875">
                <text:p>43.0131875</text:p>
              </table:table-cell>
              <table:table-cell office:value-type="float" office:value="44.538843">
                <text:p>44.5388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3.0850545">
                <text:p>43.0850545</text:p>
              </table:table-cell>
              <table:table-cell office:value-type="float" office:value="42.689537">
                <text:p>42.6895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.173763">
                <text:p>42.173763</text:p>
              </table:table-cell>
              <table:table-cell office:value-type="float" office:value="43.459877">
                <text:p>43.4598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.2918205">
                <text:p>42.2918205</text:p>
              </table:table-cell>
              <table:table-cell office:value-type="float" office:value="42.5238475">
                <text:p>42.52384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.5796755">
                <text:p>42.5796755</text:p>
              </table:table-cell>
              <table:table-cell office:value-type="float" office:value="44.358051">
                <text:p>44.3580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9552">
                <text:p>41.9552</text:p>
              </table:table-cell>
              <table:table-cell office:value-type="float" office:value="44.043024">
                <text:p>44.0430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.525154">
                <text:p>42.525154</text:p>
              </table:table-cell>
              <table:table-cell office:value-type="float" office:value="43.450865">
                <text:p>43.4508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.9408035">
                <text:p>42.9408035</text:p>
              </table:table-cell>
              <table:table-cell office:value-type="float" office:value="44.4769425">
                <text:p>44.47694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.5377465">
                <text:p>42.5377465</text:p>
              </table:table-cell>
              <table:table-cell office:value-type="float" office:value="41.837332">
                <text:p>41.8373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.178671">
                <text:p>43.178671</text:p>
              </table:table-cell>
              <table:table-cell office:value-type="float" office:value="42.682243">
                <text:p>42.6822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.0415555">
                <text:p>43.0415555</text:p>
              </table:table-cell>
              <table:table-cell office:value-type="float" office:value="43.459408">
                <text:p>43.459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.095459">
                <text:p>43.095459</text:p>
              </table:table-cell>
              <table:table-cell office:value-type="float" office:value="43.2999325">
                <text:p>43.29993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.062004">
                <text:p>42.062004</text:p>
              </table:table-cell>
              <table:table-cell office:value-type="float" office:value="43.162672">
                <text:p>43.1626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.777428">
                <text:p>42.777428</text:p>
              </table:table-cell>
              <table:table-cell office:value-type="float" office:value="43.4571495">
                <text:p>43.45714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3.136459">
                <text:p>43.136459</text:p>
              </table:table-cell>
              <table:table-cell office:value-type="float" office:value="43.589636">
                <text:p>43.5896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.3924295">
                <text:p>43.3924295</text:p>
              </table:table-cell>
              <table:table-cell office:value-type="float" office:value="43.1315135">
                <text:p>43.13151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.509985">
                <text:p>42.509985</text:p>
              </table:table-cell>
              <table:table-cell office:value-type="float" office:value="42.594513">
                <text:p>42.5945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3.7778545">
                <text:p>43.7778545</text:p>
              </table:table-cell>
              <table:table-cell office:value-type="float" office:value="44.369221">
                <text:p>44.3692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.251976">
                <text:p>44.251976</text:p>
              </table:table-cell>
              <table:table-cell office:value-type="float" office:value="42.998407">
                <text:p>42.9984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3.7628365">
                <text:p>43.7628365</text:p>
              </table:table-cell>
              <table:table-cell office:value-type="float" office:value="43.631033">
                <text:p>43.6310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3.362761">
                <text:p>43.362761</text:p>
              </table:table-cell>
              <table:table-cell office:value-type="float" office:value="44.9178505">
                <text:p>44.91785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.5426575">
                <text:p>43.5426575</text:p>
              </table:table-cell>
              <table:table-cell office:value-type="float" office:value="43.307274">
                <text:p>43.3072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860983">
                <text:p>42.860983</text:p>
              </table:table-cell>
              <table:table-cell office:value-type="float" office:value="45.2675915">
                <text:p>45.26759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.9569225">
                <text:p>44.9569225</text:p>
              </table:table-cell>
              <table:table-cell office:value-type="float" office:value="43.456785">
                <text:p>43.4567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3.333557">
                <text:p>43.333557</text:p>
              </table:table-cell>
              <table:table-cell office:value-type="float" office:value="43.4162175">
                <text:p>43.41621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2956255">
                <text:p>42.2956255</text:p>
              </table:table-cell>
              <table:table-cell office:value-type="float" office:value="45.381323">
                <text:p>45.3813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3.260994">
                <text:p>43.260994</text:p>
              </table:table-cell>
              <table:table-cell office:value-type="float" office:value="44.655596">
                <text:p>44.6555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053713">
                <text:p>42.053713</text:p>
              </table:table-cell>
              <table:table-cell office:value-type="float" office:value="43.914631">
                <text:p>43.9146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8016375">
                <text:p>42.8016375</text:p>
              </table:table-cell>
              <table:table-cell office:value-type="float" office:value="46.2669775">
                <text:p>46.26697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646675">
                <text:p>42.6646675</text:p>
              </table:table-cell>
              <table:table-cell office:value-type="float" office:value="45.3591995">
                <text:p>45.35919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598368">
                <text:p>42.598368</text:p>
              </table:table-cell>
              <table:table-cell office:value-type="float" office:value="45.763796">
                <text:p>45.7637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.0740925">
                <text:p>44.0740925</text:p>
              </table:table-cell>
              <table:table-cell office:value-type="float" office:value="46.9080925">
                <text:p>46.90809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.4892105">
                <text:p>44.4892105</text:p>
              </table:table-cell>
              <table:table-cell office:value-type="float" office:value="44.7554875">
                <text:p>44.75548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3.3526515">
                <text:p>43.3526515</text:p>
              </table:table-cell>
              <table:table-cell office:value-type="float" office:value="45.9272155">
                <text:p>45.92721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.72509">
                <text:p>42.72509</text:p>
              </table:table-cell>
              <table:table-cell office:value-type="float" office:value="45.1971325">
                <text:p>45.19713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661295">
                <text:p>43.661295</text:p>
              </table:table-cell>
              <table:table-cell office:value-type="float" office:value="46.163788">
                <text:p>46.1637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5.3153745">
                <text:p>45.3153745</text:p>
              </table:table-cell>
              <table:table-cell office:value-type="float" office:value="45.3420255">
                <text:p>45.34202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8870125">
                <text:p>43.8870125</text:p>
              </table:table-cell>
              <table:table-cell office:value-type="float" office:value="45.8926375">
                <text:p>45.89263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.6446605">
                <text:p>44.6446605</text:p>
              </table:table-cell>
              <table:table-cell office:value-type="float" office:value="46.241716">
                <text:p>46.2417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.01227">
                <text:p>44.01227</text:p>
              </table:table-cell>
              <table:table-cell office:value-type="float" office:value="45.3666915">
                <text:p>45.36669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5784915">
                <text:p>43.5784915</text:p>
              </table:table-cell>
              <table:table-cell office:value-type="float" office:value="45.3737015">
                <text:p>45.37370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5.2295205">
                <text:p>45.2295205</text:p>
              </table:table-cell>
              <table:table-cell office:value-type="float" office:value="45.6280805">
                <text:p>45.6280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8207535">
                <text:p>43.8207535</text:p>
              </table:table-cell>
              <table:table-cell office:value-type="float" office:value="46.370258">
                <text:p>46.3702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5.9514675">
                <text:p>45.9514675</text:p>
              </table:table-cell>
              <table:table-cell office:value-type="float" office:value="46.7730295">
                <text:p>46.77302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4.1240575">
                <text:p>44.1240575</text:p>
              </table:table-cell>
              <table:table-cell office:value-type="float" office:value="45.663237">
                <text:p>45.663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.2636715">
                <text:p>45.2636715</text:p>
              </table:table-cell>
              <table:table-cell office:value-type="float" office:value="46.0081715">
                <text:p>46.00817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.8956475">
                <text:p>45.8956475</text:p>
              </table:table-cell>
              <table:table-cell office:value-type="float" office:value="46.262646">
                <text:p>46.2626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.521044">
                <text:p>45.521044</text:p>
              </table:table-cell>
              <table:table-cell office:value-type="float" office:value="47.313358">
                <text:p>47.3133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.192299">
                <text:p>45.192299</text:p>
              </table:table-cell>
              <table:table-cell office:value-type="float" office:value="46.4508435">
                <text:p>46.450843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4.65605">
                <text:p>44.65605</text:p>
              </table:table-cell>
              <table:table-cell office:value-type="float" office:value="46.210745">
                <text:p>46.2107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6.7192445">
                <text:p>46.7192445</text:p>
              </table:table-cell>
              <table:table-cell office:value-type="float" office:value="46.081478">
                <text:p>46.0814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5796985">
                <text:p>44.5796985</text:p>
              </table:table-cell>
              <table:table-cell office:value-type="float" office:value="46.162672">
                <text:p>46.1626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.225262">
                <text:p>46.225262</text:p>
              </table:table-cell>
              <table:table-cell office:value-type="float" office:value="46.365349">
                <text:p>46.3653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.6545755">
                <text:p>45.6545755</text:p>
              </table:table-cell>
              <table:table-cell office:value-type="float" office:value="46.632515">
                <text:p>46.6325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6.4850275">
                <text:p>46.4850275</text:p>
              </table:table-cell>
              <table:table-cell office:value-type="float" office:value="46.556511">
                <text:p>46.5565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.081188">
                <text:p>45.081188</text:p>
              </table:table-cell>
              <table:table-cell office:value-type="float" office:value="45.922535">
                <text:p>45.9225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6.696369">
                <text:p>46.696369</text:p>
              </table:table-cell>
              <table:table-cell office:value-type="float" office:value="45.704136">
                <text:p>45.7041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6.108498">
                <text:p>46.108498</text:p>
              </table:table-cell>
              <table:table-cell office:value-type="float" office:value="46.8088475">
                <text:p>46.80884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.9160885">
                <text:p>45.9160885</text:p>
              </table:table-cell>
              <table:table-cell office:value-type="float" office:value="47.958086">
                <text:p>47.9580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6.400097">
                <text:p>46.400097</text:p>
              </table:table-cell>
              <table:table-cell office:value-type="float" office:value="47.736309">
                <text:p>47.7363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6.848188">
                <text:p>46.848188</text:p>
              </table:table-cell>
              <table:table-cell office:value-type="float" office:value="47.850643">
                <text:p>47.8506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.452074">
                <text:p>46.452074</text:p>
              </table:table-cell>
              <table:table-cell office:value-type="float" office:value="47.9523315">
                <text:p>47.95233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.2004625">
                <text:p>46.2004625</text:p>
              </table:table-cell>
              <table:table-cell office:value-type="float" office:value="47.54483">
                <text:p>47.544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6.1313495">
                <text:p>46.1313495</text:p>
              </table:table-cell>
              <table:table-cell office:value-type="float" office:value="48.285412">
                <text:p>48.2854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5989055">
                <text:p>47.5989055</text:p>
              </table:table-cell>
              <table:table-cell office:value-type="float" office:value="47.6664675">
                <text:p>47.66646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6.522961">
                <text:p>46.522961</text:p>
              </table:table-cell>
              <table:table-cell office:value-type="float" office:value="47.3767265">
                <text:p>47.37672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6485025">
                <text:p>47.6485025</text:p>
              </table:table-cell>
              <table:table-cell office:value-type="float" office:value="48.2219715">
                <text:p>48.22197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.0510885">
                <text:p>46.0510885</text:p>
              </table:table-cell>
              <table:table-cell office:value-type="float" office:value="48.052008">
                <text:p>48.0520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.340572">
                <text:p>46.340572</text:p>
              </table:table-cell>
              <table:table-cell office:value-type="float" office:value="48.1992415">
                <text:p>48.19924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7.713371">
                <text:p>47.713371</text:p>
              </table:table-cell>
              <table:table-cell office:value-type="float" office:value="48.839033">
                <text:p>48.8390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.7739985">
                <text:p>47.7739985</text:p>
              </table:table-cell>
              <table:table-cell office:value-type="float" office:value="47.453659">
                <text:p>47.4536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95322">
                <text:p>45.95322</text:p>
              </table:table-cell>
              <table:table-cell office:value-type="float" office:value="49.2082445">
                <text:p>49.20824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.5569365">
                <text:p>46.5569365</text:p>
              </table:table-cell>
              <table:table-cell office:value-type="float" office:value="48.71406">
                <text:p>48.714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7.6736355">
                <text:p>47.6736355</text:p>
              </table:table-cell>
              <table:table-cell office:value-type="float" office:value="48.9993285">
                <text:p>48.99932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7.3456155">
                <text:p>47.3456155</text:p>
              </table:table-cell>
              <table:table-cell office:value-type="float" office:value="49.3077545">
                <text:p>49.30775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.257984">
                <text:p>46.257984</text:p>
              </table:table-cell>
              <table:table-cell office:value-type="float" office:value="48.865696">
                <text:p>48.8656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7.1716975">
                <text:p>47.1716975</text:p>
              </table:table-cell>
              <table:table-cell office:value-type="float" office:value="48.8453805">
                <text:p>48.8453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7.505997">
                <text:p>47.505997</text:p>
              </table:table-cell>
              <table:table-cell office:value-type="float" office:value="48.840294">
                <text:p>48.8402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.966469">
                <text:p>46.966469</text:p>
              </table:table-cell>
              <table:table-cell office:value-type="float" office:value="50.928099">
                <text:p>50.9280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.5360585">
                <text:p>47.5360585</text:p>
              </table:table-cell>
              <table:table-cell office:value-type="float" office:value="48.348837">
                <text:p>48.3488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.258047">
                <text:p>47.258047</text:p>
              </table:table-cell>
              <table:table-cell office:value-type="float" office:value="48.966938">
                <text:p>48.9669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.0688435">
                <text:p>48.0688435</text:p>
              </table:table-cell>
              <table:table-cell office:value-type="float" office:value="50.6331195">
                <text:p>50.63311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.5278835">
                <text:p>48.5278835</text:p>
              </table:table-cell>
              <table:table-cell office:value-type="float" office:value="50.487837">
                <text:p>50.4878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.232767">
                <text:p>48.232767</text:p>
              </table:table-cell>
              <table:table-cell office:value-type="float" office:value="49.6402265">
                <text:p>49.64022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.5265235">
                <text:p>47.5265235</text:p>
              </table:table-cell>
              <table:table-cell office:value-type="float" office:value="48.785822">
                <text:p>48.7858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8.369131">
                <text:p>48.369131</text:p>
              </table:table-cell>
              <table:table-cell office:value-type="float" office:value="49.708899">
                <text:p>49.7088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.382355">
                <text:p>47.382355</text:p>
              </table:table-cell>
              <table:table-cell office:value-type="float" office:value="50.6670435">
                <text:p>50.66704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7.3996205">
                <text:p>47.3996205</text:p>
              </table:table-cell>
              <table:table-cell office:value-type="float" office:value="50.367155">
                <text:p>50.3671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535042">
                <text:p>46.535042</text:p>
              </table:table-cell>
              <table:table-cell office:value-type="float" office:value="50.3688735">
                <text:p>50.36887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8.7528975">
                <text:p>48.7528975</text:p>
              </table:table-cell>
              <table:table-cell office:value-type="float" office:value="50.3040735">
                <text:p>50.30407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.432594">
                <text:p>47.432594</text:p>
              </table:table-cell>
              <table:table-cell office:value-type="float" office:value="50.8576435">
                <text:p>50.85764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8.4841195">
                <text:p>48.4841195</text:p>
              </table:table-cell>
              <table:table-cell office:value-type="float" office:value="49.7516845">
                <text:p>49.75168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8.5992795">
                <text:p>48.5992795</text:p>
              </table:table-cell>
              <table:table-cell office:value-type="float" office:value="50.3045995">
                <text:p>50.30459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498499">
                <text:p>47.498499</text:p>
              </table:table-cell>
              <table:table-cell office:value-type="float" office:value="49.7943995">
                <text:p>49.79439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.014391">
                <text:p>49.014391</text:p>
              </table:table-cell>
              <table:table-cell office:value-type="float" office:value="49.988699">
                <text:p>49.9886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978237">
                <text:p>47.978237</text:p>
              </table:table-cell>
              <table:table-cell office:value-type="float" office:value="50.9571325">
                <text:p>50.95713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.746618">
                <text:p>48.746618</text:p>
              </table:table-cell>
              <table:table-cell office:value-type="float" office:value="50.5109065">
                <text:p>50.51090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9771575">
                <text:p>47.9771575</text:p>
              </table:table-cell>
              <table:table-cell office:value-type="float" office:value="50.125694">
                <text:p>50.1256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8.644455">
                <text:p>48.644455</text:p>
              </table:table-cell>
              <table:table-cell office:value-type="float" office:value="51.053017">
                <text:p>51.0530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459206">
                <text:p>47.459206</text:p>
              </table:table-cell>
              <table:table-cell office:value-type="float" office:value="51.485401">
                <text:p>51.4854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6671295">
                <text:p>47.6671295</text:p>
              </table:table-cell>
              <table:table-cell office:value-type="float" office:value="50.839489">
                <text:p>50.8394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8.364584">
                <text:p>48.364584</text:p>
              </table:table-cell>
              <table:table-cell office:value-type="float" office:value="51.293541">
                <text:p>51.2935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8.388929">
                <text:p>48.388929</text:p>
              </table:table-cell>
              <table:table-cell office:value-type="float" office:value="50.6811085">
                <text:p>50.68110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9.032383">
                <text:p>49.032383</text:p>
              </table:table-cell>
              <table:table-cell office:value-type="float" office:value="51.6847285">
                <text:p>51.68472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.6861665">
                <text:p>48.6861665</text:p>
              </table:table-cell>
              <table:table-cell office:value-type="float" office:value="51.8823985">
                <text:p>51.88239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9.6132335">
                <text:p>49.6132335</text:p>
              </table:table-cell>
              <table:table-cell office:value-type="float" office:value="51.2158985">
                <text:p>51.21589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.8843975">
                <text:p>50.8843975</text:p>
              </table:table-cell>
              <table:table-cell office:value-type="float" office:value="52.927019">
                <text:p>52.9270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0.1885965">
                <text:p>50.1885965</text:p>
              </table:table-cell>
              <table:table-cell office:value-type="float" office:value="52.1536885">
                <text:p>52.15368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0.1806545">
                <text:p>50.1806545</text:p>
              </table:table-cell>
              <table:table-cell office:value-type="float" office:value="51.408035">
                <text:p>51.4080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4517995">
                <text:p>48.4517995</text:p>
              </table:table-cell>
              <table:table-cell office:value-type="float" office:value="51.4926435">
                <text:p>51.49264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93013">
                <text:p>48.93013</text:p>
              </table:table-cell>
              <table:table-cell office:value-type="float" office:value="52.908478">
                <text:p>52.9084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752638">
                <text:p>48.752638</text:p>
              </table:table-cell>
              <table:table-cell office:value-type="float" office:value="52.7857895">
                <text:p>52.78578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909805">
                <text:p>48.909805</text:p>
              </table:table-cell>
              <table:table-cell office:value-type="float" office:value="51.497528">
                <text:p>51.4975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9.733488">
                <text:p>49.733488</text:p>
              </table:table-cell>
              <table:table-cell office:value-type="float" office:value="51.4091895">
                <text:p>51.40918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.5631925">
                <text:p>50.5631925</text:p>
              </table:table-cell>
              <table:table-cell office:value-type="float" office:value="52.4407235">
                <text:p>52.44072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9.456654">
                <text:p>49.456654</text:p>
              </table:table-cell>
              <table:table-cell office:value-type="float" office:value="52.82387">
                <text:p>52.823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.4130535">
                <text:p>51.4130535</text:p>
              </table:table-cell>
              <table:table-cell office:value-type="float" office:value="51.7924425">
                <text:p>51.79244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.5002915">
                <text:p>50.5002915</text:p>
              </table:table-cell>
              <table:table-cell office:value-type="float" office:value="51.3700465">
                <text:p>51.37004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9.6665345">
                <text:p>49.6665345</text:p>
              </table:table-cell>
              <table:table-cell office:value-type="float" office:value="53.1751365">
                <text:p>53.17513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0.1933305">
                <text:p>50.1933305</text:p>
              </table:table-cell>
              <table:table-cell office:value-type="float" office:value="52.1716515">
                <text:p>52.17165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0.694643">
                <text:p>50.694643</text:p>
              </table:table-cell>
              <table:table-cell office:value-type="float" office:value="52.1386985">
                <text:p>52.13869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9.8270935">
                <text:p>49.8270935</text:p>
              </table:table-cell>
              <table:table-cell office:value-type="float" office:value="52.3616085">
                <text:p>52.36160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6788615">
                <text:p>48.6788615</text:p>
              </table:table-cell>
              <table:table-cell office:value-type="float" office:value="53.027376">
                <text:p>53.0273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.507217">
                <text:p>49.507217</text:p>
              </table:table-cell>
              <table:table-cell office:value-type="float" office:value="52.527466">
                <text:p>52.5274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.344267">
                <text:p>51.344267</text:p>
              </table:table-cell>
              <table:table-cell office:value-type="float" office:value="53.0723975">
                <text:p>53.07239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3077145">
                <text:p>49.3077145</text:p>
              </table:table-cell>
              <table:table-cell office:value-type="float" office:value="53.0287205">
                <text:p>53.02872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.7028525">
                <text:p>51.7028525</text:p>
              </table:table-cell>
              <table:table-cell office:value-type="float" office:value="52.702322">
                <text:p>52.7023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0.7965125">
                <text:p>50.7965125</text:p>
              </table:table-cell>
              <table:table-cell office:value-type="float" office:value="53.7835635">
                <text:p>53.78356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0.7788965">
                <text:p>50.7788965</text:p>
              </table:table-cell>
              <table:table-cell office:value-type="float" office:value="53.2421">
                <text:p>53.24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0.4977725">
                <text:p>50.4977725</text:p>
              </table:table-cell>
              <table:table-cell office:value-type="float" office:value="53.616869">
                <text:p>53.6168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.5315">
                <text:p>50.5315</text:p>
              </table:table-cell>
              <table:table-cell office:value-type="float" office:value="53.4772035">
                <text:p>53.47720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1.605181">
                <text:p>51.605181</text:p>
              </table:table-cell>
              <table:table-cell office:value-type="float" office:value="54.1461815">
                <text:p>54.14618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1.3548565">
                <text:p>51.3548565</text:p>
              </table:table-cell>
              <table:table-cell office:value-type="float" office:value="53.2492985">
                <text:p>53.24929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1.9256935">
                <text:p>51.9256935</text:p>
              </table:table-cell>
              <table:table-cell office:value-type="float" office:value="52.44203">
                <text:p>52.442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.622076">
                <text:p>52.622076</text:p>
              </table:table-cell>
              <table:table-cell office:value-type="float" office:value="52.047739">
                <text:p>52.0477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.5478745">
                <text:p>51.5478745</text:p>
              </table:table-cell>
              <table:table-cell office:value-type="float" office:value="52.4503805">
                <text:p>52.45038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.8556405">
                <text:p>50.8556405</text:p>
              </table:table-cell>
              <table:table-cell office:value-type="float" office:value="52.5667225">
                <text:p>52.56672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.5675335">
                <text:p>50.5675335</text:p>
              </table:table-cell>
              <table:table-cell office:value-type="float" office:value="54.1052725">
                <text:p>54.10527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.5764885">
                <text:p>50.5764885</text:p>
              </table:table-cell>
              <table:table-cell office:value-type="float" office:value="54.329172">
                <text:p>54.3291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.677797">
                <text:p>50.677797</text:p>
              </table:table-cell>
              <table:table-cell office:value-type="float" office:value="52.952351">
                <text:p>52.9523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.426096">
                <text:p>51.426096</text:p>
              </table:table-cell>
              <table:table-cell office:value-type="float" office:value="52.390301">
                <text:p>52.3903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976345">
                <text:p>50.976345</text:p>
              </table:table-cell>
              <table:table-cell office:value-type="float" office:value="54.4667895">
                <text:p>54.46678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1.1310615">
                <text:p>51.1310615</text:p>
              </table:table-cell>
              <table:table-cell office:value-type="float" office:value="52.628786">
                <text:p>52.6287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759144">
                <text:p>50.759144</text:p>
              </table:table-cell>
              <table:table-cell office:value-type="float" office:value="52.176771">
                <text:p>52.1767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1.420935">
                <text:p>51.420935</text:p>
              </table:table-cell>
              <table:table-cell office:value-type="float" office:value="54.168524">
                <text:p>54.1685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958603">
                <text:p>50.958603</text:p>
              </table:table-cell>
              <table:table-cell office:value-type="float" office:value="53.6047975">
                <text:p>53.60479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3.2148285">
                <text:p>53.2148285</text:p>
              </table:table-cell>
              <table:table-cell office:value-type="float" office:value="53.210001">
                <text:p>53.2100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1.586445">
                <text:p>51.586445</text:p>
              </table:table-cell>
              <table:table-cell office:value-type="float" office:value="53.577425">
                <text:p>53.5774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.02519">
                <text:p>51.02519</text:p>
              </table:table-cell>
              <table:table-cell office:value-type="float" office:value="53.6429745">
                <text:p>53.64297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2.0969025">
                <text:p>52.0969025</text:p>
              </table:table-cell>
              <table:table-cell office:value-type="float" office:value="54.381897">
                <text:p>54.3818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2.9089295">
                <text:p>52.9089295</text:p>
              </table:table-cell>
              <table:table-cell office:value-type="float" office:value="54.572197">
                <text:p>54.5721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.399628">
                <text:p>51.399628</text:p>
              </table:table-cell>
              <table:table-cell office:value-type="float" office:value="53.90069">
                <text:p>53.900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.1841835">
                <text:p>51.1841835</text:p>
              </table:table-cell>
              <table:table-cell office:value-type="float" office:value="54.368275">
                <text:p>54.3682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.0425185">
                <text:p>52.0425185</text:p>
              </table:table-cell>
              <table:table-cell office:value-type="float" office:value="52.706421">
                <text:p>52.7064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1.2840005">
                <text:p>51.2840005</text:p>
              </table:table-cell>
              <table:table-cell office:value-type="float" office:value="55.237614">
                <text:p>55.2376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2.22896">
                <text:p>52.22896</text:p>
              </table:table-cell>
              <table:table-cell office:value-type="float" office:value="54.6258465">
                <text:p>54.62584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.398409">
                <text:p>53.398409</text:p>
              </table:table-cell>
              <table:table-cell office:value-type="float" office:value="56.4373055">
                <text:p>56.4373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2.984989">
                <text:p>52.984989</text:p>
              </table:table-cell>
              <table:table-cell office:value-type="float" office:value="57.367668">
                <text:p>57.3676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3.5315875">
                <text:p>53.5315875</text:p>
              </table:table-cell>
              <table:table-cell office:value-type="float" office:value="55.402271">
                <text:p>55.4022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3.0377865">
                <text:p>53.0377865</text:p>
              </table:table-cell>
              <table:table-cell office:value-type="float" office:value="55.186275">
                <text:p>55.1862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2.262787">
                <text:p>52.262787</text:p>
              </table:table-cell>
              <table:table-cell office:value-type="float" office:value="55.1265905">
                <text:p>55.12659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3.689123">
                <text:p>53.689123</text:p>
              </table:table-cell>
              <table:table-cell office:value-type="float" office:value="56.0041485">
                <text:p>56.00414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.9866425">
                <text:p>52.9866425</text:p>
              </table:table-cell>
              <table:table-cell office:value-type="float" office:value="54.9105815">
                <text:p>54.91058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4.7523955">
                <text:p>54.7523955</text:p>
              </table:table-cell>
              <table:table-cell office:value-type="float" office:value="56.6825925">
                <text:p>56.68259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3.45768">
                <text:p>53.45768</text:p>
              </table:table-cell>
              <table:table-cell office:value-type="float" office:value="57.2205545">
                <text:p>57.22055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.03356">
                <text:p>55.03356</text:p>
              </table:table-cell>
              <table:table-cell office:value-type="float" office:value="54.770033">
                <text:p>54.7700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3.9704415">
                <text:p>53.9704415</text:p>
              </table:table-cell>
              <table:table-cell office:value-type="float" office:value="55.193924">
                <text:p>55.1939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3.120388">
                <text:p>53.120388</text:p>
              </table:table-cell>
              <table:table-cell office:value-type="float" office:value="55.103451">
                <text:p>55.1034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3.7534865">
                <text:p>53.7534865</text:p>
              </table:table-cell>
              <table:table-cell office:value-type="float" office:value="55.5421165">
                <text:p>55.54211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9197405">
                <text:p>52.9197405</text:p>
              </table:table-cell>
              <table:table-cell office:value-type="float" office:value="55.398064">
                <text:p>55.3980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784559">
                <text:p>52.784559</text:p>
              </table:table-cell>
              <table:table-cell office:value-type="float" office:value="55.8283615">
                <text:p>55.82836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4.058958">
                <text:p>54.058958</text:p>
              </table:table-cell>
              <table:table-cell office:value-type="float" office:value="56.032667">
                <text:p>56.032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3.1442695">
                <text:p>53.1442695</text:p>
              </table:table-cell>
              <table:table-cell office:value-type="float" office:value="54.582756">
                <text:p>54.5827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3.8053225">
                <text:p>53.8053225</text:p>
              </table:table-cell>
              <table:table-cell office:value-type="float" office:value="57.7490005">
                <text:p>57.74900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3.1903785">
                <text:p>53.1903785</text:p>
              </table:table-cell>
              <table:table-cell office:value-type="float" office:value="55.014769">
                <text:p>55.0147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7535115">
                <text:p>52.7535115</text:p>
              </table:table-cell>
              <table:table-cell office:value-type="float" office:value="55.304136">
                <text:p>55.3041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4.7619385">
                <text:p>54.7619385</text:p>
              </table:table-cell>
              <table:table-cell office:value-type="float" office:value="55.4766675">
                <text:p>55.47666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.8689345">
                <text:p>55.8689345</text:p>
              </table:table-cell>
              <table:table-cell office:value-type="float" office:value="56.129274">
                <text:p>56.12927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3.678125">
                <text:p>53.678125</text:p>
              </table:table-cell>
              <table:table-cell office:value-type="float" office:value="55.196976">
                <text:p>55.1969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.800928">
                <text:p>53.800928</text:p>
              </table:table-cell>
              <table:table-cell office:value-type="float" office:value="55.806049">
                <text:p>55.8060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4.377529">
                <text:p>54.377529</text:p>
              </table:table-cell>
              <table:table-cell office:value-type="float" office:value="56.6215895">
                <text:p>56.62158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4.84099">
                <text:p>54.84099</text:p>
              </table:table-cell>
              <table:table-cell office:value-type="float" office:value="56.2635115">
                <text:p>56.26351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4.4256">
                <text:p>54.4256</text:p>
              </table:table-cell>
              <table:table-cell office:value-type="float" office:value="56.08136">
                <text:p>56.081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4.5651835">
                <text:p>54.5651835</text:p>
              </table:table-cell>
              <table:table-cell office:value-type="float" office:value="56.7891995">
                <text:p>56.78919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.0095085">
                <text:p>54.0095085</text:p>
              </table:table-cell>
              <table:table-cell office:value-type="float" office:value="56.6689185">
                <text:p>56.66891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5.026804">
                <text:p>55.026804</text:p>
              </table:table-cell>
              <table:table-cell office:value-type="float" office:value="56.432291">
                <text:p>56.4322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4.4732515">
                <text:p>54.4732515</text:p>
              </table:table-cell>
              <table:table-cell office:value-type="float" office:value="55.3195075">
                <text:p>55.31950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52948">
                <text:p>53.52948</text:p>
              </table:table-cell>
              <table:table-cell office:value-type="float" office:value="56.129862">
                <text:p>56.1298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.022039">
                <text:p>56.022039</text:p>
              </table:table-cell>
              <table:table-cell office:value-type="float" office:value="56.7298505">
                <text:p>56.72985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5.351509">
                <text:p>55.351509</text:p>
              </table:table-cell>
              <table:table-cell office:value-type="float" office:value="58.6333655">
                <text:p>58.63336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5.45422">
                <text:p>55.45422</text:p>
              </table:table-cell>
              <table:table-cell office:value-type="float" office:value="56.178007">
                <text:p>56.1780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5.232309">
                <text:p>55.232309</text:p>
              </table:table-cell>
              <table:table-cell office:value-type="float" office:value="58.1371765">
                <text:p>58.13717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5.6468315">
                <text:p>55.6468315</text:p>
              </table:table-cell>
              <table:table-cell office:value-type="float" office:value="57.2115495">
                <text:p>57.21154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5.689251">
                <text:p>55.689251</text:p>
              </table:table-cell>
              <table:table-cell office:value-type="float" office:value="58.0136375">
                <text:p>58.01363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.341757">
                <text:p>56.341757</text:p>
              </table:table-cell>
              <table:table-cell office:value-type="float" office:value="57.543783">
                <text:p>57.5437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7.4537885">
                <text:p>57.4537885</text:p>
              </table:table-cell>
              <table:table-cell office:value-type="float" office:value="56.5261325">
                <text:p>56.52613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.7801855">
                <text:p>54.7801855</text:p>
              </table:table-cell>
              <table:table-cell office:value-type="float" office:value="58.0328925">
                <text:p>58.03289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.424538">
                <text:p>56.424538</text:p>
              </table:table-cell>
              <table:table-cell office:value-type="float" office:value="59.2719705">
                <text:p>59.27197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614992">
                <text:p>54.614992</text:p>
              </table:table-cell>
              <table:table-cell office:value-type="float" office:value="57.1947385">
                <text:p>57.19473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9194015">
                <text:p>54.9194015</text:p>
              </table:table-cell>
              <table:table-cell office:value-type="float" office:value="57.368351">
                <text:p>57.3683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947321">
                <text:p>54.947321</text:p>
              </table:table-cell>
              <table:table-cell office:value-type="float" office:value="58.2924005">
                <text:p>58.29240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5.2508045">
                <text:p>55.2508045</text:p>
              </table:table-cell>
              <table:table-cell office:value-type="float" office:value="58.039257">
                <text:p>58.0392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6.017565">
                <text:p>56.017565</text:p>
              </table:table-cell>
              <table:table-cell office:value-type="float" office:value="58.4274555">
                <text:p>58.42745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6.3826635">
                <text:p>56.3826635</text:p>
              </table:table-cell>
              <table:table-cell office:value-type="float" office:value="58.101986">
                <text:p>58.1019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5.3180065">
                <text:p>55.3180065</text:p>
              </table:table-cell>
              <table:table-cell office:value-type="float" office:value="58.933558">
                <text:p>58.9335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7.3432655">
                <text:p>57.3432655</text:p>
              </table:table-cell>
              <table:table-cell office:value-type="float" office:value="58.554102">
                <text:p>58.5541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6.476004">
                <text:p>56.476004</text:p>
              </table:table-cell>
              <table:table-cell office:value-type="float" office:value="58.3114835">
                <text:p>58.31148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6.0827485">
                <text:p>56.0827485</text:p>
              </table:table-cell>
              <table:table-cell office:value-type="float" office:value="60.3004515">
                <text:p>60.30045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5.541231">
                <text:p>55.541231</text:p>
              </table:table-cell>
              <table:table-cell office:value-type="float" office:value="59.420717">
                <text:p>59.4207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6.1171495">
                <text:p>56.1171495</text:p>
              </table:table-cell>
              <table:table-cell office:value-type="float" office:value="59.2745265">
                <text:p>59.27452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7.2999935">
                <text:p>57.2999935</text:p>
              </table:table-cell>
              <table:table-cell office:value-type="float" office:value="59.126032">
                <text:p>59.1260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6.176363">
                <text:p>56.176363</text:p>
              </table:table-cell>
              <table:table-cell office:value-type="float" office:value="59.976921">
                <text:p>59.9769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.9476505">
                <text:p>56.9476505</text:p>
              </table:table-cell>
              <table:table-cell office:value-type="float" office:value="60.012716">
                <text:p>60.0127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6.73645">
                <text:p>56.73645</text:p>
              </table:table-cell>
              <table:table-cell office:value-type="float" office:value="59.915289">
                <text:p>59.9152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6.713928">
                <text:p>56.713928</text:p>
              </table:table-cell>
              <table:table-cell office:value-type="float" office:value="60.0309945">
                <text:p>60.03099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.9636765">
                <text:p>56.9636765</text:p>
              </table:table-cell>
              <table:table-cell office:value-type="float" office:value="60.2788085">
                <text:p>60.27880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7.705366">
                <text:p>57.705366</text:p>
              </table:table-cell>
              <table:table-cell office:value-type="float" office:value="58.9502125">
                <text:p>58.95021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6.0437945">
                <text:p>56.0437945</text:p>
              </table:table-cell>
              <table:table-cell office:value-type="float" office:value="58.4281345">
                <text:p>58.42813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7.2391145">
                <text:p>57.2391145</text:p>
              </table:table-cell>
              <table:table-cell office:value-type="float" office:value="59.220314">
                <text:p>59.2203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7.776337">
                <text:p>57.776337</text:p>
              </table:table-cell>
              <table:table-cell office:value-type="float" office:value="58.162006">
                <text:p>58.1620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7.950542">
                <text:p>57.950542</text:p>
              </table:table-cell>
              <table:table-cell office:value-type="float" office:value="58.7263105">
                <text:p>58.72631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.7489625">
                <text:p>56.7489625</text:p>
              </table:table-cell>
              <table:table-cell office:value-type="float" office:value="59.0097255">
                <text:p>59.00972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7.6324635">
                <text:p>57.6324635</text:p>
              </table:table-cell>
              <table:table-cell office:value-type="float" office:value="59.808689">
                <text:p>59.8086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7.078787">
                <text:p>57.078787</text:p>
              </table:table-cell>
              <table:table-cell office:value-type="float" office:value="59.507624">
                <text:p>59.5076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8.1082535">
                <text:p>58.1082535</text:p>
              </table:table-cell>
              <table:table-cell office:value-type="float" office:value="59.7231235">
                <text:p>59.72312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7.388008">
                <text:p>57.388008</text:p>
              </table:table-cell>
              <table:table-cell office:value-type="float" office:value="59.084135">
                <text:p>59.0841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8.1931725">
                <text:p>58.1931725</text:p>
              </table:table-cell>
              <table:table-cell office:value-type="float" office:value="60.1500625">
                <text:p>60.1500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7.8139895">
                <text:p>57.8139895</text:p>
              </table:table-cell>
              <table:table-cell office:value-type="float" office:value="59.2654345">
                <text:p>59.26543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848049">
                <text:p>56.848049</text:p>
              </table:table-cell>
              <table:table-cell office:value-type="float" office:value="58.124216">
                <text:p>58.1242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7.5573235">
                <text:p>57.5573235</text:p>
              </table:table-cell>
              <table:table-cell office:value-type="float" office:value="58.6044255">
                <text:p>58.60442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8.167917">
                <text:p>58.167917</text:p>
              </table:table-cell>
              <table:table-cell office:value-type="float" office:value="61.038441">
                <text:p>61.0384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7.103985">
                <text:p>57.103985</text:p>
              </table:table-cell>
              <table:table-cell office:value-type="float" office:value="61.2325995">
                <text:p>61.23259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8.670841">
                <text:p>58.670841</text:p>
              </table:table-cell>
              <table:table-cell office:value-type="float" office:value="62.142647">
                <text:p>62.1426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8.7745345">
                <text:p>58.7745345</text:p>
              </table:table-cell>
              <table:table-cell office:value-type="float" office:value="62.5645425">
                <text:p>62.56454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8.901049">
                <text:p>58.901049</text:p>
              </table:table-cell>
              <table:table-cell office:value-type="float" office:value="62.7539905">
                <text:p>62.75399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8.1134475">
                <text:p>58.1134475</text:p>
              </table:table-cell>
              <table:table-cell office:value-type="float" office:value="60.289015">
                <text:p>60.2890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8.421747">
                <text:p>58.421747</text:p>
              </table:table-cell>
              <table:table-cell office:value-type="float" office:value="62.3291665">
                <text:p>62.32916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.114046">
                <text:p>59.114046</text:p>
              </table:table-cell>
              <table:table-cell office:value-type="float" office:value="60.657288">
                <text:p>60.6572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5921805">
                <text:p>57.5921805</text:p>
              </table:table-cell>
              <table:table-cell office:value-type="float" office:value="61.771816">
                <text:p>61.7718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849819">
                <text:p>57.849819</text:p>
              </table:table-cell>
              <table:table-cell office:value-type="float" office:value="62.10033">
                <text:p>62.100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8.2963355">
                <text:p>58.2963355</text:p>
              </table:table-cell>
              <table:table-cell office:value-type="float" office:value="61.87648">
                <text:p>61.876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.0648175">
                <text:p>58.0648175</text:p>
              </table:table-cell>
              <table:table-cell office:value-type="float" office:value="60.6192685">
                <text:p>60.61926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.056681">
                <text:p>59.056681</text:p>
              </table:table-cell>
              <table:table-cell office:value-type="float" office:value="62.705214">
                <text:p>62.7052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980473">
                <text:p>57.980473</text:p>
              </table:table-cell>
              <table:table-cell office:value-type="float" office:value="63.0272865">
                <text:p>63.02728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8652785">
                <text:p>57.8652785</text:p>
              </table:table-cell>
              <table:table-cell office:value-type="float" office:value="61.0315095">
                <text:p>61.03150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8.4601805">
                <text:p>58.4601805</text:p>
              </table:table-cell>
              <table:table-cell office:value-type="float" office:value="63.6853505">
                <text:p>63.68535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.9360485">
                <text:p>58.9360485</text:p>
              </table:table-cell>
              <table:table-cell office:value-type="float" office:value="64.0324555">
                <text:p>64.03245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9.1462995">
                <text:p>59.1462995</text:p>
              </table:table-cell>
              <table:table-cell office:value-type="float" office:value="61.899103">
                <text:p>61.8991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8.6989975">
                <text:p>58.6989975</text:p>
              </table:table-cell>
              <table:table-cell office:value-type="float" office:value="62.354229">
                <text:p>62.3542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8.966343">
                <text:p>58.966343</text:p>
              </table:table-cell>
              <table:table-cell office:value-type="float" office:value="63.1169185">
                <text:p>63.11691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8.0369265">
                <text:p>58.0369265</text:p>
              </table:table-cell>
              <table:table-cell office:value-type="float" office:value="62.4039135">
                <text:p>62.40391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.632818">
                <text:p>60.632818</text:p>
              </table:table-cell>
              <table:table-cell office:value-type="float" office:value="62.047621">
                <text:p>62.0476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9.037817">
                <text:p>59.037817</text:p>
              </table:table-cell>
              <table:table-cell office:value-type="float" office:value="63.051382">
                <text:p>63.0513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9.2473295">
                <text:p>59.2473295</text:p>
              </table:table-cell>
              <table:table-cell office:value-type="float" office:value="62.5664405">
                <text:p>62.56644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9.771614">
                <text:p>59.771614</text:p>
              </table:table-cell>
              <table:table-cell office:value-type="float" office:value="62.73267">
                <text:p>62.732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703457">
                <text:p>58.703457</text:p>
              </table:table-cell>
              <table:table-cell office:value-type="float" office:value="62.3421265">
                <text:p>62.34212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9.9799175">
                <text:p>59.9799175</text:p>
              </table:table-cell>
              <table:table-cell office:value-type="float" office:value="63.100557">
                <text:p>63.1005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9.4273265">
                <text:p>59.4273265</text:p>
              </table:table-cell>
              <table:table-cell office:value-type="float" office:value="61.930893">
                <text:p>61.9308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0.761267">
                <text:p>60.761267</text:p>
              </table:table-cell>
              <table:table-cell office:value-type="float" office:value="62.3323135">
                <text:p>62.33231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.4406835">
                <text:p>60.4406835</text:p>
              </table:table-cell>
              <table:table-cell office:value-type="float" office:value="64.305155">
                <text:p>64.3051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.5806335">
                <text:p>60.5806335</text:p>
              </table:table-cell>
              <table:table-cell office:value-type="float" office:value="63.581125">
                <text:p>63.5811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0.6164915">
                <text:p>60.6164915</text:p>
              </table:table-cell>
              <table:table-cell office:value-type="float" office:value="63.12936">
                <text:p>63.1293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.7431775">
                <text:p>62.7431775</text:p>
              </table:table-cell>
              <table:table-cell office:value-type="float" office:value="64.0871985">
                <text:p>64.08719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0.7728175">
                <text:p>60.7728175</text:p>
              </table:table-cell>
              <table:table-cell office:value-type="float" office:value="63.4629">
                <text:p>63.462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0.481888">
                <text:p>60.481888</text:p>
              </table:table-cell>
              <table:table-cell office:value-type="float" office:value="65.284485">
                <text:p>65.2844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.3495575">
                <text:p>62.3495575</text:p>
              </table:table-cell>
              <table:table-cell office:value-type="float" office:value="62.979118">
                <text:p>62.9791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0.4296535">
                <text:p>60.4296535</text:p>
              </table:table-cell>
              <table:table-cell office:value-type="float" office:value="64.36375">
                <text:p>64.363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.251358">
                <text:p>61.251358</text:p>
              </table:table-cell>
              <table:table-cell office:value-type="float" office:value="64.8720585">
                <text:p>64.87205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6580795">
                <text:p>61.6580795</text:p>
              </table:table-cell>
              <table:table-cell office:value-type="float" office:value="65.015741">
                <text:p>65.0157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.1412355">
                <text:p>61.1412355</text:p>
              </table:table-cell>
              <table:table-cell office:value-type="float" office:value="64.329168">
                <text:p>64.3291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.0498505">
                <text:p>60.0498505</text:p>
              </table:table-cell>
              <table:table-cell office:value-type="float" office:value="63.4818785">
                <text:p>63.48187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0.000164">
                <text:p>60.000164</text:p>
              </table:table-cell>
              <table:table-cell office:value-type="float" office:value="62.7067085">
                <text:p>62.70670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0.3893165">
                <text:p>60.3893165</text:p>
              </table:table-cell>
              <table:table-cell office:value-type="float" office:value="65.711571">
                <text:p>65.7115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0.9187795">
                <text:p>60.9187795</text:p>
              </table:table-cell>
              <table:table-cell office:value-type="float" office:value="62.963369">
                <text:p>62.9633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.570103">
                <text:p>61.570103</text:p>
              </table:table-cell>
              <table:table-cell office:value-type="float" office:value="64.583408">
                <text:p>64.5834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.0382135">
                <text:p>61.0382135</text:p>
              </table:table-cell>
              <table:table-cell office:value-type="float" office:value="62.9742945">
                <text:p>62.97429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0.521917">
                <text:p>60.521917</text:p>
              </table:table-cell>
              <table:table-cell office:value-type="float" office:value="64.9085215">
                <text:p>64.90852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.2265015">
                <text:p>61.2265015</text:p>
              </table:table-cell>
              <table:table-cell office:value-type="float" office:value="62.438961">
                <text:p>62.4389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.7177275">
                <text:p>61.7177275</text:p>
              </table:table-cell>
              <table:table-cell office:value-type="float" office:value="63.5710415">
                <text:p>63.57104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528637">
                <text:p>60.528637</text:p>
              </table:table-cell>
              <table:table-cell office:value-type="float" office:value="63.59729">
                <text:p>63.597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.972504">
                <text:p>62.972504</text:p>
              </table:table-cell>
              <table:table-cell office:value-type="float" office:value="63.298105">
                <text:p>63.2981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.74301">
                <text:p>61.74301</text:p>
              </table:table-cell>
              <table:table-cell office:value-type="float" office:value="63.180258">
                <text:p>63.1802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.768999">
                <text:p>61.768999</text:p>
              </table:table-cell>
              <table:table-cell office:value-type="float" office:value="64.7315975">
                <text:p>64.73159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8088265">
                <text:p>60.8088265</text:p>
              </table:table-cell>
              <table:table-cell office:value-type="float" office:value="65.143528">
                <text:p>65.1435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.394123">
                <text:p>61.394123</text:p>
              </table:table-cell>
              <table:table-cell office:value-type="float" office:value="65.055462">
                <text:p>65.0554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.9846705">
                <text:p>61.9846705</text:p>
              </table:table-cell>
              <table:table-cell office:value-type="float" office:value="66.097267">
                <text:p>66.0972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.723921">
                <text:p>61.723921</text:p>
              </table:table-cell>
              <table:table-cell office:value-type="float" office:value="65.6250665">
                <text:p>65.62506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.847641">
                <text:p>61.847641</text:p>
              </table:table-cell>
              <table:table-cell office:value-type="float" office:value="66.2073445">
                <text:p>66.20734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.070551">
                <text:p>62.070551</text:p>
              </table:table-cell>
              <table:table-cell office:value-type="float" office:value="65.308376">
                <text:p>65.3083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.251732">
                <text:p>61.251732</text:p>
              </table:table-cell>
              <table:table-cell office:value-type="float" office:value="64.5317">
                <text:p>64.53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.0516455">
                <text:p>63.0516455</text:p>
              </table:table-cell>
              <table:table-cell office:value-type="float" office:value="64.049757">
                <text:p>64.04975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.131254">
                <text:p>63.131254</text:p>
              </table:table-cell>
              <table:table-cell office:value-type="float" office:value="65.783783">
                <text:p>65.7837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.1179235">
                <text:p>62.1179235</text:p>
              </table:table-cell>
              <table:table-cell office:value-type="float" office:value="64.398615">
                <text:p>64.3986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2.6899035">
                <text:p>62.6899035</text:p>
              </table:table-cell>
              <table:table-cell office:value-type="float" office:value="66.073261">
                <text:p>66.0732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2.63163">
                <text:p>62.63163</text:p>
              </table:table-cell>
              <table:table-cell office:value-type="float" office:value="65.5377925">
                <text:p>65.53779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2.877325">
                <text:p>62.877325</text:p>
              </table:table-cell>
              <table:table-cell office:value-type="float" office:value="66.7120895">
                <text:p>66.71208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.2263755">
                <text:p>62.2263755</text:p>
              </table:table-cell>
              <table:table-cell office:value-type="float" office:value="65.4768865">
                <text:p>65.47688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.1432325">
                <text:p>63.1432325</text:p>
              </table:table-cell>
              <table:table-cell office:value-type="float" office:value="66.9262315">
                <text:p>66.92623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.4764515">
                <text:p>63.4764515</text:p>
              </table:table-cell>
              <table:table-cell office:value-type="float" office:value="67.6133155">
                <text:p>67.61331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4.3766825">
                <text:p>64.3766825</text:p>
              </table:table-cell>
              <table:table-cell office:value-type="float" office:value="65.8510055">
                <text:p>65.85100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.2224295">
                <text:p>63.2224295</text:p>
              </table:table-cell>
              <table:table-cell office:value-type="float" office:value="64.61961">
                <text:p>64.619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.5202315">
                <text:p>64.5202315</text:p>
              </table:table-cell>
              <table:table-cell office:value-type="float" office:value="65.7411385">
                <text:p>65.74113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3.8099365">
                <text:p>63.8099365</text:p>
              </table:table-cell>
              <table:table-cell office:value-type="float" office:value="66.15641">
                <text:p>66.1564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.448517">
                <text:p>64.448517</text:p>
              </table:table-cell>
              <table:table-cell office:value-type="float" office:value="65.256462">
                <text:p>65.2564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.074171">
                <text:p>63.074171</text:p>
              </table:table-cell>
              <table:table-cell office:value-type="float" office:value="65.597591">
                <text:p>65.5975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5.7099575">
                <text:p>65.7099575</text:p>
              </table:table-cell>
              <table:table-cell office:value-type="float" office:value="67.370575">
                <text:p>67.3705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3.782324">
                <text:p>63.782324</text:p>
              </table:table-cell>
              <table:table-cell office:value-type="float" office:value="66.1984175">
                <text:p>66.19841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3.880369">
                <text:p>63.880369</text:p>
              </table:table-cell>
              <table:table-cell office:value-type="float" office:value="66.1759455">
                <text:p>66.17594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.0933725">
                <text:p>64.0933725</text:p>
              </table:table-cell>
              <table:table-cell office:value-type="float" office:value="67.619175">
                <text:p>67.6191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3.857542">
                <text:p>63.857542</text:p>
              </table:table-cell>
              <table:table-cell office:value-type="float" office:value="66.761112">
                <text:p>66.7611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.982473">
                <text:p>63.982473</text:p>
              </table:table-cell>
              <table:table-cell office:value-type="float" office:value="66.8116225">
                <text:p>66.81162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.6361145">
                <text:p>64.6361145</text:p>
              </table:table-cell>
              <table:table-cell office:value-type="float" office:value="67.269306">
                <text:p>67.2693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5.432293">
                <text:p>65.432293</text:p>
              </table:table-cell>
              <table:table-cell office:value-type="float" office:value="66.8488845">
                <text:p>66.84888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.850546">
                <text:p>64.850546</text:p>
              </table:table-cell>
              <table:table-cell office:value-type="float" office:value="68.6283">
                <text:p>68.62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5.4295845">
                <text:p>65.4295845</text:p>
              </table:table-cell>
              <table:table-cell office:value-type="float" office:value="66.950882">
                <text:p>66.9508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.5597135">
                <text:p>64.5597135</text:p>
              </table:table-cell>
              <table:table-cell office:value-type="float" office:value="67.6107595">
                <text:p>67.61075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6.4243925">
                <text:p>66.4243925</text:p>
              </table:table-cell>
              <table:table-cell office:value-type="float" office:value="68.3008615">
                <text:p>68.30086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5.067551">
                <text:p>65.067551</text:p>
              </table:table-cell>
              <table:table-cell office:value-type="float" office:value="66.4345015">
                <text:p>66.43450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.3771075">
                <text:p>65.3771075</text:p>
              </table:table-cell>
              <table:table-cell office:value-type="float" office:value="67.136341">
                <text:p>67.1363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5.5446205">
                <text:p>65.5446205</text:p>
              </table:table-cell>
              <table:table-cell office:value-type="float" office:value="68.5754165">
                <text:p>68.57541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4.5319385">
                <text:p>64.5319385</text:p>
              </table:table-cell>
              <table:table-cell office:value-type="float" office:value="67.131496">
                <text:p>67.1314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4.9138565">
                <text:p>64.9138565</text:p>
              </table:table-cell>
              <table:table-cell office:value-type="float" office:value="67.9266355">
                <text:p>67.92663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4.865301">
                <text:p>64.865301</text:p>
              </table:table-cell>
              <table:table-cell office:value-type="float" office:value="67.19508">
                <text:p>67.195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5.3317565">
                <text:p>65.3317565</text:p>
              </table:table-cell>
              <table:table-cell office:value-type="float" office:value="67.2942695">
                <text:p>67.29426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5.0687275">
                <text:p>65.0687275</text:p>
              </table:table-cell>
              <table:table-cell office:value-type="float" office:value="69.080818">
                <text:p>69.0808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5.3370435">
                <text:p>65.3370435</text:p>
              </table:table-cell>
              <table:table-cell office:value-type="float" office:value="67.9960175">
                <text:p>67.99601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5.6702235">
                <text:p>65.6702235</text:p>
              </table:table-cell>
              <table:table-cell office:value-type="float" office:value="68.8957215">
                <text:p>68.89572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6.7658235">
                <text:p>66.7658235</text:p>
              </table:table-cell>
              <table:table-cell office:value-type="float" office:value="67.682201">
                <text:p>67.6822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.801479">
                <text:p>64.801479</text:p>
              </table:table-cell>
              <table:table-cell office:value-type="float" office:value="68.1567615">
                <text:p>68.15676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7.13982">
                <text:p>67.13982</text:p>
              </table:table-cell>
              <table:table-cell office:value-type="float" office:value="68.303612">
                <text:p>68.3036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6.1786005">
                <text:p>66.1786005</text:p>
              </table:table-cell>
              <table:table-cell office:value-type="float" office:value="69.8756675">
                <text:p>69.87566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5.042744">
                <text:p>65.042744</text:p>
              </table:table-cell>
              <table:table-cell office:value-type="float" office:value="69.0886115">
                <text:p>69.08861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6.4062385">
                <text:p>66.4062385</text:p>
              </table:table-cell>
              <table:table-cell office:value-type="float" office:value="67.92691">
                <text:p>67.9269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6.6669885">
                <text:p>66.6669885</text:p>
              </table:table-cell>
              <table:table-cell office:value-type="float" office:value="67.8539735">
                <text:p>67.85397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5.715336">
                <text:p>65.715336</text:p>
              </table:table-cell>
              <table:table-cell office:value-type="float" office:value="69.120041">
                <text:p>69.1200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5.288084">
                <text:p>65.288084</text:p>
              </table:table-cell>
              <table:table-cell office:value-type="float" office:value="69.075878">
                <text:p>69.0758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7.049492">
                <text:p>67.049492</text:p>
              </table:table-cell>
              <table:table-cell office:value-type="float" office:value="68.0731125">
                <text:p>68.07311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6.4881405">
                <text:p>66.4881405</text:p>
              </table:table-cell>
              <table:table-cell office:value-type="float" office:value="68.280319">
                <text:p>68.2803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5.5503695">
                <text:p>65.5503695</text:p>
              </table:table-cell>
              <table:table-cell office:value-type="float" office:value="69.691879">
                <text:p>69.6918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5.953026">
                <text:p>65.953026</text:p>
              </table:table-cell>
              <table:table-cell office:value-type="float" office:value="69.003277">
                <text:p>69.0032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5.7842405">
                <text:p>65.7842405</text:p>
              </table:table-cell>
              <table:table-cell office:value-type="float" office:value="67.0612375">
                <text:p>67.0612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7.255119">
                <text:p>67.255119</text:p>
              </table:table-cell>
              <table:table-cell office:value-type="float" office:value="69.318008">
                <text:p>69.3180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6.694241">
                <text:p>66.694241</text:p>
              </table:table-cell>
              <table:table-cell office:value-type="float" office:value="67.310734">
                <text:p>67.3107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7.158188">
                <text:p>67.158188</text:p>
              </table:table-cell>
              <table:table-cell office:value-type="float" office:value="69.025749">
                <text:p>69.0257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6.6500205">
                <text:p>66.6500205</text:p>
              </table:table-cell>
              <table:table-cell office:value-type="float" office:value="68.1175345">
                <text:p>68.11753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7.396244">
                <text:p>67.396244</text:p>
              </table:table-cell>
              <table:table-cell office:value-type="float" office:value="69.4360925">
                <text:p>69.43609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7.714569">
                <text:p>67.714569</text:p>
              </table:table-cell>
              <table:table-cell office:value-type="float" office:value="70.0473785">
                <text:p>70.04737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7.4150695">
                <text:p>67.4150695</text:p>
              </table:table-cell>
              <table:table-cell office:value-type="float" office:value="71.306816">
                <text:p>71.3068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6.7627945">
                <text:p>66.7627945</text:p>
              </table:table-cell>
              <table:table-cell office:value-type="float" office:value="69.2423785">
                <text:p>69.24237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7.121918">
                <text:p>67.121918</text:p>
              </table:table-cell>
              <table:table-cell office:value-type="float" office:value="68.8087385">
                <text:p>68.80873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811222">
                <text:p>65.811222</text:p>
              </table:table-cell>
              <table:table-cell office:value-type="float" office:value="70.3195495">
                <text:p>70.31954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6.357033">
                <text:p>66.357033</text:p>
              </table:table-cell>
              <table:table-cell office:value-type="float" office:value="69.3981855">
                <text:p>69.39818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.415398">
                <text:p>67.415398</text:p>
              </table:table-cell>
              <table:table-cell office:value-type="float" office:value="70.03141">
                <text:p>70.031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8.847931">
                <text:p>68.847931</text:p>
              </table:table-cell>
              <table:table-cell office:value-type="float" office:value="69.954441">
                <text:p>69.9544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9.4312365">
                <text:p>69.4312365</text:p>
              </table:table-cell>
              <table:table-cell office:value-type="float" office:value="68.696934">
                <text:p>68.6969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8.4814835">
                <text:p>68.4814835</text:p>
              </table:table-cell>
              <table:table-cell office:value-type="float" office:value="68.7058865">
                <text:p>68.70588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6.7664985">
                <text:p>66.7664985</text:p>
              </table:table-cell>
              <table:table-cell office:value-type="float" office:value="68.8789255">
                <text:p>68.87892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8.273819">
                <text:p>68.273819</text:p>
              </table:table-cell>
              <table:table-cell office:value-type="float" office:value="70.6522295">
                <text:p>70.65222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8.598316">
                <text:p>68.598316</text:p>
              </table:table-cell>
              <table:table-cell office:value-type="float" office:value="70.018112">
                <text:p>70.018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7.9291">
                <text:p>67.9291</text:p>
              </table:table-cell>
              <table:table-cell office:value-type="float" office:value="70.914822">
                <text:p>70.9148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8.7426105">
                <text:p>68.7426105</text:p>
              </table:table-cell>
              <table:table-cell office:value-type="float" office:value="70.055435">
                <text:p>70.0554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9.3686255">
                <text:p>69.3686255</text:p>
              </table:table-cell>
              <table:table-cell office:value-type="float" office:value="70.645542">
                <text:p>70.6455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8.686146">
                <text:p>68.686146</text:p>
              </table:table-cell>
              <table:table-cell office:value-type="float" office:value="69.462196">
                <text:p>69.4621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8.477257">
                <text:p>68.477257</text:p>
              </table:table-cell>
              <table:table-cell office:value-type="float" office:value="69.449135">
                <text:p>69.4491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9.662731">
                <text:p>69.662731</text:p>
              </table:table-cell>
              <table:table-cell office:value-type="float" office:value="70.8751985">
                <text:p>70.875198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9.1297455">
                <text:p>69.1297455</text:p>
              </table:table-cell>
              <table:table-cell office:value-type="float" office:value="69.1171535">
                <text:p>69.11715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8.091835">
                <text:p>68.091835</text:p>
              </table:table-cell>
              <table:table-cell office:value-type="float" office:value="69.7802965">
                <text:p>69.78029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8.324444">
                <text:p>68.324444</text:p>
              </table:table-cell>
              <table:table-cell office:value-type="float" office:value="71.476192">
                <text:p>71.4761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7.9197925">
                <text:p>67.9197925</text:p>
              </table:table-cell>
              <table:table-cell office:value-type="float" office:value="72.735302">
                <text:p>72.7353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.4960785">
                <text:p>67.4960785</text:p>
              </table:table-cell>
              <table:table-cell office:value-type="float" office:value="69.5130575">
                <text:p>69.51305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797802">
                <text:p>67.797802</text:p>
              </table:table-cell>
              <table:table-cell office:value-type="float" office:value="75.83503">
                <text:p>75.835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8.7315255">
                <text:p>68.7315255</text:p>
              </table:table-cell>
              <table:table-cell office:value-type="float" office:value="71.713051">
                <text:p>71.7130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3598135">
                <text:p>67.3598135</text:p>
              </table:table-cell>
              <table:table-cell office:value-type="float" office:value="72.819031">
                <text:p>72.8190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8.4444465">
                <text:p>68.44444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